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/>
    <style:font-face style:name="Liberation Sans2" svg:font-family="'Liberation Sans'" style:font-family-generic="roman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2.508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3.136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2.136cm"/>
    </style:style>
    <style:style style:name="co6" style:family="table-column">
      <style:table-column-properties fo:break-before="auto" style:column-width="1.842cm"/>
    </style:style>
    <style:style style:name="co7" style:family="table-column">
      <style:table-column-properties fo:break-before="auto" style:column-width="2.979cm"/>
    </style:style>
    <style:style style:name="co8" style:family="table-column">
      <style:table-column-properties fo:break-before="auto" style:column-width="2.999cm"/>
    </style:style>
    <style:style style:name="co9" style:family="table-column">
      <style:table-column-properties fo:break-before="auto" style:column-width="3.253cm"/>
    </style:style>
    <style:style style:name="co10" style:family="table-column">
      <style:table-column-properties fo:break-before="auto" style:column-width="2.332cm"/>
    </style:style>
    <style:style style:name="co11" style:family="table-column">
      <style:table-column-properties fo:break-before="auto" style:column-width="1.723cm"/>
    </style:style>
    <style:style style:name="co12" style:family="table-column">
      <style:table-column-properties fo:break-before="auto" style:column-width="1.674cm"/>
    </style:style>
    <style:style style:name="co13" style:family="table-column">
      <style:table-column-properties fo:break-before="auto" style:column-width="3.156cm"/>
    </style:style>
    <style:style style:name="co14" style:family="table-column">
      <style:table-column-properties fo:break-before="auto" style:column-width="3.332cm"/>
    </style:style>
    <style:style style:name="co15" style:family="table-column">
      <style:table-column-properties fo:break-before="auto" style:column-width="2.018cm"/>
    </style:style>
    <style:style style:name="co16" style:family="table-column">
      <style:table-column-properties fo:break-before="auto" style:column-width="2.155cm"/>
    </style:style>
    <style:style style:name="co17" style:family="table-column">
      <style:table-column-properties fo:break-before="auto" style:column-width="2.117cm"/>
    </style:style>
    <style:style style:name="co18" style:family="table-column">
      <style:table-column-properties fo:break-before="auto" style:column-width="2.175cm"/>
    </style:style>
    <style:style style:name="co19" style:family="table-column">
      <style:table-column-properties fo:break-before="auto" style:column-width="7.094cm"/>
    </style:style>
    <style:style style:name="co20" style:family="table-column">
      <style:table-column-properties fo:break-before="auto" style:column-width="7.017cm"/>
    </style:style>
    <style:style style:name="co21" style:family="table-column">
      <style:table-column-properties fo:break-before="auto" style:column-width="1.194cm"/>
    </style:style>
    <style:style style:name="co22" style:family="table-column">
      <style:table-column-properties fo:break-before="auto" style:column-width="1.155cm"/>
    </style:style>
    <style:style style:name="co23" style:family="table-column">
      <style:table-column-properties fo:break-before="auto" style:column-width="2.919cm"/>
    </style:style>
    <style:style style:name="co24" style:family="table-column">
      <style:table-column-properties fo:break-before="auto" style:column-width="2.842cm"/>
    </style:style>
    <style:style style:name="co25" style:family="table-column">
      <style:table-column-properties fo:break-before="auto" style:column-width="3.117cm"/>
    </style:style>
    <style:style style:name="co26" style:family="table-column">
      <style:table-column-properties fo:break-before="auto" style:column-width="1.94cm"/>
    </style:style>
    <style:style style:name="co27" style:family="table-column">
      <style:table-column-properties fo:break-before="auto" style:column-width="1.901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tmp">
      <style:table-properties table:display="true" style:writing-mode="lr-tb"/>
    </style:style>
    <style:style style:name="ta2" style:family="table" style:master-page-name="PageStyle_5f_present_5f_G">
      <style:table-properties table:display="true" style:writing-mode="lr-tb"/>
    </style:style>
    <style:style style:name="ta3" style:family="table" style:master-page-name="PageStyle_5f_present">
      <style:table-properties table:display="true" style:writing-mode="lr-tb"/>
    </style:style>
    <style:style style:name="ta4" style:family="table" style:master-page-name="PageStyle_5f_origin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mp" table:style-name="ta1">
        <office:forms form:automatic-focus="false" form:apply-design-mode="false"/>
        <table:shapes>
          <draw:frame draw:z-index="0" draw:name="圖表 1" draw:style-name="gr1" draw:text-style-name="P1" svg:width="54.881cm" svg:height="20.119cm" svg:x="1.341cm" svg:y="26.266cm">
            <draw:object draw:notify-on-update-of-ranges="tmp.A4:tmp.A15 tmp.B3:tmp.B3 tmp.B4:tmp.B15 tmp.C3:tmp.C3 tmp.C4:tmp.C15 tmp.D3:tmp.D3 tmp.D4:tmp.D15 tmp.E3:tmp.E3 tmp.E4:tmp.E15 tmp.F3:tmp.F3 tmp.F4:tmp.F15 tmp.G3:tmp.G3 tmp.G4:tmp.G15 tmp.H3:tmp.H3 tmp.H4:tmp.H15 tmp.J3:tmp.J3 tmp.J4:tmp.J15 tmp.K3:tmp.K3 tmp.K4:tmp.K15 tmp.L3:tmp.L3 tmp.L4:tmp.L15 tmp.M3:tmp.M3 tmp.M4:tmp.M15 tmp.N3:tmp.N3 tmp.N4:tmp.N15 tmp.O3:tmp.O3 tmp.O4:tmp.O15 tmp.P3:tmp.P3 tmp.P4:tmp.P15 tmp.Q3:tmp.Q3 tmp.Q4:tmp.Q15 tmp.R3:tmp.R3 tmp.R4:tmp.R15 tmp.S3:tmp.S3 tmp.S4:tmp.S15 tmp.T3:tmp.T3 tmp.T4:tmp.T15 tmp.U3:tmp.U3 tmp.U4:tmp.U15 tmp.V3:tmp.V3 tmp.V4:tmp.V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圖表 2" draw:style-name="gr1" draw:text-style-name="P1" svg:width="55.042cm" svg:height="21.819cm" svg:x="1.355cm" svg:y="47.696cm">
            <draw:object draw:notify-on-update-of-ranges="tmp.A18:tmp.A29 tmp.B3:tmp.B3 tmp.B18:tmp.B29 tmp.C3:tmp.C3 tmp.C18:tmp.C29 tmp.D3:tmp.D3 tmp.D18:tmp.D29 tmp.E3:tmp.E3 tmp.E18:tmp.E29 tmp.F3:tmp.F3 tmp.F18:tmp.F29 tmp.G3:tmp.G3 tmp.G18:tmp.G29 tmp.H3:tmp.H3 tmp.H18:tmp.H29 tmp.I3:tmp.I3 tmp.I18:tmp.I29 tmp.J3:tmp.J3 tmp.J18:tmp.J29 tmp.K3:tmp.K3 tmp.K18:tmp.K29 tmp.L3:tmp.L3 tmp.L18:tmp.L29 tmp.M3:tmp.M3 tmp.M18:tmp.M29 tmp.N3:tmp.N3 tmp.N18:tmp.N29 tmp.O3:tmp.O3 tmp.O18:tmp.O29 tmp.P3:tmp.P3 tmp.P18:tmp.P29 tmp.Q3:tmp.Q3 tmp.Q18:tmp.Q29 tmp.R3:tmp.R3 tmp.R18:tmp.R29 tmp.S3:tmp.S3 tmp.S18:tmp.S29 tmp.T3:tmp.T3 tmp.T18:tmp.T29 tmp.U3:tmp.U3 tmp.U18:tmp.U29 tmp.V3:tmp.V3 tmp.V18:tmp.V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圖表 3" draw:style-name="gr1" draw:text-style-name="P1" svg:width="54.842cm" svg:height="18.72cm" svg:x="1.606cm" svg:y="70.067cm">
            <draw:object draw:notify-on-update-of-ranges="tmp.A32:tmp.A43 tmp.B3:tmp.B3 tmp.B32:tmp.B43 tmp.C3:tmp.C3 tmp.C32:tmp.C43 tmp.D3:tmp.D3 tmp.D32:tmp.D43 tmp.E3:tmp.E3 tmp.E32:tmp.E43 tmp.F3:tmp.F3 tmp.F32:tmp.F43 tmp.G3:tmp.G3 tmp.G32:tmp.G43 tmp.H3:tmp.H3 tmp.H32:tmp.H43 tmp.I3:tmp.I3 tmp.I32:tmp.I43 tmp.J3:tmp.J3 tmp.J32:tmp.J43 tmp.K3:tmp.K3 tmp.K32:tmp.K43 tmp.L3:tmp.L3 tmp.L32:tmp.L43 tmp.M3:tmp.M3 tmp.M32:tmp.M43 tmp.N3:tmp.N3 tmp.N32:tmp.N43 tmp.O3:tmp.O3 tmp.O32:tmp.O43 tmp.P3:tmp.P3 tmp.P32:tmp.P43 tmp.Q3:tmp.Q3 tmp.Q32:tmp.Q43 tmp.R3:tmp.R3 tmp.R32:tmp.R43 tmp.S3:tmp.S3 tmp.S32:tmp.S43 tmp.T3:tmp.T3 tmp.T32:tmp.T43 tmp.U3:tmp.U3 tmp.U32:tmp.U43 tmp.V3:tmp.V3 tmp.V32:tmp.V4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圖表 4" draw:style-name="gr1" draw:text-style-name="P1" svg:width="54.994cm" svg:height="18.438cm" svg:x="1.48cm" svg:y="89.785cm">
            <draw:object draw:notify-on-update-of-ranges="tmp.A46:tmp.A57 tmp.B3:tmp.B3 tmp.B46:tmp.B57 tmp.C3:tmp.C3 tmp.C46:tmp.C57 tmp.D3:tmp.D3 tmp.D46:tmp.D57 tmp.E3:tmp.E3 tmp.E46:tmp.E57 tmp.F3:tmp.F3 tmp.F46:tmp.F57 tmp.G3:tmp.G3 tmp.G46:tmp.G57 tmp.H3:tmp.H3 tmp.H46:tmp.H57 tmp.I3:tmp.I3 tmp.I46:tmp.I57 tmp.J3:tmp.J3 tmp.J46:tmp.J57 tmp.K3:tmp.K3 tmp.K46:tmp.K57 tmp.L3:tmp.L3 tmp.L46:tmp.L57 tmp.M3:tmp.M3 tmp.M46:tmp.M57 tmp.N3:tmp.N3 tmp.N46:tmp.N57 tmp.O3:tmp.O3 tmp.O46:tmp.O57 tmp.P3:tmp.P3 tmp.P46:tmp.P57 tmp.Q3:tmp.Q3 tmp.Q46:tmp.Q57 tmp.R3:tmp.R3 tmp.R46:tmp.R57 tmp.S3:tmp.S3 tmp.S46:tmp.S57 tmp.T3:tmp.T3 tmp.T46:tmp.T57 tmp.U3:tmp.U3 tmp.U46:tmp.U57 tmp.V3:tmp.V3 tmp.V46:tmp.V5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995" table:default-cell-style-name="Default"/>
        <table:table-row table:style-name="ro1">
          <table:table-cell office:value-type="string" calcext:value-type="string">
            <text:p>1us: ^(-3) ms</text:p>
          </table:table-cell>
          <table:table-cell office:value-type="string" calcext:value-type="string">
            <text:p>1MB: ^3 KB</text:p>
          </table:table-cell>
          <table:table-cell office:value-type="string" calcext:value-type="string">
            <text:p>1KB: ^3 B</text:p>
          </table:table-cell>
          <table:table-cell table:number-columns-repeated="1021"/>
        </table:table-row>
        <table:table-row table:style-name="ro1">
          <table:table-cell table:number-columns-repeated="10"/>
          <table:table-cell office:value-type="string" calcext:value-type="string">
            <text:p>using HybridT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arch (us)</text:p>
          </table:table-cell>
          <table:table-cell office:value-type="string" calcext:value-type="string">
            <text:p>CutTSS</text:p>
          </table:table-cell>
          <table:table-cell office:value-type="string" calcext:value-type="string">
            <text:p>PSTSS</text:p>
          </table:table-cell>
          <table:table-cell office:value-type="string" calcext:value-type="string">
            <text:p>PartitionSort</text:p>
          </table:table-cell>
          <table:table-cell office:value-type="string" calcext:value-type="string">
            <text:p>TabTree</text:p>
          </table:table-cell>
          <table:table-cell office:value-type="string" calcext:value-type="string">
            <text:p>KSet</text:p>
          </table:table-cell>
          <table:table-cell office:value-type="string" calcext:value-type="string">
            <text:p>PT-Tree</text:p>
          </table:table-cell>
          <table:table-cell office:value-type="string" calcext:value-type="string">
            <text:p>TupleTree</text:p>
          </table:table-cell>
          <table:table-cell office:value-type="string" calcext:value-type="string">
            <text:p>KickTree</text:p>
          </table:table-cell>
          <table:table-cell office:value-type="string" calcext:value-type="string">
            <text:p>ByteCuts</text:p>
          </table:table-cell>
          <table:table-cell office:value-type="string" calcext:value-type="string">
            <text:p>TupleMerge</text:p>
          </table:table-cell>
          <table:table-cell office:value-type="string" calcext:value-type="string">
            <text:p>HybridTSS</text:p>
          </table:table-cell>
          <table:table-cell office:value-type="string" calcext:value-type="string">
            <text:p>CMT</text:p>
          </table:table-cell>
          <table:table-cell office:value-type="string" calcext:value-type="string">
            <text:p>DynamicTuple-2</text:p>
          </table:table-cell>
          <table:table-cell office:value-type="string" calcext:value-type="string">
            <text:p>DynamicTuple-5</text:p>
          </table:table-cell>
          <table:table-cell office:value-type="string" calcext:value-type="string">
            <text:p>MultilayerTuple-2</text:p>
          </table:table-cell>
          <table:table-cell office:value-type="string" calcext:value-type="string">
            <text:p>MultilayerTuple-5</text:p>
          </table:table-cell>
          <table:table-cell office:value-type="string" calcext:value-type="string">
            <text:p>PextCuts-2</text:p>
          </table:table-cell>
          <table:table-cell office:value-type="string" calcext:value-type="string">
            <text:p>PextCuts-5</text:p>
          </table:table-cell>
          <table:table-cell office:value-type="string" calcext:value-type="string">
            <text:p>MbitTree</text:p>
          </table:table-cell>
          <table:table-cell office:value-type="string" calcext:value-type="string">
            <text:p>Nuevomatch</text:p>
          </table:table-cell>
          <table:table-cell office:value-type="string" calcext:value-type="string">
            <text:p>HybridCuts</text:p>
          </table:table-cell>
          <table:table-cell table:style-name="ce1" office:value-type="string" calcext:value-type="string">
            <text:p>RVH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cl1_100k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5117" calcext:value-type="float">
            <text:p>0.5117</text:p>
          </table:table-cell>
          <table:table-cell office:value-type="float" office:value="0.7328" calcext:value-type="float">
            <text:p>0.7328</text:p>
          </table:table-cell>
          <table:table-cell office:value-type="float" office:value="0.3309" calcext:value-type="float">
            <text:p>0.3309</text:p>
          </table:table-cell>
          <table:table-cell office:value-type="float" office:value="0.041" calcext:value-type="float">
            <text:p>0.041</text:p>
          </table:table-cell>
          <table:table-cell office:value-type="float" office:value="0.07555" calcext:value-type="float">
            <text:p>0.07555</text:p>
          </table:table-cell>
          <table:table-cell office:value-type="float" office:value="0.06724" calcext:value-type="float">
            <text:p>0.06724</text:p>
          </table:table-cell>
          <table:table-cell office:value-type="float" office:value="1.9178" calcext:value-type="float">
            <text:p>1.9178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13536" calcext:value-type="float">
            <text:p>0.13536</text:p>
          </table:table-cell>
          <table:table-cell office:value-type="float" office:value="0.03628" calcext:value-type="float">
            <text:p>0.03628</text:p>
          </table:table-cell>
          <table:table-cell office:value-type="float" office:value="0.023747" calcext:value-type="float">
            <text:p>0.023747</text:p>
          </table:table-cell>
          <table:table-cell office:value-type="float" office:value="0.0228206298493838" calcext:value-type="float">
            <text:p>0.0228206298493838</text:p>
          </table:table-cell>
          <table:table-cell office:value-type="float" office:value="0.0242659548653239" calcext:value-type="float">
            <text:p>0.0242659548653239</text:p>
          </table:table-cell>
          <table:table-cell office:value-type="float" office:value="0.0655737704918033" calcext:value-type="float">
            <text:p>0.0655737704918033</text:p>
          </table:table-cell>
          <table:table-cell office:value-type="float" office:value="0.111234705228031" calcext:value-type="float">
            <text:p>0.111234705228031</text:p>
          </table:table-cell>
          <table:table-cell office:value-type="float" office:value="0.01998001998002" calcext:value-type="float">
            <text:p>0.01998001998002</text:p>
          </table:table-cell>
          <table:table-cell office:value-type="float" office:value="0.0264131008980454" calcext:value-type="float">
            <text:p>0.0264131008980454</text:p>
          </table:table-cell>
          <table:table-cell office:value-type="float" office:value="0.1057" calcext:value-type="float">
            <text:p>0.1057</text:p>
          </table:table-cell>
          <table:table-cell office:value-type="float" office:value="0.103" calcext:value-type="float">
            <text:p>0.103</text:p>
          </table:table-cell>
          <table:table-cell/>
          <table:table-cell office:value-type="float" office:value="0.138" calcext:value-type="float">
            <text:p>0.1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cl2_100k</text:p>
          </table:table-cell>
          <table:table-cell office:value-type="float" office:value="0.3046" calcext:value-type="float">
            <text:p>0.3046</text:p>
          </table:table-cell>
          <table:table-cell office:value-type="float" office:value="1.8885" calcext:value-type="float">
            <text:p>1.8885</text:p>
          </table:table-cell>
          <table:table-cell office:value-type="float" office:value="2.3629" calcext:value-type="float">
            <text:p>2.3629</text:p>
          </table:table-cell>
          <table:table-cell office:value-type="float" office:value="1.2885" calcext:value-type="float">
            <text:p>1.2885</text:p>
          </table:table-cell>
          <table:table-cell office:value-type="float" office:value="0.193" calcext:value-type="float">
            <text:p>0.193</text:p>
          </table:table-cell>
          <table:table-cell office:value-type="float" office:value="0.14856" calcext:value-type="float">
            <text:p>0.14856</text:p>
          </table:table-cell>
          <table:table-cell office:value-type="float" office:value="0.21791" calcext:value-type="float">
            <text:p>0.21791</text:p>
          </table:table-cell>
          <table:table-cell office:value-type="float" office:value="7.75488" calcext:value-type="float">
            <text:p>7.75488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3935" calcext:value-type="float">
            <text:p>0.3935</text:p>
          </table:table-cell>
          <table:table-cell office:value-type="float" office:value="0.81072" calcext:value-type="float">
            <text:p>0.81072</text:p>
          </table:table-cell>
          <table:table-cell office:value-type="float" office:value="0.11988" calcext:value-type="float">
            <text:p>0.11988</text:p>
          </table:table-cell>
          <table:table-cell office:value-type="float" office:value="0.0950570342205323" calcext:value-type="float">
            <text:p>0.0950570342205323</text:p>
          </table:table-cell>
          <table:table-cell office:value-type="float" office:value="0.127064803049555" calcext:value-type="float">
            <text:p>0.127064803049555</text:p>
          </table:table-cell>
          <table:table-cell office:value-type="float" office:value="0.170357751277683" calcext:value-type="float">
            <text:p>0.170357751277683</text:p>
          </table:table-cell>
          <table:table-cell office:value-type="float" office:value="0.305810397553517" calcext:value-type="float">
            <text:p>0.305810397553517</text:p>
          </table:table-cell>
          <table:table-cell office:value-type="float" office:value="0.058173356602676" calcext:value-type="float">
            <text:p>0.058173356602676</text:p>
          </table:table-cell>
          <table:table-cell office:value-type="float" office:value="0.0775795190069822" calcext:value-type="float">
            <text:p>0.0775795190069822</text:p>
          </table:table-cell>
          <table:table-cell office:value-type="float" office:value="0.4587" calcext:value-type="float">
            <text:p>0.4587</text:p>
          </table:table-cell>
          <table:table-cell office:value-type="float" office:value="0.915" calcext:value-type="float">
            <text:p>0.915</text:p>
          </table:table-cell>
          <table:table-cell/>
          <table:table-cell office:value-type="float" office:value="0.13881" calcext:value-type="float">
            <text:p>0.1388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cl3_100k</text:p>
          </table:table-cell>
          <table:table-cell office:value-type="float" office:value="0.1358" calcext:value-type="float">
            <text:p>0.1358</text:p>
          </table:table-cell>
          <table:table-cell office:value-type="float" office:value="1.1968" calcext:value-type="float">
            <text:p>1.1968</text:p>
          </table:table-cell>
          <table:table-cell office:value-type="float" office:value="1.4684" calcext:value-type="float">
            <text:p>1.4684</text:p>
          </table:table-cell>
          <table:table-cell office:value-type="float" office:value="0.5823" calcext:value-type="float">
            <text:p>0.5823</text:p>
          </table:table-cell>
          <table:table-cell office:value-type="float" office:value="0.052" calcext:value-type="float">
            <text:p>0.052</text:p>
          </table:table-cell>
          <table:table-cell office:value-type="float" office:value="0.12342" calcext:value-type="float">
            <text:p>0.12342</text:p>
          </table:table-cell>
          <table:table-cell office:value-type="float" office:value="0.08726" calcext:value-type="float">
            <text:p>0.08726</text:p>
          </table:table-cell>
          <table:table-cell office:value-type="float" office:value="0.86408" calcext:value-type="float">
            <text:p>0.86408</text:p>
          </table:table-cell>
          <table:table-cell office:value-type="float" office:value="0.049" calcext:value-type="float">
            <text:p>0.049</text:p>
          </table:table-cell>
          <table:table-cell office:value-type="float" office:value="0.14054" calcext:value-type="float">
            <text:p>0.14054</text:p>
          </table:table-cell>
          <table:table-cell office:value-type="float" office:value="0.08464" calcext:value-type="float">
            <text:p>0.08464</text:p>
          </table:table-cell>
          <table:table-cell office:value-type="float" office:value="0.09451" calcext:value-type="float">
            <text:p>0.09451</text:p>
          </table:table-cell>
          <table:table-cell office:value-type="float" office:value="0.0233481204763017" calcext:value-type="float">
            <text:p>0.0233481204763017</text:p>
          </table:table-cell>
          <table:table-cell office:value-type="float" office:value="0.0340020401224073" calcext:value-type="float">
            <text:p>0.0340020401224073</text:p>
          </table:table-cell>
          <table:table-cell office:value-type="float" office:value="0.0721500721500722" calcext:value-type="float">
            <text:p>0.0721500721500722</text:p>
          </table:table-cell>
          <table:table-cell office:value-type="float" office:value="0.229885057471264" calcext:value-type="float">
            <text:p>0.229885057471264</text:p>
          </table:table-cell>
          <table:table-cell office:value-type="float" office:value="0.0203086921202275" calcext:value-type="float">
            <text:p>0.0203086921202275</text:p>
          </table:table-cell>
          <table:table-cell office:value-type="float" office:value="0.0371057513914657" calcext:value-type="float">
            <text:p>0.0371057513914657</text:p>
          </table:table-cell>
          <table:table-cell office:value-type="float" office:value="0.1393" calcext:value-type="float">
            <text:p>0.1393</text:p>
          </table:table-cell>
          <table:table-cell office:value-type="float" office:value="0.111" calcext:value-type="float">
            <text:p>0.111</text:p>
          </table:table-cell>
          <table:table-cell/>
          <table:table-cell office:value-type="float" office:value="0.13868" calcext:value-type="float">
            <text:p>0.138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cl4_100k</text:p>
          </table:table-cell>
          <table:table-cell office:value-type="float" office:value="0.1303" calcext:value-type="float">
            <text:p>0.1303</text:p>
          </table:table-cell>
          <table:table-cell office:value-type="float" office:value="1.276" calcext:value-type="float">
            <text:p>1.276</text:p>
          </table:table-cell>
          <table:table-cell office:value-type="float" office:value="1.5406" calcext:value-type="float">
            <text:p>1.5406</text:p>
          </table:table-cell>
          <table:table-cell office:value-type="float" office:value="0.5638" calcext:value-type="float">
            <text:p>0.563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8871" calcext:value-type="float">
            <text:p>0.08871</text:p>
          </table:table-cell>
          <table:table-cell office:value-type="float" office:value="0.95158" calcext:value-type="float">
            <text:p>0.95158</text:p>
          </table:table-cell>
          <table:table-cell office:value-type="float" office:value="0.0782" calcext:value-type="float">
            <text:p>0.0782</text:p>
          </table:table-cell>
          <table:table-cell office:value-type="float" office:value="0.19319" calcext:value-type="float">
            <text:p>0.19319</text:p>
          </table:table-cell>
          <table:table-cell office:value-type="float" office:value="0.10715" calcext:value-type="float">
            <text:p>0.10715</text:p>
          </table:table-cell>
          <table:table-cell office:value-type="float" office:value="0.10037" calcext:value-type="float">
            <text:p>0.10037</text:p>
          </table:table-cell>
          <table:table-cell office:value-type="float" office:value="0.0275709953129308" calcext:value-type="float">
            <text:p>0.0275709953129308</text:p>
          </table:table-cell>
          <table:table-cell office:value-type="float" office:value="0.0390777647518562" calcext:value-type="float">
            <text:p>0.0390777647518562</text:p>
          </table:table-cell>
          <table:table-cell office:value-type="float" office:value="0.0702740688685875" calcext:value-type="float">
            <text:p>0.0702740688685875</text:p>
          </table:table-cell>
          <table:table-cell office:value-type="float" office:value="0.196463654223969" calcext:value-type="float">
            <text:p>0.196463654223969</text:p>
          </table:table-cell>
          <table:table-cell office:value-type="float" office:value="0.0282965478211658" calcext:value-type="float">
            <text:p>0.0282965478211658</text:p>
          </table:table-cell>
          <table:table-cell office:value-type="float" office:value="0.0331345261762757" calcext:value-type="float">
            <text:p>0.0331345261762757</text:p>
          </table:table-cell>
          <table:table-cell office:value-type="float" office:value="0.16437" calcext:value-type="float">
            <text:p>0.16437</text:p>
          </table:table-cell>
          <table:table-cell office:value-type="float" office:value="0.184" calcext:value-type="float">
            <text:p>0.184</text:p>
          </table:table-cell>
          <table:table-cell/>
          <table:table-cell office:value-type="float" office:value="0.13877" calcext:value-type="float">
            <text:p>0.138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cl5_100k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5529" calcext:value-type="float">
            <text:p>0.5529</text:p>
          </table:table-cell>
          <table:table-cell office:value-type="float" office:value="0.888" calcext:value-type="float">
            <text:p>0.888</text:p>
          </table:table-cell>
          <table:table-cell office:value-type="float" office:value="0.377" calcext:value-type="float">
            <text:p>0.377</text:p>
          </table:table-cell>
          <table:table-cell office:value-type="float" office:value="0.05" calcext:value-type="float">
            <text:p>0.05</text:p>
          </table:table-cell>
          <table:table-cell office:value-type="float" office:value="0.1024" calcext:value-type="float">
            <text:p>0.1024</text:p>
          </table:table-cell>
          <table:table-cell office:value-type="float" office:value="0.09183" calcext:value-type="float">
            <text:p>0.09183</text:p>
          </table:table-cell>
          <table:table-cell office:value-type="float" office:value="1.37294" calcext:value-type="float">
            <text:p>1.37294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9394" calcext:value-type="float">
            <text:p>0.09394</text:p>
          </table:table-cell>
          <table:table-cell office:value-type="float" office:value="0.07514" calcext:value-type="float">
            <text:p>0.07514</text:p>
          </table:table-cell>
          <table:table-cell office:value-type="float" office:value="0.005198" calcext:value-type="float">
            <text:p>0.005198</text:p>
          </table:table-cell>
          <table:table-cell office:value-type="float" office:value="0.0292997363023733" calcext:value-type="float">
            <text:p>0.0292997363023733</text:p>
          </table:table-cell>
          <table:table-cell office:value-type="float" office:value="0.0343878954607978" calcext:value-type="float">
            <text:p>0.0343878954607978</text:p>
          </table:table-cell>
          <table:table-cell office:value-type="float" office:value="0.0583771161704612" calcext:value-type="float">
            <text:p>0.0583771161704612</text:p>
          </table:table-cell>
          <table:table-cell office:value-type="float" office:value="0.141442715700141" calcext:value-type="float">
            <text:p>0.141442715700141</text:p>
          </table:table-cell>
          <table:table-cell office:value-type="float" office:value="0.0306936771025169" calcext:value-type="float">
            <text:p>0.0306936771025169</text:p>
          </table:table-cell>
          <table:table-cell office:value-type="float" office:value="0.0264970853206147" calcext:value-type="float">
            <text:p>0.0264970853206147</text:p>
          </table:table-cell>
          <table:table-cell office:value-type="float" office:value="0.10686" calcext:value-type="float">
            <text:p>0.10686</text:p>
          </table:table-cell>
          <table:table-cell office:value-type="float" office:value="0.177" calcext:value-type="float">
            <text:p>0.1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w1_100k</text:p>
          </table:table-cell>
          <table:table-cell office:value-type="float" office:value="0.2053" calcext:value-type="float">
            <text:p>0.2053</text:p>
          </table:table-cell>
          <table:table-cell office:value-type="float" office:value="1.0951" calcext:value-type="float">
            <text:p>1.0951</text:p>
          </table:table-cell>
          <table:table-cell office:value-type="float" office:value="1.4159" calcext:value-type="float">
            <text:p>1.4159</text:p>
          </table:table-cell>
          <table:table-cell office:value-type="float" office:value="0.5233" calcext:value-type="float">
            <text:p>0.5233</text:p>
          </table:table-cell>
          <table:table-cell office:value-type="float" office:value="0.086" calcext:value-type="float">
            <text:p>0.086</text:p>
          </table:table-cell>
          <table:table-cell office:value-type="float" office:value="0.1896" calcext:value-type="float">
            <text:p>0.1896</text:p>
          </table:table-cell>
          <table:table-cell office:value-type="float" office:value="0.105" calcext:value-type="float">
            <text:p>0.105</text:p>
          </table:table-cell>
          <table:table-cell office:value-type="float" office:value="3.12156" calcext:value-type="float">
            <text:p>3.12156</text:p>
          </table:table-cell>
          <table:table-cell office:value-type="float" office:value="0.0567" calcext:value-type="float">
            <text:p>0.0567</text:p>
          </table:table-cell>
          <table:table-cell office:value-type="float" office:value="0.17892" calcext:value-type="float">
            <text:p>0.17892</text:p>
          </table:table-cell>
          <table:table-cell office:value-type="float" office:value="0.25599" calcext:value-type="float">
            <text:p>0.25599</text:p>
          </table:table-cell>
          <table:table-cell office:value-type="float" office:value="0.242841" calcext:value-type="float">
            <text:p>0.242841</text:p>
          </table:table-cell>
          <table:table-cell office:value-type="float" office:value="0.0341180484476288" calcext:value-type="float">
            <text:p>0.0341180484476288</text:p>
          </table:table-cell>
          <table:table-cell office:value-type="float" office:value="0.058173356602676" calcext:value-type="float">
            <text:p>0.058173356602676</text:p>
          </table:table-cell>
          <table:table-cell office:value-type="float" office:value="0.110253583241455" calcext:value-type="float">
            <text:p>0.110253583241455</text:p>
          </table:table-cell>
          <table:table-cell office:value-type="float" office:value="0.325732899022801" calcext:value-type="float">
            <text:p>0.325732899022801</text:p>
          </table:table-cell>
          <table:table-cell office:value-type="float" office:value="0.0371195248700817" calcext:value-type="float">
            <text:p>0.0371195248700817</text:p>
          </table:table-cell>
          <table:table-cell office:value-type="float" office:value="0.0468164794007491" calcext:value-type="float">
            <text:p>0.0468164794007491</text:p>
          </table:table-cell>
          <table:table-cell office:value-type="float" office:value="0.24716" calcext:value-type="float">
            <text:p>0.24716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0.14387" calcext:value-type="float">
            <text:p>0.1438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w2_100k</text:p>
          </table:table-cell>
          <table:table-cell office:value-type="float" office:value="0.0907" calcext:value-type="float">
            <text:p>0.0907</text:p>
          </table:table-cell>
          <table:table-cell office:value-type="float" office:value="0.5942" calcext:value-type="float">
            <text:p>0.5942</text:p>
          </table:table-cell>
          <table:table-cell office:value-type="float" office:value="0.8467" calcext:value-type="float">
            <text:p>0.8467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085" calcext:value-type="float">
            <text:p>0.085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10223" calcext:value-type="float">
            <text:p>0.10223</text:p>
          </table:table-cell>
          <table:table-cell office:value-type="float" office:value="1.35462" calcext:value-type="float">
            <text:p>1.35462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14954" calcext:value-type="float">
            <text:p>0.14954</text:p>
          </table:table-cell>
          <table:table-cell office:value-type="float" office:value="0.12279" calcext:value-type="float">
            <text:p>0.12279</text:p>
          </table:table-cell>
          <table:table-cell office:value-type="float" office:value="3.031655" calcext:value-type="float">
            <text:p>3.031655</text:p>
          </table:table-cell>
          <table:table-cell office:value-type="float" office:value="0.0363901018922853" calcext:value-type="float">
            <text:p>0.0363901018922853</text:p>
          </table:table-cell>
          <table:table-cell office:value-type="float" office:value="0.0424808836023789" calcext:value-type="float">
            <text:p>0.0424808836023789</text:p>
          </table:table-cell>
          <table:table-cell office:value-type="float" office:value="0.0863557858376511" calcext:value-type="float">
            <text:p>0.0863557858376511</text:p>
          </table:table-cell>
          <table:table-cell office:value-type="float" office:value="0.227272727272727" calcext:value-type="float">
            <text:p>0.227272727272727</text:p>
          </table:table-cell>
          <table:table-cell office:value-type="float" office:value="0.0297707651086633" calcext:value-type="float">
            <text:p>0.0297707651086633</text:p>
          </table:table-cell>
          <table:table-cell office:value-type="float" office:value="0.0417536534446764" calcext:value-type="float">
            <text:p>0.0417536534446764</text:p>
          </table:table-cell>
          <table:table-cell office:value-type="float" office:value="0.17178" calcext:value-type="float">
            <text:p>0.17178</text:p>
          </table:table-cell>
          <table:table-cell office:value-type="float" office:value="0.163" calcext:value-type="float">
            <text:p>0.163</text:p>
          </table:table-cell>
          <table:table-cell/>
          <table:table-cell office:value-type="float" office:value="0.13554" calcext:value-type="float">
            <text:p>0.135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w3_100k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747" calcext:value-type="float">
            <text:p>0.747</text:p>
          </table:table-cell>
          <table:table-cell office:value-type="float" office:value="1.0458" calcext:value-type="float">
            <text:p>1.0458</text:p>
          </table:table-cell>
          <table:table-cell office:value-type="float" office:value="0.4415" calcext:value-type="float">
            <text:p>0.4415</text:p>
          </table:table-cell>
          <table:table-cell office:value-type="float" office:value="0.081" calcext:value-type="float">
            <text:p>0.081</text:p>
          </table:table-cell>
          <table:table-cell office:value-type="float" office:value="0.1813" calcext:value-type="float">
            <text:p>0.1813</text:p>
          </table:table-cell>
          <table:table-cell office:value-type="float" office:value="0.1038" calcext:value-type="float">
            <text:p>0.1038</text:p>
          </table:table-cell>
          <table:table-cell office:value-type="float" office:value="7.86892" calcext:value-type="float">
            <text:p>7.86892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14734" calcext:value-type="float">
            <text:p>0.14734</text:p>
          </table:table-cell>
          <table:table-cell office:value-type="float" office:value="0.167" calcext:value-type="float">
            <text:p>0.167</text:p>
          </table:table-cell>
          <table:table-cell office:value-type="float" office:value="0.2536" calcext:value-type="float">
            <text:p>0.2536</text:p>
          </table:table-cell>
          <table:table-cell office:value-type="float" office:value="0.0295333727111636" calcext:value-type="float">
            <text:p>0.0295333727111636</text:p>
          </table:table-cell>
          <table:table-cell office:value-type="float" office:value="0.0549450549450549" calcext:value-type="float">
            <text:p>0.0549450549450549</text:p>
          </table:table-cell>
          <table:table-cell office:value-type="float" office:value="0.111482720178372" calcext:value-type="float">
            <text:p>0.111482720178372</text:p>
          </table:table-cell>
          <table:table-cell office:value-type="float" office:value="0.12853470437018" calcext:value-type="float">
            <text:p>0.12853470437018</text:p>
          </table:table-cell>
          <table:table-cell office:value-type="float" office:value="0.0285632676378178" calcext:value-type="float">
            <text:p>0.0285632676378178</text:p>
          </table:table-cell>
          <table:table-cell office:value-type="float" office:value="0.0330687830687831" calcext:value-type="float">
            <text:p>0.0330687830687831</text:p>
          </table:table-cell>
          <table:table-cell office:value-type="float" office:value="0.23448" calcext:value-type="float">
            <text:p>0.23448</text:p>
          </table:table-cell>
          <table:table-cell office:value-type="float" office:value="0.183" calcext:value-type="float">
            <text:p>0.183</text:p>
          </table:table-cell>
          <table:table-cell/>
          <table:table-cell office:value-type="float" office:value="0.13649" calcext:value-type="float">
            <text:p>0.1364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w4_100k</text:p>
          </table:table-cell>
          <table:table-cell office:value-type="float" office:value="0.5898" calcext:value-type="float">
            <text:p>0.5898</text:p>
          </table:table-cell>
          <table:table-cell office:value-type="float" office:value="1.4697" calcext:value-type="float">
            <text:p>1.4697</text:p>
          </table:table-cell>
          <table:table-cell office:value-type="float" office:value="1.7182" calcext:value-type="float">
            <text:p>1.7182</text:p>
          </table:table-cell>
          <table:table-cell office:value-type="float" office:value="0.8158" calcext:value-type="float">
            <text:p>0.815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08965" calcext:value-type="float">
            <text:p>0.08965</text:p>
          </table:table-cell>
          <table:table-cell office:value-type="float" office:value="8.71953" calcext:value-type="float">
            <text:p>8.71953</text:p>
          </table:table-cell>
          <table:table-cell office:value-type="float" office:value="0.0684" calcext:value-type="float">
            <text:p>0.0684</text:p>
          </table:table-cell>
          <table:table-cell office:value-type="float" office:value="0.35653" calcext:value-type="float">
            <text:p>0.35653</text:p>
          </table:table-cell>
          <table:table-cell office:value-type="float" office:value="0.29362" calcext:value-type="float">
            <text:p>0.29362</text:p>
          </table:table-cell>
          <table:table-cell office:value-type="float" office:value="0.71388" calcext:value-type="float">
            <text:p>0.71388</text:p>
          </table:table-cell>
          <table:table-cell office:value-type="float" office:value="0.0355871886120996" calcext:value-type="float">
            <text:p>0.0355871886120996</text:p>
          </table:table-cell>
          <table:table-cell office:value-type="float" office:value="0.0959692898272553" calcext:value-type="float">
            <text:p>0.0959692898272553</text:p>
          </table:table-cell>
          <table:table-cell office:value-type="float" office:value="0.31055900621118" calcext:value-type="float">
            <text:p>0.31055900621118</text:p>
          </table:table-cell>
          <table:table-cell office:value-type="float" office:value="0.380228136882129" calcext:value-type="float">
            <text:p>0.380228136882129</text:p>
          </table:table-cell>
          <table:table-cell office:value-type="float" office:value="0.0317965023847377" calcext:value-type="float">
            <text:p>0.0317965023847377</text:p>
          </table:table-cell>
          <table:table-cell office:value-type="float" office:value="0.0714285714285714" calcext:value-type="float">
            <text:p>0.0714285714285714</text:p>
          </table:table-cell>
          <table:table-cell office:value-type="float" office:value="0.74207" calcext:value-type="float">
            <text:p>0.74207</text:p>
          </table:table-cell>
          <table:table-cell office:value-type="float" office:value="0.222" calcext:value-type="float">
            <text:p>0.222</text:p>
          </table:table-cell>
          <table:table-cell/>
          <table:table-cell office:value-type="float" office:value="0.14011" calcext:value-type="float">
            <text:p>0.14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w5_100k</text:p>
          </table:table-cell>
          <table:table-cell office:value-type="float" office:value="0.1678" calcext:value-type="float">
            <text:p>0.1678</text:p>
          </table:table-cell>
          <table:table-cell office:value-type="float" office:value="0.9601" calcext:value-type="float">
            <text:p>0.9601</text:p>
          </table:table-cell>
          <table:table-cell office:value-type="float" office:value="1.2588" calcext:value-type="float">
            <text:p>1.2588</text:p>
          </table:table-cell>
          <table:table-cell office:value-type="float" office:value="0.547" calcext:value-type="float">
            <text:p>0.547</text:p>
          </table:table-cell>
          <table:table-cell office:value-type="float" office:value="0.089" calcext:value-type="float">
            <text:p>0.089</text:p>
          </table:table-cell>
          <table:table-cell office:value-type="float" office:value="0.2172" calcext:value-type="float">
            <text:p>0.2172</text:p>
          </table:table-cell>
          <table:table-cell office:value-type="float" office:value="0.09661" calcext:value-type="float">
            <text:p>0.09661</text:p>
          </table:table-cell>
          <table:table-cell office:value-type="float" office:value="3.0696" calcext:value-type="float">
            <text:p>3.0696</text:p>
          </table:table-cell>
          <table:table-cell office:value-type="float" office:value="0.0591" calcext:value-type="float">
            <text:p>0.0591</text:p>
          </table:table-cell>
          <table:table-cell office:value-type="float" office:value="0.13513" calcext:value-type="float">
            <text:p>0.13513</text:p>
          </table:table-cell>
          <table:table-cell office:value-type="float" office:value="0.21096" calcext:value-type="float">
            <text:p>0.21096</text:p>
          </table:table-cell>
          <table:table-cell office:value-type="float" office:value="0.37812" calcext:value-type="float">
            <text:p>0.37812</text:p>
          </table:table-cell>
          <table:table-cell office:value-type="float" office:value="0.0322061191626409" calcext:value-type="float">
            <text:p>0.0322061191626409</text:p>
          </table:table-cell>
          <table:table-cell office:value-type="float" office:value="0.0494315373208107" calcext:value-type="float">
            <text:p>0.0494315373208107</text:p>
          </table:table-cell>
          <table:table-cell office:value-type="float" office:value="0.129032258064516" calcext:value-type="float">
            <text:p>0.129032258064516</text:p>
          </table:table-cell>
          <table:table-cell office:value-type="float" office:value="0.190839694656489" calcext:value-type="float">
            <text:p>0.190839694656489</text:p>
          </table:table-cell>
          <table:table-cell office:value-type="float" office:value="0.0254712175241977" calcext:value-type="float">
            <text:p>0.0254712175241977</text:p>
          </table:table-cell>
          <table:table-cell office:value-type="float" office:value="0.0333778371161549" calcext:value-type="float">
            <text:p>0.0333778371161549</text:p>
          </table:table-cell>
          <table:table-cell office:value-type="float" office:value="0.21879" calcext:value-type="float">
            <text:p>0.21879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0.13849" calcext:value-type="float">
            <text:p>0.1384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pc1_100k</text:p>
          </table:table-cell>
          <table:table-cell office:value-type="float" office:value="0.1363" calcext:value-type="float">
            <text:p>0.1363</text:p>
          </table:table-cell>
          <table:table-cell office:value-type="float" office:value="1.7833" calcext:value-type="float">
            <text:p>1.7833</text:p>
          </table:table-cell>
          <table:table-cell office:value-type="float" office:value="2.0578" calcext:value-type="float">
            <text:p>2.0578</text:p>
          </table:table-cell>
          <table:table-cell office:value-type="float" office:value="0.6368" calcext:value-type="float">
            <text:p>0.636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8642" calcext:value-type="float">
            <text:p>0.08642</text:p>
          </table:table-cell>
          <table:table-cell office:value-type="float" office:value="0.10614" calcext:value-type="float">
            <text:p>0.10614</text:p>
          </table:table-cell>
          <table:table-cell office:value-type="float" office:value="0.85532" calcext:value-type="float">
            <text:p>0.85532</text:p>
          </table:table-cell>
          <table:table-cell office:value-type="float" office:value="0.05" calcext:value-type="float">
            <text:p>0.05</text:p>
          </table:table-cell>
          <table:table-cell office:value-type="float" office:value="0.18471" calcext:value-type="float">
            <text:p>0.18471</text:p>
          </table:table-cell>
          <table:table-cell office:value-type="float" office:value="0.0809" calcext:value-type="float">
            <text:p>0.0809</text:p>
          </table:table-cell>
          <table:table-cell office:value-type="float" office:value="0.105746" calcext:value-type="float">
            <text:p>0.105746</text:p>
          </table:table-cell>
          <table:table-cell office:value-type="float" office:value="0.0309501702259362" calcext:value-type="float">
            <text:p>0.0309501702259362</text:p>
          </table:table-cell>
          <table:table-cell office:value-type="float" office:value="0.0364697301239971" calcext:value-type="float">
            <text:p>0.0364697301239971</text:p>
          </table:table-cell>
          <table:table-cell office:value-type="float" office:value="0.124069478908189" calcext:value-type="float">
            <text:p>0.124069478908189</text:p>
          </table:table-cell>
          <table:table-cell office:value-type="float" office:value="0.386100386100386" calcext:value-type="float">
            <text:p>0.386100386100386</text:p>
          </table:table-cell>
          <table:table-cell office:value-type="float" office:value="0.0302023557837511" calcext:value-type="float">
            <text:p>0.0302023557837511</text:p>
          </table:table-cell>
          <table:table-cell office:value-type="float" office:value="0.0330578512396694" calcext:value-type="float">
            <text:p>0.0330578512396694</text:p>
          </table:table-cell>
          <table:table-cell office:value-type="float" office:value="0.16524" calcext:value-type="float">
            <text:p>0.16524</text:p>
          </table:table-cell>
          <table:table-cell office:value-type="float" office:value="0.154" calcext:value-type="float">
            <text:p>0.154</text:p>
          </table:table-cell>
          <table:table-cell/>
          <table:table-cell office:value-type="float" office:value="0.13735" calcext:value-type="float">
            <text:p>0.1373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pc2_100k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4063" calcext:value-type="float">
            <text:p>0.4063</text:p>
          </table:table-cell>
          <table:table-cell office:value-type="float" office:value="0.6729" calcext:value-type="float">
            <text:p>0.6729</text:p>
          </table:table-cell>
          <table:table-cell office:value-type="float" office:value="0.3721" calcext:value-type="float">
            <text:p>0.3721</text:p>
          </table:table-cell>
          <table:table-cell office:value-type="float" office:value="0.059" calcext:value-type="float">
            <text:p>0.059</text:p>
          </table:table-cell>
          <table:table-cell office:value-type="float" office:value="0.1064" calcext:value-type="float">
            <text:p>0.1064</text:p>
          </table:table-cell>
          <table:table-cell office:value-type="float" office:value="0.08091" calcext:value-type="float">
            <text:p>0.08091</text:p>
          </table:table-cell>
          <table:table-cell office:value-type="float" office:value="2.0166" calcext:value-type="float">
            <text:p>2.0166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9423" calcext:value-type="float">
            <text:p>0.09423</text:p>
          </table:table-cell>
          <table:table-cell office:value-type="float" office:value="0.04588" calcext:value-type="float">
            <text:p>0.04588</text:p>
          </table:table-cell>
          <table:table-cell office:value-type="float" office:value="1.06272" calcext:value-type="float">
            <text:p>1.06272</text:p>
          </table:table-cell>
          <table:table-cell office:value-type="float" office:value="0.0259134490800726" calcext:value-type="float">
            <text:p>0.0259134490800726</text:p>
          </table:table-cell>
          <table:table-cell office:value-type="float" office:value="0.0264550264550265" calcext:value-type="float">
            <text:p>0.0264550264550265</text:p>
          </table:table-cell>
          <table:table-cell office:value-type="float" office:value="0.0735835172921266" calcext:value-type="float">
            <text:p>0.0735835172921266</text:p>
          </table:table-cell>
          <table:table-cell office:value-type="float" office:value="0.139275766016713" calcext:value-type="float">
            <text:p>0.139275766016713</text:p>
          </table:table-cell>
          <table:table-cell office:value-type="float" office:value="0.0302114803625378" calcext:value-type="float">
            <text:p>0.0302114803625378</text:p>
          </table:table-cell>
          <table:table-cell office:value-type="float" office:value="0.0380083618396047" calcext:value-type="float">
            <text:p>0.0380083618396047</text:p>
          </table:table-cell>
          <table:table-cell office:value-type="float" office:value="0.16719" calcext:value-type="float">
            <text:p>0.16719</text:p>
          </table:table-cell>
          <table:table-cell office:value-type="float" office:value="0.12" calcext:value-type="float">
            <text:p>0.12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mory (KB)</text:p>
          </table:table-cell>
          <table:table-cell table:number-columns-repeated="9"/>
          <table:table-cell office:value-type="string" calcext:value-type="string">
            <text:p>using TM-ONLI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l1_100k</text:p>
          </table:table-cell>
          <table:table-cell office:value-type="float" office:value="4158" calcext:value-type="float">
            <text:p>4158</text:p>
          </table:table-cell>
          <table:table-cell office:value-type="float" office:value="4569" calcext:value-type="float">
            <text:p>4569</text:p>
          </table:table-cell>
          <table:table-cell office:value-type="float" office:value="5184" calcext:value-type="float">
            <text:p>5184</text:p>
          </table:table-cell>
          <table:table-cell office:value-type="float" office:value="4661" calcext:value-type="float">
            <text:p>4661</text:p>
          </table:table-cell>
          <table:table-cell office:value-type="float" office:value="2865" calcext:value-type="float">
            <text:p>2865</text:p>
          </table:table-cell>
          <table:table-cell office:value-type="float" office:value="2960" calcext:value-type="float">
            <text:p>2960</text:p>
          </table:table-cell>
          <table:table-cell office:value-type="float" office:value="4856" calcext:value-type="float">
            <text:p>4856</text:p>
          </table:table-cell>
          <table:table-cell office:value-type="float" office:value="1431" calcext:value-type="float">
            <text:p>1431</text:p>
          </table:table-cell>
          <table:table-cell office:value-type="float" office:value="2315" calcext:value-type="float">
            <text:p>2315</text:p>
          </table:table-cell>
          <table:table-cell office:value-type="float" office:value="2424" calcext:value-type="float">
            <text:p>2424</text:p>
          </table:table-cell>
          <table:table-cell/>
          <table:table-cell office:value-type="float" office:value="6801" calcext:value-type="float">
            <text:p>6801</text:p>
          </table:table-cell>
          <table:table-cell office:value-type="float" office:value="15850" calcext:value-type="float">
            <text:p>15850</text:p>
          </table:table-cell>
          <table:table-cell office:value-type="float" office:value="19820" calcext:value-type="float">
            <text:p>19820</text:p>
          </table:table-cell>
          <table:table-cell office:value-type="float" office:value="16620" calcext:value-type="float">
            <text:p>16620</text:p>
          </table:table-cell>
          <table:table-cell office:value-type="float" office:value="20910" calcext:value-type="float">
            <text:p>20910</text:p>
          </table:table-cell>
          <table:table-cell office:value-type="float" office:value="13050" calcext:value-type="float">
            <text:p>13050</text:p>
          </table:table-cell>
          <table:table-cell office:value-type="float" office:value="20260" calcext:value-type="float">
            <text:p>20260</text:p>
          </table:table-cell>
          <table:table-cell office:value-type="float" office:value="657.35" calcext:value-type="float">
            <text:p>657.35</text:p>
          </table:table-cell>
          <table:table-cell/>
          <table:table-cell office:value-type="float" office:value="1380" calcext:value-type="float">
            <text:p>138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cl2_100k</text:p>
          </table:table-cell>
          <table:table-cell office:value-type="float" office:value="2914" calcext:value-type="float">
            <text:p>2914</text:p>
          </table:table-cell>
          <table:table-cell office:value-type="float" office:value="4091" calcext:value-type="float">
            <text:p>4091</text:p>
          </table:table-cell>
          <table:table-cell office:value-type="float" office:value="4410" calcext:value-type="float">
            <text:p>4410</text:p>
          </table:table-cell>
          <table:table-cell office:value-type="float" office:value="4143" calcext:value-type="float">
            <text:p>4143</text:p>
          </table:table-cell>
          <table:table-cell office:value-type="float" office:value="2674" calcext:value-type="float">
            <text:p>2674</text:p>
          </table:table-cell>
          <table:table-cell office:value-type="float" office:value="10832" calcext:value-type="float">
            <text:p>10832</text:p>
          </table:table-cell>
          <table:table-cell office:value-type="float" office:value="3371" calcext:value-type="float">
            <text:p>3371</text:p>
          </table:table-cell>
          <table:table-cell office:value-type="float" office:value="1505" calcext:value-type="float">
            <text:p>1505</text:p>
          </table:table-cell>
          <table:table-cell office:value-type="float" office:value="18945" calcext:value-type="float">
            <text:p>18945</text:p>
          </table:table-cell>
          <table:table-cell office:value-type="float" office:value="2182" calcext:value-type="float">
            <text:p>2182</text:p>
          </table:table-cell>
          <table:table-cell/>
          <table:table-cell office:value-type="float" office:value="6061" calcext:value-type="float">
            <text:p>6061</text:p>
          </table:table-cell>
          <table:table-cell office:value-type="float" office:value="12320" calcext:value-type="float">
            <text:p>12320</text:p>
          </table:table-cell>
          <table:table-cell office:value-type="float" office:value="23100" calcext:value-type="float">
            <text:p>23100</text:p>
          </table:table-cell>
          <table:table-cell office:value-type="float" office:value="12970" calcext:value-type="float">
            <text:p>12970</text:p>
          </table:table-cell>
          <table:table-cell office:value-type="float" office:value="24700" calcext:value-type="float">
            <text:p>24700</text:p>
          </table:table-cell>
          <table:table-cell office:value-type="float" office:value="91060" calcext:value-type="float">
            <text:p>91060</text:p>
          </table:table-cell>
          <table:table-cell office:value-type="float" office:value="165740" calcext:value-type="float">
            <text:p>165740</text:p>
          </table:table-cell>
          <table:table-cell office:value-type="float" office:value="2187.91" calcext:value-type="float">
            <text:p>2187.91</text:p>
          </table:table-cell>
          <table:table-cell/>
          <table:table-cell office:value-type="float" office:value="13900" calcext:value-type="float">
            <text:p>139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cl3_100k</text:p>
          </table:table-cell>
          <table:table-cell office:value-type="float" office:value="4054" calcext:value-type="float">
            <text:p>4054</text:p>
          </table:table-cell>
          <table:table-cell office:value-type="float" office:value="4567" calcext:value-type="float">
            <text:p>4567</text:p>
          </table:table-cell>
          <table:table-cell office:value-type="float" office:value="5186" calcext:value-type="float">
            <text:p>5186</text:p>
          </table:table-cell>
          <table:table-cell office:value-type="float" office:value="4725" calcext:value-type="float">
            <text:p>4725</text:p>
          </table:table-cell>
          <table:table-cell office:value-type="float" office:value="2904" calcext:value-type="float">
            <text:p>2904</text:p>
          </table:table-cell>
          <table:table-cell office:value-type="float" office:value="12605" calcext:value-type="float">
            <text:p>12605</text:p>
          </table:table-cell>
          <table:table-cell office:value-type="float" office:value="5206" calcext:value-type="float">
            <text:p>5206</text:p>
          </table:table-cell>
          <table:table-cell office:value-type="float" office:value="1445" calcext:value-type="float">
            <text:p>1445</text:p>
          </table:table-cell>
          <table:table-cell office:value-type="float" office:value="2587" calcext:value-type="float">
            <text:p>2587</text:p>
          </table:table-cell>
          <table:table-cell office:value-type="float" office:value="2440" calcext:value-type="float">
            <text:p>2440</text:p>
          </table:table-cell>
          <table:table-cell/>
          <table:table-cell office:value-type="float" office:value="8115" calcext:value-type="float">
            <text:p>8115</text:p>
          </table:table-cell>
          <table:table-cell office:value-type="float" office:value="15870" calcext:value-type="float">
            <text:p>15870</text:p>
          </table:table-cell>
          <table:table-cell office:value-type="float" office:value="24760" calcext:value-type="float">
            <text:p>24760</text:p>
          </table:table-cell>
          <table:table-cell office:value-type="float" office:value="17060" calcext:value-type="float">
            <text:p>17060</text:p>
          </table:table-cell>
          <table:table-cell office:value-type="float" office:value="25990" calcext:value-type="float">
            <text:p>25990</text:p>
          </table:table-cell>
          <table:table-cell office:value-type="float" office:value="12040" calcext:value-type="float">
            <text:p>12040</text:p>
          </table:table-cell>
          <table:table-cell office:value-type="float" office:value="24470" calcext:value-type="float">
            <text:p>24470</text:p>
          </table:table-cell>
          <table:table-cell office:value-type="float" office:value="645.14" calcext:value-type="float">
            <text:p>645.14</text:p>
          </table:table-cell>
          <table:table-cell/>
          <table:table-cell office:value-type="float" office:value="1480" calcext:value-type="float">
            <text:p>148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cl4_100k</text:p>
          </table:table-cell>
          <table:table-cell office:value-type="float" office:value="4102" calcext:value-type="float">
            <text:p>4102</text:p>
          </table:table-cell>
          <table:table-cell office:value-type="float" office:value="4580" calcext:value-type="float">
            <text:p>4580</text:p>
          </table:table-cell>
          <table:table-cell office:value-type="float" office:value="5193" calcext:value-type="float">
            <text:p>5193</text:p>
          </table:table-cell>
          <table:table-cell office:value-type="float" office:value="5972" calcext:value-type="float">
            <text:p>5972</text:p>
          </table:table-cell>
          <table:table-cell office:value-type="float" office:value="2891" calcext:value-type="float">
            <text:p>2891</text:p>
          </table:table-cell>
          <table:table-cell office:value-type="float" office:value="15845" calcext:value-type="float">
            <text:p>15845</text:p>
          </table:table-cell>
          <table:table-cell office:value-type="float" office:value="5221" calcext:value-type="float">
            <text:p>5221</text:p>
          </table:table-cell>
          <table:table-cell office:value-type="float" office:value="1429" calcext:value-type="float">
            <text:p>1429</text:p>
          </table:table-cell>
          <table:table-cell office:value-type="float" office:value="3666" calcext:value-type="float">
            <text:p>3666</text:p>
          </table:table-cell>
          <table:table-cell office:value-type="float" office:value="2443" calcext:value-type="float">
            <text:p>2443</text:p>
          </table:table-cell>
          <table:table-cell/>
          <table:table-cell office:value-type="float" office:value="8349" calcext:value-type="float">
            <text:p>8349</text:p>
          </table:table-cell>
          <table:table-cell office:value-type="float" office:value="15890" calcext:value-type="float">
            <text:p>15890</text:p>
          </table:table-cell>
          <table:table-cell office:value-type="float" office:value="24290" calcext:value-type="float">
            <text:p>24290</text:p>
          </table:table-cell>
          <table:table-cell office:value-type="float" office:value="16660" calcext:value-type="float">
            <text:p>16660</text:p>
          </table:table-cell>
          <table:table-cell office:value-type="float" office:value="25350" calcext:value-type="float">
            <text:p>25350</text:p>
          </table:table-cell>
          <table:table-cell office:value-type="float" office:value="12430" calcext:value-type="float">
            <text:p>12430</text:p>
          </table:table-cell>
          <table:table-cell office:value-type="float" office:value="24300" calcext:value-type="float">
            <text:p>24300</text:p>
          </table:table-cell>
          <table:table-cell office:value-type="float" office:value="649.32" calcext:value-type="float">
            <text:p>649.32</text:p>
          </table:table-cell>
          <table:table-cell/>
          <table:table-cell office:value-type="float" office:value="1604" calcext:value-type="float">
            <text:p>160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cl5_100k</text:p>
          </table:table-cell>
          <table:table-cell office:value-type="float" office:value="4418" calcext:value-type="float">
            <text:p>4418</text:p>
          </table:table-cell>
          <table:table-cell office:value-type="float" office:value="4558" calcext:value-type="float">
            <text:p>4558</text:p>
          </table:table-cell>
          <table:table-cell office:value-type="float" office:value="5175" calcext:value-type="float">
            <text:p>5175</text:p>
          </table:table-cell>
          <table:table-cell office:value-type="float" office:value="4653" calcext:value-type="float">
            <text:p>4653</text:p>
          </table:table-cell>
          <table:table-cell office:value-type="float" office:value="2867" calcext:value-type="float">
            <text:p>2867</text:p>
          </table:table-cell>
          <table:table-cell office:value-type="float" office:value="7897" calcext:value-type="float">
            <text:p>7897</text:p>
          </table:table-cell>
          <table:table-cell office:value-type="float" office:value="3736" calcext:value-type="float">
            <text:p>3736</text:p>
          </table:table-cell>
          <table:table-cell office:value-type="float" office:value="1428" calcext:value-type="float">
            <text:p>1428</text:p>
          </table:table-cell>
          <table:table-cell office:value-type="float" office:value="2476" calcext:value-type="float">
            <text:p>2476</text:p>
          </table:table-cell>
          <table:table-cell office:value-type="float" office:value="2439" calcext:value-type="float">
            <text:p>2439</text:p>
          </table:table-cell>
          <table:table-cell/>
          <table:table-cell office:value-type="float" office:value="6707" calcext:value-type="float">
            <text:p>6707</text:p>
          </table:table-cell>
          <table:table-cell office:value-type="float" office:value="14860" calcext:value-type="float">
            <text:p>14860</text:p>
          </table:table-cell>
          <table:table-cell office:value-type="float" office:value="17990" calcext:value-type="float">
            <text:p>17990</text:p>
          </table:table-cell>
          <table:table-cell office:value-type="float" office:value="16240" calcext:value-type="float">
            <text:p>16240</text:p>
          </table:table-cell>
          <table:table-cell office:value-type="float" office:value="19920" calcext:value-type="float">
            <text:p>19920</text:p>
          </table:table-cell>
          <table:table-cell office:value-type="float" office:value="13790" calcext:value-type="float">
            <text:p>13790</text:p>
          </table:table-cell>
          <table:table-cell office:value-type="float" office:value="17390" calcext:value-type="float">
            <text:p>17390</text:p>
          </table:table-cell>
          <table:table-cell office:value-type="float" office:value="694.55" calcext:value-type="float">
            <text:p>694.55</text:p>
          </table:table-cell>
          <table:table-cell/>
          <table:table-cell office:value-type="float" office:value="1058" calcext:value-type="float">
            <text:p>1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w1_100k</text:p>
          </table:table-cell>
          <table:table-cell office:value-type="float" office:value="4196" calcext:value-type="float">
            <text:p>4196</text:p>
          </table:table-cell>
          <table:table-cell office:value-type="float" office:value="4405" calcext:value-type="float">
            <text:p>4405</text:p>
          </table:table-cell>
          <table:table-cell office:value-type="float" office:value="5007" calcext:value-type="float">
            <text:p>5007</text:p>
          </table:table-cell>
          <table:table-cell office:value-type="float" office:value="4489" calcext:value-type="float">
            <text:p>4489</text:p>
          </table:table-cell>
          <table:table-cell office:value-type="float" office:value="2805" calcext:value-type="float">
            <text:p>2805</text:p>
          </table:table-cell>
          <table:table-cell office:value-type="float" office:value="7693" calcext:value-type="float">
            <text:p>7693</text:p>
          </table:table-cell>
          <table:table-cell office:value-type="float" office:value="4226" calcext:value-type="float">
            <text:p>4226</text:p>
          </table:table-cell>
          <table:table-cell office:value-type="float" office:value="1480" calcext:value-type="float">
            <text:p>1480</text:p>
          </table:table-cell>
          <table:table-cell office:value-type="float" office:value="10508" calcext:value-type="float">
            <text:p>10508</text:p>
          </table:table-cell>
          <table:table-cell office:value-type="float" office:value="2335" calcext:value-type="float">
            <text:p>2335</text:p>
          </table:table-cell>
          <table:table-cell/>
          <table:table-cell office:value-type="float" office:value="6505" calcext:value-type="float">
            <text:p>6505</text:p>
          </table:table-cell>
          <table:table-cell office:value-type="float" office:value="15500" calcext:value-type="float">
            <text:p>15500</text:p>
          </table:table-cell>
          <table:table-cell office:value-type="float" office:value="38450" calcext:value-type="float">
            <text:p>38450</text:p>
          </table:table-cell>
          <table:table-cell office:value-type="float" office:value="15870" calcext:value-type="float">
            <text:p>15870</text:p>
          </table:table-cell>
          <table:table-cell office:value-type="float" office:value="54340" calcext:value-type="float">
            <text:p>54340</text:p>
          </table:table-cell>
          <table:table-cell office:value-type="float" office:value="12840" calcext:value-type="float">
            <text:p>12840</text:p>
          </table:table-cell>
          <table:table-cell office:value-type="float" office:value="56300" calcext:value-type="float">
            <text:p>56300</text:p>
          </table:table-cell>
          <table:table-cell office:value-type="float" office:value="682.31" calcext:value-type="float">
            <text:p>682.31</text:p>
          </table:table-cell>
          <table:table-cell/>
          <table:table-cell office:value-type="float" office:value="1663" calcext:value-type="float">
            <text:p>166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w2_100k</text:p>
          </table:table-cell>
          <table:table-cell office:value-type="float" office:value="3508" calcext:value-type="float">
            <text:p>3508</text:p>
          </table:table-cell>
          <table:table-cell office:value-type="float" office:value="4504" calcext:value-type="float">
            <text:p>4504</text:p>
          </table:table-cell>
          <table:table-cell office:value-type="float" office:value="5114" calcext:value-type="float">
            <text:p>5114</text:p>
          </table:table-cell>
          <table:table-cell office:value-type="float" office:value="4614" calcext:value-type="float">
            <text:p>4614</text:p>
          </table:table-cell>
          <table:table-cell office:value-type="float" office:value="2844" calcext:value-type="float">
            <text:p>2844</text:p>
          </table:table-cell>
          <table:table-cell office:value-type="float" office:value="5857" calcext:value-type="float">
            <text:p>5857</text:p>
          </table:table-cell>
          <table:table-cell office:value-type="float" office:value="4557" calcext:value-type="float">
            <text:p>4557</text:p>
          </table:table-cell>
          <table:table-cell office:value-type="float" office:value="1349" calcext:value-type="float">
            <text:p>1349</text:p>
          </table:table-cell>
          <table:table-cell office:value-type="float" office:value="2228" calcext:value-type="float">
            <text:p>2228</text:p>
          </table:table-cell>
          <table:table-cell office:value-type="float" office:value="2406" calcext:value-type="float">
            <text:p>2406</text:p>
          </table:table-cell>
          <table:table-cell/>
          <table:table-cell office:value-type="float" office:value="6371" calcext:value-type="float">
            <text:p>6371</text:p>
          </table:table-cell>
          <table:table-cell office:value-type="float" office:value="15790" calcext:value-type="float">
            <text:p>15790</text:p>
          </table:table-cell>
          <table:table-cell office:value-type="float" office:value="24910" calcext:value-type="float">
            <text:p>24910</text:p>
          </table:table-cell>
          <table:table-cell office:value-type="float" office:value="14690" calcext:value-type="float">
            <text:p>14690</text:p>
          </table:table-cell>
          <table:table-cell office:value-type="float" office:value="25410" calcext:value-type="float">
            <text:p>25410</text:p>
          </table:table-cell>
          <table:table-cell office:value-type="float" office:value="18520" calcext:value-type="float">
            <text:p>18520</text:p>
          </table:table-cell>
          <table:table-cell office:value-type="float" office:value="32600" calcext:value-type="float">
            <text:p>32600</text:p>
          </table:table-cell>
          <table:table-cell office:value-type="float" office:value="636.04" calcext:value-type="float">
            <text:p>636.04</text:p>
          </table:table-cell>
          <table:table-cell/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w3_100k</text:p>
          </table:table-cell>
          <table:table-cell office:value-type="float" office:value="3729" calcext:value-type="float">
            <text:p>3729</text:p>
          </table:table-cell>
          <table:table-cell office:value-type="float" office:value="4261" calcext:value-type="float">
            <text:p>4261</text:p>
          </table:table-cell>
          <table:table-cell office:value-type="float" office:value="4844" calcext:value-type="float">
            <text:p>4844</text:p>
          </table:table-cell>
          <table:table-cell office:value-type="float" office:value="4308" calcext:value-type="float">
            <text:p>4308</text:p>
          </table:table-cell>
          <table:table-cell office:value-type="float" office:value="2695" calcext:value-type="float">
            <text:p>2695</text:p>
          </table:table-cell>
          <table:table-cell office:value-type="float" office:value="4637" calcext:value-type="float">
            <text:p>4637</text:p>
          </table:table-cell>
          <table:table-cell office:value-type="float" office:value="4051" calcext:value-type="float">
            <text:p>4051</text:p>
          </table:table-cell>
          <table:table-cell office:value-type="float" office:value="1199" calcext:value-type="float">
            <text:p>1199</text:p>
          </table:table-cell>
          <table:table-cell office:value-type="float" office:value="12364" calcext:value-type="float">
            <text:p>12364</text:p>
          </table:table-cell>
          <table:table-cell office:value-type="float" office:value="2241" calcext:value-type="float">
            <text:p>2241</text:p>
          </table:table-cell>
          <table:table-cell/>
          <table:table-cell office:value-type="float" office:value="6098" calcext:value-type="float">
            <text:p>6098</text:p>
          </table:table-cell>
          <table:table-cell office:value-type="float" office:value="14840" calcext:value-type="float">
            <text:p>14840</text:p>
          </table:table-cell>
          <table:table-cell office:value-type="float" office:value="31680" calcext:value-type="float">
            <text:p>31680</text:p>
          </table:table-cell>
          <table:table-cell office:value-type="float" office:value="14840" calcext:value-type="float">
            <text:p>14840</text:p>
          </table:table-cell>
          <table:table-cell office:value-type="float" office:value="43380" calcext:value-type="float">
            <text:p>43380</text:p>
          </table:table-cell>
          <table:table-cell office:value-type="float" office:value="12070" calcext:value-type="float">
            <text:p>12070</text:p>
          </table:table-cell>
          <table:table-cell office:value-type="float" office:value="32240" calcext:value-type="float">
            <text:p>32240</text:p>
          </table:table-cell>
          <table:table-cell office:value-type="float" office:value="838.64" calcext:value-type="float">
            <text:p>838.64</text:p>
          </table:table-cell>
          <table:table-cell/>
          <table:table-cell office:value-type="float" office:value="2380" calcext:value-type="float">
            <text:p>238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w4_100k</text:p>
          </table:table-cell>
          <table:table-cell office:value-type="float" office:value="3200" calcext:value-type="float">
            <text:p>3200</text:p>
          </table:table-cell>
          <table:table-cell office:value-type="float" office:value="4244" calcext:value-type="float">
            <text:p>4244</text:p>
          </table:table-cell>
          <table:table-cell office:value-type="float" office:value="4814" calcext:value-type="float">
            <text:p>4814</text:p>
          </table:table-cell>
          <table:table-cell office:value-type="float" office:value="4281" calcext:value-type="float">
            <text:p>4281</text:p>
          </table:table-cell>
          <table:table-cell office:value-type="float" office:value="2824" calcext:value-type="float">
            <text:p>2824</text:p>
          </table:table-cell>
          <table:table-cell office:value-type="float" office:value="7028" calcext:value-type="float">
            <text:p>7028</text:p>
          </table:table-cell>
          <table:table-cell office:value-type="float" office:value="4316" calcext:value-type="float">
            <text:p>4316</text:p>
          </table:table-cell>
          <table:table-cell office:value-type="float" office:value="1059" calcext:value-type="float">
            <text:p>1059</text:p>
          </table:table-cell>
          <table:table-cell office:value-type="float" office:value="97876" calcext:value-type="float">
            <text:p>97876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6815" calcext:value-type="float">
            <text:p>6815</text:p>
          </table:table-cell>
          <table:table-cell office:value-type="float" office:value="14860" calcext:value-type="float">
            <text:p>14860</text:p>
          </table:table-cell>
          <table:table-cell office:value-type="float" office:value="64790" calcext:value-type="float">
            <text:p>64790</text:p>
          </table:table-cell>
          <table:table-cell office:value-type="float" office:value="13140" calcext:value-type="float">
            <text:p>13140</text:p>
          </table:table-cell>
          <table:table-cell office:value-type="float" office:value="83280" calcext:value-type="float">
            <text:p>83280</text:p>
          </table:table-cell>
          <table:table-cell office:value-type="float" office:value="17990" calcext:value-type="float">
            <text:p>17990</text:p>
          </table:table-cell>
          <table:table-cell office:value-type="float" office:value="505900" calcext:value-type="float">
            <text:p>505900</text:p>
          </table:table-cell>
          <table:table-cell office:value-type="float" office:value="666.29" calcext:value-type="float">
            <text:p>666.29</text:p>
          </table:table-cell>
          <table:table-cell/>
          <table:table-cell office:value-type="float" office:value="8693" calcext:value-type="float">
            <text:p>86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w5_100k</text:p>
          </table:table-cell>
          <table:table-cell office:value-type="float" office:value="4165" calcext:value-type="float">
            <text:p>4165</text:p>
          </table:table-cell>
          <table:table-cell office:value-type="float" office:value="4275" calcext:value-type="float">
            <text:p>4275</text:p>
          </table:table-cell>
          <table:table-cell office:value-type="float" office:value="4838" calcext:value-type="float">
            <text:p>4838</text:p>
          </table:table-cell>
          <table:table-cell office:value-type="float" office:value="4376" calcext:value-type="float">
            <text:p>4376</text:p>
          </table:table-cell>
          <table:table-cell office:value-type="float" office:value="2678" calcext:value-type="float">
            <text:p>2678</text:p>
          </table:table-cell>
          <table:table-cell office:value-type="float" office:value="7387" calcext:value-type="float">
            <text:p>7387</text:p>
          </table:table-cell>
          <table:table-cell office:value-type="float" office:value="4249" calcext:value-type="float">
            <text:p>4249</text:p>
          </table:table-cell>
          <table:table-cell office:value-type="float" office:value="1480" calcext:value-type="float">
            <text:p>1480</text:p>
          </table:table-cell>
          <table:table-cell office:value-type="float" office:value="38653" calcext:value-type="float">
            <text:p>38653</text:p>
          </table:table-cell>
          <table:table-cell office:value-type="float" office:value="2267" calcext:value-type="float">
            <text:p>2267</text:p>
          </table:table-cell>
          <table:table-cell/>
          <table:table-cell office:value-type="float" office:value="6420" calcext:value-type="float">
            <text:p>6420</text:p>
          </table:table-cell>
          <table:table-cell office:value-type="float" office:value="15310" calcext:value-type="float">
            <text:p>15310</text:p>
          </table:table-cell>
          <table:table-cell office:value-type="float" office:value="27160" calcext:value-type="float">
            <text:p>27160</text:p>
          </table:table-cell>
          <table:table-cell office:value-type="float" office:value="15360" calcext:value-type="float">
            <text:p>15360</text:p>
          </table:table-cell>
          <table:table-cell office:value-type="float" office:value="35460" calcext:value-type="float">
            <text:p>35460</text:p>
          </table:table-cell>
          <table:table-cell office:value-type="float" office:value="12930" calcext:value-type="float">
            <text:p>12930</text:p>
          </table:table-cell>
          <table:table-cell office:value-type="float" office:value="50740" calcext:value-type="float">
            <text:p>50740</text:p>
          </table:table-cell>
          <table:table-cell office:value-type="float" office:value="698.04" calcext:value-type="float">
            <text:p>698.04</text:p>
          </table:table-cell>
          <table:table-cell/>
          <table:table-cell office:value-type="float" office:value="1825" calcext:value-type="float">
            <text:p>182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pc1_100k</text:p>
          </table:table-cell>
          <table:table-cell office:value-type="float" office:value="4173" calcext:value-type="float">
            <text:p>4173</text:p>
          </table:table-cell>
          <table:table-cell office:value-type="float" office:value="4562" calcext:value-type="float">
            <text:p>4562</text:p>
          </table:table-cell>
          <table:table-cell office:value-type="float" office:value="5182" calcext:value-type="float">
            <text:p>5182</text:p>
          </table:table-cell>
          <table:table-cell office:value-type="float" office:value="4754" calcext:value-type="float">
            <text:p>4754</text:p>
          </table:table-cell>
          <table:table-cell office:value-type="float" office:value="2886" calcext:value-type="float">
            <text:p>2886</text:p>
          </table:table-cell>
          <table:table-cell office:value-type="float" office:value="15270" calcext:value-type="float">
            <text:p>15270</text:p>
          </table:table-cell>
          <table:table-cell office:value-type="float" office:value="5205" calcext:value-type="float">
            <text:p>5205</text:p>
          </table:table-cell>
          <table:table-cell office:value-type="float" office:value="1433" calcext:value-type="float">
            <text:p>1433</text:p>
          </table:table-cell>
          <table:table-cell office:value-type="float" office:value="2545" calcext:value-type="float">
            <text:p>2545</text:p>
          </table:table-cell>
          <table:table-cell office:value-type="float" office:value="2456" calcext:value-type="float">
            <text:p>2456</text:p>
          </table:table-cell>
          <table:table-cell/>
          <table:table-cell office:value-type="float" office:value="7142" calcext:value-type="float">
            <text:p>7142</text:p>
          </table:table-cell>
          <table:table-cell office:value-type="float" office:value="15830" calcext:value-type="float">
            <text:p>15830</text:p>
          </table:table-cell>
          <table:table-cell office:value-type="float" office:value="19640" calcext:value-type="float">
            <text:p>19640</text:p>
          </table:table-cell>
          <table:table-cell office:value-type="float" office:value="16790" calcext:value-type="float">
            <text:p>16790</text:p>
          </table:table-cell>
          <table:table-cell office:value-type="float" office:value="20960" calcext:value-type="float">
            <text:p>20960</text:p>
          </table:table-cell>
          <table:table-cell office:value-type="float" office:value="25230" calcext:value-type="float">
            <text:p>25230</text:p>
          </table:table-cell>
          <table:table-cell office:value-type="float" office:value="29560" calcext:value-type="float">
            <text:p>29560</text:p>
          </table:table-cell>
          <table:table-cell office:value-type="float" office:value="620.98" calcext:value-type="float">
            <text:p>620.98</text:p>
          </table:table-cell>
          <table:table-cell/>
          <table:table-cell office:value-type="float" office:value="1792" calcext:value-type="float">
            <text:p>17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pc2_100k</text:p>
          </table:table-cell>
          <table:table-cell office:value-type="float" office:value="3773" calcext:value-type="float">
            <text:p>3773</text:p>
          </table:table-cell>
          <table:table-cell office:value-type="float" office:value="4572" calcext:value-type="float">
            <text:p>4572</text:p>
          </table:table-cell>
          <table:table-cell office:value-type="float" office:value="5144" calcext:value-type="float">
            <text:p>5144</text:p>
          </table:table-cell>
          <table:table-cell office:value-type="float" office:value="4675" calcext:value-type="float">
            <text:p>4675</text:p>
          </table:table-cell>
          <table:table-cell office:value-type="float" office:value="2916" calcext:value-type="float">
            <text:p>2916</text:p>
          </table:table-cell>
          <table:table-cell office:value-type="float" office:value="4933" calcext:value-type="float">
            <text:p>4933</text:p>
          </table:table-cell>
          <table:table-cell office:value-type="float" office:value="5059" calcext:value-type="float">
            <text:p>5059</text:p>
          </table:table-cell>
          <table:table-cell office:value-type="float" office:value="1407" calcext:value-type="float">
            <text:p>1407</text:p>
          </table:table-cell>
          <table:table-cell office:value-type="float" office:value="2406" calcext:value-type="float">
            <text:p>2406</text:p>
          </table:table-cell>
          <table:table-cell office:value-type="float" office:value="2414" calcext:value-type="float">
            <text:p>2414</text:p>
          </table:table-cell>
          <table:table-cell/>
          <table:table-cell office:value-type="float" office:value="6414" calcext:value-type="float">
            <text:p>6414</text:p>
          </table:table-cell>
          <table:table-cell table:number-columns-repeated="2" office:value-type="float" office:value="15990" calcext:value-type="float">
            <text:p>15990</text:p>
          </table:table-cell>
          <table:table-cell office:value-type="float" office:value="16550" calcext:value-type="float">
            <text:p>16550</text:p>
          </table:table-cell>
          <table:table-cell office:value-type="float" office:value="16760" calcext:value-type="float">
            <text:p>16760</text:p>
          </table:table-cell>
          <table:table-cell table:number-columns-repeated="2" office:value-type="float" office:value="16960" calcext:value-type="float">
            <text:p>16960</text:p>
          </table:table-cell>
          <table:table-cell office:value-type="float" office:value="636.02" calcext:value-type="float">
            <text:p>636.02</text:p>
          </table:table-cell>
          <table:table-cell/>
          <table:table-cell office:value-type="float" office:value="1343" calcext:value-type="float">
            <text:p>1343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(u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l1_100k</text:p>
          </table:table-cell>
          <table:table-cell office:value-type="float" office:value="0.4371" calcext:value-type="float">
            <text:p>0.4371</text:p>
          </table:table-cell>
          <table:table-cell office:value-type="float" office:value="0.3728" calcext:value-type="float">
            <text:p>0.3728</text:p>
          </table:table-cell>
          <table:table-cell office:value-type="float" office:value="1.0782" calcext:value-type="float">
            <text:p>1.0782</text:p>
          </table:table-cell>
          <table:table-cell office:value-type="float" office:value="0.7389" calcext:value-type="float">
            <text:p>0.7389</text:p>
          </table:table-cell>
          <table:table-cell office:value-type="float" office:value="0.184" calcext:value-type="float">
            <text:p>0.184</text:p>
          </table:table-cell>
          <table:table-cell office:value-type="float" office:value="0.2209" calcext:value-type="float">
            <text:p>0.2209</text:p>
          </table:table-cell>
          <table:table-cell office:value-type="float" office:value="0.06713" calcext:value-type="float">
            <text:p>0.06713</text:p>
          </table:table-cell>
          <table:table-cell office:value-type="float" office:value="2.50629" calcext:value-type="float">
            <text:p>2.50629</text:p>
          </table:table-cell>
          <table:table-cell/>
          <table:table-cell office:value-type="float" office:value="0.3652" calcext:value-type="float">
            <text:p>0.3652</text:p>
          </table:table-cell>
          <table:table-cell office:value-type="float" office:value="0.21958" calcext:value-type="float">
            <text:p>0.21958</text:p>
          </table:table-cell>
          <table:table-cell/>
          <table:table-cell office:value-type="float" office:value="0.099009900990099" calcext:value-type="float">
            <text:p>0.099009900990099</text:p>
          </table:table-cell>
          <table:table-cell office:value-type="float" office:value="0.153139356814701" calcext:value-type="float">
            <text:p>0.153139356814701</text:p>
          </table:table-cell>
          <table:table-cell office:value-type="float" office:value="0.173010380622837" calcext:value-type="float">
            <text:p>0.173010380622837</text:p>
          </table:table-cell>
          <table:table-cell office:value-type="float" office:value="0.125786163522013" calcext:value-type="float">
            <text:p>0.1257861635220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cl2_100k</text:p>
          </table:table-cell>
          <table:table-cell office:value-type="float" office:value="1.1623" calcext:value-type="float">
            <text:p>1.1623</text:p>
          </table:table-cell>
          <table:table-cell office:value-type="float" office:value="0.4121" calcext:value-type="float">
            <text:p>0.4121</text:p>
          </table:table-cell>
          <table:table-cell office:value-type="float" office:value="1.0288" calcext:value-type="float">
            <text:p>1.0288</text:p>
          </table:table-cell>
          <table:table-cell office:value-type="float" office:value="0.5843" calcext:value-type="float">
            <text:p>0.5843</text:p>
          </table:table-cell>
          <table:table-cell office:value-type="float" office:value="0.236" calcext:value-type="float">
            <text:p>0.236</text:p>
          </table:table-cell>
          <table:table-cell office:value-type="float" office:value="0.0749" calcext:value-type="float">
            <text:p>0.0749</text:p>
          </table:table-cell>
          <table:table-cell office:value-type="float" office:value="0.12198" calcext:value-type="float">
            <text:p>0.12198</text:p>
          </table:table-cell>
          <table:table-cell office:value-type="float" office:value="7.095" calcext:value-type="float">
            <text:p>7.095</text:p>
          </table:table-cell>
          <table:table-cell/>
          <table:table-cell office:value-type="float" office:value="0.60391" calcext:value-type="float">
            <text:p>0.60391</text:p>
          </table:table-cell>
          <table:table-cell office:value-type="float" office:value="0.45832" calcext:value-type="float">
            <text:p>0.45832</text:p>
          </table:table-cell>
          <table:table-cell/>
          <table:table-cell office:value-type="float" office:value="0.122699386503067" calcext:value-type="float">
            <text:p>0.122699386503067</text:p>
          </table:table-cell>
          <table:table-cell office:value-type="float" office:value="0.21505376344086" calcext:value-type="float">
            <text:p>0.21505376344086</text:p>
          </table:table-cell>
          <table:table-cell office:value-type="float" office:value="0.233100233100233" calcext:value-type="float">
            <text:p>0.233100233100233</text:p>
          </table:table-cell>
          <table:table-cell office:value-type="float" office:value="0.195694716242661" calcext:value-type="float">
            <text:p>0.19569471624266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cl3_100k</text:p>
          </table:table-cell>
          <table:table-cell office:value-type="float" office:value="0.3841" calcext:value-type="float">
            <text:p>0.3841</text:p>
          </table:table-cell>
          <table:table-cell office:value-type="float" office:value="0.3946" calcext:value-type="float">
            <text:p>0.3946</text:p>
          </table:table-cell>
          <table:table-cell office:value-type="float" office:value="1.0268" calcext:value-type="float">
            <text:p>1.0268</text:p>
          </table:table-cell>
          <table:table-cell office:value-type="float" office:value="0.7934" calcext:value-type="float">
            <text:p>0.7934</text:p>
          </table:table-cell>
          <table:table-cell office:value-type="float" office:value="0.185" calcext:value-type="float">
            <text:p>0.185</text:p>
          </table:table-cell>
          <table:table-cell office:value-type="float" office:value="0.0591" calcext:value-type="float">
            <text:p>0.0591</text:p>
          </table:table-cell>
          <table:table-cell office:value-type="float" office:value="0.06947" calcext:value-type="float">
            <text:p>0.06947</text:p>
          </table:table-cell>
          <table:table-cell office:value-type="float" office:value="1.18062" calcext:value-type="float">
            <text:p>1.18062</text:p>
          </table:table-cell>
          <table:table-cell/>
          <table:table-cell office:value-type="float" office:value="0.37165" calcext:value-type="float">
            <text:p>0.37165</text:p>
          </table:table-cell>
          <table:table-cell office:value-type="float" office:value="0.24042" calcext:value-type="float">
            <text:p>0.24042</text:p>
          </table:table-cell>
          <table:table-cell/>
          <table:table-cell office:value-type="float" office:value="0.0791139240506329" calcext:value-type="float">
            <text:p>0.0791139240506329</text:p>
          </table:table-cell>
          <table:table-cell office:value-type="float" office:value="0.181488203266788" calcext:value-type="float">
            <text:p>0.181488203266788</text:p>
          </table:table-cell>
          <table:table-cell office:value-type="float" office:value="0.149925037481259" calcext:value-type="float">
            <text:p>0.149925037481259</text:p>
          </table:table-cell>
          <table:table-cell office:value-type="float" office:value="0.150602409638554" calcext:value-type="float">
            <text:p>0.1506024096385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cl4_100k</text:p>
          </table:table-cell>
          <table:table-cell office:value-type="float" office:value="0.2892" calcext:value-type="float">
            <text:p>0.2892</text:p>
          </table:table-cell>
          <table:table-cell office:value-type="float" office:value="0.379" calcext:value-type="float">
            <text:p>0.379</text:p>
          </table:table-cell>
          <table:table-cell office:value-type="float" office:value="1.0205" calcext:value-type="float">
            <text:p>1.0205</text:p>
          </table:table-cell>
          <table:table-cell office:value-type="float" office:value="0.6622" calcext:value-type="float">
            <text:p>0.6622</text:p>
          </table:table-cell>
          <table:table-cell office:value-type="float" office:value="0.234" calcext:value-type="float">
            <text:p>0.234</text:p>
          </table:table-cell>
          <table:table-cell office:value-type="float" office:value="0.0676" calcext:value-type="float">
            <text:p>0.0676</text:p>
          </table:table-cell>
          <table:table-cell office:value-type="float" office:value="0.07092" calcext:value-type="float">
            <text:p>0.07092</text:p>
          </table:table-cell>
          <table:table-cell office:value-type="float" office:value="1.3326" calcext:value-type="float">
            <text:p>1.3326</text:p>
          </table:table-cell>
          <table:table-cell/>
          <table:table-cell office:value-type="float" office:value="0.38646" calcext:value-type="float">
            <text:p>0.38646</text:p>
          </table:table-cell>
          <table:table-cell office:value-type="float" office:value="0.21022" calcext:value-type="float">
            <text:p>0.21022</text:p>
          </table:table-cell>
          <table:table-cell/>
          <table:table-cell office:value-type="float" office:value="0.0775795190069822" calcext:value-type="float">
            <text:p>0.0775795190069822</text:p>
          </table:table-cell>
          <table:table-cell office:value-type="float" office:value="0.191204588910134" calcext:value-type="float">
            <text:p>0.191204588910134</text:p>
          </table:table-cell>
          <table:table-cell office:value-type="float" office:value="0.144508670520231" calcext:value-type="float">
            <text:p>0.144508670520231</text:p>
          </table:table-cell>
          <table:table-cell office:value-type="float" office:value="0.134952766531714" calcext:value-type="float">
            <text:p>0.1349527665317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cl5_100k</text:p>
          </table:table-cell>
          <table:table-cell office:value-type="float" office:value="0.3338" calcext:value-type="float">
            <text:p>0.3338</text:p>
          </table:table-cell>
          <table:table-cell office:value-type="float" office:value="0.3666" calcext:value-type="float">
            <text:p>0.3666</text:p>
          </table:table-cell>
          <table:table-cell office:value-type="float" office:value="1.062" calcext:value-type="float">
            <text:p>1.062</text:p>
          </table:table-cell>
          <table:table-cell office:value-type="float" office:value="0.7629" calcext:value-type="float">
            <text:p>0.7629</text:p>
          </table:table-cell>
          <table:table-cell office:value-type="float" office:value="0.199" calcext:value-type="float">
            <text:p>0.199</text:p>
          </table:table-cell>
          <table:table-cell office:value-type="float" office:value="0.06616" calcext:value-type="float">
            <text:p>0.06616</text:p>
          </table:table-cell>
          <table:table-cell office:value-type="float" office:value="0.07381" calcext:value-type="float">
            <text:p>0.07381</text:p>
          </table:table-cell>
          <table:table-cell office:value-type="float" office:value="0.95821" calcext:value-type="float">
            <text:p>0.95821</text:p>
          </table:table-cell>
          <table:table-cell/>
          <table:table-cell office:value-type="float" office:value="0.33755" calcext:value-type="float">
            <text:p>0.33755</text:p>
          </table:table-cell>
          <table:table-cell office:value-type="float" office:value="0.24564" calcext:value-type="float">
            <text:p>0.24564</text:p>
          </table:table-cell>
          <table:table-cell/>
          <table:table-cell office:value-type="float" office:value="0.0979431929480901" calcext:value-type="float">
            <text:p>0.0979431929480901</text:p>
          </table:table-cell>
          <table:table-cell office:value-type="float" office:value="0.163398692810458" calcext:value-type="float">
            <text:p>0.163398692810458</text:p>
          </table:table-cell>
          <table:table-cell office:value-type="float" office:value="0.153139356814701" calcext:value-type="float">
            <text:p>0.153139356814701</text:p>
          </table:table-cell>
          <table:table-cell office:value-type="float" office:value="0.136054421768707" calcext:value-type="float">
            <text:p>0.1360544217687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w1_100k</text:p>
          </table:table-cell>
          <table:table-cell office:value-type="float" office:value="0.2443" calcext:value-type="float">
            <text:p>0.2443</text:p>
          </table:table-cell>
          <table:table-cell office:value-type="float" office:value="0.368" calcext:value-type="float">
            <text:p>0.368</text:p>
          </table:table-cell>
          <table:table-cell office:value-type="float" office:value="0.9797" calcext:value-type="float">
            <text:p>0.9797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21" calcext:value-type="float">
            <text:p>0.21</text:p>
          </table:table-cell>
          <table:table-cell office:value-type="float" office:value="0.04507" calcext:value-type="float">
            <text:p>0.04507</text:p>
          </table:table-cell>
          <table:table-cell office:value-type="float" office:value="0.07053" calcext:value-type="float">
            <text:p>0.07053</text:p>
          </table:table-cell>
          <table:table-cell office:value-type="float" office:value="1.67911" calcext:value-type="float">
            <text:p>1.67911</text:p>
          </table:table-cell>
          <table:table-cell/>
          <table:table-cell office:value-type="float" office:value="0.78534" calcext:value-type="float">
            <text:p>0.78534</text:p>
          </table:table-cell>
          <table:table-cell office:value-type="float" office:value="0.27636" calcext:value-type="float">
            <text:p>0.27636</text:p>
          </table:table-cell>
          <table:table-cell/>
          <table:table-cell office:value-type="float" office:value="0.101936799184506" calcext:value-type="float">
            <text:p>0.101936799184506</text:p>
          </table:table-cell>
          <table:table-cell office:value-type="float" office:value="0.178890876565295" calcext:value-type="float">
            <text:p>0.178890876565295</text:p>
          </table:table-cell>
          <table:table-cell office:value-type="float" office:value="0.164744645799012" calcext:value-type="float">
            <text:p>0.164744645799012</text:p>
          </table:table-cell>
          <table:table-cell office:value-type="float" office:value="0.209643605870021" calcext:value-type="float">
            <text:p>0.2096436058700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w2_100k</text:p>
          </table:table-cell>
          <table:table-cell office:value-type="float" office:value="0.2815" calcext:value-type="float">
            <text:p>0.2815</text:p>
          </table:table-cell>
          <table:table-cell office:value-type="float" office:value="0.3673" calcext:value-type="float">
            <text:p>0.3673</text:p>
          </table:table-cell>
          <table:table-cell office:value-type="float" office:value="1.0175" calcext:value-type="float">
            <text:p>1.0175</text:p>
          </table:table-cell>
          <table:table-cell office:value-type="float" office:value="0.877" calcext:value-type="float">
            <text:p>0.877</text:p>
          </table:table-cell>
          <table:table-cell office:value-type="float" office:value="0.199" calcext:value-type="float">
            <text:p>0.199</text:p>
          </table:table-cell>
          <table:table-cell office:value-type="float" office:value="0.04123" calcext:value-type="float">
            <text:p>0.04123</text:p>
          </table:table-cell>
          <table:table-cell office:value-type="float" office:value="0.06969" calcext:value-type="float">
            <text:p>0.06969</text:p>
          </table:table-cell>
          <table:table-cell office:value-type="float" office:value="2.17867" calcext:value-type="float">
            <text:p>2.17867</text:p>
          </table:table-cell>
          <table:table-cell/>
          <table:table-cell office:value-type="float" office:value="0.32136" calcext:value-type="float">
            <text:p>0.32136</text:p>
          </table:table-cell>
          <table:table-cell office:value-type="float" office:value="0.23613" calcext:value-type="float">
            <text:p>0.23613</text:p>
          </table:table-cell>
          <table:table-cell/>
          <table:table-cell office:value-type="float" office:value="0.0848896434634975" calcext:value-type="float">
            <text:p>0.0848896434634975</text:p>
          </table:table-cell>
          <table:table-cell office:value-type="float" office:value="0.210526315789474" calcext:value-type="float">
            <text:p>0.210526315789474</text:p>
          </table:table-cell>
          <table:table-cell office:value-type="float" office:value="0.173913043478261" calcext:value-type="float">
            <text:p>0.173913043478261</text:p>
          </table:table-cell>
          <table:table-cell office:value-type="float" office:value="0.134408602150538" calcext:value-type="float">
            <text:p>0.13440860215053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w3_100k</text:p>
          </table:table-cell>
          <table:table-cell office:value-type="float" office:value="0.2372" calcext:value-type="float">
            <text:p>0.2372</text:p>
          </table:table-cell>
          <table:table-cell office:value-type="float" office:value="0.3343" calcext:value-type="float">
            <text:p>0.3343</text:p>
          </table:table-cell>
          <table:table-cell office:value-type="float" office:value="0.9571" calcext:value-type="float">
            <text:p>0.9571</text:p>
          </table:table-cell>
          <table:table-cell office:value-type="float" office:value="0.649" calcext:value-type="float">
            <text:p>0.649</text:p>
          </table:table-cell>
          <table:table-cell office:value-type="float" office:value="0.217" calcext:value-type="float">
            <text:p>0.217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07279" calcext:value-type="float">
            <text:p>0.07279</text:p>
          </table:table-cell>
          <table:table-cell office:value-type="float" office:value="2.4405" calcext:value-type="float">
            <text:p>2.4405</text:p>
          </table:table-cell>
          <table:table-cell/>
          <table:table-cell office:value-type="float" office:value="0.50093" calcext:value-type="float">
            <text:p>0.50093</text:p>
          </table:table-cell>
          <table:table-cell office:value-type="float" office:value="0.2809" calcext:value-type="float">
            <text:p>0.2809</text:p>
          </table:table-cell>
          <table:table-cell/>
          <table:table-cell office:value-type="float" office:value="0.0833333333333333" calcext:value-type="float">
            <text:p>0.0833333333333333</text:p>
          </table:table-cell>
          <table:table-cell office:value-type="float" office:value="0.16025641025641" calcext:value-type="float">
            <text:p>0.16025641025641</text:p>
          </table:table-cell>
          <table:table-cell office:value-type="float" office:value="0.165562913907285" calcext:value-type="float">
            <text:p>0.165562913907285</text:p>
          </table:table-cell>
          <table:table-cell office:value-type="float" office:value="0.239234449760766" calcext:value-type="float">
            <text:p>0.23923444976076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w4_100k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435" calcext:value-type="float">
            <text:p>0.435</text:p>
          </table:table-cell>
          <table:table-cell office:value-type="float" office:value="1.0367" calcext:value-type="float">
            <text:p>1.0367</text:p>
          </table:table-cell>
          <table:table-cell office:value-type="float" office:value="0.4817" calcext:value-type="float">
            <text:p>0.4817</text:p>
          </table:table-cell>
          <table:table-cell office:value-type="float" office:value="0.202" calcext:value-type="float">
            <text:p>0.20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913" calcext:value-type="float">
            <text:p>0.06913</text:p>
          </table:table-cell>
          <table:table-cell office:value-type="float" office:value="3.67994" calcext:value-type="float">
            <text:p>3.67994</text:p>
          </table:table-cell>
          <table:table-cell/>
          <table:table-cell office:value-type="float" office:value="1.78355" calcext:value-type="float">
            <text:p>1.78355</text:p>
          </table:table-cell>
          <table:table-cell office:value-type="float" office:value="0.21942" calcext:value-type="float">
            <text:p>0.21942</text:p>
          </table:table-cell>
          <table:table-cell/>
          <table:table-cell office:value-type="float" office:value="0.0754147812971342" calcext:value-type="float">
            <text:p>0.0754147812971342</text:p>
          </table:table-cell>
          <table:table-cell office:value-type="float" office:value="0.209205020920502" calcext:value-type="float">
            <text:p>0.209205020920502</text:p>
          </table:table-cell>
          <table:table-cell office:value-type="float" office:value="0.317460317460317" calcext:value-type="float">
            <text:p>0.317460317460317</text:p>
          </table:table-cell>
          <table:table-cell office:value-type="float" office:value="0.208333333333333" calcext:value-type="float">
            <text:p>0.2083333333333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w5_100k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359" calcext:value-type="float">
            <text:p>0.359</text:p>
          </table:table-cell>
          <table:table-cell office:value-type="float" office:value="0.979" calcext:value-type="float">
            <text:p>0.979</text:p>
          </table:table-cell>
          <table:table-cell office:value-type="float" office:value="0.693" calcext:value-type="float">
            <text:p>0.693</text:p>
          </table:table-cell>
          <table:table-cell office:value-type="float" office:value="0.199" calcext:value-type="float">
            <text:p>0.199</text:p>
          </table:table-cell>
          <table:table-cell office:value-type="float" office:value="0.06" calcext:value-type="float">
            <text:p>0.06</text:p>
          </table:table-cell>
          <table:table-cell office:value-type="float" office:value="0.07164" calcext:value-type="float">
            <text:p>0.07164</text:p>
          </table:table-cell>
          <table:table-cell office:value-type="float" office:value="1.84617" calcext:value-type="float">
            <text:p>1.84617</text:p>
          </table:table-cell>
          <table:table-cell/>
          <table:table-cell office:value-type="float" office:value="0.65213" calcext:value-type="float">
            <text:p>0.65213</text:p>
          </table:table-cell>
          <table:table-cell office:value-type="float" office:value="0.23715" calcext:value-type="float">
            <text:p>0.23715</text:p>
          </table:table-cell>
          <table:table-cell/>
          <table:table-cell office:value-type="float" office:value="0.0980392156862745" calcext:value-type="float">
            <text:p>0.0980392156862745</text:p>
          </table:table-cell>
          <table:table-cell office:value-type="float" office:value="0.152439024390244" calcext:value-type="float">
            <text:p>0.152439024390244</text:p>
          </table:table-cell>
          <table:table-cell office:value-type="float" office:value="0.204081632653061" calcext:value-type="float">
            <text:p>0.204081632653061</text:p>
          </table:table-cell>
          <table:table-cell office:value-type="float" office:value="0.194174757281553" calcext:value-type="float">
            <text:p>0.19417475728155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pc1_100k</text:p>
          </table:table-cell>
          <table:table-cell office:value-type="float" office:value="0.3961" calcext:value-type="float">
            <text:p>0.3961</text:p>
          </table:table-cell>
          <table:table-cell office:value-type="float" office:value="0.461" calcext:value-type="float">
            <text:p>0.461</text:p>
          </table:table-cell>
          <table:table-cell office:value-type="float" office:value="1.0284" calcext:value-type="float">
            <text:p>1.0284</text:p>
          </table:table-cell>
          <table:table-cell office:value-type="float" office:value="0.8096" calcext:value-type="float">
            <text:p>0.8096</text:p>
          </table:table-cell>
          <table:table-cell office:value-type="float" office:value="0.188" calcext:value-type="float">
            <text:p>0.188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6888" calcext:value-type="float">
            <text:p>0.06888</text:p>
          </table:table-cell>
          <table:table-cell office:value-type="float" office:value="1.749" calcext:value-type="float">
            <text:p>1.749</text:p>
          </table:table-cell>
          <table:table-cell/>
          <table:table-cell office:value-type="float" office:value="0.36666" calcext:value-type="float">
            <text:p>0.36666</text:p>
          </table:table-cell>
          <table:table-cell office:value-type="float" office:value="0.20049" calcext:value-type="float">
            <text:p>0.20049</text:p>
          </table:table-cell>
          <table:table-cell/>
          <table:table-cell office:value-type="float" office:value="0.0749063670411985" calcext:value-type="float">
            <text:p>0.0749063670411985</text:p>
          </table:table-cell>
          <table:table-cell office:value-type="float" office:value="0.157977883096367" calcext:value-type="float">
            <text:p>0.157977883096367</text:p>
          </table:table-cell>
          <table:table-cell office:value-type="float" office:value="0.156494522691706" calcext:value-type="float">
            <text:p>0.156494522691706</text:p>
          </table:table-cell>
          <table:table-cell office:value-type="float" office:value="0.127551020408163" calcext:value-type="float">
            <text:p>0.12755102040816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pc2_100k</text:p>
          </table:table-cell>
          <table:table-cell office:value-type="float" office:value="0.2746" calcext:value-type="float">
            <text:p>0.2746</text:p>
          </table:table-cell>
          <table:table-cell office:value-type="float" office:value="0.4523" calcext:value-type="float">
            <text:p>0.4523</text:p>
          </table:table-cell>
          <table:table-cell office:value-type="float" office:value="0.9833" calcext:value-type="float">
            <text:p>0.9833</text:p>
          </table:table-cell>
          <table:table-cell office:value-type="float" office:value="0.7696" calcext:value-type="float">
            <text:p>0.7696</text:p>
          </table:table-cell>
          <table:table-cell office:value-type="float" office:value="0.218" calcext:value-type="float">
            <text:p>0.218</text:p>
          </table:table-cell>
          <table:table-cell office:value-type="float" office:value="0.06113" calcext:value-type="float">
            <text:p>0.06113</text:p>
          </table:table-cell>
          <table:table-cell office:value-type="float" office:value="0.06871" calcext:value-type="float">
            <text:p>0.06871</text:p>
          </table:table-cell>
          <table:table-cell office:value-type="float" office:value="2.1103" calcext:value-type="float">
            <text:p>2.1103</text:p>
          </table:table-cell>
          <table:table-cell/>
          <table:table-cell office:value-type="float" office:value="0.30553" calcext:value-type="float">
            <text:p>0.30553</text:p>
          </table:table-cell>
          <table:table-cell office:value-type="float" office:value="0.21033" calcext:value-type="float">
            <text:p>0.21033</text:p>
          </table:table-cell>
          <table:table-cell/>
          <table:table-cell office:value-type="float" office:value="0.0955109837631328" calcext:value-type="float">
            <text:p>0.0955109837631328</text:p>
          </table:table-cell>
          <table:table-cell office:value-type="float" office:value="0.124069478908189" calcext:value-type="float">
            <text:p>0.124069478908189</text:p>
          </table:table-cell>
          <table:table-cell office:value-type="float" office:value="0.154798761609907" calcext:value-type="float">
            <text:p>0.154798761609907</text:p>
          </table:table-cell>
          <table:table-cell office:value-type="float" office:value="0.0868809730668984" calcext:value-type="float">
            <text:p>0.0868809730668984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uild (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l1_100k</text:p>
          </table:table-cell>
          <table:table-cell office:value-type="float" office:value="0.59926" calcext:value-type="float">
            <text:p>0.59926</text:p>
          </table:table-cell>
          <table:table-cell office:value-type="float" office:value="0.02867" calcext:value-type="float">
            <text:p>0.02867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15307" calcext:value-type="float">
            <text:p>0.15307</text:p>
          </table:table-cell>
          <table:table-cell office:value-type="float" office:value="0.01354" calcext:value-type="float">
            <text:p>0.01354</text:p>
          </table:table-cell>
          <table:table-cell office:value-type="float" office:value="13.49" calcext:value-type="float">
            <text:p>13.49</text:p>
          </table:table-cell>
          <table:table-cell office:value-type="float" office:value="0.11792" calcext:value-type="float">
            <text:p>0.11792</text:p>
          </table:table-cell>
          <table:table-cell office:value-type="float" office:value="2.667" calcext:value-type="float">
            <text:p>2.667</text:p>
          </table:table-cell>
          <table:table-cell office:value-type="float" office:value="16.95" calcext:value-type="float">
            <text:p>16.95</text:p>
          </table:table-cell>
          <table:table-cell office:value-type="float" office:value="0.07532" calcext:value-type="float">
            <text:p>0.07532</text:p>
          </table:table-cell>
          <table:table-cell office:value-type="float" office:value="963" calcext:value-type="float">
            <text:p>963</text:p>
          </table:table-cell>
          <table:table-cell office:value-type="float" office:value="0.1866" calcext:value-type="float">
            <text:p>0.1866</text:p>
          </table:table-cell>
          <table:table-cell office:value-type="float" office:value="0.96" calcext:value-type="float">
            <text:p>0.96</text:p>
          </table:table-cell>
          <table:table-cell office:value-type="float" office:value="1.4" calcext:value-type="float">
            <text:p>1.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.43" calcext:value-type="float">
            <text:p>1.43</text:p>
          </table:table-cell>
          <table:table-cell office:value-type="float" office:value="2.3" calcext:value-type="float">
            <text:p>2.3</text:p>
          </table:table-cell>
          <table:table-cell office:value-type="float" office:value="0.41974" calcext:value-type="float">
            <text:p>0.41974</text:p>
          </table:table-cell>
          <table:table-cell office:value-type="float" office:value="110.47" calcext:value-type="float">
            <text:p>110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cl2_100k</text:p>
          </table:table-cell>
          <table:table-cell office:value-type="float" office:value="0.49194" calcext:value-type="float">
            <text:p>0.49194</text:p>
          </table:table-cell>
          <table:table-cell office:value-type="float" office:value="0.02429" calcext:value-type="float">
            <text:p>0.02429</text:p>
          </table:table-cell>
          <table:table-cell office:value-type="float" office:value="0.04405" calcext:value-type="float">
            <text:p>0.04405</text:p>
          </table:table-cell>
          <table:table-cell office:value-type="float" office:value="0.13299" calcext:value-type="float">
            <text:p>0.13299</text:p>
          </table:table-cell>
          <table:table-cell office:value-type="float" office:value="0.02052" calcext:value-type="float">
            <text:p>0.02052</text:p>
          </table:table-cell>
          <table:table-cell office:value-type="float" office:value="2.17" calcext:value-type="float">
            <text:p>2.17</text:p>
          </table:table-cell>
          <table:table-cell office:value-type="float" office:value="0.12704" calcext:value-type="float">
            <text:p>0.12704</text:p>
          </table:table-cell>
          <table:table-cell office:value-type="float" office:value="5.172" calcext:value-type="float">
            <text:p>5.172</text:p>
          </table:table-cell>
          <table:table-cell office:value-type="float" office:value="17.02" calcext:value-type="float">
            <text:p>17.02</text:p>
          </table:table-cell>
          <table:table-cell office:value-type="float" office:value="0.06904" calcext:value-type="float">
            <text:p>0.06904</text:p>
          </table:table-cell>
          <table:table-cell office:value-type="float" office:value="932" calcext:value-type="float">
            <text:p>932</text:p>
          </table:table-cell>
          <table:table-cell office:value-type="float" office:value="0.1291" calcext:value-type="float">
            <text:p>0.1291</text:p>
          </table:table-cell>
          <table:table-cell office:value-type="float" office:value="3.48" calcext:value-type="float">
            <text:p>3.48</text:p>
          </table:table-cell>
          <table:table-cell office:value-type="float" office:value="6.48" calcext:value-type="float">
            <text:p>6.48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3.24" calcext:value-type="float">
            <text:p>13.24</text:p>
          </table:table-cell>
          <table:table-cell office:value-type="float" office:value="21.27" calcext:value-type="float">
            <text:p>21.27</text:p>
          </table:table-cell>
          <table:table-cell office:value-type="float" office:value="0.55115" calcext:value-type="float">
            <text:p>0.55115</text:p>
          </table:table-cell>
          <table:table-cell office:value-type="float" office:value="230.39" calcext:value-type="float">
            <text:p>230.3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cl3_100k</text:p>
          </table:table-cell>
          <table:table-cell office:value-type="float" office:value="0.60096" calcext:value-type="float">
            <text:p>0.60096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4491" calcext:value-type="float">
            <text:p>0.04491</text:p>
          </table:table-cell>
          <table:table-cell office:value-type="float" office:value="0.16896" calcext:value-type="float">
            <text:p>0.16896</text:p>
          </table:table-cell>
          <table:table-cell office:value-type="float" office:value="0.01308" calcext:value-type="float">
            <text:p>0.01308</text:p>
          </table:table-cell>
          <table:table-cell office:value-type="float" office:value="33.9" calcext:value-type="float">
            <text:p>33.9</text:p>
          </table:table-cell>
          <table:table-cell office:value-type="float" office:value="0.11165" calcext:value-type="float">
            <text:p>0.11165</text:p>
          </table:table-cell>
          <table:table-cell office:value-type="float" office:value="1.905" calcext:value-type="float">
            <text:p>1.905</text:p>
          </table:table-cell>
          <table:table-cell office:value-type="float" office:value="20.36" calcext:value-type="float">
            <text:p>20.36</text:p>
          </table:table-cell>
          <table:table-cell office:value-type="float" office:value="0.0502" calcext:value-type="float">
            <text:p>0.0502</text:p>
          </table:table-cell>
          <table:table-cell office:value-type="float" office:value="801" calcext:value-type="float">
            <text:p>801</text:p>
          </table:table-cell>
          <table:table-cell office:value-type="float" office:value="0.156" calcext:value-type="float">
            <text:p>0.156</text:p>
          </table:table-cell>
          <table:table-cell office:value-type="float" office:value="2.09" calcext:value-type="float">
            <text:p>2.09</text:p>
          </table:table-cell>
          <table:table-cell office:value-type="float" office:value="4.03" calcext:value-type="float">
            <text:p>4.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2.04" calcext:value-type="float">
            <text:p>2.04</text:p>
          </table:table-cell>
          <table:table-cell office:value-type="float" office:value="5.12" calcext:value-type="float">
            <text:p>5.12</text:p>
          </table:table-cell>
          <table:table-cell office:value-type="float" office:value="0.42314" calcext:value-type="float">
            <text:p>0.42314</text:p>
          </table:table-cell>
          <table:table-cell office:value-type="float" office:value="66.27" calcext:value-type="float">
            <text:p>66.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cl4_100k</text:p>
          </table:table-cell>
          <table:table-cell office:value-type="float" office:value="0.57274" calcext:value-type="float">
            <text:p>0.57274</text:p>
          </table:table-cell>
          <table:table-cell office:value-type="float" office:value="0.02914" calcext:value-type="float">
            <text:p>0.02914</text:p>
          </table:table-cell>
          <table:table-cell office:value-type="float" office:value="0.04653" calcext:value-type="float">
            <text:p>0.04653</text:p>
          </table:table-cell>
          <table:table-cell office:value-type="float" office:value="0.16587" calcext:value-type="float">
            <text:p>0.16587</text:p>
          </table:table-cell>
          <table:table-cell office:value-type="float" office:value="0.01339" calcext:value-type="float">
            <text:p>0.01339</text:p>
          </table:table-cell>
          <table:table-cell office:value-type="float" office:value="24.59" calcext:value-type="float">
            <text:p>24.59</text:p>
          </table:table-cell>
          <table:table-cell office:value-type="float" office:value="0.11068" calcext:value-type="float">
            <text:p>0.11068</text:p>
          </table:table-cell>
          <table:table-cell office:value-type="float" office:value="1.842" calcext:value-type="float">
            <text:p>1.842</text:p>
          </table:table-cell>
          <table:table-cell office:value-type="float" office:value="19.54" calcext:value-type="float">
            <text:p>19.54</text:p>
          </table:table-cell>
          <table:table-cell office:value-type="float" office:value="0.0579" calcext:value-type="float">
            <text:p>0.0579</text:p>
          </table:table-cell>
          <table:table-cell office:value-type="float" office:value="765" calcext:value-type="float">
            <text:p>765</text:p>
          </table:table-cell>
          <table:table-cell office:value-type="float" office:value="0.18567" calcext:value-type="float">
            <text:p>0.18567</text:p>
          </table:table-cell>
          <table:table-cell office:value-type="float" office:value="2.89" calcext:value-type="float">
            <text:p>2.89</text:p>
          </table:table-cell>
          <table:table-cell office:value-type="float" office:value="5.25" calcext:value-type="float">
            <text:p>5.2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2.93" calcext:value-type="float">
            <text:p>2.93</text:p>
          </table:table-cell>
          <table:table-cell office:value-type="float" office:value="6.07" calcext:value-type="float">
            <text:p>6.07</text:p>
          </table:table-cell>
          <table:table-cell office:value-type="float" office:value="0.41504" calcext:value-type="float">
            <text:p>0.41504</text:p>
          </table:table-cell>
          <table:table-cell office:value-type="float" office:value="93.41" calcext:value-type="float">
            <text:p>93.4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cl5_100k</text:p>
          </table:table-cell>
          <table:table-cell office:value-type="float" office:value="0.6258" calcext:value-type="float">
            <text:p>0.6258</text:p>
          </table:table-cell>
          <table:table-cell office:value-type="float" office:value="0.02809" calcext:value-type="float">
            <text:p>0.02809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15483" calcext:value-type="float">
            <text:p>0.15483</text:p>
          </table:table-cell>
          <table:table-cell office:value-type="float" office:value="0.01349" calcext:value-type="float">
            <text:p>0.01349</text:p>
          </table:table-cell>
          <table:table-cell office:value-type="float" office:value="12.4" calcext:value-type="float">
            <text:p>12.4</text:p>
          </table:table-cell>
          <table:table-cell office:value-type="float" office:value="0.10058" calcext:value-type="float">
            <text:p>0.10058</text:p>
          </table:table-cell>
          <table:table-cell office:value-type="float" office:value="1.934" calcext:value-type="float">
            <text:p>1.934</text:p>
          </table:table-cell>
          <table:table-cell office:value-type="float" office:value="16.91" calcext:value-type="float">
            <text:p>16.91</text:p>
          </table:table-cell>
          <table:table-cell office:value-type="float" office:value="0.05057" calcext:value-type="float">
            <text:p>0.05057</text:p>
          </table:table-cell>
          <table:table-cell office:value-type="float" office:value="945" calcext:value-type="float">
            <text:p>945</text:p>
          </table:table-cell>
          <table:table-cell office:value-type="float" office:value="0.1186" calcext:value-type="float">
            <text:p>0.1186</text:p>
          </table:table-cell>
          <table:table-cell office:value-type="float" office:value="0.79" calcext:value-type="float">
            <text:p>0.79</text:p>
          </table:table-cell>
          <table:table-cell office:value-type="float" office:value="1.03" calcext:value-type="float">
            <text:p>1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.14" calcext:value-type="float">
            <text:p>1.14</text:p>
          </table:table-cell>
          <table:table-cell office:value-type="float" office:value="1.45" calcext:value-type="float">
            <text:p>1.45</text:p>
          </table:table-cell>
          <table:table-cell office:value-type="float" office:value="0.45564" calcext:value-type="float">
            <text:p>0.45564</text:p>
          </table:table-cell>
          <table:table-cell office:value-type="float" office:value="184.25" calcext:value-type="float">
            <text:p>184.2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w1_100k</text:p>
          </table:table-cell>
          <table:table-cell office:value-type="float" office:value="0.67005" calcext:value-type="float">
            <text:p>0.67005</text:p>
          </table:table-cell>
          <table:table-cell office:value-type="float" office:value="0.02647" calcext:value-type="float">
            <text:p>0.02647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14642" calcext:value-type="float">
            <text:p>0.14642</text:p>
          </table:table-cell>
          <table:table-cell office:value-type="float" office:value="0.01339" calcext:value-type="float">
            <text:p>0.01339</text:p>
          </table:table-cell>
          <table:table-cell office:value-type="float" office:value="9.13" calcext:value-type="float">
            <text:p>9.13</text:p>
          </table:table-cell>
          <table:table-cell office:value-type="float" office:value="0.10108" calcext:value-type="float">
            <text:p>0.10108</text:p>
          </table:table-cell>
          <table:table-cell office:value-type="float" office:value="9.946" calcext:value-type="float">
            <text:p>9.946</text:p>
          </table:table-cell>
          <table:table-cell office:value-type="float" office:value="28.2" calcext:value-type="float">
            <text:p>28.2</text:p>
          </table:table-cell>
          <table:table-cell office:value-type="float" office:value="0.09145" calcext:value-type="float">
            <text:p>0.09145</text:p>
          </table:table-cell>
          <table:table-cell office:value-type="float" office:value="1011" calcext:value-type="float">
            <text:p>1011</text:p>
          </table:table-cell>
          <table:table-cell office:value-type="float" office:value="0.06467" calcext:value-type="float">
            <text:p>0.06467</text:p>
          </table:table-cell>
          <table:table-cell office:value-type="float" office:value="0.8" calcext:value-type="float">
            <text:p>0.8</text:p>
          </table:table-cell>
          <table:table-cell office:value-type="float" office:value="3.58" calcext:value-type="float">
            <text:p>3.58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1.18" calcext:value-type="float">
            <text:p>1.18</text:p>
          </table:table-cell>
          <table:table-cell office:value-type="float" office:value="7.87" calcext:value-type="float">
            <text:p>7.87</text:p>
          </table:table-cell>
          <table:table-cell office:value-type="float" office:value="0.33614" calcext:value-type="float">
            <text:p>0.33614</text:p>
          </table:table-cell>
          <table:table-cell office:value-type="float" office:value="209.71" calcext:value-type="float">
            <text:p>209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w2_100k</text:p>
          </table:table-cell>
          <table:table-cell office:value-type="float" office:value="0.49824" calcext:value-type="float">
            <text:p>0.49824</text:p>
          </table:table-cell>
          <table:table-cell office:value-type="float" office:value="0.02666" calcext:value-type="float">
            <text:p>0.02666</text:p>
          </table:table-cell>
          <table:table-cell office:value-type="float" office:value="0.04217" calcext:value-type="float">
            <text:p>0.04217</text:p>
          </table:table-cell>
          <table:table-cell office:value-type="float" office:value="0.1519" calcext:value-type="float">
            <text:p>0.1519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8.804" calcext:value-type="float">
            <text:p>8.804</text:p>
          </table:table-cell>
          <table:table-cell office:value-type="float" office:value="0.09747" calcext:value-type="float">
            <text:p>0.09747</text:p>
          </table:table-cell>
          <table:table-cell office:value-type="float" office:value="4.042" calcext:value-type="float">
            <text:p>4.042</text:p>
          </table:table-cell>
          <table:table-cell office:value-type="float" office:value="14.65" calcext:value-type="float">
            <text:p>14.65</text:p>
          </table:table-cell>
          <table:table-cell office:value-type="float" office:value="0.04668" calcext:value-type="float">
            <text:p>0.04668</text:p>
          </table:table-cell>
          <table:table-cell office:value-type="float" office:value="1060" calcext:value-type="float">
            <text:p>1060</text:p>
          </table:table-cell>
          <table:table-cell office:value-type="float" office:value="0.061133" calcext:value-type="float">
            <text:p>0.061133</text:p>
          </table:table-cell>
          <table:table-cell office:value-type="float" office:value="0.49" calcext:value-type="float">
            <text:p>0.49</text:p>
          </table:table-cell>
          <table:table-cell office:value-type="float" office:value="0.89" calcext:value-type="float">
            <text:p>0.89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1.37" calcext:value-type="float">
            <text:p>1.37</text:p>
          </table:table-cell>
          <table:table-cell office:value-type="float" office:value="2.97" calcext:value-type="float">
            <text:p>2.97</text:p>
          </table:table-cell>
          <table:table-cell office:value-type="float" office:value="0.33207" calcext:value-type="float">
            <text:p>0.33207</text:p>
          </table:table-cell>
          <table:table-cell office:value-type="float" office:value="244.02" calcext:value-type="float">
            <text:p>244.0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w3_100k</text:p>
          </table:table-cell>
          <table:table-cell office:value-type="float" office:value="0.48449" calcext:value-type="float">
            <text:p>0.48449</text:p>
          </table:table-cell>
          <table:table-cell office:value-type="float" office:value="0.02627" calcext:value-type="float">
            <text:p>0.02627</text:p>
          </table:table-cell>
          <table:table-cell office:value-type="float" office:value="0.03707" calcext:value-type="float">
            <text:p>0.03707</text:p>
          </table:table-cell>
          <table:table-cell office:value-type="float" office:value="0.13328" calcext:value-type="float">
            <text:p>0.13328</text:p>
          </table:table-cell>
          <table:table-cell office:value-type="float" office:value="0.01325" calcext:value-type="float">
            <text:p>0.01325</text:p>
          </table:table-cell>
          <table:table-cell office:value-type="float" office:value="4.81" calcext:value-type="float">
            <text:p>4.81</text:p>
          </table:table-cell>
          <table:table-cell office:value-type="float" office:value="0.09678" calcext:value-type="float">
            <text:p>0.09678</text:p>
          </table:table-cell>
          <table:table-cell office:value-type="float" office:value="39.994" calcext:value-type="float">
            <text:p>39.994</text:p>
          </table:table-cell>
          <table:table-cell office:value-type="float" office:value="23.24" calcext:value-type="float">
            <text:p>23.24</text:p>
          </table:table-cell>
          <table:table-cell office:value-type="float" office:value="0.06547" calcext:value-type="float">
            <text:p>0.06547</text:p>
          </table:table-cell>
          <table:table-cell office:value-type="float" office:value="983" calcext:value-type="float">
            <text:p>983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63" calcext:value-type="float">
            <text:p>0.63</text:p>
          </table:table-cell>
          <table:table-cell office:value-type="float" office:value="2.01" calcext:value-type="float">
            <text:p>2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88" calcext:value-type="float">
            <text:p>0.88</text:p>
          </table:table-cell>
          <table:table-cell office:value-type="float" office:value="4.23" calcext:value-type="float">
            <text:p>4.23</text:p>
          </table:table-cell>
          <table:table-cell office:value-type="float" office:value="0.33243" calcext:value-type="float">
            <text:p>0.33243</text:p>
          </table:table-cell>
          <table:table-cell office:value-type="float" office:value="380.21" calcext:value-type="float">
            <text:p>380.2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w4_100k</text:p>
          </table:table-cell>
          <table:table-cell office:value-type="float" office:value="0.51679" calcext:value-type="float">
            <text:p>0.51679</text:p>
          </table:table-cell>
          <table:table-cell office:value-type="float" office:value="0.02531" calcext:value-type="float">
            <text:p>0.02531</text:p>
          </table:table-cell>
          <table:table-cell office:value-type="float" office:value="0.03731" calcext:value-type="float">
            <text:p>0.03731</text:p>
          </table:table-cell>
          <table:table-cell office:value-type="float" office:value="0.12904" calcext:value-type="float">
            <text:p>0.12904</text:p>
          </table:table-cell>
          <table:table-cell office:value-type="float" office:value="0.01876" calcext:value-type="float">
            <text:p>0.01876</text:p>
          </table:table-cell>
          <table:table-cell office:value-type="float" office:value="4.27" calcext:value-type="float">
            <text:p>4.27</text:p>
          </table:table-cell>
          <table:table-cell office:value-type="float" office:value="0.0879" calcext:value-type="float">
            <text:p>0.0879</text:p>
          </table:table-cell>
          <table:table-cell office:value-type="float" office:value="5.722" calcext:value-type="float">
            <text:p>5.722</text:p>
          </table:table-cell>
          <table:table-cell office:value-type="float" office:value="40.89" calcext:value-type="float">
            <text:p>40.89</text:p>
          </table:table-cell>
          <table:table-cell office:value-type="float" office:value="0.1486" calcext:value-type="float">
            <text:p>0.1486</text:p>
          </table:table-cell>
          <table:table-cell office:value-type="float" office:value="841" calcext:value-type="float">
            <text:p>841</text:p>
          </table:table-cell>
          <table:table-cell office:value-type="float" office:value="0.07377" calcext:value-type="float">
            <text:p>0.07377</text:p>
          </table:table-cell>
          <table:table-cell office:value-type="float" office:value="0.45" calcext:value-type="float">
            <text:p>0.45</text:p>
          </table:table-cell>
          <table:table-cell office:value-type="float" office:value="3.97" calcext:value-type="float">
            <text:p>3.97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1.75" calcext:value-type="float">
            <text:p>1.75</text:p>
          </table:table-cell>
          <table:table-cell office:value-type="float" office:value="35.91" calcext:value-type="float">
            <text:p>35.91</text:p>
          </table:table-cell>
          <table:table-cell office:value-type="float" office:value="0.32191" calcext:value-type="float">
            <text:p>0.32191</text:p>
          </table:table-cell>
          <table:table-cell office:value-type="float" office:value="363.31" calcext:value-type="float">
            <text:p>363.3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w5_100k</text:p>
          </table:table-cell>
          <table:table-cell office:value-type="float" office:value="0.49094" calcext:value-type="float">
            <text:p>0.49094</text:p>
          </table:table-cell>
          <table:table-cell office:value-type="float" office:value="0.02613" calcext:value-type="float">
            <text:p>0.02613</text:p>
          </table:table-cell>
          <table:table-cell office:value-type="float" office:value="0.03998" calcext:value-type="float">
            <text:p>0.03998</text:p>
          </table:table-cell>
          <table:table-cell office:value-type="float" office:value="0.15358" calcext:value-type="float">
            <text:p>0.15358</text:p>
          </table:table-cell>
          <table:table-cell office:value-type="float" office:value="0.01368" calcext:value-type="float">
            <text:p>0.01368</text:p>
          </table:table-cell>
          <table:table-cell office:value-type="float" office:value="7.3" calcext:value-type="float">
            <text:p>7.3</text:p>
          </table:table-cell>
          <table:table-cell office:value-type="float" office:value="0.09817" calcext:value-type="float">
            <text:p>0.09817</text:p>
          </table:table-cell>
          <table:table-cell office:value-type="float" office:value="27.044" calcext:value-type="float">
            <text:p>27.044</text:p>
          </table:table-cell>
          <table:table-cell office:value-type="float" office:value="22.63" calcext:value-type="float">
            <text:p>22.63</text:p>
          </table:table-cell>
          <table:table-cell office:value-type="float" office:value="0.10507" calcext:value-type="float">
            <text:p>0.10507</text:p>
          </table:table-cell>
          <table:table-cell office:value-type="float" office:value="934" calcext:value-type="float">
            <text:p>934</text:p>
          </table:table-cell>
          <table:table-cell office:value-type="float" office:value="0.06521" calcext:value-type="float">
            <text:p>0.06521</text:p>
          </table:table-cell>
          <table:table-cell office:value-type="float" office:value="0.92" calcext:value-type="float">
            <text:p>0.92</text:p>
          </table:table-cell>
          <table:table-cell office:value-type="float" office:value="2.26" calcext:value-type="float">
            <text:p>2.26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.01" calcext:value-type="float">
            <text:p>1.01</text:p>
          </table:table-cell>
          <table:table-cell office:value-type="float" office:value="5.17" calcext:value-type="float">
            <text:p>5.17</text:p>
          </table:table-cell>
          <table:table-cell office:value-type="float" office:value="0.32797" calcext:value-type="float">
            <text:p>0.32797</text:p>
          </table:table-cell>
          <table:table-cell office:value-type="float" office:value="247.69" calcext:value-type="float">
            <text:p>247.6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ipc1_100k</text:p>
          </table:table-cell>
          <table:table-cell office:value-type="float" office:value="0.59686" calcext:value-type="float">
            <text:p>0.59686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4531" calcext:value-type="float">
            <text:p>0.04531</text:p>
          </table:table-cell>
          <table:table-cell office:value-type="float" office:value="0.16695" calcext:value-type="float">
            <text:p>0.16695</text:p>
          </table:table-cell>
          <table:table-cell office:value-type="float" office:value="0.01303" calcext:value-type="float">
            <text:p>0.01303</text:p>
          </table:table-cell>
          <table:table-cell office:value-type="float" office:value="33.48" calcext:value-type="float">
            <text:p>33.48</text:p>
          </table:table-cell>
          <table:table-cell office:value-type="float" office:value="0.10985" calcext:value-type="float">
            <text:p>0.10985</text:p>
          </table:table-cell>
          <table:table-cell office:value-type="float" office:value="1.567" calcext:value-type="float">
            <text:p>1.567</text:p>
          </table:table-cell>
          <table:table-cell office:value-type="float" office:value="21.66" calcext:value-type="float">
            <text:p>21.66</text:p>
          </table:table-cell>
          <table:table-cell office:value-type="float" office:value="0.04913" calcext:value-type="float">
            <text:p>0.04913</text:p>
          </table:table-cell>
          <table:table-cell office:value-type="float" office:value="782" calcext:value-type="float">
            <text:p>782</text:p>
          </table:table-cell>
          <table:table-cell office:value-type="float" office:value="0.12124" calcext:value-type="float">
            <text:p>0.12124</text:p>
          </table:table-cell>
          <table:table-cell office:value-type="float" office:value="2.16" calcext:value-type="float">
            <text:p>2.16</text:p>
          </table:table-cell>
          <table:table-cell office:value-type="float" office:value="2.95" calcext:value-type="float">
            <text:p>2.9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5.26" calcext:value-type="float">
            <text:p>5.26</text:p>
          </table:table-cell>
          <table:table-cell office:value-type="float" office:value="6.86" calcext:value-type="float">
            <text:p>6.86</text:p>
          </table:table-cell>
          <table:table-cell office:value-type="float" office:value="0.42051" calcext:value-type="float">
            <text:p>0.42051</text:p>
          </table:table-cell>
          <table:table-cell office:value-type="float" office:value="684.52" calcext:value-type="float">
            <text:p>684.5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ipc2_100k</text:p>
          </table:table-cell>
          <table:table-cell office:value-type="float" office:value="0.55039" calcext:value-type="float">
            <text:p>0.55039</text:p>
          </table:table-cell>
          <table:table-cell office:value-type="float" office:value="0.02821" calcext:value-type="float">
            <text:p>0.02821</text:p>
          </table:table-cell>
          <table:table-cell office:value-type="float" office:value="0.04152" calcext:value-type="float">
            <text:p>0.04152</text:p>
          </table:table-cell>
          <table:table-cell office:value-type="float" office:value="0.15246" calcext:value-type="float">
            <text:p>0.15246</text:p>
          </table:table-cell>
          <table:table-cell office:value-type="float" office:value="0.01181" calcext:value-type="float">
            <text:p>0.01181</text:p>
          </table:table-cell>
          <table:table-cell office:value-type="float" office:value="11.68" calcext:value-type="float">
            <text:p>11.68</text:p>
          </table:table-cell>
          <table:table-cell office:value-type="float" office:value="0.09771" calcext:value-type="float">
            <text:p>0.09771</text:p>
          </table:table-cell>
          <table:table-cell office:value-type="float" office:value="21.694" calcext:value-type="float">
            <text:p>21.694</text:p>
          </table:table-cell>
          <table:table-cell office:value-type="float" office:value="15.72" calcext:value-type="float">
            <text:p>15.72</text:p>
          </table:table-cell>
          <table:table-cell office:value-type="float" office:value="0.04825" calcext:value-type="float">
            <text:p>0.04825</text:p>
          </table:table-cell>
          <table:table-cell office:value-type="float" office:value="968" calcext:value-type="float">
            <text:p>968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31" calcext:value-type="float">
            <text:p>0.31</text:p>
          </table:table-cell>
          <table:table-cell office:value-type="float" office:value="0.32" calcext:value-type="float">
            <text:p>0.32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71" calcext:value-type="float">
            <text:p>0.71</text:p>
          </table:table-cell>
          <table:table-cell office:value-type="float" office:value="0.8" calcext:value-type="float">
            <text:p>0.8</text:p>
          </table:table-cell>
          <table:table-cell office:value-type="float" office:value="0.34145" calcext:value-type="float">
            <text:p>0.34145</text:p>
          </table:table-cell>
          <table:table-cell office:value-type="float" office:value="145.94" calcext:value-type="float">
            <text:p>145.94</text:p>
          </table:table-cell>
          <table:table-cell table:number-columns-repeated="100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sent_G" table:style-name="ta2">
        <office:forms form:automatic-focus="false" form:apply-design-mode="false"/>
        <table:shapes>
          <draw:frame draw:z-index="0" draw:name="圖表 1" draw:style-name="gr1" draw:text-style-name="P1" svg:width="54.881cm" svg:height="20.119cm" svg:x="1.341cm" svg:y="26.266cm">
            <draw:object draw:notify-on-update-of-ranges="present_G.A4:present_G.A15 present_G.B3:present_G.B3 present_G.B4:present_G.B15 present_G.C3:present_G.C3 present_G.C4:present_G.C15 present_G.D3:present_G.D3 present_G.D4:present_G.D15 present_G.E3:present_G.E3 present_G.E4:present_G.E15 present_G.F3:present_G.F3 present_G.F4:present_G.F15 present_G.G3:present_G.G3 present_G.G4:present_G.G15 present_G.H3:present_G.H3 present_G.H4:present_G.H15 present_G.I3:present_G.I3 present_G.I4:present_G.I15 present_G.J3:present_G.J3 present_G.J4:present_G.J15 present_G.K3:present_G.K3 present_G.K4:present_G.K15 present_G.L3:present_G.L3 present_G.L4:present_G.L15 present_G.M3:present_G.M3 present_G.M4:present_G.M15 present_G.N3:present_G.N3 present_G.N4:present_G.N15 present_G.O3:present_G.O3 present_G.O4:present_G.O15 present_G.P3:present_G.P3 present_G.P4:present_G.P15 present_G.Q3:present_G.Q3 present_G.Q4:present_G.Q15 present_G.R3:present_G.R3 present_G.R4:present_G.R15 present_G.S3:present_G.S3 present_G.S4:present_G.S15 present_G.T3:present_G.T3 present_G.T4:present_G.T15 present_G.U3:present_G.U3 present_G.U4:present_G.U15 present_G.V3:present_G.V3 present_G.V4:present_G.V1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name="圖表 2" draw:style-name="gr1" draw:text-style-name="P1" svg:width="55.042cm" svg:height="21.819cm" svg:x="1.355cm" svg:y="47.696cm">
            <draw:object draw:notify-on-update-of-ranges="present_G.A18:present_G.A29 present_G.B3:present_G.B3 present_G.B18:present_G.B29 present_G.C3:present_G.C3 present_G.C18:present_G.C29 present_G.D3:present_G.D3 present_G.D18:present_G.D29 present_G.E3:present_G.E3 present_G.E18:present_G.E29 present_G.F3:present_G.F3 present_G.F18:present_G.F29 present_G.G3:present_G.G3 present_G.G18:present_G.G29 present_G.H3:present_G.H3 present_G.H18:present_G.H29 present_G.I3:present_G.I3 present_G.I18:present_G.I29 present_G.J3:present_G.J3 present_G.J18:present_G.J29 present_G.K3:present_G.K3 present_G.K18:present_G.K29 present_G.L3:present_G.L3 present_G.L18:present_G.L29 present_G.M3:present_G.M3 present_G.M18:present_G.M29 present_G.N3:present_G.N3 present_G.N18:present_G.N29 present_G.O3:present_G.O3 present_G.O18:present_G.O29 present_G.P3:present_G.P3 present_G.P18:present_G.P29 present_G.Q3:present_G.Q3 present_G.Q18:present_G.Q29 present_G.R3:present_G.R3 present_G.R18:present_G.R29 present_G.S3:present_G.S3 present_G.S18:present_G.S29 present_G.T3:present_G.T3 present_G.T18:present_G.T29 present_G.U3:present_G.U3 present_G.U18:present_G.U29 present_G.V3:present_G.V3 present_G.V18:present_G.V2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name="圖表 3" draw:style-name="gr1" draw:text-style-name="P1" svg:width="54.842cm" svg:height="18.72cm" svg:x="1.606cm" svg:y="70.067cm">
            <draw:object draw:notify-on-update-of-ranges="present_G.A32:present_G.A43 present_G.B3:present_G.B3 present_G.B32:present_G.B43 present_G.C3:present_G.C3 present_G.C32:present_G.C43 present_G.D3:present_G.D3 present_G.D32:present_G.D43 present_G.E3:present_G.E3 present_G.E32:present_G.E43 present_G.F3:present_G.F3 present_G.F32:present_G.F43 present_G.G3:present_G.G3 present_G.G32:present_G.G43 present_G.H3:present_G.H3 present_G.H32:present_G.H43 present_G.I3:present_G.I3 present_G.I32:present_G.I43 present_G.J3:present_G.J3 present_G.J32:present_G.J43 present_G.K3:present_G.K3 present_G.K32:present_G.K43 present_G.L3:present_G.L3 present_G.L32:present_G.L43 present_G.M3:present_G.M3 present_G.M32:present_G.M43 present_G.N3:present_G.N3 present_G.N32:present_G.N43 present_G.O3:present_G.O3 present_G.O32:present_G.O43 present_G.P3:present_G.P3 present_G.P32:present_G.P43 present_G.Q3:present_G.Q3 present_G.Q32:present_G.Q43 present_G.R3:present_G.R3 present_G.R32:present_G.R43 present_G.S3:present_G.S3 present_G.S32:present_G.S43 present_G.T3:present_G.T3 present_G.T32:present_G.T43 present_G.U3:present_G.U3 present_G.U32:present_G.U43 present_G.V3:present_G.V3 present_G.V32:present_G.V4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name="圖表 4" draw:style-name="gr1" draw:text-style-name="P1" svg:width="54.994cm" svg:height="18.438cm" svg:x="1.48cm" svg:y="89.785cm">
            <draw:object draw:notify-on-update-of-ranges="present_G.A46:present_G.A57 present_G.B3:present_G.B3 present_G.B46:present_G.B57 present_G.C3:present_G.C3 present_G.C46:present_G.C57 present_G.D3:present_G.D3 present_G.D46:present_G.D57 present_G.E3:present_G.E3 present_G.E46:present_G.E57 present_G.F3:present_G.F3 present_G.F46:present_G.F57 present_G.G3:present_G.G3 present_G.G46:present_G.G57 present_G.H3:present_G.H3 present_G.H46:present_G.H57 present_G.I3:present_G.I3 present_G.I46:present_G.I57 present_G.J3:present_G.J3 present_G.J46:present_G.J57 present_G.K3:present_G.K3 present_G.K46:present_G.K57 present_G.L3:present_G.L3 present_G.L46:present_G.L57 present_G.M3:present_G.M3 present_G.M46:present_G.M57 present_G.N3:present_G.N3 present_G.N46:present_G.N57 present_G.O3:present_G.O3 present_G.O46:present_G.O57 present_G.P3:present_G.P3 present_G.P46:present_G.P57 present_G.Q3:present_G.Q3 present_G.Q46:present_G.Q57 present_G.R3:present_G.R3 present_G.R46:present_G.R57 present_G.S3:present_G.S3 present_G.S46:present_G.S57 present_G.T3:present_G.T3 present_G.T46:present_G.T57 present_G.U3:present_G.U3 present_G.U46:present_G.U57 present_G.V3:present_G.V3 present_G.V46:present_G.V5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995" table:default-cell-style-name="Default"/>
        <table:table-row table:style-name="ro1">
          <table:table-cell office:value-type="string" calcext:value-type="string">
            <text:p>1us: ^(-3) ms</text:p>
          </table:table-cell>
          <table:table-cell office:value-type="string" calcext:value-type="string">
            <text:p>1MB: ^3 KB</text:p>
          </table:table-cell>
          <table:table-cell office:value-type="string" calcext:value-type="string">
            <text:p>1KB: ^3 B</text:p>
          </table:table-cell>
          <table:table-cell table:number-columns-repeated="1021"/>
        </table:table-row>
        <table:table-row table:style-name="ro1">
          <table:table-cell table:number-columns-repeated="10"/>
          <table:table-cell office:value-type="string" calcext:value-type="string">
            <text:p>using HybridT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arch (us)</text:p>
          </table:table-cell>
          <table:table-cell office:value-type="string" calcext:value-type="string">
            <text:p>CutTSS</text:p>
          </table:table-cell>
          <table:table-cell office:value-type="string" calcext:value-type="string">
            <text:p>PSTSS</text:p>
          </table:table-cell>
          <table:table-cell office:value-type="string" calcext:value-type="string">
            <text:p>PartitionSort</text:p>
          </table:table-cell>
          <table:table-cell office:value-type="string" calcext:value-type="string">
            <text:p>TabTree</text:p>
          </table:table-cell>
          <table:table-cell office:value-type="string" calcext:value-type="string">
            <text:p>KSet</text:p>
          </table:table-cell>
          <table:table-cell office:value-type="string" calcext:value-type="string">
            <text:p>PT-Tree</text:p>
          </table:table-cell>
          <table:table-cell office:value-type="string" calcext:value-type="string">
            <text:p>TupleTree</text:p>
          </table:table-cell>
          <table:table-cell office:value-type="string" calcext:value-type="string">
            <text:p>KickTree</text:p>
          </table:table-cell>
          <table:table-cell office:value-type="string" calcext:value-type="string">
            <text:p>ByteCuts</text:p>
          </table:table-cell>
          <table:table-cell office:value-type="string" calcext:value-type="string">
            <text:p>TupleMerge</text:p>
          </table:table-cell>
          <table:table-cell office:value-type="string" calcext:value-type="string">
            <text:p>HybridTSS</text:p>
          </table:table-cell>
          <table:table-cell office:value-type="string" calcext:value-type="string">
            <text:p>CMT</text:p>
          </table:table-cell>
          <table:table-cell office:value-type="string" calcext:value-type="string">
            <text:p>DynamicTuple-2</text:p>
          </table:table-cell>
          <table:table-cell office:value-type="string" calcext:value-type="string">
            <text:p>DynamicTuple-5</text:p>
          </table:table-cell>
          <table:table-cell office:value-type="string" calcext:value-type="string">
            <text:p>MultilayerTuple-2</text:p>
          </table:table-cell>
          <table:table-cell office:value-type="string" calcext:value-type="string">
            <text:p>MultilayerTuple-5</text:p>
          </table:table-cell>
          <table:table-cell office:value-type="string" calcext:value-type="string">
            <text:p>PextCuts-2</text:p>
          </table:table-cell>
          <table:table-cell office:value-type="string" calcext:value-type="string">
            <text:p>PextCuts-5</text:p>
          </table:table-cell>
          <table:table-cell office:value-type="string" calcext:value-type="string">
            <text:p>MbitTree</text:p>
          </table:table-cell>
          <table:table-cell office:value-type="string" calcext:value-type="string">
            <text:p>Nuevomatch</text:p>
          </table:table-cell>
          <table:table-cell office:value-type="string" calcext:value-type="string">
            <text:p>HybridCuts</text:p>
          </table:table-cell>
          <table:table-cell table:style-name="ce1" office:value-type="string" calcext:value-type="string">
            <text:p>RVH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cl1_100k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5117" calcext:value-type="float">
            <text:p>0.5117</text:p>
          </table:table-cell>
          <table:table-cell office:value-type="float" office:value="0.7328" calcext:value-type="float">
            <text:p>0.7328</text:p>
          </table:table-cell>
          <table:table-cell office:value-type="float" office:value="0.3309" calcext:value-type="float">
            <text:p>0.3309</text:p>
          </table:table-cell>
          <table:table-cell office:value-type="float" office:value="0.041" calcext:value-type="float">
            <text:p>0.041</text:p>
          </table:table-cell>
          <table:table-cell office:value-type="float" office:value="0.07555" calcext:value-type="float">
            <text:p>0.07555</text:p>
          </table:table-cell>
          <table:table-cell office:value-type="float" office:value="0.06724" calcext:value-type="float">
            <text:p>0.06724</text:p>
          </table:table-cell>
          <table:table-cell office:value-type="float" office:value="1.9178" calcext:value-type="float">
            <text:p>1.9178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13536" calcext:value-type="float">
            <text:p>0.13536</text:p>
          </table:table-cell>
          <table:table-cell office:value-type="float" office:value="0.03628" calcext:value-type="float">
            <text:p>0.03628</text:p>
          </table:table-cell>
          <table:table-cell office:value-type="float" office:value="0.023747" calcext:value-type="float">
            <text:p>0.023747</text:p>
          </table:table-cell>
          <table:table-cell office:value-type="float" office:value="0.0228206298493838" calcext:value-type="float">
            <text:p>0.0228206298493838</text:p>
          </table:table-cell>
          <table:table-cell office:value-type="float" office:value="0.0242659548653239" calcext:value-type="float">
            <text:p>0.0242659548653239</text:p>
          </table:table-cell>
          <table:table-cell office:value-type="float" office:value="0.0655737704918033" calcext:value-type="float">
            <text:p>0.0655737704918033</text:p>
          </table:table-cell>
          <table:table-cell office:value-type="float" office:value="0.111234705228031" calcext:value-type="float">
            <text:p>0.111234705228031</text:p>
          </table:table-cell>
          <table:table-cell office:value-type="float" office:value="0.01998001998002" calcext:value-type="float">
            <text:p>0.01998001998002</text:p>
          </table:table-cell>
          <table:table-cell office:value-type="float" office:value="0.0264131008980454" calcext:value-type="float">
            <text:p>0.0264131008980454</text:p>
          </table:table-cell>
          <table:table-cell office:value-type="float" office:value="0.1057" calcext:value-type="float">
            <text:p>0.1057</text:p>
          </table:table-cell>
          <table:table-cell office:value-type="float" office:value="0.103" calcext:value-type="float">
            <text:p>0.103</text:p>
          </table:table-cell>
          <table:table-cell/>
          <table:table-cell office:value-type="float" office:value="0.138" calcext:value-type="float">
            <text:p>0.1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cl2_100k</text:p>
          </table:table-cell>
          <table:table-cell office:value-type="float" office:value="0.3046" calcext:value-type="float">
            <text:p>0.3046</text:p>
          </table:table-cell>
          <table:table-cell office:value-type="float" office:value="1.8885" calcext:value-type="float">
            <text:p>1.8885</text:p>
          </table:table-cell>
          <table:table-cell office:value-type="float" office:value="2.3629" calcext:value-type="float">
            <text:p>2.3629</text:p>
          </table:table-cell>
          <table:table-cell office:value-type="float" office:value="1.2885" calcext:value-type="float">
            <text:p>1.2885</text:p>
          </table:table-cell>
          <table:table-cell office:value-type="float" office:value="0.193" calcext:value-type="float">
            <text:p>0.193</text:p>
          </table:table-cell>
          <table:table-cell office:value-type="float" office:value="0.14856" calcext:value-type="float">
            <text:p>0.14856</text:p>
          </table:table-cell>
          <table:table-cell office:value-type="float" office:value="0.21791" calcext:value-type="float">
            <text:p>0.21791</text:p>
          </table:table-cell>
          <table:table-cell office:value-type="float" office:value="7.75488" calcext:value-type="float">
            <text:p>7.75488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3935" calcext:value-type="float">
            <text:p>0.3935</text:p>
          </table:table-cell>
          <table:table-cell office:value-type="float" office:value="0.81072" calcext:value-type="float">
            <text:p>0.81072</text:p>
          </table:table-cell>
          <table:table-cell office:value-type="float" office:value="0.11988" calcext:value-type="float">
            <text:p>0.11988</text:p>
          </table:table-cell>
          <table:table-cell office:value-type="float" office:value="0.0950570342205323" calcext:value-type="float">
            <text:p>0.0950570342205323</text:p>
          </table:table-cell>
          <table:table-cell office:value-type="float" office:value="0.127064803049555" calcext:value-type="float">
            <text:p>0.127064803049555</text:p>
          </table:table-cell>
          <table:table-cell office:value-type="float" office:value="0.170357751277683" calcext:value-type="float">
            <text:p>0.170357751277683</text:p>
          </table:table-cell>
          <table:table-cell office:value-type="float" office:value="0.305810397553517" calcext:value-type="float">
            <text:p>0.305810397553517</text:p>
          </table:table-cell>
          <table:table-cell office:value-type="float" office:value="0.058173356602676" calcext:value-type="float">
            <text:p>0.058173356602676</text:p>
          </table:table-cell>
          <table:table-cell office:value-type="float" office:value="0.0775795190069822" calcext:value-type="float">
            <text:p>0.0775795190069822</text:p>
          </table:table-cell>
          <table:table-cell office:value-type="float" office:value="0.4587" calcext:value-type="float">
            <text:p>0.4587</text:p>
          </table:table-cell>
          <table:table-cell office:value-type="float" office:value="0.915" calcext:value-type="float">
            <text:p>0.915</text:p>
          </table:table-cell>
          <table:table-cell/>
          <table:table-cell office:value-type="float" office:value="0.13881" calcext:value-type="float">
            <text:p>0.1388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cl3_100k</text:p>
          </table:table-cell>
          <table:table-cell office:value-type="float" office:value="0.1358" calcext:value-type="float">
            <text:p>0.1358</text:p>
          </table:table-cell>
          <table:table-cell office:value-type="float" office:value="1.1968" calcext:value-type="float">
            <text:p>1.1968</text:p>
          </table:table-cell>
          <table:table-cell office:value-type="float" office:value="1.4684" calcext:value-type="float">
            <text:p>1.4684</text:p>
          </table:table-cell>
          <table:table-cell office:value-type="float" office:value="0.5823" calcext:value-type="float">
            <text:p>0.5823</text:p>
          </table:table-cell>
          <table:table-cell office:value-type="float" office:value="0.052" calcext:value-type="float">
            <text:p>0.052</text:p>
          </table:table-cell>
          <table:table-cell office:value-type="float" office:value="0.12342" calcext:value-type="float">
            <text:p>0.12342</text:p>
          </table:table-cell>
          <table:table-cell office:value-type="float" office:value="0.08726" calcext:value-type="float">
            <text:p>0.08726</text:p>
          </table:table-cell>
          <table:table-cell office:value-type="float" office:value="0.86408" calcext:value-type="float">
            <text:p>0.86408</text:p>
          </table:table-cell>
          <table:table-cell office:value-type="float" office:value="0.049" calcext:value-type="float">
            <text:p>0.049</text:p>
          </table:table-cell>
          <table:table-cell office:value-type="float" office:value="0.14054" calcext:value-type="float">
            <text:p>0.14054</text:p>
          </table:table-cell>
          <table:table-cell office:value-type="float" office:value="0.08464" calcext:value-type="float">
            <text:p>0.08464</text:p>
          </table:table-cell>
          <table:table-cell office:value-type="float" office:value="0.09451" calcext:value-type="float">
            <text:p>0.09451</text:p>
          </table:table-cell>
          <table:table-cell office:value-type="float" office:value="0.0233481204763017" calcext:value-type="float">
            <text:p>0.0233481204763017</text:p>
          </table:table-cell>
          <table:table-cell office:value-type="float" office:value="0.0340020401224073" calcext:value-type="float">
            <text:p>0.0340020401224073</text:p>
          </table:table-cell>
          <table:table-cell office:value-type="float" office:value="0.0721500721500722" calcext:value-type="float">
            <text:p>0.0721500721500722</text:p>
          </table:table-cell>
          <table:table-cell office:value-type="float" office:value="0.229885057471264" calcext:value-type="float">
            <text:p>0.229885057471264</text:p>
          </table:table-cell>
          <table:table-cell office:value-type="float" office:value="0.0203086921202275" calcext:value-type="float">
            <text:p>0.0203086921202275</text:p>
          </table:table-cell>
          <table:table-cell office:value-type="float" office:value="0.0371057513914657" calcext:value-type="float">
            <text:p>0.0371057513914657</text:p>
          </table:table-cell>
          <table:table-cell office:value-type="float" office:value="0.1393" calcext:value-type="float">
            <text:p>0.1393</text:p>
          </table:table-cell>
          <table:table-cell office:value-type="float" office:value="0.111" calcext:value-type="float">
            <text:p>0.111</text:p>
          </table:table-cell>
          <table:table-cell/>
          <table:table-cell office:value-type="float" office:value="0.13868" calcext:value-type="float">
            <text:p>0.138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cl4_100k</text:p>
          </table:table-cell>
          <table:table-cell office:value-type="float" office:value="0.1303" calcext:value-type="float">
            <text:p>0.1303</text:p>
          </table:table-cell>
          <table:table-cell office:value-type="float" office:value="1.276" calcext:value-type="float">
            <text:p>1.276</text:p>
          </table:table-cell>
          <table:table-cell office:value-type="float" office:value="1.5406" calcext:value-type="float">
            <text:p>1.5406</text:p>
          </table:table-cell>
          <table:table-cell office:value-type="float" office:value="0.5638" calcext:value-type="float">
            <text:p>0.563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8871" calcext:value-type="float">
            <text:p>0.08871</text:p>
          </table:table-cell>
          <table:table-cell office:value-type="float" office:value="0.95158" calcext:value-type="float">
            <text:p>0.95158</text:p>
          </table:table-cell>
          <table:table-cell office:value-type="float" office:value="0.0782" calcext:value-type="float">
            <text:p>0.0782</text:p>
          </table:table-cell>
          <table:table-cell office:value-type="float" office:value="0.19319" calcext:value-type="float">
            <text:p>0.19319</text:p>
          </table:table-cell>
          <table:table-cell office:value-type="float" office:value="0.10715" calcext:value-type="float">
            <text:p>0.10715</text:p>
          </table:table-cell>
          <table:table-cell office:value-type="float" office:value="0.10037" calcext:value-type="float">
            <text:p>0.10037</text:p>
          </table:table-cell>
          <table:table-cell office:value-type="float" office:value="0.0275709953129308" calcext:value-type="float">
            <text:p>0.0275709953129308</text:p>
          </table:table-cell>
          <table:table-cell office:value-type="float" office:value="0.0390777647518562" calcext:value-type="float">
            <text:p>0.0390777647518562</text:p>
          </table:table-cell>
          <table:table-cell office:value-type="float" office:value="0.0702740688685875" calcext:value-type="float">
            <text:p>0.0702740688685875</text:p>
          </table:table-cell>
          <table:table-cell office:value-type="float" office:value="0.196463654223969" calcext:value-type="float">
            <text:p>0.196463654223969</text:p>
          </table:table-cell>
          <table:table-cell office:value-type="float" office:value="0.0282965478211658" calcext:value-type="float">
            <text:p>0.0282965478211658</text:p>
          </table:table-cell>
          <table:table-cell office:value-type="float" office:value="0.0331345261762757" calcext:value-type="float">
            <text:p>0.0331345261762757</text:p>
          </table:table-cell>
          <table:table-cell office:value-type="float" office:value="0.16437" calcext:value-type="float">
            <text:p>0.16437</text:p>
          </table:table-cell>
          <table:table-cell office:value-type="float" office:value="0.184" calcext:value-type="float">
            <text:p>0.184</text:p>
          </table:table-cell>
          <table:table-cell/>
          <table:table-cell office:value-type="float" office:value="0.13877" calcext:value-type="float">
            <text:p>0.138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cl5_100k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5529" calcext:value-type="float">
            <text:p>0.5529</text:p>
          </table:table-cell>
          <table:table-cell office:value-type="float" office:value="0.888" calcext:value-type="float">
            <text:p>0.888</text:p>
          </table:table-cell>
          <table:table-cell office:value-type="float" office:value="0.377" calcext:value-type="float">
            <text:p>0.377</text:p>
          </table:table-cell>
          <table:table-cell office:value-type="float" office:value="0.05" calcext:value-type="float">
            <text:p>0.05</text:p>
          </table:table-cell>
          <table:table-cell office:value-type="float" office:value="0.1024" calcext:value-type="float">
            <text:p>0.1024</text:p>
          </table:table-cell>
          <table:table-cell office:value-type="float" office:value="0.09183" calcext:value-type="float">
            <text:p>0.09183</text:p>
          </table:table-cell>
          <table:table-cell office:value-type="float" office:value="1.37294" calcext:value-type="float">
            <text:p>1.37294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9394" calcext:value-type="float">
            <text:p>0.09394</text:p>
          </table:table-cell>
          <table:table-cell office:value-type="float" office:value="0.07514" calcext:value-type="float">
            <text:p>0.07514</text:p>
          </table:table-cell>
          <table:table-cell office:value-type="float" office:value="0.005198" calcext:value-type="float">
            <text:p>0.005198</text:p>
          </table:table-cell>
          <table:table-cell office:value-type="float" office:value="0.0292997363023733" calcext:value-type="float">
            <text:p>0.0292997363023733</text:p>
          </table:table-cell>
          <table:table-cell office:value-type="float" office:value="0.0343878954607978" calcext:value-type="float">
            <text:p>0.0343878954607978</text:p>
          </table:table-cell>
          <table:table-cell office:value-type="float" office:value="0.0583771161704612" calcext:value-type="float">
            <text:p>0.0583771161704612</text:p>
          </table:table-cell>
          <table:table-cell office:value-type="float" office:value="0.141442715700141" calcext:value-type="float">
            <text:p>0.141442715700141</text:p>
          </table:table-cell>
          <table:table-cell office:value-type="float" office:value="0.0306936771025169" calcext:value-type="float">
            <text:p>0.0306936771025169</text:p>
          </table:table-cell>
          <table:table-cell office:value-type="float" office:value="0.0264970853206147" calcext:value-type="float">
            <text:p>0.0264970853206147</text:p>
          </table:table-cell>
          <table:table-cell office:value-type="float" office:value="0.10686" calcext:value-type="float">
            <text:p>0.10686</text:p>
          </table:table-cell>
          <table:table-cell office:value-type="float" office:value="0.177" calcext:value-type="float">
            <text:p>0.1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w1_100k</text:p>
          </table:table-cell>
          <table:table-cell office:value-type="float" office:value="0.2053" calcext:value-type="float">
            <text:p>0.2053</text:p>
          </table:table-cell>
          <table:table-cell office:value-type="float" office:value="1.0951" calcext:value-type="float">
            <text:p>1.0951</text:p>
          </table:table-cell>
          <table:table-cell office:value-type="float" office:value="1.4159" calcext:value-type="float">
            <text:p>1.4159</text:p>
          </table:table-cell>
          <table:table-cell office:value-type="float" office:value="0.5233" calcext:value-type="float">
            <text:p>0.5233</text:p>
          </table:table-cell>
          <table:table-cell office:value-type="float" office:value="0.086" calcext:value-type="float">
            <text:p>0.086</text:p>
          </table:table-cell>
          <table:table-cell office:value-type="float" office:value="0.1896" calcext:value-type="float">
            <text:p>0.1896</text:p>
          </table:table-cell>
          <table:table-cell office:value-type="float" office:value="0.105" calcext:value-type="float">
            <text:p>0.105</text:p>
          </table:table-cell>
          <table:table-cell office:value-type="float" office:value="3.12156" calcext:value-type="float">
            <text:p>3.12156</text:p>
          </table:table-cell>
          <table:table-cell office:value-type="float" office:value="0.0567" calcext:value-type="float">
            <text:p>0.0567</text:p>
          </table:table-cell>
          <table:table-cell office:value-type="float" office:value="0.17892" calcext:value-type="float">
            <text:p>0.17892</text:p>
          </table:table-cell>
          <table:table-cell office:value-type="float" office:value="0.25599" calcext:value-type="float">
            <text:p>0.25599</text:p>
          </table:table-cell>
          <table:table-cell office:value-type="float" office:value="0.242841" calcext:value-type="float">
            <text:p>0.242841</text:p>
          </table:table-cell>
          <table:table-cell office:value-type="float" office:value="0.0341180484476288" calcext:value-type="float">
            <text:p>0.0341180484476288</text:p>
          </table:table-cell>
          <table:table-cell office:value-type="float" office:value="0.058173356602676" calcext:value-type="float">
            <text:p>0.058173356602676</text:p>
          </table:table-cell>
          <table:table-cell office:value-type="float" office:value="0.110253583241455" calcext:value-type="float">
            <text:p>0.110253583241455</text:p>
          </table:table-cell>
          <table:table-cell office:value-type="float" office:value="0.325732899022801" calcext:value-type="float">
            <text:p>0.325732899022801</text:p>
          </table:table-cell>
          <table:table-cell office:value-type="float" office:value="0.0371195248700817" calcext:value-type="float">
            <text:p>0.0371195248700817</text:p>
          </table:table-cell>
          <table:table-cell office:value-type="float" office:value="0.0468164794007491" calcext:value-type="float">
            <text:p>0.0468164794007491</text:p>
          </table:table-cell>
          <table:table-cell office:value-type="float" office:value="0.24716" calcext:value-type="float">
            <text:p>0.24716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0.14387" calcext:value-type="float">
            <text:p>0.1438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w2_100k</text:p>
          </table:table-cell>
          <table:table-cell office:value-type="float" office:value="0.0907" calcext:value-type="float">
            <text:p>0.0907</text:p>
          </table:table-cell>
          <table:table-cell office:value-type="float" office:value="0.5942" calcext:value-type="float">
            <text:p>0.5942</text:p>
          </table:table-cell>
          <table:table-cell office:value-type="float" office:value="0.8467" calcext:value-type="float">
            <text:p>0.8467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085" calcext:value-type="float">
            <text:p>0.085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10223" calcext:value-type="float">
            <text:p>0.10223</text:p>
          </table:table-cell>
          <table:table-cell office:value-type="float" office:value="1.35462" calcext:value-type="float">
            <text:p>1.35462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14954" calcext:value-type="float">
            <text:p>0.14954</text:p>
          </table:table-cell>
          <table:table-cell office:value-type="float" office:value="0.12279" calcext:value-type="float">
            <text:p>0.12279</text:p>
          </table:table-cell>
          <table:table-cell office:value-type="float" office:value="3.031655" calcext:value-type="float">
            <text:p>3.031655</text:p>
          </table:table-cell>
          <table:table-cell office:value-type="float" office:value="0.0363901018922853" calcext:value-type="float">
            <text:p>0.0363901018922853</text:p>
          </table:table-cell>
          <table:table-cell office:value-type="float" office:value="0.0424808836023789" calcext:value-type="float">
            <text:p>0.0424808836023789</text:p>
          </table:table-cell>
          <table:table-cell office:value-type="float" office:value="0.0863557858376511" calcext:value-type="float">
            <text:p>0.0863557858376511</text:p>
          </table:table-cell>
          <table:table-cell office:value-type="float" office:value="0.227272727272727" calcext:value-type="float">
            <text:p>0.227272727272727</text:p>
          </table:table-cell>
          <table:table-cell office:value-type="float" office:value="0.0297707651086633" calcext:value-type="float">
            <text:p>0.0297707651086633</text:p>
          </table:table-cell>
          <table:table-cell office:value-type="float" office:value="0.0417536534446764" calcext:value-type="float">
            <text:p>0.0417536534446764</text:p>
          </table:table-cell>
          <table:table-cell office:value-type="float" office:value="0.17178" calcext:value-type="float">
            <text:p>0.17178</text:p>
          </table:table-cell>
          <table:table-cell office:value-type="float" office:value="0.163" calcext:value-type="float">
            <text:p>0.163</text:p>
          </table:table-cell>
          <table:table-cell/>
          <table:table-cell office:value-type="float" office:value="0.13554" calcext:value-type="float">
            <text:p>0.135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w3_100k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747" calcext:value-type="float">
            <text:p>0.747</text:p>
          </table:table-cell>
          <table:table-cell office:value-type="float" office:value="1.0458" calcext:value-type="float">
            <text:p>1.0458</text:p>
          </table:table-cell>
          <table:table-cell office:value-type="float" office:value="0.4415" calcext:value-type="float">
            <text:p>0.4415</text:p>
          </table:table-cell>
          <table:table-cell office:value-type="float" office:value="0.081" calcext:value-type="float">
            <text:p>0.081</text:p>
          </table:table-cell>
          <table:table-cell office:value-type="float" office:value="0.1813" calcext:value-type="float">
            <text:p>0.1813</text:p>
          </table:table-cell>
          <table:table-cell office:value-type="float" office:value="0.1038" calcext:value-type="float">
            <text:p>0.1038</text:p>
          </table:table-cell>
          <table:table-cell office:value-type="float" office:value="7.86892" calcext:value-type="float">
            <text:p>7.86892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14734" calcext:value-type="float">
            <text:p>0.14734</text:p>
          </table:table-cell>
          <table:table-cell office:value-type="float" office:value="0.167" calcext:value-type="float">
            <text:p>0.167</text:p>
          </table:table-cell>
          <table:table-cell office:value-type="float" office:value="0.2536" calcext:value-type="float">
            <text:p>0.2536</text:p>
          </table:table-cell>
          <table:table-cell office:value-type="float" office:value="0.0295333727111636" calcext:value-type="float">
            <text:p>0.0295333727111636</text:p>
          </table:table-cell>
          <table:table-cell office:value-type="float" office:value="0.0549450549450549" calcext:value-type="float">
            <text:p>0.0549450549450549</text:p>
          </table:table-cell>
          <table:table-cell office:value-type="float" office:value="0.111482720178372" calcext:value-type="float">
            <text:p>0.111482720178372</text:p>
          </table:table-cell>
          <table:table-cell office:value-type="float" office:value="0.12853470437018" calcext:value-type="float">
            <text:p>0.12853470437018</text:p>
          </table:table-cell>
          <table:table-cell office:value-type="float" office:value="0.0285632676378178" calcext:value-type="float">
            <text:p>0.0285632676378178</text:p>
          </table:table-cell>
          <table:table-cell office:value-type="float" office:value="0.0330687830687831" calcext:value-type="float">
            <text:p>0.0330687830687831</text:p>
          </table:table-cell>
          <table:table-cell office:value-type="float" office:value="0.23448" calcext:value-type="float">
            <text:p>0.23448</text:p>
          </table:table-cell>
          <table:table-cell office:value-type="float" office:value="0.183" calcext:value-type="float">
            <text:p>0.183</text:p>
          </table:table-cell>
          <table:table-cell/>
          <table:table-cell office:value-type="float" office:value="0.13649" calcext:value-type="float">
            <text:p>0.1364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w4_100k</text:p>
          </table:table-cell>
          <table:table-cell office:value-type="float" office:value="0.5898" calcext:value-type="float">
            <text:p>0.5898</text:p>
          </table:table-cell>
          <table:table-cell office:value-type="float" office:value="1.4697" calcext:value-type="float">
            <text:p>1.4697</text:p>
          </table:table-cell>
          <table:table-cell office:value-type="float" office:value="1.7182" calcext:value-type="float">
            <text:p>1.7182</text:p>
          </table:table-cell>
          <table:table-cell office:value-type="float" office:value="0.8158" calcext:value-type="float">
            <text:p>0.815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08965" calcext:value-type="float">
            <text:p>0.08965</text:p>
          </table:table-cell>
          <table:table-cell office:value-type="float" office:value="8.71953" calcext:value-type="float">
            <text:p>8.71953</text:p>
          </table:table-cell>
          <table:table-cell office:value-type="float" office:value="0.0684" calcext:value-type="float">
            <text:p>0.0684</text:p>
          </table:table-cell>
          <table:table-cell office:value-type="float" office:value="0.35653" calcext:value-type="float">
            <text:p>0.35653</text:p>
          </table:table-cell>
          <table:table-cell office:value-type="float" office:value="0.29362" calcext:value-type="float">
            <text:p>0.29362</text:p>
          </table:table-cell>
          <table:table-cell office:value-type="float" office:value="0.71388" calcext:value-type="float">
            <text:p>0.71388</text:p>
          </table:table-cell>
          <table:table-cell office:value-type="float" office:value="0.0355871886120996" calcext:value-type="float">
            <text:p>0.0355871886120996</text:p>
          </table:table-cell>
          <table:table-cell office:value-type="float" office:value="0.0959692898272553" calcext:value-type="float">
            <text:p>0.0959692898272553</text:p>
          </table:table-cell>
          <table:table-cell office:value-type="float" office:value="0.31055900621118" calcext:value-type="float">
            <text:p>0.31055900621118</text:p>
          </table:table-cell>
          <table:table-cell office:value-type="float" office:value="0.380228136882129" calcext:value-type="float">
            <text:p>0.380228136882129</text:p>
          </table:table-cell>
          <table:table-cell office:value-type="float" office:value="0.0317965023847377" calcext:value-type="float">
            <text:p>0.0317965023847377</text:p>
          </table:table-cell>
          <table:table-cell office:value-type="float" office:value="0.0714285714285714" calcext:value-type="float">
            <text:p>0.0714285714285714</text:p>
          </table:table-cell>
          <table:table-cell office:value-type="float" office:value="0.74207" calcext:value-type="float">
            <text:p>0.74207</text:p>
          </table:table-cell>
          <table:table-cell office:value-type="float" office:value="0.222" calcext:value-type="float">
            <text:p>0.222</text:p>
          </table:table-cell>
          <table:table-cell/>
          <table:table-cell office:value-type="float" office:value="0.14011" calcext:value-type="float">
            <text:p>0.14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w5_100k</text:p>
          </table:table-cell>
          <table:table-cell office:value-type="float" office:value="0.1678" calcext:value-type="float">
            <text:p>0.1678</text:p>
          </table:table-cell>
          <table:table-cell office:value-type="float" office:value="0.9601" calcext:value-type="float">
            <text:p>0.9601</text:p>
          </table:table-cell>
          <table:table-cell office:value-type="float" office:value="1.2588" calcext:value-type="float">
            <text:p>1.2588</text:p>
          </table:table-cell>
          <table:table-cell office:value-type="float" office:value="0.547" calcext:value-type="float">
            <text:p>0.547</text:p>
          </table:table-cell>
          <table:table-cell office:value-type="float" office:value="0.089" calcext:value-type="float">
            <text:p>0.089</text:p>
          </table:table-cell>
          <table:table-cell office:value-type="float" office:value="0.2172" calcext:value-type="float">
            <text:p>0.2172</text:p>
          </table:table-cell>
          <table:table-cell office:value-type="float" office:value="0.09661" calcext:value-type="float">
            <text:p>0.09661</text:p>
          </table:table-cell>
          <table:table-cell office:value-type="float" office:value="3.0696" calcext:value-type="float">
            <text:p>3.0696</text:p>
          </table:table-cell>
          <table:table-cell office:value-type="float" office:value="0.0591" calcext:value-type="float">
            <text:p>0.0591</text:p>
          </table:table-cell>
          <table:table-cell office:value-type="float" office:value="0.13513" calcext:value-type="float">
            <text:p>0.13513</text:p>
          </table:table-cell>
          <table:table-cell office:value-type="float" office:value="0.21096" calcext:value-type="float">
            <text:p>0.21096</text:p>
          </table:table-cell>
          <table:table-cell office:value-type="float" office:value="0.37812" calcext:value-type="float">
            <text:p>0.37812</text:p>
          </table:table-cell>
          <table:table-cell office:value-type="float" office:value="0.0322061191626409" calcext:value-type="float">
            <text:p>0.0322061191626409</text:p>
          </table:table-cell>
          <table:table-cell office:value-type="float" office:value="0.0494315373208107" calcext:value-type="float">
            <text:p>0.0494315373208107</text:p>
          </table:table-cell>
          <table:table-cell office:value-type="float" office:value="0.129032258064516" calcext:value-type="float">
            <text:p>0.129032258064516</text:p>
          </table:table-cell>
          <table:table-cell office:value-type="float" office:value="0.190839694656489" calcext:value-type="float">
            <text:p>0.190839694656489</text:p>
          </table:table-cell>
          <table:table-cell office:value-type="float" office:value="0.0254712175241977" calcext:value-type="float">
            <text:p>0.0254712175241977</text:p>
          </table:table-cell>
          <table:table-cell office:value-type="float" office:value="0.0333778371161549" calcext:value-type="float">
            <text:p>0.0333778371161549</text:p>
          </table:table-cell>
          <table:table-cell office:value-type="float" office:value="0.21879" calcext:value-type="float">
            <text:p>0.21879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0.13849" calcext:value-type="float">
            <text:p>0.1384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pc1_100k</text:p>
          </table:table-cell>
          <table:table-cell office:value-type="float" office:value="0.1363" calcext:value-type="float">
            <text:p>0.1363</text:p>
          </table:table-cell>
          <table:table-cell office:value-type="float" office:value="1.7833" calcext:value-type="float">
            <text:p>1.7833</text:p>
          </table:table-cell>
          <table:table-cell office:value-type="float" office:value="2.0578" calcext:value-type="float">
            <text:p>2.0578</text:p>
          </table:table-cell>
          <table:table-cell office:value-type="float" office:value="0.6368" calcext:value-type="float">
            <text:p>0.636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8642" calcext:value-type="float">
            <text:p>0.08642</text:p>
          </table:table-cell>
          <table:table-cell office:value-type="float" office:value="0.10614" calcext:value-type="float">
            <text:p>0.10614</text:p>
          </table:table-cell>
          <table:table-cell office:value-type="float" office:value="0.85532" calcext:value-type="float">
            <text:p>0.85532</text:p>
          </table:table-cell>
          <table:table-cell office:value-type="float" office:value="0.05" calcext:value-type="float">
            <text:p>0.05</text:p>
          </table:table-cell>
          <table:table-cell office:value-type="float" office:value="0.18471" calcext:value-type="float">
            <text:p>0.18471</text:p>
          </table:table-cell>
          <table:table-cell office:value-type="float" office:value="0.0809" calcext:value-type="float">
            <text:p>0.0809</text:p>
          </table:table-cell>
          <table:table-cell office:value-type="float" office:value="0.105746" calcext:value-type="float">
            <text:p>0.105746</text:p>
          </table:table-cell>
          <table:table-cell office:value-type="float" office:value="0.0309501702259362" calcext:value-type="float">
            <text:p>0.0309501702259362</text:p>
          </table:table-cell>
          <table:table-cell office:value-type="float" office:value="0.0364697301239971" calcext:value-type="float">
            <text:p>0.0364697301239971</text:p>
          </table:table-cell>
          <table:table-cell office:value-type="float" office:value="0.124069478908189" calcext:value-type="float">
            <text:p>0.124069478908189</text:p>
          </table:table-cell>
          <table:table-cell office:value-type="float" office:value="0.386100386100386" calcext:value-type="float">
            <text:p>0.386100386100386</text:p>
          </table:table-cell>
          <table:table-cell office:value-type="float" office:value="0.0302023557837511" calcext:value-type="float">
            <text:p>0.0302023557837511</text:p>
          </table:table-cell>
          <table:table-cell office:value-type="float" office:value="0.0330578512396694" calcext:value-type="float">
            <text:p>0.0330578512396694</text:p>
          </table:table-cell>
          <table:table-cell office:value-type="float" office:value="0.16524" calcext:value-type="float">
            <text:p>0.16524</text:p>
          </table:table-cell>
          <table:table-cell office:value-type="float" office:value="0.154" calcext:value-type="float">
            <text:p>0.154</text:p>
          </table:table-cell>
          <table:table-cell/>
          <table:table-cell office:value-type="float" office:value="0.13735" calcext:value-type="float">
            <text:p>0.1373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pc2_100k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4063" calcext:value-type="float">
            <text:p>0.4063</text:p>
          </table:table-cell>
          <table:table-cell office:value-type="float" office:value="0.6729" calcext:value-type="float">
            <text:p>0.6729</text:p>
          </table:table-cell>
          <table:table-cell office:value-type="float" office:value="0.3721" calcext:value-type="float">
            <text:p>0.3721</text:p>
          </table:table-cell>
          <table:table-cell office:value-type="float" office:value="0.059" calcext:value-type="float">
            <text:p>0.059</text:p>
          </table:table-cell>
          <table:table-cell office:value-type="float" office:value="0.1064" calcext:value-type="float">
            <text:p>0.1064</text:p>
          </table:table-cell>
          <table:table-cell office:value-type="float" office:value="0.08091" calcext:value-type="float">
            <text:p>0.08091</text:p>
          </table:table-cell>
          <table:table-cell office:value-type="float" office:value="2.0166" calcext:value-type="float">
            <text:p>2.0166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9423" calcext:value-type="float">
            <text:p>0.09423</text:p>
          </table:table-cell>
          <table:table-cell office:value-type="float" office:value="0.04588" calcext:value-type="float">
            <text:p>0.04588</text:p>
          </table:table-cell>
          <table:table-cell office:value-type="float" office:value="1.06272" calcext:value-type="float">
            <text:p>1.06272</text:p>
          </table:table-cell>
          <table:table-cell office:value-type="float" office:value="0.0259134490800726" calcext:value-type="float">
            <text:p>0.0259134490800726</text:p>
          </table:table-cell>
          <table:table-cell office:value-type="float" office:value="0.0264550264550265" calcext:value-type="float">
            <text:p>0.0264550264550265</text:p>
          </table:table-cell>
          <table:table-cell office:value-type="float" office:value="0.0735835172921266" calcext:value-type="float">
            <text:p>0.0735835172921266</text:p>
          </table:table-cell>
          <table:table-cell office:value-type="float" office:value="0.139275766016713" calcext:value-type="float">
            <text:p>0.139275766016713</text:p>
          </table:table-cell>
          <table:table-cell office:value-type="float" office:value="0.0302114803625378" calcext:value-type="float">
            <text:p>0.0302114803625378</text:p>
          </table:table-cell>
          <table:table-cell office:value-type="float" office:value="0.0380083618396047" calcext:value-type="float">
            <text:p>0.0380083618396047</text:p>
          </table:table-cell>
          <table:table-cell office:value-type="float" office:value="0.16719" calcext:value-type="float">
            <text:p>0.16719</text:p>
          </table:table-cell>
          <table:table-cell office:value-type="float" office:value="0.12" calcext:value-type="float">
            <text:p>0.12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mory (KB)</text:p>
          </table:table-cell>
          <table:table-cell table:number-columns-repeated="9"/>
          <table:table-cell office:value-type="string" calcext:value-type="string">
            <text:p>using TM-ONLI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l1_100k</text:p>
          </table:table-cell>
          <table:table-cell office:value-type="float" office:value="4158" calcext:value-type="float">
            <text:p>4158</text:p>
          </table:table-cell>
          <table:table-cell office:value-type="float" office:value="4569" calcext:value-type="float">
            <text:p>4569</text:p>
          </table:table-cell>
          <table:table-cell office:value-type="float" office:value="5184" calcext:value-type="float">
            <text:p>5184</text:p>
          </table:table-cell>
          <table:table-cell office:value-type="float" office:value="4661" calcext:value-type="float">
            <text:p>4661</text:p>
          </table:table-cell>
          <table:table-cell office:value-type="float" office:value="2865" calcext:value-type="float">
            <text:p>2865</text:p>
          </table:table-cell>
          <table:table-cell office:value-type="float" office:value="2960" calcext:value-type="float">
            <text:p>2960</text:p>
          </table:table-cell>
          <table:table-cell office:value-type="float" office:value="4856" calcext:value-type="float">
            <text:p>4856</text:p>
          </table:table-cell>
          <table:table-cell office:value-type="float" office:value="1431" calcext:value-type="float">
            <text:p>1431</text:p>
          </table:table-cell>
          <table:table-cell office:value-type="float" office:value="2315" calcext:value-type="float">
            <text:p>2315</text:p>
          </table:table-cell>
          <table:table-cell office:value-type="float" office:value="2424" calcext:value-type="float">
            <text:p>2424</text:p>
          </table:table-cell>
          <table:table-cell/>
          <table:table-cell office:value-type="float" office:value="6801" calcext:value-type="float">
            <text:p>6801</text:p>
          </table:table-cell>
          <table:table-cell office:value-type="float" office:value="15850" calcext:value-type="float">
            <text:p>15850</text:p>
          </table:table-cell>
          <table:table-cell office:value-type="float" office:value="19820" calcext:value-type="float">
            <text:p>19820</text:p>
          </table:table-cell>
          <table:table-cell office:value-type="float" office:value="16620" calcext:value-type="float">
            <text:p>16620</text:p>
          </table:table-cell>
          <table:table-cell office:value-type="float" office:value="20910" calcext:value-type="float">
            <text:p>20910</text:p>
          </table:table-cell>
          <table:table-cell office:value-type="float" office:value="13050" calcext:value-type="float">
            <text:p>13050</text:p>
          </table:table-cell>
          <table:table-cell office:value-type="float" office:value="20260" calcext:value-type="float">
            <text:p>20260</text:p>
          </table:table-cell>
          <table:table-cell office:value-type="float" office:value="657.35" calcext:value-type="float">
            <text:p>657.35</text:p>
          </table:table-cell>
          <table:table-cell/>
          <table:table-cell office:value-type="float" office:value="1380" calcext:value-type="float">
            <text:p>138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cl2_100k</text:p>
          </table:table-cell>
          <table:table-cell office:value-type="float" office:value="2914" calcext:value-type="float">
            <text:p>2914</text:p>
          </table:table-cell>
          <table:table-cell office:value-type="float" office:value="4091" calcext:value-type="float">
            <text:p>4091</text:p>
          </table:table-cell>
          <table:table-cell office:value-type="float" office:value="4410" calcext:value-type="float">
            <text:p>4410</text:p>
          </table:table-cell>
          <table:table-cell office:value-type="float" office:value="4143" calcext:value-type="float">
            <text:p>4143</text:p>
          </table:table-cell>
          <table:table-cell office:value-type="float" office:value="2674" calcext:value-type="float">
            <text:p>2674</text:p>
          </table:table-cell>
          <table:table-cell office:value-type="float" office:value="10832" calcext:value-type="float">
            <text:p>10832</text:p>
          </table:table-cell>
          <table:table-cell office:value-type="float" office:value="3371" calcext:value-type="float">
            <text:p>3371</text:p>
          </table:table-cell>
          <table:table-cell office:value-type="float" office:value="1505" calcext:value-type="float">
            <text:p>1505</text:p>
          </table:table-cell>
          <table:table-cell office:value-type="float" office:value="18945" calcext:value-type="float">
            <text:p>18945</text:p>
          </table:table-cell>
          <table:table-cell office:value-type="float" office:value="2182" calcext:value-type="float">
            <text:p>2182</text:p>
          </table:table-cell>
          <table:table-cell/>
          <table:table-cell office:value-type="float" office:value="6061" calcext:value-type="float">
            <text:p>6061</text:p>
          </table:table-cell>
          <table:table-cell office:value-type="float" office:value="12320" calcext:value-type="float">
            <text:p>12320</text:p>
          </table:table-cell>
          <table:table-cell office:value-type="float" office:value="23100" calcext:value-type="float">
            <text:p>23100</text:p>
          </table:table-cell>
          <table:table-cell office:value-type="float" office:value="12970" calcext:value-type="float">
            <text:p>12970</text:p>
          </table:table-cell>
          <table:table-cell office:value-type="float" office:value="24700" calcext:value-type="float">
            <text:p>24700</text:p>
          </table:table-cell>
          <table:table-cell office:value-type="float" office:value="91060" calcext:value-type="float">
            <text:p>91060</text:p>
          </table:table-cell>
          <table:table-cell office:value-type="float" office:value="165740" calcext:value-type="float">
            <text:p>165740</text:p>
          </table:table-cell>
          <table:table-cell office:value-type="float" office:value="2187.91" calcext:value-type="float">
            <text:p>2187.91</text:p>
          </table:table-cell>
          <table:table-cell/>
          <table:table-cell office:value-type="float" office:value="13900" calcext:value-type="float">
            <text:p>139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cl3_100k</text:p>
          </table:table-cell>
          <table:table-cell office:value-type="float" office:value="4054" calcext:value-type="float">
            <text:p>4054</text:p>
          </table:table-cell>
          <table:table-cell office:value-type="float" office:value="4567" calcext:value-type="float">
            <text:p>4567</text:p>
          </table:table-cell>
          <table:table-cell office:value-type="float" office:value="5186" calcext:value-type="float">
            <text:p>5186</text:p>
          </table:table-cell>
          <table:table-cell office:value-type="float" office:value="4725" calcext:value-type="float">
            <text:p>4725</text:p>
          </table:table-cell>
          <table:table-cell office:value-type="float" office:value="2904" calcext:value-type="float">
            <text:p>2904</text:p>
          </table:table-cell>
          <table:table-cell office:value-type="float" office:value="12605" calcext:value-type="float">
            <text:p>12605</text:p>
          </table:table-cell>
          <table:table-cell office:value-type="float" office:value="5206" calcext:value-type="float">
            <text:p>5206</text:p>
          </table:table-cell>
          <table:table-cell office:value-type="float" office:value="1445" calcext:value-type="float">
            <text:p>1445</text:p>
          </table:table-cell>
          <table:table-cell office:value-type="float" office:value="2587" calcext:value-type="float">
            <text:p>2587</text:p>
          </table:table-cell>
          <table:table-cell office:value-type="float" office:value="2440" calcext:value-type="float">
            <text:p>2440</text:p>
          </table:table-cell>
          <table:table-cell/>
          <table:table-cell office:value-type="float" office:value="8115" calcext:value-type="float">
            <text:p>8115</text:p>
          </table:table-cell>
          <table:table-cell office:value-type="float" office:value="15870" calcext:value-type="float">
            <text:p>15870</text:p>
          </table:table-cell>
          <table:table-cell office:value-type="float" office:value="24760" calcext:value-type="float">
            <text:p>24760</text:p>
          </table:table-cell>
          <table:table-cell office:value-type="float" office:value="17060" calcext:value-type="float">
            <text:p>17060</text:p>
          </table:table-cell>
          <table:table-cell office:value-type="float" office:value="25990" calcext:value-type="float">
            <text:p>25990</text:p>
          </table:table-cell>
          <table:table-cell office:value-type="float" office:value="12040" calcext:value-type="float">
            <text:p>12040</text:p>
          </table:table-cell>
          <table:table-cell office:value-type="float" office:value="24470" calcext:value-type="float">
            <text:p>24470</text:p>
          </table:table-cell>
          <table:table-cell office:value-type="float" office:value="645.14" calcext:value-type="float">
            <text:p>645.14</text:p>
          </table:table-cell>
          <table:table-cell/>
          <table:table-cell office:value-type="float" office:value="1480" calcext:value-type="float">
            <text:p>148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cl4_100k</text:p>
          </table:table-cell>
          <table:table-cell office:value-type="float" office:value="4102" calcext:value-type="float">
            <text:p>4102</text:p>
          </table:table-cell>
          <table:table-cell office:value-type="float" office:value="4580" calcext:value-type="float">
            <text:p>4580</text:p>
          </table:table-cell>
          <table:table-cell office:value-type="float" office:value="5193" calcext:value-type="float">
            <text:p>5193</text:p>
          </table:table-cell>
          <table:table-cell office:value-type="float" office:value="5972" calcext:value-type="float">
            <text:p>5972</text:p>
          </table:table-cell>
          <table:table-cell office:value-type="float" office:value="2891" calcext:value-type="float">
            <text:p>2891</text:p>
          </table:table-cell>
          <table:table-cell office:value-type="float" office:value="15845" calcext:value-type="float">
            <text:p>15845</text:p>
          </table:table-cell>
          <table:table-cell office:value-type="float" office:value="5221" calcext:value-type="float">
            <text:p>5221</text:p>
          </table:table-cell>
          <table:table-cell office:value-type="float" office:value="1429" calcext:value-type="float">
            <text:p>1429</text:p>
          </table:table-cell>
          <table:table-cell office:value-type="float" office:value="3666" calcext:value-type="float">
            <text:p>3666</text:p>
          </table:table-cell>
          <table:table-cell office:value-type="float" office:value="2443" calcext:value-type="float">
            <text:p>2443</text:p>
          </table:table-cell>
          <table:table-cell/>
          <table:table-cell office:value-type="float" office:value="8349" calcext:value-type="float">
            <text:p>8349</text:p>
          </table:table-cell>
          <table:table-cell office:value-type="float" office:value="15890" calcext:value-type="float">
            <text:p>15890</text:p>
          </table:table-cell>
          <table:table-cell office:value-type="float" office:value="24290" calcext:value-type="float">
            <text:p>24290</text:p>
          </table:table-cell>
          <table:table-cell office:value-type="float" office:value="16660" calcext:value-type="float">
            <text:p>16660</text:p>
          </table:table-cell>
          <table:table-cell office:value-type="float" office:value="25350" calcext:value-type="float">
            <text:p>25350</text:p>
          </table:table-cell>
          <table:table-cell office:value-type="float" office:value="12430" calcext:value-type="float">
            <text:p>12430</text:p>
          </table:table-cell>
          <table:table-cell office:value-type="float" office:value="24300" calcext:value-type="float">
            <text:p>24300</text:p>
          </table:table-cell>
          <table:table-cell office:value-type="float" office:value="649.32" calcext:value-type="float">
            <text:p>649.32</text:p>
          </table:table-cell>
          <table:table-cell/>
          <table:table-cell office:value-type="float" office:value="1604" calcext:value-type="float">
            <text:p>160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cl5_100k</text:p>
          </table:table-cell>
          <table:table-cell office:value-type="float" office:value="4418" calcext:value-type="float">
            <text:p>4418</text:p>
          </table:table-cell>
          <table:table-cell office:value-type="float" office:value="4558" calcext:value-type="float">
            <text:p>4558</text:p>
          </table:table-cell>
          <table:table-cell office:value-type="float" office:value="5175" calcext:value-type="float">
            <text:p>5175</text:p>
          </table:table-cell>
          <table:table-cell office:value-type="float" office:value="4653" calcext:value-type="float">
            <text:p>4653</text:p>
          </table:table-cell>
          <table:table-cell office:value-type="float" office:value="2867" calcext:value-type="float">
            <text:p>2867</text:p>
          </table:table-cell>
          <table:table-cell office:value-type="float" office:value="7897" calcext:value-type="float">
            <text:p>7897</text:p>
          </table:table-cell>
          <table:table-cell office:value-type="float" office:value="3736" calcext:value-type="float">
            <text:p>3736</text:p>
          </table:table-cell>
          <table:table-cell office:value-type="float" office:value="1428" calcext:value-type="float">
            <text:p>1428</text:p>
          </table:table-cell>
          <table:table-cell office:value-type="float" office:value="2476" calcext:value-type="float">
            <text:p>2476</text:p>
          </table:table-cell>
          <table:table-cell office:value-type="float" office:value="2439" calcext:value-type="float">
            <text:p>2439</text:p>
          </table:table-cell>
          <table:table-cell/>
          <table:table-cell office:value-type="float" office:value="6707" calcext:value-type="float">
            <text:p>6707</text:p>
          </table:table-cell>
          <table:table-cell office:value-type="float" office:value="14860" calcext:value-type="float">
            <text:p>14860</text:p>
          </table:table-cell>
          <table:table-cell office:value-type="float" office:value="17990" calcext:value-type="float">
            <text:p>17990</text:p>
          </table:table-cell>
          <table:table-cell office:value-type="float" office:value="16240" calcext:value-type="float">
            <text:p>16240</text:p>
          </table:table-cell>
          <table:table-cell office:value-type="float" office:value="19920" calcext:value-type="float">
            <text:p>19920</text:p>
          </table:table-cell>
          <table:table-cell office:value-type="float" office:value="13790" calcext:value-type="float">
            <text:p>13790</text:p>
          </table:table-cell>
          <table:table-cell office:value-type="float" office:value="17390" calcext:value-type="float">
            <text:p>17390</text:p>
          </table:table-cell>
          <table:table-cell office:value-type="float" office:value="694.55" calcext:value-type="float">
            <text:p>694.55</text:p>
          </table:table-cell>
          <table:table-cell/>
          <table:table-cell office:value-type="float" office:value="1058" calcext:value-type="float">
            <text:p>1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w1_100k</text:p>
          </table:table-cell>
          <table:table-cell office:value-type="float" office:value="4196" calcext:value-type="float">
            <text:p>4196</text:p>
          </table:table-cell>
          <table:table-cell office:value-type="float" office:value="4405" calcext:value-type="float">
            <text:p>4405</text:p>
          </table:table-cell>
          <table:table-cell office:value-type="float" office:value="5007" calcext:value-type="float">
            <text:p>5007</text:p>
          </table:table-cell>
          <table:table-cell office:value-type="float" office:value="4489" calcext:value-type="float">
            <text:p>4489</text:p>
          </table:table-cell>
          <table:table-cell office:value-type="float" office:value="2805" calcext:value-type="float">
            <text:p>2805</text:p>
          </table:table-cell>
          <table:table-cell office:value-type="float" office:value="7693" calcext:value-type="float">
            <text:p>7693</text:p>
          </table:table-cell>
          <table:table-cell office:value-type="float" office:value="4226" calcext:value-type="float">
            <text:p>4226</text:p>
          </table:table-cell>
          <table:table-cell office:value-type="float" office:value="1480" calcext:value-type="float">
            <text:p>1480</text:p>
          </table:table-cell>
          <table:table-cell office:value-type="float" office:value="10508" calcext:value-type="float">
            <text:p>10508</text:p>
          </table:table-cell>
          <table:table-cell office:value-type="float" office:value="2335" calcext:value-type="float">
            <text:p>2335</text:p>
          </table:table-cell>
          <table:table-cell/>
          <table:table-cell office:value-type="float" office:value="6505" calcext:value-type="float">
            <text:p>6505</text:p>
          </table:table-cell>
          <table:table-cell office:value-type="float" office:value="15500" calcext:value-type="float">
            <text:p>15500</text:p>
          </table:table-cell>
          <table:table-cell office:value-type="float" office:value="38450" calcext:value-type="float">
            <text:p>38450</text:p>
          </table:table-cell>
          <table:table-cell office:value-type="float" office:value="15870" calcext:value-type="float">
            <text:p>15870</text:p>
          </table:table-cell>
          <table:table-cell office:value-type="float" office:value="54340" calcext:value-type="float">
            <text:p>54340</text:p>
          </table:table-cell>
          <table:table-cell office:value-type="float" office:value="12840" calcext:value-type="float">
            <text:p>12840</text:p>
          </table:table-cell>
          <table:table-cell office:value-type="float" office:value="56300" calcext:value-type="float">
            <text:p>56300</text:p>
          </table:table-cell>
          <table:table-cell office:value-type="float" office:value="682.31" calcext:value-type="float">
            <text:p>682.31</text:p>
          </table:table-cell>
          <table:table-cell/>
          <table:table-cell office:value-type="float" office:value="1663" calcext:value-type="float">
            <text:p>166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w2_100k</text:p>
          </table:table-cell>
          <table:table-cell office:value-type="float" office:value="3508" calcext:value-type="float">
            <text:p>3508</text:p>
          </table:table-cell>
          <table:table-cell office:value-type="float" office:value="4504" calcext:value-type="float">
            <text:p>4504</text:p>
          </table:table-cell>
          <table:table-cell office:value-type="float" office:value="5114" calcext:value-type="float">
            <text:p>5114</text:p>
          </table:table-cell>
          <table:table-cell office:value-type="float" office:value="4614" calcext:value-type="float">
            <text:p>4614</text:p>
          </table:table-cell>
          <table:table-cell office:value-type="float" office:value="2844" calcext:value-type="float">
            <text:p>2844</text:p>
          </table:table-cell>
          <table:table-cell office:value-type="float" office:value="5857" calcext:value-type="float">
            <text:p>5857</text:p>
          </table:table-cell>
          <table:table-cell office:value-type="float" office:value="4557" calcext:value-type="float">
            <text:p>4557</text:p>
          </table:table-cell>
          <table:table-cell office:value-type="float" office:value="1349" calcext:value-type="float">
            <text:p>1349</text:p>
          </table:table-cell>
          <table:table-cell office:value-type="float" office:value="2228" calcext:value-type="float">
            <text:p>2228</text:p>
          </table:table-cell>
          <table:table-cell office:value-type="float" office:value="2406" calcext:value-type="float">
            <text:p>2406</text:p>
          </table:table-cell>
          <table:table-cell/>
          <table:table-cell office:value-type="float" office:value="6371" calcext:value-type="float">
            <text:p>6371</text:p>
          </table:table-cell>
          <table:table-cell office:value-type="float" office:value="15790" calcext:value-type="float">
            <text:p>15790</text:p>
          </table:table-cell>
          <table:table-cell office:value-type="float" office:value="24910" calcext:value-type="float">
            <text:p>24910</text:p>
          </table:table-cell>
          <table:table-cell office:value-type="float" office:value="14690" calcext:value-type="float">
            <text:p>14690</text:p>
          </table:table-cell>
          <table:table-cell office:value-type="float" office:value="25410" calcext:value-type="float">
            <text:p>25410</text:p>
          </table:table-cell>
          <table:table-cell office:value-type="float" office:value="18520" calcext:value-type="float">
            <text:p>18520</text:p>
          </table:table-cell>
          <table:table-cell office:value-type="float" office:value="32600" calcext:value-type="float">
            <text:p>32600</text:p>
          </table:table-cell>
          <table:table-cell office:value-type="float" office:value="636.04" calcext:value-type="float">
            <text:p>636.04</text:p>
          </table:table-cell>
          <table:table-cell/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w3_100k</text:p>
          </table:table-cell>
          <table:table-cell office:value-type="float" office:value="3729" calcext:value-type="float">
            <text:p>3729</text:p>
          </table:table-cell>
          <table:table-cell office:value-type="float" office:value="4261" calcext:value-type="float">
            <text:p>4261</text:p>
          </table:table-cell>
          <table:table-cell office:value-type="float" office:value="4844" calcext:value-type="float">
            <text:p>4844</text:p>
          </table:table-cell>
          <table:table-cell office:value-type="float" office:value="4308" calcext:value-type="float">
            <text:p>4308</text:p>
          </table:table-cell>
          <table:table-cell office:value-type="float" office:value="2695" calcext:value-type="float">
            <text:p>2695</text:p>
          </table:table-cell>
          <table:table-cell office:value-type="float" office:value="4637" calcext:value-type="float">
            <text:p>4637</text:p>
          </table:table-cell>
          <table:table-cell office:value-type="float" office:value="4051" calcext:value-type="float">
            <text:p>4051</text:p>
          </table:table-cell>
          <table:table-cell office:value-type="float" office:value="1199" calcext:value-type="float">
            <text:p>1199</text:p>
          </table:table-cell>
          <table:table-cell office:value-type="float" office:value="12364" calcext:value-type="float">
            <text:p>12364</text:p>
          </table:table-cell>
          <table:table-cell office:value-type="float" office:value="2241" calcext:value-type="float">
            <text:p>2241</text:p>
          </table:table-cell>
          <table:table-cell/>
          <table:table-cell office:value-type="float" office:value="6098" calcext:value-type="float">
            <text:p>6098</text:p>
          </table:table-cell>
          <table:table-cell office:value-type="float" office:value="14840" calcext:value-type="float">
            <text:p>14840</text:p>
          </table:table-cell>
          <table:table-cell office:value-type="float" office:value="31680" calcext:value-type="float">
            <text:p>31680</text:p>
          </table:table-cell>
          <table:table-cell office:value-type="float" office:value="14840" calcext:value-type="float">
            <text:p>14840</text:p>
          </table:table-cell>
          <table:table-cell office:value-type="float" office:value="43380" calcext:value-type="float">
            <text:p>43380</text:p>
          </table:table-cell>
          <table:table-cell office:value-type="float" office:value="12070" calcext:value-type="float">
            <text:p>12070</text:p>
          </table:table-cell>
          <table:table-cell office:value-type="float" office:value="32240" calcext:value-type="float">
            <text:p>32240</text:p>
          </table:table-cell>
          <table:table-cell office:value-type="float" office:value="838.64" calcext:value-type="float">
            <text:p>838.64</text:p>
          </table:table-cell>
          <table:table-cell/>
          <table:table-cell office:value-type="float" office:value="2380" calcext:value-type="float">
            <text:p>238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w4_100k</text:p>
          </table:table-cell>
          <table:table-cell office:value-type="float" office:value="3200" calcext:value-type="float">
            <text:p>3200</text:p>
          </table:table-cell>
          <table:table-cell office:value-type="float" office:value="4244" calcext:value-type="float">
            <text:p>4244</text:p>
          </table:table-cell>
          <table:table-cell office:value-type="float" office:value="4814" calcext:value-type="float">
            <text:p>4814</text:p>
          </table:table-cell>
          <table:table-cell office:value-type="float" office:value="4281" calcext:value-type="float">
            <text:p>4281</text:p>
          </table:table-cell>
          <table:table-cell office:value-type="float" office:value="2824" calcext:value-type="float">
            <text:p>2824</text:p>
          </table:table-cell>
          <table:table-cell office:value-type="float" office:value="7028" calcext:value-type="float">
            <text:p>7028</text:p>
          </table:table-cell>
          <table:table-cell office:value-type="float" office:value="4316" calcext:value-type="float">
            <text:p>4316</text:p>
          </table:table-cell>
          <table:table-cell office:value-type="float" office:value="1059" calcext:value-type="float">
            <text:p>1059</text:p>
          </table:table-cell>
          <table:table-cell office:value-type="float" office:value="97876" calcext:value-type="float">
            <text:p>97876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6815" calcext:value-type="float">
            <text:p>6815</text:p>
          </table:table-cell>
          <table:table-cell office:value-type="float" office:value="14860" calcext:value-type="float">
            <text:p>14860</text:p>
          </table:table-cell>
          <table:table-cell office:value-type="float" office:value="64790" calcext:value-type="float">
            <text:p>64790</text:p>
          </table:table-cell>
          <table:table-cell office:value-type="float" office:value="13140" calcext:value-type="float">
            <text:p>13140</text:p>
          </table:table-cell>
          <table:table-cell office:value-type="float" office:value="83280" calcext:value-type="float">
            <text:p>83280</text:p>
          </table:table-cell>
          <table:table-cell office:value-type="float" office:value="17990" calcext:value-type="float">
            <text:p>17990</text:p>
          </table:table-cell>
          <table:table-cell office:value-type="float" office:value="505900" calcext:value-type="float">
            <text:p>505900</text:p>
          </table:table-cell>
          <table:table-cell office:value-type="float" office:value="666.29" calcext:value-type="float">
            <text:p>666.29</text:p>
          </table:table-cell>
          <table:table-cell/>
          <table:table-cell office:value-type="float" office:value="8693" calcext:value-type="float">
            <text:p>86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w5_100k</text:p>
          </table:table-cell>
          <table:table-cell office:value-type="float" office:value="4165" calcext:value-type="float">
            <text:p>4165</text:p>
          </table:table-cell>
          <table:table-cell office:value-type="float" office:value="4275" calcext:value-type="float">
            <text:p>4275</text:p>
          </table:table-cell>
          <table:table-cell office:value-type="float" office:value="4838" calcext:value-type="float">
            <text:p>4838</text:p>
          </table:table-cell>
          <table:table-cell office:value-type="float" office:value="4376" calcext:value-type="float">
            <text:p>4376</text:p>
          </table:table-cell>
          <table:table-cell office:value-type="float" office:value="2678" calcext:value-type="float">
            <text:p>2678</text:p>
          </table:table-cell>
          <table:table-cell office:value-type="float" office:value="7387" calcext:value-type="float">
            <text:p>7387</text:p>
          </table:table-cell>
          <table:table-cell office:value-type="float" office:value="4249" calcext:value-type="float">
            <text:p>4249</text:p>
          </table:table-cell>
          <table:table-cell office:value-type="float" office:value="1480" calcext:value-type="float">
            <text:p>1480</text:p>
          </table:table-cell>
          <table:table-cell office:value-type="float" office:value="38653" calcext:value-type="float">
            <text:p>38653</text:p>
          </table:table-cell>
          <table:table-cell office:value-type="float" office:value="2267" calcext:value-type="float">
            <text:p>2267</text:p>
          </table:table-cell>
          <table:table-cell/>
          <table:table-cell office:value-type="float" office:value="6420" calcext:value-type="float">
            <text:p>6420</text:p>
          </table:table-cell>
          <table:table-cell office:value-type="float" office:value="15310" calcext:value-type="float">
            <text:p>15310</text:p>
          </table:table-cell>
          <table:table-cell office:value-type="float" office:value="27160" calcext:value-type="float">
            <text:p>27160</text:p>
          </table:table-cell>
          <table:table-cell office:value-type="float" office:value="15360" calcext:value-type="float">
            <text:p>15360</text:p>
          </table:table-cell>
          <table:table-cell office:value-type="float" office:value="35460" calcext:value-type="float">
            <text:p>35460</text:p>
          </table:table-cell>
          <table:table-cell office:value-type="float" office:value="12930" calcext:value-type="float">
            <text:p>12930</text:p>
          </table:table-cell>
          <table:table-cell office:value-type="float" office:value="50740" calcext:value-type="float">
            <text:p>50740</text:p>
          </table:table-cell>
          <table:table-cell office:value-type="float" office:value="698.04" calcext:value-type="float">
            <text:p>698.04</text:p>
          </table:table-cell>
          <table:table-cell/>
          <table:table-cell office:value-type="float" office:value="1825" calcext:value-type="float">
            <text:p>182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pc1_100k</text:p>
          </table:table-cell>
          <table:table-cell office:value-type="float" office:value="4173" calcext:value-type="float">
            <text:p>4173</text:p>
          </table:table-cell>
          <table:table-cell office:value-type="float" office:value="4562" calcext:value-type="float">
            <text:p>4562</text:p>
          </table:table-cell>
          <table:table-cell office:value-type="float" office:value="5182" calcext:value-type="float">
            <text:p>5182</text:p>
          </table:table-cell>
          <table:table-cell office:value-type="float" office:value="4754" calcext:value-type="float">
            <text:p>4754</text:p>
          </table:table-cell>
          <table:table-cell office:value-type="float" office:value="2886" calcext:value-type="float">
            <text:p>2886</text:p>
          </table:table-cell>
          <table:table-cell office:value-type="float" office:value="15270" calcext:value-type="float">
            <text:p>15270</text:p>
          </table:table-cell>
          <table:table-cell office:value-type="float" office:value="5205" calcext:value-type="float">
            <text:p>5205</text:p>
          </table:table-cell>
          <table:table-cell office:value-type="float" office:value="1433" calcext:value-type="float">
            <text:p>1433</text:p>
          </table:table-cell>
          <table:table-cell office:value-type="float" office:value="2545" calcext:value-type="float">
            <text:p>2545</text:p>
          </table:table-cell>
          <table:table-cell office:value-type="float" office:value="2456" calcext:value-type="float">
            <text:p>2456</text:p>
          </table:table-cell>
          <table:table-cell/>
          <table:table-cell office:value-type="float" office:value="7142" calcext:value-type="float">
            <text:p>7142</text:p>
          </table:table-cell>
          <table:table-cell office:value-type="float" office:value="15830" calcext:value-type="float">
            <text:p>15830</text:p>
          </table:table-cell>
          <table:table-cell office:value-type="float" office:value="19640" calcext:value-type="float">
            <text:p>19640</text:p>
          </table:table-cell>
          <table:table-cell office:value-type="float" office:value="16790" calcext:value-type="float">
            <text:p>16790</text:p>
          </table:table-cell>
          <table:table-cell office:value-type="float" office:value="20960" calcext:value-type="float">
            <text:p>20960</text:p>
          </table:table-cell>
          <table:table-cell office:value-type="float" office:value="25230" calcext:value-type="float">
            <text:p>25230</text:p>
          </table:table-cell>
          <table:table-cell office:value-type="float" office:value="29560" calcext:value-type="float">
            <text:p>29560</text:p>
          </table:table-cell>
          <table:table-cell office:value-type="float" office:value="620.98" calcext:value-type="float">
            <text:p>620.98</text:p>
          </table:table-cell>
          <table:table-cell/>
          <table:table-cell office:value-type="float" office:value="1792" calcext:value-type="float">
            <text:p>17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pc2_100k</text:p>
          </table:table-cell>
          <table:table-cell office:value-type="float" office:value="3773" calcext:value-type="float">
            <text:p>3773</text:p>
          </table:table-cell>
          <table:table-cell office:value-type="float" office:value="4572" calcext:value-type="float">
            <text:p>4572</text:p>
          </table:table-cell>
          <table:table-cell office:value-type="float" office:value="5144" calcext:value-type="float">
            <text:p>5144</text:p>
          </table:table-cell>
          <table:table-cell office:value-type="float" office:value="4675" calcext:value-type="float">
            <text:p>4675</text:p>
          </table:table-cell>
          <table:table-cell office:value-type="float" office:value="2916" calcext:value-type="float">
            <text:p>2916</text:p>
          </table:table-cell>
          <table:table-cell office:value-type="float" office:value="4933" calcext:value-type="float">
            <text:p>4933</text:p>
          </table:table-cell>
          <table:table-cell office:value-type="float" office:value="5059" calcext:value-type="float">
            <text:p>5059</text:p>
          </table:table-cell>
          <table:table-cell office:value-type="float" office:value="1407" calcext:value-type="float">
            <text:p>1407</text:p>
          </table:table-cell>
          <table:table-cell office:value-type="float" office:value="2406" calcext:value-type="float">
            <text:p>2406</text:p>
          </table:table-cell>
          <table:table-cell office:value-type="float" office:value="2414" calcext:value-type="float">
            <text:p>2414</text:p>
          </table:table-cell>
          <table:table-cell/>
          <table:table-cell office:value-type="float" office:value="6414" calcext:value-type="float">
            <text:p>6414</text:p>
          </table:table-cell>
          <table:table-cell table:number-columns-repeated="2" office:value-type="float" office:value="15990" calcext:value-type="float">
            <text:p>15990</text:p>
          </table:table-cell>
          <table:table-cell office:value-type="float" office:value="16550" calcext:value-type="float">
            <text:p>16550</text:p>
          </table:table-cell>
          <table:table-cell office:value-type="float" office:value="16760" calcext:value-type="float">
            <text:p>16760</text:p>
          </table:table-cell>
          <table:table-cell table:number-columns-repeated="2" office:value-type="float" office:value="16960" calcext:value-type="float">
            <text:p>16960</text:p>
          </table:table-cell>
          <table:table-cell office:value-type="float" office:value="636.02" calcext:value-type="float">
            <text:p>636.02</text:p>
          </table:table-cell>
          <table:table-cell/>
          <table:table-cell office:value-type="float" office:value="1343" calcext:value-type="float">
            <text:p>1343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(u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l1_100k</text:p>
          </table:table-cell>
          <table:table-cell office:value-type="float" office:value="0.4371" calcext:value-type="float">
            <text:p>0.4371</text:p>
          </table:table-cell>
          <table:table-cell office:value-type="float" office:value="0.3728" calcext:value-type="float">
            <text:p>0.3728</text:p>
          </table:table-cell>
          <table:table-cell office:value-type="float" office:value="1.0782" calcext:value-type="float">
            <text:p>1.0782</text:p>
          </table:table-cell>
          <table:table-cell office:value-type="float" office:value="0.7389" calcext:value-type="float">
            <text:p>0.7389</text:p>
          </table:table-cell>
          <table:table-cell office:value-type="float" office:value="0.184" calcext:value-type="float">
            <text:p>0.184</text:p>
          </table:table-cell>
          <table:table-cell office:value-type="float" office:value="0.2209" calcext:value-type="float">
            <text:p>0.2209</text:p>
          </table:table-cell>
          <table:table-cell office:value-type="float" office:value="0.06713" calcext:value-type="float">
            <text:p>0.06713</text:p>
          </table:table-cell>
          <table:table-cell office:value-type="float" office:value="2.50629" calcext:value-type="float">
            <text:p>2.50629</text:p>
          </table:table-cell>
          <table:table-cell/>
          <table:table-cell office:value-type="float" office:value="0.3652" calcext:value-type="float">
            <text:p>0.3652</text:p>
          </table:table-cell>
          <table:table-cell office:value-type="float" office:value="0.21958" calcext:value-type="float">
            <text:p>0.21958</text:p>
          </table:table-cell>
          <table:table-cell/>
          <table:table-cell office:value-type="float" office:value="0.099009900990099" calcext:value-type="float">
            <text:p>0.099009900990099</text:p>
          </table:table-cell>
          <table:table-cell office:value-type="float" office:value="0.153139356814701" calcext:value-type="float">
            <text:p>0.153139356814701</text:p>
          </table:table-cell>
          <table:table-cell office:value-type="float" office:value="0.173010380622837" calcext:value-type="float">
            <text:p>0.173010380622837</text:p>
          </table:table-cell>
          <table:table-cell office:value-type="float" office:value="0.125786163522013" calcext:value-type="float">
            <text:p>0.1257861635220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cl2_100k</text:p>
          </table:table-cell>
          <table:table-cell office:value-type="float" office:value="1.1623" calcext:value-type="float">
            <text:p>1.1623</text:p>
          </table:table-cell>
          <table:table-cell office:value-type="float" office:value="0.4121" calcext:value-type="float">
            <text:p>0.4121</text:p>
          </table:table-cell>
          <table:table-cell office:value-type="float" office:value="1.0288" calcext:value-type="float">
            <text:p>1.0288</text:p>
          </table:table-cell>
          <table:table-cell office:value-type="float" office:value="0.5843" calcext:value-type="float">
            <text:p>0.5843</text:p>
          </table:table-cell>
          <table:table-cell office:value-type="float" office:value="0.236" calcext:value-type="float">
            <text:p>0.236</text:p>
          </table:table-cell>
          <table:table-cell office:value-type="float" office:value="0.0749" calcext:value-type="float">
            <text:p>0.0749</text:p>
          </table:table-cell>
          <table:table-cell office:value-type="float" office:value="0.12198" calcext:value-type="float">
            <text:p>0.12198</text:p>
          </table:table-cell>
          <table:table-cell office:value-type="float" office:value="7.095" calcext:value-type="float">
            <text:p>7.095</text:p>
          </table:table-cell>
          <table:table-cell/>
          <table:table-cell office:value-type="float" office:value="0.60391" calcext:value-type="float">
            <text:p>0.60391</text:p>
          </table:table-cell>
          <table:table-cell office:value-type="float" office:value="0.45832" calcext:value-type="float">
            <text:p>0.45832</text:p>
          </table:table-cell>
          <table:table-cell/>
          <table:table-cell office:value-type="float" office:value="0.122699386503067" calcext:value-type="float">
            <text:p>0.122699386503067</text:p>
          </table:table-cell>
          <table:table-cell office:value-type="float" office:value="0.21505376344086" calcext:value-type="float">
            <text:p>0.21505376344086</text:p>
          </table:table-cell>
          <table:table-cell office:value-type="float" office:value="0.233100233100233" calcext:value-type="float">
            <text:p>0.233100233100233</text:p>
          </table:table-cell>
          <table:table-cell office:value-type="float" office:value="0.195694716242661" calcext:value-type="float">
            <text:p>0.19569471624266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cl3_100k</text:p>
          </table:table-cell>
          <table:table-cell office:value-type="float" office:value="0.3841" calcext:value-type="float">
            <text:p>0.3841</text:p>
          </table:table-cell>
          <table:table-cell office:value-type="float" office:value="0.3946" calcext:value-type="float">
            <text:p>0.3946</text:p>
          </table:table-cell>
          <table:table-cell office:value-type="float" office:value="1.0268" calcext:value-type="float">
            <text:p>1.0268</text:p>
          </table:table-cell>
          <table:table-cell office:value-type="float" office:value="0.7934" calcext:value-type="float">
            <text:p>0.7934</text:p>
          </table:table-cell>
          <table:table-cell office:value-type="float" office:value="0.185" calcext:value-type="float">
            <text:p>0.185</text:p>
          </table:table-cell>
          <table:table-cell office:value-type="float" office:value="0.0591" calcext:value-type="float">
            <text:p>0.0591</text:p>
          </table:table-cell>
          <table:table-cell office:value-type="float" office:value="0.06947" calcext:value-type="float">
            <text:p>0.06947</text:p>
          </table:table-cell>
          <table:table-cell office:value-type="float" office:value="1.18062" calcext:value-type="float">
            <text:p>1.18062</text:p>
          </table:table-cell>
          <table:table-cell/>
          <table:table-cell office:value-type="float" office:value="0.37165" calcext:value-type="float">
            <text:p>0.37165</text:p>
          </table:table-cell>
          <table:table-cell office:value-type="float" office:value="0.24042" calcext:value-type="float">
            <text:p>0.24042</text:p>
          </table:table-cell>
          <table:table-cell/>
          <table:table-cell office:value-type="float" office:value="0.0791139240506329" calcext:value-type="float">
            <text:p>0.0791139240506329</text:p>
          </table:table-cell>
          <table:table-cell office:value-type="float" office:value="0.181488203266788" calcext:value-type="float">
            <text:p>0.181488203266788</text:p>
          </table:table-cell>
          <table:table-cell office:value-type="float" office:value="0.149925037481259" calcext:value-type="float">
            <text:p>0.149925037481259</text:p>
          </table:table-cell>
          <table:table-cell office:value-type="float" office:value="0.150602409638554" calcext:value-type="float">
            <text:p>0.1506024096385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cl4_100k</text:p>
          </table:table-cell>
          <table:table-cell office:value-type="float" office:value="0.2892" calcext:value-type="float">
            <text:p>0.2892</text:p>
          </table:table-cell>
          <table:table-cell office:value-type="float" office:value="0.379" calcext:value-type="float">
            <text:p>0.379</text:p>
          </table:table-cell>
          <table:table-cell office:value-type="float" office:value="1.0205" calcext:value-type="float">
            <text:p>1.0205</text:p>
          </table:table-cell>
          <table:table-cell office:value-type="float" office:value="0.6622" calcext:value-type="float">
            <text:p>0.6622</text:p>
          </table:table-cell>
          <table:table-cell office:value-type="float" office:value="0.234" calcext:value-type="float">
            <text:p>0.234</text:p>
          </table:table-cell>
          <table:table-cell office:value-type="float" office:value="0.0676" calcext:value-type="float">
            <text:p>0.0676</text:p>
          </table:table-cell>
          <table:table-cell office:value-type="float" office:value="0.07092" calcext:value-type="float">
            <text:p>0.07092</text:p>
          </table:table-cell>
          <table:table-cell office:value-type="float" office:value="1.3326" calcext:value-type="float">
            <text:p>1.3326</text:p>
          </table:table-cell>
          <table:table-cell/>
          <table:table-cell office:value-type="float" office:value="0.38646" calcext:value-type="float">
            <text:p>0.38646</text:p>
          </table:table-cell>
          <table:table-cell office:value-type="float" office:value="0.21022" calcext:value-type="float">
            <text:p>0.21022</text:p>
          </table:table-cell>
          <table:table-cell/>
          <table:table-cell office:value-type="float" office:value="0.0775795190069822" calcext:value-type="float">
            <text:p>0.0775795190069822</text:p>
          </table:table-cell>
          <table:table-cell office:value-type="float" office:value="0.191204588910134" calcext:value-type="float">
            <text:p>0.191204588910134</text:p>
          </table:table-cell>
          <table:table-cell office:value-type="float" office:value="0.144508670520231" calcext:value-type="float">
            <text:p>0.144508670520231</text:p>
          </table:table-cell>
          <table:table-cell office:value-type="float" office:value="0.134952766531714" calcext:value-type="float">
            <text:p>0.1349527665317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cl5_100k</text:p>
          </table:table-cell>
          <table:table-cell office:value-type="float" office:value="0.3338" calcext:value-type="float">
            <text:p>0.3338</text:p>
          </table:table-cell>
          <table:table-cell office:value-type="float" office:value="0.3666" calcext:value-type="float">
            <text:p>0.3666</text:p>
          </table:table-cell>
          <table:table-cell office:value-type="float" office:value="1.062" calcext:value-type="float">
            <text:p>1.062</text:p>
          </table:table-cell>
          <table:table-cell office:value-type="float" office:value="0.7629" calcext:value-type="float">
            <text:p>0.7629</text:p>
          </table:table-cell>
          <table:table-cell office:value-type="float" office:value="0.199" calcext:value-type="float">
            <text:p>0.199</text:p>
          </table:table-cell>
          <table:table-cell office:value-type="float" office:value="0.06616" calcext:value-type="float">
            <text:p>0.06616</text:p>
          </table:table-cell>
          <table:table-cell office:value-type="float" office:value="0.07381" calcext:value-type="float">
            <text:p>0.07381</text:p>
          </table:table-cell>
          <table:table-cell office:value-type="float" office:value="0.95821" calcext:value-type="float">
            <text:p>0.95821</text:p>
          </table:table-cell>
          <table:table-cell/>
          <table:table-cell office:value-type="float" office:value="0.33755" calcext:value-type="float">
            <text:p>0.33755</text:p>
          </table:table-cell>
          <table:table-cell office:value-type="float" office:value="0.24564" calcext:value-type="float">
            <text:p>0.24564</text:p>
          </table:table-cell>
          <table:table-cell/>
          <table:table-cell office:value-type="float" office:value="0.0979431929480901" calcext:value-type="float">
            <text:p>0.0979431929480901</text:p>
          </table:table-cell>
          <table:table-cell office:value-type="float" office:value="0.163398692810458" calcext:value-type="float">
            <text:p>0.163398692810458</text:p>
          </table:table-cell>
          <table:table-cell office:value-type="float" office:value="0.153139356814701" calcext:value-type="float">
            <text:p>0.153139356814701</text:p>
          </table:table-cell>
          <table:table-cell office:value-type="float" office:value="0.136054421768707" calcext:value-type="float">
            <text:p>0.1360544217687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w1_100k</text:p>
          </table:table-cell>
          <table:table-cell office:value-type="float" office:value="0.2443" calcext:value-type="float">
            <text:p>0.2443</text:p>
          </table:table-cell>
          <table:table-cell office:value-type="float" office:value="0.368" calcext:value-type="float">
            <text:p>0.368</text:p>
          </table:table-cell>
          <table:table-cell office:value-type="float" office:value="0.9797" calcext:value-type="float">
            <text:p>0.9797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21" calcext:value-type="float">
            <text:p>0.21</text:p>
          </table:table-cell>
          <table:table-cell office:value-type="float" office:value="0.04507" calcext:value-type="float">
            <text:p>0.04507</text:p>
          </table:table-cell>
          <table:table-cell office:value-type="float" office:value="0.07053" calcext:value-type="float">
            <text:p>0.07053</text:p>
          </table:table-cell>
          <table:table-cell office:value-type="float" office:value="1.67911" calcext:value-type="float">
            <text:p>1.67911</text:p>
          </table:table-cell>
          <table:table-cell/>
          <table:table-cell office:value-type="float" office:value="0.78534" calcext:value-type="float">
            <text:p>0.78534</text:p>
          </table:table-cell>
          <table:table-cell office:value-type="float" office:value="0.27636" calcext:value-type="float">
            <text:p>0.27636</text:p>
          </table:table-cell>
          <table:table-cell/>
          <table:table-cell office:value-type="float" office:value="0.101936799184506" calcext:value-type="float">
            <text:p>0.101936799184506</text:p>
          </table:table-cell>
          <table:table-cell office:value-type="float" office:value="0.178890876565295" calcext:value-type="float">
            <text:p>0.178890876565295</text:p>
          </table:table-cell>
          <table:table-cell office:value-type="float" office:value="0.164744645799012" calcext:value-type="float">
            <text:p>0.164744645799012</text:p>
          </table:table-cell>
          <table:table-cell office:value-type="float" office:value="0.209643605870021" calcext:value-type="float">
            <text:p>0.2096436058700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w2_100k</text:p>
          </table:table-cell>
          <table:table-cell office:value-type="float" office:value="0.2815" calcext:value-type="float">
            <text:p>0.2815</text:p>
          </table:table-cell>
          <table:table-cell office:value-type="float" office:value="0.3673" calcext:value-type="float">
            <text:p>0.3673</text:p>
          </table:table-cell>
          <table:table-cell office:value-type="float" office:value="1.0175" calcext:value-type="float">
            <text:p>1.0175</text:p>
          </table:table-cell>
          <table:table-cell office:value-type="float" office:value="0.877" calcext:value-type="float">
            <text:p>0.877</text:p>
          </table:table-cell>
          <table:table-cell office:value-type="float" office:value="0.199" calcext:value-type="float">
            <text:p>0.199</text:p>
          </table:table-cell>
          <table:table-cell office:value-type="float" office:value="0.04123" calcext:value-type="float">
            <text:p>0.04123</text:p>
          </table:table-cell>
          <table:table-cell office:value-type="float" office:value="0.06969" calcext:value-type="float">
            <text:p>0.06969</text:p>
          </table:table-cell>
          <table:table-cell office:value-type="float" office:value="2.17867" calcext:value-type="float">
            <text:p>2.17867</text:p>
          </table:table-cell>
          <table:table-cell/>
          <table:table-cell office:value-type="float" office:value="0.32136" calcext:value-type="float">
            <text:p>0.32136</text:p>
          </table:table-cell>
          <table:table-cell office:value-type="float" office:value="0.23613" calcext:value-type="float">
            <text:p>0.23613</text:p>
          </table:table-cell>
          <table:table-cell/>
          <table:table-cell office:value-type="float" office:value="0.0848896434634975" calcext:value-type="float">
            <text:p>0.0848896434634975</text:p>
          </table:table-cell>
          <table:table-cell office:value-type="float" office:value="0.210526315789474" calcext:value-type="float">
            <text:p>0.210526315789474</text:p>
          </table:table-cell>
          <table:table-cell office:value-type="float" office:value="0.173913043478261" calcext:value-type="float">
            <text:p>0.173913043478261</text:p>
          </table:table-cell>
          <table:table-cell office:value-type="float" office:value="0.134408602150538" calcext:value-type="float">
            <text:p>0.13440860215053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w3_100k</text:p>
          </table:table-cell>
          <table:table-cell office:value-type="float" office:value="0.2372" calcext:value-type="float">
            <text:p>0.2372</text:p>
          </table:table-cell>
          <table:table-cell office:value-type="float" office:value="0.3343" calcext:value-type="float">
            <text:p>0.3343</text:p>
          </table:table-cell>
          <table:table-cell office:value-type="float" office:value="0.9571" calcext:value-type="float">
            <text:p>0.9571</text:p>
          </table:table-cell>
          <table:table-cell office:value-type="float" office:value="0.649" calcext:value-type="float">
            <text:p>0.649</text:p>
          </table:table-cell>
          <table:table-cell office:value-type="float" office:value="0.217" calcext:value-type="float">
            <text:p>0.217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07279" calcext:value-type="float">
            <text:p>0.07279</text:p>
          </table:table-cell>
          <table:table-cell office:value-type="float" office:value="2.4405" calcext:value-type="float">
            <text:p>2.4405</text:p>
          </table:table-cell>
          <table:table-cell/>
          <table:table-cell office:value-type="float" office:value="0.50093" calcext:value-type="float">
            <text:p>0.50093</text:p>
          </table:table-cell>
          <table:table-cell office:value-type="float" office:value="0.2809" calcext:value-type="float">
            <text:p>0.2809</text:p>
          </table:table-cell>
          <table:table-cell/>
          <table:table-cell office:value-type="float" office:value="0.0833333333333333" calcext:value-type="float">
            <text:p>0.0833333333333333</text:p>
          </table:table-cell>
          <table:table-cell office:value-type="float" office:value="0.16025641025641" calcext:value-type="float">
            <text:p>0.16025641025641</text:p>
          </table:table-cell>
          <table:table-cell office:value-type="float" office:value="0.165562913907285" calcext:value-type="float">
            <text:p>0.165562913907285</text:p>
          </table:table-cell>
          <table:table-cell office:value-type="float" office:value="0.239234449760766" calcext:value-type="float">
            <text:p>0.23923444976076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w4_100k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435" calcext:value-type="float">
            <text:p>0.435</text:p>
          </table:table-cell>
          <table:table-cell office:value-type="float" office:value="1.0367" calcext:value-type="float">
            <text:p>1.0367</text:p>
          </table:table-cell>
          <table:table-cell office:value-type="float" office:value="0.4817" calcext:value-type="float">
            <text:p>0.4817</text:p>
          </table:table-cell>
          <table:table-cell office:value-type="float" office:value="0.202" calcext:value-type="float">
            <text:p>0.20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913" calcext:value-type="float">
            <text:p>0.06913</text:p>
          </table:table-cell>
          <table:table-cell office:value-type="float" office:value="3.67994" calcext:value-type="float">
            <text:p>3.67994</text:p>
          </table:table-cell>
          <table:table-cell/>
          <table:table-cell office:value-type="float" office:value="1.78355" calcext:value-type="float">
            <text:p>1.78355</text:p>
          </table:table-cell>
          <table:table-cell office:value-type="float" office:value="0.21942" calcext:value-type="float">
            <text:p>0.21942</text:p>
          </table:table-cell>
          <table:table-cell/>
          <table:table-cell office:value-type="float" office:value="0.0754147812971342" calcext:value-type="float">
            <text:p>0.0754147812971342</text:p>
          </table:table-cell>
          <table:table-cell office:value-type="float" office:value="0.209205020920502" calcext:value-type="float">
            <text:p>0.209205020920502</text:p>
          </table:table-cell>
          <table:table-cell office:value-type="float" office:value="0.317460317460317" calcext:value-type="float">
            <text:p>0.317460317460317</text:p>
          </table:table-cell>
          <table:table-cell office:value-type="float" office:value="0.208333333333333" calcext:value-type="float">
            <text:p>0.2083333333333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w5_100k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359" calcext:value-type="float">
            <text:p>0.359</text:p>
          </table:table-cell>
          <table:table-cell office:value-type="float" office:value="0.979" calcext:value-type="float">
            <text:p>0.979</text:p>
          </table:table-cell>
          <table:table-cell office:value-type="float" office:value="0.693" calcext:value-type="float">
            <text:p>0.693</text:p>
          </table:table-cell>
          <table:table-cell office:value-type="float" office:value="0.199" calcext:value-type="float">
            <text:p>0.199</text:p>
          </table:table-cell>
          <table:table-cell office:value-type="float" office:value="0.06" calcext:value-type="float">
            <text:p>0.06</text:p>
          </table:table-cell>
          <table:table-cell office:value-type="float" office:value="0.07164" calcext:value-type="float">
            <text:p>0.07164</text:p>
          </table:table-cell>
          <table:table-cell office:value-type="float" office:value="1.84617" calcext:value-type="float">
            <text:p>1.84617</text:p>
          </table:table-cell>
          <table:table-cell/>
          <table:table-cell office:value-type="float" office:value="0.65213" calcext:value-type="float">
            <text:p>0.65213</text:p>
          </table:table-cell>
          <table:table-cell office:value-type="float" office:value="0.23715" calcext:value-type="float">
            <text:p>0.23715</text:p>
          </table:table-cell>
          <table:table-cell/>
          <table:table-cell office:value-type="float" office:value="0.0980392156862745" calcext:value-type="float">
            <text:p>0.0980392156862745</text:p>
          </table:table-cell>
          <table:table-cell office:value-type="float" office:value="0.152439024390244" calcext:value-type="float">
            <text:p>0.152439024390244</text:p>
          </table:table-cell>
          <table:table-cell office:value-type="float" office:value="0.204081632653061" calcext:value-type="float">
            <text:p>0.204081632653061</text:p>
          </table:table-cell>
          <table:table-cell office:value-type="float" office:value="0.194174757281553" calcext:value-type="float">
            <text:p>0.19417475728155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pc1_100k</text:p>
          </table:table-cell>
          <table:table-cell office:value-type="float" office:value="0.3961" calcext:value-type="float">
            <text:p>0.3961</text:p>
          </table:table-cell>
          <table:table-cell office:value-type="float" office:value="0.461" calcext:value-type="float">
            <text:p>0.461</text:p>
          </table:table-cell>
          <table:table-cell office:value-type="float" office:value="1.0284" calcext:value-type="float">
            <text:p>1.0284</text:p>
          </table:table-cell>
          <table:table-cell office:value-type="float" office:value="0.8096" calcext:value-type="float">
            <text:p>0.8096</text:p>
          </table:table-cell>
          <table:table-cell office:value-type="float" office:value="0.188" calcext:value-type="float">
            <text:p>0.188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6888" calcext:value-type="float">
            <text:p>0.06888</text:p>
          </table:table-cell>
          <table:table-cell office:value-type="float" office:value="1.749" calcext:value-type="float">
            <text:p>1.749</text:p>
          </table:table-cell>
          <table:table-cell/>
          <table:table-cell office:value-type="float" office:value="0.36666" calcext:value-type="float">
            <text:p>0.36666</text:p>
          </table:table-cell>
          <table:table-cell office:value-type="float" office:value="0.20049" calcext:value-type="float">
            <text:p>0.20049</text:p>
          </table:table-cell>
          <table:table-cell/>
          <table:table-cell office:value-type="float" office:value="0.0749063670411985" calcext:value-type="float">
            <text:p>0.0749063670411985</text:p>
          </table:table-cell>
          <table:table-cell office:value-type="float" office:value="0.157977883096367" calcext:value-type="float">
            <text:p>0.157977883096367</text:p>
          </table:table-cell>
          <table:table-cell office:value-type="float" office:value="0.156494522691706" calcext:value-type="float">
            <text:p>0.156494522691706</text:p>
          </table:table-cell>
          <table:table-cell office:value-type="float" office:value="0.127551020408163" calcext:value-type="float">
            <text:p>0.12755102040816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pc2_100k</text:p>
          </table:table-cell>
          <table:table-cell office:value-type="float" office:value="0.2746" calcext:value-type="float">
            <text:p>0.2746</text:p>
          </table:table-cell>
          <table:table-cell office:value-type="float" office:value="0.4523" calcext:value-type="float">
            <text:p>0.4523</text:p>
          </table:table-cell>
          <table:table-cell office:value-type="float" office:value="0.9833" calcext:value-type="float">
            <text:p>0.9833</text:p>
          </table:table-cell>
          <table:table-cell office:value-type="float" office:value="0.7696" calcext:value-type="float">
            <text:p>0.7696</text:p>
          </table:table-cell>
          <table:table-cell office:value-type="float" office:value="0.218" calcext:value-type="float">
            <text:p>0.218</text:p>
          </table:table-cell>
          <table:table-cell office:value-type="float" office:value="0.06113" calcext:value-type="float">
            <text:p>0.06113</text:p>
          </table:table-cell>
          <table:table-cell office:value-type="float" office:value="0.06871" calcext:value-type="float">
            <text:p>0.06871</text:p>
          </table:table-cell>
          <table:table-cell office:value-type="float" office:value="2.1103" calcext:value-type="float">
            <text:p>2.1103</text:p>
          </table:table-cell>
          <table:table-cell/>
          <table:table-cell office:value-type="float" office:value="0.30553" calcext:value-type="float">
            <text:p>0.30553</text:p>
          </table:table-cell>
          <table:table-cell office:value-type="float" office:value="0.21033" calcext:value-type="float">
            <text:p>0.21033</text:p>
          </table:table-cell>
          <table:table-cell/>
          <table:table-cell office:value-type="float" office:value="0.0955109837631328" calcext:value-type="float">
            <text:p>0.0955109837631328</text:p>
          </table:table-cell>
          <table:table-cell office:value-type="float" office:value="0.124069478908189" calcext:value-type="float">
            <text:p>0.124069478908189</text:p>
          </table:table-cell>
          <table:table-cell office:value-type="float" office:value="0.154798761609907" calcext:value-type="float">
            <text:p>0.154798761609907</text:p>
          </table:table-cell>
          <table:table-cell office:value-type="float" office:value="0.0868809730668984" calcext:value-type="float">
            <text:p>0.0868809730668984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uild (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l1_100k</text:p>
          </table:table-cell>
          <table:table-cell office:value-type="float" office:value="0.59926" calcext:value-type="float">
            <text:p>0.59926</text:p>
          </table:table-cell>
          <table:table-cell office:value-type="float" office:value="0.02867" calcext:value-type="float">
            <text:p>0.02867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15307" calcext:value-type="float">
            <text:p>0.15307</text:p>
          </table:table-cell>
          <table:table-cell office:value-type="float" office:value="0.01354" calcext:value-type="float">
            <text:p>0.01354</text:p>
          </table:table-cell>
          <table:table-cell office:value-type="float" office:value="13.49" calcext:value-type="float">
            <text:p>13.49</text:p>
          </table:table-cell>
          <table:table-cell office:value-type="float" office:value="0.11792" calcext:value-type="float">
            <text:p>0.11792</text:p>
          </table:table-cell>
          <table:table-cell office:value-type="float" office:value="2.667" calcext:value-type="float">
            <text:p>2.667</text:p>
          </table:table-cell>
          <table:table-cell office:value-type="float" office:value="16.95" calcext:value-type="float">
            <text:p>16.95</text:p>
          </table:table-cell>
          <table:table-cell office:value-type="float" office:value="0.07532" calcext:value-type="float">
            <text:p>0.07532</text:p>
          </table:table-cell>
          <table:table-cell office:value-type="float" office:value="963" calcext:value-type="float">
            <text:p>963</text:p>
          </table:table-cell>
          <table:table-cell office:value-type="float" office:value="0.1866" calcext:value-type="float">
            <text:p>0.1866</text:p>
          </table:table-cell>
          <table:table-cell office:value-type="float" office:value="0.96" calcext:value-type="float">
            <text:p>0.96</text:p>
          </table:table-cell>
          <table:table-cell office:value-type="float" office:value="1.4" calcext:value-type="float">
            <text:p>1.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.43" calcext:value-type="float">
            <text:p>1.43</text:p>
          </table:table-cell>
          <table:table-cell office:value-type="float" office:value="2.3" calcext:value-type="float">
            <text:p>2.3</text:p>
          </table:table-cell>
          <table:table-cell office:value-type="float" office:value="0.41974" calcext:value-type="float">
            <text:p>0.41974</text:p>
          </table:table-cell>
          <table:table-cell office:value-type="float" office:value="110.47" calcext:value-type="float">
            <text:p>110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cl2_100k</text:p>
          </table:table-cell>
          <table:table-cell office:value-type="float" office:value="0.49194" calcext:value-type="float">
            <text:p>0.49194</text:p>
          </table:table-cell>
          <table:table-cell office:value-type="float" office:value="0.02429" calcext:value-type="float">
            <text:p>0.02429</text:p>
          </table:table-cell>
          <table:table-cell office:value-type="float" office:value="0.04405" calcext:value-type="float">
            <text:p>0.04405</text:p>
          </table:table-cell>
          <table:table-cell office:value-type="float" office:value="0.13299" calcext:value-type="float">
            <text:p>0.13299</text:p>
          </table:table-cell>
          <table:table-cell office:value-type="float" office:value="0.02052" calcext:value-type="float">
            <text:p>0.02052</text:p>
          </table:table-cell>
          <table:table-cell office:value-type="float" office:value="2.17" calcext:value-type="float">
            <text:p>2.17</text:p>
          </table:table-cell>
          <table:table-cell office:value-type="float" office:value="0.12704" calcext:value-type="float">
            <text:p>0.12704</text:p>
          </table:table-cell>
          <table:table-cell office:value-type="float" office:value="5.172" calcext:value-type="float">
            <text:p>5.172</text:p>
          </table:table-cell>
          <table:table-cell office:value-type="float" office:value="17.02" calcext:value-type="float">
            <text:p>17.02</text:p>
          </table:table-cell>
          <table:table-cell office:value-type="float" office:value="0.06904" calcext:value-type="float">
            <text:p>0.06904</text:p>
          </table:table-cell>
          <table:table-cell office:value-type="float" office:value="932" calcext:value-type="float">
            <text:p>932</text:p>
          </table:table-cell>
          <table:table-cell office:value-type="float" office:value="0.1291" calcext:value-type="float">
            <text:p>0.1291</text:p>
          </table:table-cell>
          <table:table-cell office:value-type="float" office:value="3.48" calcext:value-type="float">
            <text:p>3.48</text:p>
          </table:table-cell>
          <table:table-cell office:value-type="float" office:value="6.48" calcext:value-type="float">
            <text:p>6.48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3.24" calcext:value-type="float">
            <text:p>13.24</text:p>
          </table:table-cell>
          <table:table-cell office:value-type="float" office:value="21.27" calcext:value-type="float">
            <text:p>21.27</text:p>
          </table:table-cell>
          <table:table-cell office:value-type="float" office:value="0.55115" calcext:value-type="float">
            <text:p>0.55115</text:p>
          </table:table-cell>
          <table:table-cell office:value-type="float" office:value="230.39" calcext:value-type="float">
            <text:p>230.3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cl3_100k</text:p>
          </table:table-cell>
          <table:table-cell office:value-type="float" office:value="0.60096" calcext:value-type="float">
            <text:p>0.60096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4491" calcext:value-type="float">
            <text:p>0.04491</text:p>
          </table:table-cell>
          <table:table-cell office:value-type="float" office:value="0.16896" calcext:value-type="float">
            <text:p>0.16896</text:p>
          </table:table-cell>
          <table:table-cell office:value-type="float" office:value="0.01308" calcext:value-type="float">
            <text:p>0.01308</text:p>
          </table:table-cell>
          <table:table-cell office:value-type="float" office:value="33.9" calcext:value-type="float">
            <text:p>33.9</text:p>
          </table:table-cell>
          <table:table-cell office:value-type="float" office:value="0.11165" calcext:value-type="float">
            <text:p>0.11165</text:p>
          </table:table-cell>
          <table:table-cell office:value-type="float" office:value="1.905" calcext:value-type="float">
            <text:p>1.905</text:p>
          </table:table-cell>
          <table:table-cell office:value-type="float" office:value="20.36" calcext:value-type="float">
            <text:p>20.36</text:p>
          </table:table-cell>
          <table:table-cell office:value-type="float" office:value="0.0502" calcext:value-type="float">
            <text:p>0.0502</text:p>
          </table:table-cell>
          <table:table-cell office:value-type="float" office:value="801" calcext:value-type="float">
            <text:p>801</text:p>
          </table:table-cell>
          <table:table-cell office:value-type="float" office:value="0.156" calcext:value-type="float">
            <text:p>0.156</text:p>
          </table:table-cell>
          <table:table-cell office:value-type="float" office:value="2.09" calcext:value-type="float">
            <text:p>2.09</text:p>
          </table:table-cell>
          <table:table-cell office:value-type="float" office:value="4.03" calcext:value-type="float">
            <text:p>4.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2.04" calcext:value-type="float">
            <text:p>2.04</text:p>
          </table:table-cell>
          <table:table-cell office:value-type="float" office:value="5.12" calcext:value-type="float">
            <text:p>5.12</text:p>
          </table:table-cell>
          <table:table-cell office:value-type="float" office:value="0.42314" calcext:value-type="float">
            <text:p>0.42314</text:p>
          </table:table-cell>
          <table:table-cell office:value-type="float" office:value="66.27" calcext:value-type="float">
            <text:p>66.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cl4_100k</text:p>
          </table:table-cell>
          <table:table-cell office:value-type="float" office:value="0.57274" calcext:value-type="float">
            <text:p>0.57274</text:p>
          </table:table-cell>
          <table:table-cell office:value-type="float" office:value="0.02914" calcext:value-type="float">
            <text:p>0.02914</text:p>
          </table:table-cell>
          <table:table-cell office:value-type="float" office:value="0.04653" calcext:value-type="float">
            <text:p>0.04653</text:p>
          </table:table-cell>
          <table:table-cell office:value-type="float" office:value="0.16587" calcext:value-type="float">
            <text:p>0.16587</text:p>
          </table:table-cell>
          <table:table-cell office:value-type="float" office:value="0.01339" calcext:value-type="float">
            <text:p>0.01339</text:p>
          </table:table-cell>
          <table:table-cell office:value-type="float" office:value="24.59" calcext:value-type="float">
            <text:p>24.59</text:p>
          </table:table-cell>
          <table:table-cell office:value-type="float" office:value="0.11068" calcext:value-type="float">
            <text:p>0.11068</text:p>
          </table:table-cell>
          <table:table-cell office:value-type="float" office:value="1.842" calcext:value-type="float">
            <text:p>1.842</text:p>
          </table:table-cell>
          <table:table-cell office:value-type="float" office:value="19.54" calcext:value-type="float">
            <text:p>19.54</text:p>
          </table:table-cell>
          <table:table-cell office:value-type="float" office:value="0.0579" calcext:value-type="float">
            <text:p>0.0579</text:p>
          </table:table-cell>
          <table:table-cell office:value-type="float" office:value="765" calcext:value-type="float">
            <text:p>765</text:p>
          </table:table-cell>
          <table:table-cell office:value-type="float" office:value="0.18567" calcext:value-type="float">
            <text:p>0.18567</text:p>
          </table:table-cell>
          <table:table-cell office:value-type="float" office:value="2.89" calcext:value-type="float">
            <text:p>2.89</text:p>
          </table:table-cell>
          <table:table-cell office:value-type="float" office:value="5.25" calcext:value-type="float">
            <text:p>5.2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2.93" calcext:value-type="float">
            <text:p>2.93</text:p>
          </table:table-cell>
          <table:table-cell office:value-type="float" office:value="6.07" calcext:value-type="float">
            <text:p>6.07</text:p>
          </table:table-cell>
          <table:table-cell office:value-type="float" office:value="0.41504" calcext:value-type="float">
            <text:p>0.41504</text:p>
          </table:table-cell>
          <table:table-cell office:value-type="float" office:value="93.41" calcext:value-type="float">
            <text:p>93.4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cl5_100k</text:p>
          </table:table-cell>
          <table:table-cell office:value-type="float" office:value="0.6258" calcext:value-type="float">
            <text:p>0.6258</text:p>
          </table:table-cell>
          <table:table-cell office:value-type="float" office:value="0.02809" calcext:value-type="float">
            <text:p>0.02809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15483" calcext:value-type="float">
            <text:p>0.15483</text:p>
          </table:table-cell>
          <table:table-cell office:value-type="float" office:value="0.01349" calcext:value-type="float">
            <text:p>0.01349</text:p>
          </table:table-cell>
          <table:table-cell office:value-type="float" office:value="12.4" calcext:value-type="float">
            <text:p>12.4</text:p>
          </table:table-cell>
          <table:table-cell office:value-type="float" office:value="0.10058" calcext:value-type="float">
            <text:p>0.10058</text:p>
          </table:table-cell>
          <table:table-cell office:value-type="float" office:value="1.934" calcext:value-type="float">
            <text:p>1.934</text:p>
          </table:table-cell>
          <table:table-cell office:value-type="float" office:value="16.91" calcext:value-type="float">
            <text:p>16.91</text:p>
          </table:table-cell>
          <table:table-cell office:value-type="float" office:value="0.05057" calcext:value-type="float">
            <text:p>0.05057</text:p>
          </table:table-cell>
          <table:table-cell office:value-type="float" office:value="945" calcext:value-type="float">
            <text:p>945</text:p>
          </table:table-cell>
          <table:table-cell office:value-type="float" office:value="0.1186" calcext:value-type="float">
            <text:p>0.1186</text:p>
          </table:table-cell>
          <table:table-cell office:value-type="float" office:value="0.79" calcext:value-type="float">
            <text:p>0.79</text:p>
          </table:table-cell>
          <table:table-cell office:value-type="float" office:value="1.03" calcext:value-type="float">
            <text:p>1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.14" calcext:value-type="float">
            <text:p>1.14</text:p>
          </table:table-cell>
          <table:table-cell office:value-type="float" office:value="1.45" calcext:value-type="float">
            <text:p>1.45</text:p>
          </table:table-cell>
          <table:table-cell office:value-type="float" office:value="0.45564" calcext:value-type="float">
            <text:p>0.45564</text:p>
          </table:table-cell>
          <table:table-cell office:value-type="float" office:value="184.25" calcext:value-type="float">
            <text:p>184.2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w1_100k</text:p>
          </table:table-cell>
          <table:table-cell office:value-type="float" office:value="0.67005" calcext:value-type="float">
            <text:p>0.67005</text:p>
          </table:table-cell>
          <table:table-cell office:value-type="float" office:value="0.02647" calcext:value-type="float">
            <text:p>0.02647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14642" calcext:value-type="float">
            <text:p>0.14642</text:p>
          </table:table-cell>
          <table:table-cell office:value-type="float" office:value="0.01339" calcext:value-type="float">
            <text:p>0.01339</text:p>
          </table:table-cell>
          <table:table-cell office:value-type="float" office:value="9.13" calcext:value-type="float">
            <text:p>9.13</text:p>
          </table:table-cell>
          <table:table-cell office:value-type="float" office:value="0.10108" calcext:value-type="float">
            <text:p>0.10108</text:p>
          </table:table-cell>
          <table:table-cell office:value-type="float" office:value="9.946" calcext:value-type="float">
            <text:p>9.946</text:p>
          </table:table-cell>
          <table:table-cell office:value-type="float" office:value="28.2" calcext:value-type="float">
            <text:p>28.2</text:p>
          </table:table-cell>
          <table:table-cell office:value-type="float" office:value="0.09145" calcext:value-type="float">
            <text:p>0.09145</text:p>
          </table:table-cell>
          <table:table-cell office:value-type="float" office:value="1011" calcext:value-type="float">
            <text:p>1011</text:p>
          </table:table-cell>
          <table:table-cell office:value-type="float" office:value="0.06467" calcext:value-type="float">
            <text:p>0.06467</text:p>
          </table:table-cell>
          <table:table-cell office:value-type="float" office:value="0.8" calcext:value-type="float">
            <text:p>0.8</text:p>
          </table:table-cell>
          <table:table-cell office:value-type="float" office:value="3.58" calcext:value-type="float">
            <text:p>3.58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1.18" calcext:value-type="float">
            <text:p>1.18</text:p>
          </table:table-cell>
          <table:table-cell office:value-type="float" office:value="7.87" calcext:value-type="float">
            <text:p>7.87</text:p>
          </table:table-cell>
          <table:table-cell office:value-type="float" office:value="0.33614" calcext:value-type="float">
            <text:p>0.33614</text:p>
          </table:table-cell>
          <table:table-cell office:value-type="float" office:value="209.71" calcext:value-type="float">
            <text:p>209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w2_100k</text:p>
          </table:table-cell>
          <table:table-cell office:value-type="float" office:value="0.49824" calcext:value-type="float">
            <text:p>0.49824</text:p>
          </table:table-cell>
          <table:table-cell office:value-type="float" office:value="0.02666" calcext:value-type="float">
            <text:p>0.02666</text:p>
          </table:table-cell>
          <table:table-cell office:value-type="float" office:value="0.04217" calcext:value-type="float">
            <text:p>0.04217</text:p>
          </table:table-cell>
          <table:table-cell office:value-type="float" office:value="0.1519" calcext:value-type="float">
            <text:p>0.1519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8.804" calcext:value-type="float">
            <text:p>8.804</text:p>
          </table:table-cell>
          <table:table-cell office:value-type="float" office:value="0.09747" calcext:value-type="float">
            <text:p>0.09747</text:p>
          </table:table-cell>
          <table:table-cell office:value-type="float" office:value="4.042" calcext:value-type="float">
            <text:p>4.042</text:p>
          </table:table-cell>
          <table:table-cell office:value-type="float" office:value="14.65" calcext:value-type="float">
            <text:p>14.65</text:p>
          </table:table-cell>
          <table:table-cell office:value-type="float" office:value="0.04668" calcext:value-type="float">
            <text:p>0.04668</text:p>
          </table:table-cell>
          <table:table-cell office:value-type="float" office:value="1060" calcext:value-type="float">
            <text:p>1060</text:p>
          </table:table-cell>
          <table:table-cell office:value-type="float" office:value="0.061133" calcext:value-type="float">
            <text:p>0.061133</text:p>
          </table:table-cell>
          <table:table-cell office:value-type="float" office:value="0.49" calcext:value-type="float">
            <text:p>0.49</text:p>
          </table:table-cell>
          <table:table-cell office:value-type="float" office:value="0.89" calcext:value-type="float">
            <text:p>0.89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1.37" calcext:value-type="float">
            <text:p>1.37</text:p>
          </table:table-cell>
          <table:table-cell office:value-type="float" office:value="2.97" calcext:value-type="float">
            <text:p>2.97</text:p>
          </table:table-cell>
          <table:table-cell office:value-type="float" office:value="0.33207" calcext:value-type="float">
            <text:p>0.33207</text:p>
          </table:table-cell>
          <table:table-cell office:value-type="float" office:value="244.02" calcext:value-type="float">
            <text:p>244.0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w3_100k</text:p>
          </table:table-cell>
          <table:table-cell office:value-type="float" office:value="0.48449" calcext:value-type="float">
            <text:p>0.48449</text:p>
          </table:table-cell>
          <table:table-cell office:value-type="float" office:value="0.02627" calcext:value-type="float">
            <text:p>0.02627</text:p>
          </table:table-cell>
          <table:table-cell office:value-type="float" office:value="0.03707" calcext:value-type="float">
            <text:p>0.03707</text:p>
          </table:table-cell>
          <table:table-cell office:value-type="float" office:value="0.13328" calcext:value-type="float">
            <text:p>0.13328</text:p>
          </table:table-cell>
          <table:table-cell office:value-type="float" office:value="0.01325" calcext:value-type="float">
            <text:p>0.01325</text:p>
          </table:table-cell>
          <table:table-cell office:value-type="float" office:value="4.81" calcext:value-type="float">
            <text:p>4.81</text:p>
          </table:table-cell>
          <table:table-cell office:value-type="float" office:value="0.09678" calcext:value-type="float">
            <text:p>0.09678</text:p>
          </table:table-cell>
          <table:table-cell office:value-type="float" office:value="39.994" calcext:value-type="float">
            <text:p>39.994</text:p>
          </table:table-cell>
          <table:table-cell office:value-type="float" office:value="23.24" calcext:value-type="float">
            <text:p>23.24</text:p>
          </table:table-cell>
          <table:table-cell office:value-type="float" office:value="0.06547" calcext:value-type="float">
            <text:p>0.06547</text:p>
          </table:table-cell>
          <table:table-cell office:value-type="float" office:value="983" calcext:value-type="float">
            <text:p>983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63" calcext:value-type="float">
            <text:p>0.63</text:p>
          </table:table-cell>
          <table:table-cell office:value-type="float" office:value="2.01" calcext:value-type="float">
            <text:p>2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88" calcext:value-type="float">
            <text:p>0.88</text:p>
          </table:table-cell>
          <table:table-cell office:value-type="float" office:value="4.23" calcext:value-type="float">
            <text:p>4.23</text:p>
          </table:table-cell>
          <table:table-cell office:value-type="float" office:value="0.33243" calcext:value-type="float">
            <text:p>0.33243</text:p>
          </table:table-cell>
          <table:table-cell office:value-type="float" office:value="380.21" calcext:value-type="float">
            <text:p>380.2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w4_100k</text:p>
          </table:table-cell>
          <table:table-cell office:value-type="float" office:value="0.51679" calcext:value-type="float">
            <text:p>0.51679</text:p>
          </table:table-cell>
          <table:table-cell office:value-type="float" office:value="0.02531" calcext:value-type="float">
            <text:p>0.02531</text:p>
          </table:table-cell>
          <table:table-cell office:value-type="float" office:value="0.03731" calcext:value-type="float">
            <text:p>0.03731</text:p>
          </table:table-cell>
          <table:table-cell office:value-type="float" office:value="0.12904" calcext:value-type="float">
            <text:p>0.12904</text:p>
          </table:table-cell>
          <table:table-cell office:value-type="float" office:value="0.01876" calcext:value-type="float">
            <text:p>0.01876</text:p>
          </table:table-cell>
          <table:table-cell office:value-type="float" office:value="4.27" calcext:value-type="float">
            <text:p>4.27</text:p>
          </table:table-cell>
          <table:table-cell office:value-type="float" office:value="0.0879" calcext:value-type="float">
            <text:p>0.0879</text:p>
          </table:table-cell>
          <table:table-cell office:value-type="float" office:value="5.722" calcext:value-type="float">
            <text:p>5.722</text:p>
          </table:table-cell>
          <table:table-cell office:value-type="float" office:value="40.89" calcext:value-type="float">
            <text:p>40.89</text:p>
          </table:table-cell>
          <table:table-cell office:value-type="float" office:value="0.1486" calcext:value-type="float">
            <text:p>0.1486</text:p>
          </table:table-cell>
          <table:table-cell office:value-type="float" office:value="841" calcext:value-type="float">
            <text:p>841</text:p>
          </table:table-cell>
          <table:table-cell office:value-type="float" office:value="0.07377" calcext:value-type="float">
            <text:p>0.07377</text:p>
          </table:table-cell>
          <table:table-cell office:value-type="float" office:value="0.45" calcext:value-type="float">
            <text:p>0.45</text:p>
          </table:table-cell>
          <table:table-cell office:value-type="float" office:value="3.97" calcext:value-type="float">
            <text:p>3.97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1.75" calcext:value-type="float">
            <text:p>1.75</text:p>
          </table:table-cell>
          <table:table-cell office:value-type="float" office:value="35.91" calcext:value-type="float">
            <text:p>35.91</text:p>
          </table:table-cell>
          <table:table-cell office:value-type="float" office:value="0.32191" calcext:value-type="float">
            <text:p>0.32191</text:p>
          </table:table-cell>
          <table:table-cell office:value-type="float" office:value="363.31" calcext:value-type="float">
            <text:p>363.3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w5_100k</text:p>
          </table:table-cell>
          <table:table-cell office:value-type="float" office:value="0.49094" calcext:value-type="float">
            <text:p>0.49094</text:p>
          </table:table-cell>
          <table:table-cell office:value-type="float" office:value="0.02613" calcext:value-type="float">
            <text:p>0.02613</text:p>
          </table:table-cell>
          <table:table-cell office:value-type="float" office:value="0.03998" calcext:value-type="float">
            <text:p>0.03998</text:p>
          </table:table-cell>
          <table:table-cell office:value-type="float" office:value="0.15358" calcext:value-type="float">
            <text:p>0.15358</text:p>
          </table:table-cell>
          <table:table-cell office:value-type="float" office:value="0.01368" calcext:value-type="float">
            <text:p>0.01368</text:p>
          </table:table-cell>
          <table:table-cell office:value-type="float" office:value="7.3" calcext:value-type="float">
            <text:p>7.3</text:p>
          </table:table-cell>
          <table:table-cell office:value-type="float" office:value="0.09817" calcext:value-type="float">
            <text:p>0.09817</text:p>
          </table:table-cell>
          <table:table-cell office:value-type="float" office:value="27.044" calcext:value-type="float">
            <text:p>27.044</text:p>
          </table:table-cell>
          <table:table-cell office:value-type="float" office:value="22.63" calcext:value-type="float">
            <text:p>22.63</text:p>
          </table:table-cell>
          <table:table-cell office:value-type="float" office:value="0.10507" calcext:value-type="float">
            <text:p>0.10507</text:p>
          </table:table-cell>
          <table:table-cell office:value-type="float" office:value="934" calcext:value-type="float">
            <text:p>934</text:p>
          </table:table-cell>
          <table:table-cell office:value-type="float" office:value="0.06521" calcext:value-type="float">
            <text:p>0.06521</text:p>
          </table:table-cell>
          <table:table-cell office:value-type="float" office:value="0.92" calcext:value-type="float">
            <text:p>0.92</text:p>
          </table:table-cell>
          <table:table-cell office:value-type="float" office:value="2.26" calcext:value-type="float">
            <text:p>2.26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.01" calcext:value-type="float">
            <text:p>1.01</text:p>
          </table:table-cell>
          <table:table-cell office:value-type="float" office:value="5.17" calcext:value-type="float">
            <text:p>5.17</text:p>
          </table:table-cell>
          <table:table-cell office:value-type="float" office:value="0.32797" calcext:value-type="float">
            <text:p>0.32797</text:p>
          </table:table-cell>
          <table:table-cell office:value-type="float" office:value="247.69" calcext:value-type="float">
            <text:p>247.6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ipc1_100k</text:p>
          </table:table-cell>
          <table:table-cell office:value-type="float" office:value="0.59686" calcext:value-type="float">
            <text:p>0.59686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4531" calcext:value-type="float">
            <text:p>0.04531</text:p>
          </table:table-cell>
          <table:table-cell office:value-type="float" office:value="0.16695" calcext:value-type="float">
            <text:p>0.16695</text:p>
          </table:table-cell>
          <table:table-cell office:value-type="float" office:value="0.01303" calcext:value-type="float">
            <text:p>0.01303</text:p>
          </table:table-cell>
          <table:table-cell office:value-type="float" office:value="33.48" calcext:value-type="float">
            <text:p>33.48</text:p>
          </table:table-cell>
          <table:table-cell office:value-type="float" office:value="0.10985" calcext:value-type="float">
            <text:p>0.10985</text:p>
          </table:table-cell>
          <table:table-cell office:value-type="float" office:value="1.567" calcext:value-type="float">
            <text:p>1.567</text:p>
          </table:table-cell>
          <table:table-cell office:value-type="float" office:value="21.66" calcext:value-type="float">
            <text:p>21.66</text:p>
          </table:table-cell>
          <table:table-cell office:value-type="float" office:value="0.04913" calcext:value-type="float">
            <text:p>0.04913</text:p>
          </table:table-cell>
          <table:table-cell office:value-type="float" office:value="782" calcext:value-type="float">
            <text:p>782</text:p>
          </table:table-cell>
          <table:table-cell office:value-type="float" office:value="0.12124" calcext:value-type="float">
            <text:p>0.12124</text:p>
          </table:table-cell>
          <table:table-cell office:value-type="float" office:value="2.16" calcext:value-type="float">
            <text:p>2.16</text:p>
          </table:table-cell>
          <table:table-cell office:value-type="float" office:value="2.95" calcext:value-type="float">
            <text:p>2.9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5.26" calcext:value-type="float">
            <text:p>5.26</text:p>
          </table:table-cell>
          <table:table-cell office:value-type="float" office:value="6.86" calcext:value-type="float">
            <text:p>6.86</text:p>
          </table:table-cell>
          <table:table-cell office:value-type="float" office:value="0.42051" calcext:value-type="float">
            <text:p>0.42051</text:p>
          </table:table-cell>
          <table:table-cell office:value-type="float" office:value="684.52" calcext:value-type="float">
            <text:p>684.5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ipc2_100k</text:p>
          </table:table-cell>
          <table:table-cell office:value-type="float" office:value="0.55039" calcext:value-type="float">
            <text:p>0.55039</text:p>
          </table:table-cell>
          <table:table-cell office:value-type="float" office:value="0.02821" calcext:value-type="float">
            <text:p>0.02821</text:p>
          </table:table-cell>
          <table:table-cell office:value-type="float" office:value="0.04152" calcext:value-type="float">
            <text:p>0.04152</text:p>
          </table:table-cell>
          <table:table-cell office:value-type="float" office:value="0.15246" calcext:value-type="float">
            <text:p>0.15246</text:p>
          </table:table-cell>
          <table:table-cell office:value-type="float" office:value="0.01181" calcext:value-type="float">
            <text:p>0.01181</text:p>
          </table:table-cell>
          <table:table-cell office:value-type="float" office:value="11.68" calcext:value-type="float">
            <text:p>11.68</text:p>
          </table:table-cell>
          <table:table-cell office:value-type="float" office:value="0.09771" calcext:value-type="float">
            <text:p>0.09771</text:p>
          </table:table-cell>
          <table:table-cell office:value-type="float" office:value="21.694" calcext:value-type="float">
            <text:p>21.694</text:p>
          </table:table-cell>
          <table:table-cell office:value-type="float" office:value="15.72" calcext:value-type="float">
            <text:p>15.72</text:p>
          </table:table-cell>
          <table:table-cell office:value-type="float" office:value="0.04825" calcext:value-type="float">
            <text:p>0.04825</text:p>
          </table:table-cell>
          <table:table-cell office:value-type="float" office:value="968" calcext:value-type="float">
            <text:p>968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31" calcext:value-type="float">
            <text:p>0.31</text:p>
          </table:table-cell>
          <table:table-cell office:value-type="float" office:value="0.32" calcext:value-type="float">
            <text:p>0.32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71" calcext:value-type="float">
            <text:p>0.71</text:p>
          </table:table-cell>
          <table:table-cell office:value-type="float" office:value="0.8" calcext:value-type="float">
            <text:p>0.8</text:p>
          </table:table-cell>
          <table:table-cell office:value-type="float" office:value="0.34145" calcext:value-type="float">
            <text:p>0.34145</text:p>
          </table:table-cell>
          <table:table-cell office:value-type="float" office:value="145.94" calcext:value-type="float">
            <text:p>145.94</text:p>
          </table:table-cell>
          <table:table-cell table:number-columns-repeated="100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sent" table:style-name="ta3">
        <office:forms form:automatic-focus="false" form:apply-design-mode="false"/>
        <table:table-column table:style-name="co1" table:number-columns-repeated="9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14" table:default-cell-style-name="Default"/>
        <table:table-column table:style-name="co1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995" table:default-cell-style-name="Default"/>
        <table:table-row table:style-name="ro1">
          <table:table-cell office:value-type="string" calcext:value-type="string">
            <text:p>1us: ^(-3) ms</text:p>
          </table:table-cell>
          <table:table-cell office:value-type="string" calcext:value-type="string">
            <text:p>1MB: ^3 KB</text:p>
          </table:table-cell>
          <table:table-cell office:value-type="string" calcext:value-type="string">
            <text:p>1KB: ^3 B</text:p>
          </table:table-cell>
          <table:table-cell table:number-columns-repeated="1021"/>
        </table:table-row>
        <table:table-row table:style-name="ro1">
          <table:table-cell table:number-columns-repeated="10"/>
          <table:table-cell office:value-type="string" calcext:value-type="string">
            <text:p>using HybridT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arch (us)</text:p>
          </table:table-cell>
          <table:table-cell office:value-type="string" calcext:value-type="string">
            <text:p>CutTSS</text:p>
          </table:table-cell>
          <table:table-cell office:value-type="string" calcext:value-type="string">
            <text:p>PSTSS</text:p>
          </table:table-cell>
          <table:table-cell office:value-type="string" calcext:value-type="string">
            <text:p>PartitionSort</text:p>
          </table:table-cell>
          <table:table-cell office:value-type="string" calcext:value-type="string">
            <text:p>TabTree</text:p>
          </table:table-cell>
          <table:table-cell office:value-type="string" calcext:value-type="string">
            <text:p>Kset</text:p>
          </table:table-cell>
          <table:table-cell office:value-type="string" calcext:value-type="string">
            <text:p>PT-Tree</text:p>
          </table:table-cell>
          <table:table-cell office:value-type="string" calcext:value-type="string">
            <text:p>TupleTree</text:p>
          </table:table-cell>
          <table:table-cell office:value-type="string" calcext:value-type="string">
            <text:p>KickTree</text:p>
          </table:table-cell>
          <table:table-cell office:value-type="string" calcext:value-type="string">
            <text:p>ByteCuts</text:p>
          </table:table-cell>
          <table:table-cell office:value-type="string" calcext:value-type="string">
            <text:p>TupleMerge</text:p>
          </table:table-cell>
          <table:table-cell office:value-type="string" calcext:value-type="string">
            <text:p>HybridTSS</text:p>
          </table:table-cell>
          <table:table-cell office:value-type="string" calcext:value-type="string">
            <text:p>CMT</text:p>
          </table:table-cell>
          <table:table-cell office:value-type="string" calcext:value-type="string">
            <text:p>DynamicTuple-2</text:p>
          </table:table-cell>
          <table:table-cell office:value-type="string" calcext:value-type="string">
            <text:p>DynamicTuple-5</text:p>
          </table:table-cell>
          <table:table-cell office:value-type="string" calcext:value-type="string">
            <text:p>MultilayerTuple-2</text:p>
          </table:table-cell>
          <table:table-cell office:value-type="string" calcext:value-type="string">
            <text:p>MultilayerTuple-5</text:p>
          </table:table-cell>
          <table:table-cell office:value-type="string" calcext:value-type="string">
            <text:p>PextCuts-2</text:p>
          </table:table-cell>
          <table:table-cell office:value-type="string" calcext:value-type="string">
            <text:p>PextCuts-5</text:p>
          </table:table-cell>
          <table:table-cell office:value-type="string" calcext:value-type="string">
            <text:p>MbitTree</text:p>
          </table:table-cell>
          <table:table-cell office:value-type="string" calcext:value-type="string">
            <text:p>Nuevomatch</text:p>
          </table:table-cell>
          <table:table-cell office:value-type="string" calcext:value-type="string">
            <text:p>HybridCuts</text:p>
          </table:table-cell>
          <table:table-cell table:style-name="ce1" office:value-type="string" calcext:value-type="string">
            <text:p>RVH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cl1_100k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5117" calcext:value-type="float">
            <text:p>0.5117</text:p>
          </table:table-cell>
          <table:table-cell office:value-type="float" office:value="0.7328" calcext:value-type="float">
            <text:p>0.7328</text:p>
          </table:table-cell>
          <table:table-cell office:value-type="float" office:value="0.3309" calcext:value-type="float">
            <text:p>0.3309</text:p>
          </table:table-cell>
          <table:table-cell office:value-type="float" office:value="0.041" calcext:value-type="float">
            <text:p>0.041</text:p>
          </table:table-cell>
          <table:table-cell office:value-type="float" office:value="0.07555" calcext:value-type="float">
            <text:p>0.07555</text:p>
          </table:table-cell>
          <table:table-cell office:value-type="float" office:value="0.06724" calcext:value-type="float">
            <text:p>0.06724</text:p>
          </table:table-cell>
          <table:table-cell office:value-type="float" office:value="1.9178" calcext:value-type="float">
            <text:p>1.9178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13536" calcext:value-type="float">
            <text:p>0.13536</text:p>
          </table:table-cell>
          <table:table-cell office:value-type="float" office:value="0.03628" calcext:value-type="float">
            <text:p>0.03628</text:p>
          </table:table-cell>
          <table:table-cell office:value-type="float" office:value="0.023747" calcext:value-type="float">
            <text:p>0.023747</text:p>
          </table:table-cell>
          <table:table-cell office:value-type="float" office:value="0.0228206298493838" calcext:value-type="float">
            <text:p>0.0228206298493838</text:p>
          </table:table-cell>
          <table:table-cell office:value-type="float" office:value="0.0242659548653239" calcext:value-type="float">
            <text:p>0.0242659548653239</text:p>
          </table:table-cell>
          <table:table-cell office:value-type="float" office:value="0.0655737704918033" calcext:value-type="float">
            <text:p>0.0655737704918033</text:p>
          </table:table-cell>
          <table:table-cell office:value-type="float" office:value="0.111234705228031" calcext:value-type="float">
            <text:p>0.111234705228031</text:p>
          </table:table-cell>
          <table:table-cell office:value-type="float" office:value="0.01998001998002" calcext:value-type="float">
            <text:p>0.01998001998002</text:p>
          </table:table-cell>
          <table:table-cell office:value-type="float" office:value="0.0264131008980454" calcext:value-type="float">
            <text:p>0.0264131008980454</text:p>
          </table:table-cell>
          <table:table-cell office:value-type="float" office:value="0.1057" calcext:value-type="float">
            <text:p>0.1057</text:p>
          </table:table-cell>
          <table:table-cell office:value-type="float" office:value="0.103" calcext:value-type="float">
            <text:p>0.103</text:p>
          </table:table-cell>
          <table:table-cell/>
          <table:table-cell office:value-type="float" office:value="0.138" calcext:value-type="float">
            <text:p>0.1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cl2_100k</text:p>
          </table:table-cell>
          <table:table-cell office:value-type="float" office:value="0.3046" calcext:value-type="float">
            <text:p>0.3046</text:p>
          </table:table-cell>
          <table:table-cell office:value-type="float" office:value="1.8885" calcext:value-type="float">
            <text:p>1.8885</text:p>
          </table:table-cell>
          <table:table-cell office:value-type="float" office:value="2.3629" calcext:value-type="float">
            <text:p>2.3629</text:p>
          </table:table-cell>
          <table:table-cell office:value-type="float" office:value="1.2885" calcext:value-type="float">
            <text:p>1.2885</text:p>
          </table:table-cell>
          <table:table-cell office:value-type="float" office:value="0.193" calcext:value-type="float">
            <text:p>0.193</text:p>
          </table:table-cell>
          <table:table-cell office:value-type="float" office:value="0.14856" calcext:value-type="float">
            <text:p>0.14856</text:p>
          </table:table-cell>
          <table:table-cell office:value-type="float" office:value="0.21791" calcext:value-type="float">
            <text:p>0.21791</text:p>
          </table:table-cell>
          <table:table-cell office:value-type="float" office:value="7.75488" calcext:value-type="float">
            <text:p>7.75488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3935" calcext:value-type="float">
            <text:p>0.3935</text:p>
          </table:table-cell>
          <table:table-cell office:value-type="float" office:value="0.81072" calcext:value-type="float">
            <text:p>0.81072</text:p>
          </table:table-cell>
          <table:table-cell office:value-type="float" office:value="0.11988" calcext:value-type="float">
            <text:p>0.11988</text:p>
          </table:table-cell>
          <table:table-cell office:value-type="float" office:value="0.0950570342205323" calcext:value-type="float">
            <text:p>0.0950570342205323</text:p>
          </table:table-cell>
          <table:table-cell office:value-type="float" office:value="0.127064803049555" calcext:value-type="float">
            <text:p>0.127064803049555</text:p>
          </table:table-cell>
          <table:table-cell office:value-type="float" office:value="0.170357751277683" calcext:value-type="float">
            <text:p>0.170357751277683</text:p>
          </table:table-cell>
          <table:table-cell office:value-type="float" office:value="0.305810397553517" calcext:value-type="float">
            <text:p>0.305810397553517</text:p>
          </table:table-cell>
          <table:table-cell office:value-type="float" office:value="0.058173356602676" calcext:value-type="float">
            <text:p>0.058173356602676</text:p>
          </table:table-cell>
          <table:table-cell office:value-type="float" office:value="0.0775795190069822" calcext:value-type="float">
            <text:p>0.0775795190069822</text:p>
          </table:table-cell>
          <table:table-cell office:value-type="float" office:value="0.4587" calcext:value-type="float">
            <text:p>0.4587</text:p>
          </table:table-cell>
          <table:table-cell office:value-type="float" office:value="0.915" calcext:value-type="float">
            <text:p>0.915</text:p>
          </table:table-cell>
          <table:table-cell/>
          <table:table-cell office:value-type="float" office:value="0.13881" calcext:value-type="float">
            <text:p>0.1388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cl3_100k</text:p>
          </table:table-cell>
          <table:table-cell office:value-type="float" office:value="0.1358" calcext:value-type="float">
            <text:p>0.1358</text:p>
          </table:table-cell>
          <table:table-cell office:value-type="float" office:value="1.1968" calcext:value-type="float">
            <text:p>1.1968</text:p>
          </table:table-cell>
          <table:table-cell office:value-type="float" office:value="1.4684" calcext:value-type="float">
            <text:p>1.4684</text:p>
          </table:table-cell>
          <table:table-cell office:value-type="float" office:value="0.5823" calcext:value-type="float">
            <text:p>0.5823</text:p>
          </table:table-cell>
          <table:table-cell office:value-type="float" office:value="0.052" calcext:value-type="float">
            <text:p>0.052</text:p>
          </table:table-cell>
          <table:table-cell office:value-type="float" office:value="0.12342" calcext:value-type="float">
            <text:p>0.12342</text:p>
          </table:table-cell>
          <table:table-cell office:value-type="float" office:value="0.08726" calcext:value-type="float">
            <text:p>0.08726</text:p>
          </table:table-cell>
          <table:table-cell office:value-type="float" office:value="0.86408" calcext:value-type="float">
            <text:p>0.86408</text:p>
          </table:table-cell>
          <table:table-cell office:value-type="float" office:value="0.049" calcext:value-type="float">
            <text:p>0.049</text:p>
          </table:table-cell>
          <table:table-cell office:value-type="float" office:value="0.14054" calcext:value-type="float">
            <text:p>0.14054</text:p>
          </table:table-cell>
          <table:table-cell office:value-type="float" office:value="0.08464" calcext:value-type="float">
            <text:p>0.08464</text:p>
          </table:table-cell>
          <table:table-cell office:value-type="float" office:value="0.09451" calcext:value-type="float">
            <text:p>0.09451</text:p>
          </table:table-cell>
          <table:table-cell office:value-type="float" office:value="0.0233481204763017" calcext:value-type="float">
            <text:p>0.0233481204763017</text:p>
          </table:table-cell>
          <table:table-cell office:value-type="float" office:value="0.0340020401224073" calcext:value-type="float">
            <text:p>0.0340020401224073</text:p>
          </table:table-cell>
          <table:table-cell office:value-type="float" office:value="0.0721500721500722" calcext:value-type="float">
            <text:p>0.0721500721500722</text:p>
          </table:table-cell>
          <table:table-cell office:value-type="float" office:value="0.229885057471264" calcext:value-type="float">
            <text:p>0.229885057471264</text:p>
          </table:table-cell>
          <table:table-cell office:value-type="float" office:value="0.0203086921202275" calcext:value-type="float">
            <text:p>0.0203086921202275</text:p>
          </table:table-cell>
          <table:table-cell office:value-type="float" office:value="0.0371057513914657" calcext:value-type="float">
            <text:p>0.0371057513914657</text:p>
          </table:table-cell>
          <table:table-cell office:value-type="float" office:value="0.1393" calcext:value-type="float">
            <text:p>0.1393</text:p>
          </table:table-cell>
          <table:table-cell office:value-type="float" office:value="0.111" calcext:value-type="float">
            <text:p>0.111</text:p>
          </table:table-cell>
          <table:table-cell/>
          <table:table-cell office:value-type="float" office:value="0.13868" calcext:value-type="float">
            <text:p>0.138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cl4_100k</text:p>
          </table:table-cell>
          <table:table-cell office:value-type="float" office:value="0.1303" calcext:value-type="float">
            <text:p>0.1303</text:p>
          </table:table-cell>
          <table:table-cell office:value-type="float" office:value="1.276" calcext:value-type="float">
            <text:p>1.276</text:p>
          </table:table-cell>
          <table:table-cell office:value-type="float" office:value="1.5406" calcext:value-type="float">
            <text:p>1.5406</text:p>
          </table:table-cell>
          <table:table-cell office:value-type="float" office:value="0.5638" calcext:value-type="float">
            <text:p>0.563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8871" calcext:value-type="float">
            <text:p>0.08871</text:p>
          </table:table-cell>
          <table:table-cell office:value-type="float" office:value="0.95158" calcext:value-type="float">
            <text:p>0.95158</text:p>
          </table:table-cell>
          <table:table-cell office:value-type="float" office:value="0.0782" calcext:value-type="float">
            <text:p>0.0782</text:p>
          </table:table-cell>
          <table:table-cell office:value-type="float" office:value="0.19319" calcext:value-type="float">
            <text:p>0.19319</text:p>
          </table:table-cell>
          <table:table-cell office:value-type="float" office:value="0.10715" calcext:value-type="float">
            <text:p>0.10715</text:p>
          </table:table-cell>
          <table:table-cell office:value-type="float" office:value="0.10037" calcext:value-type="float">
            <text:p>0.10037</text:p>
          </table:table-cell>
          <table:table-cell office:value-type="float" office:value="0.0275709953129308" calcext:value-type="float">
            <text:p>0.0275709953129308</text:p>
          </table:table-cell>
          <table:table-cell office:value-type="float" office:value="0.0390777647518562" calcext:value-type="float">
            <text:p>0.0390777647518562</text:p>
          </table:table-cell>
          <table:table-cell office:value-type="float" office:value="0.0702740688685875" calcext:value-type="float">
            <text:p>0.0702740688685875</text:p>
          </table:table-cell>
          <table:table-cell office:value-type="float" office:value="0.196463654223969" calcext:value-type="float">
            <text:p>0.196463654223969</text:p>
          </table:table-cell>
          <table:table-cell office:value-type="float" office:value="0.0282965478211658" calcext:value-type="float">
            <text:p>0.0282965478211658</text:p>
          </table:table-cell>
          <table:table-cell office:value-type="float" office:value="0.0331345261762757" calcext:value-type="float">
            <text:p>0.0331345261762757</text:p>
          </table:table-cell>
          <table:table-cell office:value-type="float" office:value="0.16437" calcext:value-type="float">
            <text:p>0.16437</text:p>
          </table:table-cell>
          <table:table-cell office:value-type="float" office:value="0.184" calcext:value-type="float">
            <text:p>0.184</text:p>
          </table:table-cell>
          <table:table-cell/>
          <table:table-cell office:value-type="float" office:value="0.13877" calcext:value-type="float">
            <text:p>0.138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cl5_100k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5529" calcext:value-type="float">
            <text:p>0.5529</text:p>
          </table:table-cell>
          <table:table-cell office:value-type="float" office:value="0.888" calcext:value-type="float">
            <text:p>0.888</text:p>
          </table:table-cell>
          <table:table-cell office:value-type="float" office:value="0.377" calcext:value-type="float">
            <text:p>0.377</text:p>
          </table:table-cell>
          <table:table-cell office:value-type="float" office:value="0.05" calcext:value-type="float">
            <text:p>0.05</text:p>
          </table:table-cell>
          <table:table-cell office:value-type="float" office:value="0.1024" calcext:value-type="float">
            <text:p>0.1024</text:p>
          </table:table-cell>
          <table:table-cell office:value-type="float" office:value="0.09183" calcext:value-type="float">
            <text:p>0.09183</text:p>
          </table:table-cell>
          <table:table-cell office:value-type="float" office:value="1.37294" calcext:value-type="float">
            <text:p>1.37294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9394" calcext:value-type="float">
            <text:p>0.09394</text:p>
          </table:table-cell>
          <table:table-cell office:value-type="float" office:value="0.07514" calcext:value-type="float">
            <text:p>0.07514</text:p>
          </table:table-cell>
          <table:table-cell office:value-type="float" office:value="0.005198" calcext:value-type="float">
            <text:p>0.005198</text:p>
          </table:table-cell>
          <table:table-cell office:value-type="float" office:value="0.0292997363023733" calcext:value-type="float">
            <text:p>0.0292997363023733</text:p>
          </table:table-cell>
          <table:table-cell office:value-type="float" office:value="0.0343878954607978" calcext:value-type="float">
            <text:p>0.0343878954607978</text:p>
          </table:table-cell>
          <table:table-cell office:value-type="float" office:value="0.0583771161704612" calcext:value-type="float">
            <text:p>0.0583771161704612</text:p>
          </table:table-cell>
          <table:table-cell office:value-type="float" office:value="0.141442715700141" calcext:value-type="float">
            <text:p>0.141442715700141</text:p>
          </table:table-cell>
          <table:table-cell office:value-type="float" office:value="0.0306936771025169" calcext:value-type="float">
            <text:p>0.0306936771025169</text:p>
          </table:table-cell>
          <table:table-cell office:value-type="float" office:value="0.0264970853206147" calcext:value-type="float">
            <text:p>0.0264970853206147</text:p>
          </table:table-cell>
          <table:table-cell office:value-type="float" office:value="0.10686" calcext:value-type="float">
            <text:p>0.10686</text:p>
          </table:table-cell>
          <table:table-cell office:value-type="float" office:value="0.177" calcext:value-type="float">
            <text:p>0.1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w1_100k</text:p>
          </table:table-cell>
          <table:table-cell office:value-type="float" office:value="0.2053" calcext:value-type="float">
            <text:p>0.2053</text:p>
          </table:table-cell>
          <table:table-cell office:value-type="float" office:value="1.0951" calcext:value-type="float">
            <text:p>1.0951</text:p>
          </table:table-cell>
          <table:table-cell office:value-type="float" office:value="1.4159" calcext:value-type="float">
            <text:p>1.4159</text:p>
          </table:table-cell>
          <table:table-cell office:value-type="float" office:value="0.5233" calcext:value-type="float">
            <text:p>0.5233</text:p>
          </table:table-cell>
          <table:table-cell office:value-type="float" office:value="0.086" calcext:value-type="float">
            <text:p>0.086</text:p>
          </table:table-cell>
          <table:table-cell office:value-type="float" office:value="0.1896" calcext:value-type="float">
            <text:p>0.1896</text:p>
          </table:table-cell>
          <table:table-cell office:value-type="float" office:value="0.105" calcext:value-type="float">
            <text:p>0.105</text:p>
          </table:table-cell>
          <table:table-cell office:value-type="float" office:value="3.12156" calcext:value-type="float">
            <text:p>3.12156</text:p>
          </table:table-cell>
          <table:table-cell office:value-type="float" office:value="0.0567" calcext:value-type="float">
            <text:p>0.0567</text:p>
          </table:table-cell>
          <table:table-cell office:value-type="float" office:value="0.17892" calcext:value-type="float">
            <text:p>0.17892</text:p>
          </table:table-cell>
          <table:table-cell office:value-type="float" office:value="0.25599" calcext:value-type="float">
            <text:p>0.25599</text:p>
          </table:table-cell>
          <table:table-cell office:value-type="float" office:value="0.242841" calcext:value-type="float">
            <text:p>0.242841</text:p>
          </table:table-cell>
          <table:table-cell office:value-type="float" office:value="0.0341180484476288" calcext:value-type="float">
            <text:p>0.0341180484476288</text:p>
          </table:table-cell>
          <table:table-cell office:value-type="float" office:value="0.058173356602676" calcext:value-type="float">
            <text:p>0.058173356602676</text:p>
          </table:table-cell>
          <table:table-cell office:value-type="float" office:value="0.110253583241455" calcext:value-type="float">
            <text:p>0.110253583241455</text:p>
          </table:table-cell>
          <table:table-cell office:value-type="float" office:value="0.325732899022801" calcext:value-type="float">
            <text:p>0.325732899022801</text:p>
          </table:table-cell>
          <table:table-cell office:value-type="float" office:value="0.0371195248700817" calcext:value-type="float">
            <text:p>0.0371195248700817</text:p>
          </table:table-cell>
          <table:table-cell office:value-type="float" office:value="0.0468164794007491" calcext:value-type="float">
            <text:p>0.0468164794007491</text:p>
          </table:table-cell>
          <table:table-cell office:value-type="float" office:value="0.24716" calcext:value-type="float">
            <text:p>0.24716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0.14387" calcext:value-type="float">
            <text:p>0.1438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w2_100k</text:p>
          </table:table-cell>
          <table:table-cell office:value-type="float" office:value="0.0907" calcext:value-type="float">
            <text:p>0.0907</text:p>
          </table:table-cell>
          <table:table-cell office:value-type="float" office:value="0.5942" calcext:value-type="float">
            <text:p>0.5942</text:p>
          </table:table-cell>
          <table:table-cell office:value-type="float" office:value="0.8467" calcext:value-type="float">
            <text:p>0.8467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085" calcext:value-type="float">
            <text:p>0.085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10223" calcext:value-type="float">
            <text:p>0.10223</text:p>
          </table:table-cell>
          <table:table-cell office:value-type="float" office:value="1.35462" calcext:value-type="float">
            <text:p>1.35462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14954" calcext:value-type="float">
            <text:p>0.14954</text:p>
          </table:table-cell>
          <table:table-cell office:value-type="float" office:value="0.12279" calcext:value-type="float">
            <text:p>0.12279</text:p>
          </table:table-cell>
          <table:table-cell office:value-type="float" office:value="3.031655" calcext:value-type="float">
            <text:p>3.031655</text:p>
          </table:table-cell>
          <table:table-cell office:value-type="float" office:value="0.0363901018922853" calcext:value-type="float">
            <text:p>0.0363901018922853</text:p>
          </table:table-cell>
          <table:table-cell office:value-type="float" office:value="0.0424808836023789" calcext:value-type="float">
            <text:p>0.0424808836023789</text:p>
          </table:table-cell>
          <table:table-cell office:value-type="float" office:value="0.0863557858376511" calcext:value-type="float">
            <text:p>0.0863557858376511</text:p>
          </table:table-cell>
          <table:table-cell office:value-type="float" office:value="0.227272727272727" calcext:value-type="float">
            <text:p>0.227272727272727</text:p>
          </table:table-cell>
          <table:table-cell office:value-type="float" office:value="0.0297707651086633" calcext:value-type="float">
            <text:p>0.0297707651086633</text:p>
          </table:table-cell>
          <table:table-cell office:value-type="float" office:value="0.0417536534446764" calcext:value-type="float">
            <text:p>0.0417536534446764</text:p>
          </table:table-cell>
          <table:table-cell office:value-type="float" office:value="0.17178" calcext:value-type="float">
            <text:p>0.17178</text:p>
          </table:table-cell>
          <table:table-cell office:value-type="float" office:value="0.163" calcext:value-type="float">
            <text:p>0.163</text:p>
          </table:table-cell>
          <table:table-cell/>
          <table:table-cell office:value-type="float" office:value="0.13554" calcext:value-type="float">
            <text:p>0.135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w3_100k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747" calcext:value-type="float">
            <text:p>0.747</text:p>
          </table:table-cell>
          <table:table-cell office:value-type="float" office:value="1.0458" calcext:value-type="float">
            <text:p>1.0458</text:p>
          </table:table-cell>
          <table:table-cell office:value-type="float" office:value="0.4415" calcext:value-type="float">
            <text:p>0.4415</text:p>
          </table:table-cell>
          <table:table-cell office:value-type="float" office:value="0.081" calcext:value-type="float">
            <text:p>0.081</text:p>
          </table:table-cell>
          <table:table-cell office:value-type="float" office:value="0.1813" calcext:value-type="float">
            <text:p>0.1813</text:p>
          </table:table-cell>
          <table:table-cell office:value-type="float" office:value="0.1038" calcext:value-type="float">
            <text:p>0.1038</text:p>
          </table:table-cell>
          <table:table-cell office:value-type="float" office:value="7.86892" calcext:value-type="float">
            <text:p>7.86892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14734" calcext:value-type="float">
            <text:p>0.14734</text:p>
          </table:table-cell>
          <table:table-cell office:value-type="float" office:value="0.167" calcext:value-type="float">
            <text:p>0.167</text:p>
          </table:table-cell>
          <table:table-cell office:value-type="float" office:value="0.2536" calcext:value-type="float">
            <text:p>0.2536</text:p>
          </table:table-cell>
          <table:table-cell office:value-type="float" office:value="0.0295333727111636" calcext:value-type="float">
            <text:p>0.0295333727111636</text:p>
          </table:table-cell>
          <table:table-cell office:value-type="float" office:value="0.0549450549450549" calcext:value-type="float">
            <text:p>0.0549450549450549</text:p>
          </table:table-cell>
          <table:table-cell office:value-type="float" office:value="0.111482720178372" calcext:value-type="float">
            <text:p>0.111482720178372</text:p>
          </table:table-cell>
          <table:table-cell office:value-type="float" office:value="0.12853470437018" calcext:value-type="float">
            <text:p>0.12853470437018</text:p>
          </table:table-cell>
          <table:table-cell office:value-type="float" office:value="0.0285632676378178" calcext:value-type="float">
            <text:p>0.0285632676378178</text:p>
          </table:table-cell>
          <table:table-cell office:value-type="float" office:value="0.0330687830687831" calcext:value-type="float">
            <text:p>0.0330687830687831</text:p>
          </table:table-cell>
          <table:table-cell office:value-type="float" office:value="0.23448" calcext:value-type="float">
            <text:p>0.23448</text:p>
          </table:table-cell>
          <table:table-cell office:value-type="float" office:value="0.183" calcext:value-type="float">
            <text:p>0.183</text:p>
          </table:table-cell>
          <table:table-cell/>
          <table:table-cell office:value-type="float" office:value="0.13649" calcext:value-type="float">
            <text:p>0.1364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w4_100k</text:p>
          </table:table-cell>
          <table:table-cell office:value-type="float" office:value="0.5898" calcext:value-type="float">
            <text:p>0.5898</text:p>
          </table:table-cell>
          <table:table-cell office:value-type="float" office:value="1.4697" calcext:value-type="float">
            <text:p>1.4697</text:p>
          </table:table-cell>
          <table:table-cell office:value-type="float" office:value="1.7182" calcext:value-type="float">
            <text:p>1.7182</text:p>
          </table:table-cell>
          <table:table-cell office:value-type="float" office:value="0.8158" calcext:value-type="float">
            <text:p>0.815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08965" calcext:value-type="float">
            <text:p>0.08965</text:p>
          </table:table-cell>
          <table:table-cell office:value-type="float" office:value="8.71953" calcext:value-type="float">
            <text:p>8.71953</text:p>
          </table:table-cell>
          <table:table-cell office:value-type="float" office:value="0.0684" calcext:value-type="float">
            <text:p>0.0684</text:p>
          </table:table-cell>
          <table:table-cell office:value-type="float" office:value="0.35653" calcext:value-type="float">
            <text:p>0.35653</text:p>
          </table:table-cell>
          <table:table-cell office:value-type="float" office:value="0.29362" calcext:value-type="float">
            <text:p>0.29362</text:p>
          </table:table-cell>
          <table:table-cell office:value-type="float" office:value="0.71388" calcext:value-type="float">
            <text:p>0.71388</text:p>
          </table:table-cell>
          <table:table-cell office:value-type="float" office:value="0.0355871886120996" calcext:value-type="float">
            <text:p>0.0355871886120996</text:p>
          </table:table-cell>
          <table:table-cell office:value-type="float" office:value="0.0959692898272553" calcext:value-type="float">
            <text:p>0.0959692898272553</text:p>
          </table:table-cell>
          <table:table-cell office:value-type="float" office:value="0.31055900621118" calcext:value-type="float">
            <text:p>0.31055900621118</text:p>
          </table:table-cell>
          <table:table-cell office:value-type="float" office:value="0.380228136882129" calcext:value-type="float">
            <text:p>0.380228136882129</text:p>
          </table:table-cell>
          <table:table-cell office:value-type="float" office:value="0.0317965023847377" calcext:value-type="float">
            <text:p>0.0317965023847377</text:p>
          </table:table-cell>
          <table:table-cell office:value-type="float" office:value="0.0714285714285714" calcext:value-type="float">
            <text:p>0.0714285714285714</text:p>
          </table:table-cell>
          <table:table-cell office:value-type="float" office:value="0.74207" calcext:value-type="float">
            <text:p>0.74207</text:p>
          </table:table-cell>
          <table:table-cell office:value-type="float" office:value="0.222" calcext:value-type="float">
            <text:p>0.222</text:p>
          </table:table-cell>
          <table:table-cell/>
          <table:table-cell office:value-type="float" office:value="0.14011" calcext:value-type="float">
            <text:p>0.14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w5_100k</text:p>
          </table:table-cell>
          <table:table-cell office:value-type="float" office:value="0.1678" calcext:value-type="float">
            <text:p>0.1678</text:p>
          </table:table-cell>
          <table:table-cell office:value-type="float" office:value="0.9601" calcext:value-type="float">
            <text:p>0.9601</text:p>
          </table:table-cell>
          <table:table-cell office:value-type="float" office:value="1.2588" calcext:value-type="float">
            <text:p>1.2588</text:p>
          </table:table-cell>
          <table:table-cell office:value-type="float" office:value="0.547" calcext:value-type="float">
            <text:p>0.547</text:p>
          </table:table-cell>
          <table:table-cell office:value-type="float" office:value="0.089" calcext:value-type="float">
            <text:p>0.089</text:p>
          </table:table-cell>
          <table:table-cell office:value-type="float" office:value="0.2172" calcext:value-type="float">
            <text:p>0.2172</text:p>
          </table:table-cell>
          <table:table-cell office:value-type="float" office:value="0.09661" calcext:value-type="float">
            <text:p>0.09661</text:p>
          </table:table-cell>
          <table:table-cell office:value-type="float" office:value="3.0696" calcext:value-type="float">
            <text:p>3.0696</text:p>
          </table:table-cell>
          <table:table-cell office:value-type="float" office:value="0.0591" calcext:value-type="float">
            <text:p>0.0591</text:p>
          </table:table-cell>
          <table:table-cell office:value-type="float" office:value="0.13513" calcext:value-type="float">
            <text:p>0.13513</text:p>
          </table:table-cell>
          <table:table-cell office:value-type="float" office:value="0.21096" calcext:value-type="float">
            <text:p>0.21096</text:p>
          </table:table-cell>
          <table:table-cell office:value-type="float" office:value="0.37812" calcext:value-type="float">
            <text:p>0.37812</text:p>
          </table:table-cell>
          <table:table-cell office:value-type="float" office:value="0.0322061191626409" calcext:value-type="float">
            <text:p>0.0322061191626409</text:p>
          </table:table-cell>
          <table:table-cell office:value-type="float" office:value="0.0494315373208107" calcext:value-type="float">
            <text:p>0.0494315373208107</text:p>
          </table:table-cell>
          <table:table-cell office:value-type="float" office:value="0.129032258064516" calcext:value-type="float">
            <text:p>0.129032258064516</text:p>
          </table:table-cell>
          <table:table-cell office:value-type="float" office:value="0.190839694656489" calcext:value-type="float">
            <text:p>0.190839694656489</text:p>
          </table:table-cell>
          <table:table-cell office:value-type="float" office:value="0.0254712175241977" calcext:value-type="float">
            <text:p>0.0254712175241977</text:p>
          </table:table-cell>
          <table:table-cell office:value-type="float" office:value="0.0333778371161549" calcext:value-type="float">
            <text:p>0.0333778371161549</text:p>
          </table:table-cell>
          <table:table-cell office:value-type="float" office:value="0.21879" calcext:value-type="float">
            <text:p>0.21879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0.13849" calcext:value-type="float">
            <text:p>0.1384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pc1_100k</text:p>
          </table:table-cell>
          <table:table-cell office:value-type="float" office:value="0.1363" calcext:value-type="float">
            <text:p>0.1363</text:p>
          </table:table-cell>
          <table:table-cell office:value-type="float" office:value="1.7833" calcext:value-type="float">
            <text:p>1.7833</text:p>
          </table:table-cell>
          <table:table-cell office:value-type="float" office:value="2.0578" calcext:value-type="float">
            <text:p>2.0578</text:p>
          </table:table-cell>
          <table:table-cell office:value-type="float" office:value="0.6368" calcext:value-type="float">
            <text:p>0.636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8642" calcext:value-type="float">
            <text:p>0.08642</text:p>
          </table:table-cell>
          <table:table-cell office:value-type="float" office:value="0.10614" calcext:value-type="float">
            <text:p>0.10614</text:p>
          </table:table-cell>
          <table:table-cell office:value-type="float" office:value="0.85532" calcext:value-type="float">
            <text:p>0.85532</text:p>
          </table:table-cell>
          <table:table-cell office:value-type="float" office:value="0.05" calcext:value-type="float">
            <text:p>0.05</text:p>
          </table:table-cell>
          <table:table-cell office:value-type="float" office:value="0.18471" calcext:value-type="float">
            <text:p>0.18471</text:p>
          </table:table-cell>
          <table:table-cell office:value-type="float" office:value="0.0809" calcext:value-type="float">
            <text:p>0.0809</text:p>
          </table:table-cell>
          <table:table-cell office:value-type="float" office:value="0.105746" calcext:value-type="float">
            <text:p>0.105746</text:p>
          </table:table-cell>
          <table:table-cell office:value-type="float" office:value="0.0309501702259362" calcext:value-type="float">
            <text:p>0.0309501702259362</text:p>
          </table:table-cell>
          <table:table-cell office:value-type="float" office:value="0.0364697301239971" calcext:value-type="float">
            <text:p>0.0364697301239971</text:p>
          </table:table-cell>
          <table:table-cell office:value-type="float" office:value="0.124069478908189" calcext:value-type="float">
            <text:p>0.124069478908189</text:p>
          </table:table-cell>
          <table:table-cell office:value-type="float" office:value="0.386100386100386" calcext:value-type="float">
            <text:p>0.386100386100386</text:p>
          </table:table-cell>
          <table:table-cell office:value-type="float" office:value="0.0302023557837511" calcext:value-type="float">
            <text:p>0.0302023557837511</text:p>
          </table:table-cell>
          <table:table-cell office:value-type="float" office:value="0.0330578512396694" calcext:value-type="float">
            <text:p>0.0330578512396694</text:p>
          </table:table-cell>
          <table:table-cell office:value-type="float" office:value="0.16524" calcext:value-type="float">
            <text:p>0.16524</text:p>
          </table:table-cell>
          <table:table-cell office:value-type="float" office:value="0.154" calcext:value-type="float">
            <text:p>0.154</text:p>
          </table:table-cell>
          <table:table-cell/>
          <table:table-cell office:value-type="float" office:value="0.13735" calcext:value-type="float">
            <text:p>0.1373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pc2_100k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4063" calcext:value-type="float">
            <text:p>0.4063</text:p>
          </table:table-cell>
          <table:table-cell office:value-type="float" office:value="0.6729" calcext:value-type="float">
            <text:p>0.6729</text:p>
          </table:table-cell>
          <table:table-cell office:value-type="float" office:value="0.3721" calcext:value-type="float">
            <text:p>0.3721</text:p>
          </table:table-cell>
          <table:table-cell office:value-type="float" office:value="0.059" calcext:value-type="float">
            <text:p>0.059</text:p>
          </table:table-cell>
          <table:table-cell office:value-type="float" office:value="0.1064" calcext:value-type="float">
            <text:p>0.1064</text:p>
          </table:table-cell>
          <table:table-cell office:value-type="float" office:value="0.08091" calcext:value-type="float">
            <text:p>0.08091</text:p>
          </table:table-cell>
          <table:table-cell office:value-type="float" office:value="2.0166" calcext:value-type="float">
            <text:p>2.0166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9423" calcext:value-type="float">
            <text:p>0.09423</text:p>
          </table:table-cell>
          <table:table-cell office:value-type="float" office:value="0.04588" calcext:value-type="float">
            <text:p>0.04588</text:p>
          </table:table-cell>
          <table:table-cell office:value-type="float" office:value="1.06272" calcext:value-type="float">
            <text:p>1.06272</text:p>
          </table:table-cell>
          <table:table-cell office:value-type="float" office:value="0.0259134490800726" calcext:value-type="float">
            <text:p>0.0259134490800726</text:p>
          </table:table-cell>
          <table:table-cell office:value-type="float" office:value="0.0264550264550265" calcext:value-type="float">
            <text:p>0.0264550264550265</text:p>
          </table:table-cell>
          <table:table-cell office:value-type="float" office:value="0.0735835172921266" calcext:value-type="float">
            <text:p>0.0735835172921266</text:p>
          </table:table-cell>
          <table:table-cell office:value-type="float" office:value="0.139275766016713" calcext:value-type="float">
            <text:p>0.139275766016713</text:p>
          </table:table-cell>
          <table:table-cell office:value-type="float" office:value="0.0302114803625378" calcext:value-type="float">
            <text:p>0.0302114803625378</text:p>
          </table:table-cell>
          <table:table-cell office:value-type="float" office:value="0.0380083618396047" calcext:value-type="float">
            <text:p>0.0380083618396047</text:p>
          </table:table-cell>
          <table:table-cell office:value-type="float" office:value="0.16719" calcext:value-type="float">
            <text:p>0.16719</text:p>
          </table:table-cell>
          <table:table-cell office:value-type="float" office:value="0.12" calcext:value-type="float">
            <text:p>0.12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mory (KB)</text:p>
          </table:table-cell>
          <table:table-cell table:number-columns-repeated="9"/>
          <table:table-cell office:value-type="string" calcext:value-type="string">
            <text:p>using TM-ONLI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l1_100k</text:p>
          </table:table-cell>
          <table:table-cell office:value-type="float" office:value="4158" calcext:value-type="float">
            <text:p>4158</text:p>
          </table:table-cell>
          <table:table-cell office:value-type="float" office:value="4569" calcext:value-type="float">
            <text:p>4569</text:p>
          </table:table-cell>
          <table:table-cell office:value-type="float" office:value="5184" calcext:value-type="float">
            <text:p>5184</text:p>
          </table:table-cell>
          <table:table-cell office:value-type="float" office:value="4661" calcext:value-type="float">
            <text:p>4661</text:p>
          </table:table-cell>
          <table:table-cell office:value-type="float" office:value="2865" calcext:value-type="float">
            <text:p>2865</text:p>
          </table:table-cell>
          <table:table-cell office:value-type="float" office:value="2960" calcext:value-type="float">
            <text:p>2960</text:p>
          </table:table-cell>
          <table:table-cell office:value-type="float" office:value="4856" calcext:value-type="float">
            <text:p>4856</text:p>
          </table:table-cell>
          <table:table-cell office:value-type="float" office:value="1431" calcext:value-type="float">
            <text:p>1431</text:p>
          </table:table-cell>
          <table:table-cell office:value-type="float" office:value="2315" calcext:value-type="float">
            <text:p>2315</text:p>
          </table:table-cell>
          <table:table-cell office:value-type="float" office:value="2424" calcext:value-type="float">
            <text:p>2424</text:p>
          </table:table-cell>
          <table:table-cell/>
          <table:table-cell office:value-type="float" office:value="6801" calcext:value-type="float">
            <text:p>6801</text:p>
          </table:table-cell>
          <table:table-cell office:value-type="float" office:value="15850" calcext:value-type="float">
            <text:p>15850</text:p>
          </table:table-cell>
          <table:table-cell office:value-type="float" office:value="19820" calcext:value-type="float">
            <text:p>19820</text:p>
          </table:table-cell>
          <table:table-cell office:value-type="float" office:value="16620" calcext:value-type="float">
            <text:p>16620</text:p>
          </table:table-cell>
          <table:table-cell office:value-type="float" office:value="20910" calcext:value-type="float">
            <text:p>20910</text:p>
          </table:table-cell>
          <table:table-cell office:value-type="float" office:value="13050" calcext:value-type="float">
            <text:p>13050</text:p>
          </table:table-cell>
          <table:table-cell office:value-type="float" office:value="20260" calcext:value-type="float">
            <text:p>20260</text:p>
          </table:table-cell>
          <table:table-cell office:value-type="float" office:value="657.35" calcext:value-type="float">
            <text:p>657.35</text:p>
          </table:table-cell>
          <table:table-cell/>
          <table:table-cell office:value-type="float" office:value="1380" calcext:value-type="float">
            <text:p>138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cl2_100k</text:p>
          </table:table-cell>
          <table:table-cell office:value-type="float" office:value="2914" calcext:value-type="float">
            <text:p>2914</text:p>
          </table:table-cell>
          <table:table-cell office:value-type="float" office:value="4091" calcext:value-type="float">
            <text:p>4091</text:p>
          </table:table-cell>
          <table:table-cell office:value-type="float" office:value="4410" calcext:value-type="float">
            <text:p>4410</text:p>
          </table:table-cell>
          <table:table-cell office:value-type="float" office:value="4143" calcext:value-type="float">
            <text:p>4143</text:p>
          </table:table-cell>
          <table:table-cell office:value-type="float" office:value="2674" calcext:value-type="float">
            <text:p>2674</text:p>
          </table:table-cell>
          <table:table-cell office:value-type="float" office:value="10832" calcext:value-type="float">
            <text:p>10832</text:p>
          </table:table-cell>
          <table:table-cell office:value-type="float" office:value="3371" calcext:value-type="float">
            <text:p>3371</text:p>
          </table:table-cell>
          <table:table-cell office:value-type="float" office:value="1505" calcext:value-type="float">
            <text:p>1505</text:p>
          </table:table-cell>
          <table:table-cell office:value-type="float" office:value="18945" calcext:value-type="float">
            <text:p>18945</text:p>
          </table:table-cell>
          <table:table-cell office:value-type="float" office:value="2182" calcext:value-type="float">
            <text:p>2182</text:p>
          </table:table-cell>
          <table:table-cell/>
          <table:table-cell office:value-type="float" office:value="6061" calcext:value-type="float">
            <text:p>6061</text:p>
          </table:table-cell>
          <table:table-cell office:value-type="float" office:value="12320" calcext:value-type="float">
            <text:p>12320</text:p>
          </table:table-cell>
          <table:table-cell office:value-type="float" office:value="23100" calcext:value-type="float">
            <text:p>23100</text:p>
          </table:table-cell>
          <table:table-cell office:value-type="float" office:value="12970" calcext:value-type="float">
            <text:p>12970</text:p>
          </table:table-cell>
          <table:table-cell office:value-type="float" office:value="24700" calcext:value-type="float">
            <text:p>24700</text:p>
          </table:table-cell>
          <table:table-cell office:value-type="float" office:value="91060" calcext:value-type="float">
            <text:p>91060</text:p>
          </table:table-cell>
          <table:table-cell office:value-type="float" office:value="165740" calcext:value-type="float">
            <text:p>165740</text:p>
          </table:table-cell>
          <table:table-cell office:value-type="float" office:value="2187.91" calcext:value-type="float">
            <text:p>2187.91</text:p>
          </table:table-cell>
          <table:table-cell/>
          <table:table-cell office:value-type="float" office:value="13900" calcext:value-type="float">
            <text:p>139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cl3_100k</text:p>
          </table:table-cell>
          <table:table-cell office:value-type="float" office:value="4054" calcext:value-type="float">
            <text:p>4054</text:p>
          </table:table-cell>
          <table:table-cell office:value-type="float" office:value="4567" calcext:value-type="float">
            <text:p>4567</text:p>
          </table:table-cell>
          <table:table-cell office:value-type="float" office:value="5186" calcext:value-type="float">
            <text:p>5186</text:p>
          </table:table-cell>
          <table:table-cell office:value-type="float" office:value="4725" calcext:value-type="float">
            <text:p>4725</text:p>
          </table:table-cell>
          <table:table-cell office:value-type="float" office:value="2904" calcext:value-type="float">
            <text:p>2904</text:p>
          </table:table-cell>
          <table:table-cell office:value-type="float" office:value="12605" calcext:value-type="float">
            <text:p>12605</text:p>
          </table:table-cell>
          <table:table-cell office:value-type="float" office:value="5206" calcext:value-type="float">
            <text:p>5206</text:p>
          </table:table-cell>
          <table:table-cell office:value-type="float" office:value="1445" calcext:value-type="float">
            <text:p>1445</text:p>
          </table:table-cell>
          <table:table-cell office:value-type="float" office:value="2587" calcext:value-type="float">
            <text:p>2587</text:p>
          </table:table-cell>
          <table:table-cell office:value-type="float" office:value="2440" calcext:value-type="float">
            <text:p>2440</text:p>
          </table:table-cell>
          <table:table-cell/>
          <table:table-cell office:value-type="float" office:value="8115" calcext:value-type="float">
            <text:p>8115</text:p>
          </table:table-cell>
          <table:table-cell office:value-type="float" office:value="15870" calcext:value-type="float">
            <text:p>15870</text:p>
          </table:table-cell>
          <table:table-cell office:value-type="float" office:value="24760" calcext:value-type="float">
            <text:p>24760</text:p>
          </table:table-cell>
          <table:table-cell office:value-type="float" office:value="17060" calcext:value-type="float">
            <text:p>17060</text:p>
          </table:table-cell>
          <table:table-cell office:value-type="float" office:value="25990" calcext:value-type="float">
            <text:p>25990</text:p>
          </table:table-cell>
          <table:table-cell office:value-type="float" office:value="12040" calcext:value-type="float">
            <text:p>12040</text:p>
          </table:table-cell>
          <table:table-cell office:value-type="float" office:value="24470" calcext:value-type="float">
            <text:p>24470</text:p>
          </table:table-cell>
          <table:table-cell office:value-type="float" office:value="645.14" calcext:value-type="float">
            <text:p>645.14</text:p>
          </table:table-cell>
          <table:table-cell/>
          <table:table-cell office:value-type="float" office:value="1480" calcext:value-type="float">
            <text:p>148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cl4_100k</text:p>
          </table:table-cell>
          <table:table-cell office:value-type="float" office:value="4102" calcext:value-type="float">
            <text:p>4102</text:p>
          </table:table-cell>
          <table:table-cell office:value-type="float" office:value="4580" calcext:value-type="float">
            <text:p>4580</text:p>
          </table:table-cell>
          <table:table-cell office:value-type="float" office:value="5193" calcext:value-type="float">
            <text:p>5193</text:p>
          </table:table-cell>
          <table:table-cell office:value-type="float" office:value="5972" calcext:value-type="float">
            <text:p>5972</text:p>
          </table:table-cell>
          <table:table-cell office:value-type="float" office:value="2891" calcext:value-type="float">
            <text:p>2891</text:p>
          </table:table-cell>
          <table:table-cell office:value-type="float" office:value="15845" calcext:value-type="float">
            <text:p>15845</text:p>
          </table:table-cell>
          <table:table-cell office:value-type="float" office:value="5221" calcext:value-type="float">
            <text:p>5221</text:p>
          </table:table-cell>
          <table:table-cell office:value-type="float" office:value="1429" calcext:value-type="float">
            <text:p>1429</text:p>
          </table:table-cell>
          <table:table-cell office:value-type="float" office:value="3666" calcext:value-type="float">
            <text:p>3666</text:p>
          </table:table-cell>
          <table:table-cell office:value-type="float" office:value="2443" calcext:value-type="float">
            <text:p>2443</text:p>
          </table:table-cell>
          <table:table-cell/>
          <table:table-cell office:value-type="float" office:value="8349" calcext:value-type="float">
            <text:p>8349</text:p>
          </table:table-cell>
          <table:table-cell office:value-type="float" office:value="15890" calcext:value-type="float">
            <text:p>15890</text:p>
          </table:table-cell>
          <table:table-cell office:value-type="float" office:value="24290" calcext:value-type="float">
            <text:p>24290</text:p>
          </table:table-cell>
          <table:table-cell office:value-type="float" office:value="16660" calcext:value-type="float">
            <text:p>16660</text:p>
          </table:table-cell>
          <table:table-cell office:value-type="float" office:value="25350" calcext:value-type="float">
            <text:p>25350</text:p>
          </table:table-cell>
          <table:table-cell office:value-type="float" office:value="12430" calcext:value-type="float">
            <text:p>12430</text:p>
          </table:table-cell>
          <table:table-cell office:value-type="float" office:value="24300" calcext:value-type="float">
            <text:p>24300</text:p>
          </table:table-cell>
          <table:table-cell office:value-type="float" office:value="649.32" calcext:value-type="float">
            <text:p>649.32</text:p>
          </table:table-cell>
          <table:table-cell/>
          <table:table-cell office:value-type="float" office:value="1604" calcext:value-type="float">
            <text:p>160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cl5_100k</text:p>
          </table:table-cell>
          <table:table-cell office:value-type="float" office:value="4418" calcext:value-type="float">
            <text:p>4418</text:p>
          </table:table-cell>
          <table:table-cell office:value-type="float" office:value="4558" calcext:value-type="float">
            <text:p>4558</text:p>
          </table:table-cell>
          <table:table-cell office:value-type="float" office:value="5175" calcext:value-type="float">
            <text:p>5175</text:p>
          </table:table-cell>
          <table:table-cell office:value-type="float" office:value="4653" calcext:value-type="float">
            <text:p>4653</text:p>
          </table:table-cell>
          <table:table-cell office:value-type="float" office:value="2867" calcext:value-type="float">
            <text:p>2867</text:p>
          </table:table-cell>
          <table:table-cell office:value-type="float" office:value="7897" calcext:value-type="float">
            <text:p>7897</text:p>
          </table:table-cell>
          <table:table-cell office:value-type="float" office:value="3736" calcext:value-type="float">
            <text:p>3736</text:p>
          </table:table-cell>
          <table:table-cell office:value-type="float" office:value="1428" calcext:value-type="float">
            <text:p>1428</text:p>
          </table:table-cell>
          <table:table-cell office:value-type="float" office:value="2476" calcext:value-type="float">
            <text:p>2476</text:p>
          </table:table-cell>
          <table:table-cell office:value-type="float" office:value="2439" calcext:value-type="float">
            <text:p>2439</text:p>
          </table:table-cell>
          <table:table-cell/>
          <table:table-cell office:value-type="float" office:value="6707" calcext:value-type="float">
            <text:p>6707</text:p>
          </table:table-cell>
          <table:table-cell office:value-type="float" office:value="14860" calcext:value-type="float">
            <text:p>14860</text:p>
          </table:table-cell>
          <table:table-cell office:value-type="float" office:value="17990" calcext:value-type="float">
            <text:p>17990</text:p>
          </table:table-cell>
          <table:table-cell office:value-type="float" office:value="16240" calcext:value-type="float">
            <text:p>16240</text:p>
          </table:table-cell>
          <table:table-cell office:value-type="float" office:value="19920" calcext:value-type="float">
            <text:p>19920</text:p>
          </table:table-cell>
          <table:table-cell office:value-type="float" office:value="13790" calcext:value-type="float">
            <text:p>13790</text:p>
          </table:table-cell>
          <table:table-cell office:value-type="float" office:value="17390" calcext:value-type="float">
            <text:p>17390</text:p>
          </table:table-cell>
          <table:table-cell office:value-type="float" office:value="694.55" calcext:value-type="float">
            <text:p>694.55</text:p>
          </table:table-cell>
          <table:table-cell/>
          <table:table-cell office:value-type="float" office:value="1058" calcext:value-type="float">
            <text:p>1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w1_100k</text:p>
          </table:table-cell>
          <table:table-cell office:value-type="float" office:value="4196" calcext:value-type="float">
            <text:p>4196</text:p>
          </table:table-cell>
          <table:table-cell office:value-type="float" office:value="4405" calcext:value-type="float">
            <text:p>4405</text:p>
          </table:table-cell>
          <table:table-cell office:value-type="float" office:value="5007" calcext:value-type="float">
            <text:p>5007</text:p>
          </table:table-cell>
          <table:table-cell office:value-type="float" office:value="4489" calcext:value-type="float">
            <text:p>4489</text:p>
          </table:table-cell>
          <table:table-cell office:value-type="float" office:value="2805" calcext:value-type="float">
            <text:p>2805</text:p>
          </table:table-cell>
          <table:table-cell office:value-type="float" office:value="7693" calcext:value-type="float">
            <text:p>7693</text:p>
          </table:table-cell>
          <table:table-cell office:value-type="float" office:value="4226" calcext:value-type="float">
            <text:p>4226</text:p>
          </table:table-cell>
          <table:table-cell office:value-type="float" office:value="1480" calcext:value-type="float">
            <text:p>1480</text:p>
          </table:table-cell>
          <table:table-cell office:value-type="float" office:value="10508" calcext:value-type="float">
            <text:p>10508</text:p>
          </table:table-cell>
          <table:table-cell office:value-type="float" office:value="2335" calcext:value-type="float">
            <text:p>2335</text:p>
          </table:table-cell>
          <table:table-cell/>
          <table:table-cell office:value-type="float" office:value="6505" calcext:value-type="float">
            <text:p>6505</text:p>
          </table:table-cell>
          <table:table-cell office:value-type="float" office:value="15500" calcext:value-type="float">
            <text:p>15500</text:p>
          </table:table-cell>
          <table:table-cell office:value-type="float" office:value="38450" calcext:value-type="float">
            <text:p>38450</text:p>
          </table:table-cell>
          <table:table-cell office:value-type="float" office:value="15870" calcext:value-type="float">
            <text:p>15870</text:p>
          </table:table-cell>
          <table:table-cell office:value-type="float" office:value="54340" calcext:value-type="float">
            <text:p>54340</text:p>
          </table:table-cell>
          <table:table-cell office:value-type="float" office:value="12840" calcext:value-type="float">
            <text:p>12840</text:p>
          </table:table-cell>
          <table:table-cell office:value-type="float" office:value="56300" calcext:value-type="float">
            <text:p>56300</text:p>
          </table:table-cell>
          <table:table-cell office:value-type="float" office:value="682.31" calcext:value-type="float">
            <text:p>682.31</text:p>
          </table:table-cell>
          <table:table-cell/>
          <table:table-cell office:value-type="float" office:value="1663" calcext:value-type="float">
            <text:p>166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w2_100k</text:p>
          </table:table-cell>
          <table:table-cell office:value-type="float" office:value="3508" calcext:value-type="float">
            <text:p>3508</text:p>
          </table:table-cell>
          <table:table-cell office:value-type="float" office:value="4504" calcext:value-type="float">
            <text:p>4504</text:p>
          </table:table-cell>
          <table:table-cell office:value-type="float" office:value="5114" calcext:value-type="float">
            <text:p>5114</text:p>
          </table:table-cell>
          <table:table-cell office:value-type="float" office:value="4614" calcext:value-type="float">
            <text:p>4614</text:p>
          </table:table-cell>
          <table:table-cell office:value-type="float" office:value="2844" calcext:value-type="float">
            <text:p>2844</text:p>
          </table:table-cell>
          <table:table-cell office:value-type="float" office:value="5857" calcext:value-type="float">
            <text:p>5857</text:p>
          </table:table-cell>
          <table:table-cell office:value-type="float" office:value="4557" calcext:value-type="float">
            <text:p>4557</text:p>
          </table:table-cell>
          <table:table-cell office:value-type="float" office:value="1349" calcext:value-type="float">
            <text:p>1349</text:p>
          </table:table-cell>
          <table:table-cell office:value-type="float" office:value="2228" calcext:value-type="float">
            <text:p>2228</text:p>
          </table:table-cell>
          <table:table-cell office:value-type="float" office:value="2406" calcext:value-type="float">
            <text:p>2406</text:p>
          </table:table-cell>
          <table:table-cell/>
          <table:table-cell office:value-type="float" office:value="6371" calcext:value-type="float">
            <text:p>6371</text:p>
          </table:table-cell>
          <table:table-cell office:value-type="float" office:value="15790" calcext:value-type="float">
            <text:p>15790</text:p>
          </table:table-cell>
          <table:table-cell office:value-type="float" office:value="24910" calcext:value-type="float">
            <text:p>24910</text:p>
          </table:table-cell>
          <table:table-cell office:value-type="float" office:value="14690" calcext:value-type="float">
            <text:p>14690</text:p>
          </table:table-cell>
          <table:table-cell office:value-type="float" office:value="25410" calcext:value-type="float">
            <text:p>25410</text:p>
          </table:table-cell>
          <table:table-cell office:value-type="float" office:value="18520" calcext:value-type="float">
            <text:p>18520</text:p>
          </table:table-cell>
          <table:table-cell office:value-type="float" office:value="32600" calcext:value-type="float">
            <text:p>32600</text:p>
          </table:table-cell>
          <table:table-cell office:value-type="float" office:value="636.04" calcext:value-type="float">
            <text:p>636.04</text:p>
          </table:table-cell>
          <table:table-cell/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w3_100k</text:p>
          </table:table-cell>
          <table:table-cell office:value-type="float" office:value="3729" calcext:value-type="float">
            <text:p>3729</text:p>
          </table:table-cell>
          <table:table-cell office:value-type="float" office:value="4261" calcext:value-type="float">
            <text:p>4261</text:p>
          </table:table-cell>
          <table:table-cell office:value-type="float" office:value="4844" calcext:value-type="float">
            <text:p>4844</text:p>
          </table:table-cell>
          <table:table-cell office:value-type="float" office:value="4308" calcext:value-type="float">
            <text:p>4308</text:p>
          </table:table-cell>
          <table:table-cell office:value-type="float" office:value="2695" calcext:value-type="float">
            <text:p>2695</text:p>
          </table:table-cell>
          <table:table-cell office:value-type="float" office:value="4637" calcext:value-type="float">
            <text:p>4637</text:p>
          </table:table-cell>
          <table:table-cell office:value-type="float" office:value="4051" calcext:value-type="float">
            <text:p>4051</text:p>
          </table:table-cell>
          <table:table-cell office:value-type="float" office:value="1199" calcext:value-type="float">
            <text:p>1199</text:p>
          </table:table-cell>
          <table:table-cell office:value-type="float" office:value="12364" calcext:value-type="float">
            <text:p>12364</text:p>
          </table:table-cell>
          <table:table-cell office:value-type="float" office:value="2241" calcext:value-type="float">
            <text:p>2241</text:p>
          </table:table-cell>
          <table:table-cell/>
          <table:table-cell office:value-type="float" office:value="6098" calcext:value-type="float">
            <text:p>6098</text:p>
          </table:table-cell>
          <table:table-cell office:value-type="float" office:value="14840" calcext:value-type="float">
            <text:p>14840</text:p>
          </table:table-cell>
          <table:table-cell office:value-type="float" office:value="31680" calcext:value-type="float">
            <text:p>31680</text:p>
          </table:table-cell>
          <table:table-cell office:value-type="float" office:value="14840" calcext:value-type="float">
            <text:p>14840</text:p>
          </table:table-cell>
          <table:table-cell office:value-type="float" office:value="43380" calcext:value-type="float">
            <text:p>43380</text:p>
          </table:table-cell>
          <table:table-cell office:value-type="float" office:value="12070" calcext:value-type="float">
            <text:p>12070</text:p>
          </table:table-cell>
          <table:table-cell office:value-type="float" office:value="32240" calcext:value-type="float">
            <text:p>32240</text:p>
          </table:table-cell>
          <table:table-cell office:value-type="float" office:value="838.64" calcext:value-type="float">
            <text:p>838.64</text:p>
          </table:table-cell>
          <table:table-cell/>
          <table:table-cell office:value-type="float" office:value="2380" calcext:value-type="float">
            <text:p>238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w4_100k</text:p>
          </table:table-cell>
          <table:table-cell office:value-type="float" office:value="3200" calcext:value-type="float">
            <text:p>3200</text:p>
          </table:table-cell>
          <table:table-cell office:value-type="float" office:value="4244" calcext:value-type="float">
            <text:p>4244</text:p>
          </table:table-cell>
          <table:table-cell office:value-type="float" office:value="4814" calcext:value-type="float">
            <text:p>4814</text:p>
          </table:table-cell>
          <table:table-cell office:value-type="float" office:value="4281" calcext:value-type="float">
            <text:p>4281</text:p>
          </table:table-cell>
          <table:table-cell office:value-type="float" office:value="2824" calcext:value-type="float">
            <text:p>2824</text:p>
          </table:table-cell>
          <table:table-cell office:value-type="float" office:value="7028" calcext:value-type="float">
            <text:p>7028</text:p>
          </table:table-cell>
          <table:table-cell office:value-type="float" office:value="4316" calcext:value-type="float">
            <text:p>4316</text:p>
          </table:table-cell>
          <table:table-cell office:value-type="float" office:value="1059" calcext:value-type="float">
            <text:p>1059</text:p>
          </table:table-cell>
          <table:table-cell office:value-type="float" office:value="97876" calcext:value-type="float">
            <text:p>97876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6815" calcext:value-type="float">
            <text:p>6815</text:p>
          </table:table-cell>
          <table:table-cell office:value-type="float" office:value="14860" calcext:value-type="float">
            <text:p>14860</text:p>
          </table:table-cell>
          <table:table-cell office:value-type="float" office:value="64790" calcext:value-type="float">
            <text:p>64790</text:p>
          </table:table-cell>
          <table:table-cell office:value-type="float" office:value="13140" calcext:value-type="float">
            <text:p>13140</text:p>
          </table:table-cell>
          <table:table-cell office:value-type="float" office:value="83280" calcext:value-type="float">
            <text:p>83280</text:p>
          </table:table-cell>
          <table:table-cell office:value-type="float" office:value="17990" calcext:value-type="float">
            <text:p>17990</text:p>
          </table:table-cell>
          <table:table-cell office:value-type="float" office:value="505900" calcext:value-type="float">
            <text:p>505900</text:p>
          </table:table-cell>
          <table:table-cell office:value-type="float" office:value="666.29" calcext:value-type="float">
            <text:p>666.29</text:p>
          </table:table-cell>
          <table:table-cell/>
          <table:table-cell office:value-type="float" office:value="8693" calcext:value-type="float">
            <text:p>86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w5_100k</text:p>
          </table:table-cell>
          <table:table-cell office:value-type="float" office:value="4165" calcext:value-type="float">
            <text:p>4165</text:p>
          </table:table-cell>
          <table:table-cell office:value-type="float" office:value="4275" calcext:value-type="float">
            <text:p>4275</text:p>
          </table:table-cell>
          <table:table-cell office:value-type="float" office:value="4838" calcext:value-type="float">
            <text:p>4838</text:p>
          </table:table-cell>
          <table:table-cell office:value-type="float" office:value="4376" calcext:value-type="float">
            <text:p>4376</text:p>
          </table:table-cell>
          <table:table-cell office:value-type="float" office:value="2678" calcext:value-type="float">
            <text:p>2678</text:p>
          </table:table-cell>
          <table:table-cell office:value-type="float" office:value="7387" calcext:value-type="float">
            <text:p>7387</text:p>
          </table:table-cell>
          <table:table-cell office:value-type="float" office:value="4249" calcext:value-type="float">
            <text:p>4249</text:p>
          </table:table-cell>
          <table:table-cell office:value-type="float" office:value="1480" calcext:value-type="float">
            <text:p>1480</text:p>
          </table:table-cell>
          <table:table-cell office:value-type="float" office:value="38653" calcext:value-type="float">
            <text:p>38653</text:p>
          </table:table-cell>
          <table:table-cell office:value-type="float" office:value="2267" calcext:value-type="float">
            <text:p>2267</text:p>
          </table:table-cell>
          <table:table-cell/>
          <table:table-cell office:value-type="float" office:value="6420" calcext:value-type="float">
            <text:p>6420</text:p>
          </table:table-cell>
          <table:table-cell office:value-type="float" office:value="15310" calcext:value-type="float">
            <text:p>15310</text:p>
          </table:table-cell>
          <table:table-cell office:value-type="float" office:value="27160" calcext:value-type="float">
            <text:p>27160</text:p>
          </table:table-cell>
          <table:table-cell office:value-type="float" office:value="15360" calcext:value-type="float">
            <text:p>15360</text:p>
          </table:table-cell>
          <table:table-cell office:value-type="float" office:value="35460" calcext:value-type="float">
            <text:p>35460</text:p>
          </table:table-cell>
          <table:table-cell office:value-type="float" office:value="12930" calcext:value-type="float">
            <text:p>12930</text:p>
          </table:table-cell>
          <table:table-cell office:value-type="float" office:value="50740" calcext:value-type="float">
            <text:p>50740</text:p>
          </table:table-cell>
          <table:table-cell office:value-type="float" office:value="698.04" calcext:value-type="float">
            <text:p>698.04</text:p>
          </table:table-cell>
          <table:table-cell/>
          <table:table-cell office:value-type="float" office:value="1825" calcext:value-type="float">
            <text:p>182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pc1_100k</text:p>
          </table:table-cell>
          <table:table-cell office:value-type="float" office:value="4173" calcext:value-type="float">
            <text:p>4173</text:p>
          </table:table-cell>
          <table:table-cell office:value-type="float" office:value="4562" calcext:value-type="float">
            <text:p>4562</text:p>
          </table:table-cell>
          <table:table-cell office:value-type="float" office:value="5182" calcext:value-type="float">
            <text:p>5182</text:p>
          </table:table-cell>
          <table:table-cell office:value-type="float" office:value="4754" calcext:value-type="float">
            <text:p>4754</text:p>
          </table:table-cell>
          <table:table-cell office:value-type="float" office:value="2886" calcext:value-type="float">
            <text:p>2886</text:p>
          </table:table-cell>
          <table:table-cell office:value-type="float" office:value="15270" calcext:value-type="float">
            <text:p>15270</text:p>
          </table:table-cell>
          <table:table-cell office:value-type="float" office:value="5205" calcext:value-type="float">
            <text:p>5205</text:p>
          </table:table-cell>
          <table:table-cell office:value-type="float" office:value="1433" calcext:value-type="float">
            <text:p>1433</text:p>
          </table:table-cell>
          <table:table-cell office:value-type="float" office:value="2545" calcext:value-type="float">
            <text:p>2545</text:p>
          </table:table-cell>
          <table:table-cell office:value-type="float" office:value="2456" calcext:value-type="float">
            <text:p>2456</text:p>
          </table:table-cell>
          <table:table-cell/>
          <table:table-cell office:value-type="float" office:value="7142" calcext:value-type="float">
            <text:p>7142</text:p>
          </table:table-cell>
          <table:table-cell office:value-type="float" office:value="15830" calcext:value-type="float">
            <text:p>15830</text:p>
          </table:table-cell>
          <table:table-cell office:value-type="float" office:value="19640" calcext:value-type="float">
            <text:p>19640</text:p>
          </table:table-cell>
          <table:table-cell office:value-type="float" office:value="16790" calcext:value-type="float">
            <text:p>16790</text:p>
          </table:table-cell>
          <table:table-cell office:value-type="float" office:value="20960" calcext:value-type="float">
            <text:p>20960</text:p>
          </table:table-cell>
          <table:table-cell office:value-type="float" office:value="25230" calcext:value-type="float">
            <text:p>25230</text:p>
          </table:table-cell>
          <table:table-cell office:value-type="float" office:value="29560" calcext:value-type="float">
            <text:p>29560</text:p>
          </table:table-cell>
          <table:table-cell office:value-type="float" office:value="620.98" calcext:value-type="float">
            <text:p>620.98</text:p>
          </table:table-cell>
          <table:table-cell/>
          <table:table-cell office:value-type="float" office:value="1792" calcext:value-type="float">
            <text:p>17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pc2_100k</text:p>
          </table:table-cell>
          <table:table-cell office:value-type="float" office:value="3773" calcext:value-type="float">
            <text:p>3773</text:p>
          </table:table-cell>
          <table:table-cell office:value-type="float" office:value="4572" calcext:value-type="float">
            <text:p>4572</text:p>
          </table:table-cell>
          <table:table-cell office:value-type="float" office:value="5144" calcext:value-type="float">
            <text:p>5144</text:p>
          </table:table-cell>
          <table:table-cell office:value-type="float" office:value="4675" calcext:value-type="float">
            <text:p>4675</text:p>
          </table:table-cell>
          <table:table-cell office:value-type="float" office:value="2916" calcext:value-type="float">
            <text:p>2916</text:p>
          </table:table-cell>
          <table:table-cell office:value-type="float" office:value="4933" calcext:value-type="float">
            <text:p>4933</text:p>
          </table:table-cell>
          <table:table-cell office:value-type="float" office:value="5059" calcext:value-type="float">
            <text:p>5059</text:p>
          </table:table-cell>
          <table:table-cell office:value-type="float" office:value="1407" calcext:value-type="float">
            <text:p>1407</text:p>
          </table:table-cell>
          <table:table-cell office:value-type="float" office:value="2406" calcext:value-type="float">
            <text:p>2406</text:p>
          </table:table-cell>
          <table:table-cell office:value-type="float" office:value="2414" calcext:value-type="float">
            <text:p>2414</text:p>
          </table:table-cell>
          <table:table-cell/>
          <table:table-cell office:value-type="float" office:value="6414" calcext:value-type="float">
            <text:p>6414</text:p>
          </table:table-cell>
          <table:table-cell table:number-columns-repeated="2" office:value-type="float" office:value="15990" calcext:value-type="float">
            <text:p>15990</text:p>
          </table:table-cell>
          <table:table-cell office:value-type="float" office:value="16550" calcext:value-type="float">
            <text:p>16550</text:p>
          </table:table-cell>
          <table:table-cell office:value-type="float" office:value="16760" calcext:value-type="float">
            <text:p>16760</text:p>
          </table:table-cell>
          <table:table-cell table:number-columns-repeated="2" office:value-type="float" office:value="16960" calcext:value-type="float">
            <text:p>16960</text:p>
          </table:table-cell>
          <table:table-cell office:value-type="float" office:value="636.02" calcext:value-type="float">
            <text:p>636.02</text:p>
          </table:table-cell>
          <table:table-cell/>
          <table:table-cell office:value-type="float" office:value="1343" calcext:value-type="float">
            <text:p>1343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(u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l1_100k</text:p>
          </table:table-cell>
          <table:table-cell office:value-type="float" office:value="0.4371" calcext:value-type="float">
            <text:p>0.4371</text:p>
          </table:table-cell>
          <table:table-cell office:value-type="float" office:value="0.3728" calcext:value-type="float">
            <text:p>0.3728</text:p>
          </table:table-cell>
          <table:table-cell office:value-type="float" office:value="1.0782" calcext:value-type="float">
            <text:p>1.0782</text:p>
          </table:table-cell>
          <table:table-cell office:value-type="float" office:value="0.7389" calcext:value-type="float">
            <text:p>0.7389</text:p>
          </table:table-cell>
          <table:table-cell office:value-type="float" office:value="0.184" calcext:value-type="float">
            <text:p>0.184</text:p>
          </table:table-cell>
          <table:table-cell office:value-type="float" office:value="0.2209" calcext:value-type="float">
            <text:p>0.2209</text:p>
          </table:table-cell>
          <table:table-cell office:value-type="float" office:value="0.06713" calcext:value-type="float">
            <text:p>0.06713</text:p>
          </table:table-cell>
          <table:table-cell office:value-type="float" office:value="2.50629" calcext:value-type="float">
            <text:p>2.50629</text:p>
          </table:table-cell>
          <table:table-cell/>
          <table:table-cell office:value-type="float" office:value="0.3652" calcext:value-type="float">
            <text:p>0.3652</text:p>
          </table:table-cell>
          <table:table-cell office:value-type="float" office:value="0.21958" calcext:value-type="float">
            <text:p>0.21958</text:p>
          </table:table-cell>
          <table:table-cell/>
          <table:table-cell office:value-type="float" office:value="0.099009900990099" calcext:value-type="float">
            <text:p>0.099009900990099</text:p>
          </table:table-cell>
          <table:table-cell office:value-type="float" office:value="0.153139356814701" calcext:value-type="float">
            <text:p>0.153139356814701</text:p>
          </table:table-cell>
          <table:table-cell office:value-type="float" office:value="0.173010380622837" calcext:value-type="float">
            <text:p>0.173010380622837</text:p>
          </table:table-cell>
          <table:table-cell office:value-type="float" office:value="0.125786163522013" calcext:value-type="float">
            <text:p>0.1257861635220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cl2_100k</text:p>
          </table:table-cell>
          <table:table-cell office:value-type="float" office:value="1.1623" calcext:value-type="float">
            <text:p>1.1623</text:p>
          </table:table-cell>
          <table:table-cell office:value-type="float" office:value="0.4121" calcext:value-type="float">
            <text:p>0.4121</text:p>
          </table:table-cell>
          <table:table-cell office:value-type="float" office:value="1.0288" calcext:value-type="float">
            <text:p>1.0288</text:p>
          </table:table-cell>
          <table:table-cell office:value-type="float" office:value="0.5843" calcext:value-type="float">
            <text:p>0.5843</text:p>
          </table:table-cell>
          <table:table-cell office:value-type="float" office:value="0.236" calcext:value-type="float">
            <text:p>0.236</text:p>
          </table:table-cell>
          <table:table-cell office:value-type="float" office:value="0.0749" calcext:value-type="float">
            <text:p>0.0749</text:p>
          </table:table-cell>
          <table:table-cell office:value-type="float" office:value="0.12198" calcext:value-type="float">
            <text:p>0.12198</text:p>
          </table:table-cell>
          <table:table-cell office:value-type="float" office:value="7.095" calcext:value-type="float">
            <text:p>7.095</text:p>
          </table:table-cell>
          <table:table-cell/>
          <table:table-cell office:value-type="float" office:value="0.60391" calcext:value-type="float">
            <text:p>0.60391</text:p>
          </table:table-cell>
          <table:table-cell office:value-type="float" office:value="0.45832" calcext:value-type="float">
            <text:p>0.45832</text:p>
          </table:table-cell>
          <table:table-cell/>
          <table:table-cell office:value-type="float" office:value="0.122699386503067" calcext:value-type="float">
            <text:p>0.122699386503067</text:p>
          </table:table-cell>
          <table:table-cell office:value-type="float" office:value="0.21505376344086" calcext:value-type="float">
            <text:p>0.21505376344086</text:p>
          </table:table-cell>
          <table:table-cell office:value-type="float" office:value="0.233100233100233" calcext:value-type="float">
            <text:p>0.233100233100233</text:p>
          </table:table-cell>
          <table:table-cell office:value-type="float" office:value="0.195694716242661" calcext:value-type="float">
            <text:p>0.19569471624266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cl3_100k</text:p>
          </table:table-cell>
          <table:table-cell office:value-type="float" office:value="0.3841" calcext:value-type="float">
            <text:p>0.3841</text:p>
          </table:table-cell>
          <table:table-cell office:value-type="float" office:value="0.3946" calcext:value-type="float">
            <text:p>0.3946</text:p>
          </table:table-cell>
          <table:table-cell office:value-type="float" office:value="1.0268" calcext:value-type="float">
            <text:p>1.0268</text:p>
          </table:table-cell>
          <table:table-cell office:value-type="float" office:value="0.7934" calcext:value-type="float">
            <text:p>0.7934</text:p>
          </table:table-cell>
          <table:table-cell office:value-type="float" office:value="0.185" calcext:value-type="float">
            <text:p>0.185</text:p>
          </table:table-cell>
          <table:table-cell office:value-type="float" office:value="0.0591" calcext:value-type="float">
            <text:p>0.0591</text:p>
          </table:table-cell>
          <table:table-cell office:value-type="float" office:value="0.06947" calcext:value-type="float">
            <text:p>0.06947</text:p>
          </table:table-cell>
          <table:table-cell office:value-type="float" office:value="1.18062" calcext:value-type="float">
            <text:p>1.18062</text:p>
          </table:table-cell>
          <table:table-cell/>
          <table:table-cell office:value-type="float" office:value="0.37165" calcext:value-type="float">
            <text:p>0.37165</text:p>
          </table:table-cell>
          <table:table-cell office:value-type="float" office:value="0.24042" calcext:value-type="float">
            <text:p>0.24042</text:p>
          </table:table-cell>
          <table:table-cell/>
          <table:table-cell office:value-type="float" office:value="0.0791139240506329" calcext:value-type="float">
            <text:p>0.0791139240506329</text:p>
          </table:table-cell>
          <table:table-cell office:value-type="float" office:value="0.181488203266788" calcext:value-type="float">
            <text:p>0.181488203266788</text:p>
          </table:table-cell>
          <table:table-cell office:value-type="float" office:value="0.149925037481259" calcext:value-type="float">
            <text:p>0.149925037481259</text:p>
          </table:table-cell>
          <table:table-cell office:value-type="float" office:value="0.150602409638554" calcext:value-type="float">
            <text:p>0.1506024096385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cl4_100k</text:p>
          </table:table-cell>
          <table:table-cell office:value-type="float" office:value="0.2892" calcext:value-type="float">
            <text:p>0.2892</text:p>
          </table:table-cell>
          <table:table-cell office:value-type="float" office:value="0.379" calcext:value-type="float">
            <text:p>0.379</text:p>
          </table:table-cell>
          <table:table-cell office:value-type="float" office:value="1.0205" calcext:value-type="float">
            <text:p>1.0205</text:p>
          </table:table-cell>
          <table:table-cell office:value-type="float" office:value="0.6622" calcext:value-type="float">
            <text:p>0.6622</text:p>
          </table:table-cell>
          <table:table-cell office:value-type="float" office:value="0.234" calcext:value-type="float">
            <text:p>0.234</text:p>
          </table:table-cell>
          <table:table-cell office:value-type="float" office:value="0.0676" calcext:value-type="float">
            <text:p>0.0676</text:p>
          </table:table-cell>
          <table:table-cell office:value-type="float" office:value="0.07092" calcext:value-type="float">
            <text:p>0.07092</text:p>
          </table:table-cell>
          <table:table-cell office:value-type="float" office:value="1.3326" calcext:value-type="float">
            <text:p>1.3326</text:p>
          </table:table-cell>
          <table:table-cell/>
          <table:table-cell office:value-type="float" office:value="0.38646" calcext:value-type="float">
            <text:p>0.38646</text:p>
          </table:table-cell>
          <table:table-cell office:value-type="float" office:value="0.21022" calcext:value-type="float">
            <text:p>0.21022</text:p>
          </table:table-cell>
          <table:table-cell/>
          <table:table-cell office:value-type="float" office:value="0.0775795190069822" calcext:value-type="float">
            <text:p>0.0775795190069822</text:p>
          </table:table-cell>
          <table:table-cell office:value-type="float" office:value="0.191204588910134" calcext:value-type="float">
            <text:p>0.191204588910134</text:p>
          </table:table-cell>
          <table:table-cell office:value-type="float" office:value="0.144508670520231" calcext:value-type="float">
            <text:p>0.144508670520231</text:p>
          </table:table-cell>
          <table:table-cell office:value-type="float" office:value="0.134952766531714" calcext:value-type="float">
            <text:p>0.1349527665317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cl5_100k</text:p>
          </table:table-cell>
          <table:table-cell office:value-type="float" office:value="0.3338" calcext:value-type="float">
            <text:p>0.3338</text:p>
          </table:table-cell>
          <table:table-cell office:value-type="float" office:value="0.3666" calcext:value-type="float">
            <text:p>0.3666</text:p>
          </table:table-cell>
          <table:table-cell office:value-type="float" office:value="1.062" calcext:value-type="float">
            <text:p>1.062</text:p>
          </table:table-cell>
          <table:table-cell office:value-type="float" office:value="0.7629" calcext:value-type="float">
            <text:p>0.7629</text:p>
          </table:table-cell>
          <table:table-cell office:value-type="float" office:value="0.199" calcext:value-type="float">
            <text:p>0.199</text:p>
          </table:table-cell>
          <table:table-cell office:value-type="float" office:value="0.06616" calcext:value-type="float">
            <text:p>0.06616</text:p>
          </table:table-cell>
          <table:table-cell office:value-type="float" office:value="0.07381" calcext:value-type="float">
            <text:p>0.07381</text:p>
          </table:table-cell>
          <table:table-cell office:value-type="float" office:value="0.95821" calcext:value-type="float">
            <text:p>0.95821</text:p>
          </table:table-cell>
          <table:table-cell/>
          <table:table-cell office:value-type="float" office:value="0.33755" calcext:value-type="float">
            <text:p>0.33755</text:p>
          </table:table-cell>
          <table:table-cell office:value-type="float" office:value="0.24564" calcext:value-type="float">
            <text:p>0.24564</text:p>
          </table:table-cell>
          <table:table-cell/>
          <table:table-cell office:value-type="float" office:value="0.0979431929480901" calcext:value-type="float">
            <text:p>0.0979431929480901</text:p>
          </table:table-cell>
          <table:table-cell office:value-type="float" office:value="0.163398692810458" calcext:value-type="float">
            <text:p>0.163398692810458</text:p>
          </table:table-cell>
          <table:table-cell office:value-type="float" office:value="0.153139356814701" calcext:value-type="float">
            <text:p>0.153139356814701</text:p>
          </table:table-cell>
          <table:table-cell office:value-type="float" office:value="0.136054421768707" calcext:value-type="float">
            <text:p>0.1360544217687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w1_100k</text:p>
          </table:table-cell>
          <table:table-cell office:value-type="float" office:value="0.2443" calcext:value-type="float">
            <text:p>0.2443</text:p>
          </table:table-cell>
          <table:table-cell office:value-type="float" office:value="0.368" calcext:value-type="float">
            <text:p>0.368</text:p>
          </table:table-cell>
          <table:table-cell office:value-type="float" office:value="0.9797" calcext:value-type="float">
            <text:p>0.9797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21" calcext:value-type="float">
            <text:p>0.21</text:p>
          </table:table-cell>
          <table:table-cell office:value-type="float" office:value="0.04507" calcext:value-type="float">
            <text:p>0.04507</text:p>
          </table:table-cell>
          <table:table-cell office:value-type="float" office:value="0.07053" calcext:value-type="float">
            <text:p>0.07053</text:p>
          </table:table-cell>
          <table:table-cell office:value-type="float" office:value="1.67911" calcext:value-type="float">
            <text:p>1.67911</text:p>
          </table:table-cell>
          <table:table-cell/>
          <table:table-cell office:value-type="float" office:value="0.78534" calcext:value-type="float">
            <text:p>0.78534</text:p>
          </table:table-cell>
          <table:table-cell office:value-type="float" office:value="0.27636" calcext:value-type="float">
            <text:p>0.27636</text:p>
          </table:table-cell>
          <table:table-cell/>
          <table:table-cell office:value-type="float" office:value="0.101936799184506" calcext:value-type="float">
            <text:p>0.101936799184506</text:p>
          </table:table-cell>
          <table:table-cell office:value-type="float" office:value="0.178890876565295" calcext:value-type="float">
            <text:p>0.178890876565295</text:p>
          </table:table-cell>
          <table:table-cell office:value-type="float" office:value="0.164744645799012" calcext:value-type="float">
            <text:p>0.164744645799012</text:p>
          </table:table-cell>
          <table:table-cell office:value-type="float" office:value="0.209643605870021" calcext:value-type="float">
            <text:p>0.2096436058700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w2_100k</text:p>
          </table:table-cell>
          <table:table-cell office:value-type="float" office:value="0.2815" calcext:value-type="float">
            <text:p>0.2815</text:p>
          </table:table-cell>
          <table:table-cell office:value-type="float" office:value="0.3673" calcext:value-type="float">
            <text:p>0.3673</text:p>
          </table:table-cell>
          <table:table-cell office:value-type="float" office:value="1.0175" calcext:value-type="float">
            <text:p>1.0175</text:p>
          </table:table-cell>
          <table:table-cell office:value-type="float" office:value="0.877" calcext:value-type="float">
            <text:p>0.877</text:p>
          </table:table-cell>
          <table:table-cell office:value-type="float" office:value="0.199" calcext:value-type="float">
            <text:p>0.199</text:p>
          </table:table-cell>
          <table:table-cell office:value-type="float" office:value="0.04123" calcext:value-type="float">
            <text:p>0.04123</text:p>
          </table:table-cell>
          <table:table-cell office:value-type="float" office:value="0.06969" calcext:value-type="float">
            <text:p>0.06969</text:p>
          </table:table-cell>
          <table:table-cell office:value-type="float" office:value="2.17867" calcext:value-type="float">
            <text:p>2.17867</text:p>
          </table:table-cell>
          <table:table-cell/>
          <table:table-cell office:value-type="float" office:value="0.32136" calcext:value-type="float">
            <text:p>0.32136</text:p>
          </table:table-cell>
          <table:table-cell office:value-type="float" office:value="0.23613" calcext:value-type="float">
            <text:p>0.23613</text:p>
          </table:table-cell>
          <table:table-cell/>
          <table:table-cell office:value-type="float" office:value="0.0848896434634975" calcext:value-type="float">
            <text:p>0.0848896434634975</text:p>
          </table:table-cell>
          <table:table-cell office:value-type="float" office:value="0.210526315789474" calcext:value-type="float">
            <text:p>0.210526315789474</text:p>
          </table:table-cell>
          <table:table-cell office:value-type="float" office:value="0.173913043478261" calcext:value-type="float">
            <text:p>0.173913043478261</text:p>
          </table:table-cell>
          <table:table-cell office:value-type="float" office:value="0.134408602150538" calcext:value-type="float">
            <text:p>0.13440860215053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w3_100k</text:p>
          </table:table-cell>
          <table:table-cell office:value-type="float" office:value="0.2372" calcext:value-type="float">
            <text:p>0.2372</text:p>
          </table:table-cell>
          <table:table-cell office:value-type="float" office:value="0.3343" calcext:value-type="float">
            <text:p>0.3343</text:p>
          </table:table-cell>
          <table:table-cell office:value-type="float" office:value="0.9571" calcext:value-type="float">
            <text:p>0.9571</text:p>
          </table:table-cell>
          <table:table-cell office:value-type="float" office:value="0.649" calcext:value-type="float">
            <text:p>0.649</text:p>
          </table:table-cell>
          <table:table-cell office:value-type="float" office:value="0.217" calcext:value-type="float">
            <text:p>0.217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07279" calcext:value-type="float">
            <text:p>0.07279</text:p>
          </table:table-cell>
          <table:table-cell office:value-type="float" office:value="2.4405" calcext:value-type="float">
            <text:p>2.4405</text:p>
          </table:table-cell>
          <table:table-cell/>
          <table:table-cell office:value-type="float" office:value="0.50093" calcext:value-type="float">
            <text:p>0.50093</text:p>
          </table:table-cell>
          <table:table-cell office:value-type="float" office:value="0.2809" calcext:value-type="float">
            <text:p>0.2809</text:p>
          </table:table-cell>
          <table:table-cell/>
          <table:table-cell office:value-type="float" office:value="0.0833333333333333" calcext:value-type="float">
            <text:p>0.0833333333333333</text:p>
          </table:table-cell>
          <table:table-cell office:value-type="float" office:value="0.16025641025641" calcext:value-type="float">
            <text:p>0.16025641025641</text:p>
          </table:table-cell>
          <table:table-cell office:value-type="float" office:value="0.165562913907285" calcext:value-type="float">
            <text:p>0.165562913907285</text:p>
          </table:table-cell>
          <table:table-cell office:value-type="float" office:value="0.239234449760766" calcext:value-type="float">
            <text:p>0.23923444976076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w4_100k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435" calcext:value-type="float">
            <text:p>0.435</text:p>
          </table:table-cell>
          <table:table-cell office:value-type="float" office:value="1.0367" calcext:value-type="float">
            <text:p>1.0367</text:p>
          </table:table-cell>
          <table:table-cell office:value-type="float" office:value="0.4817" calcext:value-type="float">
            <text:p>0.4817</text:p>
          </table:table-cell>
          <table:table-cell office:value-type="float" office:value="0.202" calcext:value-type="float">
            <text:p>0.20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913" calcext:value-type="float">
            <text:p>0.06913</text:p>
          </table:table-cell>
          <table:table-cell office:value-type="float" office:value="3.67994" calcext:value-type="float">
            <text:p>3.67994</text:p>
          </table:table-cell>
          <table:table-cell/>
          <table:table-cell office:value-type="float" office:value="1.78355" calcext:value-type="float">
            <text:p>1.78355</text:p>
          </table:table-cell>
          <table:table-cell office:value-type="float" office:value="0.21942" calcext:value-type="float">
            <text:p>0.21942</text:p>
          </table:table-cell>
          <table:table-cell/>
          <table:table-cell office:value-type="float" office:value="0.0754147812971342" calcext:value-type="float">
            <text:p>0.0754147812971342</text:p>
          </table:table-cell>
          <table:table-cell office:value-type="float" office:value="0.209205020920502" calcext:value-type="float">
            <text:p>0.209205020920502</text:p>
          </table:table-cell>
          <table:table-cell office:value-type="float" office:value="0.317460317460317" calcext:value-type="float">
            <text:p>0.317460317460317</text:p>
          </table:table-cell>
          <table:table-cell office:value-type="float" office:value="0.208333333333333" calcext:value-type="float">
            <text:p>0.2083333333333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w5_100k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359" calcext:value-type="float">
            <text:p>0.359</text:p>
          </table:table-cell>
          <table:table-cell office:value-type="float" office:value="0.979" calcext:value-type="float">
            <text:p>0.979</text:p>
          </table:table-cell>
          <table:table-cell office:value-type="float" office:value="0.693" calcext:value-type="float">
            <text:p>0.693</text:p>
          </table:table-cell>
          <table:table-cell office:value-type="float" office:value="0.199" calcext:value-type="float">
            <text:p>0.199</text:p>
          </table:table-cell>
          <table:table-cell office:value-type="float" office:value="0.06" calcext:value-type="float">
            <text:p>0.06</text:p>
          </table:table-cell>
          <table:table-cell office:value-type="float" office:value="0.07164" calcext:value-type="float">
            <text:p>0.07164</text:p>
          </table:table-cell>
          <table:table-cell office:value-type="float" office:value="1.84617" calcext:value-type="float">
            <text:p>1.84617</text:p>
          </table:table-cell>
          <table:table-cell/>
          <table:table-cell office:value-type="float" office:value="0.65213" calcext:value-type="float">
            <text:p>0.65213</text:p>
          </table:table-cell>
          <table:table-cell office:value-type="float" office:value="0.23715" calcext:value-type="float">
            <text:p>0.23715</text:p>
          </table:table-cell>
          <table:table-cell/>
          <table:table-cell office:value-type="float" office:value="0.0980392156862745" calcext:value-type="float">
            <text:p>0.0980392156862745</text:p>
          </table:table-cell>
          <table:table-cell office:value-type="float" office:value="0.152439024390244" calcext:value-type="float">
            <text:p>0.152439024390244</text:p>
          </table:table-cell>
          <table:table-cell office:value-type="float" office:value="0.204081632653061" calcext:value-type="float">
            <text:p>0.204081632653061</text:p>
          </table:table-cell>
          <table:table-cell office:value-type="float" office:value="0.194174757281553" calcext:value-type="float">
            <text:p>0.19417475728155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pc1_100k</text:p>
          </table:table-cell>
          <table:table-cell office:value-type="float" office:value="0.3961" calcext:value-type="float">
            <text:p>0.3961</text:p>
          </table:table-cell>
          <table:table-cell office:value-type="float" office:value="0.461" calcext:value-type="float">
            <text:p>0.461</text:p>
          </table:table-cell>
          <table:table-cell office:value-type="float" office:value="1.0284" calcext:value-type="float">
            <text:p>1.0284</text:p>
          </table:table-cell>
          <table:table-cell office:value-type="float" office:value="0.8096" calcext:value-type="float">
            <text:p>0.8096</text:p>
          </table:table-cell>
          <table:table-cell office:value-type="float" office:value="0.188" calcext:value-type="float">
            <text:p>0.188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6888" calcext:value-type="float">
            <text:p>0.06888</text:p>
          </table:table-cell>
          <table:table-cell office:value-type="float" office:value="1.749" calcext:value-type="float">
            <text:p>1.749</text:p>
          </table:table-cell>
          <table:table-cell/>
          <table:table-cell office:value-type="float" office:value="0.36666" calcext:value-type="float">
            <text:p>0.36666</text:p>
          </table:table-cell>
          <table:table-cell office:value-type="float" office:value="0.20049" calcext:value-type="float">
            <text:p>0.20049</text:p>
          </table:table-cell>
          <table:table-cell/>
          <table:table-cell office:value-type="float" office:value="0.0749063670411985" calcext:value-type="float">
            <text:p>0.0749063670411985</text:p>
          </table:table-cell>
          <table:table-cell office:value-type="float" office:value="0.157977883096367" calcext:value-type="float">
            <text:p>0.157977883096367</text:p>
          </table:table-cell>
          <table:table-cell office:value-type="float" office:value="0.156494522691706" calcext:value-type="float">
            <text:p>0.156494522691706</text:p>
          </table:table-cell>
          <table:table-cell office:value-type="float" office:value="0.127551020408163" calcext:value-type="float">
            <text:p>0.12755102040816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pc2_100k</text:p>
          </table:table-cell>
          <table:table-cell office:value-type="float" office:value="0.2746" calcext:value-type="float">
            <text:p>0.2746</text:p>
          </table:table-cell>
          <table:table-cell office:value-type="float" office:value="0.4523" calcext:value-type="float">
            <text:p>0.4523</text:p>
          </table:table-cell>
          <table:table-cell office:value-type="float" office:value="0.9833" calcext:value-type="float">
            <text:p>0.9833</text:p>
          </table:table-cell>
          <table:table-cell office:value-type="float" office:value="0.7696" calcext:value-type="float">
            <text:p>0.7696</text:p>
          </table:table-cell>
          <table:table-cell office:value-type="float" office:value="0.218" calcext:value-type="float">
            <text:p>0.218</text:p>
          </table:table-cell>
          <table:table-cell office:value-type="float" office:value="0.06113" calcext:value-type="float">
            <text:p>0.06113</text:p>
          </table:table-cell>
          <table:table-cell office:value-type="float" office:value="0.06871" calcext:value-type="float">
            <text:p>0.06871</text:p>
          </table:table-cell>
          <table:table-cell office:value-type="float" office:value="2.1103" calcext:value-type="float">
            <text:p>2.1103</text:p>
          </table:table-cell>
          <table:table-cell/>
          <table:table-cell office:value-type="float" office:value="0.30553" calcext:value-type="float">
            <text:p>0.30553</text:p>
          </table:table-cell>
          <table:table-cell office:value-type="float" office:value="0.21033" calcext:value-type="float">
            <text:p>0.21033</text:p>
          </table:table-cell>
          <table:table-cell/>
          <table:table-cell office:value-type="float" office:value="0.0955109837631328" calcext:value-type="float">
            <text:p>0.0955109837631328</text:p>
          </table:table-cell>
          <table:table-cell office:value-type="float" office:value="0.124069478908189" calcext:value-type="float">
            <text:p>0.124069478908189</text:p>
          </table:table-cell>
          <table:table-cell office:value-type="float" office:value="0.154798761609907" calcext:value-type="float">
            <text:p>0.154798761609907</text:p>
          </table:table-cell>
          <table:table-cell office:value-type="float" office:value="0.0868809730668984" calcext:value-type="float">
            <text:p>0.0868809730668984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uild (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l1_100k</text:p>
          </table:table-cell>
          <table:table-cell office:value-type="float" office:value="0.59926" calcext:value-type="float">
            <text:p>0.59926</text:p>
          </table:table-cell>
          <table:table-cell office:value-type="float" office:value="0.02867" calcext:value-type="float">
            <text:p>0.02867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15307" calcext:value-type="float">
            <text:p>0.15307</text:p>
          </table:table-cell>
          <table:table-cell office:value-type="float" office:value="0.01354" calcext:value-type="float">
            <text:p>0.01354</text:p>
          </table:table-cell>
          <table:table-cell office:value-type="float" office:value="13.49" calcext:value-type="float">
            <text:p>13.49</text:p>
          </table:table-cell>
          <table:table-cell office:value-type="float" office:value="0.11792" calcext:value-type="float">
            <text:p>0.11792</text:p>
          </table:table-cell>
          <table:table-cell office:value-type="float" office:value="2.667" calcext:value-type="float">
            <text:p>2.667</text:p>
          </table:table-cell>
          <table:table-cell office:value-type="float" office:value="16.95" calcext:value-type="float">
            <text:p>16.95</text:p>
          </table:table-cell>
          <table:table-cell office:value-type="float" office:value="0.07532" calcext:value-type="float">
            <text:p>0.07532</text:p>
          </table:table-cell>
          <table:table-cell office:value-type="float" office:value="963" calcext:value-type="float">
            <text:p>963</text:p>
          </table:table-cell>
          <table:table-cell office:value-type="float" office:value="0.1866" calcext:value-type="float">
            <text:p>0.1866</text:p>
          </table:table-cell>
          <table:table-cell office:value-type="float" office:value="0.96" calcext:value-type="float">
            <text:p>0.96</text:p>
          </table:table-cell>
          <table:table-cell office:value-type="float" office:value="1.4" calcext:value-type="float">
            <text:p>1.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.43" calcext:value-type="float">
            <text:p>1.43</text:p>
          </table:table-cell>
          <table:table-cell office:value-type="float" office:value="2.3" calcext:value-type="float">
            <text:p>2.3</text:p>
          </table:table-cell>
          <table:table-cell office:value-type="float" office:value="0.41974" calcext:value-type="float">
            <text:p>0.41974</text:p>
          </table:table-cell>
          <table:table-cell office:value-type="float" office:value="110.47" calcext:value-type="float">
            <text:p>110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cl2_100k</text:p>
          </table:table-cell>
          <table:table-cell office:value-type="float" office:value="0.49194" calcext:value-type="float">
            <text:p>0.49194</text:p>
          </table:table-cell>
          <table:table-cell office:value-type="float" office:value="0.02429" calcext:value-type="float">
            <text:p>0.02429</text:p>
          </table:table-cell>
          <table:table-cell office:value-type="float" office:value="0.04405" calcext:value-type="float">
            <text:p>0.04405</text:p>
          </table:table-cell>
          <table:table-cell office:value-type="float" office:value="0.13299" calcext:value-type="float">
            <text:p>0.13299</text:p>
          </table:table-cell>
          <table:table-cell office:value-type="float" office:value="0.02052" calcext:value-type="float">
            <text:p>0.02052</text:p>
          </table:table-cell>
          <table:table-cell office:value-type="float" office:value="2.17" calcext:value-type="float">
            <text:p>2.17</text:p>
          </table:table-cell>
          <table:table-cell office:value-type="float" office:value="0.12704" calcext:value-type="float">
            <text:p>0.12704</text:p>
          </table:table-cell>
          <table:table-cell office:value-type="float" office:value="5.172" calcext:value-type="float">
            <text:p>5.172</text:p>
          </table:table-cell>
          <table:table-cell office:value-type="float" office:value="17.02" calcext:value-type="float">
            <text:p>17.02</text:p>
          </table:table-cell>
          <table:table-cell office:value-type="float" office:value="0.06904" calcext:value-type="float">
            <text:p>0.06904</text:p>
          </table:table-cell>
          <table:table-cell office:value-type="float" office:value="932" calcext:value-type="float">
            <text:p>932</text:p>
          </table:table-cell>
          <table:table-cell office:value-type="float" office:value="0.1291" calcext:value-type="float">
            <text:p>0.1291</text:p>
          </table:table-cell>
          <table:table-cell office:value-type="float" office:value="3.48" calcext:value-type="float">
            <text:p>3.48</text:p>
          </table:table-cell>
          <table:table-cell office:value-type="float" office:value="6.48" calcext:value-type="float">
            <text:p>6.48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3.24" calcext:value-type="float">
            <text:p>13.24</text:p>
          </table:table-cell>
          <table:table-cell office:value-type="float" office:value="21.27" calcext:value-type="float">
            <text:p>21.27</text:p>
          </table:table-cell>
          <table:table-cell office:value-type="float" office:value="0.55115" calcext:value-type="float">
            <text:p>0.55115</text:p>
          </table:table-cell>
          <table:table-cell office:value-type="float" office:value="230.39" calcext:value-type="float">
            <text:p>230.3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cl3_100k</text:p>
          </table:table-cell>
          <table:table-cell office:value-type="float" office:value="0.60096" calcext:value-type="float">
            <text:p>0.60096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4491" calcext:value-type="float">
            <text:p>0.04491</text:p>
          </table:table-cell>
          <table:table-cell office:value-type="float" office:value="0.16896" calcext:value-type="float">
            <text:p>0.16896</text:p>
          </table:table-cell>
          <table:table-cell office:value-type="float" office:value="0.01308" calcext:value-type="float">
            <text:p>0.01308</text:p>
          </table:table-cell>
          <table:table-cell office:value-type="float" office:value="33.9" calcext:value-type="float">
            <text:p>33.9</text:p>
          </table:table-cell>
          <table:table-cell office:value-type="float" office:value="0.11165" calcext:value-type="float">
            <text:p>0.11165</text:p>
          </table:table-cell>
          <table:table-cell office:value-type="float" office:value="1.905" calcext:value-type="float">
            <text:p>1.905</text:p>
          </table:table-cell>
          <table:table-cell office:value-type="float" office:value="20.36" calcext:value-type="float">
            <text:p>20.36</text:p>
          </table:table-cell>
          <table:table-cell office:value-type="float" office:value="0.0502" calcext:value-type="float">
            <text:p>0.0502</text:p>
          </table:table-cell>
          <table:table-cell office:value-type="float" office:value="801" calcext:value-type="float">
            <text:p>801</text:p>
          </table:table-cell>
          <table:table-cell office:value-type="float" office:value="0.156" calcext:value-type="float">
            <text:p>0.156</text:p>
          </table:table-cell>
          <table:table-cell office:value-type="float" office:value="2.09" calcext:value-type="float">
            <text:p>2.09</text:p>
          </table:table-cell>
          <table:table-cell office:value-type="float" office:value="4.03" calcext:value-type="float">
            <text:p>4.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2.04" calcext:value-type="float">
            <text:p>2.04</text:p>
          </table:table-cell>
          <table:table-cell office:value-type="float" office:value="5.12" calcext:value-type="float">
            <text:p>5.12</text:p>
          </table:table-cell>
          <table:table-cell office:value-type="float" office:value="0.42314" calcext:value-type="float">
            <text:p>0.42314</text:p>
          </table:table-cell>
          <table:table-cell office:value-type="float" office:value="66.27" calcext:value-type="float">
            <text:p>66.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cl4_100k</text:p>
          </table:table-cell>
          <table:table-cell office:value-type="float" office:value="0.57274" calcext:value-type="float">
            <text:p>0.57274</text:p>
          </table:table-cell>
          <table:table-cell office:value-type="float" office:value="0.02914" calcext:value-type="float">
            <text:p>0.02914</text:p>
          </table:table-cell>
          <table:table-cell office:value-type="float" office:value="0.04653" calcext:value-type="float">
            <text:p>0.04653</text:p>
          </table:table-cell>
          <table:table-cell office:value-type="float" office:value="0.16587" calcext:value-type="float">
            <text:p>0.16587</text:p>
          </table:table-cell>
          <table:table-cell office:value-type="float" office:value="0.01339" calcext:value-type="float">
            <text:p>0.01339</text:p>
          </table:table-cell>
          <table:table-cell office:value-type="float" office:value="24.59" calcext:value-type="float">
            <text:p>24.59</text:p>
          </table:table-cell>
          <table:table-cell office:value-type="float" office:value="0.11068" calcext:value-type="float">
            <text:p>0.11068</text:p>
          </table:table-cell>
          <table:table-cell office:value-type="float" office:value="1.842" calcext:value-type="float">
            <text:p>1.842</text:p>
          </table:table-cell>
          <table:table-cell office:value-type="float" office:value="19.54" calcext:value-type="float">
            <text:p>19.54</text:p>
          </table:table-cell>
          <table:table-cell office:value-type="float" office:value="0.0579" calcext:value-type="float">
            <text:p>0.0579</text:p>
          </table:table-cell>
          <table:table-cell office:value-type="float" office:value="765" calcext:value-type="float">
            <text:p>765</text:p>
          </table:table-cell>
          <table:table-cell office:value-type="float" office:value="0.18567" calcext:value-type="float">
            <text:p>0.18567</text:p>
          </table:table-cell>
          <table:table-cell office:value-type="float" office:value="2.89" calcext:value-type="float">
            <text:p>2.89</text:p>
          </table:table-cell>
          <table:table-cell office:value-type="float" office:value="5.25" calcext:value-type="float">
            <text:p>5.2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2.93" calcext:value-type="float">
            <text:p>2.93</text:p>
          </table:table-cell>
          <table:table-cell office:value-type="float" office:value="6.07" calcext:value-type="float">
            <text:p>6.07</text:p>
          </table:table-cell>
          <table:table-cell office:value-type="float" office:value="0.41504" calcext:value-type="float">
            <text:p>0.41504</text:p>
          </table:table-cell>
          <table:table-cell office:value-type="float" office:value="93.41" calcext:value-type="float">
            <text:p>93.4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cl5_100k</text:p>
          </table:table-cell>
          <table:table-cell office:value-type="float" office:value="0.6258" calcext:value-type="float">
            <text:p>0.6258</text:p>
          </table:table-cell>
          <table:table-cell office:value-type="float" office:value="0.02809" calcext:value-type="float">
            <text:p>0.02809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15483" calcext:value-type="float">
            <text:p>0.15483</text:p>
          </table:table-cell>
          <table:table-cell office:value-type="float" office:value="0.01349" calcext:value-type="float">
            <text:p>0.01349</text:p>
          </table:table-cell>
          <table:table-cell office:value-type="float" office:value="12.4" calcext:value-type="float">
            <text:p>12.4</text:p>
          </table:table-cell>
          <table:table-cell office:value-type="float" office:value="0.10058" calcext:value-type="float">
            <text:p>0.10058</text:p>
          </table:table-cell>
          <table:table-cell office:value-type="float" office:value="1.934" calcext:value-type="float">
            <text:p>1.934</text:p>
          </table:table-cell>
          <table:table-cell office:value-type="float" office:value="16.91" calcext:value-type="float">
            <text:p>16.91</text:p>
          </table:table-cell>
          <table:table-cell office:value-type="float" office:value="0.05057" calcext:value-type="float">
            <text:p>0.05057</text:p>
          </table:table-cell>
          <table:table-cell office:value-type="float" office:value="945" calcext:value-type="float">
            <text:p>945</text:p>
          </table:table-cell>
          <table:table-cell office:value-type="float" office:value="0.1186" calcext:value-type="float">
            <text:p>0.1186</text:p>
          </table:table-cell>
          <table:table-cell office:value-type="float" office:value="0.79" calcext:value-type="float">
            <text:p>0.79</text:p>
          </table:table-cell>
          <table:table-cell office:value-type="float" office:value="1.03" calcext:value-type="float">
            <text:p>1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.14" calcext:value-type="float">
            <text:p>1.14</text:p>
          </table:table-cell>
          <table:table-cell office:value-type="float" office:value="1.45" calcext:value-type="float">
            <text:p>1.45</text:p>
          </table:table-cell>
          <table:table-cell office:value-type="float" office:value="0.45564" calcext:value-type="float">
            <text:p>0.45564</text:p>
          </table:table-cell>
          <table:table-cell office:value-type="float" office:value="184.25" calcext:value-type="float">
            <text:p>184.2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w1_100k</text:p>
          </table:table-cell>
          <table:table-cell office:value-type="float" office:value="0.67005" calcext:value-type="float">
            <text:p>0.67005</text:p>
          </table:table-cell>
          <table:table-cell office:value-type="float" office:value="0.02647" calcext:value-type="float">
            <text:p>0.02647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14642" calcext:value-type="float">
            <text:p>0.14642</text:p>
          </table:table-cell>
          <table:table-cell office:value-type="float" office:value="0.01339" calcext:value-type="float">
            <text:p>0.01339</text:p>
          </table:table-cell>
          <table:table-cell office:value-type="float" office:value="9.13" calcext:value-type="float">
            <text:p>9.13</text:p>
          </table:table-cell>
          <table:table-cell office:value-type="float" office:value="0.10108" calcext:value-type="float">
            <text:p>0.10108</text:p>
          </table:table-cell>
          <table:table-cell office:value-type="float" office:value="9.946" calcext:value-type="float">
            <text:p>9.946</text:p>
          </table:table-cell>
          <table:table-cell office:value-type="float" office:value="28.2" calcext:value-type="float">
            <text:p>28.2</text:p>
          </table:table-cell>
          <table:table-cell office:value-type="float" office:value="0.09145" calcext:value-type="float">
            <text:p>0.09145</text:p>
          </table:table-cell>
          <table:table-cell office:value-type="float" office:value="1011" calcext:value-type="float">
            <text:p>1011</text:p>
          </table:table-cell>
          <table:table-cell office:value-type="float" office:value="0.06467" calcext:value-type="float">
            <text:p>0.06467</text:p>
          </table:table-cell>
          <table:table-cell office:value-type="float" office:value="0.8" calcext:value-type="float">
            <text:p>0.8</text:p>
          </table:table-cell>
          <table:table-cell office:value-type="float" office:value="3.58" calcext:value-type="float">
            <text:p>3.58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1.18" calcext:value-type="float">
            <text:p>1.18</text:p>
          </table:table-cell>
          <table:table-cell office:value-type="float" office:value="7.87" calcext:value-type="float">
            <text:p>7.87</text:p>
          </table:table-cell>
          <table:table-cell office:value-type="float" office:value="0.33614" calcext:value-type="float">
            <text:p>0.33614</text:p>
          </table:table-cell>
          <table:table-cell office:value-type="float" office:value="209.71" calcext:value-type="float">
            <text:p>209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w2_100k</text:p>
          </table:table-cell>
          <table:table-cell office:value-type="float" office:value="0.49824" calcext:value-type="float">
            <text:p>0.49824</text:p>
          </table:table-cell>
          <table:table-cell office:value-type="float" office:value="0.02666" calcext:value-type="float">
            <text:p>0.02666</text:p>
          </table:table-cell>
          <table:table-cell office:value-type="float" office:value="0.04217" calcext:value-type="float">
            <text:p>0.04217</text:p>
          </table:table-cell>
          <table:table-cell office:value-type="float" office:value="0.1519" calcext:value-type="float">
            <text:p>0.1519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8.804" calcext:value-type="float">
            <text:p>8.804</text:p>
          </table:table-cell>
          <table:table-cell office:value-type="float" office:value="0.09747" calcext:value-type="float">
            <text:p>0.09747</text:p>
          </table:table-cell>
          <table:table-cell office:value-type="float" office:value="4.042" calcext:value-type="float">
            <text:p>4.042</text:p>
          </table:table-cell>
          <table:table-cell office:value-type="float" office:value="14.65" calcext:value-type="float">
            <text:p>14.65</text:p>
          </table:table-cell>
          <table:table-cell office:value-type="float" office:value="0.04668" calcext:value-type="float">
            <text:p>0.04668</text:p>
          </table:table-cell>
          <table:table-cell office:value-type="float" office:value="1060" calcext:value-type="float">
            <text:p>1060</text:p>
          </table:table-cell>
          <table:table-cell office:value-type="float" office:value="0.061133" calcext:value-type="float">
            <text:p>0.061133</text:p>
          </table:table-cell>
          <table:table-cell office:value-type="float" office:value="0.49" calcext:value-type="float">
            <text:p>0.49</text:p>
          </table:table-cell>
          <table:table-cell office:value-type="float" office:value="0.89" calcext:value-type="float">
            <text:p>0.89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1.37" calcext:value-type="float">
            <text:p>1.37</text:p>
          </table:table-cell>
          <table:table-cell office:value-type="float" office:value="2.97" calcext:value-type="float">
            <text:p>2.97</text:p>
          </table:table-cell>
          <table:table-cell office:value-type="float" office:value="0.33207" calcext:value-type="float">
            <text:p>0.33207</text:p>
          </table:table-cell>
          <table:table-cell office:value-type="float" office:value="244.02" calcext:value-type="float">
            <text:p>244.0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w3_100k</text:p>
          </table:table-cell>
          <table:table-cell office:value-type="float" office:value="0.48449" calcext:value-type="float">
            <text:p>0.48449</text:p>
          </table:table-cell>
          <table:table-cell office:value-type="float" office:value="0.02627" calcext:value-type="float">
            <text:p>0.02627</text:p>
          </table:table-cell>
          <table:table-cell office:value-type="float" office:value="0.03707" calcext:value-type="float">
            <text:p>0.03707</text:p>
          </table:table-cell>
          <table:table-cell office:value-type="float" office:value="0.13328" calcext:value-type="float">
            <text:p>0.13328</text:p>
          </table:table-cell>
          <table:table-cell office:value-type="float" office:value="0.01325" calcext:value-type="float">
            <text:p>0.01325</text:p>
          </table:table-cell>
          <table:table-cell office:value-type="float" office:value="4.81" calcext:value-type="float">
            <text:p>4.81</text:p>
          </table:table-cell>
          <table:table-cell office:value-type="float" office:value="0.09678" calcext:value-type="float">
            <text:p>0.09678</text:p>
          </table:table-cell>
          <table:table-cell office:value-type="float" office:value="39.994" calcext:value-type="float">
            <text:p>39.994</text:p>
          </table:table-cell>
          <table:table-cell office:value-type="float" office:value="23.24" calcext:value-type="float">
            <text:p>23.24</text:p>
          </table:table-cell>
          <table:table-cell office:value-type="float" office:value="0.06547" calcext:value-type="float">
            <text:p>0.06547</text:p>
          </table:table-cell>
          <table:table-cell office:value-type="float" office:value="983" calcext:value-type="float">
            <text:p>983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63" calcext:value-type="float">
            <text:p>0.63</text:p>
          </table:table-cell>
          <table:table-cell office:value-type="float" office:value="2.01" calcext:value-type="float">
            <text:p>2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88" calcext:value-type="float">
            <text:p>0.88</text:p>
          </table:table-cell>
          <table:table-cell office:value-type="float" office:value="4.23" calcext:value-type="float">
            <text:p>4.23</text:p>
          </table:table-cell>
          <table:table-cell office:value-type="float" office:value="0.33243" calcext:value-type="float">
            <text:p>0.33243</text:p>
          </table:table-cell>
          <table:table-cell office:value-type="float" office:value="380.21" calcext:value-type="float">
            <text:p>380.2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w4_100k</text:p>
          </table:table-cell>
          <table:table-cell office:value-type="float" office:value="0.51679" calcext:value-type="float">
            <text:p>0.51679</text:p>
          </table:table-cell>
          <table:table-cell office:value-type="float" office:value="0.02531" calcext:value-type="float">
            <text:p>0.02531</text:p>
          </table:table-cell>
          <table:table-cell office:value-type="float" office:value="0.03731" calcext:value-type="float">
            <text:p>0.03731</text:p>
          </table:table-cell>
          <table:table-cell office:value-type="float" office:value="0.12904" calcext:value-type="float">
            <text:p>0.12904</text:p>
          </table:table-cell>
          <table:table-cell office:value-type="float" office:value="0.01876" calcext:value-type="float">
            <text:p>0.01876</text:p>
          </table:table-cell>
          <table:table-cell office:value-type="float" office:value="4.27" calcext:value-type="float">
            <text:p>4.27</text:p>
          </table:table-cell>
          <table:table-cell office:value-type="float" office:value="0.0879" calcext:value-type="float">
            <text:p>0.0879</text:p>
          </table:table-cell>
          <table:table-cell office:value-type="float" office:value="5.722" calcext:value-type="float">
            <text:p>5.722</text:p>
          </table:table-cell>
          <table:table-cell office:value-type="float" office:value="40.89" calcext:value-type="float">
            <text:p>40.89</text:p>
          </table:table-cell>
          <table:table-cell office:value-type="float" office:value="0.1486" calcext:value-type="float">
            <text:p>0.1486</text:p>
          </table:table-cell>
          <table:table-cell office:value-type="float" office:value="841" calcext:value-type="float">
            <text:p>841</text:p>
          </table:table-cell>
          <table:table-cell office:value-type="float" office:value="0.07377" calcext:value-type="float">
            <text:p>0.07377</text:p>
          </table:table-cell>
          <table:table-cell office:value-type="float" office:value="0.45" calcext:value-type="float">
            <text:p>0.45</text:p>
          </table:table-cell>
          <table:table-cell office:value-type="float" office:value="3.97" calcext:value-type="float">
            <text:p>3.97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1.75" calcext:value-type="float">
            <text:p>1.75</text:p>
          </table:table-cell>
          <table:table-cell office:value-type="float" office:value="35.91" calcext:value-type="float">
            <text:p>35.91</text:p>
          </table:table-cell>
          <table:table-cell office:value-type="float" office:value="0.32191" calcext:value-type="float">
            <text:p>0.32191</text:p>
          </table:table-cell>
          <table:table-cell office:value-type="float" office:value="363.31" calcext:value-type="float">
            <text:p>363.3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w5_100k</text:p>
          </table:table-cell>
          <table:table-cell office:value-type="float" office:value="0.49094" calcext:value-type="float">
            <text:p>0.49094</text:p>
          </table:table-cell>
          <table:table-cell office:value-type="float" office:value="0.02613" calcext:value-type="float">
            <text:p>0.02613</text:p>
          </table:table-cell>
          <table:table-cell office:value-type="float" office:value="0.03998" calcext:value-type="float">
            <text:p>0.03998</text:p>
          </table:table-cell>
          <table:table-cell office:value-type="float" office:value="0.15358" calcext:value-type="float">
            <text:p>0.15358</text:p>
          </table:table-cell>
          <table:table-cell office:value-type="float" office:value="0.01368" calcext:value-type="float">
            <text:p>0.01368</text:p>
          </table:table-cell>
          <table:table-cell office:value-type="float" office:value="7.3" calcext:value-type="float">
            <text:p>7.3</text:p>
          </table:table-cell>
          <table:table-cell office:value-type="float" office:value="0.09817" calcext:value-type="float">
            <text:p>0.09817</text:p>
          </table:table-cell>
          <table:table-cell office:value-type="float" office:value="27.044" calcext:value-type="float">
            <text:p>27.044</text:p>
          </table:table-cell>
          <table:table-cell office:value-type="float" office:value="22.63" calcext:value-type="float">
            <text:p>22.63</text:p>
          </table:table-cell>
          <table:table-cell office:value-type="float" office:value="0.10507" calcext:value-type="float">
            <text:p>0.10507</text:p>
          </table:table-cell>
          <table:table-cell office:value-type="float" office:value="934" calcext:value-type="float">
            <text:p>934</text:p>
          </table:table-cell>
          <table:table-cell office:value-type="float" office:value="0.06521" calcext:value-type="float">
            <text:p>0.06521</text:p>
          </table:table-cell>
          <table:table-cell office:value-type="float" office:value="0.92" calcext:value-type="float">
            <text:p>0.92</text:p>
          </table:table-cell>
          <table:table-cell office:value-type="float" office:value="2.26" calcext:value-type="float">
            <text:p>2.26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.01" calcext:value-type="float">
            <text:p>1.01</text:p>
          </table:table-cell>
          <table:table-cell office:value-type="float" office:value="5.17" calcext:value-type="float">
            <text:p>5.17</text:p>
          </table:table-cell>
          <table:table-cell office:value-type="float" office:value="0.32797" calcext:value-type="float">
            <text:p>0.32797</text:p>
          </table:table-cell>
          <table:table-cell office:value-type="float" office:value="247.69" calcext:value-type="float">
            <text:p>247.6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ipc1_100k</text:p>
          </table:table-cell>
          <table:table-cell office:value-type="float" office:value="0.59686" calcext:value-type="float">
            <text:p>0.59686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4531" calcext:value-type="float">
            <text:p>0.04531</text:p>
          </table:table-cell>
          <table:table-cell office:value-type="float" office:value="0.16695" calcext:value-type="float">
            <text:p>0.16695</text:p>
          </table:table-cell>
          <table:table-cell office:value-type="float" office:value="0.01303" calcext:value-type="float">
            <text:p>0.01303</text:p>
          </table:table-cell>
          <table:table-cell office:value-type="float" office:value="33.48" calcext:value-type="float">
            <text:p>33.48</text:p>
          </table:table-cell>
          <table:table-cell office:value-type="float" office:value="0.10985" calcext:value-type="float">
            <text:p>0.10985</text:p>
          </table:table-cell>
          <table:table-cell office:value-type="float" office:value="1.567" calcext:value-type="float">
            <text:p>1.567</text:p>
          </table:table-cell>
          <table:table-cell office:value-type="float" office:value="21.66" calcext:value-type="float">
            <text:p>21.66</text:p>
          </table:table-cell>
          <table:table-cell office:value-type="float" office:value="0.04913" calcext:value-type="float">
            <text:p>0.04913</text:p>
          </table:table-cell>
          <table:table-cell office:value-type="float" office:value="782" calcext:value-type="float">
            <text:p>782</text:p>
          </table:table-cell>
          <table:table-cell office:value-type="float" office:value="0.12124" calcext:value-type="float">
            <text:p>0.12124</text:p>
          </table:table-cell>
          <table:table-cell office:value-type="float" office:value="2.16" calcext:value-type="float">
            <text:p>2.16</text:p>
          </table:table-cell>
          <table:table-cell office:value-type="float" office:value="2.95" calcext:value-type="float">
            <text:p>2.9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5.26" calcext:value-type="float">
            <text:p>5.26</text:p>
          </table:table-cell>
          <table:table-cell office:value-type="float" office:value="6.86" calcext:value-type="float">
            <text:p>6.86</text:p>
          </table:table-cell>
          <table:table-cell office:value-type="float" office:value="0.42051" calcext:value-type="float">
            <text:p>0.42051</text:p>
          </table:table-cell>
          <table:table-cell office:value-type="float" office:value="684.52" calcext:value-type="float">
            <text:p>684.5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ipc2_100k</text:p>
          </table:table-cell>
          <table:table-cell office:value-type="float" office:value="0.55039" calcext:value-type="float">
            <text:p>0.55039</text:p>
          </table:table-cell>
          <table:table-cell office:value-type="float" office:value="0.02821" calcext:value-type="float">
            <text:p>0.02821</text:p>
          </table:table-cell>
          <table:table-cell office:value-type="float" office:value="0.04152" calcext:value-type="float">
            <text:p>0.04152</text:p>
          </table:table-cell>
          <table:table-cell office:value-type="float" office:value="0.15246" calcext:value-type="float">
            <text:p>0.15246</text:p>
          </table:table-cell>
          <table:table-cell office:value-type="float" office:value="0.01181" calcext:value-type="float">
            <text:p>0.01181</text:p>
          </table:table-cell>
          <table:table-cell office:value-type="float" office:value="11.68" calcext:value-type="float">
            <text:p>11.68</text:p>
          </table:table-cell>
          <table:table-cell office:value-type="float" office:value="0.09771" calcext:value-type="float">
            <text:p>0.09771</text:p>
          </table:table-cell>
          <table:table-cell office:value-type="float" office:value="21.694" calcext:value-type="float">
            <text:p>21.694</text:p>
          </table:table-cell>
          <table:table-cell office:value-type="float" office:value="15.72" calcext:value-type="float">
            <text:p>15.72</text:p>
          </table:table-cell>
          <table:table-cell office:value-type="float" office:value="0.04825" calcext:value-type="float">
            <text:p>0.04825</text:p>
          </table:table-cell>
          <table:table-cell office:value-type="float" office:value="968" calcext:value-type="float">
            <text:p>968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31" calcext:value-type="float">
            <text:p>0.31</text:p>
          </table:table-cell>
          <table:table-cell office:value-type="float" office:value="0.32" calcext:value-type="float">
            <text:p>0.32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71" calcext:value-type="float">
            <text:p>0.71</text:p>
          </table:table-cell>
          <table:table-cell office:value-type="float" office:value="0.8" calcext:value-type="float">
            <text:p>0.8</text:p>
          </table:table-cell>
          <table:table-cell office:value-type="float" office:value="0.34145" calcext:value-type="float">
            <text:p>0.34145</text:p>
          </table:table-cell>
          <table:table-cell office:value-type="float" office:value="145.94" calcext:value-type="float">
            <text:p>145.94</text:p>
          </table:table-cell>
          <table:table-cell table:number-columns-repeated="100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igin" table:style-name="ta4">
        <office:forms form:automatic-focus="false" form:apply-design-mode="false"/>
        <table:table-column table:style-name="co1" table:number-columns-repeated="9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7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1" table:default-cell-style-name="Default"/>
        <table:table-column table:style-name="co12" table:number-columns-repeated="992" table:default-cell-style-name="Default"/>
        <table:table-row table:style-name="ro1">
          <table:table-cell office:value-type="string" calcext:value-type="string">
            <text:p>1us: ^(-3) ms</text:p>
          </table:table-cell>
          <table:table-cell office:value-type="string" calcext:value-type="string">
            <text:p>1MB: ^3 KB</text:p>
          </table:table-cell>
          <table:table-cell office:value-type="string" calcext:value-type="string">
            <text:p>1KB: ^3 B</text:p>
          </table:table-cell>
          <table:table-cell table:number-columns-repeated="15"/>
          <table:table-cell table:number-columns-repeated="3" office:value-type="string" calcext:value-type="string">
            <text:p>using Code/TupleMerge</text:p>
          </table:table-cell>
          <table:table-cell table:number-columns-repeated="1003"/>
        </table:table-row>
        <table:table-row table:style-name="ro1">
          <table:table-cell table:number-columns-repeated="11"/>
          <table:table-cell office:value-type="string" calcext:value-type="string">
            <text:p>using HybridTSS</text:p>
          </table:table-cell>
          <table:table-cell table:number-columns-repeated="6"/>
          <table:table-cell table:number-columns-repeated="3" office:value-type="string" calcext:value-type="string">
            <text:p>update = 0.5 numberOfRules, others use full</text:p>
          </table:table-cell>
          <table:table-cell table:number-columns-repeated="3"/>
          <table:table-cell office:value-type="string" calcext:value-type="string">
            <text:p>Million per second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arch (us)</text:p>
          </table:table-cell>
          <table:table-cell office:value-type="string" calcext:value-type="string">
            <text:p>CutTSS</text:p>
          </table:table-cell>
          <table:table-cell office:value-type="string" calcext:value-type="string">
            <text:p>PSTSS</text:p>
          </table:table-cell>
          <table:table-cell office:value-type="string" calcext:value-type="string">
            <text:p>PartitionSort</text:p>
          </table:table-cell>
          <table:table-cell office:value-type="string" calcext:value-type="string">
            <text:p>TabTree</text:p>
          </table:table-cell>
          <table:table-cell office:value-type="string" calcext:value-type="string">
            <text:p>KSet</text:p>
          </table:table-cell>
          <table:table-cell office:value-type="string" calcext:value-type="string">
            <text:p>PT-Tree</text:p>
          </table:table-cell>
          <table:table-cell office:value-type="string" calcext:value-type="string">
            <text:p>TupleTree</text:p>
          </table:table-cell>
          <table:table-cell office:value-type="string" calcext:value-type="string">
            <text:p>KickTree</text:p>
          </table:table-cell>
          <table:table-cell table:style-name="ce1" office:value-type="string" calcext:value-type="string">
            <text:p>RVH</text:p>
          </table:table-cell>
          <table:table-cell office:value-type="string" calcext:value-type="string">
            <text:p>ByteCuts</text:p>
          </table:table-cell>
          <table:table-cell office:value-type="string" calcext:value-type="string">
            <text:p>TupleMerge</text:p>
          </table:table-cell>
          <table:table-cell office:value-type="string" calcext:value-type="string">
            <text:p>HybridTSS</text:p>
          </table:table-cell>
          <table:table-cell office:value-type="string" calcext:value-type="string">
            <text:p>MbitTree</text:p>
          </table:table-cell>
          <table:table-cell office:value-type="string" calcext:value-type="string">
            <text:p>Nuevomatch</text:p>
          </table:table-cell>
          <table:table-cell office:value-type="string" calcext:value-type="string">
            <text:p>HybridCuts</text:p>
          </table:table-cell>
          <table:table-cell table:style-name="ce1"/>
          <table:table-cell office:value-type="string" calcext:value-type="string">
            <text:p>Search-Total (s)</text:p>
          </table:table-cell>
          <table:table-cell office:value-type="string" calcext:value-type="string">
            <text:p>PS-OFF</text:p>
          </table:table-cell>
          <table:table-cell office:value-type="string" calcext:value-type="string">
            <text:p>TM-ONLINE</text:p>
          </table:table-cell>
          <table:table-cell office:value-type="string" calcext:value-type="string">
            <text:p>TM-OFF</text:p>
          </table:table-cell>
          <table:table-cell/>
          <table:table-cell office:value-type="string" calcext:value-type="string">
            <text:p>CMT</text:p>
          </table:table-cell>
          <table:table-cell/>
          <table:table-cell office:value-type="string" calcext:value-type="string">
            <text:p>MLPS</text:p>
          </table:table-cell>
          <table:table-cell office:value-type="string" calcext:value-type="string">
            <text:p>DynamicTuple-2</text:p>
          </table:table-cell>
          <table:table-cell office:value-type="string" calcext:value-type="string">
            <text:p>DynamicTuple-5</text:p>
          </table:table-cell>
          <table:table-cell office:value-type="string" calcext:value-type="string">
            <text:p>MultilayerTuple-2</text:p>
          </table:table-cell>
          <table:table-cell office:value-type="string" calcext:value-type="string">
            <text:p>MultilayerTuple-5</text:p>
          </table:table-cell>
          <table:table-cell office:value-type="string" calcext:value-type="string">
            <text:p>PextCuts-2</text:p>
          </table:table-cell>
          <table:table-cell office:value-type="string" calcext:value-type="string">
            <text:p>PextCuts-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cl1_100k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5117" calcext:value-type="float">
            <text:p>0.5117</text:p>
          </table:table-cell>
          <table:table-cell office:value-type="float" office:value="0.7328" calcext:value-type="float">
            <text:p>0.7328</text:p>
          </table:table-cell>
          <table:table-cell office:value-type="float" office:value="0.3309" calcext:value-type="float">
            <text:p>0.3309</text:p>
          </table:table-cell>
          <table:table-cell office:value-type="float" office:value="0.041" calcext:value-type="float">
            <text:p>0.041</text:p>
          </table:table-cell>
          <table:table-cell office:value-type="float" office:value="0.07555" calcext:value-type="float">
            <text:p>0.07555</text:p>
          </table:table-cell>
          <table:table-cell office:value-type="float" office:value="0.06724" calcext:value-type="float">
            <text:p>0.06724</text:p>
          </table:table-cell>
          <table:table-cell office:value-type="float" office:value="1.9178" calcext:value-type="float">
            <text:p>1.9178</text:p>
          </table:table-cell>
          <table:table-cell office:value-type="float" office:value="0.138" calcext:value-type="float">
            <text:p>0.138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13536" calcext:value-type="float">
            <text:p>0.13536</text:p>
          </table:table-cell>
          <table:table-cell office:value-type="float" office:value="0.03628" calcext:value-type="float">
            <text:p>0.03628</text:p>
          </table:table-cell>
          <table:table-cell office:value-type="float" office:value="0.1057" calcext:value-type="float">
            <text:p>0.1057</text:p>
          </table:table-cell>
          <table:table-cell office:value-type="float" office:value="0.103" calcext:value-type="float">
            <text:p>0.103</text:p>
          </table:table-cell>
          <table:table-cell table:number-columns-repeated="2"/>
          <table:table-cell office:value-type="string" calcext:value-type="string">
            <text:p>acl1_100k</text:p>
          </table:table-cell>
          <table:table-cell office:value-type="float" office:value="0.134922" calcext:value-type="float">
            <text:p>0.134922</text:p>
          </table:table-cell>
          <table:table-cell office:value-type="float" office:value="0.132704" calcext:value-type="float">
            <text:p>0.132704</text:p>
          </table:table-cell>
          <table:table-cell office:value-type="float" office:value="0.064149" calcext:value-type="float">
            <text:p>0.064149</text:p>
          </table:table-cell>
          <table:table-cell/>
          <table:table-cell office:value-type="float" office:value="0.023747" calcext:value-type="float">
            <text:p>0.023747</text:p>
          </table:table-cell>
          <table:table-cell/>
          <table:table-cell office:value-type="string" calcext:value-type="string">
            <text:p>acl1_100k</text:p>
          </table:table-cell>
          <table:table-cell office:value-type="float" office:value="43.82" calcext:value-type="float">
            <text:p>43.82</text:p>
          </table:table-cell>
          <table:table-cell office:value-type="float" office:value="41.21" calcext:value-type="float">
            <text:p>41.21</text:p>
          </table:table-cell>
          <table:table-cell office:value-type="float" office:value="15.25" calcext:value-type="float">
            <text:p>15.25</text:p>
          </table:table-cell>
          <table:table-cell office:value-type="float" office:value="8.99" calcext:value-type="float">
            <text:p>8.99</text:p>
          </table:table-cell>
          <table:table-cell office:value-type="float" office:value="50.05" calcext:value-type="float">
            <text:p>50.05</text:p>
          </table:table-cell>
          <table:table-cell office:value-type="float" office:value="37.86" calcext:value-type="float">
            <text:p>37.8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cl2_100k</text:p>
          </table:table-cell>
          <table:table-cell office:value-type="float" office:value="0.3046" calcext:value-type="float">
            <text:p>0.3046</text:p>
          </table:table-cell>
          <table:table-cell office:value-type="float" office:value="1.8885" calcext:value-type="float">
            <text:p>1.8885</text:p>
          </table:table-cell>
          <table:table-cell office:value-type="float" office:value="2.3629" calcext:value-type="float">
            <text:p>2.3629</text:p>
          </table:table-cell>
          <table:table-cell office:value-type="float" office:value="1.2885" calcext:value-type="float">
            <text:p>1.2885</text:p>
          </table:table-cell>
          <table:table-cell office:value-type="float" office:value="0.193" calcext:value-type="float">
            <text:p>0.193</text:p>
          </table:table-cell>
          <table:table-cell office:value-type="float" office:value="0.14856" calcext:value-type="float">
            <text:p>0.14856</text:p>
          </table:table-cell>
          <table:table-cell office:value-type="float" office:value="0.21791" calcext:value-type="float">
            <text:p>0.21791</text:p>
          </table:table-cell>
          <table:table-cell office:value-type="float" office:value="7.75488" calcext:value-type="float">
            <text:p>7.75488</text:p>
          </table:table-cell>
          <table:table-cell office:value-type="float" office:value="0.13881" calcext:value-type="float">
            <text:p>0.13881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3935" calcext:value-type="float">
            <text:p>0.3935</text:p>
          </table:table-cell>
          <table:table-cell office:value-type="float" office:value="0.81072" calcext:value-type="float">
            <text:p>0.81072</text:p>
          </table:table-cell>
          <table:table-cell office:value-type="float" office:value="0.4587" calcext:value-type="float">
            <text:p>0.4587</text:p>
          </table:table-cell>
          <table:table-cell office:value-type="float" office:value="0.915" calcext:value-type="float">
            <text:p>0.915</text:p>
          </table:table-cell>
          <table:table-cell table:number-columns-repeated="2"/>
          <table:table-cell office:value-type="string" calcext:value-type="string">
            <text:p>acl2_100k</text:p>
          </table:table-cell>
          <table:table-cell office:value-type="float" office:value="0.495471" calcext:value-type="float">
            <text:p>0.495471</text:p>
          </table:table-cell>
          <table:table-cell office:value-type="float" office:value="0.627715" calcext:value-type="float">
            <text:p>0.627715</text:p>
          </table:table-cell>
          <table:table-cell office:value-type="float" office:value="0.455588" calcext:value-type="float">
            <text:p>0.455588</text:p>
          </table:table-cell>
          <table:table-cell/>
          <table:table-cell office:value-type="float" office:value="0.11988" calcext:value-type="float">
            <text:p>0.11988</text:p>
          </table:table-cell>
          <table:table-cell/>
          <table:table-cell office:value-type="string" calcext:value-type="string">
            <text:p>acl2_100k</text:p>
          </table:table-cell>
          <table:table-cell office:value-type="float" office:value="10.52" calcext:value-type="float">
            <text:p>10.52</text:p>
          </table:table-cell>
          <table:table-cell office:value-type="float" office:value="7.87" calcext:value-type="float">
            <text:p>7.87</text:p>
          </table:table-cell>
          <table:table-cell office:value-type="float" office:value="5.87" calcext:value-type="float">
            <text:p>5.87</text:p>
          </table:table-cell>
          <table:table-cell office:value-type="float" office:value="3.27" calcext:value-type="float">
            <text:p>3.27</text:p>
          </table:table-cell>
          <table:table-cell office:value-type="float" office:value="17.19" calcext:value-type="float">
            <text:p>17.19</text:p>
          </table:table-cell>
          <table:table-cell office:value-type="float" office:value="12.89" calcext:value-type="float">
            <text:p>12.8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cl3_100k</text:p>
          </table:table-cell>
          <table:table-cell office:value-type="float" office:value="0.1358" calcext:value-type="float">
            <text:p>0.1358</text:p>
          </table:table-cell>
          <table:table-cell office:value-type="float" office:value="1.1968" calcext:value-type="float">
            <text:p>1.1968</text:p>
          </table:table-cell>
          <table:table-cell office:value-type="float" office:value="1.4684" calcext:value-type="float">
            <text:p>1.4684</text:p>
          </table:table-cell>
          <table:table-cell office:value-type="float" office:value="0.5823" calcext:value-type="float">
            <text:p>0.5823</text:p>
          </table:table-cell>
          <table:table-cell office:value-type="float" office:value="0.052" calcext:value-type="float">
            <text:p>0.052</text:p>
          </table:table-cell>
          <table:table-cell office:value-type="float" office:value="0.12342" calcext:value-type="float">
            <text:p>0.12342</text:p>
          </table:table-cell>
          <table:table-cell office:value-type="float" office:value="0.08726" calcext:value-type="float">
            <text:p>0.08726</text:p>
          </table:table-cell>
          <table:table-cell office:value-type="float" office:value="0.86408" calcext:value-type="float">
            <text:p>0.86408</text:p>
          </table:table-cell>
          <table:table-cell office:value-type="float" office:value="0.13868" calcext:value-type="float">
            <text:p>0.13868</text:p>
          </table:table-cell>
          <table:table-cell office:value-type="float" office:value="0.049" calcext:value-type="float">
            <text:p>0.049</text:p>
          </table:table-cell>
          <table:table-cell office:value-type="float" office:value="0.14054" calcext:value-type="float">
            <text:p>0.14054</text:p>
          </table:table-cell>
          <table:table-cell office:value-type="float" office:value="0.08464" calcext:value-type="float">
            <text:p>0.08464</text:p>
          </table:table-cell>
          <table:table-cell office:value-type="float" office:value="0.1393" calcext:value-type="float">
            <text:p>0.1393</text:p>
          </table:table-cell>
          <table:table-cell office:value-type="float" office:value="0.111" calcext:value-type="float">
            <text:p>0.111</text:p>
          </table:table-cell>
          <table:table-cell table:number-columns-repeated="2"/>
          <table:table-cell office:value-type="string" calcext:value-type="string">
            <text:p>acl3_100k</text:p>
          </table:table-cell>
          <table:table-cell office:value-type="float" office:value="0.156301" calcext:value-type="float">
            <text:p>0.156301</text:p>
          </table:table-cell>
          <table:table-cell office:value-type="float" office:value="0.121558" calcext:value-type="float">
            <text:p>0.121558</text:p>
          </table:table-cell>
          <table:table-cell office:value-type="float" office:value="0.173295" calcext:value-type="float">
            <text:p>0.173295</text:p>
          </table:table-cell>
          <table:table-cell/>
          <table:table-cell office:value-type="float" office:value="0.09451" calcext:value-type="float">
            <text:p>0.09451</text:p>
          </table:table-cell>
          <table:table-cell/>
          <table:table-cell office:value-type="string" calcext:value-type="string">
            <text:p>acl3_100k</text:p>
          </table:table-cell>
          <table:table-cell office:value-type="float" office:value="42.83" calcext:value-type="float">
            <text:p>42.83</text:p>
          </table:table-cell>
          <table:table-cell office:value-type="float" office:value="29.41" calcext:value-type="float">
            <text:p>29.41</text:p>
          </table:table-cell>
          <table:table-cell office:value-type="float" office:value="13.86" calcext:value-type="float">
            <text:p>13.86</text:p>
          </table:table-cell>
          <table:table-cell office:value-type="float" office:value="4.35" calcext:value-type="float">
            <text:p>4.35</text:p>
          </table:table-cell>
          <table:table-cell office:value-type="float" office:value="49.24" calcext:value-type="float">
            <text:p>49.24</text:p>
          </table:table-cell>
          <table:table-cell office:value-type="float" office:value="26.95" calcext:value-type="float">
            <text:p>26.9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cl4_100k</text:p>
          </table:table-cell>
          <table:table-cell office:value-type="float" office:value="0.1303" calcext:value-type="float">
            <text:p>0.1303</text:p>
          </table:table-cell>
          <table:table-cell office:value-type="float" office:value="1.276" calcext:value-type="float">
            <text:p>1.276</text:p>
          </table:table-cell>
          <table:table-cell office:value-type="float" office:value="1.5406" calcext:value-type="float">
            <text:p>1.5406</text:p>
          </table:table-cell>
          <table:table-cell office:value-type="float" office:value="0.5638" calcext:value-type="float">
            <text:p>0.563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8871" calcext:value-type="float">
            <text:p>0.08871</text:p>
          </table:table-cell>
          <table:table-cell office:value-type="float" office:value="0.95158" calcext:value-type="float">
            <text:p>0.95158</text:p>
          </table:table-cell>
          <table:table-cell office:value-type="float" office:value="0.13877" calcext:value-type="float">
            <text:p>0.13877</text:p>
          </table:table-cell>
          <table:table-cell office:value-type="float" office:value="0.0782" calcext:value-type="float">
            <text:p>0.0782</text:p>
          </table:table-cell>
          <table:table-cell office:value-type="float" office:value="0.19319" calcext:value-type="float">
            <text:p>0.19319</text:p>
          </table:table-cell>
          <table:table-cell office:value-type="float" office:value="0.10715" calcext:value-type="float">
            <text:p>0.10715</text:p>
          </table:table-cell>
          <table:table-cell office:value-type="float" office:value="0.16437" calcext:value-type="float">
            <text:p>0.16437</text:p>
          </table:table-cell>
          <table:table-cell office:value-type="float" office:value="0.184" calcext:value-type="float">
            <text:p>0.184</text:p>
          </table:table-cell>
          <table:table-cell table:number-columns-repeated="2"/>
          <table:table-cell office:value-type="string" calcext:value-type="string">
            <text:p>acl4_100k</text:p>
          </table:table-cell>
          <table:table-cell office:value-type="float" office:value="0.238113" calcext:value-type="float">
            <text:p>0.238113</text:p>
          </table:table-cell>
          <table:table-cell office:value-type="float" office:value="0.182018" calcext:value-type="float">
            <text:p>0.182018</text:p>
          </table:table-cell>
          <table:table-cell office:value-type="float" office:value="0.134715" calcext:value-type="float">
            <text:p>0.134715</text:p>
          </table:table-cell>
          <table:table-cell/>
          <table:table-cell office:value-type="float" office:value="0.10037" calcext:value-type="float">
            <text:p>0.10037</text:p>
          </table:table-cell>
          <table:table-cell/>
          <table:table-cell office:value-type="string" calcext:value-type="string">
            <text:p>acl4_100k</text:p>
          </table:table-cell>
          <table:table-cell office:value-type="float" office:value="36.27" calcext:value-type="float">
            <text:p>36.27</text:p>
          </table:table-cell>
          <table:table-cell office:value-type="float" office:value="25.59" calcext:value-type="float">
            <text:p>25.59</text:p>
          </table:table-cell>
          <table:table-cell office:value-type="float" office:value="14.23" calcext:value-type="float">
            <text:p>14.23</text:p>
          </table:table-cell>
          <table:table-cell office:value-type="float" office:value="5.09" calcext:value-type="float">
            <text:p>5.09</text:p>
          </table:table-cell>
          <table:table-cell office:value-type="float" office:value="35.34" calcext:value-type="float">
            <text:p>35.34</text:p>
          </table:table-cell>
          <table:table-cell office:value-type="float" office:value="30.18" calcext:value-type="float">
            <text:p>30.1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cl5_100k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5529" calcext:value-type="float">
            <text:p>0.5529</text:p>
          </table:table-cell>
          <table:table-cell office:value-type="float" office:value="0.888" calcext:value-type="float">
            <text:p>0.888</text:p>
          </table:table-cell>
          <table:table-cell office:value-type="float" office:value="0.377" calcext:value-type="float">
            <text:p>0.377</text:p>
          </table:table-cell>
          <table:table-cell office:value-type="float" office:value="0.05" calcext:value-type="float">
            <text:p>0.05</text:p>
          </table:table-cell>
          <table:table-cell office:value-type="float" office:value="0.1024" calcext:value-type="float">
            <text:p>0.1024</text:p>
          </table:table-cell>
          <table:table-cell office:value-type="float" office:value="0.09183" calcext:value-type="float">
            <text:p>0.09183</text:p>
          </table:table-cell>
          <table:table-cell office:value-type="float" office:value="1.37294" calcext:value-type="float">
            <text:p>1.37294</text:p>
          </table:table-cell>
          <table:table-cell/>
          <table:table-cell office:value-type="float" office:value="0.0487" calcext:value-type="float">
            <text:p>0.0487</text:p>
          </table:table-cell>
          <table:table-cell office:value-type="float" office:value="0.09394" calcext:value-type="float">
            <text:p>0.09394</text:p>
          </table:table-cell>
          <table:table-cell office:value-type="float" office:value="0.07514" calcext:value-type="float">
            <text:p>0.07514</text:p>
          </table:table-cell>
          <table:table-cell office:value-type="float" office:value="0.10686" calcext:value-type="float">
            <text:p>0.10686</text:p>
          </table:table-cell>
          <table:table-cell office:value-type="float" office:value="0.177" calcext:value-type="float">
            <text:p>0.177</text:p>
          </table:table-cell>
          <table:table-cell table:number-columns-repeated="2"/>
          <table:table-cell office:value-type="string" calcext:value-type="string">
            <text:p>acl5_100k</text:p>
          </table:table-cell>
          <table:table-cell office:value-type="float" office:value="0.259176" calcext:value-type="float">
            <text:p>0.259176</text:p>
          </table:table-cell>
          <table:table-cell office:value-type="float" office:value="0.105781" calcext:value-type="float">
            <text:p>0.105781</text:p>
          </table:table-cell>
          <table:table-cell office:value-type="float" office:value="0.087622" calcext:value-type="float">
            <text:p>0.087622</text:p>
          </table:table-cell>
          <table:table-cell/>
          <table:table-cell office:value-type="float" office:value="0.005198" calcext:value-type="float">
            <text:p>0.005198</text:p>
          </table:table-cell>
          <table:table-cell/>
          <table:table-cell office:value-type="string" calcext:value-type="string">
            <text:p>acl5_100k</text:p>
          </table:table-cell>
          <table:table-cell office:value-type="float" office:value="34.13" calcext:value-type="float">
            <text:p>34.13</text:p>
          </table:table-cell>
          <table:table-cell office:value-type="float" office:value="29.08" calcext:value-type="float">
            <text:p>29.08</text:p>
          </table:table-cell>
          <table:table-cell office:value-type="float" office:value="17.13" calcext:value-type="float">
            <text:p>17.13</text:p>
          </table:table-cell>
          <table:table-cell office:value-type="float" office:value="7.07" calcext:value-type="float">
            <text:p>7.07</text:p>
          </table:table-cell>
          <table:table-cell office:value-type="float" office:value="32.58" calcext:value-type="float">
            <text:p>32.58</text:p>
          </table:table-cell>
          <table:table-cell office:value-type="float" office:value="37.74" calcext:value-type="float">
            <text:p>37.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w1_100k</text:p>
          </table:table-cell>
          <table:table-cell office:value-type="float" office:value="0.2053" calcext:value-type="float">
            <text:p>0.2053</text:p>
          </table:table-cell>
          <table:table-cell office:value-type="float" office:value="1.0951" calcext:value-type="float">
            <text:p>1.0951</text:p>
          </table:table-cell>
          <table:table-cell office:value-type="float" office:value="1.4159" calcext:value-type="float">
            <text:p>1.4159</text:p>
          </table:table-cell>
          <table:table-cell office:value-type="float" office:value="0.5233" calcext:value-type="float">
            <text:p>0.5233</text:p>
          </table:table-cell>
          <table:table-cell office:value-type="float" office:value="0.086" calcext:value-type="float">
            <text:p>0.086</text:p>
          </table:table-cell>
          <table:table-cell office:value-type="float" office:value="0.1896" calcext:value-type="float">
            <text:p>0.1896</text:p>
          </table:table-cell>
          <table:table-cell office:value-type="float" office:value="0.105" calcext:value-type="float">
            <text:p>0.105</text:p>
          </table:table-cell>
          <table:table-cell office:value-type="float" office:value="3.12156" calcext:value-type="float">
            <text:p>3.12156</text:p>
          </table:table-cell>
          <table:table-cell office:value-type="float" office:value="0.14387" calcext:value-type="float">
            <text:p>0.14387</text:p>
          </table:table-cell>
          <table:table-cell office:value-type="float" office:value="0.0567" calcext:value-type="float">
            <text:p>0.0567</text:p>
          </table:table-cell>
          <table:table-cell office:value-type="float" office:value="0.17892" calcext:value-type="float">
            <text:p>0.17892</text:p>
          </table:table-cell>
          <table:table-cell office:value-type="float" office:value="0.25599" calcext:value-type="float">
            <text:p>0.25599</text:p>
          </table:table-cell>
          <table:table-cell office:value-type="float" office:value="0.24716" calcext:value-type="float">
            <text:p>0.24716</text:p>
          </table:table-cell>
          <table:table-cell office:value-type="float" office:value="0.21" calcext:value-type="float">
            <text:p>0.21</text:p>
          </table:table-cell>
          <table:table-cell table:number-columns-repeated="2"/>
          <table:table-cell office:value-type="string" calcext:value-type="string">
            <text:p>fw1_100k</text:p>
          </table:table-cell>
          <table:table-cell office:value-type="float" office:value="0.3091" calcext:value-type="float">
            <text:p>0.3091</text:p>
          </table:table-cell>
          <table:table-cell office:value-type="float" office:value="0.183189" calcext:value-type="float">
            <text:p>0.183189</text:p>
          </table:table-cell>
          <table:table-cell office:value-type="float" office:value="0.148593" calcext:value-type="float">
            <text:p>0.148593</text:p>
          </table:table-cell>
          <table:table-cell/>
          <table:table-cell office:value-type="float" office:value="0.242841" calcext:value-type="float">
            <text:p>0.242841</text:p>
          </table:table-cell>
          <table:table-cell/>
          <table:table-cell office:value-type="string" calcext:value-type="string">
            <text:p>fw1_100k</text:p>
          </table:table-cell>
          <table:table-cell office:value-type="float" office:value="29.31" calcext:value-type="float">
            <text:p>29.31</text:p>
          </table:table-cell>
          <table:table-cell office:value-type="float" office:value="17.19" calcext:value-type="float">
            <text:p>17.19</text:p>
          </table:table-cell>
          <table:table-cell office:value-type="float" office:value="9.07" calcext:value-type="float">
            <text:p>9.07</text:p>
          </table:table-cell>
          <table:table-cell office:value-type="float" office:value="3.07" calcext:value-type="float">
            <text:p>3.07</text:p>
          </table:table-cell>
          <table:table-cell office:value-type="float" office:value="26.94" calcext:value-type="float">
            <text:p>26.94</text:p>
          </table:table-cell>
          <table:table-cell office:value-type="float" office:value="21.36" calcext:value-type="float">
            <text:p>21.3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w2_100k</text:p>
          </table:table-cell>
          <table:table-cell office:value-type="float" office:value="0.0907" calcext:value-type="float">
            <text:p>0.0907</text:p>
          </table:table-cell>
          <table:table-cell office:value-type="float" office:value="0.5942" calcext:value-type="float">
            <text:p>0.5942</text:p>
          </table:table-cell>
          <table:table-cell office:value-type="float" office:value="0.8467" calcext:value-type="float">
            <text:p>0.8467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085" calcext:value-type="float">
            <text:p>0.085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10223" calcext:value-type="float">
            <text:p>0.10223</text:p>
          </table:table-cell>
          <table:table-cell office:value-type="float" office:value="1.35462" calcext:value-type="float">
            <text:p>1.35462</text:p>
          </table:table-cell>
          <table:table-cell office:value-type="float" office:value="0.13554" calcext:value-type="float">
            <text:p>0.13554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14954" calcext:value-type="float">
            <text:p>0.14954</text:p>
          </table:table-cell>
          <table:table-cell office:value-type="float" office:value="0.12279" calcext:value-type="float">
            <text:p>0.12279</text:p>
          </table:table-cell>
          <table:table-cell office:value-type="float" office:value="0.17178" calcext:value-type="float">
            <text:p>0.17178</text:p>
          </table:table-cell>
          <table:table-cell office:value-type="float" office:value="0.163" calcext:value-type="float">
            <text:p>0.163</text:p>
          </table:table-cell>
          <table:table-cell table:number-columns-repeated="2"/>
          <table:table-cell office:value-type="string" calcext:value-type="string">
            <text:p>fw2_100k</text:p>
          </table:table-cell>
          <table:table-cell office:value-type="float" office:value="0.200548" calcext:value-type="float">
            <text:p>0.200548</text:p>
          </table:table-cell>
          <table:table-cell office:value-type="float" office:value="0.134697" calcext:value-type="float">
            <text:p>0.134697</text:p>
          </table:table-cell>
          <table:table-cell office:value-type="float" office:value="0.084551" calcext:value-type="float">
            <text:p>0.084551</text:p>
          </table:table-cell>
          <table:table-cell/>
          <table:table-cell office:value-type="float" office:value="3.031655" calcext:value-type="float">
            <text:p>3.031655</text:p>
          </table:table-cell>
          <table:table-cell/>
          <table:table-cell office:value-type="string" calcext:value-type="string">
            <text:p>fw2_100k</text:p>
          </table:table-cell>
          <table:table-cell office:value-type="float" office:value="27.48" calcext:value-type="float">
            <text:p>27.48</text:p>
          </table:table-cell>
          <table:table-cell office:value-type="float" office:value="23.54" calcext:value-type="float">
            <text:p>23.54</text:p>
          </table:table-cell>
          <table:table-cell office:value-type="float" office:value="11.58" calcext:value-type="float">
            <text:p>11.58</text:p>
          </table:table-cell>
          <table:table-cell office:value-type="float" office:value="4.4" calcext:value-type="float">
            <text:p>4.4</text:p>
          </table:table-cell>
          <table:table-cell office:value-type="float" office:value="33.59" calcext:value-type="float">
            <text:p>33.59</text:p>
          </table:table-cell>
          <table:table-cell office:value-type="float" office:value="23.95" calcext:value-type="float">
            <text:p>23.9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w3_100k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747" calcext:value-type="float">
            <text:p>0.747</text:p>
          </table:table-cell>
          <table:table-cell office:value-type="float" office:value="1.0458" calcext:value-type="float">
            <text:p>1.0458</text:p>
          </table:table-cell>
          <table:table-cell office:value-type="float" office:value="0.4415" calcext:value-type="float">
            <text:p>0.4415</text:p>
          </table:table-cell>
          <table:table-cell office:value-type="float" office:value="0.081" calcext:value-type="float">
            <text:p>0.081</text:p>
          </table:table-cell>
          <table:table-cell office:value-type="float" office:value="0.1813" calcext:value-type="float">
            <text:p>0.1813</text:p>
          </table:table-cell>
          <table:table-cell office:value-type="float" office:value="0.1038" calcext:value-type="float">
            <text:p>0.1038</text:p>
          </table:table-cell>
          <table:table-cell office:value-type="float" office:value="7.86892" calcext:value-type="float">
            <text:p>7.86892</text:p>
          </table:table-cell>
          <table:table-cell office:value-type="float" office:value="0.13649" calcext:value-type="float">
            <text:p>0.13649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14734" calcext:value-type="float">
            <text:p>0.14734</text:p>
          </table:table-cell>
          <table:table-cell office:value-type="float" office:value="0.167" calcext:value-type="float">
            <text:p>0.167</text:p>
          </table:table-cell>
          <table:table-cell office:value-type="float" office:value="0.23448" calcext:value-type="float">
            <text:p>0.23448</text:p>
          </table:table-cell>
          <table:table-cell office:value-type="float" office:value="0.183" calcext:value-type="float">
            <text:p>0.183</text:p>
          </table:table-cell>
          <table:table-cell table:number-columns-repeated="2"/>
          <table:table-cell office:value-type="string" calcext:value-type="string">
            <text:p>fw3_100k</text:p>
          </table:table-cell>
          <table:table-cell office:value-type="float" office:value="0.285357" calcext:value-type="float">
            <text:p>0.285357</text:p>
          </table:table-cell>
          <table:table-cell office:value-type="float" office:value="0.134811" calcext:value-type="float">
            <text:p>0.134811</text:p>
          </table:table-cell>
          <table:table-cell office:value-type="float" office:value="0.130994" calcext:value-type="float">
            <text:p>0.130994</text:p>
          </table:table-cell>
          <table:table-cell/>
          <table:table-cell office:value-type="float" office:value="0.2536" calcext:value-type="float">
            <text:p>0.2536</text:p>
          </table:table-cell>
          <table:table-cell/>
          <table:table-cell office:value-type="string" calcext:value-type="string">
            <text:p>fw3_100k</text:p>
          </table:table-cell>
          <table:table-cell office:value-type="float" office:value="33.86" calcext:value-type="float">
            <text:p>33.86</text:p>
          </table:table-cell>
          <table:table-cell office:value-type="float" office:value="18.2" calcext:value-type="float">
            <text:p>18.2</text:p>
          </table:table-cell>
          <table:table-cell office:value-type="float" office:value="8.97" calcext:value-type="float">
            <text:p>8.97</text:p>
          </table:table-cell>
          <table:table-cell office:value-type="float" office:value="7.78" calcext:value-type="float">
            <text:p>7.78</text:p>
          </table:table-cell>
          <table:table-cell office:value-type="float" office:value="35.01" calcext:value-type="float">
            <text:p>35.01</text:p>
          </table:table-cell>
          <table:table-cell office:value-type="float" office:value="30.24" calcext:value-type="float">
            <text:p>30.2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w4_100k</text:p>
          </table:table-cell>
          <table:table-cell office:value-type="float" office:value="0.5898" calcext:value-type="float">
            <text:p>0.5898</text:p>
          </table:table-cell>
          <table:table-cell office:value-type="float" office:value="1.4697" calcext:value-type="float">
            <text:p>1.4697</text:p>
          </table:table-cell>
          <table:table-cell office:value-type="float" office:value="1.7182" calcext:value-type="float">
            <text:p>1.7182</text:p>
          </table:table-cell>
          <table:table-cell office:value-type="float" office:value="0.8158" calcext:value-type="float">
            <text:p>0.815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08965" calcext:value-type="float">
            <text:p>0.08965</text:p>
          </table:table-cell>
          <table:table-cell office:value-type="float" office:value="8.71953" calcext:value-type="float">
            <text:p>8.71953</text:p>
          </table:table-cell>
          <table:table-cell office:value-type="float" office:value="0.14011" calcext:value-type="float">
            <text:p>0.14011</text:p>
          </table:table-cell>
          <table:table-cell office:value-type="float" office:value="0.0684" calcext:value-type="float">
            <text:p>0.0684</text:p>
          </table:table-cell>
          <table:table-cell office:value-type="float" office:value="0.35653" calcext:value-type="float">
            <text:p>0.35653</text:p>
          </table:table-cell>
          <table:table-cell office:value-type="float" office:value="0.29362" calcext:value-type="float">
            <text:p>0.29362</text:p>
          </table:table-cell>
          <table:table-cell office:value-type="float" office:value="0.74207" calcext:value-type="float">
            <text:p>0.74207</text:p>
          </table:table-cell>
          <table:table-cell office:value-type="float" office:value="0.222" calcext:value-type="float">
            <text:p>0.222</text:p>
          </table:table-cell>
          <table:table-cell table:number-columns-repeated="2"/>
          <table:table-cell office:value-type="string" calcext:value-type="string">
            <text:p>fw4_100k</text:p>
          </table:table-cell>
          <table:table-cell office:value-type="float" office:value="0.221741" calcext:value-type="float">
            <text:p>0.221741</text:p>
          </table:table-cell>
          <table:table-cell office:value-type="float" office:value="0.129131" calcext:value-type="float">
            <text:p>0.129131</text:p>
          </table:table-cell>
          <table:table-cell office:value-type="float" office:value="0.1609" calcext:value-type="float">
            <text:p>0.1609</text:p>
          </table:table-cell>
          <table:table-cell/>
          <table:table-cell office:value-type="float" office:value="0.71388" calcext:value-type="float">
            <text:p>0.71388</text:p>
          </table:table-cell>
          <table:table-cell/>
          <table:table-cell office:value-type="string" calcext:value-type="string">
            <text:p>fw4_100k</text:p>
          </table:table-cell>
          <table:table-cell office:value-type="float" office:value="28.1" calcext:value-type="float">
            <text:p>28.1</text:p>
          </table:table-cell>
          <table:table-cell office:value-type="float" office:value="10.42" calcext:value-type="float">
            <text:p>10.42</text:p>
          </table:table-cell>
          <table:table-cell office:value-type="float" office:value="3.22" calcext:value-type="float">
            <text:p>3.22</text:p>
          </table:table-cell>
          <table:table-cell office:value-type="float" office:value="2.63" calcext:value-type="float">
            <text:p>2.63</text:p>
          </table:table-cell>
          <table:table-cell office:value-type="float" office:value="31.45" calcext:value-type="float">
            <text:p>31.45</text:p>
          </table:table-cell>
          <table:table-cell office:value-type="float" office:value="14" calcext:value-type="float">
            <text:p>1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w5_100k</text:p>
          </table:table-cell>
          <table:table-cell office:value-type="float" office:value="0.1678" calcext:value-type="float">
            <text:p>0.1678</text:p>
          </table:table-cell>
          <table:table-cell office:value-type="float" office:value="0.9601" calcext:value-type="float">
            <text:p>0.9601</text:p>
          </table:table-cell>
          <table:table-cell office:value-type="float" office:value="1.2588" calcext:value-type="float">
            <text:p>1.2588</text:p>
          </table:table-cell>
          <table:table-cell office:value-type="float" office:value="0.547" calcext:value-type="float">
            <text:p>0.547</text:p>
          </table:table-cell>
          <table:table-cell office:value-type="float" office:value="0.089" calcext:value-type="float">
            <text:p>0.089</text:p>
          </table:table-cell>
          <table:table-cell office:value-type="float" office:value="0.2172" calcext:value-type="float">
            <text:p>0.2172</text:p>
          </table:table-cell>
          <table:table-cell office:value-type="float" office:value="0.09661" calcext:value-type="float">
            <text:p>0.09661</text:p>
          </table:table-cell>
          <table:table-cell office:value-type="float" office:value="3.0696" calcext:value-type="float">
            <text:p>3.0696</text:p>
          </table:table-cell>
          <table:table-cell office:value-type="float" office:value="0.13849" calcext:value-type="float">
            <text:p>0.13849</text:p>
          </table:table-cell>
          <table:table-cell office:value-type="float" office:value="0.0591" calcext:value-type="float">
            <text:p>0.0591</text:p>
          </table:table-cell>
          <table:table-cell office:value-type="float" office:value="0.13513" calcext:value-type="float">
            <text:p>0.13513</text:p>
          </table:table-cell>
          <table:table-cell office:value-type="float" office:value="0.21096" calcext:value-type="float">
            <text:p>0.21096</text:p>
          </table:table-cell>
          <table:table-cell office:value-type="float" office:value="0.21879" calcext:value-type="float">
            <text:p>0.21879</text:p>
          </table:table-cell>
          <table:table-cell office:value-type="float" office:value="0.17" calcext:value-type="float">
            <text:p>0.17</text:p>
          </table:table-cell>
          <table:table-cell table:number-columns-repeated="2"/>
          <table:table-cell office:value-type="string" calcext:value-type="string">
            <text:p>fw5_100k</text:p>
          </table:table-cell>
          <table:table-cell office:value-type="float" office:value="0.248816" calcext:value-type="float">
            <text:p>0.248816</text:p>
          </table:table-cell>
          <table:table-cell office:value-type="float" office:value="0.126702" calcext:value-type="float">
            <text:p>0.126702</text:p>
          </table:table-cell>
          <table:table-cell office:value-type="float" office:value="0.158005" calcext:value-type="float">
            <text:p>0.158005</text:p>
          </table:table-cell>
          <table:table-cell/>
          <table:table-cell office:value-type="float" office:value="0.37812" calcext:value-type="float">
            <text:p>0.37812</text:p>
          </table:table-cell>
          <table:table-cell/>
          <table:table-cell office:value-type="string" calcext:value-type="string">
            <text:p>fw5_100k</text:p>
          </table:table-cell>
          <table:table-cell office:value-type="float" office:value="31.05" calcext:value-type="float">
            <text:p>31.05</text:p>
          </table:table-cell>
          <table:table-cell office:value-type="float" office:value="20.23" calcext:value-type="float">
            <text:p>20.23</text:p>
          </table:table-cell>
          <table:table-cell office:value-type="float" office:value="7.75" calcext:value-type="float">
            <text:p>7.75</text:p>
          </table:table-cell>
          <table:table-cell office:value-type="float" office:value="5.24" calcext:value-type="float">
            <text:p>5.24</text:p>
          </table:table-cell>
          <table:table-cell office:value-type="float" office:value="39.26" calcext:value-type="float">
            <text:p>39.26</text:p>
          </table:table-cell>
          <table:table-cell office:value-type="float" office:value="29.96" calcext:value-type="float">
            <text:p>29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ipc1_100k</text:p>
          </table:table-cell>
          <table:table-cell office:value-type="float" office:value="0.1363" calcext:value-type="float">
            <text:p>0.1363</text:p>
          </table:table-cell>
          <table:table-cell office:value-type="float" office:value="1.7833" calcext:value-type="float">
            <text:p>1.7833</text:p>
          </table:table-cell>
          <table:table-cell office:value-type="float" office:value="2.0578" calcext:value-type="float">
            <text:p>2.0578</text:p>
          </table:table-cell>
          <table:table-cell office:value-type="float" office:value="0.6368" calcext:value-type="float">
            <text:p>0.636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8642" calcext:value-type="float">
            <text:p>0.08642</text:p>
          </table:table-cell>
          <table:table-cell office:value-type="float" office:value="0.10614" calcext:value-type="float">
            <text:p>0.10614</text:p>
          </table:table-cell>
          <table:table-cell office:value-type="float" office:value="0.85532" calcext:value-type="float">
            <text:p>0.85532</text:p>
          </table:table-cell>
          <table:table-cell office:value-type="float" office:value="0.13735" calcext:value-type="float">
            <text:p>0.13735</text:p>
          </table:table-cell>
          <table:table-cell office:value-type="float" office:value="0.05" calcext:value-type="float">
            <text:p>0.05</text:p>
          </table:table-cell>
          <table:table-cell office:value-type="float" office:value="0.18471" calcext:value-type="float">
            <text:p>0.18471</text:p>
          </table:table-cell>
          <table:table-cell office:value-type="float" office:value="0.0809" calcext:value-type="float">
            <text:p>0.0809</text:p>
          </table:table-cell>
          <table:table-cell office:value-type="float" office:value="0.16524" calcext:value-type="float">
            <text:p>0.16524</text:p>
          </table:table-cell>
          <table:table-cell office:value-type="float" office:value="0.154" calcext:value-type="float">
            <text:p>0.154</text:p>
          </table:table-cell>
          <table:table-cell table:number-columns-repeated="2"/>
          <table:table-cell office:value-type="string" calcext:value-type="string">
            <text:p>ipc1_100k</text:p>
          </table:table-cell>
          <table:table-cell office:value-type="float" office:value="0.206486" calcext:value-type="float">
            <text:p>0.206486</text:p>
          </table:table-cell>
          <table:table-cell office:value-type="float" office:value="0.120281" calcext:value-type="float">
            <text:p>0.120281</text:p>
          </table:table-cell>
          <table:table-cell office:value-type="float" office:value="0.241073" calcext:value-type="float">
            <text:p>0.241073</text:p>
          </table:table-cell>
          <table:table-cell/>
          <table:table-cell office:value-type="float" office:value="0.105746" calcext:value-type="float">
            <text:p>0.105746</text:p>
          </table:table-cell>
          <table:table-cell/>
          <table:table-cell office:value-type="string" calcext:value-type="string">
            <text:p>ipc1_100k</text:p>
          </table:table-cell>
          <table:table-cell office:value-type="float" office:value="32.31" calcext:value-type="float">
            <text:p>32.31</text:p>
          </table:table-cell>
          <table:table-cell office:value-type="float" office:value="27.42" calcext:value-type="float">
            <text:p>27.42</text:p>
          </table:table-cell>
          <table:table-cell office:value-type="float" office:value="8.06" calcext:value-type="float">
            <text:p>8.06</text:p>
          </table:table-cell>
          <table:table-cell office:value-type="float" office:value="2.59" calcext:value-type="float">
            <text:p>2.59</text:p>
          </table:table-cell>
          <table:table-cell office:value-type="float" office:value="33.11" calcext:value-type="float">
            <text:p>33.11</text:p>
          </table:table-cell>
          <table:table-cell office:value-type="float" office:value="30.25" calcext:value-type="float">
            <text:p>30.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ipc2_100k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4063" calcext:value-type="float">
            <text:p>0.4063</text:p>
          </table:table-cell>
          <table:table-cell office:value-type="float" office:value="0.6729" calcext:value-type="float">
            <text:p>0.6729</text:p>
          </table:table-cell>
          <table:table-cell office:value-type="float" office:value="0.3721" calcext:value-type="float">
            <text:p>0.3721</text:p>
          </table:table-cell>
          <table:table-cell office:value-type="float" office:value="0.059" calcext:value-type="float">
            <text:p>0.059</text:p>
          </table:table-cell>
          <table:table-cell office:value-type="float" office:value="0.1064" calcext:value-type="float">
            <text:p>0.1064</text:p>
          </table:table-cell>
          <table:table-cell office:value-type="float" office:value="0.08091" calcext:value-type="float">
            <text:p>0.08091</text:p>
          </table:table-cell>
          <table:table-cell office:value-type="float" office:value="2.0166" calcext:value-type="float">
            <text:p>2.0166</text:p>
          </table:table-cell>
          <table:table-cell/>
          <table:table-cell office:value-type="float" office:value="0.0466" calcext:value-type="float">
            <text:p>0.0466</text:p>
          </table:table-cell>
          <table:table-cell office:value-type="float" office:value="0.09423" calcext:value-type="float">
            <text:p>0.09423</text:p>
          </table:table-cell>
          <table:table-cell office:value-type="float" office:value="0.04588" calcext:value-type="float">
            <text:p>0.04588</text:p>
          </table:table-cell>
          <table:table-cell office:value-type="float" office:value="0.16719" calcext:value-type="float">
            <text:p>0.16719</text:p>
          </table:table-cell>
          <table:table-cell office:value-type="float" office:value="0.12" calcext:value-type="float">
            <text:p>0.12</text:p>
          </table:table-cell>
          <table:table-cell table:number-columns-repeated="2"/>
          <table:table-cell office:value-type="string" calcext:value-type="string">
            <text:p>ipc2_100k</text:p>
          </table:table-cell>
          <table:table-cell office:value-type="float" office:value="0.176928" calcext:value-type="float">
            <text:p>0.176928</text:p>
          </table:table-cell>
          <table:table-cell office:value-type="float" office:value="0.091879" calcext:value-type="float">
            <text:p>0.091879</text:p>
          </table:table-cell>
          <table:table-cell office:value-type="float" office:value="0.133999" calcext:value-type="float">
            <text:p>0.133999</text:p>
          </table:table-cell>
          <table:table-cell/>
          <table:table-cell office:value-type="float" office:value="1.06272" calcext:value-type="float">
            <text:p>1.06272</text:p>
          </table:table-cell>
          <table:table-cell/>
          <table:table-cell office:value-type="string" calcext:value-type="string">
            <text:p>ipc2_100k</text:p>
          </table:table-cell>
          <table:table-cell office:value-type="float" office:value="38.59" calcext:value-type="float">
            <text:p>38.59</text:p>
          </table:table-cell>
          <table:table-cell office:value-type="float" office:value="37.8" calcext:value-type="float">
            <text:p>37.8</text:p>
          </table:table-cell>
          <table:table-cell office:value-type="float" office:value="13.59" calcext:value-type="float">
            <text:p>13.59</text:p>
          </table:table-cell>
          <table:table-cell office:value-type="float" office:value="7.18" calcext:value-type="float">
            <text:p>7.18</text:p>
          </table:table-cell>
          <table:table-cell office:value-type="float" office:value="33.1" calcext:value-type="float">
            <text:p>33.1</text:p>
          </table:table-cell>
          <table:table-cell office:value-type="float" office:value="26.31" calcext:value-type="float">
            <text:p>26.31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mory (KB)</text:p>
          </table:table-cell>
          <table:table-cell table:number-columns-repeated="10"/>
          <table:table-cell office:value-type="string" calcext:value-type="string">
            <text:p>using TM-ONLINE</text:p>
          </table:table-cell>
          <table:table-cell table:number-columns-repeated="5"/>
          <table:table-cell office:value-type="string" calcext:value-type="string">
            <text:p>Memory (B)</text:p>
          </table:table-cell>
          <table:table-cell table:number-columns-repeated="4"/>
          <table:table-cell office:value-type="string" calcext:value-type="string">
            <text:p>KB</text:p>
          </table:table-cell>
          <table:table-cell/>
          <table:table-cell office:value-type="string" calcext:value-type="string">
            <text:p>MB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cl1_100k</text:p>
          </table:table-cell>
          <table:table-cell office:value-type="float" office:value="4158" calcext:value-type="float">
            <text:p>4158</text:p>
          </table:table-cell>
          <table:table-cell office:value-type="float" office:value="4569" calcext:value-type="float">
            <text:p>4569</text:p>
          </table:table-cell>
          <table:table-cell office:value-type="float" office:value="5184" calcext:value-type="float">
            <text:p>5184</text:p>
          </table:table-cell>
          <table:table-cell office:value-type="float" office:value="4661" calcext:value-type="float">
            <text:p>4661</text:p>
          </table:table-cell>
          <table:table-cell office:value-type="float" office:value="2865" calcext:value-type="float">
            <text:p>2865</text:p>
          </table:table-cell>
          <table:table-cell office:value-type="float" office:value="2960" calcext:value-type="float">
            <text:p>2960</text:p>
          </table:table-cell>
          <table:table-cell office:value-type="float" office:value="4856" calcext:value-type="float">
            <text:p>4856</text:p>
          </table:table-cell>
          <table:table-cell office:value-type="float" office:value="1431" calcext:value-type="float">
            <text:p>1431</text:p>
          </table:table-cell>
          <table:table-cell/>
          <table:table-cell office:value-type="float" office:value="2315" calcext:value-type="float">
            <text:p>2315</text:p>
          </table:table-cell>
          <table:table-cell office:value-type="float" office:value="2424" calcext:value-type="float">
            <text:p>2424</text:p>
          </table:table-cell>
          <table:table-cell/>
          <table:table-cell office:value-type="float" office:value="657.35" calcext:value-type="float">
            <text:p>657.35</text:p>
          </table:table-cell>
          <table:table-cell/>
          <table:table-cell office:value-type="float" office:value="1380" calcext:value-type="float">
            <text:p>1380</text:p>
          </table:table-cell>
          <table:table-cell/>
          <table:table-cell office:value-type="string" calcext:value-type="string">
            <text:p>acl1_100k</text:p>
          </table:table-cell>
          <table:table-cell office:value-type="float" office:value="5589591" calcext:value-type="float">
            <text:p>5589591</text:p>
          </table:table-cell>
          <table:table-cell office:value-type="float" office:value="2424363" calcext:value-type="float">
            <text:p>2424363</text:p>
          </table:table-cell>
          <table:table-cell office:value-type="float" office:value="2427591" calcext:value-type="float">
            <text:p>2427591</text:p>
          </table:table-cell>
          <table:table-cell/>
          <table:table-cell office:value-type="float" office:value="6801" calcext:value-type="float">
            <text:p>6801</text:p>
          </table:table-cell>
          <table:table-cell/>
          <table:table-cell office:value-type="string" calcext:value-type="string">
            <text:p>acl1_100k</text:p>
          </table:table-cell>
          <table:table-cell office:value-type="float" office:value="15.85" calcext:value-type="float">
            <text:p>15.85</text:p>
          </table:table-cell>
          <table:table-cell office:value-type="float" office:value="19.82" calcext:value-type="float">
            <text:p>19.82</text:p>
          </table:table-cell>
          <table:table-cell office:value-type="float" office:value="16.62" calcext:value-type="float">
            <text:p>16.62</text:p>
          </table:table-cell>
          <table:table-cell office:value-type="float" office:value="20.91" calcext:value-type="float">
            <text:p>20.91</text:p>
          </table:table-cell>
          <table:table-cell office:value-type="float" office:value="13.05" calcext:value-type="float">
            <text:p>13.05</text:p>
          </table:table-cell>
          <table:table-cell office:value-type="float" office:value="20.26" calcext:value-type="float">
            <text:p>20.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cl2_100k</text:p>
          </table:table-cell>
          <table:table-cell office:value-type="float" office:value="2914" calcext:value-type="float">
            <text:p>2914</text:p>
          </table:table-cell>
          <table:table-cell office:value-type="float" office:value="4091" calcext:value-type="float">
            <text:p>4091</text:p>
          </table:table-cell>
          <table:table-cell office:value-type="float" office:value="4410" calcext:value-type="float">
            <text:p>4410</text:p>
          </table:table-cell>
          <table:table-cell office:value-type="float" office:value="4143" calcext:value-type="float">
            <text:p>4143</text:p>
          </table:table-cell>
          <table:table-cell office:value-type="float" office:value="2674" calcext:value-type="float">
            <text:p>2674</text:p>
          </table:table-cell>
          <table:table-cell office:value-type="float" office:value="10832" calcext:value-type="float">
            <text:p>10832</text:p>
          </table:table-cell>
          <table:table-cell office:value-type="float" office:value="3371" calcext:value-type="float">
            <text:p>3371</text:p>
          </table:table-cell>
          <table:table-cell office:value-type="float" office:value="1505" calcext:value-type="float">
            <text:p>1505</text:p>
          </table:table-cell>
          <table:table-cell/>
          <table:table-cell office:value-type="float" office:value="18945" calcext:value-type="float">
            <text:p>18945</text:p>
          </table:table-cell>
          <table:table-cell office:value-type="float" office:value="2182" calcext:value-type="float">
            <text:p>2182</text:p>
          </table:table-cell>
          <table:table-cell/>
          <table:table-cell office:value-type="float" office:value="2187.91" calcext:value-type="float">
            <text:p>2187.91</text:p>
          </table:table-cell>
          <table:table-cell/>
          <table:table-cell office:value-type="float" office:value="13900" calcext:value-type="float">
            <text:p>13900</text:p>
          </table:table-cell>
          <table:table-cell/>
          <table:table-cell office:value-type="string" calcext:value-type="string">
            <text:p>acl2_100k</text:p>
          </table:table-cell>
          <table:table-cell office:value-type="float" office:value="4756746" calcext:value-type="float">
            <text:p>4756746</text:p>
          </table:table-cell>
          <table:table-cell office:value-type="float" office:value="2182451" calcext:value-type="float">
            <text:p>2182451</text:p>
          </table:table-cell>
          <table:table-cell office:value-type="float" office:value="2173151" calcext:value-type="float">
            <text:p>2173151</text:p>
          </table:table-cell>
          <table:table-cell/>
          <table:table-cell office:value-type="float" office:value="6061" calcext:value-type="float">
            <text:p>6061</text:p>
          </table:table-cell>
          <table:table-cell/>
          <table:table-cell office:value-type="string" calcext:value-type="string">
            <text:p>acl2_100k</text:p>
          </table:table-cell>
          <table:table-cell office:value-type="float" office:value="12.32" calcext:value-type="float">
            <text:p>12.32</text:p>
          </table:table-cell>
          <table:table-cell office:value-type="float" office:value="23.1" calcext:value-type="float">
            <text:p>23.1</text:p>
          </table:table-cell>
          <table:table-cell office:value-type="float" office:value="12.97" calcext:value-type="float">
            <text:p>12.97</text:p>
          </table:table-cell>
          <table:table-cell office:value-type="float" office:value="24.7" calcext:value-type="float">
            <text:p>24.7</text:p>
          </table:table-cell>
          <table:table-cell office:value-type="float" office:value="91.06" calcext:value-type="float">
            <text:p>91.06</text:p>
          </table:table-cell>
          <table:table-cell office:value-type="float" office:value="165.74" calcext:value-type="float">
            <text:p>165.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cl3_100k</text:p>
          </table:table-cell>
          <table:table-cell office:value-type="float" office:value="4054" calcext:value-type="float">
            <text:p>4054</text:p>
          </table:table-cell>
          <table:table-cell office:value-type="float" office:value="4567" calcext:value-type="float">
            <text:p>4567</text:p>
          </table:table-cell>
          <table:table-cell office:value-type="float" office:value="5186" calcext:value-type="float">
            <text:p>5186</text:p>
          </table:table-cell>
          <table:table-cell office:value-type="float" office:value="4725" calcext:value-type="float">
            <text:p>4725</text:p>
          </table:table-cell>
          <table:table-cell office:value-type="float" office:value="2904" calcext:value-type="float">
            <text:p>2904</text:p>
          </table:table-cell>
          <table:table-cell office:value-type="float" office:value="12605" calcext:value-type="float">
            <text:p>12605</text:p>
          </table:table-cell>
          <table:table-cell office:value-type="float" office:value="5206" calcext:value-type="float">
            <text:p>5206</text:p>
          </table:table-cell>
          <table:table-cell office:value-type="float" office:value="1445" calcext:value-type="float">
            <text:p>1445</text:p>
          </table:table-cell>
          <table:table-cell/>
          <table:table-cell office:value-type="float" office:value="2587" calcext:value-type="float">
            <text:p>2587</text:p>
          </table:table-cell>
          <table:table-cell office:value-type="float" office:value="2440" calcext:value-type="float">
            <text:p>2440</text:p>
          </table:table-cell>
          <table:table-cell/>
          <table:table-cell office:value-type="float" office:value="645.14" calcext:value-type="float">
            <text:p>645.14</text:p>
          </table:table-cell>
          <table:table-cell/>
          <table:table-cell office:value-type="float" office:value="1480" calcext:value-type="float">
            <text:p>1480</text:p>
          </table:table-cell>
          <table:table-cell/>
          <table:table-cell office:value-type="string" calcext:value-type="string">
            <text:p>acl3_100k</text:p>
          </table:table-cell>
          <table:table-cell office:value-type="float" office:value="5592716" calcext:value-type="float">
            <text:p>5592716</text:p>
          </table:table-cell>
          <table:table-cell office:value-type="float" office:value="2440173" calcext:value-type="float">
            <text:p>2440173</text:p>
          </table:table-cell>
          <table:table-cell office:value-type="float" office:value="2444361" calcext:value-type="float">
            <text:p>2444361</text:p>
          </table:table-cell>
          <table:table-cell/>
          <table:table-cell office:value-type="float" office:value="8115" calcext:value-type="float">
            <text:p>8115</text:p>
          </table:table-cell>
          <table:table-cell/>
          <table:table-cell office:value-type="string" calcext:value-type="string">
            <text:p>acl3_100k</text:p>
          </table:table-cell>
          <table:table-cell office:value-type="float" office:value="15.87" calcext:value-type="float">
            <text:p>15.87</text:p>
          </table:table-cell>
          <table:table-cell office:value-type="float" office:value="24.76" calcext:value-type="float">
            <text:p>24.76</text:p>
          </table:table-cell>
          <table:table-cell office:value-type="float" office:value="17.06" calcext:value-type="float">
            <text:p>17.06</text:p>
          </table:table-cell>
          <table:table-cell office:value-type="float" office:value="25.99" calcext:value-type="float">
            <text:p>25.99</text:p>
          </table:table-cell>
          <table:table-cell office:value-type="float" office:value="12.04" calcext:value-type="float">
            <text:p>12.04</text:p>
          </table:table-cell>
          <table:table-cell office:value-type="float" office:value="24.47" calcext:value-type="float">
            <text:p>24.4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cl4_100k</text:p>
          </table:table-cell>
          <table:table-cell office:value-type="float" office:value="4102" calcext:value-type="float">
            <text:p>4102</text:p>
          </table:table-cell>
          <table:table-cell office:value-type="float" office:value="4580" calcext:value-type="float">
            <text:p>4580</text:p>
          </table:table-cell>
          <table:table-cell office:value-type="float" office:value="5193" calcext:value-type="float">
            <text:p>5193</text:p>
          </table:table-cell>
          <table:table-cell office:value-type="float" office:value="5972" calcext:value-type="float">
            <text:p>5972</text:p>
          </table:table-cell>
          <table:table-cell office:value-type="float" office:value="2891" calcext:value-type="float">
            <text:p>2891</text:p>
          </table:table-cell>
          <table:table-cell office:value-type="float" office:value="15845" calcext:value-type="float">
            <text:p>15845</text:p>
          </table:table-cell>
          <table:table-cell office:value-type="float" office:value="5221" calcext:value-type="float">
            <text:p>5221</text:p>
          </table:table-cell>
          <table:table-cell office:value-type="float" office:value="1429" calcext:value-type="float">
            <text:p>1429</text:p>
          </table:table-cell>
          <table:table-cell/>
          <table:table-cell office:value-type="float" office:value="3666" calcext:value-type="float">
            <text:p>3666</text:p>
          </table:table-cell>
          <table:table-cell office:value-type="float" office:value="2443" calcext:value-type="float">
            <text:p>2443</text:p>
          </table:table-cell>
          <table:table-cell/>
          <table:table-cell office:value-type="float" office:value="649.32" calcext:value-type="float">
            <text:p>649.32</text:p>
          </table:table-cell>
          <table:table-cell/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acl4_100k</text:p>
          </table:table-cell>
          <table:table-cell office:value-type="float" office:value="5599753" calcext:value-type="float">
            <text:p>5599753</text:p>
          </table:table-cell>
          <table:table-cell office:value-type="float" office:value="2443990" calcext:value-type="float">
            <text:p>2443990</text:p>
          </table:table-cell>
          <table:table-cell office:value-type="float" office:value="2456166" calcext:value-type="float">
            <text:p>2456166</text:p>
          </table:table-cell>
          <table:table-cell/>
          <table:table-cell office:value-type="float" office:value="8349" calcext:value-type="float">
            <text:p>8349</text:p>
          </table:table-cell>
          <table:table-cell/>
          <table:table-cell office:value-type="string" calcext:value-type="string">
            <text:p>acl4_100k</text:p>
          </table:table-cell>
          <table:table-cell office:value-type="float" office:value="15.89" calcext:value-type="float">
            <text:p>15.89</text:p>
          </table:table-cell>
          <table:table-cell office:value-type="float" office:value="24.29" calcext:value-type="float">
            <text:p>24.29</text:p>
          </table:table-cell>
          <table:table-cell office:value-type="float" office:value="16.66" calcext:value-type="float">
            <text:p>16.66</text:p>
          </table:table-cell>
          <table:table-cell office:value-type="float" office:value="25.35" calcext:value-type="float">
            <text:p>25.35</text:p>
          </table:table-cell>
          <table:table-cell office:value-type="float" office:value="12.43" calcext:value-type="float">
            <text:p>12.43</text:p>
          </table:table-cell>
          <table:table-cell office:value-type="float" office:value="24.3" calcext:value-type="float">
            <text:p>24.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cl5_100k</text:p>
          </table:table-cell>
          <table:table-cell office:value-type="float" office:value="4418" calcext:value-type="float">
            <text:p>4418</text:p>
          </table:table-cell>
          <table:table-cell office:value-type="float" office:value="4558" calcext:value-type="float">
            <text:p>4558</text:p>
          </table:table-cell>
          <table:table-cell office:value-type="float" office:value="5175" calcext:value-type="float">
            <text:p>5175</text:p>
          </table:table-cell>
          <table:table-cell office:value-type="float" office:value="4653" calcext:value-type="float">
            <text:p>4653</text:p>
          </table:table-cell>
          <table:table-cell office:value-type="float" office:value="2867" calcext:value-type="float">
            <text:p>2867</text:p>
          </table:table-cell>
          <table:table-cell office:value-type="float" office:value="7897" calcext:value-type="float">
            <text:p>7897</text:p>
          </table:table-cell>
          <table:table-cell office:value-type="float" office:value="3736" calcext:value-type="float">
            <text:p>3736</text:p>
          </table:table-cell>
          <table:table-cell office:value-type="float" office:value="1428" calcext:value-type="float">
            <text:p>1428</text:p>
          </table:table-cell>
          <table:table-cell/>
          <table:table-cell office:value-type="float" office:value="2476" calcext:value-type="float">
            <text:p>2476</text:p>
          </table:table-cell>
          <table:table-cell office:value-type="float" office:value="2439" calcext:value-type="float">
            <text:p>2439</text:p>
          </table:table-cell>
          <table:table-cell/>
          <table:table-cell office:value-type="float" office:value="694.55" calcext:value-type="float">
            <text:p>694.55</text:p>
          </table:table-cell>
          <table:table-cell/>
          <table:table-cell office:value-type="float" office:value="1058" calcext:value-type="float">
            <text:p>1058</text:p>
          </table:table-cell>
          <table:table-cell/>
          <table:table-cell office:value-type="string" calcext:value-type="string">
            <text:p>acl5_100k</text:p>
          </table:table-cell>
          <table:table-cell office:value-type="float" office:value="5656013" calcext:value-type="float">
            <text:p>5656013</text:p>
          </table:table-cell>
          <table:table-cell office:value-type="float" office:value="2439091" calcext:value-type="float">
            <text:p>2439091</text:p>
          </table:table-cell>
          <table:table-cell office:value-type="float" office:value="2425679" calcext:value-type="float">
            <text:p>2425679</text:p>
          </table:table-cell>
          <table:table-cell/>
          <table:table-cell office:value-type="float" office:value="6707" calcext:value-type="float">
            <text:p>6707</text:p>
          </table:table-cell>
          <table:table-cell/>
          <table:table-cell office:value-type="string" calcext:value-type="string">
            <text:p>acl5_100k</text:p>
          </table:table-cell>
          <table:table-cell office:value-type="float" office:value="14.86" calcext:value-type="float">
            <text:p>14.86</text:p>
          </table:table-cell>
          <table:table-cell office:value-type="float" office:value="17.99" calcext:value-type="float">
            <text:p>17.99</text:p>
          </table:table-cell>
          <table:table-cell office:value-type="float" office:value="16.24" calcext:value-type="float">
            <text:p>16.24</text:p>
          </table:table-cell>
          <table:table-cell office:value-type="float" office:value="19.92" calcext:value-type="float">
            <text:p>19.92</text:p>
          </table:table-cell>
          <table:table-cell office:value-type="float" office:value="13.79" calcext:value-type="float">
            <text:p>13.79</text:p>
          </table:table-cell>
          <table:table-cell office:value-type="float" office:value="17.39" calcext:value-type="float">
            <text:p>17.3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w1_100k</text:p>
          </table:table-cell>
          <table:table-cell office:value-type="float" office:value="4196" calcext:value-type="float">
            <text:p>4196</text:p>
          </table:table-cell>
          <table:table-cell office:value-type="float" office:value="4405" calcext:value-type="float">
            <text:p>4405</text:p>
          </table:table-cell>
          <table:table-cell office:value-type="float" office:value="5007" calcext:value-type="float">
            <text:p>5007</text:p>
          </table:table-cell>
          <table:table-cell office:value-type="float" office:value="4489" calcext:value-type="float">
            <text:p>4489</text:p>
          </table:table-cell>
          <table:table-cell office:value-type="float" office:value="2805" calcext:value-type="float">
            <text:p>2805</text:p>
          </table:table-cell>
          <table:table-cell office:value-type="float" office:value="7693" calcext:value-type="float">
            <text:p>7693</text:p>
          </table:table-cell>
          <table:table-cell office:value-type="float" office:value="4226" calcext:value-type="float">
            <text:p>4226</text:p>
          </table:table-cell>
          <table:table-cell office:value-type="float" office:value="1480" calcext:value-type="float">
            <text:p>1480</text:p>
          </table:table-cell>
          <table:table-cell/>
          <table:table-cell office:value-type="float" office:value="10508" calcext:value-type="float">
            <text:p>10508</text:p>
          </table:table-cell>
          <table:table-cell office:value-type="float" office:value="2335" calcext:value-type="float">
            <text:p>2335</text:p>
          </table:table-cell>
          <table:table-cell/>
          <table:table-cell office:value-type="float" office:value="682.31" calcext:value-type="float">
            <text:p>682.31</text:p>
          </table:table-cell>
          <table:table-cell/>
          <table:table-cell office:value-type="float" office:value="1663" calcext:value-type="float">
            <text:p>1663</text:p>
          </table:table-cell>
          <table:table-cell/>
          <table:table-cell office:value-type="string" calcext:value-type="string">
            <text:p>fw1_100k</text:p>
          </table:table-cell>
          <table:table-cell office:value-type="float" office:value="5399003" calcext:value-type="float">
            <text:p>5399003</text:p>
          </table:table-cell>
          <table:table-cell office:value-type="float" office:value="2335768" calcext:value-type="float">
            <text:p>2335768</text:p>
          </table:table-cell>
          <table:table-cell office:value-type="float" office:value="2326628" calcext:value-type="float">
            <text:p>2326628</text:p>
          </table:table-cell>
          <table:table-cell/>
          <table:table-cell office:value-type="float" office:value="6505" calcext:value-type="float">
            <text:p>6505</text:p>
          </table:table-cell>
          <table:table-cell/>
          <table:table-cell office:value-type="string" calcext:value-type="string">
            <text:p>fw1_100k</text:p>
          </table:table-cell>
          <table:table-cell office:value-type="float" office:value="15.5" calcext:value-type="float">
            <text:p>15.5</text:p>
          </table:table-cell>
          <table:table-cell office:value-type="float" office:value="38.45" calcext:value-type="float">
            <text:p>38.45</text:p>
          </table:table-cell>
          <table:table-cell office:value-type="float" office:value="15.87" calcext:value-type="float">
            <text:p>15.87</text:p>
          </table:table-cell>
          <table:table-cell office:value-type="float" office:value="54.34" calcext:value-type="float">
            <text:p>54.34</text:p>
          </table:table-cell>
          <table:table-cell office:value-type="float" office:value="12.84" calcext:value-type="float">
            <text:p>12.84</text:p>
          </table:table-cell>
          <table:table-cell office:value-type="float" office:value="56.3" calcext:value-type="float">
            <text:p>56.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w2_100k</text:p>
          </table:table-cell>
          <table:table-cell office:value-type="float" office:value="3508" calcext:value-type="float">
            <text:p>3508</text:p>
          </table:table-cell>
          <table:table-cell office:value-type="float" office:value="4504" calcext:value-type="float">
            <text:p>4504</text:p>
          </table:table-cell>
          <table:table-cell office:value-type="float" office:value="5114" calcext:value-type="float">
            <text:p>5114</text:p>
          </table:table-cell>
          <table:table-cell office:value-type="float" office:value="4614" calcext:value-type="float">
            <text:p>4614</text:p>
          </table:table-cell>
          <table:table-cell office:value-type="float" office:value="2844" calcext:value-type="float">
            <text:p>2844</text:p>
          </table:table-cell>
          <table:table-cell office:value-type="float" office:value="5857" calcext:value-type="float">
            <text:p>5857</text:p>
          </table:table-cell>
          <table:table-cell office:value-type="float" office:value="4557" calcext:value-type="float">
            <text:p>4557</text:p>
          </table:table-cell>
          <table:table-cell office:value-type="float" office:value="1349" calcext:value-type="float">
            <text:p>1349</text:p>
          </table:table-cell>
          <table:table-cell/>
          <table:table-cell office:value-type="float" office:value="2228" calcext:value-type="float">
            <text:p>2228</text:p>
          </table:table-cell>
          <table:table-cell office:value-type="float" office:value="2406" calcext:value-type="float">
            <text:p>2406</text:p>
          </table:table-cell>
          <table:table-cell/>
          <table:table-cell office:value-type="float" office:value="636.04" calcext:value-type="float">
            <text:p>636.04</text:p>
          </table:table-cell>
          <table:table-cell/>
          <table:table-cell office:value-type="float" office:value="1486" calcext:value-type="float">
            <text:p>1486</text:p>
          </table:table-cell>
          <table:table-cell/>
          <table:table-cell office:value-type="string" calcext:value-type="string">
            <text:p>fw2_100k</text:p>
          </table:table-cell>
          <table:table-cell office:value-type="float" office:value="5522407" calcext:value-type="float">
            <text:p>5522407</text:p>
          </table:table-cell>
          <table:table-cell office:value-type="float" office:value="2406181" calcext:value-type="float">
            <text:p>2406181</text:p>
          </table:table-cell>
          <table:table-cell office:value-type="float" office:value="2422489" calcext:value-type="float">
            <text:p>2422489</text:p>
          </table:table-cell>
          <table:table-cell/>
          <table:table-cell office:value-type="float" office:value="6371" calcext:value-type="float">
            <text:p>6371</text:p>
          </table:table-cell>
          <table:table-cell/>
          <table:table-cell office:value-type="string" calcext:value-type="string">
            <text:p>fw2_100k</text:p>
          </table:table-cell>
          <table:table-cell office:value-type="float" office:value="15.79" calcext:value-type="float">
            <text:p>15.79</text:p>
          </table:table-cell>
          <table:table-cell office:value-type="float" office:value="24.91" calcext:value-type="float">
            <text:p>24.91</text:p>
          </table:table-cell>
          <table:table-cell office:value-type="float" office:value="14.69" calcext:value-type="float">
            <text:p>14.69</text:p>
          </table:table-cell>
          <table:table-cell office:value-type="float" office:value="25.41" calcext:value-type="float">
            <text:p>25.41</text:p>
          </table:table-cell>
          <table:table-cell office:value-type="float" office:value="18.52" calcext:value-type="float">
            <text:p>18.52</text:p>
          </table:table-cell>
          <table:table-cell office:value-type="float" office:value="32.6" calcext:value-type="float">
            <text:p>32.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w3_100k</text:p>
          </table:table-cell>
          <table:table-cell office:value-type="float" office:value="3729" calcext:value-type="float">
            <text:p>3729</text:p>
          </table:table-cell>
          <table:table-cell office:value-type="float" office:value="4261" calcext:value-type="float">
            <text:p>4261</text:p>
          </table:table-cell>
          <table:table-cell office:value-type="float" office:value="4844" calcext:value-type="float">
            <text:p>4844</text:p>
          </table:table-cell>
          <table:table-cell office:value-type="float" office:value="4308" calcext:value-type="float">
            <text:p>4308</text:p>
          </table:table-cell>
          <table:table-cell office:value-type="float" office:value="2695" calcext:value-type="float">
            <text:p>2695</text:p>
          </table:table-cell>
          <table:table-cell office:value-type="float" office:value="4637" calcext:value-type="float">
            <text:p>4637</text:p>
          </table:table-cell>
          <table:table-cell office:value-type="float" office:value="4051" calcext:value-type="float">
            <text:p>4051</text:p>
          </table:table-cell>
          <table:table-cell office:value-type="float" office:value="1199" calcext:value-type="float">
            <text:p>1199</text:p>
          </table:table-cell>
          <table:table-cell/>
          <table:table-cell office:value-type="float" office:value="12364" calcext:value-type="float">
            <text:p>12364</text:p>
          </table:table-cell>
          <table:table-cell office:value-type="float" office:value="2241" calcext:value-type="float">
            <text:p>2241</text:p>
          </table:table-cell>
          <table:table-cell/>
          <table:table-cell office:value-type="float" office:value="838.64" calcext:value-type="float">
            <text:p>838.64</text:p>
          </table:table-cell>
          <table:table-cell/>
          <table:table-cell office:value-type="float" office:value="2380" calcext:value-type="float">
            <text:p>2380</text:p>
          </table:table-cell>
          <table:table-cell/>
          <table:table-cell office:value-type="string" calcext:value-type="string">
            <text:p>fw3_100k</text:p>
          </table:table-cell>
          <table:table-cell office:value-type="float" office:value="5201805" calcext:value-type="float">
            <text:p>5201805</text:p>
          </table:table-cell>
          <table:table-cell office:value-type="float" office:value="2241968" calcext:value-type="float">
            <text:p>2241968</text:p>
          </table:table-cell>
          <table:table-cell office:value-type="float" office:value="2259912" calcext:value-type="float">
            <text:p>2259912</text:p>
          </table:table-cell>
          <table:table-cell/>
          <table:table-cell office:value-type="float" office:value="6098" calcext:value-type="float">
            <text:p>6098</text:p>
          </table:table-cell>
          <table:table-cell/>
          <table:table-cell office:value-type="string" calcext:value-type="string">
            <text:p>fw3_100k</text:p>
          </table:table-cell>
          <table:table-cell office:value-type="float" office:value="14.84" calcext:value-type="float">
            <text:p>14.84</text:p>
          </table:table-cell>
          <table:table-cell office:value-type="float" office:value="31.68" calcext:value-type="float">
            <text:p>31.68</text:p>
          </table:table-cell>
          <table:table-cell office:value-type="float" office:value="14.84" calcext:value-type="float">
            <text:p>14.84</text:p>
          </table:table-cell>
          <table:table-cell office:value-type="float" office:value="43.38" calcext:value-type="float">
            <text:p>43.38</text:p>
          </table:table-cell>
          <table:table-cell office:value-type="float" office:value="12.07" calcext:value-type="float">
            <text:p>12.07</text:p>
          </table:table-cell>
          <table:table-cell office:value-type="float" office:value="32.24" calcext:value-type="float">
            <text:p>32.2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w4_100k</text:p>
          </table:table-cell>
          <table:table-cell office:value-type="float" office:value="3200" calcext:value-type="float">
            <text:p>3200</text:p>
          </table:table-cell>
          <table:table-cell office:value-type="float" office:value="4244" calcext:value-type="float">
            <text:p>4244</text:p>
          </table:table-cell>
          <table:table-cell office:value-type="float" office:value="4814" calcext:value-type="float">
            <text:p>4814</text:p>
          </table:table-cell>
          <table:table-cell office:value-type="float" office:value="4281" calcext:value-type="float">
            <text:p>4281</text:p>
          </table:table-cell>
          <table:table-cell office:value-type="float" office:value="2824" calcext:value-type="float">
            <text:p>2824</text:p>
          </table:table-cell>
          <table:table-cell office:value-type="float" office:value="7028" calcext:value-type="float">
            <text:p>7028</text:p>
          </table:table-cell>
          <table:table-cell office:value-type="float" office:value="4316" calcext:value-type="float">
            <text:p>4316</text:p>
          </table:table-cell>
          <table:table-cell office:value-type="float" office:value="1059" calcext:value-type="float">
            <text:p>1059</text:p>
          </table:table-cell>
          <table:table-cell/>
          <table:table-cell office:value-type="float" office:value="97876" calcext:value-type="float">
            <text:p>97876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666.29" calcext:value-type="float">
            <text:p>666.29</text:p>
          </table:table-cell>
          <table:table-cell/>
          <table:table-cell office:value-type="float" office:value="8693" calcext:value-type="float">
            <text:p>8693</text:p>
          </table:table-cell>
          <table:table-cell/>
          <table:table-cell office:value-type="string" calcext:value-type="string">
            <text:p>fw4_100k</text:p>
          </table:table-cell>
          <table:table-cell office:value-type="float" office:value="5206347" calcext:value-type="float">
            <text:p>5206347</text:p>
          </table:table-cell>
          <table:table-cell office:value-type="float" office:value="2240235" calcext:value-type="float">
            <text:p>2240235</text:p>
          </table:table-cell>
          <table:table-cell office:value-type="float" office:value="2265431" calcext:value-type="float">
            <text:p>2265431</text:p>
          </table:table-cell>
          <table:table-cell/>
          <table:table-cell office:value-type="float" office:value="6815" calcext:value-type="float">
            <text:p>6815</text:p>
          </table:table-cell>
          <table:table-cell/>
          <table:table-cell office:value-type="string" calcext:value-type="string">
            <text:p>fw4_100k</text:p>
          </table:table-cell>
          <table:table-cell office:value-type="float" office:value="14.86" calcext:value-type="float">
            <text:p>14.86</text:p>
          </table:table-cell>
          <table:table-cell office:value-type="float" office:value="64.79" calcext:value-type="float">
            <text:p>64.79</text:p>
          </table:table-cell>
          <table:table-cell office:value-type="float" office:value="13.14" calcext:value-type="float">
            <text:p>13.14</text:p>
          </table:table-cell>
          <table:table-cell office:value-type="float" office:value="83.28" calcext:value-type="float">
            <text:p>83.28</text:p>
          </table:table-cell>
          <table:table-cell office:value-type="float" office:value="17.99" calcext:value-type="float">
            <text:p>17.99</text:p>
          </table:table-cell>
          <table:table-cell office:value-type="float" office:value="505.9" calcext:value-type="float">
            <text:p>505.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w5_100k</text:p>
          </table:table-cell>
          <table:table-cell office:value-type="float" office:value="4165" calcext:value-type="float">
            <text:p>4165</text:p>
          </table:table-cell>
          <table:table-cell office:value-type="float" office:value="4275" calcext:value-type="float">
            <text:p>4275</text:p>
          </table:table-cell>
          <table:table-cell office:value-type="float" office:value="4838" calcext:value-type="float">
            <text:p>4838</text:p>
          </table:table-cell>
          <table:table-cell office:value-type="float" office:value="4376" calcext:value-type="float">
            <text:p>4376</text:p>
          </table:table-cell>
          <table:table-cell office:value-type="float" office:value="2678" calcext:value-type="float">
            <text:p>2678</text:p>
          </table:table-cell>
          <table:table-cell office:value-type="float" office:value="7387" calcext:value-type="float">
            <text:p>7387</text:p>
          </table:table-cell>
          <table:table-cell office:value-type="float" office:value="4249" calcext:value-type="float">
            <text:p>4249</text:p>
          </table:table-cell>
          <table:table-cell office:value-type="float" office:value="1480" calcext:value-type="float">
            <text:p>1480</text:p>
          </table:table-cell>
          <table:table-cell/>
          <table:table-cell office:value-type="float" office:value="38653" calcext:value-type="float">
            <text:p>38653</text:p>
          </table:table-cell>
          <table:table-cell office:value-type="float" office:value="2267" calcext:value-type="float">
            <text:p>2267</text:p>
          </table:table-cell>
          <table:table-cell/>
          <table:table-cell office:value-type="float" office:value="698.04" calcext:value-type="float">
            <text:p>698.04</text:p>
          </table:table-cell>
          <table:table-cell/>
          <table:table-cell office:value-type="float" office:value="1825" calcext:value-type="float">
            <text:p>1825</text:p>
          </table:table-cell>
          <table:table-cell/>
          <table:table-cell office:value-type="string" calcext:value-type="string">
            <text:p>fw5_100k</text:p>
          </table:table-cell>
          <table:table-cell office:value-type="float" office:value="5221944" calcext:value-type="float">
            <text:p>5221944</text:p>
          </table:table-cell>
          <table:table-cell office:value-type="float" office:value="2267088" calcext:value-type="float">
            <text:p>2267088</text:p>
          </table:table-cell>
          <table:table-cell office:value-type="float" office:value="2273344" calcext:value-type="float">
            <text:p>2273344</text:p>
          </table:table-cell>
          <table:table-cell/>
          <table:table-cell office:value-type="float" office:value="6420" calcext:value-type="float">
            <text:p>6420</text:p>
          </table:table-cell>
          <table:table-cell/>
          <table:table-cell office:value-type="string" calcext:value-type="string">
            <text:p>fw5_100k</text:p>
          </table:table-cell>
          <table:table-cell office:value-type="float" office:value="15.31" calcext:value-type="float">
            <text:p>15.31</text:p>
          </table:table-cell>
          <table:table-cell office:value-type="float" office:value="27.16" calcext:value-type="float">
            <text:p>27.16</text:p>
          </table:table-cell>
          <table:table-cell office:value-type="float" office:value="15.36" calcext:value-type="float">
            <text:p>15.36</text:p>
          </table:table-cell>
          <table:table-cell office:value-type="float" office:value="35.46" calcext:value-type="float">
            <text:p>35.46</text:p>
          </table:table-cell>
          <table:table-cell office:value-type="float" office:value="12.93" calcext:value-type="float">
            <text:p>12.93</text:p>
          </table:table-cell>
          <table:table-cell office:value-type="float" office:value="50.74" calcext:value-type="float">
            <text:p>50.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ipc1_100k</text:p>
          </table:table-cell>
          <table:table-cell office:value-type="float" office:value="4173" calcext:value-type="float">
            <text:p>4173</text:p>
          </table:table-cell>
          <table:table-cell office:value-type="float" office:value="4562" calcext:value-type="float">
            <text:p>4562</text:p>
          </table:table-cell>
          <table:table-cell office:value-type="float" office:value="5182" calcext:value-type="float">
            <text:p>5182</text:p>
          </table:table-cell>
          <table:table-cell office:value-type="float" office:value="4754" calcext:value-type="float">
            <text:p>4754</text:p>
          </table:table-cell>
          <table:table-cell office:value-type="float" office:value="2886" calcext:value-type="float">
            <text:p>2886</text:p>
          </table:table-cell>
          <table:table-cell office:value-type="float" office:value="15270" calcext:value-type="float">
            <text:p>15270</text:p>
          </table:table-cell>
          <table:table-cell office:value-type="float" office:value="5205" calcext:value-type="float">
            <text:p>5205</text:p>
          </table:table-cell>
          <table:table-cell office:value-type="float" office:value="1433" calcext:value-type="float">
            <text:p>1433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2456" calcext:value-type="float">
            <text:p>2456</text:p>
          </table:table-cell>
          <table:table-cell/>
          <table:table-cell office:value-type="float" office:value="620.98" calcext:value-type="float">
            <text:p>620.98</text:p>
          </table:table-cell>
          <table:table-cell/>
          <table:table-cell office:value-type="float" office:value="1792" calcext:value-type="float">
            <text:p>1792</text:p>
          </table:table-cell>
          <table:table-cell/>
          <table:table-cell office:value-type="string" calcext:value-type="string">
            <text:p>ipc1_100k</text:p>
          </table:table-cell>
          <table:table-cell office:value-type="float" office:value="5588642" calcext:value-type="float">
            <text:p>5588642</text:p>
          </table:table-cell>
          <table:table-cell office:value-type="float" office:value="2456790" calcext:value-type="float">
            <text:p>2456790</text:p>
          </table:table-cell>
          <table:table-cell office:value-type="float" office:value="2406114" calcext:value-type="float">
            <text:p>2406114</text:p>
          </table:table-cell>
          <table:table-cell/>
          <table:table-cell office:value-type="float" office:value="7142" calcext:value-type="float">
            <text:p>7142</text:p>
          </table:table-cell>
          <table:table-cell/>
          <table:table-cell office:value-type="string" calcext:value-type="string">
            <text:p>ipc1_100k</text:p>
          </table:table-cell>
          <table:table-cell office:value-type="float" office:value="15.83" calcext:value-type="float">
            <text:p>15.83</text:p>
          </table:table-cell>
          <table:table-cell office:value-type="float" office:value="19.64" calcext:value-type="float">
            <text:p>19.64</text:p>
          </table:table-cell>
          <table:table-cell office:value-type="float" office:value="16.79" calcext:value-type="float">
            <text:p>16.79</text:p>
          </table:table-cell>
          <table:table-cell office:value-type="float" office:value="20.96" calcext:value-type="float">
            <text:p>20.96</text:p>
          </table:table-cell>
          <table:table-cell office:value-type="float" office:value="25.23" calcext:value-type="float">
            <text:p>25.23</text:p>
          </table:table-cell>
          <table:table-cell office:value-type="float" office:value="29.56" calcext:value-type="float">
            <text:p>29.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ipc2_100k</text:p>
          </table:table-cell>
          <table:table-cell office:value-type="float" office:value="3773" calcext:value-type="float">
            <text:p>3773</text:p>
          </table:table-cell>
          <table:table-cell office:value-type="float" office:value="4572" calcext:value-type="float">
            <text:p>4572</text:p>
          </table:table-cell>
          <table:table-cell office:value-type="float" office:value="5144" calcext:value-type="float">
            <text:p>5144</text:p>
          </table:table-cell>
          <table:table-cell office:value-type="float" office:value="4675" calcext:value-type="float">
            <text:p>4675</text:p>
          </table:table-cell>
          <table:table-cell office:value-type="float" office:value="2916" calcext:value-type="float">
            <text:p>2916</text:p>
          </table:table-cell>
          <table:table-cell office:value-type="float" office:value="4933" calcext:value-type="float">
            <text:p>4933</text:p>
          </table:table-cell>
          <table:table-cell office:value-type="float" office:value="5059" calcext:value-type="float">
            <text:p>5059</text:p>
          </table:table-cell>
          <table:table-cell office:value-type="float" office:value="1407" calcext:value-type="float">
            <text:p>1407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2414" calcext:value-type="float">
            <text:p>2414</text:p>
          </table:table-cell>
          <table:table-cell/>
          <table:table-cell office:value-type="float" office:value="636.02" calcext:value-type="float">
            <text:p>636.02</text:p>
          </table:table-cell>
          <table:table-cell/>
          <table:table-cell office:value-type="float" office:value="1343" calcext:value-type="float">
            <text:p>1343</text:p>
          </table:table-cell>
          <table:table-cell/>
          <table:table-cell office:value-type="string" calcext:value-type="string">
            <text:p>ipc2_100k</text:p>
          </table:table-cell>
          <table:table-cell office:value-type="float" office:value="5546482" calcext:value-type="float">
            <text:p>5546482</text:p>
          </table:table-cell>
          <table:table-cell office:value-type="float" office:value="2414712" calcext:value-type="float">
            <text:p>2414712</text:p>
          </table:table-cell>
          <table:table-cell office:value-type="float" office:value="2449584" calcext:value-type="float">
            <text:p>2449584</text:p>
          </table:table-cell>
          <table:table-cell/>
          <table:table-cell office:value-type="float" office:value="6414" calcext:value-type="float">
            <text:p>6414</text:p>
          </table:table-cell>
          <table:table-cell/>
          <table:table-cell office:value-type="string" calcext:value-type="string">
            <text:p>ipc2_100k</text:p>
          </table:table-cell>
          <table:table-cell table:number-columns-repeated="2" office:value-type="float" office:value="15.99" calcext:value-type="float">
            <text:p>15.99</text:p>
          </table:table-cell>
          <table:table-cell office:value-type="float" office:value="16.55" calcext:value-type="float">
            <text:p>16.55</text:p>
          </table:table-cell>
          <table:table-cell office:value-type="float" office:value="16.76" calcext:value-type="float">
            <text:p>16.76</text:p>
          </table:table-cell>
          <table:table-cell table:number-columns-repeated="2" office:value-type="float" office:value="16.96" calcext:value-type="float">
            <text:p>16.96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(us)</text:p>
          </table:table-cell>
          <table:table-cell table:number-columns-repeated="16"/>
          <table:table-cell office:value-type="string" calcext:value-type="string">
            <text:p>Update (ms)</text:p>
          </table:table-cell>
          <table:table-cell table:number-columns-repeated="6"/>
          <table:table-cell office:value-type="string" calcext:value-type="string">
            <text:p>MUP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cl1_100k</text:p>
          </table:table-cell>
          <table:table-cell office:value-type="float" office:value="0.4371" calcext:value-type="float">
            <text:p>0.4371</text:p>
          </table:table-cell>
          <table:table-cell office:value-type="float" office:value="0.3728" calcext:value-type="float">
            <text:p>0.3728</text:p>
          </table:table-cell>
          <table:table-cell office:value-type="float" office:value="1.0782" calcext:value-type="float">
            <text:p>1.0782</text:p>
          </table:table-cell>
          <table:table-cell office:value-type="float" office:value="0.7389" calcext:value-type="float">
            <text:p>0.7389</text:p>
          </table:table-cell>
          <table:table-cell office:value-type="float" office:value="0.184" calcext:value-type="float">
            <text:p>0.184</text:p>
          </table:table-cell>
          <table:table-cell office:value-type="float" office:value="0.2209" calcext:value-type="float">
            <text:p>0.2209</text:p>
          </table:table-cell>
          <table:table-cell office:value-type="float" office:value="0.06713" calcext:value-type="float">
            <text:p>0.06713</text:p>
          </table:table-cell>
          <table:table-cell office:value-type="float" office:value="2.50629" calcext:value-type="float">
            <text:p>2.50629</text:p>
          </table:table-cell>
          <table:table-cell table:number-columns-repeated="2"/>
          <table:table-cell office:value-type="float" office:value="0.3652" calcext:value-type="float">
            <text:p>0.3652</text:p>
          </table:table-cell>
          <table:table-cell office:value-type="float" office:value="0.21958" calcext:value-type="float">
            <text:p>0.21958</text:p>
          </table:table-cell>
          <table:table-cell table:number-columns-repeated="4"/>
          <table:table-cell office:value-type="string" calcext:value-type="string">
            <text:p>acl1_100k</text:p>
          </table:table-cell>
          <table:table-cell office:value-type="float" office:value="43.0696" calcext:value-type="float">
            <text:p>43.0696</text:p>
          </table:table-cell>
          <table:table-cell office:value-type="float" office:value="46.1176" calcext:value-type="float">
            <text:p>46.1176</text:p>
          </table:table-cell>
          <table:table-cell office:value-type="float" office:value="43.4922" calcext:value-type="float">
            <text:p>43.4922</text:p>
          </table:table-cell>
          <table:table-cell table:number-columns-repeated="3"/>
          <table:table-cell office:value-type="string" calcext:value-type="string">
            <text:p>acl1_100k</text:p>
          </table:table-cell>
          <table:table-cell office:value-type="float" office:value="10.1" calcext:value-type="float">
            <text:p>10.1</text:p>
          </table:table-cell>
          <table:table-cell office:value-type="float" office:value="6.53" calcext:value-type="float">
            <text:p>6.53</text:p>
          </table:table-cell>
          <table:table-cell office:value-type="float" office:value="5.78" calcext:value-type="float">
            <text:p>5.78</text:p>
          </table:table-cell>
          <table:table-cell office:value-type="float" office:value="7.95" calcext:value-type="float">
            <text:p>7.9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cl2_100k</text:p>
          </table:table-cell>
          <table:table-cell office:value-type="float" office:value="1.1623" calcext:value-type="float">
            <text:p>1.1623</text:p>
          </table:table-cell>
          <table:table-cell office:value-type="float" office:value="0.4121" calcext:value-type="float">
            <text:p>0.4121</text:p>
          </table:table-cell>
          <table:table-cell office:value-type="float" office:value="1.0288" calcext:value-type="float">
            <text:p>1.0288</text:p>
          </table:table-cell>
          <table:table-cell office:value-type="float" office:value="0.5843" calcext:value-type="float">
            <text:p>0.5843</text:p>
          </table:table-cell>
          <table:table-cell office:value-type="float" office:value="0.236" calcext:value-type="float">
            <text:p>0.236</text:p>
          </table:table-cell>
          <table:table-cell office:value-type="float" office:value="0.0749" calcext:value-type="float">
            <text:p>0.0749</text:p>
          </table:table-cell>
          <table:table-cell office:value-type="float" office:value="0.12198" calcext:value-type="float">
            <text:p>0.12198</text:p>
          </table:table-cell>
          <table:table-cell office:value-type="float" office:value="7.095" calcext:value-type="float">
            <text:p>7.095</text:p>
          </table:table-cell>
          <table:table-cell table:number-columns-repeated="2"/>
          <table:table-cell office:value-type="float" office:value="0.60391" calcext:value-type="float">
            <text:p>0.60391</text:p>
          </table:table-cell>
          <table:table-cell office:value-type="float" office:value="0.45832" calcext:value-type="float">
            <text:p>0.45832</text:p>
          </table:table-cell>
          <table:table-cell table:number-columns-repeated="4"/>
          <table:table-cell office:value-type="string" calcext:value-type="string">
            <text:p>acl2_100k</text:p>
          </table:table-cell>
          <table:table-cell office:value-type="float" office:value="55.2718" calcext:value-type="float">
            <text:p>55.2718</text:p>
          </table:table-cell>
          <table:table-cell office:value-type="float" office:value="101.3278" calcext:value-type="float">
            <text:p>101.3278</text:p>
          </table:table-cell>
          <table:table-cell office:value-type="float" office:value="97.0141" calcext:value-type="float">
            <text:p>97.0141</text:p>
          </table:table-cell>
          <table:table-cell table:number-columns-repeated="3"/>
          <table:table-cell office:value-type="string" calcext:value-type="string">
            <text:p>acl2_100k</text:p>
          </table:table-cell>
          <table:table-cell office:value-type="float" office:value="8.15" calcext:value-type="float">
            <text:p>8.15</text:p>
          </table:table-cell>
          <table:table-cell office:value-type="float" office:value="4.65" calcext:value-type="float">
            <text:p>4.65</text:p>
          </table:table-cell>
          <table:table-cell office:value-type="float" office:value="4.29" calcext:value-type="float">
            <text:p>4.29</text:p>
          </table:table-cell>
          <table:table-cell office:value-type="float" office:value="5.11" calcext:value-type="float">
            <text:p>5.1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cl3_100k</text:p>
          </table:table-cell>
          <table:table-cell office:value-type="float" office:value="0.3841" calcext:value-type="float">
            <text:p>0.3841</text:p>
          </table:table-cell>
          <table:table-cell office:value-type="float" office:value="0.3946" calcext:value-type="float">
            <text:p>0.3946</text:p>
          </table:table-cell>
          <table:table-cell office:value-type="float" office:value="1.0268" calcext:value-type="float">
            <text:p>1.0268</text:p>
          </table:table-cell>
          <table:table-cell office:value-type="float" office:value="0.7934" calcext:value-type="float">
            <text:p>0.7934</text:p>
          </table:table-cell>
          <table:table-cell office:value-type="float" office:value="0.185" calcext:value-type="float">
            <text:p>0.185</text:p>
          </table:table-cell>
          <table:table-cell office:value-type="float" office:value="0.0591" calcext:value-type="float">
            <text:p>0.0591</text:p>
          </table:table-cell>
          <table:table-cell office:value-type="float" office:value="0.06947" calcext:value-type="float">
            <text:p>0.06947</text:p>
          </table:table-cell>
          <table:table-cell office:value-type="float" office:value="1.18062" calcext:value-type="float">
            <text:p>1.18062</text:p>
          </table:table-cell>
          <table:table-cell table:number-columns-repeated="2"/>
          <table:table-cell office:value-type="float" office:value="0.37165" calcext:value-type="float">
            <text:p>0.37165</text:p>
          </table:table-cell>
          <table:table-cell office:value-type="float" office:value="0.24042" calcext:value-type="float">
            <text:p>0.24042</text:p>
          </table:table-cell>
          <table:table-cell table:number-columns-repeated="4"/>
          <table:table-cell office:value-type="string" calcext:value-type="string">
            <text:p>acl3_100k</text:p>
          </table:table-cell>
          <table:table-cell office:value-type="float" office:value="41.2698" calcext:value-type="float">
            <text:p>41.2698</text:p>
          </table:table-cell>
          <table:table-cell office:value-type="float" office:value="45.5992" calcext:value-type="float">
            <text:p>45.5992</text:p>
          </table:table-cell>
          <table:table-cell office:value-type="float" office:value="47.0158" calcext:value-type="float">
            <text:p>47.0158</text:p>
          </table:table-cell>
          <table:table-cell table:number-columns-repeated="3"/>
          <table:table-cell office:value-type="string" calcext:value-type="string">
            <text:p>acl3_100k</text:p>
          </table:table-cell>
          <table:table-cell office:value-type="float" office:value="12.64" calcext:value-type="float">
            <text:p>12.64</text:p>
          </table:table-cell>
          <table:table-cell office:value-type="float" office:value="5.51" calcext:value-type="float">
            <text:p>5.51</text:p>
          </table:table-cell>
          <table:table-cell office:value-type="float" office:value="6.67" calcext:value-type="float">
            <text:p>6.67</text:p>
          </table:table-cell>
          <table:table-cell office:value-type="float" office:value="6.64" calcext:value-type="float">
            <text:p>6.6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cl4_100k</text:p>
          </table:table-cell>
          <table:table-cell office:value-type="float" office:value="0.2892" calcext:value-type="float">
            <text:p>0.2892</text:p>
          </table:table-cell>
          <table:table-cell office:value-type="float" office:value="0.379" calcext:value-type="float">
            <text:p>0.379</text:p>
          </table:table-cell>
          <table:table-cell office:value-type="float" office:value="1.0205" calcext:value-type="float">
            <text:p>1.0205</text:p>
          </table:table-cell>
          <table:table-cell office:value-type="float" office:value="0.6622" calcext:value-type="float">
            <text:p>0.6622</text:p>
          </table:table-cell>
          <table:table-cell office:value-type="float" office:value="0.234" calcext:value-type="float">
            <text:p>0.234</text:p>
          </table:table-cell>
          <table:table-cell office:value-type="float" office:value="0.0676" calcext:value-type="float">
            <text:p>0.0676</text:p>
          </table:table-cell>
          <table:table-cell office:value-type="float" office:value="0.07092" calcext:value-type="float">
            <text:p>0.07092</text:p>
          </table:table-cell>
          <table:table-cell office:value-type="float" office:value="1.3326" calcext:value-type="float">
            <text:p>1.3326</text:p>
          </table:table-cell>
          <table:table-cell table:number-columns-repeated="2"/>
          <table:table-cell office:value-type="float" office:value="0.38646" calcext:value-type="float">
            <text:p>0.38646</text:p>
          </table:table-cell>
          <table:table-cell office:value-type="float" office:value="0.21022" calcext:value-type="float">
            <text:p>0.21022</text:p>
          </table:table-cell>
          <table:table-cell table:number-columns-repeated="4"/>
          <table:table-cell office:value-type="string" calcext:value-type="string">
            <text:p>acl4_100k</text:p>
          </table:table-cell>
          <table:table-cell office:value-type="float" office:value="46.3658" calcext:value-type="float">
            <text:p>46.3658</text:p>
          </table:table-cell>
          <table:table-cell office:value-type="float" office:value="63.6616" calcext:value-type="float">
            <text:p>63.6616</text:p>
          </table:table-cell>
          <table:table-cell office:value-type="float" office:value="82.9158" calcext:value-type="float">
            <text:p>82.9158</text:p>
          </table:table-cell>
          <table:table-cell table:number-columns-repeated="3"/>
          <table:table-cell office:value-type="string" calcext:value-type="string">
            <text:p>acl4_100k</text:p>
          </table:table-cell>
          <table:table-cell office:value-type="float" office:value="12.89" calcext:value-type="float">
            <text:p>12.89</text:p>
          </table:table-cell>
          <table:table-cell office:value-type="float" office:value="5.23" calcext:value-type="float">
            <text:p>5.23</text:p>
          </table:table-cell>
          <table:table-cell office:value-type="float" office:value="6.92" calcext:value-type="float">
            <text:p>6.92</text:p>
          </table:table-cell>
          <table:table-cell office:value-type="float" office:value="7.41" calcext:value-type="float">
            <text:p>7.4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cl5_100k</text:p>
          </table:table-cell>
          <table:table-cell office:value-type="float" office:value="0.3338" calcext:value-type="float">
            <text:p>0.3338</text:p>
          </table:table-cell>
          <table:table-cell office:value-type="float" office:value="0.3666" calcext:value-type="float">
            <text:p>0.3666</text:p>
          </table:table-cell>
          <table:table-cell office:value-type="float" office:value="1.062" calcext:value-type="float">
            <text:p>1.062</text:p>
          </table:table-cell>
          <table:table-cell office:value-type="float" office:value="0.7629" calcext:value-type="float">
            <text:p>0.7629</text:p>
          </table:table-cell>
          <table:table-cell office:value-type="float" office:value="0.199" calcext:value-type="float">
            <text:p>0.199</text:p>
          </table:table-cell>
          <table:table-cell office:value-type="float" office:value="0.06616" calcext:value-type="float">
            <text:p>0.06616</text:p>
          </table:table-cell>
          <table:table-cell office:value-type="float" office:value="0.07381" calcext:value-type="float">
            <text:p>0.07381</text:p>
          </table:table-cell>
          <table:table-cell office:value-type="float" office:value="0.95821" calcext:value-type="float">
            <text:p>0.95821</text:p>
          </table:table-cell>
          <table:table-cell table:number-columns-repeated="2"/>
          <table:table-cell office:value-type="float" office:value="0.33755" calcext:value-type="float">
            <text:p>0.33755</text:p>
          </table:table-cell>
          <table:table-cell office:value-type="float" office:value="0.24564" calcext:value-type="float">
            <text:p>0.24564</text:p>
          </table:table-cell>
          <table:table-cell table:number-columns-repeated="4"/>
          <table:table-cell office:value-type="string" calcext:value-type="string">
            <text:p>acl5_100k</text:p>
          </table:table-cell>
          <table:table-cell office:value-type="float" office:value="45.4402" calcext:value-type="float">
            <text:p>45.4402</text:p>
          </table:table-cell>
          <table:table-cell office:value-type="float" office:value="44.5724" calcext:value-type="float">
            <text:p>44.5724</text:p>
          </table:table-cell>
          <table:table-cell office:value-type="float" office:value="99.1135" calcext:value-type="float">
            <text:p>99.1135</text:p>
          </table:table-cell>
          <table:table-cell table:number-columns-repeated="3"/>
          <table:table-cell office:value-type="string" calcext:value-type="string">
            <text:p>acl5_100k</text:p>
          </table:table-cell>
          <table:table-cell office:value-type="float" office:value="10.21" calcext:value-type="float">
            <text:p>10.21</text:p>
          </table:table-cell>
          <table:table-cell office:value-type="float" office:value="6.12" calcext:value-type="float">
            <text:p>6.12</text:p>
          </table:table-cell>
          <table:table-cell office:value-type="float" office:value="6.53" calcext:value-type="float">
            <text:p>6.53</text:p>
          </table:table-cell>
          <table:table-cell office:value-type="float" office:value="7.35" calcext:value-type="float">
            <text:p>7.3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w1_100k</text:p>
          </table:table-cell>
          <table:table-cell office:value-type="float" office:value="0.2443" calcext:value-type="float">
            <text:p>0.2443</text:p>
          </table:table-cell>
          <table:table-cell office:value-type="float" office:value="0.368" calcext:value-type="float">
            <text:p>0.368</text:p>
          </table:table-cell>
          <table:table-cell office:value-type="float" office:value="0.9797" calcext:value-type="float">
            <text:p>0.9797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21" calcext:value-type="float">
            <text:p>0.21</text:p>
          </table:table-cell>
          <table:table-cell office:value-type="float" office:value="0.04507" calcext:value-type="float">
            <text:p>0.04507</text:p>
          </table:table-cell>
          <table:table-cell office:value-type="float" office:value="0.07053" calcext:value-type="float">
            <text:p>0.07053</text:p>
          </table:table-cell>
          <table:table-cell office:value-type="float" office:value="1.67911" calcext:value-type="float">
            <text:p>1.67911</text:p>
          </table:table-cell>
          <table:table-cell table:number-columns-repeated="2"/>
          <table:table-cell office:value-type="float" office:value="0.78534" calcext:value-type="float">
            <text:p>0.78534</text:p>
          </table:table-cell>
          <table:table-cell office:value-type="float" office:value="0.27636" calcext:value-type="float">
            <text:p>0.27636</text:p>
          </table:table-cell>
          <table:table-cell table:number-columns-repeated="4"/>
          <table:table-cell office:value-type="string" calcext:value-type="string">
            <text:p>fw1_100k</text:p>
          </table:table-cell>
          <table:table-cell office:value-type="float" office:value="46.1037" calcext:value-type="float">
            <text:p>46.1037</text:p>
          </table:table-cell>
          <table:table-cell office:value-type="float" office:value="47.602" calcext:value-type="float">
            <text:p>47.602</text:p>
          </table:table-cell>
          <table:table-cell office:value-type="float" office:value="51.3472" calcext:value-type="float">
            <text:p>51.3472</text:p>
          </table:table-cell>
          <table:table-cell table:number-columns-repeated="3"/>
          <table:table-cell office:value-type="string" calcext:value-type="string">
            <text:p>fw1_100k</text:p>
          </table:table-cell>
          <table:table-cell office:value-type="float" office:value="9.81" calcext:value-type="float">
            <text:p>9.81</text:p>
          </table:table-cell>
          <table:table-cell office:value-type="float" office:value="5.59" calcext:value-type="float">
            <text:p>5.59</text:p>
          </table:table-cell>
          <table:table-cell office:value-type="float" office:value="6.07" calcext:value-type="float">
            <text:p>6.07</text:p>
          </table:table-cell>
          <table:table-cell office:value-type="float" office:value="4.77" calcext:value-type="float">
            <text:p>4.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w2_100k</text:p>
          </table:table-cell>
          <table:table-cell office:value-type="float" office:value="0.2815" calcext:value-type="float">
            <text:p>0.2815</text:p>
          </table:table-cell>
          <table:table-cell office:value-type="float" office:value="0.3673" calcext:value-type="float">
            <text:p>0.3673</text:p>
          </table:table-cell>
          <table:table-cell office:value-type="float" office:value="1.0175" calcext:value-type="float">
            <text:p>1.0175</text:p>
          </table:table-cell>
          <table:table-cell office:value-type="float" office:value="0.877" calcext:value-type="float">
            <text:p>0.877</text:p>
          </table:table-cell>
          <table:table-cell office:value-type="float" office:value="0.199" calcext:value-type="float">
            <text:p>0.199</text:p>
          </table:table-cell>
          <table:table-cell office:value-type="float" office:value="0.04123" calcext:value-type="float">
            <text:p>0.04123</text:p>
          </table:table-cell>
          <table:table-cell office:value-type="float" office:value="0.06969" calcext:value-type="float">
            <text:p>0.06969</text:p>
          </table:table-cell>
          <table:table-cell office:value-type="float" office:value="2.17867" calcext:value-type="float">
            <text:p>2.17867</text:p>
          </table:table-cell>
          <table:table-cell table:number-columns-repeated="2"/>
          <table:table-cell office:value-type="float" office:value="0.32136" calcext:value-type="float">
            <text:p>0.32136</text:p>
          </table:table-cell>
          <table:table-cell office:value-type="float" office:value="0.23613" calcext:value-type="float">
            <text:p>0.23613</text:p>
          </table:table-cell>
          <table:table-cell table:number-columns-repeated="4"/>
          <table:table-cell office:value-type="string" calcext:value-type="string">
            <text:p>fw2_100k</text:p>
          </table:table-cell>
          <table:table-cell office:value-type="float" office:value="44.6051" calcext:value-type="float">
            <text:p>44.6051</text:p>
          </table:table-cell>
          <table:table-cell office:value-type="float" office:value="48.0908" calcext:value-type="float">
            <text:p>48.0908</text:p>
          </table:table-cell>
          <table:table-cell office:value-type="float" office:value="83.8523" calcext:value-type="float">
            <text:p>83.8523</text:p>
          </table:table-cell>
          <table:table-cell table:number-columns-repeated="3"/>
          <table:table-cell office:value-type="string" calcext:value-type="string">
            <text:p>fw2_100k</text:p>
          </table:table-cell>
          <table:table-cell office:value-type="float" office:value="11.78" calcext:value-type="float">
            <text:p>11.78</text:p>
          </table:table-cell>
          <table:table-cell office:value-type="float" office:value="4.75" calcext:value-type="float">
            <text:p>4.75</text:p>
          </table:table-cell>
          <table:table-cell office:value-type="float" office:value="5.75" calcext:value-type="float">
            <text:p>5.75</text:p>
          </table:table-cell>
          <table:table-cell office:value-type="float" office:value="7.44" calcext:value-type="float">
            <text:p>7.4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w3_100k</text:p>
          </table:table-cell>
          <table:table-cell office:value-type="float" office:value="0.2372" calcext:value-type="float">
            <text:p>0.2372</text:p>
          </table:table-cell>
          <table:table-cell office:value-type="float" office:value="0.3343" calcext:value-type="float">
            <text:p>0.3343</text:p>
          </table:table-cell>
          <table:table-cell office:value-type="float" office:value="0.9571" calcext:value-type="float">
            <text:p>0.9571</text:p>
          </table:table-cell>
          <table:table-cell office:value-type="float" office:value="0.649" calcext:value-type="float">
            <text:p>0.649</text:p>
          </table:table-cell>
          <table:table-cell office:value-type="float" office:value="0.217" calcext:value-type="float">
            <text:p>0.217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07279" calcext:value-type="float">
            <text:p>0.07279</text:p>
          </table:table-cell>
          <table:table-cell office:value-type="float" office:value="2.4405" calcext:value-type="float">
            <text:p>2.4405</text:p>
          </table:table-cell>
          <table:table-cell table:number-columns-repeated="2"/>
          <table:table-cell office:value-type="float" office:value="0.50093" calcext:value-type="float">
            <text:p>0.50093</text:p>
          </table:table-cell>
          <table:table-cell office:value-type="float" office:value="0.2809" calcext:value-type="float">
            <text:p>0.2809</text:p>
          </table:table-cell>
          <table:table-cell table:number-columns-repeated="4"/>
          <table:table-cell office:value-type="string" calcext:value-type="string">
            <text:p>fw3_100k</text:p>
          </table:table-cell>
          <table:table-cell office:value-type="float" office:value="42.7726" calcext:value-type="float">
            <text:p>42.7726</text:p>
          </table:table-cell>
          <table:table-cell office:value-type="float" office:value="44.5485" calcext:value-type="float">
            <text:p>44.5485</text:p>
          </table:table-cell>
          <table:table-cell office:value-type="float" office:value="43.5035" calcext:value-type="float">
            <text:p>43.5035</text:p>
          </table:table-cell>
          <table:table-cell table:number-columns-repeated="3"/>
          <table:table-cell office:value-type="string" calcext:value-type="string">
            <text:p>fw3_100k</text:p>
          </table:table-cell>
          <table:table-cell office:value-type="float" office:value="12" calcext:value-type="float">
            <text:p>12</text:p>
          </table:table-cell>
          <table:table-cell office:value-type="float" office:value="6.24" calcext:value-type="float">
            <text:p>6.24</text:p>
          </table:table-cell>
          <table:table-cell office:value-type="float" office:value="6.04" calcext:value-type="float">
            <text:p>6.04</text:p>
          </table:table-cell>
          <table:table-cell office:value-type="float" office:value="4.18" calcext:value-type="float">
            <text:p>4.1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w4_100k</text:p>
          </table:table-cell>
          <table:table-cell office:value-type="float" office:value="0.2247" calcext:value-type="float">
            <text:p>0.2247</text:p>
          </table:table-cell>
          <table:table-cell office:value-type="float" office:value="0.435" calcext:value-type="float">
            <text:p>0.435</text:p>
          </table:table-cell>
          <table:table-cell office:value-type="float" office:value="1.0367" calcext:value-type="float">
            <text:p>1.0367</text:p>
          </table:table-cell>
          <table:table-cell office:value-type="float" office:value="0.4817" calcext:value-type="float">
            <text:p>0.4817</text:p>
          </table:table-cell>
          <table:table-cell office:value-type="float" office:value="0.202" calcext:value-type="float">
            <text:p>0.20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913" calcext:value-type="float">
            <text:p>0.06913</text:p>
          </table:table-cell>
          <table:table-cell office:value-type="float" office:value="3.67994" calcext:value-type="float">
            <text:p>3.67994</text:p>
          </table:table-cell>
          <table:table-cell table:number-columns-repeated="2"/>
          <table:table-cell office:value-type="float" office:value="1.78355" calcext:value-type="float">
            <text:p>1.78355</text:p>
          </table:table-cell>
          <table:table-cell office:value-type="float" office:value="0.21942" calcext:value-type="float">
            <text:p>0.21942</text:p>
          </table:table-cell>
          <table:table-cell table:number-columns-repeated="4"/>
          <table:table-cell office:value-type="string" calcext:value-type="string">
            <text:p>fw4_100k</text:p>
          </table:table-cell>
          <table:table-cell office:value-type="float" office:value="41.6484" calcext:value-type="float">
            <text:p>41.6484</text:p>
          </table:table-cell>
          <table:table-cell office:value-type="float" office:value="41.2134" calcext:value-type="float">
            <text:p>41.2134</text:p>
          </table:table-cell>
          <table:table-cell office:value-type="float" office:value="43.1141" calcext:value-type="float">
            <text:p>43.1141</text:p>
          </table:table-cell>
          <table:table-cell table:number-columns-repeated="3"/>
          <table:table-cell office:value-type="string" calcext:value-type="string">
            <text:p>fw4_100k</text:p>
          </table:table-cell>
          <table:table-cell office:value-type="float" office:value="13.26" calcext:value-type="float">
            <text:p>13.26</text:p>
          </table:table-cell>
          <table:table-cell office:value-type="float" office:value="4.78" calcext:value-type="float">
            <text:p>4.78</text:p>
          </table:table-cell>
          <table:table-cell office:value-type="float" office:value="3.15" calcext:value-type="float">
            <text:p>3.15</text:p>
          </table:table-cell>
          <table:table-cell office:value-type="float" office:value="4.8" calcext:value-type="float">
            <text:p>4.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w5_100k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359" calcext:value-type="float">
            <text:p>0.359</text:p>
          </table:table-cell>
          <table:table-cell office:value-type="float" office:value="0.979" calcext:value-type="float">
            <text:p>0.979</text:p>
          </table:table-cell>
          <table:table-cell office:value-type="float" office:value="0.693" calcext:value-type="float">
            <text:p>0.693</text:p>
          </table:table-cell>
          <table:table-cell office:value-type="float" office:value="0.199" calcext:value-type="float">
            <text:p>0.199</text:p>
          </table:table-cell>
          <table:table-cell office:value-type="float" office:value="0.06" calcext:value-type="float">
            <text:p>0.06</text:p>
          </table:table-cell>
          <table:table-cell office:value-type="float" office:value="0.07164" calcext:value-type="float">
            <text:p>0.07164</text:p>
          </table:table-cell>
          <table:table-cell office:value-type="float" office:value="1.84617" calcext:value-type="float">
            <text:p>1.84617</text:p>
          </table:table-cell>
          <table:table-cell table:number-columns-repeated="2"/>
          <table:table-cell office:value-type="float" office:value="0.65213" calcext:value-type="float">
            <text:p>0.65213</text:p>
          </table:table-cell>
          <table:table-cell office:value-type="float" office:value="0.23715" calcext:value-type="float">
            <text:p>0.23715</text:p>
          </table:table-cell>
          <table:table-cell table:number-columns-repeated="4"/>
          <table:table-cell office:value-type="string" calcext:value-type="string">
            <text:p>fw5_100k</text:p>
          </table:table-cell>
          <table:table-cell office:value-type="float" office:value="38.8009" calcext:value-type="float">
            <text:p>38.8009</text:p>
          </table:table-cell>
          <table:table-cell office:value-type="float" office:value="47.3122" calcext:value-type="float">
            <text:p>47.3122</text:p>
          </table:table-cell>
          <table:table-cell office:value-type="float" office:value="47.7607" calcext:value-type="float">
            <text:p>47.7607</text:p>
          </table:table-cell>
          <table:table-cell table:number-columns-repeated="3"/>
          <table:table-cell office:value-type="string" calcext:value-type="string">
            <text:p>fw5_100k</text:p>
          </table:table-cell>
          <table:table-cell office:value-type="float" office:value="10.2" calcext:value-type="float">
            <text:p>10.2</text:p>
          </table:table-cell>
          <table:table-cell office:value-type="float" office:value="6.56" calcext:value-type="float">
            <text:p>6.56</text:p>
          </table:table-cell>
          <table:table-cell office:value-type="float" office:value="4.9" calcext:value-type="float">
            <text:p>4.9</text:p>
          </table:table-cell>
          <table:table-cell office:value-type="float" office:value="5.15" calcext:value-type="float">
            <text:p>5.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ipc1_100k</text:p>
          </table:table-cell>
          <table:table-cell office:value-type="float" office:value="0.3961" calcext:value-type="float">
            <text:p>0.3961</text:p>
          </table:table-cell>
          <table:table-cell office:value-type="float" office:value="0.461" calcext:value-type="float">
            <text:p>0.461</text:p>
          </table:table-cell>
          <table:table-cell office:value-type="float" office:value="1.0284" calcext:value-type="float">
            <text:p>1.0284</text:p>
          </table:table-cell>
          <table:table-cell office:value-type="float" office:value="0.8096" calcext:value-type="float">
            <text:p>0.8096</text:p>
          </table:table-cell>
          <table:table-cell office:value-type="float" office:value="0.188" calcext:value-type="float">
            <text:p>0.188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6888" calcext:value-type="float">
            <text:p>0.06888</text:p>
          </table:table-cell>
          <table:table-cell office:value-type="float" office:value="1.749" calcext:value-type="float">
            <text:p>1.749</text:p>
          </table:table-cell>
          <table:table-cell table:number-columns-repeated="2"/>
          <table:table-cell office:value-type="float" office:value="0.36666" calcext:value-type="float">
            <text:p>0.36666</text:p>
          </table:table-cell>
          <table:table-cell office:value-type="float" office:value="0.20049" calcext:value-type="float">
            <text:p>0.20049</text:p>
          </table:table-cell>
          <table:table-cell table:number-columns-repeated="4"/>
          <table:table-cell office:value-type="string" calcext:value-type="string">
            <text:p>ipc1_100k</text:p>
          </table:table-cell>
          <table:table-cell office:value-type="float" office:value="43.7027" calcext:value-type="float">
            <text:p>43.7027</text:p>
          </table:table-cell>
          <table:table-cell office:value-type="float" office:value="46.2073" calcext:value-type="float">
            <text:p>46.2073</text:p>
          </table:table-cell>
          <table:table-cell office:value-type="float" office:value="84.3199" calcext:value-type="float">
            <text:p>84.3199</text:p>
          </table:table-cell>
          <table:table-cell table:number-columns-repeated="3"/>
          <table:table-cell office:value-type="string" calcext:value-type="string">
            <text:p>ipc1_100k</text:p>
          </table:table-cell>
          <table:table-cell office:value-type="float" office:value="13.35" calcext:value-type="float">
            <text:p>13.35</text:p>
          </table:table-cell>
          <table:table-cell office:value-type="float" office:value="6.33" calcext:value-type="float">
            <text:p>6.33</text:p>
          </table:table-cell>
          <table:table-cell office:value-type="float" office:value="6.39" calcext:value-type="float">
            <text:p>6.39</text:p>
          </table:table-cell>
          <table:table-cell office:value-type="float" office:value="7.84" calcext:value-type="float">
            <text:p>7.8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ipc2_100k</text:p>
          </table:table-cell>
          <table:table-cell office:value-type="float" office:value="0.2746" calcext:value-type="float">
            <text:p>0.2746</text:p>
          </table:table-cell>
          <table:table-cell office:value-type="float" office:value="0.4523" calcext:value-type="float">
            <text:p>0.4523</text:p>
          </table:table-cell>
          <table:table-cell office:value-type="float" office:value="0.9833" calcext:value-type="float">
            <text:p>0.9833</text:p>
          </table:table-cell>
          <table:table-cell office:value-type="float" office:value="0.7696" calcext:value-type="float">
            <text:p>0.7696</text:p>
          </table:table-cell>
          <table:table-cell office:value-type="float" office:value="0.218" calcext:value-type="float">
            <text:p>0.218</text:p>
          </table:table-cell>
          <table:table-cell office:value-type="float" office:value="0.06113" calcext:value-type="float">
            <text:p>0.06113</text:p>
          </table:table-cell>
          <table:table-cell office:value-type="float" office:value="0.06871" calcext:value-type="float">
            <text:p>0.06871</text:p>
          </table:table-cell>
          <table:table-cell office:value-type="float" office:value="2.1103" calcext:value-type="float">
            <text:p>2.1103</text:p>
          </table:table-cell>
          <table:table-cell table:number-columns-repeated="2"/>
          <table:table-cell office:value-type="float" office:value="0.30553" calcext:value-type="float">
            <text:p>0.30553</text:p>
          </table:table-cell>
          <table:table-cell office:value-type="float" office:value="0.21033" calcext:value-type="float">
            <text:p>0.21033</text:p>
          </table:table-cell>
          <table:table-cell table:number-columns-repeated="4"/>
          <table:table-cell office:value-type="string" calcext:value-type="string">
            <text:p>ipc2_100k</text:p>
          </table:table-cell>
          <table:table-cell office:value-type="float" office:value="47.3056" calcext:value-type="float">
            <text:p>47.3056</text:p>
          </table:table-cell>
          <table:table-cell office:value-type="float" office:value="47.4013" calcext:value-type="float">
            <text:p>47.4013</text:p>
          </table:table-cell>
          <table:table-cell office:value-type="float" office:value="46.8402" calcext:value-type="float">
            <text:p>46.8402</text:p>
          </table:table-cell>
          <table:table-cell table:number-columns-repeated="3"/>
          <table:table-cell office:value-type="string" calcext:value-type="string">
            <text:p>ipc2_100k</text:p>
          </table:table-cell>
          <table:table-cell office:value-type="float" office:value="10.47" calcext:value-type="float">
            <text:p>10.47</text:p>
          </table:table-cell>
          <table:table-cell office:value-type="float" office:value="8.06" calcext:value-type="float">
            <text:p>8.06</text:p>
          </table:table-cell>
          <table:table-cell office:value-type="float" office:value="6.46" calcext:value-type="float">
            <text:p>6.46</text:p>
          </table:table-cell>
          <table:table-cell office:value-type="float" office:value="11.51" calcext:value-type="float">
            <text:p>11.51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uild (s)</text:p>
          </table:table-cell>
          <table:table-cell table:number-columns-repeated="16"/>
          <table:table-cell office:value-type="string" calcext:value-type="string">
            <text:p>Build (s)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cl1_100k</text:p>
          </table:table-cell>
          <table:table-cell office:value-type="float" office:value="0.59926" calcext:value-type="float">
            <text:p>0.59926</text:p>
          </table:table-cell>
          <table:table-cell office:value-type="float" office:value="0.02867" calcext:value-type="float">
            <text:p>0.02867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15307" calcext:value-type="float">
            <text:p>0.15307</text:p>
          </table:table-cell>
          <table:table-cell office:value-type="float" office:value="0.01354" calcext:value-type="float">
            <text:p>0.01354</text:p>
          </table:table-cell>
          <table:table-cell office:value-type="float" office:value="13.49" calcext:value-type="float">
            <text:p>13.49</text:p>
          </table:table-cell>
          <table:table-cell office:value-type="float" office:value="0.11792" calcext:value-type="float">
            <text:p>0.11792</text:p>
          </table:table-cell>
          <table:table-cell office:value-type="float" office:value="2.667" calcext:value-type="float">
            <text:p>2.667</text:p>
          </table:table-cell>
          <table:table-cell/>
          <table:table-cell office:value-type="float" office:value="16.95" calcext:value-type="float">
            <text:p>16.95</text:p>
          </table:table-cell>
          <table:table-cell office:value-type="float" office:value="0.07532" calcext:value-type="float">
            <text:p>0.07532</text:p>
          </table:table-cell>
          <table:table-cell office:value-type="float" office:value="963" calcext:value-type="float">
            <text:p>963</text:p>
          </table:table-cell>
          <table:table-cell office:value-type="float" office:value="0.41974" calcext:value-type="float">
            <text:p>0.41974</text:p>
          </table:table-cell>
          <table:table-cell office:value-type="float" office:value="110.47" calcext:value-type="float">
            <text:p>110.47</text:p>
          </table:table-cell>
          <table:table-cell table:number-columns-repeated="2"/>
          <table:table-cell office:value-type="string" calcext:value-type="string">
            <text:p>acl1_100k</text:p>
          </table:table-cell>
          <table:table-cell office:value-type="float" office:value="1.15687" calcext:value-type="float">
            <text:p>1.15687</text:p>
          </table:table-cell>
          <table:table-cell office:value-type="float" office:value="0.8039" calcext:value-type="float">
            <text:p>0.8039</text:p>
          </table:table-cell>
          <table:table-cell office:value-type="float" office:value="0.55035" calcext:value-type="float">
            <text:p>0.55035</text:p>
          </table:table-cell>
          <table:table-cell/>
          <table:table-cell office:value-type="float" office:value="0.1866" calcext:value-type="float">
            <text:p>0.1866</text:p>
          </table:table-cell>
          <table:table-cell/>
          <table:table-cell office:value-type="string" calcext:value-type="string">
            <text:p>acl1_100k</text:p>
          </table:table-cell>
          <table:table-cell office:value-type="float" office:value="0.96" calcext:value-type="float">
            <text:p>0.96</text:p>
          </table:table-cell>
          <table:table-cell office:value-type="float" office:value="1.4" calcext:value-type="float">
            <text:p>1.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.43" calcext:value-type="float">
            <text:p>1.43</text:p>
          </table:table-cell>
          <table:table-cell office:value-type="float" office:value="2.3" calcext:value-type="float">
            <text:p>2.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cl2_100k</text:p>
          </table:table-cell>
          <table:table-cell office:value-type="float" office:value="0.49194" calcext:value-type="float">
            <text:p>0.49194</text:p>
          </table:table-cell>
          <table:table-cell office:value-type="float" office:value="0.02429" calcext:value-type="float">
            <text:p>0.02429</text:p>
          </table:table-cell>
          <table:table-cell office:value-type="float" office:value="0.04405" calcext:value-type="float">
            <text:p>0.04405</text:p>
          </table:table-cell>
          <table:table-cell office:value-type="float" office:value="0.13299" calcext:value-type="float">
            <text:p>0.13299</text:p>
          </table:table-cell>
          <table:table-cell office:value-type="float" office:value="0.02052" calcext:value-type="float">
            <text:p>0.02052</text:p>
          </table:table-cell>
          <table:table-cell office:value-type="float" office:value="2.17" calcext:value-type="float">
            <text:p>2.17</text:p>
          </table:table-cell>
          <table:table-cell office:value-type="float" office:value="0.12704" calcext:value-type="float">
            <text:p>0.12704</text:p>
          </table:table-cell>
          <table:table-cell office:value-type="float" office:value="5.172" calcext:value-type="float">
            <text:p>5.172</text:p>
          </table:table-cell>
          <table:table-cell/>
          <table:table-cell office:value-type="float" office:value="17.02" calcext:value-type="float">
            <text:p>17.02</text:p>
          </table:table-cell>
          <table:table-cell office:value-type="float" office:value="0.06904" calcext:value-type="float">
            <text:p>0.06904</text:p>
          </table:table-cell>
          <table:table-cell office:value-type="float" office:value="932" calcext:value-type="float">
            <text:p>932</text:p>
          </table:table-cell>
          <table:table-cell office:value-type="float" office:value="0.55115" calcext:value-type="float">
            <text:p>0.55115</text:p>
          </table:table-cell>
          <table:table-cell office:value-type="float" office:value="230.39" calcext:value-type="float">
            <text:p>230.39</text:p>
          </table:table-cell>
          <table:table-cell table:number-columns-repeated="2"/>
          <table:table-cell office:value-type="string" calcext:value-type="string">
            <text:p>acl2_100k</text:p>
          </table:table-cell>
          <table:table-cell office:value-type="float" office:value="1.19113" calcext:value-type="float">
            <text:p>1.19113</text:p>
          </table:table-cell>
          <table:table-cell office:value-type="float" office:value="0.1527" calcext:value-type="float">
            <text:p>0.1527</text:p>
          </table:table-cell>
          <table:table-cell office:value-type="float" office:value="0.37876" calcext:value-type="float">
            <text:p>0.37876</text:p>
          </table:table-cell>
          <table:table-cell/>
          <table:table-cell office:value-type="float" office:value="0.1291" calcext:value-type="float">
            <text:p>0.1291</text:p>
          </table:table-cell>
          <table:table-cell/>
          <table:table-cell office:value-type="string" calcext:value-type="string">
            <text:p>acl2_100k</text:p>
          </table:table-cell>
          <table:table-cell office:value-type="float" office:value="3.48" calcext:value-type="float">
            <text:p>3.48</text:p>
          </table:table-cell>
          <table:table-cell office:value-type="float" office:value="6.48" calcext:value-type="float">
            <text:p>6.48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3.24" calcext:value-type="float">
            <text:p>13.24</text:p>
          </table:table-cell>
          <table:table-cell office:value-type="float" office:value="21.27" calcext:value-type="float">
            <text:p>21.2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cl3_100k</text:p>
          </table:table-cell>
          <table:table-cell office:value-type="float" office:value="0.60096" calcext:value-type="float">
            <text:p>0.60096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4491" calcext:value-type="float">
            <text:p>0.04491</text:p>
          </table:table-cell>
          <table:table-cell office:value-type="float" office:value="0.16896" calcext:value-type="float">
            <text:p>0.16896</text:p>
          </table:table-cell>
          <table:table-cell office:value-type="float" office:value="0.01308" calcext:value-type="float">
            <text:p>0.01308</text:p>
          </table:table-cell>
          <table:table-cell office:value-type="float" office:value="33.9" calcext:value-type="float">
            <text:p>33.9</text:p>
          </table:table-cell>
          <table:table-cell office:value-type="float" office:value="0.11165" calcext:value-type="float">
            <text:p>0.11165</text:p>
          </table:table-cell>
          <table:table-cell office:value-type="float" office:value="1.905" calcext:value-type="float">
            <text:p>1.905</text:p>
          </table:table-cell>
          <table:table-cell/>
          <table:table-cell office:value-type="float" office:value="20.36" calcext:value-type="float">
            <text:p>20.36</text:p>
          </table:table-cell>
          <table:table-cell office:value-type="float" office:value="0.0502" calcext:value-type="float">
            <text:p>0.0502</text:p>
          </table:table-cell>
          <table:table-cell office:value-type="float" office:value="801" calcext:value-type="float">
            <text:p>801</text:p>
          </table:table-cell>
          <table:table-cell office:value-type="float" office:value="0.42314" calcext:value-type="float">
            <text:p>0.42314</text:p>
          </table:table-cell>
          <table:table-cell office:value-type="float" office:value="66.27" calcext:value-type="float">
            <text:p>66.27</text:p>
          </table:table-cell>
          <table:table-cell table:number-columns-repeated="2"/>
          <table:table-cell office:value-type="string" calcext:value-type="string">
            <text:p>acl3_100k</text:p>
          </table:table-cell>
          <table:table-cell office:value-type="float" office:value="1.22088" calcext:value-type="float">
            <text:p>1.22088</text:p>
          </table:table-cell>
          <table:table-cell office:value-type="float" office:value="0.08109" calcext:value-type="float">
            <text:p>0.08109</text:p>
          </table:table-cell>
          <table:table-cell office:value-type="float" office:value="0.52871" calcext:value-type="float">
            <text:p>0.52871</text:p>
          </table:table-cell>
          <table:table-cell/>
          <table:table-cell office:value-type="float" office:value="0.156" calcext:value-type="float">
            <text:p>0.156</text:p>
          </table:table-cell>
          <table:table-cell/>
          <table:table-cell office:value-type="string" calcext:value-type="string">
            <text:p>acl3_100k</text:p>
          </table:table-cell>
          <table:table-cell office:value-type="float" office:value="2.09" calcext:value-type="float">
            <text:p>2.09</text:p>
          </table:table-cell>
          <table:table-cell office:value-type="float" office:value="4.03" calcext:value-type="float">
            <text:p>4.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2.04" calcext:value-type="float">
            <text:p>2.04</text:p>
          </table:table-cell>
          <table:table-cell office:value-type="float" office:value="5.12" calcext:value-type="float">
            <text:p>5.1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cl4_100k</text:p>
          </table:table-cell>
          <table:table-cell office:value-type="float" office:value="0.57274" calcext:value-type="float">
            <text:p>0.57274</text:p>
          </table:table-cell>
          <table:table-cell office:value-type="float" office:value="0.02914" calcext:value-type="float">
            <text:p>0.02914</text:p>
          </table:table-cell>
          <table:table-cell office:value-type="float" office:value="0.04653" calcext:value-type="float">
            <text:p>0.04653</text:p>
          </table:table-cell>
          <table:table-cell office:value-type="float" office:value="0.16587" calcext:value-type="float">
            <text:p>0.16587</text:p>
          </table:table-cell>
          <table:table-cell office:value-type="float" office:value="0.01339" calcext:value-type="float">
            <text:p>0.01339</text:p>
          </table:table-cell>
          <table:table-cell office:value-type="float" office:value="24.59" calcext:value-type="float">
            <text:p>24.59</text:p>
          </table:table-cell>
          <table:table-cell office:value-type="float" office:value="0.11068" calcext:value-type="float">
            <text:p>0.11068</text:p>
          </table:table-cell>
          <table:table-cell office:value-type="float" office:value="1.842" calcext:value-type="float">
            <text:p>1.842</text:p>
          </table:table-cell>
          <table:table-cell/>
          <table:table-cell office:value-type="float" office:value="19.54" calcext:value-type="float">
            <text:p>19.54</text:p>
          </table:table-cell>
          <table:table-cell office:value-type="float" office:value="0.0579" calcext:value-type="float">
            <text:p>0.0579</text:p>
          </table:table-cell>
          <table:table-cell office:value-type="float" office:value="765" calcext:value-type="float">
            <text:p>765</text:p>
          </table:table-cell>
          <table:table-cell office:value-type="float" office:value="0.41504" calcext:value-type="float">
            <text:p>0.41504</text:p>
          </table:table-cell>
          <table:table-cell office:value-type="float" office:value="93.41" calcext:value-type="float">
            <text:p>93.41</text:p>
          </table:table-cell>
          <table:table-cell table:number-columns-repeated="2"/>
          <table:table-cell office:value-type="string" calcext:value-type="string">
            <text:p>acl4_100k</text:p>
          </table:table-cell>
          <table:table-cell office:value-type="float" office:value="1.30656" calcext:value-type="float">
            <text:p>1.30656</text:p>
          </table:table-cell>
          <table:table-cell office:value-type="float" office:value="0.09455" calcext:value-type="float">
            <text:p>0.09455</text:p>
          </table:table-cell>
          <table:table-cell office:value-type="float" office:value="0.41597" calcext:value-type="float">
            <text:p>0.41597</text:p>
          </table:table-cell>
          <table:table-cell/>
          <table:table-cell office:value-type="float" office:value="0.18567" calcext:value-type="float">
            <text:p>0.18567</text:p>
          </table:table-cell>
          <table:table-cell/>
          <table:table-cell office:value-type="string" calcext:value-type="string">
            <text:p>acl4_100k</text:p>
          </table:table-cell>
          <table:table-cell office:value-type="float" office:value="2.89" calcext:value-type="float">
            <text:p>2.89</text:p>
          </table:table-cell>
          <table:table-cell office:value-type="float" office:value="5.25" calcext:value-type="float">
            <text:p>5.2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2.93" calcext:value-type="float">
            <text:p>2.93</text:p>
          </table:table-cell>
          <table:table-cell office:value-type="float" office:value="6.07" calcext:value-type="float">
            <text:p>6.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cl5_100k</text:p>
          </table:table-cell>
          <table:table-cell office:value-type="float" office:value="0.6258" calcext:value-type="float">
            <text:p>0.6258</text:p>
          </table:table-cell>
          <table:table-cell office:value-type="float" office:value="0.02809" calcext:value-type="float">
            <text:p>0.02809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15483" calcext:value-type="float">
            <text:p>0.15483</text:p>
          </table:table-cell>
          <table:table-cell office:value-type="float" office:value="0.01349" calcext:value-type="float">
            <text:p>0.01349</text:p>
          </table:table-cell>
          <table:table-cell office:value-type="float" office:value="12.4" calcext:value-type="float">
            <text:p>12.4</text:p>
          </table:table-cell>
          <table:table-cell office:value-type="float" office:value="0.10058" calcext:value-type="float">
            <text:p>0.10058</text:p>
          </table:table-cell>
          <table:table-cell office:value-type="float" office:value="1.934" calcext:value-type="float">
            <text:p>1.934</text:p>
          </table:table-cell>
          <table:table-cell/>
          <table:table-cell office:value-type="float" office:value="16.91" calcext:value-type="float">
            <text:p>16.91</text:p>
          </table:table-cell>
          <table:table-cell office:value-type="float" office:value="0.05057" calcext:value-type="float">
            <text:p>0.05057</text:p>
          </table:table-cell>
          <table:table-cell office:value-type="float" office:value="945" calcext:value-type="float">
            <text:p>945</text:p>
          </table:table-cell>
          <table:table-cell office:value-type="float" office:value="0.45564" calcext:value-type="float">
            <text:p>0.45564</text:p>
          </table:table-cell>
          <table:table-cell office:value-type="float" office:value="184.25" calcext:value-type="float">
            <text:p>184.25</text:p>
          </table:table-cell>
          <table:table-cell table:number-columns-repeated="2"/>
          <table:table-cell office:value-type="string" calcext:value-type="string">
            <text:p>acl5_100k</text:p>
          </table:table-cell>
          <table:table-cell office:value-type="float" office:value="1.24584" calcext:value-type="float">
            <text:p>1.24584</text:p>
          </table:table-cell>
          <table:table-cell office:value-type="float" office:value="0.0788" calcext:value-type="float">
            <text:p>0.0788</text:p>
          </table:table-cell>
          <table:table-cell office:value-type="float" office:value="0.31872" calcext:value-type="float">
            <text:p>0.31872</text:p>
          </table:table-cell>
          <table:table-cell/>
          <table:table-cell office:value-type="float" office:value="0.1186" calcext:value-type="float">
            <text:p>0.1186</text:p>
          </table:table-cell>
          <table:table-cell/>
          <table:table-cell office:value-type="string" calcext:value-type="string">
            <text:p>acl5_100k</text:p>
          </table:table-cell>
          <table:table-cell office:value-type="float" office:value="0.79" calcext:value-type="float">
            <text:p>0.79</text:p>
          </table:table-cell>
          <table:table-cell office:value-type="float" office:value="1.03" calcext:value-type="float">
            <text:p>1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.14" calcext:value-type="float">
            <text:p>1.14</text:p>
          </table:table-cell>
          <table:table-cell office:value-type="float" office:value="1.45" calcext:value-type="float">
            <text:p>1.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w1_100k</text:p>
          </table:table-cell>
          <table:table-cell office:value-type="float" office:value="0.67005" calcext:value-type="float">
            <text:p>0.67005</text:p>
          </table:table-cell>
          <table:table-cell office:value-type="float" office:value="0.02647" calcext:value-type="float">
            <text:p>0.02647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14642" calcext:value-type="float">
            <text:p>0.14642</text:p>
          </table:table-cell>
          <table:table-cell office:value-type="float" office:value="0.01339" calcext:value-type="float">
            <text:p>0.01339</text:p>
          </table:table-cell>
          <table:table-cell office:value-type="float" office:value="9.13" calcext:value-type="float">
            <text:p>9.13</text:p>
          </table:table-cell>
          <table:table-cell office:value-type="float" office:value="0.10108" calcext:value-type="float">
            <text:p>0.10108</text:p>
          </table:table-cell>
          <table:table-cell office:value-type="float" office:value="9.946" calcext:value-type="float">
            <text:p>9.946</text:p>
          </table:table-cell>
          <table:table-cell/>
          <table:table-cell office:value-type="float" office:value="28.2" calcext:value-type="float">
            <text:p>28.2</text:p>
          </table:table-cell>
          <table:table-cell office:value-type="float" office:value="0.09145" calcext:value-type="float">
            <text:p>0.09145</text:p>
          </table:table-cell>
          <table:table-cell office:value-type="float" office:value="1011" calcext:value-type="float">
            <text:p>1011</text:p>
          </table:table-cell>
          <table:table-cell office:value-type="float" office:value="0.33614" calcext:value-type="float">
            <text:p>0.33614</text:p>
          </table:table-cell>
          <table:table-cell office:value-type="float" office:value="209.71" calcext:value-type="float">
            <text:p>209.71</text:p>
          </table:table-cell>
          <table:table-cell table:number-columns-repeated="2"/>
          <table:table-cell office:value-type="string" calcext:value-type="string">
            <text:p>fw1_100k</text:p>
          </table:table-cell>
          <table:table-cell office:value-type="float" office:value="1.20699" calcext:value-type="float">
            <text:p>1.20699</text:p>
          </table:table-cell>
          <table:table-cell office:value-type="float" office:value="0.08408" calcext:value-type="float">
            <text:p>0.08408</text:p>
          </table:table-cell>
          <table:table-cell office:value-type="float" office:value="0.28612" calcext:value-type="float">
            <text:p>0.28612</text:p>
          </table:table-cell>
          <table:table-cell/>
          <table:table-cell office:value-type="float" office:value="0.06467" calcext:value-type="float">
            <text:p>0.06467</text:p>
          </table:table-cell>
          <table:table-cell/>
          <table:table-cell office:value-type="string" calcext:value-type="string">
            <text:p>fw1_100k</text:p>
          </table:table-cell>
          <table:table-cell office:value-type="float" office:value="0.8" calcext:value-type="float">
            <text:p>0.8</text:p>
          </table:table-cell>
          <table:table-cell office:value-type="float" office:value="3.58" calcext:value-type="float">
            <text:p>3.58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1.18" calcext:value-type="float">
            <text:p>1.18</text:p>
          </table:table-cell>
          <table:table-cell office:value-type="float" office:value="7.87" calcext:value-type="float">
            <text:p>7.8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w2_100k</text:p>
          </table:table-cell>
          <table:table-cell office:value-type="float" office:value="0.49824" calcext:value-type="float">
            <text:p>0.49824</text:p>
          </table:table-cell>
          <table:table-cell office:value-type="float" office:value="0.02666" calcext:value-type="float">
            <text:p>0.02666</text:p>
          </table:table-cell>
          <table:table-cell office:value-type="float" office:value="0.04217" calcext:value-type="float">
            <text:p>0.04217</text:p>
          </table:table-cell>
          <table:table-cell office:value-type="float" office:value="0.1519" calcext:value-type="float">
            <text:p>0.1519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8.804" calcext:value-type="float">
            <text:p>8.804</text:p>
          </table:table-cell>
          <table:table-cell office:value-type="float" office:value="0.09747" calcext:value-type="float">
            <text:p>0.09747</text:p>
          </table:table-cell>
          <table:table-cell office:value-type="float" office:value="4.042" calcext:value-type="float">
            <text:p>4.042</text:p>
          </table:table-cell>
          <table:table-cell/>
          <table:table-cell office:value-type="float" office:value="14.65" calcext:value-type="float">
            <text:p>14.65</text:p>
          </table:table-cell>
          <table:table-cell office:value-type="float" office:value="0.04668" calcext:value-type="float">
            <text:p>0.04668</text:p>
          </table:table-cell>
          <table:table-cell office:value-type="float" office:value="1060" calcext:value-type="float">
            <text:p>1060</text:p>
          </table:table-cell>
          <table:table-cell office:value-type="float" office:value="0.33207" calcext:value-type="float">
            <text:p>0.33207</text:p>
          </table:table-cell>
          <table:table-cell office:value-type="float" office:value="244.02" calcext:value-type="float">
            <text:p>244.02</text:p>
          </table:table-cell>
          <table:table-cell table:number-columns-repeated="2"/>
          <table:table-cell office:value-type="string" calcext:value-type="string">
            <text:p>fw2_100k</text:p>
          </table:table-cell>
          <table:table-cell office:value-type="float" office:value="1.16546" calcext:value-type="float">
            <text:p>1.16546</text:p>
          </table:table-cell>
          <table:table-cell office:value-type="float" office:value="0.07859" calcext:value-type="float">
            <text:p>0.07859</text:p>
          </table:table-cell>
          <table:table-cell office:value-type="float" office:value="0.22126" calcext:value-type="float">
            <text:p>0.22126</text:p>
          </table:table-cell>
          <table:table-cell/>
          <table:table-cell office:value-type="float" office:value="0.061133" calcext:value-type="float">
            <text:p>0.061133</text:p>
          </table:table-cell>
          <table:table-cell/>
          <table:table-cell office:value-type="string" calcext:value-type="string">
            <text:p>fw2_100k</text:p>
          </table:table-cell>
          <table:table-cell office:value-type="float" office:value="0.49" calcext:value-type="float">
            <text:p>0.49</text:p>
          </table:table-cell>
          <table:table-cell office:value-type="float" office:value="0.89" calcext:value-type="float">
            <text:p>0.89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1.37" calcext:value-type="float">
            <text:p>1.37</text:p>
          </table:table-cell>
          <table:table-cell office:value-type="float" office:value="2.97" calcext:value-type="float">
            <text:p>2.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w3_100k</text:p>
          </table:table-cell>
          <table:table-cell office:value-type="float" office:value="0.48449" calcext:value-type="float">
            <text:p>0.48449</text:p>
          </table:table-cell>
          <table:table-cell office:value-type="float" office:value="0.02627" calcext:value-type="float">
            <text:p>0.02627</text:p>
          </table:table-cell>
          <table:table-cell office:value-type="float" office:value="0.03707" calcext:value-type="float">
            <text:p>0.03707</text:p>
          </table:table-cell>
          <table:table-cell office:value-type="float" office:value="0.13328" calcext:value-type="float">
            <text:p>0.13328</text:p>
          </table:table-cell>
          <table:table-cell office:value-type="float" office:value="0.01325" calcext:value-type="float">
            <text:p>0.01325</text:p>
          </table:table-cell>
          <table:table-cell office:value-type="float" office:value="4.81" calcext:value-type="float">
            <text:p>4.81</text:p>
          </table:table-cell>
          <table:table-cell office:value-type="float" office:value="0.09678" calcext:value-type="float">
            <text:p>0.09678</text:p>
          </table:table-cell>
          <table:table-cell office:value-type="float" office:value="39.994" calcext:value-type="float">
            <text:p>39.994</text:p>
          </table:table-cell>
          <table:table-cell/>
          <table:table-cell office:value-type="float" office:value="23.24" calcext:value-type="float">
            <text:p>23.24</text:p>
          </table:table-cell>
          <table:table-cell office:value-type="float" office:value="0.06547" calcext:value-type="float">
            <text:p>0.06547</text:p>
          </table:table-cell>
          <table:table-cell office:value-type="float" office:value="983" calcext:value-type="float">
            <text:p>983</text:p>
          </table:table-cell>
          <table:table-cell office:value-type="float" office:value="0.33243" calcext:value-type="float">
            <text:p>0.33243</text:p>
          </table:table-cell>
          <table:table-cell office:value-type="float" office:value="380.21" calcext:value-type="float">
            <text:p>380.21</text:p>
          </table:table-cell>
          <table:table-cell table:number-columns-repeated="2"/>
          <table:table-cell office:value-type="string" calcext:value-type="string">
            <text:p>fw3_100k</text:p>
          </table:table-cell>
          <table:table-cell office:value-type="float" office:value="1.17544" calcext:value-type="float">
            <text:p>1.17544</text:p>
          </table:table-cell>
          <table:table-cell office:value-type="float" office:value="0.07585" calcext:value-type="float">
            <text:p>0.07585</text:p>
          </table:table-cell>
          <table:table-cell office:value-type="float" office:value="0.25051" calcext:value-type="float">
            <text:p>0.25051</text:p>
          </table:table-cell>
          <table:table-cell/>
          <table:table-cell office:value-type="float" office:value="0.0486" calcext:value-type="float">
            <text:p>0.0486</text:p>
          </table:table-cell>
          <table:table-cell/>
          <table:table-cell office:value-type="string" calcext:value-type="string">
            <text:p>fw3_100k</text:p>
          </table:table-cell>
          <table:table-cell office:value-type="float" office:value="0.63" calcext:value-type="float">
            <text:p>0.63</text:p>
          </table:table-cell>
          <table:table-cell office:value-type="float" office:value="2.01" calcext:value-type="float">
            <text:p>2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88" calcext:value-type="float">
            <text:p>0.88</text:p>
          </table:table-cell>
          <table:table-cell office:value-type="float" office:value="4.23" calcext:value-type="float">
            <text:p>4.2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w4_100k</text:p>
          </table:table-cell>
          <table:table-cell office:value-type="float" office:value="0.51679" calcext:value-type="float">
            <text:p>0.51679</text:p>
          </table:table-cell>
          <table:table-cell office:value-type="float" office:value="0.02531" calcext:value-type="float">
            <text:p>0.02531</text:p>
          </table:table-cell>
          <table:table-cell office:value-type="float" office:value="0.03731" calcext:value-type="float">
            <text:p>0.03731</text:p>
          </table:table-cell>
          <table:table-cell office:value-type="float" office:value="0.12904" calcext:value-type="float">
            <text:p>0.12904</text:p>
          </table:table-cell>
          <table:table-cell office:value-type="float" office:value="0.01876" calcext:value-type="float">
            <text:p>0.01876</text:p>
          </table:table-cell>
          <table:table-cell office:value-type="float" office:value="4.27" calcext:value-type="float">
            <text:p>4.27</text:p>
          </table:table-cell>
          <table:table-cell office:value-type="float" office:value="0.0879" calcext:value-type="float">
            <text:p>0.0879</text:p>
          </table:table-cell>
          <table:table-cell office:value-type="float" office:value="5.722" calcext:value-type="float">
            <text:p>5.722</text:p>
          </table:table-cell>
          <table:table-cell/>
          <table:table-cell office:value-type="float" office:value="40.89" calcext:value-type="float">
            <text:p>40.89</text:p>
          </table:table-cell>
          <table:table-cell office:value-type="float" office:value="0.1486" calcext:value-type="float">
            <text:p>0.1486</text:p>
          </table:table-cell>
          <table:table-cell office:value-type="float" office:value="841" calcext:value-type="float">
            <text:p>841</text:p>
          </table:table-cell>
          <table:table-cell office:value-type="float" office:value="0.32191" calcext:value-type="float">
            <text:p>0.32191</text:p>
          </table:table-cell>
          <table:table-cell office:value-type="float" office:value="363.31" calcext:value-type="float">
            <text:p>363.31</text:p>
          </table:table-cell>
          <table:table-cell table:number-columns-repeated="2"/>
          <table:table-cell office:value-type="string" calcext:value-type="string">
            <text:p>fw4_100k</text:p>
          </table:table-cell>
          <table:table-cell office:value-type="float" office:value="1.1959" calcext:value-type="float">
            <text:p>1.1959</text:p>
          </table:table-cell>
          <table:table-cell office:value-type="float" office:value="0.07103" calcext:value-type="float">
            <text:p>0.07103</text:p>
          </table:table-cell>
          <table:table-cell office:value-type="float" office:value="0.22863" calcext:value-type="float">
            <text:p>0.22863</text:p>
          </table:table-cell>
          <table:table-cell/>
          <table:table-cell office:value-type="float" office:value="0.07377" calcext:value-type="float">
            <text:p>0.07377</text:p>
          </table:table-cell>
          <table:table-cell/>
          <table:table-cell office:value-type="string" calcext:value-type="string">
            <text:p>fw4_100k</text:p>
          </table:table-cell>
          <table:table-cell office:value-type="float" office:value="0.45" calcext:value-type="float">
            <text:p>0.45</text:p>
          </table:table-cell>
          <table:table-cell office:value-type="float" office:value="3.97" calcext:value-type="float">
            <text:p>3.97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1.75" calcext:value-type="float">
            <text:p>1.75</text:p>
          </table:table-cell>
          <table:table-cell office:value-type="float" office:value="35.91" calcext:value-type="float">
            <text:p>35.9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w5_100k</text:p>
          </table:table-cell>
          <table:table-cell office:value-type="float" office:value="0.49094" calcext:value-type="float">
            <text:p>0.49094</text:p>
          </table:table-cell>
          <table:table-cell office:value-type="float" office:value="0.02613" calcext:value-type="float">
            <text:p>0.02613</text:p>
          </table:table-cell>
          <table:table-cell office:value-type="float" office:value="0.03998" calcext:value-type="float">
            <text:p>0.03998</text:p>
          </table:table-cell>
          <table:table-cell office:value-type="float" office:value="0.15358" calcext:value-type="float">
            <text:p>0.15358</text:p>
          </table:table-cell>
          <table:table-cell office:value-type="float" office:value="0.01368" calcext:value-type="float">
            <text:p>0.01368</text:p>
          </table:table-cell>
          <table:table-cell office:value-type="float" office:value="7.3" calcext:value-type="float">
            <text:p>7.3</text:p>
          </table:table-cell>
          <table:table-cell office:value-type="float" office:value="0.09817" calcext:value-type="float">
            <text:p>0.09817</text:p>
          </table:table-cell>
          <table:table-cell office:value-type="float" office:value="27.044" calcext:value-type="float">
            <text:p>27.044</text:p>
          </table:table-cell>
          <table:table-cell/>
          <table:table-cell office:value-type="float" office:value="22.63" calcext:value-type="float">
            <text:p>22.63</text:p>
          </table:table-cell>
          <table:table-cell office:value-type="float" office:value="0.10507" calcext:value-type="float">
            <text:p>0.10507</text:p>
          </table:table-cell>
          <table:table-cell office:value-type="float" office:value="934" calcext:value-type="float">
            <text:p>934</text:p>
          </table:table-cell>
          <table:table-cell office:value-type="float" office:value="0.32797" calcext:value-type="float">
            <text:p>0.32797</text:p>
          </table:table-cell>
          <table:table-cell office:value-type="float" office:value="247.69" calcext:value-type="float">
            <text:p>247.69</text:p>
          </table:table-cell>
          <table:table-cell table:number-columns-repeated="2"/>
          <table:table-cell office:value-type="string" calcext:value-type="string">
            <text:p>fw5_100k</text:p>
          </table:table-cell>
          <table:table-cell office:value-type="float" office:value="1.21194" calcext:value-type="float">
            <text:p>1.21194</text:p>
          </table:table-cell>
          <table:table-cell office:value-type="float" office:value="0.0775" calcext:value-type="float">
            <text:p>0.0775</text:p>
          </table:table-cell>
          <table:table-cell office:value-type="float" office:value="0.33509" calcext:value-type="float">
            <text:p>0.33509</text:p>
          </table:table-cell>
          <table:table-cell/>
          <table:table-cell office:value-type="float" office:value="0.06521" calcext:value-type="float">
            <text:p>0.06521</text:p>
          </table:table-cell>
          <table:table-cell/>
          <table:table-cell office:value-type="string" calcext:value-type="string">
            <text:p>fw5_100k</text:p>
          </table:table-cell>
          <table:table-cell office:value-type="float" office:value="0.92" calcext:value-type="float">
            <text:p>0.92</text:p>
          </table:table-cell>
          <table:table-cell office:value-type="float" office:value="2.26" calcext:value-type="float">
            <text:p>2.26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.01" calcext:value-type="float">
            <text:p>1.01</text:p>
          </table:table-cell>
          <table:table-cell office:value-type="float" office:value="5.17" calcext:value-type="float">
            <text:p>5.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ipc1_100k</text:p>
          </table:table-cell>
          <table:table-cell office:value-type="float" office:value="0.59686" calcext:value-type="float">
            <text:p>0.59686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4531" calcext:value-type="float">
            <text:p>0.04531</text:p>
          </table:table-cell>
          <table:table-cell office:value-type="float" office:value="0.16695" calcext:value-type="float">
            <text:p>0.16695</text:p>
          </table:table-cell>
          <table:table-cell office:value-type="float" office:value="0.01303" calcext:value-type="float">
            <text:p>0.01303</text:p>
          </table:table-cell>
          <table:table-cell office:value-type="float" office:value="33.48" calcext:value-type="float">
            <text:p>33.48</text:p>
          </table:table-cell>
          <table:table-cell office:value-type="float" office:value="0.10985" calcext:value-type="float">
            <text:p>0.10985</text:p>
          </table:table-cell>
          <table:table-cell office:value-type="float" office:value="1.567" calcext:value-type="float">
            <text:p>1.567</text:p>
          </table:table-cell>
          <table:table-cell/>
          <table:table-cell office:value-type="float" office:value="21.66" calcext:value-type="float">
            <text:p>21.66</text:p>
          </table:table-cell>
          <table:table-cell office:value-type="float" office:value="0.04913" calcext:value-type="float">
            <text:p>0.04913</text:p>
          </table:table-cell>
          <table:table-cell office:value-type="float" office:value="782" calcext:value-type="float">
            <text:p>782</text:p>
          </table:table-cell>
          <table:table-cell office:value-type="float" office:value="0.42051" calcext:value-type="float">
            <text:p>0.42051</text:p>
          </table:table-cell>
          <table:table-cell office:value-type="float" office:value="684.52" calcext:value-type="float">
            <text:p>684.52</text:p>
          </table:table-cell>
          <table:table-cell table:number-columns-repeated="2"/>
          <table:table-cell office:value-type="string" calcext:value-type="string">
            <text:p>ipc1_100k</text:p>
          </table:table-cell>
          <table:table-cell office:value-type="float" office:value="1.16275" calcext:value-type="float">
            <text:p>1.16275</text:p>
          </table:table-cell>
          <table:table-cell office:value-type="float" office:value="0.07803" calcext:value-type="float">
            <text:p>0.07803</text:p>
          </table:table-cell>
          <table:table-cell office:value-type="float" office:value="0.43812" calcext:value-type="float">
            <text:p>0.43812</text:p>
          </table:table-cell>
          <table:table-cell/>
          <table:table-cell office:value-type="float" office:value="0.12124" calcext:value-type="float">
            <text:p>0.12124</text:p>
          </table:table-cell>
          <table:table-cell/>
          <table:table-cell office:value-type="string" calcext:value-type="string">
            <text:p>ipc1_100k</text:p>
          </table:table-cell>
          <table:table-cell office:value-type="float" office:value="2.16" calcext:value-type="float">
            <text:p>2.16</text:p>
          </table:table-cell>
          <table:table-cell office:value-type="float" office:value="2.95" calcext:value-type="float">
            <text:p>2.9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5.26" calcext:value-type="float">
            <text:p>5.26</text:p>
          </table:table-cell>
          <table:table-cell office:value-type="float" office:value="6.86" calcext:value-type="float">
            <text:p>6.8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ipc2_100k</text:p>
          </table:table-cell>
          <table:table-cell office:value-type="float" office:value="0.55039" calcext:value-type="float">
            <text:p>0.55039</text:p>
          </table:table-cell>
          <table:table-cell office:value-type="float" office:value="0.02821" calcext:value-type="float">
            <text:p>0.02821</text:p>
          </table:table-cell>
          <table:table-cell office:value-type="float" office:value="0.04152" calcext:value-type="float">
            <text:p>0.04152</text:p>
          </table:table-cell>
          <table:table-cell office:value-type="float" office:value="0.15246" calcext:value-type="float">
            <text:p>0.15246</text:p>
          </table:table-cell>
          <table:table-cell office:value-type="float" office:value="0.01181" calcext:value-type="float">
            <text:p>0.01181</text:p>
          </table:table-cell>
          <table:table-cell office:value-type="float" office:value="11.68" calcext:value-type="float">
            <text:p>11.68</text:p>
          </table:table-cell>
          <table:table-cell office:value-type="float" office:value="0.09771" calcext:value-type="float">
            <text:p>0.09771</text:p>
          </table:table-cell>
          <table:table-cell office:value-type="float" office:value="21.694" calcext:value-type="float">
            <text:p>21.694</text:p>
          </table:table-cell>
          <table:table-cell/>
          <table:table-cell office:value-type="float" office:value="15.72" calcext:value-type="float">
            <text:p>15.72</text:p>
          </table:table-cell>
          <table:table-cell office:value-type="float" office:value="0.04825" calcext:value-type="float">
            <text:p>0.04825</text:p>
          </table:table-cell>
          <table:table-cell office:value-type="float" office:value="968" calcext:value-type="float">
            <text:p>968</text:p>
          </table:table-cell>
          <table:table-cell office:value-type="float" office:value="0.34145" calcext:value-type="float">
            <text:p>0.34145</text:p>
          </table:table-cell>
          <table:table-cell office:value-type="float" office:value="145.94" calcext:value-type="float">
            <text:p>145.94</text:p>
          </table:table-cell>
          <table:table-cell table:number-columns-repeated="2"/>
          <table:table-cell office:value-type="string" calcext:value-type="string">
            <text:p>ipc2_100k</text:p>
          </table:table-cell>
          <table:table-cell office:value-type="float" office:value="1.1582" calcext:value-type="float">
            <text:p>1.1582</text:p>
          </table:table-cell>
          <table:table-cell office:value-type="float" office:value="0.07728" calcext:value-type="float">
            <text:p>0.07728</text:p>
          </table:table-cell>
          <table:table-cell office:value-type="float" office:value="0.26919" calcext:value-type="float">
            <text:p>0.26919</text:p>
          </table:table-cell>
          <table:table-cell/>
          <table:table-cell office:value-type="float" office:value="0.0423" calcext:value-type="float">
            <text:p>0.0423</text:p>
          </table:table-cell>
          <table:table-cell/>
          <table:table-cell office:value-type="string" calcext:value-type="string">
            <text:p>ipc2_100k</text:p>
          </table:table-cell>
          <table:table-cell office:value-type="float" office:value="0.31" calcext:value-type="float">
            <text:p>0.31</text:p>
          </table:table-cell>
          <table:table-cell office:value-type="float" office:value="0.32" calcext:value-type="float">
            <text:p>0.32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71" calcext:value-type="float">
            <text:p>0.71</text:p>
          </table:table-cell>
          <table:table-cell office:value-type="float" office:value="0.8" calcext:value-type="float">
            <text:p>0.8</text:p>
          </table:table-cell>
          <table:table-cell table:number-columns-repeated="99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/>
    <style:font-face style:name="Liberation Sans2" svg:font-family="'Liberation Sans'" style:font-family-generic="roman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TC" style:font-size-asian="10pt" style:language-asian="zh" style:country-asian="TW" style:font-name-complex="Noto Sans CJK T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CJK TC'" style:font-family-generic-asian="system" style:font-pitch-asian="variable" style:font-size-asian="12pt" style:language-asian="zh" style:country-asian="TW" style:font-name-complex="Noto Sans CJK TC" style:font-size-complex="12pt" style:language-complex="hi" style:country-complex="IN"/>
    </style:default-style>
    <number:number-style style:name="N0">
      <number:number number:min-integer-digits="1"/>
    </number:number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64">
      <number:minutes number:style="long"/>
      <number:text>:</number:text>
      <number:seconds number:style="long" number:decimal-places="1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/>
    </number:time-style>
    <number:currency-style style:name="N16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1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5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9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9P2" style:volatile="true">
      <number:text> $</number:text>
      <number:fill-character> </number:fill-character>
      <number:text>-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2" style:volatile="true">
      <number:text>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7P0" style:volatile="true">
      <number:number number:decimal-places="2" number:min-decimal-places="2" number:min-integer-digits="1" number:grouping="true"/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7P0"/>
    </number:number-style>
    <number:number-style style:name="N156P0" style:volatile="true">
      <number:number number:decimal-places="2" number:min-decimal-places="2" number:min-integer-digits="1" number:grouping="true"/>
    </number:number-style>
    <number:number-style style:name="N156">
      <number:text>-</number:text>
      <number:number number:decimal-places="2" number:min-decimal-places="2" number:min-integer-digits="1" number:grouping="true"/>
      <style:map style:condition="value()&gt;=0" style:apply-style-name="N156P0"/>
    </number:number-style>
    <number:number-style style:name="N155P0" style:volatile="true">
      <number:number number:decimal-places="0" number:min-decimal-places="0" number:min-integer-digits="1" number:grouping="true"/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5P0"/>
    </number:number-style>
    <number:number-style style:name="N154P0" style:volatile="true">
      <number:number number:decimal-places="0" number:min-decimal-places="0" number:min-integer-digits="1" number:grouping="true"/>
    </number:number-style>
    <number:number-style style:name="N154">
      <number:text>-</number:text>
      <number:number number:decimal-places="0" number:min-decimal-places="0" number:min-integer-digits="1" number:grouping="true"/>
      <style:map style:condition="value()&gt;=0" style:apply-style-name="N154P0"/>
    </number:number-style>
    <number:time-style style:name="N153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52">
      <number:am-pm/>
      <number:hours number:style="long"/>
      <number:text>時</number:text>
      <number:minutes number:style="long"/>
      <number:text>分</number:text>
    </number:time-style>
    <number:date-style style:name="N151">
      <number:year number:style="long"/>
      <number:text>年</number:text>
      <number:month/>
      <number:text>月</number:text>
      <number:day/>
      <number:text>日</number:text>
    </number:date-style>
    <number:date-style style:name="N150">
      <number:month/>
      <number:text>/</number:text>
      <number:day/>
      <number:text>/</number:text>
      <number:year/>
    </number:date-style>
    <number:number-style style:name="N149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48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48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47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6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46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time-style style:name="N145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4">
      <number:hours number:style="long"/>
      <number:text>:</number:text>
      <number:minutes number:style="long"/>
      <number:text> </number:text>
      <number:am-pm/>
    </number:time-style>
    <number:date-style style:name="N143">
      <number:month number:textual="true"/>
      <number:text>-</number:text>
      <number:year/>
    </number:date-style>
    <number:date-style style:name="N142">
      <number:day/>
      <number:text>-</number:text>
      <number:month number:textual="true"/>
    </number:date-style>
    <number:date-style style:name="N141">
      <number:day/>
      <number:text>-</number:text>
      <number:month number:textual="true"/>
      <number:text>-</number:text>
      <number:year/>
    </number:date-style>
    <number:currency-style style:name="N140P0" style:volatile="true">
      <number:text>$</number:text>
      <number:number number:decimal-places="2" number:min-decimal-places="2" number:min-integer-digits="1" number:grouping="true"/>
    </number:currency-style>
    <number:currency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currency-style>
    <number:currency-style style:name="N139P0" style:volatile="true">
      <number:text>$</number:text>
      <number:number number:decimal-places="2" number:min-decimal-places="2" number:min-integer-digits="1" number:grouping="true"/>
    </number:currency-style>
    <number:currency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currency-style>
    <number:currency-style style:name="N138P0" style:volatile="true">
      <number:text>$</number:text>
      <number:number number:decimal-places="0" number:min-decimal-places="0" number:min-integer-digits="1" number:grouping="true"/>
    </number:currency-style>
    <number:currency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currency-style>
    <number:currency-style style:name="N137P0" style:volatile="true">
      <number:text>$</number:text>
      <number:number number:decimal-places="0" number:min-decimal-places="0" number:min-integer-digits="1" number:grouping="true"/>
    </number:currency-style>
    <number:currency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currency-style>
    <number:date-style style:name="N1013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style:style style:name="Default" style:family="table-cell">
      <style:table-cell-properties style:rotation-align="none" style:vertical-align="middle"/>
      <style:text-properties fo:color="#000000" style:font-name="Liberation Sans1" fo:font-family="'Liberation Sans'" style:font-family-generic="roman" style:font-name-complex="Liberation Sans1" style:font-family-complex="'Liberation Sans'" style:font-family-generic-complex="roman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roman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roman" style:font-size-complex="10pt" style:font-style-complex="normal" style:font-weight-complex="bold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roman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roman" style:font-size-complex="10pt" style:font-style-complex="normal" style:font-weight-complex="bold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roman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roman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roman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roman" style:font-size-complex="10pt" style:font-style-complex="normal" style:font-weight-complex="bold"/>
    </style:style>
    <style:style style:name="Bad_20_8" style:display-name="Bad 8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roman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roman" style:font-size-complex="10pt" style:font-style-complex="normal" style:font-weight-complex="normal"/>
    </style:style>
    <style:style style:name="Error_20_9" style:display-name="Error 9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roman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roman" style:font-size-complex="10pt" style:font-style-complex="normal" style:font-weight-complex="bold"/>
    </style:style>
    <style:style style:name="Footnote_20_10" style:display-name="Footnote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style:font-family-generic="roman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family-generic-complex="roman" style:font-size-complex="10pt" style:font-style-complex="italic" style:font-weight-complex="normal"/>
    </style:style>
    <style:style style:name="Good_20_11" style:display-name="Good 11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style:font-family-generic="roman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roman" style:font-size-complex="10pt" style:font-style-complex="normal" style:font-weight-complex="normal"/>
    </style:style>
    <style:style style:name="Heading_20_1_20_13" style:display-name="Heading 1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roman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family-generic-complex="roman" style:font-size-complex="18pt" style:font-style-complex="normal" style:font-weight-complex="bold"/>
    </style:style>
    <style:style style:name="Heading_20_12" style:display-name="Heading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roman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family-generic-complex="roman" style:font-size-complex="24pt" style:font-style-complex="normal" style:font-weight-complex="bold"/>
    </style:style>
    <style:style style:name="Heading_20_2_20_14" style:display-name="Heading 2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roman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family-generic-complex="roman" style:font-size-complex="12pt" style:font-style-complex="normal" style:font-weight-complex="bold"/>
    </style:style>
    <style:style style:name="Hyperlink_20_15" style:display-name="Hyperlink 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style:font-family-generic="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family-generic-complex="roman" style:font-size-complex="10pt" style:font-style-complex="normal" style:font-weight-complex="normal"/>
    </style:style>
    <style:style style:name="Neutral_20_16" style:display-name="Neutral 16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style:font-family-generic="roman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roman" style:font-size-complex="10pt" style:font-style-complex="normal" style:font-weight-complex="normal"/>
    </style:style>
    <style:style style:name="Note_20_17" style:display-name="Note 17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style:font-family-generic="roman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roman" style:font-size-complex="10pt" style:font-style-complex="normal" style:font-weight-complex="normal"/>
    </style:style>
    <style:style style:name="Result_20_18" style:display-name="Result 1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family-generic-complex="roman" style:font-size-complex="10pt" style:font-style-complex="italic" style:font-weight-complex="bold"/>
    </style:style>
    <style:style style:name="Status_20_19" style:display-name="Status 1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ext_20_20" style:display-name="Text 2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Warning_20_21" style:display-name="Warning 2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roman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roman" style:font-size-complex="10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47cm"/>
      </style:header-style>
      <style:footer-style>
        <style:header-footer-properties fo:min-height="1cm" fo:margin-left="0cm" fo:margin-right="0cm" fo:margin-top="0.647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style:font-size-asian="10pt" style:font-style-asian="normal" style:font-weight-asian="normal" style:font-name-complex="Liberation Sans2" style:font-size-complex="10pt" style:font-style-complex="normal" style:font-weight-complex="normal"/>
    </style:style>
  </office:automatic-styles>
  <office:master-styles>
    <style:master-page style:name="PageStyle_5f_present_5f_G" style:display-name="PageStyle_present_G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頁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mp" style:display-name="PageStyle_tmp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頁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rigin" style:display-name="PageStyle_origin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頁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resent" style:display-name="PageStyle_present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頁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ouis</meta:initial-creator>
    <meta:editing-cycles>26</meta:editing-cycles>
    <meta:creation-date>2024-01-21T17:35:41</meta:creation-date>
    <dc:date>2024-03-21T11:03:28.322928512</dc:date>
    <meta:editing-duration>PT2H4M21S</meta:editing-duration>
    <meta:generator>LibreOffice/7.3.7.2$Linux_X86_64 LibreOffice_project/30$Build-2</meta:generator>
    <meta:document-statistic meta:table-count="4" meta:cell-count="4119" meta:object-count="8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420e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d320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79d1c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e0021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83caff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314004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b1f6f" fo:wrap-option="wrap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950e" fo:wrap-option="wrap"/>
      <style:text-properties fo:color="#000000" style:text-position="0% 100%" fo:font-family="Calibri" fo:font-size="10pt" style:font-size-asian="10pt" style:font-size-complex="10pt"/>
    </style:style>
    <style:style style:name="ch1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5000b" fo:wrap-option="wrap"/>
      <style:text-properties fo:color="#000000" style:text-position="0% 100%" fo:font-family="Calibri" fo:font-size="10pt" style:font-size-asian="10pt" style:font-size-complex="10pt"/>
    </style:style>
    <style:style style:name="ch1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84d1" fo:wrap-option="wrap"/>
      <style:text-properties fo:color="#000000" style:text-position="0% 100%" fo:font-family="Calibri" fo:font-size="10pt" style:font-size-asian="10pt" style:font-size-complex="10pt"/>
    </style:style>
    <style:style style:name="ch1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ecf00" fo:wrap-option="wrap"/>
      <style:text-properties fo:color="#000000" style:text-position="0% 100%" fo:font-family="Calibri" fo:font-size="10pt" style:font-size-asian="10pt" style:font-size-complex="10pt"/>
    </style:style>
    <style:style style:name="ch20" style:family="chart">
      <style:graphic-properties draw:stroke="solid" svg:stroke-width="0.026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54.882cm" svg:height="20.12cm" xlink:href=".." xlink:type="simple" chart:class="chart:bar" chart:style-name="ch1">
        <chart:title svg:x="25.906cm" svg:y="0.538cm" chart:style-name="ch2">
          <text:p>Search Time (us)</text:p>
        </chart:title>
        <chart:legend chart:legend-position="end" svg:x="51.164cm" svg:y="3.71cm" style:legend-expansion="high" chart:style-name="ch3"/>
        <chart:plot-area chart:style-name="ch4" table:cell-range-address="tmp.A4:tmp.H15 tmp.A3:tmp.H3 tmp.J3:tmp.V15" chart:data-source-has-labels="both" svg:x="0.721cm" svg:y="1cm" svg:width="49.972cm" svg:height="18.249cm">
          <chart:coordinate-region svg:x="1.459cm" svg:y="1.265cm" svg:width="49.234cm" svg:height="17.205cm"/>
          <chart:axis chart:dimension="x" chart:name="primary-x" chart:style-name="ch5" chartooo:axis-type="auto">
            <chartooo:date-scale/>
            <chart:categories table:cell-range-address="tmp.A4:tmp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mp.B4:tmp.B15" chart:label-cell-address="tmp.B3:tmp.B3" chart:class="chart:bar">
            <chart:data-point chart:repeated="12"/>
          </chart:series>
          <chart:series chart:style-name="ch9" chart:values-cell-range-address="tmp.C4:tmp.C15" chart:label-cell-address="tmp.C3:tmp.C3" chart:class="chart:bar">
            <chart:data-point chart:repeated="12"/>
          </chart:series>
          <chart:series chart:style-name="ch10" chart:values-cell-range-address="tmp.D4:tmp.D15" chart:label-cell-address="tmp.D3:tmp.D3" chart:class="chart:bar">
            <chart:data-point chart:repeated="12"/>
          </chart:series>
          <chart:series chart:style-name="ch11" chart:values-cell-range-address="tmp.E4:tmp.E15" chart:label-cell-address="tmp.E3:tmp.E3" chart:class="chart:bar">
            <chart:data-point chart:repeated="12"/>
          </chart:series>
          <chart:series chart:style-name="ch12" chart:values-cell-range-address="tmp.F4:tmp.F15" chart:label-cell-address="tmp.F3:tmp.F3" chart:class="chart:bar">
            <chart:data-point chart:repeated="12"/>
          </chart:series>
          <chart:series chart:style-name="ch13" chart:values-cell-range-address="tmp.G4:tmp.G15" chart:label-cell-address="tmp.G3:tmp.G3" chart:class="chart:bar">
            <chart:data-point chart:repeated="12"/>
          </chart:series>
          <chart:series chart:style-name="ch14" chart:values-cell-range-address="tmp.H4:tmp.H15" chart:label-cell-address="tmp.H3:tmp.H3" chart:class="chart:bar">
            <chart:data-point chart:repeated="12"/>
          </chart:series>
          <chart:series chart:style-name="ch15" chart:values-cell-range-address="tmp.J4:tmp.J15" chart:label-cell-address="tmp.J3:tmp.J3" chart:class="chart:bar">
            <chart:data-point chart:repeated="12"/>
          </chart:series>
          <chart:series chart:style-name="ch16" chart:values-cell-range-address="tmp.K4:tmp.K15" chart:label-cell-address="tmp.K3:tmp.K3" chart:class="chart:bar">
            <chart:data-point chart:repeated="12"/>
          </chart:series>
          <chart:series chart:style-name="ch17" chart:values-cell-range-address="tmp.L4:tmp.L15" chart:label-cell-address="tmp.L3:tmp.L3" chart:class="chart:bar">
            <chart:data-point chart:repeated="12"/>
          </chart:series>
          <chart:series chart:style-name="ch18" chart:values-cell-range-address="tmp.M4:tmp.M15" chart:label-cell-address="tmp.M3:tmp.M3" chart:class="chart:bar">
            <chart:data-point chart:repeated="12"/>
          </chart:series>
          <chart:series chart:style-name="ch8" chart:values-cell-range-address="tmp.N4:tmp.N15" chart:label-cell-address="tmp.N3:tmp.N3" chart:class="chart:bar">
            <chart:data-point chart:repeated="12"/>
          </chart:series>
          <chart:series chart:style-name="ch9" chart:values-cell-range-address="tmp.O4:tmp.O15" chart:label-cell-address="tmp.O3:tmp.O3" chart:class="chart:bar">
            <chart:data-point chart:repeated="12"/>
          </chart:series>
          <chart:series chart:style-name="ch10" chart:values-cell-range-address="tmp.P4:tmp.P15" chart:label-cell-address="tmp.P3:tmp.P3" chart:class="chart:bar">
            <chart:data-point chart:repeated="12"/>
          </chart:series>
          <chart:series chart:style-name="ch11" chart:values-cell-range-address="tmp.Q4:tmp.Q15" chart:label-cell-address="tmp.Q3:tmp.Q3" chart:class="chart:bar">
            <chart:data-point chart:repeated="12"/>
          </chart:series>
          <chart:series chart:style-name="ch12" chart:values-cell-range-address="tmp.R4:tmp.R15" chart:label-cell-address="tmp.R3:tmp.R3" chart:class="chart:bar">
            <chart:data-point chart:repeated="12"/>
          </chart:series>
          <chart:series chart:style-name="ch13" chart:values-cell-range-address="tmp.S4:tmp.S15" chart:label-cell-address="tmp.S3:tmp.S3" chart:class="chart:bar">
            <chart:data-point chart:repeated="12"/>
          </chart:series>
          <chart:series chart:style-name="ch14" chart:values-cell-range-address="tmp.T4:tmp.T15" chart:label-cell-address="tmp.T3:tmp.T3" chart:class="chart:bar">
            <chart:data-point chart:repeated="12"/>
          </chart:series>
          <chart:series chart:style-name="ch19" chart:values-cell-range-address="tmp.U4:tmp.U15" chart:label-cell-address="tmp.U3:tmp.U3" chart:class="chart:bar">
            <chart:data-point chart:repeated="12"/>
          </chart:series>
          <chart:series chart:style-name="ch15" chart:values-cell-range-address="tmp.V4:tmp.V15" chart:label-cell-address="tmp.V3:tmp.V3" chart:class="chart:bar">
            <chart:data-point chart:repeated="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tTSS</text:p>
                <draw:g>
                  <svg:desc>tmp.B3:tmp.B3</svg:desc>
                </draw:g>
              </table:table-cell>
              <table:table-cell office:value-type="string">
                <text:p>PSTSS</text:p>
                <draw:g>
                  <svg:desc>tmp.C3:tmp.C3</svg:desc>
                </draw:g>
              </table:table-cell>
              <table:table-cell office:value-type="string">
                <text:p>PartitionSort</text:p>
                <draw:g>
                  <svg:desc>tmp.D3:tmp.D3</svg:desc>
                </draw:g>
              </table:table-cell>
              <table:table-cell office:value-type="string">
                <text:p>TabTree</text:p>
                <draw:g>
                  <svg:desc>tmp.E3:tmp.E3</svg:desc>
                </draw:g>
              </table:table-cell>
              <table:table-cell office:value-type="string">
                <text:p>KSet</text:p>
                <draw:g>
                  <svg:desc>tmp.F3:tmp.F3</svg:desc>
                </draw:g>
              </table:table-cell>
              <table:table-cell office:value-type="string">
                <text:p>PT-Tree</text:p>
                <draw:g>
                  <svg:desc>tmp.G3:tmp.G3</svg:desc>
                </draw:g>
              </table:table-cell>
              <table:table-cell office:value-type="string">
                <text:p>TupleTree</text:p>
                <draw:g>
                  <svg:desc>tmp.H3:tmp.H3</svg:desc>
                </draw:g>
              </table:table-cell>
              <table:table-cell office:value-type="string">
                <text:p>ByteCuts</text:p>
                <draw:g>
                  <svg:desc>tmp.J3:tmp.J3</svg:desc>
                </draw:g>
              </table:table-cell>
              <table:table-cell office:value-type="string">
                <text:p>TupleMerge</text:p>
                <draw:g>
                  <svg:desc>tmp.K3:tmp.K3</svg:desc>
                </draw:g>
              </table:table-cell>
              <table:table-cell office:value-type="string">
                <text:p>HybridTSS</text:p>
                <draw:g>
                  <svg:desc>tmp.L3:tmp.L3</svg:desc>
                </draw:g>
              </table:table-cell>
              <table:table-cell office:value-type="string">
                <text:p>CMT</text:p>
                <draw:g>
                  <svg:desc>tmp.M3:tmp.M3</svg:desc>
                </draw:g>
              </table:table-cell>
              <table:table-cell office:value-type="string">
                <text:p>DynamicTuple-2</text:p>
                <draw:g>
                  <svg:desc>tmp.N3:tmp.N3</svg:desc>
                </draw:g>
              </table:table-cell>
              <table:table-cell office:value-type="string">
                <text:p>DynamicTuple-5</text:p>
                <draw:g>
                  <svg:desc>tmp.O3:tmp.O3</svg:desc>
                </draw:g>
              </table:table-cell>
              <table:table-cell office:value-type="string">
                <text:p>MultilayerTuple-2</text:p>
                <draw:g>
                  <svg:desc>tmp.P3:tmp.P3</svg:desc>
                </draw:g>
              </table:table-cell>
              <table:table-cell office:value-type="string">
                <text:p>MultilayerTuple-5</text:p>
                <draw:g>
                  <svg:desc>tmp.Q3:tmp.Q3</svg:desc>
                </draw:g>
              </table:table-cell>
              <table:table-cell office:value-type="string">
                <text:p>PextCuts-2</text:p>
                <draw:g>
                  <svg:desc>tmp.R3:tmp.R3</svg:desc>
                </draw:g>
              </table:table-cell>
              <table:table-cell office:value-type="string">
                <text:p>PextCuts-5</text:p>
                <draw:g>
                  <svg:desc>tmp.S3:tmp.S3</svg:desc>
                </draw:g>
              </table:table-cell>
              <table:table-cell office:value-type="string">
                <text:p>MbitTree</text:p>
                <draw:g>
                  <svg:desc>tmp.T3:tmp.T3</svg:desc>
                </draw:g>
              </table:table-cell>
              <table:table-cell office:value-type="string">
                <text:p>Nuevomatch</text:p>
                <draw:g>
                  <svg:desc>tmp.U3:tmp.U3</svg:desc>
                </draw:g>
              </table:table-cell>
              <table:table-cell office:value-type="string">
                <text:p>HybridCuts</text:p>
                <draw:g>
                  <svg:desc>tmp.V3:tmp.V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l1_100k</text:p>
                <draw:g>
                  <svg:desc>tmp.A4:tmp.A15</svg:desc>
                </draw:g>
              </table:table-cell>
              <table:table-cell office:value-type="float" office:value="0.1046">
                <text:p>0.1046</text:p>
                <draw:g>
                  <svg:desc>tmp.B4:tmp.B15</svg:desc>
                </draw:g>
              </table:table-cell>
              <table:table-cell office:value-type="float" office:value="0.5117">
                <text:p>0.5117</text:p>
                <draw:g>
                  <svg:desc>tmp.C4:tmp.C15</svg:desc>
                </draw:g>
              </table:table-cell>
              <table:table-cell office:value-type="float" office:value="0.7328">
                <text:p>0.7328</text:p>
                <draw:g>
                  <svg:desc>tmp.D4:tmp.D15</svg:desc>
                </draw:g>
              </table:table-cell>
              <table:table-cell office:value-type="float" office:value="0.3309">
                <text:p>0.3309</text:p>
                <draw:g>
                  <svg:desc>tmp.E4:tmp.E15</svg:desc>
                </draw:g>
              </table:table-cell>
              <table:table-cell office:value-type="float" office:value="0.041">
                <text:p>0.041</text:p>
                <draw:g>
                  <svg:desc>tmp.F4:tmp.F15</svg:desc>
                </draw:g>
              </table:table-cell>
              <table:table-cell office:value-type="float" office:value="0.07555">
                <text:p>0.07555</text:p>
                <draw:g>
                  <svg:desc>tmp.G4:tmp.G15</svg:desc>
                </draw:g>
              </table:table-cell>
              <table:table-cell office:value-type="float" office:value="0.06724">
                <text:p>0.06724</text:p>
                <draw:g>
                  <svg:desc>tmp.H4:tmp.H15</svg:desc>
                </draw:g>
              </table:table-cell>
              <table:table-cell office:value-type="float" office:value="0.0462">
                <text:p>0.0462</text:p>
                <draw:g>
                  <svg:desc>tmp.J4:tmp.J15</svg:desc>
                </draw:g>
              </table:table-cell>
              <table:table-cell office:value-type="float" office:value="0.13536">
                <text:p>0.13536</text:p>
                <draw:g>
                  <svg:desc>tmp.K4:tmp.K15</svg:desc>
                </draw:g>
              </table:table-cell>
              <table:table-cell office:value-type="float" office:value="0.03628">
                <text:p>0.03628</text:p>
                <draw:g>
                  <svg:desc>tmp.L4:tmp.L15</svg:desc>
                </draw:g>
              </table:table-cell>
              <table:table-cell office:value-type="float" office:value="0.023747">
                <text:p>0.023747</text:p>
                <draw:g>
                  <svg:desc>tmp.M4:tmp.M15</svg:desc>
                </draw:g>
              </table:table-cell>
              <table:table-cell office:value-type="float" office:value="0.0228206298493838">
                <text:p>0.0228206298493838</text:p>
                <draw:g>
                  <svg:desc>tmp.N4:tmp.N15</svg:desc>
                </draw:g>
              </table:table-cell>
              <table:table-cell office:value-type="float" office:value="0.0242659548653239">
                <text:p>0.0242659548653239</text:p>
                <draw:g>
                  <svg:desc>tmp.O4:tmp.O15</svg:desc>
                </draw:g>
              </table:table-cell>
              <table:table-cell office:value-type="float" office:value="0.0655737704918033">
                <text:p>0.0655737704918033</text:p>
                <draw:g>
                  <svg:desc>tmp.P4:tmp.P15</svg:desc>
                </draw:g>
              </table:table-cell>
              <table:table-cell office:value-type="float" office:value="0.111234705228031">
                <text:p>0.111234705228031</text:p>
                <draw:g>
                  <svg:desc>tmp.Q4:tmp.Q15</svg:desc>
                </draw:g>
              </table:table-cell>
              <table:table-cell office:value-type="float" office:value="0.01998001998002">
                <text:p>0.01998001998002</text:p>
                <draw:g>
                  <svg:desc>tmp.R4:tmp.R15</svg:desc>
                </draw:g>
              </table:table-cell>
              <table:table-cell office:value-type="float" office:value="0.0264131008980454">
                <text:p>0.0264131008980454</text:p>
                <draw:g>
                  <svg:desc>tmp.S4:tmp.S15</svg:desc>
                </draw:g>
              </table:table-cell>
              <table:table-cell office:value-type="float" office:value="0.1057">
                <text:p>0.1057</text:p>
                <draw:g>
                  <svg:desc>tmp.T4:tmp.T15</svg:desc>
                </draw:g>
              </table:table-cell>
              <table:table-cell office:value-type="float" office:value="0.103">
                <text:p>0.103</text:p>
                <draw:g>
                  <svg:desc>tmp.U4:tmp.U15</svg:desc>
                </draw:g>
              </table:table-cell>
              <table:table-cell office:value-type="float" office:value="NaN">
                <text:p>NaN</text:p>
                <draw:g>
                  <svg:desc>tmp.V4:tmp.V15</svg:desc>
                </draw:g>
              </table:table-cell>
            </table:table-row>
            <table:table-row>
              <table:table-cell office:value-type="string">
                <text:p>acl2_100k</text:p>
              </table:table-cell>
              <table:table-cell office:value-type="float" office:value="0.3046">
                <text:p>0.3046</text:p>
              </table:table-cell>
              <table:table-cell office:value-type="float" office:value="1.8885">
                <text:p>1.8885</text:p>
              </table:table-cell>
              <table:table-cell office:value-type="float" office:value="2.3629">
                <text:p>2.3629</text:p>
              </table:table-cell>
              <table:table-cell office:value-type="float" office:value="1.2885">
                <text:p>1.2885</text:p>
              </table:table-cell>
              <table:table-cell office:value-type="float" office:value="0.193">
                <text:p>0.193</text:p>
              </table:table-cell>
              <table:table-cell office:value-type="float" office:value="0.14856">
                <text:p>0.14856</text:p>
              </table:table-cell>
              <table:table-cell office:value-type="float" office:value="0.21791">
                <text:p>0.21791</text:p>
              </table:table-cell>
              <table:table-cell office:value-type="float" office:value="0.1613">
                <text:p>0.1613</text:p>
              </table:table-cell>
              <table:table-cell office:value-type="float" office:value="0.3935">
                <text:p>0.3935</text:p>
              </table:table-cell>
              <table:table-cell office:value-type="float" office:value="0.81072">
                <text:p>0.81072</text:p>
              </table:table-cell>
              <table:table-cell office:value-type="float" office:value="0.11988">
                <text:p>0.11988</text:p>
              </table:table-cell>
              <table:table-cell office:value-type="float" office:value="0.0950570342205323">
                <text:p>0.0950570342205323</text:p>
              </table:table-cell>
              <table:table-cell office:value-type="float" office:value="0.127064803049555">
                <text:p>0.127064803049555</text:p>
              </table:table-cell>
              <table:table-cell office:value-type="float" office:value="0.170357751277683">
                <text:p>0.170357751277683</text:p>
              </table:table-cell>
              <table:table-cell office:value-type="float" office:value="0.305810397553517">
                <text:p>0.305810397553517</text:p>
              </table:table-cell>
              <table:table-cell office:value-type="float" office:value="0.058173356602676">
                <text:p>0.058173356602676</text:p>
              </table:table-cell>
              <table:table-cell office:value-type="float" office:value="0.0775795190069822">
                <text:p>0.0775795190069822</text:p>
              </table:table-cell>
              <table:table-cell office:value-type="float" office:value="0.4587">
                <text:p>0.4587</text:p>
              </table:table-cell>
              <table:table-cell office:value-type="float" office:value="0.915">
                <text:p>0.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cl3_100k</text:p>
              </table:table-cell>
              <table:table-cell office:value-type="float" office:value="0.1358">
                <text:p>0.1358</text:p>
              </table:table-cell>
              <table:table-cell office:value-type="float" office:value="1.1968">
                <text:p>1.1968</text:p>
              </table:table-cell>
              <table:table-cell office:value-type="float" office:value="1.4684">
                <text:p>1.4684</text:p>
              </table:table-cell>
              <table:table-cell office:value-type="float" office:value="0.5823">
                <text:p>0.5823</text:p>
              </table:table-cell>
              <table:table-cell office:value-type="float" office:value="0.052">
                <text:p>0.052</text:p>
              </table:table-cell>
              <table:table-cell office:value-type="float" office:value="0.12342">
                <text:p>0.12342</text:p>
              </table:table-cell>
              <table:table-cell office:value-type="float" office:value="0.08726">
                <text:p>0.08726</text:p>
              </table:table-cell>
              <table:table-cell office:value-type="float" office:value="0.049">
                <text:p>0.049</text:p>
              </table:table-cell>
              <table:table-cell office:value-type="float" office:value="0.14054">
                <text:p>0.14054</text:p>
              </table:table-cell>
              <table:table-cell office:value-type="float" office:value="0.08464">
                <text:p>0.08464</text:p>
              </table:table-cell>
              <table:table-cell office:value-type="float" office:value="0.09451">
                <text:p>0.09451</text:p>
              </table:table-cell>
              <table:table-cell office:value-type="float" office:value="0.0233481204763017">
                <text:p>0.0233481204763017</text:p>
              </table:table-cell>
              <table:table-cell office:value-type="float" office:value="0.0340020401224073">
                <text:p>0.0340020401224073</text:p>
              </table:table-cell>
              <table:table-cell office:value-type="float" office:value="0.0721500721500722">
                <text:p>0.0721500721500722</text:p>
              </table:table-cell>
              <table:table-cell office:value-type="float" office:value="0.229885057471264">
                <text:p>0.229885057471264</text:p>
              </table:table-cell>
              <table:table-cell office:value-type="float" office:value="0.0203086921202275">
                <text:p>0.0203086921202275</text:p>
              </table:table-cell>
              <table:table-cell office:value-type="float" office:value="0.0371057513914657">
                <text:p>0.0371057513914657</text:p>
              </table:table-cell>
              <table:table-cell office:value-type="float" office:value="0.1393">
                <text:p>0.1393</text:p>
              </table:table-cell>
              <table:table-cell office:value-type="float" office:value="0.111">
                <text:p>0.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cl4_100k</text:p>
              </table:table-cell>
              <table:table-cell office:value-type="float" office:value="0.1303">
                <text:p>0.1303</text:p>
              </table:table-cell>
              <table:table-cell office:value-type="float" office:value="1.276">
                <text:p>1.276</text:p>
              </table:table-cell>
              <table:table-cell office:value-type="float" office:value="1.5406">
                <text:p>1.5406</text:p>
              </table:table-cell>
              <table:table-cell office:value-type="float" office:value="0.5638">
                <text:p>0.5638</text:p>
              </table:table-cell>
              <table:table-cell office:value-type="float" office:value="0.052">
                <text:p>0.052</text:p>
              </table:table-cell>
              <table:table-cell office:value-type="float" office:value="0.0915">
                <text:p>0.0915</text:p>
              </table:table-cell>
              <table:table-cell office:value-type="float" office:value="0.08871">
                <text:p>0.08871</text:p>
              </table:table-cell>
              <table:table-cell office:value-type="float" office:value="0.0782">
                <text:p>0.0782</text:p>
              </table:table-cell>
              <table:table-cell office:value-type="float" office:value="0.19319">
                <text:p>0.19319</text:p>
              </table:table-cell>
              <table:table-cell office:value-type="float" office:value="0.10715">
                <text:p>0.10715</text:p>
              </table:table-cell>
              <table:table-cell office:value-type="float" office:value="0.10037">
                <text:p>0.10037</text:p>
              </table:table-cell>
              <table:table-cell office:value-type="float" office:value="0.0275709953129308">
                <text:p>0.0275709953129308</text:p>
              </table:table-cell>
              <table:table-cell office:value-type="float" office:value="0.0390777647518562">
                <text:p>0.0390777647518562</text:p>
              </table:table-cell>
              <table:table-cell office:value-type="float" office:value="0.0702740688685875">
                <text:p>0.0702740688685875</text:p>
              </table:table-cell>
              <table:table-cell office:value-type="float" office:value="0.196463654223969">
                <text:p>0.196463654223969</text:p>
              </table:table-cell>
              <table:table-cell office:value-type="float" office:value="0.0282965478211658">
                <text:p>0.0282965478211658</text:p>
              </table:table-cell>
              <table:table-cell office:value-type="float" office:value="0.0331345261762757">
                <text:p>0.0331345261762757</text:p>
              </table:table-cell>
              <table:table-cell office:value-type="float" office:value="0.16437">
                <text:p>0.16437</text:p>
              </table:table-cell>
              <table:table-cell office:value-type="float" office:value="0.184">
                <text:p>0.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cl5_100k</text:p>
              </table:table-cell>
              <table:table-cell office:value-type="float" office:value="0.1141">
                <text:p>0.1141</text:p>
              </table:table-cell>
              <table:table-cell office:value-type="float" office:value="0.5529">
                <text:p>0.5529</text:p>
              </table:table-cell>
              <table:table-cell office:value-type="float" office:value="0.888">
                <text:p>0.888</text:p>
              </table:table-cell>
              <table:table-cell office:value-type="float" office:value="0.377">
                <text:p>0.377</text:p>
              </table:table-cell>
              <table:table-cell office:value-type="float" office:value="0.05">
                <text:p>0.05</text:p>
              </table:table-cell>
              <table:table-cell office:value-type="float" office:value="0.1024">
                <text:p>0.1024</text:p>
              </table:table-cell>
              <table:table-cell office:value-type="float" office:value="0.09183">
                <text:p>0.09183</text:p>
              </table:table-cell>
              <table:table-cell office:value-type="float" office:value="0.0487">
                <text:p>0.0487</text:p>
              </table:table-cell>
              <table:table-cell office:value-type="float" office:value="0.09394">
                <text:p>0.09394</text:p>
              </table:table-cell>
              <table:table-cell office:value-type="float" office:value="0.07514">
                <text:p>0.07514</text:p>
              </table:table-cell>
              <table:table-cell office:value-type="float" office:value="0.005198">
                <text:p>0.005198</text:p>
              </table:table-cell>
              <table:table-cell office:value-type="float" office:value="0.0292997363023733">
                <text:p>0.0292997363023733</text:p>
              </table:table-cell>
              <table:table-cell office:value-type="float" office:value="0.0343878954607978">
                <text:p>0.0343878954607978</text:p>
              </table:table-cell>
              <table:table-cell office:value-type="float" office:value="0.0583771161704612">
                <text:p>0.0583771161704612</text:p>
              </table:table-cell>
              <table:table-cell office:value-type="float" office:value="0.141442715700141">
                <text:p>0.141442715700141</text:p>
              </table:table-cell>
              <table:table-cell office:value-type="float" office:value="0.0306936771025169">
                <text:p>0.0306936771025169</text:p>
              </table:table-cell>
              <table:table-cell office:value-type="float" office:value="0.0264970853206147">
                <text:p>0.0264970853206147</text:p>
              </table:table-cell>
              <table:table-cell office:value-type="float" office:value="0.10686">
                <text:p>0.10686</text:p>
              </table:table-cell>
              <table:table-cell office:value-type="float" office:value="0.177">
                <text:p>0.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w1_100k</text:p>
              </table:table-cell>
              <table:table-cell office:value-type="float" office:value="0.2053">
                <text:p>0.2053</text:p>
              </table:table-cell>
              <table:table-cell office:value-type="float" office:value="1.0951">
                <text:p>1.0951</text:p>
              </table:table-cell>
              <table:table-cell office:value-type="float" office:value="1.4159">
                <text:p>1.4159</text:p>
              </table:table-cell>
              <table:table-cell office:value-type="float" office:value="0.5233">
                <text:p>0.5233</text:p>
              </table:table-cell>
              <table:table-cell office:value-type="float" office:value="0.086">
                <text:p>0.086</text:p>
              </table:table-cell>
              <table:table-cell office:value-type="float" office:value="0.1896">
                <text:p>0.1896</text:p>
              </table:table-cell>
              <table:table-cell office:value-type="float" office:value="0.105">
                <text:p>0.105</text:p>
              </table:table-cell>
              <table:table-cell office:value-type="float" office:value="0.0567">
                <text:p>0.0567</text:p>
              </table:table-cell>
              <table:table-cell office:value-type="float" office:value="0.17892">
                <text:p>0.17892</text:p>
              </table:table-cell>
              <table:table-cell office:value-type="float" office:value="0.25599">
                <text:p>0.25599</text:p>
              </table:table-cell>
              <table:table-cell office:value-type="float" office:value="0.242841">
                <text:p>0.242841</text:p>
              </table:table-cell>
              <table:table-cell office:value-type="float" office:value="0.0341180484476288">
                <text:p>0.0341180484476288</text:p>
              </table:table-cell>
              <table:table-cell office:value-type="float" office:value="0.058173356602676">
                <text:p>0.058173356602676</text:p>
              </table:table-cell>
              <table:table-cell office:value-type="float" office:value="0.110253583241455">
                <text:p>0.110253583241455</text:p>
              </table:table-cell>
              <table:table-cell office:value-type="float" office:value="0.325732899022801">
                <text:p>0.325732899022801</text:p>
              </table:table-cell>
              <table:table-cell office:value-type="float" office:value="0.0371195248700817">
                <text:p>0.0371195248700817</text:p>
              </table:table-cell>
              <table:table-cell office:value-type="float" office:value="0.0468164794007491">
                <text:p>0.0468164794007491</text:p>
              </table:table-cell>
              <table:table-cell office:value-type="float" office:value="0.24716">
                <text:p>0.24716</text:p>
              </table:table-cell>
              <table:table-cell office:value-type="float" office:value="0.21">
                <text:p>0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w2_100k</text:p>
              </table:table-cell>
              <table:table-cell office:value-type="float" office:value="0.0907">
                <text:p>0.0907</text:p>
              </table:table-cell>
              <table:table-cell office:value-type="float" office:value="0.5942">
                <text:p>0.5942</text:p>
              </table:table-cell>
              <table:table-cell office:value-type="float" office:value="0.8467">
                <text:p>0.8467</text:p>
              </table:table-cell>
              <table:table-cell office:value-type="float" office:value="0.5385">
                <text:p>0.5385</text:p>
              </table:table-cell>
              <table:table-cell office:value-type="float" office:value="0.085">
                <text:p>0.085</text:p>
              </table:table-cell>
              <table:table-cell office:value-type="float" office:value="0.1065">
                <text:p>0.1065</text:p>
              </table:table-cell>
              <table:table-cell office:value-type="float" office:value="0.10223">
                <text:p>0.10223</text:p>
              </table:table-cell>
              <table:table-cell office:value-type="float" office:value="0.0481">
                <text:p>0.0481</text:p>
              </table:table-cell>
              <table:table-cell office:value-type="float" office:value="0.14954">
                <text:p>0.14954</text:p>
              </table:table-cell>
              <table:table-cell office:value-type="float" office:value="0.12279">
                <text:p>0.12279</text:p>
              </table:table-cell>
              <table:table-cell office:value-type="float" office:value="3.031655">
                <text:p>3.031655</text:p>
              </table:table-cell>
              <table:table-cell office:value-type="float" office:value="0.0363901018922853">
                <text:p>0.0363901018922853</text:p>
              </table:table-cell>
              <table:table-cell office:value-type="float" office:value="0.0424808836023789">
                <text:p>0.0424808836023789</text:p>
              </table:table-cell>
              <table:table-cell office:value-type="float" office:value="0.0863557858376511">
                <text:p>0.0863557858376511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0.0297707651086633">
                <text:p>0.0297707651086633</text:p>
              </table:table-cell>
              <table:table-cell office:value-type="float" office:value="0.0417536534446764">
                <text:p>0.0417536534446764</text:p>
              </table:table-cell>
              <table:table-cell office:value-type="float" office:value="0.17178">
                <text:p>0.17178</text:p>
              </table:table-cell>
              <table:table-cell office:value-type="float" office:value="0.163">
                <text:p>0.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w3_100k</text:p>
              </table:table-cell>
              <table:table-cell office:value-type="float" office:value="0.1778">
                <text:p>0.1778</text:p>
              </table:table-cell>
              <table:table-cell office:value-type="float" office:value="0.747">
                <text:p>0.747</text:p>
              </table:table-cell>
              <table:table-cell office:value-type="float" office:value="1.0458">
                <text:p>1.0458</text:p>
              </table:table-cell>
              <table:table-cell office:value-type="float" office:value="0.4415">
                <text:p>0.4415</text:p>
              </table:table-cell>
              <table:table-cell office:value-type="float" office:value="0.081">
                <text:p>0.081</text:p>
              </table:table-cell>
              <table:table-cell office:value-type="float" office:value="0.1813">
                <text:p>0.1813</text:p>
              </table:table-cell>
              <table:table-cell office:value-type="float" office:value="0.1038">
                <text:p>0.1038</text:p>
              </table:table-cell>
              <table:table-cell office:value-type="float" office:value="0.0496">
                <text:p>0.0496</text:p>
              </table:table-cell>
              <table:table-cell office:value-type="float" office:value="0.14734">
                <text:p>0.14734</text:p>
              </table:table-cell>
              <table:table-cell office:value-type="float" office:value="0.167">
                <text:p>0.167</text:p>
              </table:table-cell>
              <table:table-cell office:value-type="float" office:value="0.2536">
                <text:p>0.2536</text:p>
              </table:table-cell>
              <table:table-cell office:value-type="float" office:value="0.0295333727111636">
                <text:p>0.0295333727111636</text:p>
              </table:table-cell>
              <table:table-cell office:value-type="float" office:value="0.0549450549450549">
                <text:p>0.0549450549450549</text:p>
              </table:table-cell>
              <table:table-cell office:value-type="float" office:value="0.111482720178372">
                <text:p>0.111482720178372</text:p>
              </table:table-cell>
              <table:table-cell office:value-type="float" office:value="0.12853470437018">
                <text:p>0.12853470437018</text:p>
              </table:table-cell>
              <table:table-cell office:value-type="float" office:value="0.0285632676378178">
                <text:p>0.0285632676378178</text:p>
              </table:table-cell>
              <table:table-cell office:value-type="float" office:value="0.0330687830687831">
                <text:p>0.0330687830687831</text:p>
              </table:table-cell>
              <table:table-cell office:value-type="float" office:value="0.23448">
                <text:p>0.23448</text:p>
              </table:table-cell>
              <table:table-cell office:value-type="float" office:value="0.183">
                <text:p>0.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w4_100k</text:p>
              </table:table-cell>
              <table:table-cell office:value-type="float" office:value="0.5898">
                <text:p>0.5898</text:p>
              </table:table-cell>
              <table:table-cell office:value-type="float" office:value="1.4697">
                <text:p>1.4697</text:p>
              </table:table-cell>
              <table:table-cell office:value-type="float" office:value="1.7182">
                <text:p>1.7182</text:p>
              </table:table-cell>
              <table:table-cell office:value-type="float" office:value="0.8158">
                <text:p>0.8158</text:p>
              </table:table-cell>
              <table:table-cell office:value-type="float" office:value="0.104">
                <text:p>0.104</text:p>
              </table:table-cell>
              <table:table-cell office:value-type="float" office:value="0.1356">
                <text:p>0.1356</text:p>
              </table:table-cell>
              <table:table-cell office:value-type="float" office:value="0.08965">
                <text:p>0.08965</text:p>
              </table:table-cell>
              <table:table-cell office:value-type="float" office:value="0.0684">
                <text:p>0.0684</text:p>
              </table:table-cell>
              <table:table-cell office:value-type="float" office:value="0.35653">
                <text:p>0.35653</text:p>
              </table:table-cell>
              <table:table-cell office:value-type="float" office:value="0.29362">
                <text:p>0.29362</text:p>
              </table:table-cell>
              <table:table-cell office:value-type="float" office:value="0.71388">
                <text:p>0.71388</text:p>
              </table:table-cell>
              <table:table-cell office:value-type="float" office:value="0.0355871886120996">
                <text:p>0.0355871886120996</text:p>
              </table:table-cell>
              <table:table-cell office:value-type="float" office:value="0.0959692898272553">
                <text:p>0.0959692898272553</text:p>
              </table:table-cell>
              <table:table-cell office:value-type="float" office:value="0.31055900621118">
                <text:p>0.31055900621118</text:p>
              </table:table-cell>
              <table:table-cell office:value-type="float" office:value="0.380228136882129">
                <text:p>0.380228136882129</text:p>
              </table:table-cell>
              <table:table-cell office:value-type="float" office:value="0.0317965023847377">
                <text:p>0.0317965023847377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74207">
                <text:p>0.74207</text:p>
              </table:table-cell>
              <table:table-cell office:value-type="float" office:value="0.222">
                <text:p>0.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w5_100k</text:p>
              </table:table-cell>
              <table:table-cell office:value-type="float" office:value="0.1678">
                <text:p>0.1678</text:p>
              </table:table-cell>
              <table:table-cell office:value-type="float" office:value="0.9601">
                <text:p>0.9601</text:p>
              </table:table-cell>
              <table:table-cell office:value-type="float" office:value="1.2588">
                <text:p>1.2588</text:p>
              </table:table-cell>
              <table:table-cell office:value-type="float" office:value="0.547">
                <text:p>0.547</text:p>
              </table:table-cell>
              <table:table-cell office:value-type="float" office:value="0.089">
                <text:p>0.089</text:p>
              </table:table-cell>
              <table:table-cell office:value-type="float" office:value="0.2172">
                <text:p>0.2172</text:p>
              </table:table-cell>
              <table:table-cell office:value-type="float" office:value="0.09661">
                <text:p>0.09661</text:p>
              </table:table-cell>
              <table:table-cell office:value-type="float" office:value="0.0591">
                <text:p>0.0591</text:p>
              </table:table-cell>
              <table:table-cell office:value-type="float" office:value="0.13513">
                <text:p>0.13513</text:p>
              </table:table-cell>
              <table:table-cell office:value-type="float" office:value="0.21096">
                <text:p>0.21096</text:p>
              </table:table-cell>
              <table:table-cell office:value-type="float" office:value="0.37812">
                <text:p>0.37812</text:p>
              </table:table-cell>
              <table:table-cell office:value-type="float" office:value="0.0322061191626409">
                <text:p>0.0322061191626409</text:p>
              </table:table-cell>
              <table:table-cell office:value-type="float" office:value="0.0494315373208107">
                <text:p>0.0494315373208107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0.190839694656489">
                <text:p>0.190839694656489</text:p>
              </table:table-cell>
              <table:table-cell office:value-type="float" office:value="0.0254712175241977">
                <text:p>0.0254712175241977</text:p>
              </table:table-cell>
              <table:table-cell office:value-type="float" office:value="0.0333778371161549">
                <text:p>0.0333778371161549</text:p>
              </table:table-cell>
              <table:table-cell office:value-type="float" office:value="0.21879">
                <text:p>0.21879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pc1_100k</text:p>
              </table:table-cell>
              <table:table-cell office:value-type="float" office:value="0.1363">
                <text:p>0.1363</text:p>
              </table:table-cell>
              <table:table-cell office:value-type="float" office:value="1.7833">
                <text:p>1.7833</text:p>
              </table:table-cell>
              <table:table-cell office:value-type="float" office:value="2.0578">
                <text:p>2.0578</text:p>
              </table:table-cell>
              <table:table-cell office:value-type="float" office:value="0.6368">
                <text:p>0.6368</text:p>
              </table:table-cell>
              <table:table-cell office:value-type="float" office:value="0.058">
                <text:p>0.058</text:p>
              </table:table-cell>
              <table:table-cell office:value-type="float" office:value="0.08642">
                <text:p>0.08642</text:p>
              </table:table-cell>
              <table:table-cell office:value-type="float" office:value="0.10614">
                <text:p>0.10614</text:p>
              </table:table-cell>
              <table:table-cell office:value-type="float" office:value="0.05">
                <text:p>0.05</text:p>
              </table:table-cell>
              <table:table-cell office:value-type="float" office:value="0.18471">
                <text:p>0.18471</text:p>
              </table:table-cell>
              <table:table-cell office:value-type="float" office:value="0.0809">
                <text:p>0.0809</text:p>
              </table:table-cell>
              <table:table-cell office:value-type="float" office:value="0.105746">
                <text:p>0.105746</text:p>
              </table:table-cell>
              <table:table-cell office:value-type="float" office:value="0.0309501702259362">
                <text:p>0.0309501702259362</text:p>
              </table:table-cell>
              <table:table-cell office:value-type="float" office:value="0.0364697301239971">
                <text:p>0.0364697301239971</text:p>
              </table:table-cell>
              <table:table-cell office:value-type="float" office:value="0.124069478908189">
                <text:p>0.124069478908189</text:p>
              </table:table-cell>
              <table:table-cell office:value-type="float" office:value="0.386100386100386">
                <text:p>0.386100386100386</text:p>
              </table:table-cell>
              <table:table-cell office:value-type="float" office:value="0.0302023557837511">
                <text:p>0.0302023557837511</text:p>
              </table:table-cell>
              <table:table-cell office:value-type="float" office:value="0.0330578512396694">
                <text:p>0.0330578512396694</text:p>
              </table:table-cell>
              <table:table-cell office:value-type="float" office:value="0.16524">
                <text:p>0.16524</text:p>
              </table:table-cell>
              <table:table-cell office:value-type="float" office:value="0.154">
                <text:p>0.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pc2_100k</text:p>
              </table:table-cell>
              <table:table-cell office:value-type="float" office:value="0.0829">
                <text:p>0.0829</text:p>
              </table:table-cell>
              <table:table-cell office:value-type="float" office:value="0.4063">
                <text:p>0.4063</text:p>
              </table:table-cell>
              <table:table-cell office:value-type="float" office:value="0.6729">
                <text:p>0.6729</text:p>
              </table:table-cell>
              <table:table-cell office:value-type="float" office:value="0.3721">
                <text:p>0.3721</text:p>
              </table:table-cell>
              <table:table-cell office:value-type="float" office:value="0.059">
                <text:p>0.059</text:p>
              </table:table-cell>
              <table:table-cell office:value-type="float" office:value="0.1064">
                <text:p>0.1064</text:p>
              </table:table-cell>
              <table:table-cell office:value-type="float" office:value="0.08091">
                <text:p>0.08091</text:p>
              </table:table-cell>
              <table:table-cell office:value-type="float" office:value="0.0466">
                <text:p>0.0466</text:p>
              </table:table-cell>
              <table:table-cell office:value-type="float" office:value="0.09423">
                <text:p>0.09423</text:p>
              </table:table-cell>
              <table:table-cell office:value-type="float" office:value="0.04588">
                <text:p>0.04588</text:p>
              </table:table-cell>
              <table:table-cell office:value-type="float" office:value="1.06272">
                <text:p>1.06272</text:p>
              </table:table-cell>
              <table:table-cell office:value-type="float" office:value="0.0259134490800726">
                <text:p>0.0259134490800726</text:p>
              </table:table-cell>
              <table:table-cell office:value-type="float" office:value="0.0264550264550265">
                <text:p>0.0264550264550265</text:p>
              </table:table-cell>
              <table:table-cell office:value-type="float" office:value="0.0735835172921266">
                <text:p>0.0735835172921266</text:p>
              </table:table-cell>
              <table:table-cell office:value-type="float" office:value="0.139275766016713">
                <text:p>0.139275766016713</text:p>
              </table:table-cell>
              <table:table-cell office:value-type="float" office:value="0.0302114803625378">
                <text:p>0.0302114803625378</text:p>
              </table:table-cell>
              <table:table-cell office:value-type="float" office:value="0.0380083618396047">
                <text:p>0.0380083618396047</text:p>
              </table:table-cell>
              <table:table-cell office:value-type="float" office:value="0.16719">
                <text:p>0.16719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420e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d320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79d1c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e0021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83caff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314004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ecf00" fo:wrap-option="wrap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b1f6f" fo:wrap-option="wrap"/>
      <style:text-properties fo:color="#000000" style:text-position="0% 100%" fo:font-family="Calibri" fo:font-size="10pt" style:font-size-asian="10pt" style:font-size-complex="10pt"/>
    </style:style>
    <style:style style:name="ch1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950e" fo:wrap-option="wrap"/>
      <style:text-properties fo:color="#000000" style:text-position="0% 100%" fo:font-family="Calibri" fo:font-size="10pt" style:font-size-asian="10pt" style:font-size-complex="10pt"/>
    </style:style>
    <style:style style:name="ch1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5000b" fo:wrap-option="wrap"/>
      <style:text-properties fo:color="#000000" style:text-position="0% 100%" fo:font-family="Calibri" fo:font-size="10pt" style:font-size-asian="10pt" style:font-size-complex="10pt"/>
    </style:style>
    <style:style style:name="ch1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84d1" fo:wrap-option="wrap"/>
      <style:text-properties fo:color="#000000" style:text-position="0% 100%" fo:font-family="Calibri" fo:font-size="10pt" style:font-size-asian="10pt" style:font-size-complex="10pt"/>
    </style:style>
    <style:style style:name="ch20" style:family="chart">
      <style:graphic-properties draw:stroke="solid" svg:stroke-width="0.026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55.043cm" svg:height="21.82cm" xlink:href=".." xlink:type="simple" chart:class="chart:bar" chart:style-name="ch1">
        <chart:title svg:x="25.89cm" svg:y="0.572cm" chart:style-name="ch2">
          <text:p>Memory Size (KB)</text:p>
        </chart:title>
        <chart:legend chart:legend-position="end" svg:x="51.325cm" svg:y="4.245cm" style:legend-expansion="high" chart:style-name="ch3"/>
        <chart:plot-area chart:style-name="ch4" table:cell-range-address="tmp.A18:tmp.V29 tmp.B3:tmp.V3" chart:data-source-has-labels="both" svg:x="0.336cm" svg:y="0.554cm" svg:width="50.542cm" svg:height="20.81cm">
          <chart:coordinate-region svg:x="1.58cm" svg:y="0.819cm" svg:width="49.298cm" svg:height="19.916cm"/>
          <chart:axis chart:dimension="x" chart:name="primary-x" chart:style-name="ch5" chartooo:axis-type="auto">
            <chartooo:date-scale/>
            <chart:categories table:cell-range-address="tmp.A18:tmp.A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mp.B18:tmp.B29" chart:label-cell-address="tmp.B3:tmp.B3" chart:class="chart:bar">
            <chart:data-point chart:repeated="12"/>
          </chart:series>
          <chart:series chart:style-name="ch9" chart:values-cell-range-address="tmp.C18:tmp.C29" chart:label-cell-address="tmp.C3:tmp.C3" chart:class="chart:bar">
            <chart:data-point chart:repeated="12"/>
          </chart:series>
          <chart:series chart:style-name="ch10" chart:values-cell-range-address="tmp.D18:tmp.D29" chart:label-cell-address="tmp.D3:tmp.D3" chart:class="chart:bar">
            <chart:data-point chart:repeated="12"/>
          </chart:series>
          <chart:series chart:style-name="ch11" chart:values-cell-range-address="tmp.E18:tmp.E29" chart:label-cell-address="tmp.E3:tmp.E3" chart:class="chart:bar">
            <chart:data-point chart:repeated="12"/>
          </chart:series>
          <chart:series chart:style-name="ch12" chart:values-cell-range-address="tmp.F18:tmp.F29" chart:label-cell-address="tmp.F3:tmp.F3" chart:class="chart:bar">
            <chart:data-point chart:repeated="12"/>
          </chart:series>
          <chart:series chart:style-name="ch13" chart:values-cell-range-address="tmp.G18:tmp.G29" chart:label-cell-address="tmp.G3:tmp.G3" chart:class="chart:bar">
            <chart:data-point chart:repeated="12"/>
          </chart:series>
          <chart:series chart:style-name="ch14" chart:values-cell-range-address="tmp.H18:tmp.H29" chart:label-cell-address="tmp.H3:tmp.H3" chart:class="chart:bar">
            <chart:data-point chart:repeated="12"/>
          </chart:series>
          <chart:series chart:style-name="ch15" chart:values-cell-range-address="tmp.I18:tmp.I29" chart:label-cell-address="tmp.I3:tmp.I3" chart:class="chart:bar">
            <chart:data-point chart:repeated="12"/>
          </chart:series>
          <chart:series chart:style-name="ch16" chart:values-cell-range-address="tmp.J18:tmp.J29" chart:label-cell-address="tmp.J3:tmp.J3" chart:class="chart:bar">
            <chart:data-point chart:repeated="12"/>
          </chart:series>
          <chart:series chart:style-name="ch17" chart:values-cell-range-address="tmp.K18:tmp.K29" chart:label-cell-address="tmp.K3:tmp.K3" chart:class="chart:bar">
            <chart:data-point chart:repeated="12"/>
          </chart:series>
          <chart:series chart:style-name="ch18" chart:values-cell-range-address="tmp.L18:tmp.L29" chart:label-cell-address="tmp.L3:tmp.L3" chart:class="chart:bar">
            <chart:data-point chart:repeated="12"/>
          </chart:series>
          <chart:series chart:style-name="ch19" chart:values-cell-range-address="tmp.M18:tmp.M29" chart:label-cell-address="tmp.M3:tmp.M3" chart:class="chart:bar">
            <chart:data-point chart:repeated="12"/>
          </chart:series>
          <chart:series chart:style-name="ch8" chart:values-cell-range-address="tmp.N18:tmp.N29" chart:label-cell-address="tmp.N3:tmp.N3" chart:class="chart:bar">
            <chart:data-point chart:repeated="12"/>
          </chart:series>
          <chart:series chart:style-name="ch9" chart:values-cell-range-address="tmp.O18:tmp.O29" chart:label-cell-address="tmp.O3:tmp.O3" chart:class="chart:bar">
            <chart:data-point chart:repeated="12"/>
          </chart:series>
          <chart:series chart:style-name="ch10" chart:values-cell-range-address="tmp.P18:tmp.P29" chart:label-cell-address="tmp.P3:tmp.P3" chart:class="chart:bar">
            <chart:data-point chart:repeated="12"/>
          </chart:series>
          <chart:series chart:style-name="ch11" chart:values-cell-range-address="tmp.Q18:tmp.Q29" chart:label-cell-address="tmp.Q3:tmp.Q3" chart:class="chart:bar">
            <chart:data-point chart:repeated="12"/>
          </chart:series>
          <chart:series chart:style-name="ch12" chart:values-cell-range-address="tmp.R18:tmp.R29" chart:label-cell-address="tmp.R3:tmp.R3" chart:class="chart:bar">
            <chart:data-point chart:repeated="12"/>
          </chart:series>
          <chart:series chart:style-name="ch13" chart:values-cell-range-address="tmp.S18:tmp.S29" chart:label-cell-address="tmp.S3:tmp.S3" chart:class="chart:bar">
            <chart:data-point chart:repeated="12"/>
          </chart:series>
          <chart:series chart:style-name="ch14" chart:values-cell-range-address="tmp.T18:tmp.T29" chart:label-cell-address="tmp.T3:tmp.T3" chart:class="chart:bar">
            <chart:data-point chart:repeated="12"/>
          </chart:series>
          <chart:series chart:style-name="ch15" chart:values-cell-range-address="tmp.U18:tmp.U29" chart:label-cell-address="tmp.U3:tmp.U3" chart:class="chart:bar">
            <chart:data-point chart:repeated="12"/>
          </chart:series>
          <chart:series chart:style-name="ch16" chart:values-cell-range-address="tmp.V18:tmp.V29" chart:label-cell-address="tmp.V3:tmp.V3" chart:class="chart:bar">
            <chart:data-point chart:repeated="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tTSS</text:p>
                <draw:g>
                  <svg:desc>tmp.B3:tmp.B3</svg:desc>
                </draw:g>
              </table:table-cell>
              <table:table-cell office:value-type="string">
                <text:p>PSTSS</text:p>
                <draw:g>
                  <svg:desc>tmp.C3:tmp.C3</svg:desc>
                </draw:g>
              </table:table-cell>
              <table:table-cell office:value-type="string">
                <text:p>PartitionSort</text:p>
                <draw:g>
                  <svg:desc>tmp.D3:tmp.D3</svg:desc>
                </draw:g>
              </table:table-cell>
              <table:table-cell office:value-type="string">
                <text:p>TabTree</text:p>
                <draw:g>
                  <svg:desc>tmp.E3:tmp.E3</svg:desc>
                </draw:g>
              </table:table-cell>
              <table:table-cell office:value-type="string">
                <text:p>KSet</text:p>
                <draw:g>
                  <svg:desc>tmp.F3:tmp.F3</svg:desc>
                </draw:g>
              </table:table-cell>
              <table:table-cell office:value-type="string">
                <text:p>PT-Tree</text:p>
                <draw:g>
                  <svg:desc>tmp.G3:tmp.G3</svg:desc>
                </draw:g>
              </table:table-cell>
              <table:table-cell office:value-type="string">
                <text:p>TupleTree</text:p>
                <draw:g>
                  <svg:desc>tmp.H3:tmp.H3</svg:desc>
                </draw:g>
              </table:table-cell>
              <table:table-cell office:value-type="string">
                <text:p>KickTree</text:p>
                <draw:g>
                  <svg:desc>tmp.I3:tmp.I3</svg:desc>
                </draw:g>
              </table:table-cell>
              <table:table-cell office:value-type="string">
                <text:p>ByteCuts</text:p>
                <draw:g>
                  <svg:desc>tmp.J3:tmp.J3</svg:desc>
                </draw:g>
              </table:table-cell>
              <table:table-cell office:value-type="string">
                <text:p>TupleMerge</text:p>
                <draw:g>
                  <svg:desc>tmp.K3:tmp.K3</svg:desc>
                </draw:g>
              </table:table-cell>
              <table:table-cell office:value-type="string">
                <text:p>HybridTSS</text:p>
                <draw:g>
                  <svg:desc>tmp.L3:tmp.L3</svg:desc>
                </draw:g>
              </table:table-cell>
              <table:table-cell office:value-type="string">
                <text:p>CMT</text:p>
                <draw:g>
                  <svg:desc>tmp.M3:tmp.M3</svg:desc>
                </draw:g>
              </table:table-cell>
              <table:table-cell office:value-type="string">
                <text:p>DynamicTuple-2</text:p>
                <draw:g>
                  <svg:desc>tmp.N3:tmp.N3</svg:desc>
                </draw:g>
              </table:table-cell>
              <table:table-cell office:value-type="string">
                <text:p>DynamicTuple-5</text:p>
                <draw:g>
                  <svg:desc>tmp.O3:tmp.O3</svg:desc>
                </draw:g>
              </table:table-cell>
              <table:table-cell office:value-type="string">
                <text:p>MultilayerTuple-2</text:p>
                <draw:g>
                  <svg:desc>tmp.P3:tmp.P3</svg:desc>
                </draw:g>
              </table:table-cell>
              <table:table-cell office:value-type="string">
                <text:p>MultilayerTuple-5</text:p>
                <draw:g>
                  <svg:desc>tmp.Q3:tmp.Q3</svg:desc>
                </draw:g>
              </table:table-cell>
              <table:table-cell office:value-type="string">
                <text:p>PextCuts-2</text:p>
                <draw:g>
                  <svg:desc>tmp.R3:tmp.R3</svg:desc>
                </draw:g>
              </table:table-cell>
              <table:table-cell office:value-type="string">
                <text:p>PextCuts-5</text:p>
                <draw:g>
                  <svg:desc>tmp.S3:tmp.S3</svg:desc>
                </draw:g>
              </table:table-cell>
              <table:table-cell office:value-type="string">
                <text:p>MbitTree</text:p>
                <draw:g>
                  <svg:desc>tmp.T3:tmp.T3</svg:desc>
                </draw:g>
              </table:table-cell>
              <table:table-cell office:value-type="string">
                <text:p>Nuevomatch</text:p>
                <draw:g>
                  <svg:desc>tmp.U3:tmp.U3</svg:desc>
                </draw:g>
              </table:table-cell>
              <table:table-cell office:value-type="string">
                <text:p>HybridCuts</text:p>
                <draw:g>
                  <svg:desc>tmp.V3:tmp.V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l1_100k</text:p>
                <draw:g>
                  <svg:desc>tmp.A18:tmp.A29</svg:desc>
                </draw:g>
              </table:table-cell>
              <table:table-cell office:value-type="float" office:value="4158">
                <text:p>4158</text:p>
                <draw:g>
                  <svg:desc>tmp.B18:tmp.B29</svg:desc>
                </draw:g>
              </table:table-cell>
              <table:table-cell office:value-type="float" office:value="4569">
                <text:p>4569</text:p>
                <draw:g>
                  <svg:desc>tmp.C18:tmp.C29</svg:desc>
                </draw:g>
              </table:table-cell>
              <table:table-cell office:value-type="float" office:value="5184">
                <text:p>5184</text:p>
                <draw:g>
                  <svg:desc>tmp.D18:tmp.D29</svg:desc>
                </draw:g>
              </table:table-cell>
              <table:table-cell office:value-type="float" office:value="4661">
                <text:p>4661</text:p>
                <draw:g>
                  <svg:desc>tmp.E18:tmp.E29</svg:desc>
                </draw:g>
              </table:table-cell>
              <table:table-cell office:value-type="float" office:value="2865">
                <text:p>2865</text:p>
                <draw:g>
                  <svg:desc>tmp.F18:tmp.F29</svg:desc>
                </draw:g>
              </table:table-cell>
              <table:table-cell office:value-type="float" office:value="2960">
                <text:p>2960</text:p>
                <draw:g>
                  <svg:desc>tmp.G18:tmp.G29</svg:desc>
                </draw:g>
              </table:table-cell>
              <table:table-cell office:value-type="float" office:value="4856">
                <text:p>4856</text:p>
                <draw:g>
                  <svg:desc>tmp.H18:tmp.H29</svg:desc>
                </draw:g>
              </table:table-cell>
              <table:table-cell office:value-type="float" office:value="1431">
                <text:p>1431</text:p>
                <draw:g>
                  <svg:desc>tmp.I18:tmp.I29</svg:desc>
                </draw:g>
              </table:table-cell>
              <table:table-cell office:value-type="float" office:value="2315">
                <text:p>2315</text:p>
                <draw:g>
                  <svg:desc>tmp.J18:tmp.J29</svg:desc>
                </draw:g>
              </table:table-cell>
              <table:table-cell office:value-type="float" office:value="2424">
                <text:p>2424</text:p>
                <draw:g>
                  <svg:desc>tmp.K18:tmp.K29</svg:desc>
                </draw:g>
              </table:table-cell>
              <table:table-cell office:value-type="float" office:value="NaN">
                <text:p>NaN</text:p>
                <draw:g>
                  <svg:desc>tmp.L18:tmp.L29</svg:desc>
                </draw:g>
              </table:table-cell>
              <table:table-cell office:value-type="float" office:value="6801">
                <text:p>6801</text:p>
                <draw:g>
                  <svg:desc>tmp.M18:tmp.M29</svg:desc>
                </draw:g>
              </table:table-cell>
              <table:table-cell office:value-type="float" office:value="15850">
                <text:p>15850</text:p>
                <draw:g>
                  <svg:desc>tmp.N18:tmp.N29</svg:desc>
                </draw:g>
              </table:table-cell>
              <table:table-cell office:value-type="float" office:value="19820">
                <text:p>19820</text:p>
                <draw:g>
                  <svg:desc>tmp.O18:tmp.O29</svg:desc>
                </draw:g>
              </table:table-cell>
              <table:table-cell office:value-type="float" office:value="16620">
                <text:p>16620</text:p>
                <draw:g>
                  <svg:desc>tmp.P18:tmp.P29</svg:desc>
                </draw:g>
              </table:table-cell>
              <table:table-cell office:value-type="float" office:value="20910">
                <text:p>20910</text:p>
                <draw:g>
                  <svg:desc>tmp.Q18:tmp.Q29</svg:desc>
                </draw:g>
              </table:table-cell>
              <table:table-cell office:value-type="float" office:value="13050">
                <text:p>13050</text:p>
                <draw:g>
                  <svg:desc>tmp.R18:tmp.R29</svg:desc>
                </draw:g>
              </table:table-cell>
              <table:table-cell office:value-type="float" office:value="20260">
                <text:p>20260</text:p>
                <draw:g>
                  <svg:desc>tmp.S18:tmp.S29</svg:desc>
                </draw:g>
              </table:table-cell>
              <table:table-cell office:value-type="float" office:value="657.35">
                <text:p>657.35</text:p>
                <draw:g>
                  <svg:desc>tmp.T18:tmp.T29</svg:desc>
                </draw:g>
              </table:table-cell>
              <table:table-cell office:value-type="float" office:value="NaN">
                <text:p>NaN</text:p>
                <draw:g>
                  <svg:desc>tmp.U18:tmp.U29</svg:desc>
                </draw:g>
              </table:table-cell>
              <table:table-cell office:value-type="float" office:value="1380">
                <text:p>1380</text:p>
                <draw:g>
                  <svg:desc>tmp.V18:tmp.V29</svg:desc>
                </draw:g>
              </table:table-cell>
            </table:table-row>
            <table:table-row>
              <table:table-cell office:value-type="string">
                <text:p>acl2_100k</text:p>
              </table:table-cell>
              <table:table-cell office:value-type="float" office:value="2914">
                <text:p>2914</text:p>
              </table:table-cell>
              <table:table-cell office:value-type="float" office:value="4091">
                <text:p>4091</text:p>
              </table:table-cell>
              <table:table-cell office:value-type="float" office:value="4410">
                <text:p>4410</text:p>
              </table:table-cell>
              <table:table-cell office:value-type="float" office:value="4143">
                <text:p>4143</text:p>
              </table:table-cell>
              <table:table-cell office:value-type="float" office:value="2674">
                <text:p>2674</text:p>
              </table:table-cell>
              <table:table-cell office:value-type="float" office:value="10832">
                <text:p>10832</text:p>
              </table:table-cell>
              <table:table-cell office:value-type="float" office:value="3371">
                <text:p>3371</text:p>
              </table:table-cell>
              <table:table-cell office:value-type="float" office:value="1505">
                <text:p>1505</text:p>
              </table:table-cell>
              <table:table-cell office:value-type="float" office:value="18945">
                <text:p>18945</text:p>
              </table:table-cell>
              <table:table-cell office:value-type="float" office:value="2182">
                <text:p>2182</text:p>
              </table:table-cell>
              <table:table-cell office:value-type="float" office:value="NaN">
                <text:p>NaN</text:p>
              </table:table-cell>
              <table:table-cell office:value-type="float" office:value="6061">
                <text:p>6061</text:p>
              </table:table-cell>
              <table:table-cell office:value-type="float" office:value="12320">
                <text:p>12320</text:p>
              </table:table-cell>
              <table:table-cell office:value-type="float" office:value="23100">
                <text:p>23100</text:p>
              </table:table-cell>
              <table:table-cell office:value-type="float" office:value="12970">
                <text:p>12970</text:p>
              </table:table-cell>
              <table:table-cell office:value-type="float" office:value="24700">
                <text:p>24700</text:p>
              </table:table-cell>
              <table:table-cell office:value-type="float" office:value="91060">
                <text:p>91060</text:p>
              </table:table-cell>
              <table:table-cell office:value-type="float" office:value="165740">
                <text:p>165740</text:p>
              </table:table-cell>
              <table:table-cell office:value-type="float" office:value="2187.91">
                <text:p>2187.91</text:p>
              </table:table-cell>
              <table:table-cell office:value-type="float" office:value="NaN">
                <text:p>NaN</text:p>
              </table:table-cell>
              <table:table-cell office:value-type="float" office:value="13900">
                <text:p>13900</text:p>
              </table:table-cell>
            </table:table-row>
            <table:table-row>
              <table:table-cell office:value-type="string">
                <text:p>acl3_100k</text:p>
              </table:table-cell>
              <table:table-cell office:value-type="float" office:value="4054">
                <text:p>4054</text:p>
              </table:table-cell>
              <table:table-cell office:value-type="float" office:value="4567">
                <text:p>4567</text:p>
              </table:table-cell>
              <table:table-cell office:value-type="float" office:value="5186">
                <text:p>5186</text:p>
              </table:table-cell>
              <table:table-cell office:value-type="float" office:value="4725">
                <text:p>4725</text:p>
              </table:table-cell>
              <table:table-cell office:value-type="float" office:value="2904">
                <text:p>2904</text:p>
              </table:table-cell>
              <table:table-cell office:value-type="float" office:value="12605">
                <text:p>12605</text:p>
              </table:table-cell>
              <table:table-cell office:value-type="float" office:value="5206">
                <text:p>5206</text:p>
              </table:table-cell>
              <table:table-cell office:value-type="float" office:value="1445">
                <text:p>1445</text:p>
              </table:table-cell>
              <table:table-cell office:value-type="float" office:value="2587">
                <text:p>2587</text:p>
              </table:table-cell>
              <table:table-cell office:value-type="float" office:value="2440">
                <text:p>2440</text:p>
              </table:table-cell>
              <table:table-cell office:value-type="float" office:value="NaN">
                <text:p>NaN</text:p>
              </table:table-cell>
              <table:table-cell office:value-type="float" office:value="8115">
                <text:p>8115</text:p>
              </table:table-cell>
              <table:table-cell office:value-type="float" office:value="15870">
                <text:p>15870</text:p>
              </table:table-cell>
              <table:table-cell office:value-type="float" office:value="24760">
                <text:p>24760</text:p>
              </table:table-cell>
              <table:table-cell office:value-type="float" office:value="17060">
                <text:p>17060</text:p>
              </table:table-cell>
              <table:table-cell office:value-type="float" office:value="25990">
                <text:p>25990</text:p>
              </table:table-cell>
              <table:table-cell office:value-type="float" office:value="12040">
                <text:p>12040</text:p>
              </table:table-cell>
              <table:table-cell office:value-type="float" office:value="24470">
                <text:p>24470</text:p>
              </table:table-cell>
              <table:table-cell office:value-type="float" office:value="645.14">
                <text:p>645.14</text:p>
              </table:table-cell>
              <table:table-cell office:value-type="float" office:value="NaN">
                <text:p>NaN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acl4_100k</text:p>
              </table:table-cell>
              <table:table-cell office:value-type="float" office:value="4102">
                <text:p>4102</text:p>
              </table:table-cell>
              <table:table-cell office:value-type="float" office:value="4580">
                <text:p>4580</text:p>
              </table:table-cell>
              <table:table-cell office:value-type="float" office:value="5193">
                <text:p>5193</text:p>
              </table:table-cell>
              <table:table-cell office:value-type="float" office:value="5972">
                <text:p>5972</text:p>
              </table:table-cell>
              <table:table-cell office:value-type="float" office:value="2891">
                <text:p>2891</text:p>
              </table:table-cell>
              <table:table-cell office:value-type="float" office:value="15845">
                <text:p>15845</text:p>
              </table:table-cell>
              <table:table-cell office:value-type="float" office:value="5221">
                <text:p>5221</text:p>
              </table:table-cell>
              <table:table-cell office:value-type="float" office:value="1429">
                <text:p>1429</text:p>
              </table:table-cell>
              <table:table-cell office:value-type="float" office:value="3666">
                <text:p>3666</text:p>
              </table:table-cell>
              <table:table-cell office:value-type="float" office:value="2443">
                <text:p>2443</text:p>
              </table:table-cell>
              <table:table-cell office:value-type="float" office:value="NaN">
                <text:p>NaN</text:p>
              </table:table-cell>
              <table:table-cell office:value-type="float" office:value="8349">
                <text:p>8349</text:p>
              </table:table-cell>
              <table:table-cell office:value-type="float" office:value="15890">
                <text:p>15890</text:p>
              </table:table-cell>
              <table:table-cell office:value-type="float" office:value="24290">
                <text:p>24290</text:p>
              </table:table-cell>
              <table:table-cell office:value-type="float" office:value="16660">
                <text:p>16660</text:p>
              </table:table-cell>
              <table:table-cell office:value-type="float" office:value="25350">
                <text:p>25350</text:p>
              </table:table-cell>
              <table:table-cell office:value-type="float" office:value="12430">
                <text:p>12430</text:p>
              </table:table-cell>
              <table:table-cell office:value-type="float" office:value="24300">
                <text:p>24300</text:p>
              </table:table-cell>
              <table:table-cell office:value-type="float" office:value="649.32">
                <text:p>649.32</text:p>
              </table:table-cell>
              <table:table-cell office:value-type="float" office:value="NaN">
                <text:p>NaN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acl5_100k</text:p>
              </table:table-cell>
              <table:table-cell office:value-type="float" office:value="4418">
                <text:p>4418</text:p>
              </table:table-cell>
              <table:table-cell office:value-type="float" office:value="4558">
                <text:p>4558</text:p>
              </table:table-cell>
              <table:table-cell office:value-type="float" office:value="5175">
                <text:p>5175</text:p>
              </table:table-cell>
              <table:table-cell office:value-type="float" office:value="4653">
                <text:p>4653</text:p>
              </table:table-cell>
              <table:table-cell office:value-type="float" office:value="2867">
                <text:p>2867</text:p>
              </table:table-cell>
              <table:table-cell office:value-type="float" office:value="7897">
                <text:p>7897</text:p>
              </table:table-cell>
              <table:table-cell office:value-type="float" office:value="3736">
                <text:p>3736</text:p>
              </table:table-cell>
              <table:table-cell office:value-type="float" office:value="1428">
                <text:p>1428</text:p>
              </table:table-cell>
              <table:table-cell office:value-type="float" office:value="2476">
                <text:p>2476</text:p>
              </table:table-cell>
              <table:table-cell office:value-type="float" office:value="2439">
                <text:p>2439</text:p>
              </table:table-cell>
              <table:table-cell office:value-type="float" office:value="NaN">
                <text:p>NaN</text:p>
              </table:table-cell>
              <table:table-cell office:value-type="float" office:value="6707">
                <text:p>6707</text:p>
              </table:table-cell>
              <table:table-cell office:value-type="float" office:value="14860">
                <text:p>14860</text:p>
              </table:table-cell>
              <table:table-cell office:value-type="float" office:value="17990">
                <text:p>17990</text:p>
              </table:table-cell>
              <table:table-cell office:value-type="float" office:value="16240">
                <text:p>16240</text:p>
              </table:table-cell>
              <table:table-cell office:value-type="float" office:value="19920">
                <text:p>19920</text:p>
              </table:table-cell>
              <table:table-cell office:value-type="float" office:value="13790">
                <text:p>13790</text:p>
              </table:table-cell>
              <table:table-cell office:value-type="float" office:value="17390">
                <text:p>17390</text:p>
              </table:table-cell>
              <table:table-cell office:value-type="float" office:value="694.55">
                <text:p>694.55</text:p>
              </table:table-cell>
              <table:table-cell office:value-type="float" office:value="NaN">
                <text:p>NaN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fw1_100k</text:p>
              </table:table-cell>
              <table:table-cell office:value-type="float" office:value="4196">
                <text:p>4196</text:p>
              </table:table-cell>
              <table:table-cell office:value-type="float" office:value="4405">
                <text:p>4405</text:p>
              </table:table-cell>
              <table:table-cell office:value-type="float" office:value="5007">
                <text:p>5007</text:p>
              </table:table-cell>
              <table:table-cell office:value-type="float" office:value="4489">
                <text:p>4489</text:p>
              </table:table-cell>
              <table:table-cell office:value-type="float" office:value="2805">
                <text:p>2805</text:p>
              </table:table-cell>
              <table:table-cell office:value-type="float" office:value="7693">
                <text:p>7693</text:p>
              </table:table-cell>
              <table:table-cell office:value-type="float" office:value="4226">
                <text:p>4226</text:p>
              </table:table-cell>
              <table:table-cell office:value-type="float" office:value="1480">
                <text:p>1480</text:p>
              </table:table-cell>
              <table:table-cell office:value-type="float" office:value="10508">
                <text:p>10508</text:p>
              </table:table-cell>
              <table:table-cell office:value-type="float" office:value="2335">
                <text:p>2335</text:p>
              </table:table-cell>
              <table:table-cell office:value-type="float" office:value="NaN">
                <text:p>NaN</text:p>
              </table:table-cell>
              <table:table-cell office:value-type="float" office:value="6505">
                <text:p>6505</text:p>
              </table:table-cell>
              <table:table-cell office:value-type="float" office:value="15500">
                <text:p>15500</text:p>
              </table:table-cell>
              <table:table-cell office:value-type="float" office:value="38450">
                <text:p>38450</text:p>
              </table:table-cell>
              <table:table-cell office:value-type="float" office:value="15870">
                <text:p>15870</text:p>
              </table:table-cell>
              <table:table-cell office:value-type="float" office:value="54340">
                <text:p>54340</text:p>
              </table:table-cell>
              <table:table-cell office:value-type="float" office:value="12840">
                <text:p>12840</text:p>
              </table:table-cell>
              <table:table-cell office:value-type="float" office:value="56300">
                <text:p>56300</text:p>
              </table:table-cell>
              <table:table-cell office:value-type="float" office:value="682.31">
                <text:p>682.31</text:p>
              </table:table-cell>
              <table:table-cell office:value-type="float" office:value="NaN">
                <text:p>NaN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fw2_100k</text:p>
              </table:table-cell>
              <table:table-cell office:value-type="float" office:value="3508">
                <text:p>3508</text:p>
              </table:table-cell>
              <table:table-cell office:value-type="float" office:value="4504">
                <text:p>4504</text:p>
              </table:table-cell>
              <table:table-cell office:value-type="float" office:value="5114">
                <text:p>5114</text:p>
              </table:table-cell>
              <table:table-cell office:value-type="float" office:value="4614">
                <text:p>4614</text:p>
              </table:table-cell>
              <table:table-cell office:value-type="float" office:value="2844">
                <text:p>2844</text:p>
              </table:table-cell>
              <table:table-cell office:value-type="float" office:value="5857">
                <text:p>5857</text:p>
              </table:table-cell>
              <table:table-cell office:value-type="float" office:value="4557">
                <text:p>4557</text:p>
              </table:table-cell>
              <table:table-cell office:value-type="float" office:value="1349">
                <text:p>1349</text:p>
              </table:table-cell>
              <table:table-cell office:value-type="float" office:value="2228">
                <text:p>2228</text:p>
              </table:table-cell>
              <table:table-cell office:value-type="float" office:value="2406">
                <text:p>2406</text:p>
              </table:table-cell>
              <table:table-cell office:value-type="float" office:value="NaN">
                <text:p>NaN</text:p>
              </table:table-cell>
              <table:table-cell office:value-type="float" office:value="6371">
                <text:p>6371</text:p>
              </table:table-cell>
              <table:table-cell office:value-type="float" office:value="15790">
                <text:p>15790</text:p>
              </table:table-cell>
              <table:table-cell office:value-type="float" office:value="24910">
                <text:p>24910</text:p>
              </table:table-cell>
              <table:table-cell office:value-type="float" office:value="14690">
                <text:p>14690</text:p>
              </table:table-cell>
              <table:table-cell office:value-type="float" office:value="25410">
                <text:p>25410</text:p>
              </table:table-cell>
              <table:table-cell office:value-type="float" office:value="18520">
                <text:p>18520</text:p>
              </table:table-cell>
              <table:table-cell office:value-type="float" office:value="32600">
                <text:p>32600</text:p>
              </table:table-cell>
              <table:table-cell office:value-type="float" office:value="636.04">
                <text:p>636.04</text:p>
              </table:table-cell>
              <table:table-cell office:value-type="float" office:value="NaN">
                <text:p>NaN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fw3_100k</text:p>
              </table:table-cell>
              <table:table-cell office:value-type="float" office:value="3729">
                <text:p>3729</text:p>
              </table:table-cell>
              <table:table-cell office:value-type="float" office:value="4261">
                <text:p>4261</text:p>
              </table:table-cell>
              <table:table-cell office:value-type="float" office:value="4844">
                <text:p>4844</text:p>
              </table:table-cell>
              <table:table-cell office:value-type="float" office:value="4308">
                <text:p>4308</text:p>
              </table:table-cell>
              <table:table-cell office:value-type="float" office:value="2695">
                <text:p>2695</text:p>
              </table:table-cell>
              <table:table-cell office:value-type="float" office:value="4637">
                <text:p>4637</text:p>
              </table:table-cell>
              <table:table-cell office:value-type="float" office:value="4051">
                <text:p>4051</text:p>
              </table:table-cell>
              <table:table-cell office:value-type="float" office:value="1199">
                <text:p>1199</text:p>
              </table:table-cell>
              <table:table-cell office:value-type="float" office:value="12364">
                <text:p>12364</text:p>
              </table:table-cell>
              <table:table-cell office:value-type="float" office:value="2241">
                <text:p>2241</text:p>
              </table:table-cell>
              <table:table-cell office:value-type="float" office:value="NaN">
                <text:p>NaN</text:p>
              </table:table-cell>
              <table:table-cell office:value-type="float" office:value="6098">
                <text:p>6098</text:p>
              </table:table-cell>
              <table:table-cell office:value-type="float" office:value="14840">
                <text:p>14840</text:p>
              </table:table-cell>
              <table:table-cell office:value-type="float" office:value="31680">
                <text:p>31680</text:p>
              </table:table-cell>
              <table:table-cell office:value-type="float" office:value="14840">
                <text:p>14840</text:p>
              </table:table-cell>
              <table:table-cell office:value-type="float" office:value="43380">
                <text:p>43380</text:p>
              </table:table-cell>
              <table:table-cell office:value-type="float" office:value="12070">
                <text:p>12070</text:p>
              </table:table-cell>
              <table:table-cell office:value-type="float" office:value="32240">
                <text:p>32240</text:p>
              </table:table-cell>
              <table:table-cell office:value-type="float" office:value="838.64">
                <text:p>838.64</text:p>
              </table:table-cell>
              <table:table-cell office:value-type="float" office:value="NaN">
                <text:p>NaN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>
                <text:p>fw4_100k</text:p>
              </table:table-cell>
              <table:table-cell office:value-type="float" office:value="3200">
                <text:p>3200</text:p>
              </table:table-cell>
              <table:table-cell office:value-type="float" office:value="4244">
                <text:p>4244</text:p>
              </table:table-cell>
              <table:table-cell office:value-type="float" office:value="4814">
                <text:p>4814</text:p>
              </table:table-cell>
              <table:table-cell office:value-type="float" office:value="4281">
                <text:p>4281</text:p>
              </table:table-cell>
              <table:table-cell office:value-type="float" office:value="2824">
                <text:p>2824</text:p>
              </table:table-cell>
              <table:table-cell office:value-type="float" office:value="7028">
                <text:p>7028</text:p>
              </table:table-cell>
              <table:table-cell office:value-type="float" office:value="4316">
                <text:p>4316</text:p>
              </table:table-cell>
              <table:table-cell office:value-type="float" office:value="1059">
                <text:p>1059</text:p>
              </table:table-cell>
              <table:table-cell office:value-type="float" office:value="97876">
                <text:p>97876</text:p>
              </table:table-cell>
              <table:table-cell office:value-type="float" office:value="2240">
                <text:p>2240</text:p>
              </table:table-cell>
              <table:table-cell office:value-type="float" office:value="NaN">
                <text:p>NaN</text:p>
              </table:table-cell>
              <table:table-cell office:value-type="float" office:value="6815">
                <text:p>6815</text:p>
              </table:table-cell>
              <table:table-cell office:value-type="float" office:value="14860">
                <text:p>14860</text:p>
              </table:table-cell>
              <table:table-cell office:value-type="float" office:value="64790">
                <text:p>64790</text:p>
              </table:table-cell>
              <table:table-cell office:value-type="float" office:value="13140">
                <text:p>13140</text:p>
              </table:table-cell>
              <table:table-cell office:value-type="float" office:value="83280">
                <text:p>83280</text:p>
              </table:table-cell>
              <table:table-cell office:value-type="float" office:value="17990">
                <text:p>17990</text:p>
              </table:table-cell>
              <table:table-cell office:value-type="float" office:value="505900">
                <text:p>505900</text:p>
              </table:table-cell>
              <table:table-cell office:value-type="float" office:value="666.29">
                <text:p>666.29</text:p>
              </table:table-cell>
              <table:table-cell office:value-type="float" office:value="NaN">
                <text:p>NaN</text:p>
              </table:table-cell>
              <table:table-cell office:value-type="float" office:value="8693">
                <text:p>8693</text:p>
              </table:table-cell>
            </table:table-row>
            <table:table-row>
              <table:table-cell office:value-type="string">
                <text:p>fw5_100k</text:p>
              </table:table-cell>
              <table:table-cell office:value-type="float" office:value="4165">
                <text:p>4165</text:p>
              </table:table-cell>
              <table:table-cell office:value-type="float" office:value="4275">
                <text:p>4275</text:p>
              </table:table-cell>
              <table:table-cell office:value-type="float" office:value="4838">
                <text:p>4838</text:p>
              </table:table-cell>
              <table:table-cell office:value-type="float" office:value="4376">
                <text:p>4376</text:p>
              </table:table-cell>
              <table:table-cell office:value-type="float" office:value="2678">
                <text:p>2678</text:p>
              </table:table-cell>
              <table:table-cell office:value-type="float" office:value="7387">
                <text:p>7387</text:p>
              </table:table-cell>
              <table:table-cell office:value-type="float" office:value="4249">
                <text:p>4249</text:p>
              </table:table-cell>
              <table:table-cell office:value-type="float" office:value="1480">
                <text:p>1480</text:p>
              </table:table-cell>
              <table:table-cell office:value-type="float" office:value="38653">
                <text:p>38653</text:p>
              </table:table-cell>
              <table:table-cell office:value-type="float" office:value="2267">
                <text:p>2267</text:p>
              </table:table-cell>
              <table:table-cell office:value-type="float" office:value="NaN">
                <text:p>NaN</text:p>
              </table:table-cell>
              <table:table-cell office:value-type="float" office:value="6420">
                <text:p>6420</text:p>
              </table:table-cell>
              <table:table-cell office:value-type="float" office:value="15310">
                <text:p>15310</text:p>
              </table:table-cell>
              <table:table-cell office:value-type="float" office:value="27160">
                <text:p>27160</text:p>
              </table:table-cell>
              <table:table-cell office:value-type="float" office:value="15360">
                <text:p>15360</text:p>
              </table:table-cell>
              <table:table-cell office:value-type="float" office:value="35460">
                <text:p>35460</text:p>
              </table:table-cell>
              <table:table-cell office:value-type="float" office:value="12930">
                <text:p>12930</text:p>
              </table:table-cell>
              <table:table-cell office:value-type="float" office:value="50740">
                <text:p>50740</text:p>
              </table:table-cell>
              <table:table-cell office:value-type="float" office:value="698.04">
                <text:p>698.04</text:p>
              </table:table-cell>
              <table:table-cell office:value-type="float" office:value="NaN">
                <text:p>NaN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ipc1_100k</text:p>
              </table:table-cell>
              <table:table-cell office:value-type="float" office:value="4173">
                <text:p>4173</text:p>
              </table:table-cell>
              <table:table-cell office:value-type="float" office:value="4562">
                <text:p>4562</text:p>
              </table:table-cell>
              <table:table-cell office:value-type="float" office:value="5182">
                <text:p>5182</text:p>
              </table:table-cell>
              <table:table-cell office:value-type="float" office:value="4754">
                <text:p>4754</text:p>
              </table:table-cell>
              <table:table-cell office:value-type="float" office:value="2886">
                <text:p>2886</text:p>
              </table:table-cell>
              <table:table-cell office:value-type="float" office:value="15270">
                <text:p>15270</text:p>
              </table:table-cell>
              <table:table-cell office:value-type="float" office:value="5205">
                <text:p>5205</text:p>
              </table:table-cell>
              <table:table-cell office:value-type="float" office:value="1433">
                <text:p>1433</text:p>
              </table:table-cell>
              <table:table-cell office:value-type="float" office:value="2545">
                <text:p>2545</text:p>
              </table:table-cell>
              <table:table-cell office:value-type="float" office:value="2456">
                <text:p>2456</text:p>
              </table:table-cell>
              <table:table-cell office:value-type="float" office:value="NaN">
                <text:p>NaN</text:p>
              </table:table-cell>
              <table:table-cell office:value-type="float" office:value="7142">
                <text:p>7142</text:p>
              </table:table-cell>
              <table:table-cell office:value-type="float" office:value="15830">
                <text:p>15830</text:p>
              </table:table-cell>
              <table:table-cell office:value-type="float" office:value="19640">
                <text:p>19640</text:p>
              </table:table-cell>
              <table:table-cell office:value-type="float" office:value="16790">
                <text:p>16790</text:p>
              </table:table-cell>
              <table:table-cell office:value-type="float" office:value="20960">
                <text:p>20960</text:p>
              </table:table-cell>
              <table:table-cell office:value-type="float" office:value="25230">
                <text:p>25230</text:p>
              </table:table-cell>
              <table:table-cell office:value-type="float" office:value="29560">
                <text:p>29560</text:p>
              </table:table-cell>
              <table:table-cell office:value-type="float" office:value="620.98">
                <text:p>620.98</text:p>
              </table:table-cell>
              <table:table-cell office:value-type="float" office:value="NaN">
                <text:p>NaN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ipc2_100k</text:p>
              </table:table-cell>
              <table:table-cell office:value-type="float" office:value="3773">
                <text:p>3773</text:p>
              </table:table-cell>
              <table:table-cell office:value-type="float" office:value="4572">
                <text:p>4572</text:p>
              </table:table-cell>
              <table:table-cell office:value-type="float" office:value="5144">
                <text:p>5144</text:p>
              </table:table-cell>
              <table:table-cell office:value-type="float" office:value="4675">
                <text:p>4675</text:p>
              </table:table-cell>
              <table:table-cell office:value-type="float" office:value="2916">
                <text:p>2916</text:p>
              </table:table-cell>
              <table:table-cell office:value-type="float" office:value="4933">
                <text:p>4933</text:p>
              </table:table-cell>
              <table:table-cell office:value-type="float" office:value="5059">
                <text:p>5059</text:p>
              </table:table-cell>
              <table:table-cell office:value-type="float" office:value="1407">
                <text:p>1407</text:p>
              </table:table-cell>
              <table:table-cell office:value-type="float" office:value="2406">
                <text:p>2406</text:p>
              </table:table-cell>
              <table:table-cell office:value-type="float" office:value="2414">
                <text:p>2414</text:p>
              </table:table-cell>
              <table:table-cell office:value-type="float" office:value="NaN">
                <text:p>NaN</text:p>
              </table:table-cell>
              <table:table-cell office:value-type="float" office:value="6414">
                <text:p>6414</text:p>
              </table:table-cell>
              <table:table-cell office:value-type="float" office:value="15990">
                <text:p>15990</text:p>
              </table:table-cell>
              <table:table-cell office:value-type="float" office:value="15990">
                <text:p>15990</text:p>
              </table:table-cell>
              <table:table-cell office:value-type="float" office:value="16550">
                <text:p>16550</text:p>
              </table:table-cell>
              <table:table-cell office:value-type="float" office:value="16760">
                <text:p>16760</text:p>
              </table:table-cell>
              <table:table-cell office:value-type="float" office:value="16960">
                <text:p>16960</text:p>
              </table:table-cell>
              <table:table-cell office:value-type="float" office:value="16960">
                <text:p>16960</text:p>
              </table:table-cell>
              <table:table-cell office:value-type="float" office:value="636.02">
                <text:p>636.02</text:p>
              </table:table-cell>
              <table:table-cell office:value-type="float" office:value="NaN">
                <text:p>NaN</text:p>
              </table:table-cell>
              <table:table-cell office:value-type="float" office:value="1343">
                <text:p>13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420e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d320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79d1c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e0021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83caff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314004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ecf00" fo:wrap-option="wrap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b1f6f" fo:wrap-option="wrap"/>
      <style:text-properties fo:color="#000000" style:text-position="0% 100%" fo:font-family="Calibri" fo:font-size="10pt" style:font-size-asian="10pt" style:font-size-complex="10pt"/>
    </style:style>
    <style:style style:name="ch1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950e" fo:wrap-option="wrap"/>
      <style:text-properties fo:color="#000000" style:text-position="0% 100%" fo:font-family="Calibri" fo:font-size="10pt" style:font-size-asian="10pt" style:font-size-complex="10pt"/>
    </style:style>
    <style:style style:name="ch1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5000b" fo:wrap-option="wrap"/>
      <style:text-properties fo:color="#000000" style:text-position="0% 100%" fo:font-family="Calibri" fo:font-size="10pt" style:font-size-asian="10pt" style:font-size-complex="10pt"/>
    </style:style>
    <style:style style:name="ch1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84d1" fo:wrap-option="wrap"/>
      <style:text-properties fo:color="#000000" style:text-position="0% 100%" fo:font-family="Calibri" fo:font-size="10pt" style:font-size-asian="10pt" style:font-size-complex="10pt"/>
    </style:style>
    <style:style style:name="ch20" style:family="chart">
      <style:graphic-properties draw:stroke="solid" svg:stroke-width="0.026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54.843cm" svg:height="18.721cm" xlink:href=".." xlink:type="simple" chart:class="chart:bar" chart:style-name="ch1">
        <chart:title svg:x="25.843cm" svg:y="0.51cm" chart:style-name="ch2">
          <text:p>Update Time (us)</text:p>
        </chart:title>
        <chart:legend chart:legend-position="end" svg:x="51.125cm" svg:y="2.695cm" style:legend-expansion="high" chart:style-name="ch3"/>
        <chart:plot-area chart:style-name="ch4" table:cell-range-address="tmp.A32:tmp.V43 tmp.B3:tmp.V3" chart:data-source-has-labels="both" svg:x="0.869cm" svg:y="0.168cm" svg:width="49.834cm" svg:height="18.552cm">
          <chart:coordinate-region svg:x="1.161cm" svg:y="0.433cm" svg:width="49.542cm" svg:height="17.658cm"/>
          <chart:axis chart:dimension="x" chart:name="primary-x" chart:style-name="ch5" chartooo:axis-type="auto">
            <chartooo:date-scale/>
            <chart:categories table:cell-range-address="tmp.A32:tmp.A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mp.B32:tmp.B43" chart:label-cell-address="tmp.B3:tmp.B3" chart:class="chart:bar">
            <chart:data-point chart:repeated="12"/>
          </chart:series>
          <chart:series chart:style-name="ch9" chart:values-cell-range-address="tmp.C32:tmp.C43" chart:label-cell-address="tmp.C3:tmp.C3" chart:class="chart:bar">
            <chart:data-point chart:repeated="12"/>
          </chart:series>
          <chart:series chart:style-name="ch10" chart:values-cell-range-address="tmp.D32:tmp.D43" chart:label-cell-address="tmp.D3:tmp.D3" chart:class="chart:bar">
            <chart:data-point chart:repeated="12"/>
          </chart:series>
          <chart:series chart:style-name="ch11" chart:values-cell-range-address="tmp.E32:tmp.E43" chart:label-cell-address="tmp.E3:tmp.E3" chart:class="chart:bar">
            <chart:data-point chart:repeated="12"/>
          </chart:series>
          <chart:series chart:style-name="ch12" chart:values-cell-range-address="tmp.F32:tmp.F43" chart:label-cell-address="tmp.F3:tmp.F3" chart:class="chart:bar">
            <chart:data-point chart:repeated="12"/>
          </chart:series>
          <chart:series chart:style-name="ch13" chart:values-cell-range-address="tmp.G32:tmp.G43" chart:label-cell-address="tmp.G3:tmp.G3" chart:class="chart:bar">
            <chart:data-point chart:repeated="12"/>
          </chart:series>
          <chart:series chart:style-name="ch14" chart:values-cell-range-address="tmp.H32:tmp.H43" chart:label-cell-address="tmp.H3:tmp.H3" chart:class="chart:bar">
            <chart:data-point chart:repeated="12"/>
          </chart:series>
          <chart:series chart:style-name="ch15" chart:values-cell-range-address="tmp.I32:tmp.I43" chart:label-cell-address="tmp.I3:tmp.I3" chart:class="chart:bar">
            <chart:data-point chart:repeated="12"/>
          </chart:series>
          <chart:series chart:style-name="ch16" chart:values-cell-range-address="tmp.J32:tmp.J43" chart:label-cell-address="tmp.J3:tmp.J3" chart:class="chart:bar">
            <chart:data-point chart:repeated="12"/>
          </chart:series>
          <chart:series chart:style-name="ch17" chart:values-cell-range-address="tmp.K32:tmp.K43" chart:label-cell-address="tmp.K3:tmp.K3" chart:class="chart:bar">
            <chart:data-point chart:repeated="12"/>
          </chart:series>
          <chart:series chart:style-name="ch18" chart:values-cell-range-address="tmp.L32:tmp.L43" chart:label-cell-address="tmp.L3:tmp.L3" chart:class="chart:bar">
            <chart:data-point chart:repeated="12"/>
          </chart:series>
          <chart:series chart:style-name="ch19" chart:values-cell-range-address="tmp.M32:tmp.M43" chart:label-cell-address="tmp.M3:tmp.M3" chart:class="chart:bar">
            <chart:data-point chart:repeated="12"/>
          </chart:series>
          <chart:series chart:style-name="ch8" chart:values-cell-range-address="tmp.N32:tmp.N43" chart:label-cell-address="tmp.N3:tmp.N3" chart:class="chart:bar">
            <chart:data-point chart:repeated="12"/>
          </chart:series>
          <chart:series chart:style-name="ch9" chart:values-cell-range-address="tmp.O32:tmp.O43" chart:label-cell-address="tmp.O3:tmp.O3" chart:class="chart:bar">
            <chart:data-point chart:repeated="12"/>
          </chart:series>
          <chart:series chart:style-name="ch10" chart:values-cell-range-address="tmp.P32:tmp.P43" chart:label-cell-address="tmp.P3:tmp.P3" chart:class="chart:bar">
            <chart:data-point chart:repeated="12"/>
          </chart:series>
          <chart:series chart:style-name="ch11" chart:values-cell-range-address="tmp.Q32:tmp.Q43" chart:label-cell-address="tmp.Q3:tmp.Q3" chart:class="chart:bar">
            <chart:data-point chart:repeated="12"/>
          </chart:series>
          <chart:series chart:style-name="ch12" chart:values-cell-range-address="tmp.R32:tmp.R43" chart:label-cell-address="tmp.R3:tmp.R3" chart:class="chart:bar">
            <chart:data-point chart:repeated="12"/>
          </chart:series>
          <chart:series chart:style-name="ch13" chart:values-cell-range-address="tmp.S32:tmp.S43" chart:label-cell-address="tmp.S3:tmp.S3" chart:class="chart:bar">
            <chart:data-point chart:repeated="12"/>
          </chart:series>
          <chart:series chart:style-name="ch14" chart:values-cell-range-address="tmp.T32:tmp.T43" chart:label-cell-address="tmp.T3:tmp.T3" chart:class="chart:bar">
            <chart:data-point chart:repeated="12"/>
          </chart:series>
          <chart:series chart:style-name="ch15" chart:values-cell-range-address="tmp.U32:tmp.U43" chart:label-cell-address="tmp.U3:tmp.U3" chart:class="chart:bar">
            <chart:data-point chart:repeated="12"/>
          </chart:series>
          <chart:series chart:style-name="ch16" chart:values-cell-range-address="tmp.V32:tmp.V43" chart:label-cell-address="tmp.V3:tmp.V3" chart:class="chart:bar">
            <chart:data-point chart:repeated="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tTSS</text:p>
                <draw:g>
                  <svg:desc>tmp.B3:tmp.B3</svg:desc>
                </draw:g>
              </table:table-cell>
              <table:table-cell office:value-type="string">
                <text:p>PSTSS</text:p>
                <draw:g>
                  <svg:desc>tmp.C3:tmp.C3</svg:desc>
                </draw:g>
              </table:table-cell>
              <table:table-cell office:value-type="string">
                <text:p>PartitionSort</text:p>
                <draw:g>
                  <svg:desc>tmp.D3:tmp.D3</svg:desc>
                </draw:g>
              </table:table-cell>
              <table:table-cell office:value-type="string">
                <text:p>TabTree</text:p>
                <draw:g>
                  <svg:desc>tmp.E3:tmp.E3</svg:desc>
                </draw:g>
              </table:table-cell>
              <table:table-cell office:value-type="string">
                <text:p>KSet</text:p>
                <draw:g>
                  <svg:desc>tmp.F3:tmp.F3</svg:desc>
                </draw:g>
              </table:table-cell>
              <table:table-cell office:value-type="string">
                <text:p>PT-Tree</text:p>
                <draw:g>
                  <svg:desc>tmp.G3:tmp.G3</svg:desc>
                </draw:g>
              </table:table-cell>
              <table:table-cell office:value-type="string">
                <text:p>TupleTree</text:p>
                <draw:g>
                  <svg:desc>tmp.H3:tmp.H3</svg:desc>
                </draw:g>
              </table:table-cell>
              <table:table-cell office:value-type="string">
                <text:p>KickTree</text:p>
                <draw:g>
                  <svg:desc>tmp.I3:tmp.I3</svg:desc>
                </draw:g>
              </table:table-cell>
              <table:table-cell office:value-type="string">
                <text:p>ByteCuts</text:p>
                <draw:g>
                  <svg:desc>tmp.J3:tmp.J3</svg:desc>
                </draw:g>
              </table:table-cell>
              <table:table-cell office:value-type="string">
                <text:p>TupleMerge</text:p>
                <draw:g>
                  <svg:desc>tmp.K3:tmp.K3</svg:desc>
                </draw:g>
              </table:table-cell>
              <table:table-cell office:value-type="string">
                <text:p>HybridTSS</text:p>
                <draw:g>
                  <svg:desc>tmp.L3:tmp.L3</svg:desc>
                </draw:g>
              </table:table-cell>
              <table:table-cell office:value-type="string">
                <text:p>CMT</text:p>
                <draw:g>
                  <svg:desc>tmp.M3:tmp.M3</svg:desc>
                </draw:g>
              </table:table-cell>
              <table:table-cell office:value-type="string">
                <text:p>DynamicTuple-2</text:p>
                <draw:g>
                  <svg:desc>tmp.N3:tmp.N3</svg:desc>
                </draw:g>
              </table:table-cell>
              <table:table-cell office:value-type="string">
                <text:p>DynamicTuple-5</text:p>
                <draw:g>
                  <svg:desc>tmp.O3:tmp.O3</svg:desc>
                </draw:g>
              </table:table-cell>
              <table:table-cell office:value-type="string">
                <text:p>MultilayerTuple-2</text:p>
                <draw:g>
                  <svg:desc>tmp.P3:tmp.P3</svg:desc>
                </draw:g>
              </table:table-cell>
              <table:table-cell office:value-type="string">
                <text:p>MultilayerTuple-5</text:p>
                <draw:g>
                  <svg:desc>tmp.Q3:tmp.Q3</svg:desc>
                </draw:g>
              </table:table-cell>
              <table:table-cell office:value-type="string">
                <text:p>PextCuts-2</text:p>
                <draw:g>
                  <svg:desc>tmp.R3:tmp.R3</svg:desc>
                </draw:g>
              </table:table-cell>
              <table:table-cell office:value-type="string">
                <text:p>PextCuts-5</text:p>
                <draw:g>
                  <svg:desc>tmp.S3:tmp.S3</svg:desc>
                </draw:g>
              </table:table-cell>
              <table:table-cell office:value-type="string">
                <text:p>MbitTree</text:p>
                <draw:g>
                  <svg:desc>tmp.T3:tmp.T3</svg:desc>
                </draw:g>
              </table:table-cell>
              <table:table-cell office:value-type="string">
                <text:p>Nuevomatch</text:p>
                <draw:g>
                  <svg:desc>tmp.U3:tmp.U3</svg:desc>
                </draw:g>
              </table:table-cell>
              <table:table-cell office:value-type="string">
                <text:p>HybridCuts</text:p>
                <draw:g>
                  <svg:desc>tmp.V3:tmp.V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l1_100k</text:p>
                <draw:g>
                  <svg:desc>tmp.A32:tmp.A43</svg:desc>
                </draw:g>
              </table:table-cell>
              <table:table-cell office:value-type="float" office:value="0.4371">
                <text:p>0.4371</text:p>
                <draw:g>
                  <svg:desc>tmp.B32:tmp.B43</svg:desc>
                </draw:g>
              </table:table-cell>
              <table:table-cell office:value-type="float" office:value="0.3728">
                <text:p>0.3728</text:p>
                <draw:g>
                  <svg:desc>tmp.C32:tmp.C43</svg:desc>
                </draw:g>
              </table:table-cell>
              <table:table-cell office:value-type="float" office:value="1.0782">
                <text:p>1.0782</text:p>
                <draw:g>
                  <svg:desc>tmp.D32:tmp.D43</svg:desc>
                </draw:g>
              </table:table-cell>
              <table:table-cell office:value-type="float" office:value="0.7389">
                <text:p>0.7389</text:p>
                <draw:g>
                  <svg:desc>tmp.E32:tmp.E43</svg:desc>
                </draw:g>
              </table:table-cell>
              <table:table-cell office:value-type="float" office:value="0.184">
                <text:p>0.184</text:p>
                <draw:g>
                  <svg:desc>tmp.F32:tmp.F43</svg:desc>
                </draw:g>
              </table:table-cell>
              <table:table-cell office:value-type="float" office:value="0.2209">
                <text:p>0.2209</text:p>
                <draw:g>
                  <svg:desc>tmp.G32:tmp.G43</svg:desc>
                </draw:g>
              </table:table-cell>
              <table:table-cell office:value-type="float" office:value="0.06713">
                <text:p>0.06713</text:p>
                <draw:g>
                  <svg:desc>tmp.H32:tmp.H43</svg:desc>
                </draw:g>
              </table:table-cell>
              <table:table-cell office:value-type="float" office:value="2.50629">
                <text:p>2.50629</text:p>
                <draw:g>
                  <svg:desc>tmp.I32:tmp.I43</svg:desc>
                </draw:g>
              </table:table-cell>
              <table:table-cell office:value-type="float" office:value="NaN">
                <text:p>NaN</text:p>
                <draw:g>
                  <svg:desc>tmp.J32:tmp.J43</svg:desc>
                </draw:g>
              </table:table-cell>
              <table:table-cell office:value-type="float" office:value="0.3652">
                <text:p>0.3652</text:p>
                <draw:g>
                  <svg:desc>tmp.K32:tmp.K43</svg:desc>
                </draw:g>
              </table:table-cell>
              <table:table-cell office:value-type="float" office:value="0.21958">
                <text:p>0.21958</text:p>
                <draw:g>
                  <svg:desc>tmp.L32:tmp.L43</svg:desc>
                </draw:g>
              </table:table-cell>
              <table:table-cell office:value-type="float" office:value="NaN">
                <text:p>NaN</text:p>
                <draw:g>
                  <svg:desc>tmp.M32:tmp.M43</svg:desc>
                </draw:g>
              </table:table-cell>
              <table:table-cell office:value-type="float" office:value="0.099009900990099">
                <text:p>0.099009900990099</text:p>
                <draw:g>
                  <svg:desc>tmp.N32:tmp.N43</svg:desc>
                </draw:g>
              </table:table-cell>
              <table:table-cell office:value-type="float" office:value="0.153139356814701">
                <text:p>0.153139356814701</text:p>
                <draw:g>
                  <svg:desc>tmp.O32:tmp.O43</svg:desc>
                </draw:g>
              </table:table-cell>
              <table:table-cell office:value-type="float" office:value="0.173010380622837">
                <text:p>0.173010380622837</text:p>
                <draw:g>
                  <svg:desc>tmp.P32:tmp.P43</svg:desc>
                </draw:g>
              </table:table-cell>
              <table:table-cell office:value-type="float" office:value="0.125786163522013">
                <text:p>0.125786163522013</text:p>
                <draw:g>
                  <svg:desc>tmp.Q32:tmp.Q43</svg:desc>
                </draw:g>
              </table:table-cell>
              <table:table-cell office:value-type="float" office:value="NaN">
                <text:p>NaN</text:p>
                <draw:g>
                  <svg:desc>tmp.R32:tmp.R43</svg:desc>
                </draw:g>
              </table:table-cell>
              <table:table-cell office:value-type="float" office:value="NaN">
                <text:p>NaN</text:p>
                <draw:g>
                  <svg:desc>tmp.S32:tmp.S43</svg:desc>
                </draw:g>
              </table:table-cell>
              <table:table-cell office:value-type="float" office:value="NaN">
                <text:p>NaN</text:p>
                <draw:g>
                  <svg:desc>tmp.T32:tmp.T43</svg:desc>
                </draw:g>
              </table:table-cell>
              <table:table-cell office:value-type="float" office:value="NaN">
                <text:p>NaN</text:p>
                <draw:g>
                  <svg:desc>tmp.U32:tmp.U43</svg:desc>
                </draw:g>
              </table:table-cell>
              <table:table-cell office:value-type="float" office:value="NaN">
                <text:p>NaN</text:p>
                <draw:g>
                  <svg:desc>tmp.V32:tmp.V43</svg:desc>
                </draw:g>
              </table:table-cell>
            </table:table-row>
            <table:table-row>
              <table:table-cell office:value-type="string">
                <text:p>acl2_100k</text:p>
              </table:table-cell>
              <table:table-cell office:value-type="float" office:value="1.1623">
                <text:p>1.1623</text:p>
              </table:table-cell>
              <table:table-cell office:value-type="float" office:value="0.4121">
                <text:p>0.4121</text:p>
              </table:table-cell>
              <table:table-cell office:value-type="float" office:value="1.0288">
                <text:p>1.0288</text:p>
              </table:table-cell>
              <table:table-cell office:value-type="float" office:value="0.5843">
                <text:p>0.5843</text:p>
              </table:table-cell>
              <table:table-cell office:value-type="float" office:value="0.236">
                <text:p>0.236</text:p>
              </table:table-cell>
              <table:table-cell office:value-type="float" office:value="0.0749">
                <text:p>0.0749</text:p>
              </table:table-cell>
              <table:table-cell office:value-type="float" office:value="0.12198">
                <text:p>0.12198</text:p>
              </table:table-cell>
              <table:table-cell office:value-type="float" office:value="7.095">
                <text:p>7.095</text:p>
              </table:table-cell>
              <table:table-cell office:value-type="float" office:value="NaN">
                <text:p>NaN</text:p>
              </table:table-cell>
              <table:table-cell office:value-type="float" office:value="0.60391">
                <text:p>0.60391</text:p>
              </table:table-cell>
              <table:table-cell office:value-type="float" office:value="0.45832">
                <text:p>0.45832</text:p>
              </table:table-cell>
              <table:table-cell office:value-type="float" office:value="NaN">
                <text:p>NaN</text:p>
              </table:table-cell>
              <table:table-cell office:value-type="float" office:value="0.122699386503067">
                <text:p>0.122699386503067</text:p>
              </table:table-cell>
              <table:table-cell office:value-type="float" office:value="0.21505376344086">
                <text:p>0.21505376344086</text:p>
              </table:table-cell>
              <table:table-cell office:value-type="float" office:value="0.233100233100233">
                <text:p>0.233100233100233</text:p>
              </table:table-cell>
              <table:table-cell office:value-type="float" office:value="0.195694716242661">
                <text:p>0.195694716242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cl3_100k</text:p>
              </table:table-cell>
              <table:table-cell office:value-type="float" office:value="0.3841">
                <text:p>0.3841</text:p>
              </table:table-cell>
              <table:table-cell office:value-type="float" office:value="0.3946">
                <text:p>0.3946</text:p>
              </table:table-cell>
              <table:table-cell office:value-type="float" office:value="1.0268">
                <text:p>1.0268</text:p>
              </table:table-cell>
              <table:table-cell office:value-type="float" office:value="0.7934">
                <text:p>0.7934</text:p>
              </table:table-cell>
              <table:table-cell office:value-type="float" office:value="0.185">
                <text:p>0.185</text:p>
              </table:table-cell>
              <table:table-cell office:value-type="float" office:value="0.0591">
                <text:p>0.0591</text:p>
              </table:table-cell>
              <table:table-cell office:value-type="float" office:value="0.06947">
                <text:p>0.06947</text:p>
              </table:table-cell>
              <table:table-cell office:value-type="float" office:value="1.18062">
                <text:p>1.18062</text:p>
              </table:table-cell>
              <table:table-cell office:value-type="float" office:value="NaN">
                <text:p>NaN</text:p>
              </table:table-cell>
              <table:table-cell office:value-type="float" office:value="0.37165">
                <text:p>0.37165</text:p>
              </table:table-cell>
              <table:table-cell office:value-type="float" office:value="0.24042">
                <text:p>0.24042</text:p>
              </table:table-cell>
              <table:table-cell office:value-type="float" office:value="NaN">
                <text:p>NaN</text:p>
              </table:table-cell>
              <table:table-cell office:value-type="float" office:value="0.0791139240506329">
                <text:p>0.0791139240506329</text:p>
              </table:table-cell>
              <table:table-cell office:value-type="float" office:value="0.181488203266788">
                <text:p>0.181488203266788</text:p>
              </table:table-cell>
              <table:table-cell office:value-type="float" office:value="0.149925037481259">
                <text:p>0.149925037481259</text:p>
              </table:table-cell>
              <table:table-cell office:value-type="float" office:value="0.150602409638554">
                <text:p>0.150602409638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cl4_100k</text:p>
              </table:table-cell>
              <table:table-cell office:value-type="float" office:value="0.2892">
                <text:p>0.2892</text:p>
              </table:table-cell>
              <table:table-cell office:value-type="float" office:value="0.379">
                <text:p>0.379</text:p>
              </table:table-cell>
              <table:table-cell office:value-type="float" office:value="1.0205">
                <text:p>1.0205</text:p>
              </table:table-cell>
              <table:table-cell office:value-type="float" office:value="0.6622">
                <text:p>0.6622</text:p>
              </table:table-cell>
              <table:table-cell office:value-type="float" office:value="0.234">
                <text:p>0.234</text:p>
              </table:table-cell>
              <table:table-cell office:value-type="float" office:value="0.0676">
                <text:p>0.0676</text:p>
              </table:table-cell>
              <table:table-cell office:value-type="float" office:value="0.07092">
                <text:p>0.07092</text:p>
              </table:table-cell>
              <table:table-cell office:value-type="float" office:value="1.3326">
                <text:p>1.3326</text:p>
              </table:table-cell>
              <table:table-cell office:value-type="float" office:value="NaN">
                <text:p>NaN</text:p>
              </table:table-cell>
              <table:table-cell office:value-type="float" office:value="0.38646">
                <text:p>0.38646</text:p>
              </table:table-cell>
              <table:table-cell office:value-type="float" office:value="0.21022">
                <text:p>0.21022</text:p>
              </table:table-cell>
              <table:table-cell office:value-type="float" office:value="NaN">
                <text:p>NaN</text:p>
              </table:table-cell>
              <table:table-cell office:value-type="float" office:value="0.0775795190069822">
                <text:p>0.0775795190069822</text:p>
              </table:table-cell>
              <table:table-cell office:value-type="float" office:value="0.191204588910134">
                <text:p>0.191204588910134</text:p>
              </table:table-cell>
              <table:table-cell office:value-type="float" office:value="0.144508670520231">
                <text:p>0.144508670520231</text:p>
              </table:table-cell>
              <table:table-cell office:value-type="float" office:value="0.134952766531714">
                <text:p>0.134952766531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cl5_100k</text:p>
              </table:table-cell>
              <table:table-cell office:value-type="float" office:value="0.3338">
                <text:p>0.3338</text:p>
              </table:table-cell>
              <table:table-cell office:value-type="float" office:value="0.3666">
                <text:p>0.3666</text:p>
              </table:table-cell>
              <table:table-cell office:value-type="float" office:value="1.062">
                <text:p>1.062</text:p>
              </table:table-cell>
              <table:table-cell office:value-type="float" office:value="0.7629">
                <text:p>0.7629</text:p>
              </table:table-cell>
              <table:table-cell office:value-type="float" office:value="0.199">
                <text:p>0.199</text:p>
              </table:table-cell>
              <table:table-cell office:value-type="float" office:value="0.06616">
                <text:p>0.06616</text:p>
              </table:table-cell>
              <table:table-cell office:value-type="float" office:value="0.07381">
                <text:p>0.07381</text:p>
              </table:table-cell>
              <table:table-cell office:value-type="float" office:value="0.95821">
                <text:p>0.95821</text:p>
              </table:table-cell>
              <table:table-cell office:value-type="float" office:value="NaN">
                <text:p>NaN</text:p>
              </table:table-cell>
              <table:table-cell office:value-type="float" office:value="0.33755">
                <text:p>0.33755</text:p>
              </table:table-cell>
              <table:table-cell office:value-type="float" office:value="0.24564">
                <text:p>0.24564</text:p>
              </table:table-cell>
              <table:table-cell office:value-type="float" office:value="NaN">
                <text:p>NaN</text:p>
              </table:table-cell>
              <table:table-cell office:value-type="float" office:value="0.0979431929480901">
                <text:p>0.0979431929480901</text:p>
              </table:table-cell>
              <table:table-cell office:value-type="float" office:value="0.163398692810458">
                <text:p>0.163398692810458</text:p>
              </table:table-cell>
              <table:table-cell office:value-type="float" office:value="0.153139356814701">
                <text:p>0.153139356814701</text:p>
              </table:table-cell>
              <table:table-cell office:value-type="float" office:value="0.136054421768707">
                <text:p>0.136054421768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w1_100k</text:p>
              </table:table-cell>
              <table:table-cell office:value-type="float" office:value="0.2443">
                <text:p>0.2443</text:p>
              </table:table-cell>
              <table:table-cell office:value-type="float" office:value="0.368">
                <text:p>0.368</text:p>
              </table:table-cell>
              <table:table-cell office:value-type="float" office:value="0.9797">
                <text:p>0.9797</text:p>
              </table:table-cell>
              <table:table-cell office:value-type="float" office:value="0.5428">
                <text:p>0.5428</text:p>
              </table:table-cell>
              <table:table-cell office:value-type="float" office:value="0.21">
                <text:p>0.21</text:p>
              </table:table-cell>
              <table:table-cell office:value-type="float" office:value="0.04507">
                <text:p>0.04507</text:p>
              </table:table-cell>
              <table:table-cell office:value-type="float" office:value="0.07053">
                <text:p>0.07053</text:p>
              </table:table-cell>
              <table:table-cell office:value-type="float" office:value="1.67911">
                <text:p>1.67911</text:p>
              </table:table-cell>
              <table:table-cell office:value-type="float" office:value="NaN">
                <text:p>NaN</text:p>
              </table:table-cell>
              <table:table-cell office:value-type="float" office:value="0.78534">
                <text:p>0.78534</text:p>
              </table:table-cell>
              <table:table-cell office:value-type="float" office:value="0.27636">
                <text:p>0.27636</text:p>
              </table:table-cell>
              <table:table-cell office:value-type="float" office:value="NaN">
                <text:p>NaN</text:p>
              </table:table-cell>
              <table:table-cell office:value-type="float" office:value="0.101936799184506">
                <text:p>0.101936799184506</text:p>
              </table:table-cell>
              <table:table-cell office:value-type="float" office:value="0.178890876565295">
                <text:p>0.178890876565295</text:p>
              </table:table-cell>
              <table:table-cell office:value-type="float" office:value="0.164744645799012">
                <text:p>0.164744645799012</text:p>
              </table:table-cell>
              <table:table-cell office:value-type="float" office:value="0.209643605870021">
                <text:p>0.20964360587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w2_100k</text:p>
              </table:table-cell>
              <table:table-cell office:value-type="float" office:value="0.2815">
                <text:p>0.2815</text:p>
              </table:table-cell>
              <table:table-cell office:value-type="float" office:value="0.3673">
                <text:p>0.3673</text:p>
              </table:table-cell>
              <table:table-cell office:value-type="float" office:value="1.0175">
                <text:p>1.0175</text:p>
              </table:table-cell>
              <table:table-cell office:value-type="float" office:value="0.877">
                <text:p>0.877</text:p>
              </table:table-cell>
              <table:table-cell office:value-type="float" office:value="0.199">
                <text:p>0.199</text:p>
              </table:table-cell>
              <table:table-cell office:value-type="float" office:value="0.04123">
                <text:p>0.04123</text:p>
              </table:table-cell>
              <table:table-cell office:value-type="float" office:value="0.06969">
                <text:p>0.06969</text:p>
              </table:table-cell>
              <table:table-cell office:value-type="float" office:value="2.17867">
                <text:p>2.17867</text:p>
              </table:table-cell>
              <table:table-cell office:value-type="float" office:value="NaN">
                <text:p>NaN</text:p>
              </table:table-cell>
              <table:table-cell office:value-type="float" office:value="0.32136">
                <text:p>0.32136</text:p>
              </table:table-cell>
              <table:table-cell office:value-type="float" office:value="0.23613">
                <text:p>0.23613</text:p>
              </table:table-cell>
              <table:table-cell office:value-type="float" office:value="NaN">
                <text:p>NaN</text:p>
              </table:table-cell>
              <table:table-cell office:value-type="float" office:value="0.0848896434634975">
                <text:p>0.0848896434634975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0.134408602150538">
                <text:p>0.134408602150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w3_100k</text:p>
              </table:table-cell>
              <table:table-cell office:value-type="float" office:value="0.2372">
                <text:p>0.2372</text:p>
              </table:table-cell>
              <table:table-cell office:value-type="float" office:value="0.3343">
                <text:p>0.3343</text:p>
              </table:table-cell>
              <table:table-cell office:value-type="float" office:value="0.9571">
                <text:p>0.9571</text:p>
              </table:table-cell>
              <table:table-cell office:value-type="float" office:value="0.649">
                <text:p>0.649</text:p>
              </table:table-cell>
              <table:table-cell office:value-type="float" office:value="0.217">
                <text:p>0.217</text:p>
              </table:table-cell>
              <table:table-cell office:value-type="float" office:value="0.0607">
                <text:p>0.0607</text:p>
              </table:table-cell>
              <table:table-cell office:value-type="float" office:value="0.07279">
                <text:p>0.07279</text:p>
              </table:table-cell>
              <table:table-cell office:value-type="float" office:value="2.4405">
                <text:p>2.4405</text:p>
              </table:table-cell>
              <table:table-cell office:value-type="float" office:value="NaN">
                <text:p>NaN</text:p>
              </table:table-cell>
              <table:table-cell office:value-type="float" office:value="0.50093">
                <text:p>0.50093</text:p>
              </table:table-cell>
              <table:table-cell office:value-type="float" office:value="0.2809">
                <text:p>0.2809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16025641025641">
                <text:p>0.16025641025641</text:p>
              </table:table-cell>
              <table:table-cell office:value-type="float" office:value="0.165562913907285">
                <text:p>0.165562913907285</text:p>
              </table:table-cell>
              <table:table-cell office:value-type="float" office:value="0.239234449760766">
                <text:p>0.239234449760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w4_100k</text:p>
              </table:table-cell>
              <table:table-cell office:value-type="float" office:value="0.2247">
                <text:p>0.2247</text:p>
              </table:table-cell>
              <table:table-cell office:value-type="float" office:value="0.435">
                <text:p>0.435</text:p>
              </table:table-cell>
              <table:table-cell office:value-type="float" office:value="1.0367">
                <text:p>1.0367</text:p>
              </table:table-cell>
              <table:table-cell office:value-type="float" office:value="0.4817">
                <text:p>0.4817</text:p>
              </table:table-cell>
              <table:table-cell office:value-type="float" office:value="0.202">
                <text:p>0.202</text:p>
              </table:table-cell>
              <table:table-cell office:value-type="float" office:value="0.069">
                <text:p>0.069</text:p>
              </table:table-cell>
              <table:table-cell office:value-type="float" office:value="0.06913">
                <text:p>0.06913</text:p>
              </table:table-cell>
              <table:table-cell office:value-type="float" office:value="3.67994">
                <text:p>3.67994</text:p>
              </table:table-cell>
              <table:table-cell office:value-type="float" office:value="NaN">
                <text:p>NaN</text:p>
              </table:table-cell>
              <table:table-cell office:value-type="float" office:value="1.78355">
                <text:p>1.78355</text:p>
              </table:table-cell>
              <table:table-cell office:value-type="float" office:value="0.21942">
                <text:p>0.21942</text:p>
              </table:table-cell>
              <table:table-cell office:value-type="float" office:value="NaN">
                <text:p>NaN</text:p>
              </table:table-cell>
              <table:table-cell office:value-type="float" office:value="0.0754147812971342">
                <text:p>0.0754147812971342</text:p>
              </table:table-cell>
              <table:table-cell office:value-type="float" office:value="0.209205020920502">
                <text:p>0.209205020920502</text:p>
              </table:table-cell>
              <table:table-cell office:value-type="float" office:value="0.317460317460317">
                <text:p>0.317460317460317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w5_100k</text:p>
              </table:table-cell>
              <table:table-cell office:value-type="float" office:value="0.2405">
                <text:p>0.2405</text:p>
              </table:table-cell>
              <table:table-cell office:value-type="float" office:value="0.359">
                <text:p>0.359</text:p>
              </table:table-cell>
              <table:table-cell office:value-type="float" office:value="0.979">
                <text:p>0.979</text:p>
              </table:table-cell>
              <table:table-cell office:value-type="float" office:value="0.693">
                <text:p>0.693</text:p>
              </table:table-cell>
              <table:table-cell office:value-type="float" office:value="0.199">
                <text:p>0.199</text:p>
              </table:table-cell>
              <table:table-cell office:value-type="float" office:value="0.06">
                <text:p>0.06</text:p>
              </table:table-cell>
              <table:table-cell office:value-type="float" office:value="0.07164">
                <text:p>0.07164</text:p>
              </table:table-cell>
              <table:table-cell office:value-type="float" office:value="1.84617">
                <text:p>1.84617</text:p>
              </table:table-cell>
              <table:table-cell office:value-type="float" office:value="NaN">
                <text:p>NaN</text:p>
              </table:table-cell>
              <table:table-cell office:value-type="float" office:value="0.65213">
                <text:p>0.65213</text:p>
              </table:table-cell>
              <table:table-cell office:value-type="float" office:value="0.23715">
                <text:p>0.23715</text:p>
              </table:table-cell>
              <table:table-cell office:value-type="float" office:value="NaN">
                <text:p>NaN</text:p>
              </table:table-cell>
              <table:table-cell office:value-type="float" office:value="0.0980392156862745">
                <text:p>0.0980392156862745</text:p>
              </table:table-cell>
              <table:table-cell office:value-type="float" office:value="0.152439024390244">
                <text:p>0.152439024390244</text:p>
              </table:table-cell>
              <table:table-cell office:value-type="float" office:value="0.204081632653061">
                <text:p>0.204081632653061</text:p>
              </table:table-cell>
              <table:table-cell office:value-type="float" office:value="0.194174757281553">
                <text:p>0.19417475728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pc1_100k</text:p>
              </table:table-cell>
              <table:table-cell office:value-type="float" office:value="0.3961">
                <text:p>0.3961</text:p>
              </table:table-cell>
              <table:table-cell office:value-type="float" office:value="0.461">
                <text:p>0.461</text:p>
              </table:table-cell>
              <table:table-cell office:value-type="float" office:value="1.0284">
                <text:p>1.0284</text:p>
              </table:table-cell>
              <table:table-cell office:value-type="float" office:value="0.8096">
                <text:p>0.8096</text:p>
              </table:table-cell>
              <table:table-cell office:value-type="float" office:value="0.188">
                <text:p>0.188</text:p>
              </table:table-cell>
              <table:table-cell office:value-type="float" office:value="0.0411">
                <text:p>0.0411</text:p>
              </table:table-cell>
              <table:table-cell office:value-type="float" office:value="0.06888">
                <text:p>0.06888</text:p>
              </table:table-cell>
              <table:table-cell office:value-type="float" office:value="1.749">
                <text:p>1.749</text:p>
              </table:table-cell>
              <table:table-cell office:value-type="float" office:value="NaN">
                <text:p>NaN</text:p>
              </table:table-cell>
              <table:table-cell office:value-type="float" office:value="0.36666">
                <text:p>0.36666</text:p>
              </table:table-cell>
              <table:table-cell office:value-type="float" office:value="0.20049">
                <text:p>0.20049</text:p>
              </table:table-cell>
              <table:table-cell office:value-type="float" office:value="NaN">
                <text:p>NaN</text:p>
              </table:table-cell>
              <table:table-cell office:value-type="float" office:value="0.0749063670411985">
                <text:p>0.0749063670411985</text:p>
              </table:table-cell>
              <table:table-cell office:value-type="float" office:value="0.157977883096367">
                <text:p>0.157977883096367</text:p>
              </table:table-cell>
              <table:table-cell office:value-type="float" office:value="0.156494522691706">
                <text:p>0.156494522691706</text:p>
              </table:table-cell>
              <table:table-cell office:value-type="float" office:value="0.127551020408163">
                <text:p>0.127551020408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pc2_100k</text:p>
              </table:table-cell>
              <table:table-cell office:value-type="float" office:value="0.2746">
                <text:p>0.2746</text:p>
              </table:table-cell>
              <table:table-cell office:value-type="float" office:value="0.4523">
                <text:p>0.4523</text:p>
              </table:table-cell>
              <table:table-cell office:value-type="float" office:value="0.9833">
                <text:p>0.9833</text:p>
              </table:table-cell>
              <table:table-cell office:value-type="float" office:value="0.7696">
                <text:p>0.7696</text:p>
              </table:table-cell>
              <table:table-cell office:value-type="float" office:value="0.218">
                <text:p>0.218</text:p>
              </table:table-cell>
              <table:table-cell office:value-type="float" office:value="0.06113">
                <text:p>0.06113</text:p>
              </table:table-cell>
              <table:table-cell office:value-type="float" office:value="0.06871">
                <text:p>0.06871</text:p>
              </table:table-cell>
              <table:table-cell office:value-type="float" office:value="2.1103">
                <text:p>2.1103</text:p>
              </table:table-cell>
              <table:table-cell office:value-type="float" office:value="NaN">
                <text:p>NaN</text:p>
              </table:table-cell>
              <table:table-cell office:value-type="float" office:value="0.30553">
                <text:p>0.30553</text:p>
              </table:table-cell>
              <table:table-cell office:value-type="float" office:value="0.21033">
                <text:p>0.21033</text:p>
              </table:table-cell>
              <table:table-cell office:value-type="float" office:value="NaN">
                <text:p>NaN</text:p>
              </table:table-cell>
              <table:table-cell office:value-type="float" office:value="0.0955109837631328">
                <text:p>0.0955109837631328</text:p>
              </table:table-cell>
              <table:table-cell office:value-type="float" office:value="0.124069478908189">
                <text:p>0.124069478908189</text:p>
              </table:table-cell>
              <table:table-cell office:value-type="float" office:value="0.154798761609907">
                <text:p>0.154798761609907</text:p>
              </table:table-cell>
              <table:table-cell office:value-type="float" office:value="0.0868809730668984">
                <text:p>0.0868809730668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420e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d320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79d1c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e0021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83caff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314004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ecf00" fo:wrap-option="wrap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b1f6f" fo:wrap-option="wrap"/>
      <style:text-properties fo:color="#000000" style:text-position="0% 100%" fo:font-family="Calibri" fo:font-size="10pt" style:font-size-asian="10pt" style:font-size-complex="10pt"/>
    </style:style>
    <style:style style:name="ch1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950e" fo:wrap-option="wrap"/>
      <style:text-properties fo:color="#000000" style:text-position="0% 100%" fo:font-family="Calibri" fo:font-size="10pt" style:font-size-asian="10pt" style:font-size-complex="10pt"/>
    </style:style>
    <style:style style:name="ch1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5000b" fo:wrap-option="wrap"/>
      <style:text-properties fo:color="#000000" style:text-position="0% 100%" fo:font-family="Calibri" fo:font-size="10pt" style:font-size-asian="10pt" style:font-size-complex="10pt"/>
    </style:style>
    <style:style style:name="ch1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84d1" fo:wrap-option="wrap"/>
      <style:text-properties fo:color="#000000" style:text-position="0% 100%" fo:font-family="Calibri" fo:font-size="10pt" style:font-size-asian="10pt" style:font-size-complex="10pt"/>
    </style:style>
    <style:style style:name="ch20" style:family="chart">
      <style:graphic-properties draw:stroke="solid" svg:stroke-width="0.026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54.995cm" svg:height="18.439cm" xlink:href=".." xlink:type="simple" chart:class="chart:bar" chart:style-name="ch1">
        <chart:title svg:x="26.226cm" svg:y="0.504cm" chart:style-name="ch2">
          <text:p>Build Time (s)</text:p>
        </chart:title>
        <chart:legend chart:legend-position="end" svg:x="51.277cm" svg:y="2.554cm" style:legend-expansion="high" chart:style-name="ch3"/>
        <chart:plot-area chart:style-name="ch4" table:cell-range-address="tmp.A46:tmp.V57 tmp.B3:tmp.V3" chart:data-source-has-labels="both" svg:x="0.496cm" svg:y="0.365cm" svg:width="50.466cm" svg:height="17.7cm">
          <chart:coordinate-region svg:x="1.359cm" svg:y="0.631cm" svg:width="49.603cm" svg:height="16.805cm"/>
          <chart:axis chart:dimension="x" chart:name="primary-x" chart:style-name="ch5" chartooo:axis-type="auto">
            <chartooo:date-scale/>
            <chart:categories table:cell-range-address="tmp.A46:tmp.A5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mp.B46:tmp.B57" chart:label-cell-address="tmp.B3:tmp.B3" chart:class="chart:bar">
            <chart:data-point chart:repeated="12"/>
          </chart:series>
          <chart:series chart:style-name="ch9" chart:values-cell-range-address="tmp.C46:tmp.C57" chart:label-cell-address="tmp.C3:tmp.C3" chart:class="chart:bar">
            <chart:data-point chart:repeated="12"/>
          </chart:series>
          <chart:series chart:style-name="ch10" chart:values-cell-range-address="tmp.D46:tmp.D57" chart:label-cell-address="tmp.D3:tmp.D3" chart:class="chart:bar">
            <chart:data-point chart:repeated="12"/>
          </chart:series>
          <chart:series chart:style-name="ch11" chart:values-cell-range-address="tmp.E46:tmp.E57" chart:label-cell-address="tmp.E3:tmp.E3" chart:class="chart:bar">
            <chart:data-point chart:repeated="12"/>
          </chart:series>
          <chart:series chart:style-name="ch12" chart:values-cell-range-address="tmp.F46:tmp.F57" chart:label-cell-address="tmp.F3:tmp.F3" chart:class="chart:bar">
            <chart:data-point chart:repeated="12"/>
          </chart:series>
          <chart:series chart:style-name="ch13" chart:values-cell-range-address="tmp.G46:tmp.G57" chart:label-cell-address="tmp.G3:tmp.G3" chart:class="chart:bar">
            <chart:data-point chart:repeated="12"/>
          </chart:series>
          <chart:series chart:style-name="ch14" chart:values-cell-range-address="tmp.H46:tmp.H57" chart:label-cell-address="tmp.H3:tmp.H3" chart:class="chart:bar">
            <chart:data-point chart:repeated="12"/>
          </chart:series>
          <chart:series chart:style-name="ch15" chart:values-cell-range-address="tmp.I46:tmp.I57" chart:label-cell-address="tmp.I3:tmp.I3" chart:class="chart:bar">
            <chart:data-point chart:repeated="12"/>
          </chart:series>
          <chart:series chart:style-name="ch16" chart:values-cell-range-address="tmp.J46:tmp.J57" chart:label-cell-address="tmp.J3:tmp.J3" chart:class="chart:bar">
            <chart:data-point chart:repeated="12"/>
          </chart:series>
          <chart:series chart:style-name="ch17" chart:values-cell-range-address="tmp.K46:tmp.K57" chart:label-cell-address="tmp.K3:tmp.K3" chart:class="chart:bar">
            <chart:data-point chart:repeated="12"/>
          </chart:series>
          <chart:series chart:style-name="ch18" chart:values-cell-range-address="tmp.L46:tmp.L57" chart:label-cell-address="tmp.L3:tmp.L3" chart:class="chart:bar">
            <chart:data-point chart:repeated="12"/>
          </chart:series>
          <chart:series chart:style-name="ch19" chart:values-cell-range-address="tmp.M46:tmp.M57" chart:label-cell-address="tmp.M3:tmp.M3" chart:class="chart:bar">
            <chart:data-point chart:repeated="12"/>
          </chart:series>
          <chart:series chart:style-name="ch8" chart:values-cell-range-address="tmp.N46:tmp.N57" chart:label-cell-address="tmp.N3:tmp.N3" chart:class="chart:bar">
            <chart:data-point chart:repeated="12"/>
          </chart:series>
          <chart:series chart:style-name="ch9" chart:values-cell-range-address="tmp.O46:tmp.O57" chart:label-cell-address="tmp.O3:tmp.O3" chart:class="chart:bar">
            <chart:data-point chart:repeated="12"/>
          </chart:series>
          <chart:series chart:style-name="ch10" chart:values-cell-range-address="tmp.P46:tmp.P57" chart:label-cell-address="tmp.P3:tmp.P3" chart:class="chart:bar">
            <chart:data-point chart:repeated="12"/>
          </chart:series>
          <chart:series chart:style-name="ch11" chart:values-cell-range-address="tmp.Q46:tmp.Q57" chart:label-cell-address="tmp.Q3:tmp.Q3" chart:class="chart:bar">
            <chart:data-point chart:repeated="12"/>
          </chart:series>
          <chart:series chart:style-name="ch12" chart:values-cell-range-address="tmp.R46:tmp.R57" chart:label-cell-address="tmp.R3:tmp.R3" chart:class="chart:bar">
            <chart:data-point chart:repeated="12"/>
          </chart:series>
          <chart:series chart:style-name="ch13" chart:values-cell-range-address="tmp.S46:tmp.S57" chart:label-cell-address="tmp.S3:tmp.S3" chart:class="chart:bar">
            <chart:data-point chart:repeated="12"/>
          </chart:series>
          <chart:series chart:style-name="ch14" chart:values-cell-range-address="tmp.T46:tmp.T57" chart:label-cell-address="tmp.T3:tmp.T3" chart:class="chart:bar">
            <chart:data-point chart:repeated="12"/>
          </chart:series>
          <chart:series chart:style-name="ch15" chart:values-cell-range-address="tmp.U46:tmp.U57" chart:label-cell-address="tmp.U3:tmp.U3" chart:class="chart:bar">
            <chart:data-point chart:repeated="12"/>
          </chart:series>
          <chart:series chart:style-name="ch16" chart:values-cell-range-address="tmp.V46:tmp.V57" chart:label-cell-address="tmp.V3:tmp.V3" chart:class="chart:bar">
            <chart:data-point chart:repeated="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tTSS</text:p>
                <draw:g>
                  <svg:desc>tmp.B3:tmp.B3</svg:desc>
                </draw:g>
              </table:table-cell>
              <table:table-cell office:value-type="string">
                <text:p>PSTSS</text:p>
                <draw:g>
                  <svg:desc>tmp.C3:tmp.C3</svg:desc>
                </draw:g>
              </table:table-cell>
              <table:table-cell office:value-type="string">
                <text:p>PartitionSort</text:p>
                <draw:g>
                  <svg:desc>tmp.D3:tmp.D3</svg:desc>
                </draw:g>
              </table:table-cell>
              <table:table-cell office:value-type="string">
                <text:p>TabTree</text:p>
                <draw:g>
                  <svg:desc>tmp.E3:tmp.E3</svg:desc>
                </draw:g>
              </table:table-cell>
              <table:table-cell office:value-type="string">
                <text:p>KSet</text:p>
                <draw:g>
                  <svg:desc>tmp.F3:tmp.F3</svg:desc>
                </draw:g>
              </table:table-cell>
              <table:table-cell office:value-type="string">
                <text:p>PT-Tree</text:p>
                <draw:g>
                  <svg:desc>tmp.G3:tmp.G3</svg:desc>
                </draw:g>
              </table:table-cell>
              <table:table-cell office:value-type="string">
                <text:p>TupleTree</text:p>
                <draw:g>
                  <svg:desc>tmp.H3:tmp.H3</svg:desc>
                </draw:g>
              </table:table-cell>
              <table:table-cell office:value-type="string">
                <text:p>KickTree</text:p>
                <draw:g>
                  <svg:desc>tmp.I3:tmp.I3</svg:desc>
                </draw:g>
              </table:table-cell>
              <table:table-cell office:value-type="string">
                <text:p>ByteCuts</text:p>
                <draw:g>
                  <svg:desc>tmp.J3:tmp.J3</svg:desc>
                </draw:g>
              </table:table-cell>
              <table:table-cell office:value-type="string">
                <text:p>TupleMerge</text:p>
                <draw:g>
                  <svg:desc>tmp.K3:tmp.K3</svg:desc>
                </draw:g>
              </table:table-cell>
              <table:table-cell office:value-type="string">
                <text:p>HybridTSS</text:p>
                <draw:g>
                  <svg:desc>tmp.L3:tmp.L3</svg:desc>
                </draw:g>
              </table:table-cell>
              <table:table-cell office:value-type="string">
                <text:p>CMT</text:p>
                <draw:g>
                  <svg:desc>tmp.M3:tmp.M3</svg:desc>
                </draw:g>
              </table:table-cell>
              <table:table-cell office:value-type="string">
                <text:p>DynamicTuple-2</text:p>
                <draw:g>
                  <svg:desc>tmp.N3:tmp.N3</svg:desc>
                </draw:g>
              </table:table-cell>
              <table:table-cell office:value-type="string">
                <text:p>DynamicTuple-5</text:p>
                <draw:g>
                  <svg:desc>tmp.O3:tmp.O3</svg:desc>
                </draw:g>
              </table:table-cell>
              <table:table-cell office:value-type="string">
                <text:p>MultilayerTuple-2</text:p>
                <draw:g>
                  <svg:desc>tmp.P3:tmp.P3</svg:desc>
                </draw:g>
              </table:table-cell>
              <table:table-cell office:value-type="string">
                <text:p>MultilayerTuple-5</text:p>
                <draw:g>
                  <svg:desc>tmp.Q3:tmp.Q3</svg:desc>
                </draw:g>
              </table:table-cell>
              <table:table-cell office:value-type="string">
                <text:p>PextCuts-2</text:p>
                <draw:g>
                  <svg:desc>tmp.R3:tmp.R3</svg:desc>
                </draw:g>
              </table:table-cell>
              <table:table-cell office:value-type="string">
                <text:p>PextCuts-5</text:p>
                <draw:g>
                  <svg:desc>tmp.S3:tmp.S3</svg:desc>
                </draw:g>
              </table:table-cell>
              <table:table-cell office:value-type="string">
                <text:p>MbitTree</text:p>
                <draw:g>
                  <svg:desc>tmp.T3:tmp.T3</svg:desc>
                </draw:g>
              </table:table-cell>
              <table:table-cell office:value-type="string">
                <text:p>Nuevomatch</text:p>
                <draw:g>
                  <svg:desc>tmp.U3:tmp.U3</svg:desc>
                </draw:g>
              </table:table-cell>
              <table:table-cell office:value-type="string">
                <text:p>HybridCuts</text:p>
                <draw:g>
                  <svg:desc>tmp.V3:tmp.V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l1_100k</text:p>
                <draw:g>
                  <svg:desc>tmp.A46:tmp.A57</svg:desc>
                </draw:g>
              </table:table-cell>
              <table:table-cell office:value-type="float" office:value="0.59926">
                <text:p>0.59926</text:p>
                <draw:g>
                  <svg:desc>tmp.B46:tmp.B57</svg:desc>
                </draw:g>
              </table:table-cell>
              <table:table-cell office:value-type="float" office:value="0.02867">
                <text:p>0.02867</text:p>
                <draw:g>
                  <svg:desc>tmp.C46:tmp.C57</svg:desc>
                </draw:g>
              </table:table-cell>
              <table:table-cell office:value-type="float" office:value="0.0476">
                <text:p>0.0476</text:p>
                <draw:g>
                  <svg:desc>tmp.D46:tmp.D57</svg:desc>
                </draw:g>
              </table:table-cell>
              <table:table-cell office:value-type="float" office:value="0.15307">
                <text:p>0.15307</text:p>
                <draw:g>
                  <svg:desc>tmp.E46:tmp.E57</svg:desc>
                </draw:g>
              </table:table-cell>
              <table:table-cell office:value-type="float" office:value="0.01354">
                <text:p>0.01354</text:p>
                <draw:g>
                  <svg:desc>tmp.F46:tmp.F57</svg:desc>
                </draw:g>
              </table:table-cell>
              <table:table-cell office:value-type="float" office:value="13.49">
                <text:p>13.49</text:p>
                <draw:g>
                  <svg:desc>tmp.G46:tmp.G57</svg:desc>
                </draw:g>
              </table:table-cell>
              <table:table-cell office:value-type="float" office:value="0.11792">
                <text:p>0.11792</text:p>
                <draw:g>
                  <svg:desc>tmp.H46:tmp.H57</svg:desc>
                </draw:g>
              </table:table-cell>
              <table:table-cell office:value-type="float" office:value="2.667">
                <text:p>2.667</text:p>
                <draw:g>
                  <svg:desc>tmp.I46:tmp.I57</svg:desc>
                </draw:g>
              </table:table-cell>
              <table:table-cell office:value-type="float" office:value="16.95">
                <text:p>16.95</text:p>
                <draw:g>
                  <svg:desc>tmp.J46:tmp.J57</svg:desc>
                </draw:g>
              </table:table-cell>
              <table:table-cell office:value-type="float" office:value="0.07532">
                <text:p>0.07532</text:p>
                <draw:g>
                  <svg:desc>tmp.K46:tmp.K57</svg:desc>
                </draw:g>
              </table:table-cell>
              <table:table-cell office:value-type="float" office:value="963">
                <text:p>963</text:p>
                <draw:g>
                  <svg:desc>tmp.L46:tmp.L57</svg:desc>
                </draw:g>
              </table:table-cell>
              <table:table-cell office:value-type="float" office:value="0.1866">
                <text:p>0.1866</text:p>
                <draw:g>
                  <svg:desc>tmp.M46:tmp.M57</svg:desc>
                </draw:g>
              </table:table-cell>
              <table:table-cell office:value-type="float" office:value="0.96">
                <text:p>0.96</text:p>
                <draw:g>
                  <svg:desc>tmp.N46:tmp.N57</svg:desc>
                </draw:g>
              </table:table-cell>
              <table:table-cell office:value-type="float" office:value="1.4">
                <text:p>1.4</text:p>
                <draw:g>
                  <svg:desc>tmp.O46:tmp.O57</svg:desc>
                </draw:g>
              </table:table-cell>
              <table:table-cell office:value-type="float" office:value="0.02">
                <text:p>0.02</text:p>
                <draw:g>
                  <svg:desc>tmp.P46:tmp.P57</svg:desc>
                </draw:g>
              </table:table-cell>
              <table:table-cell office:value-type="float" office:value="0.01">
                <text:p>0.01</text:p>
                <draw:g>
                  <svg:desc>tmp.Q46:tmp.Q57</svg:desc>
                </draw:g>
              </table:table-cell>
              <table:table-cell office:value-type="float" office:value="1.43">
                <text:p>1.43</text:p>
                <draw:g>
                  <svg:desc>tmp.R46:tmp.R57</svg:desc>
                </draw:g>
              </table:table-cell>
              <table:table-cell office:value-type="float" office:value="2.3">
                <text:p>2.3</text:p>
                <draw:g>
                  <svg:desc>tmp.S46:tmp.S57</svg:desc>
                </draw:g>
              </table:table-cell>
              <table:table-cell office:value-type="float" office:value="0.41974">
                <text:p>0.41974</text:p>
                <draw:g>
                  <svg:desc>tmp.T46:tmp.T57</svg:desc>
                </draw:g>
              </table:table-cell>
              <table:table-cell office:value-type="float" office:value="110.47">
                <text:p>110.47</text:p>
                <draw:g>
                  <svg:desc>tmp.U46:tmp.U57</svg:desc>
                </draw:g>
              </table:table-cell>
              <table:table-cell office:value-type="float" office:value="NaN">
                <text:p>NaN</text:p>
                <draw:g>
                  <svg:desc>tmp.V46:tmp.V57</svg:desc>
                </draw:g>
              </table:table-cell>
            </table:table-row>
            <table:table-row>
              <table:table-cell office:value-type="string">
                <text:p>acl2_100k</text:p>
              </table:table-cell>
              <table:table-cell office:value-type="float" office:value="0.49194">
                <text:p>0.49194</text:p>
              </table:table-cell>
              <table:table-cell office:value-type="float" office:value="0.02429">
                <text:p>0.02429</text:p>
              </table:table-cell>
              <table:table-cell office:value-type="float" office:value="0.04405">
                <text:p>0.04405</text:p>
              </table:table-cell>
              <table:table-cell office:value-type="float" office:value="0.13299">
                <text:p>0.13299</text:p>
              </table:table-cell>
              <table:table-cell office:value-type="float" office:value="0.02052">
                <text:p>0.02052</text:p>
              </table:table-cell>
              <table:table-cell office:value-type="float" office:value="2.17">
                <text:p>2.17</text:p>
              </table:table-cell>
              <table:table-cell office:value-type="float" office:value="0.12704">
                <text:p>0.12704</text:p>
              </table:table-cell>
              <table:table-cell office:value-type="float" office:value="5.172">
                <text:p>5.172</text:p>
              </table:table-cell>
              <table:table-cell office:value-type="float" office:value="17.02">
                <text:p>17.02</text:p>
              </table:table-cell>
              <table:table-cell office:value-type="float" office:value="0.06904">
                <text:p>0.06904</text:p>
              </table:table-cell>
              <table:table-cell office:value-type="float" office:value="932">
                <text:p>932</text:p>
              </table:table-cell>
              <table:table-cell office:value-type="float" office:value="0.1291">
                <text:p>0.1291</text:p>
              </table:table-cell>
              <table:table-cell office:value-type="float" office:value="3.48">
                <text:p>3.48</text:p>
              </table:table-cell>
              <table:table-cell office:value-type="float" office:value="6.48">
                <text:p>6.48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13.24">
                <text:p>13.24</text:p>
              </table:table-cell>
              <table:table-cell office:value-type="float" office:value="21.27">
                <text:p>21.27</text:p>
              </table:table-cell>
              <table:table-cell office:value-type="float" office:value="0.55115">
                <text:p>0.55115</text:p>
              </table:table-cell>
              <table:table-cell office:value-type="float" office:value="230.39">
                <text:p>230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cl3_100k</text:p>
              </table:table-cell>
              <table:table-cell office:value-type="float" office:value="0.60096">
                <text:p>0.60096</text:p>
              </table:table-cell>
              <table:table-cell office:value-type="float" office:value="0.02775">
                <text:p>0.02775</text:p>
              </table:table-cell>
              <table:table-cell office:value-type="float" office:value="0.04491">
                <text:p>0.04491</text:p>
              </table:table-cell>
              <table:table-cell office:value-type="float" office:value="0.16896">
                <text:p>0.16896</text:p>
              </table:table-cell>
              <table:table-cell office:value-type="float" office:value="0.01308">
                <text:p>0.01308</text:p>
              </table:table-cell>
              <table:table-cell office:value-type="float" office:value="33.9">
                <text:p>33.9</text:p>
              </table:table-cell>
              <table:table-cell office:value-type="float" office:value="0.11165">
                <text:p>0.11165</text:p>
              </table:table-cell>
              <table:table-cell office:value-type="float" office:value="1.905">
                <text:p>1.905</text:p>
              </table:table-cell>
              <table:table-cell office:value-type="float" office:value="20.36">
                <text:p>20.36</text:p>
              </table:table-cell>
              <table:table-cell office:value-type="float" office:value="0.0502">
                <text:p>0.0502</text:p>
              </table:table-cell>
              <table:table-cell office:value-type="float" office:value="801">
                <text:p>801</text:p>
              </table:table-cell>
              <table:table-cell office:value-type="float" office:value="0.156">
                <text:p>0.156</text:p>
              </table:table-cell>
              <table:table-cell office:value-type="float" office:value="2.09">
                <text:p>2.09</text:p>
              </table:table-cell>
              <table:table-cell office:value-type="float" office:value="4.03">
                <text:p>4.03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2.04">
                <text:p>2.04</text:p>
              </table:table-cell>
              <table:table-cell office:value-type="float" office:value="5.12">
                <text:p>5.12</text:p>
              </table:table-cell>
              <table:table-cell office:value-type="float" office:value="0.42314">
                <text:p>0.42314</text:p>
              </table:table-cell>
              <table:table-cell office:value-type="float" office:value="66.27">
                <text:p>66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cl4_100k</text:p>
              </table:table-cell>
              <table:table-cell office:value-type="float" office:value="0.57274">
                <text:p>0.57274</text:p>
              </table:table-cell>
              <table:table-cell office:value-type="float" office:value="0.02914">
                <text:p>0.02914</text:p>
              </table:table-cell>
              <table:table-cell office:value-type="float" office:value="0.04653">
                <text:p>0.04653</text:p>
              </table:table-cell>
              <table:table-cell office:value-type="float" office:value="0.16587">
                <text:p>0.16587</text:p>
              </table:table-cell>
              <table:table-cell office:value-type="float" office:value="0.01339">
                <text:p>0.01339</text:p>
              </table:table-cell>
              <table:table-cell office:value-type="float" office:value="24.59">
                <text:p>24.59</text:p>
              </table:table-cell>
              <table:table-cell office:value-type="float" office:value="0.11068">
                <text:p>0.11068</text:p>
              </table:table-cell>
              <table:table-cell office:value-type="float" office:value="1.842">
                <text:p>1.842</text:p>
              </table:table-cell>
              <table:table-cell office:value-type="float" office:value="19.54">
                <text:p>19.54</text:p>
              </table:table-cell>
              <table:table-cell office:value-type="float" office:value="0.0579">
                <text:p>0.0579</text:p>
              </table:table-cell>
              <table:table-cell office:value-type="float" office:value="765">
                <text:p>765</text:p>
              </table:table-cell>
              <table:table-cell office:value-type="float" office:value="0.18567">
                <text:p>0.18567</text:p>
              </table:table-cell>
              <table:table-cell office:value-type="float" office:value="2.89">
                <text:p>2.89</text:p>
              </table:table-cell>
              <table:table-cell office:value-type="float" office:value="5.25">
                <text:p>5.25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2.93">
                <text:p>2.93</text:p>
              </table:table-cell>
              <table:table-cell office:value-type="float" office:value="6.07">
                <text:p>6.07</text:p>
              </table:table-cell>
              <table:table-cell office:value-type="float" office:value="0.41504">
                <text:p>0.41504</text:p>
              </table:table-cell>
              <table:table-cell office:value-type="float" office:value="93.41">
                <text:p>93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cl5_100k</text:p>
              </table:table-cell>
              <table:table-cell office:value-type="float" office:value="0.6258">
                <text:p>0.6258</text:p>
              </table:table-cell>
              <table:table-cell office:value-type="float" office:value="0.02809">
                <text:p>0.02809</text:p>
              </table:table-cell>
              <table:table-cell office:value-type="float" office:value="0.0474">
                <text:p>0.0474</text:p>
              </table:table-cell>
              <table:table-cell office:value-type="float" office:value="0.15483">
                <text:p>0.15483</text:p>
              </table:table-cell>
              <table:table-cell office:value-type="float" office:value="0.01349">
                <text:p>0.01349</text:p>
              </table:table-cell>
              <table:table-cell office:value-type="float" office:value="12.4">
                <text:p>12.4</text:p>
              </table:table-cell>
              <table:table-cell office:value-type="float" office:value="0.10058">
                <text:p>0.10058</text:p>
              </table:table-cell>
              <table:table-cell office:value-type="float" office:value="1.934">
                <text:p>1.934</text:p>
              </table:table-cell>
              <table:table-cell office:value-type="float" office:value="16.91">
                <text:p>16.91</text:p>
              </table:table-cell>
              <table:table-cell office:value-type="float" office:value="0.05057">
                <text:p>0.05057</text:p>
              </table:table-cell>
              <table:table-cell office:value-type="float" office:value="945">
                <text:p>945</text:p>
              </table:table-cell>
              <table:table-cell office:value-type="float" office:value="0.1186">
                <text:p>0.1186</text:p>
              </table:table-cell>
              <table:table-cell office:value-type="float" office:value="0.79">
                <text:p>0.79</text:p>
              </table:table-cell>
              <table:table-cell office:value-type="float" office:value="1.03">
                <text:p>1.03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1.14">
                <text:p>1.14</text:p>
              </table:table-cell>
              <table:table-cell office:value-type="float" office:value="1.45">
                <text:p>1.45</text:p>
              </table:table-cell>
              <table:table-cell office:value-type="float" office:value="0.45564">
                <text:p>0.45564</text:p>
              </table:table-cell>
              <table:table-cell office:value-type="float" office:value="184.25">
                <text:p>184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w1_100k</text:p>
              </table:table-cell>
              <table:table-cell office:value-type="float" office:value="0.67005">
                <text:p>0.67005</text:p>
              </table:table-cell>
              <table:table-cell office:value-type="float" office:value="0.02647">
                <text:p>0.02647</text:p>
              </table:table-cell>
              <table:table-cell office:value-type="float" office:value="0.0446">
                <text:p>0.0446</text:p>
              </table:table-cell>
              <table:table-cell office:value-type="float" office:value="0.14642">
                <text:p>0.14642</text:p>
              </table:table-cell>
              <table:table-cell office:value-type="float" office:value="0.01339">
                <text:p>0.01339</text:p>
              </table:table-cell>
              <table:table-cell office:value-type="float" office:value="9.13">
                <text:p>9.13</text:p>
              </table:table-cell>
              <table:table-cell office:value-type="float" office:value="0.10108">
                <text:p>0.10108</text:p>
              </table:table-cell>
              <table:table-cell office:value-type="float" office:value="9.946">
                <text:p>9.946</text:p>
              </table:table-cell>
              <table:table-cell office:value-type="float" office:value="28.2">
                <text:p>28.2</text:p>
              </table:table-cell>
              <table:table-cell office:value-type="float" office:value="0.09145">
                <text:p>0.09145</text:p>
              </table:table-cell>
              <table:table-cell office:value-type="float" office:value="1011">
                <text:p>1011</text:p>
              </table:table-cell>
              <table:table-cell office:value-type="float" office:value="0.06467">
                <text:p>0.06467</text:p>
              </table:table-cell>
              <table:table-cell office:value-type="float" office:value="0.8">
                <text:p>0.8</text:p>
              </table:table-cell>
              <table:table-cell office:value-type="float" office:value="3.58">
                <text:p>3.58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  <table:table-cell office:value-type="float" office:value="1.18">
                <text:p>1.18</text:p>
              </table:table-cell>
              <table:table-cell office:value-type="float" office:value="7.87">
                <text:p>7.87</text:p>
              </table:table-cell>
              <table:table-cell office:value-type="float" office:value="0.33614">
                <text:p>0.33614</text:p>
              </table:table-cell>
              <table:table-cell office:value-type="float" office:value="209.71">
                <text:p>209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w2_100k</text:p>
              </table:table-cell>
              <table:table-cell office:value-type="float" office:value="0.49824">
                <text:p>0.49824</text:p>
              </table:table-cell>
              <table:table-cell office:value-type="float" office:value="0.02666">
                <text:p>0.02666</text:p>
              </table:table-cell>
              <table:table-cell office:value-type="float" office:value="0.04217">
                <text:p>0.04217</text:p>
              </table:table-cell>
              <table:table-cell office:value-type="float" office:value="0.1519">
                <text:p>0.1519</text:p>
              </table:table-cell>
              <table:table-cell office:value-type="float" office:value="0.01419">
                <text:p>0.01419</text:p>
              </table:table-cell>
              <table:table-cell office:value-type="float" office:value="8.804">
                <text:p>8.804</text:p>
              </table:table-cell>
              <table:table-cell office:value-type="float" office:value="0.09747">
                <text:p>0.09747</text:p>
              </table:table-cell>
              <table:table-cell office:value-type="float" office:value="4.042">
                <text:p>4.042</text:p>
              </table:table-cell>
              <table:table-cell office:value-type="float" office:value="14.65">
                <text:p>14.65</text:p>
              </table:table-cell>
              <table:table-cell office:value-type="float" office:value="0.04668">
                <text:p>0.04668</text:p>
              </table:table-cell>
              <table:table-cell office:value-type="float" office:value="1060">
                <text:p>1060</text:p>
              </table:table-cell>
              <table:table-cell office:value-type="float" office:value="0.061133">
                <text:p>0.061133</text:p>
              </table:table-cell>
              <table:table-cell office:value-type="float" office:value="0.49">
                <text:p>0.49</text:p>
              </table:table-cell>
              <table:table-cell office:value-type="float" office:value="0.89">
                <text:p>0.89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1.37">
                <text:p>1.37</text:p>
              </table:table-cell>
              <table:table-cell office:value-type="float" office:value="2.97">
                <text:p>2.97</text:p>
              </table:table-cell>
              <table:table-cell office:value-type="float" office:value="0.33207">
                <text:p>0.33207</text:p>
              </table:table-cell>
              <table:table-cell office:value-type="float" office:value="244.02">
                <text:p>244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w3_100k</text:p>
              </table:table-cell>
              <table:table-cell office:value-type="float" office:value="0.48449">
                <text:p>0.48449</text:p>
              </table:table-cell>
              <table:table-cell office:value-type="float" office:value="0.02627">
                <text:p>0.02627</text:p>
              </table:table-cell>
              <table:table-cell office:value-type="float" office:value="0.03707">
                <text:p>0.03707</text:p>
              </table:table-cell>
              <table:table-cell office:value-type="float" office:value="0.13328">
                <text:p>0.13328</text:p>
              </table:table-cell>
              <table:table-cell office:value-type="float" office:value="0.01325">
                <text:p>0.01325</text:p>
              </table:table-cell>
              <table:table-cell office:value-type="float" office:value="4.81">
                <text:p>4.81</text:p>
              </table:table-cell>
              <table:table-cell office:value-type="float" office:value="0.09678">
                <text:p>0.09678</text:p>
              </table:table-cell>
              <table:table-cell office:value-type="float" office:value="39.994">
                <text:p>39.994</text:p>
              </table:table-cell>
              <table:table-cell office:value-type="float" office:value="23.24">
                <text:p>23.24</text:p>
              </table:table-cell>
              <table:table-cell office:value-type="float" office:value="0.06547">
                <text:p>0.06547</text:p>
              </table:table-cell>
              <table:table-cell office:value-type="float" office:value="983">
                <text:p>983</text:p>
              </table:table-cell>
              <table:table-cell office:value-type="float" office:value="0.0486">
                <text:p>0.0486</text:p>
              </table:table-cell>
              <table:table-cell office:value-type="float" office:value="0.63">
                <text:p>0.63</text:p>
              </table:table-cell>
              <table:table-cell office:value-type="float" office:value="2.01">
                <text:p>2.01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88">
                <text:p>0.88</text:p>
              </table:table-cell>
              <table:table-cell office:value-type="float" office:value="4.23">
                <text:p>4.23</text:p>
              </table:table-cell>
              <table:table-cell office:value-type="float" office:value="0.33243">
                <text:p>0.33243</text:p>
              </table:table-cell>
              <table:table-cell office:value-type="float" office:value="380.21">
                <text:p>380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w4_100k</text:p>
              </table:table-cell>
              <table:table-cell office:value-type="float" office:value="0.51679">
                <text:p>0.51679</text:p>
              </table:table-cell>
              <table:table-cell office:value-type="float" office:value="0.02531">
                <text:p>0.02531</text:p>
              </table:table-cell>
              <table:table-cell office:value-type="float" office:value="0.03731">
                <text:p>0.03731</text:p>
              </table:table-cell>
              <table:table-cell office:value-type="float" office:value="0.12904">
                <text:p>0.12904</text:p>
              </table:table-cell>
              <table:table-cell office:value-type="float" office:value="0.01876">
                <text:p>0.01876</text:p>
              </table:table-cell>
              <table:table-cell office:value-type="float" office:value="4.27">
                <text:p>4.27</text:p>
              </table:table-cell>
              <table:table-cell office:value-type="float" office:value="0.0879">
                <text:p>0.0879</text:p>
              </table:table-cell>
              <table:table-cell office:value-type="float" office:value="5.722">
                <text:p>5.722</text:p>
              </table:table-cell>
              <table:table-cell office:value-type="float" office:value="40.89">
                <text:p>40.89</text:p>
              </table:table-cell>
              <table:table-cell office:value-type="float" office:value="0.1486">
                <text:p>0.1486</text:p>
              </table:table-cell>
              <table:table-cell office:value-type="float" office:value="841">
                <text:p>841</text:p>
              </table:table-cell>
              <table:table-cell office:value-type="float" office:value="0.07377">
                <text:p>0.07377</text:p>
              </table:table-cell>
              <table:table-cell office:value-type="float" office:value="0.45">
                <text:p>0.45</text:p>
              </table:table-cell>
              <table:table-cell office:value-type="float" office:value="3.97">
                <text:p>3.97</text:p>
              </table:table-cell>
              <table:table-cell office:value-type="float" office:value="0.02">
                <text:p>0.02</text:p>
              </table:table-cell>
              <table:table-cell office:value-type="float" office:value="0.07">
                <text:p>0.07</text:p>
              </table:table-cell>
              <table:table-cell office:value-type="float" office:value="1.75">
                <text:p>1.75</text:p>
              </table:table-cell>
              <table:table-cell office:value-type="float" office:value="35.91">
                <text:p>35.91</text:p>
              </table:table-cell>
              <table:table-cell office:value-type="float" office:value="0.32191">
                <text:p>0.32191</text:p>
              </table:table-cell>
              <table:table-cell office:value-type="float" office:value="363.31">
                <text:p>363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w5_100k</text:p>
              </table:table-cell>
              <table:table-cell office:value-type="float" office:value="0.49094">
                <text:p>0.49094</text:p>
              </table:table-cell>
              <table:table-cell office:value-type="float" office:value="0.02613">
                <text:p>0.02613</text:p>
              </table:table-cell>
              <table:table-cell office:value-type="float" office:value="0.03998">
                <text:p>0.03998</text:p>
              </table:table-cell>
              <table:table-cell office:value-type="float" office:value="0.15358">
                <text:p>0.15358</text:p>
              </table:table-cell>
              <table:table-cell office:value-type="float" office:value="0.01368">
                <text:p>0.01368</text:p>
              </table:table-cell>
              <table:table-cell office:value-type="float" office:value="7.3">
                <text:p>7.3</text:p>
              </table:table-cell>
              <table:table-cell office:value-type="float" office:value="0.09817">
                <text:p>0.09817</text:p>
              </table:table-cell>
              <table:table-cell office:value-type="float" office:value="27.044">
                <text:p>27.044</text:p>
              </table:table-cell>
              <table:table-cell office:value-type="float" office:value="22.63">
                <text:p>22.63</text:p>
              </table:table-cell>
              <table:table-cell office:value-type="float" office:value="0.10507">
                <text:p>0.10507</text:p>
              </table:table-cell>
              <table:table-cell office:value-type="float" office:value="934">
                <text:p>934</text:p>
              </table:table-cell>
              <table:table-cell office:value-type="float" office:value="0.06521">
                <text:p>0.06521</text:p>
              </table:table-cell>
              <table:table-cell office:value-type="float" office:value="0.92">
                <text:p>0.92</text:p>
              </table:table-cell>
              <table:table-cell office:value-type="float" office:value="2.26">
                <text:p>2.26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1.01">
                <text:p>1.01</text:p>
              </table:table-cell>
              <table:table-cell office:value-type="float" office:value="5.17">
                <text:p>5.17</text:p>
              </table:table-cell>
              <table:table-cell office:value-type="float" office:value="0.32797">
                <text:p>0.32797</text:p>
              </table:table-cell>
              <table:table-cell office:value-type="float" office:value="247.69">
                <text:p>247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pc1_100k</text:p>
              </table:table-cell>
              <table:table-cell office:value-type="float" office:value="0.59686">
                <text:p>0.59686</text:p>
              </table:table-cell>
              <table:table-cell office:value-type="float" office:value="0.02775">
                <text:p>0.02775</text:p>
              </table:table-cell>
              <table:table-cell office:value-type="float" office:value="0.04531">
                <text:p>0.04531</text:p>
              </table:table-cell>
              <table:table-cell office:value-type="float" office:value="0.16695">
                <text:p>0.16695</text:p>
              </table:table-cell>
              <table:table-cell office:value-type="float" office:value="0.01303">
                <text:p>0.01303</text:p>
              </table:table-cell>
              <table:table-cell office:value-type="float" office:value="33.48">
                <text:p>33.48</text:p>
              </table:table-cell>
              <table:table-cell office:value-type="float" office:value="0.10985">
                <text:p>0.10985</text:p>
              </table:table-cell>
              <table:table-cell office:value-type="float" office:value="1.567">
                <text:p>1.567</text:p>
              </table:table-cell>
              <table:table-cell office:value-type="float" office:value="21.66">
                <text:p>21.66</text:p>
              </table:table-cell>
              <table:table-cell office:value-type="float" office:value="0.04913">
                <text:p>0.04913</text:p>
              </table:table-cell>
              <table:table-cell office:value-type="float" office:value="782">
                <text:p>782</text:p>
              </table:table-cell>
              <table:table-cell office:value-type="float" office:value="0.12124">
                <text:p>0.12124</text:p>
              </table:table-cell>
              <table:table-cell office:value-type="float" office:value="2.16">
                <text:p>2.16</text:p>
              </table:table-cell>
              <table:table-cell office:value-type="float" office:value="2.95">
                <text:p>2.95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5.26">
                <text:p>5.26</text:p>
              </table:table-cell>
              <table:table-cell office:value-type="float" office:value="6.86">
                <text:p>6.86</text:p>
              </table:table-cell>
              <table:table-cell office:value-type="float" office:value="0.42051">
                <text:p>0.42051</text:p>
              </table:table-cell>
              <table:table-cell office:value-type="float" office:value="684.52">
                <text:p>684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pc2_100k</text:p>
              </table:table-cell>
              <table:table-cell office:value-type="float" office:value="0.55039">
                <text:p>0.55039</text:p>
              </table:table-cell>
              <table:table-cell office:value-type="float" office:value="0.02821">
                <text:p>0.02821</text:p>
              </table:table-cell>
              <table:table-cell office:value-type="float" office:value="0.04152">
                <text:p>0.04152</text:p>
              </table:table-cell>
              <table:table-cell office:value-type="float" office:value="0.15246">
                <text:p>0.15246</text:p>
              </table:table-cell>
              <table:table-cell office:value-type="float" office:value="0.01181">
                <text:p>0.01181</text:p>
              </table:table-cell>
              <table:table-cell office:value-type="float" office:value="11.68">
                <text:p>11.68</text:p>
              </table:table-cell>
              <table:table-cell office:value-type="float" office:value="0.09771">
                <text:p>0.09771</text:p>
              </table:table-cell>
              <table:table-cell office:value-type="float" office:value="21.694">
                <text:p>21.694</text:p>
              </table:table-cell>
              <table:table-cell office:value-type="float" office:value="15.72">
                <text:p>15.72</text:p>
              </table:table-cell>
              <table:table-cell office:value-type="float" office:value="0.04825">
                <text:p>0.04825</text:p>
              </table:table-cell>
              <table:table-cell office:value-type="float" office:value="968">
                <text:p>968</text:p>
              </table:table-cell>
              <table:table-cell office:value-type="float" office:value="0.0423">
                <text:p>0.0423</text:p>
              </table:table-cell>
              <table:table-cell office:value-type="float" office:value="0.31">
                <text:p>0.31</text:p>
              </table:table-cell>
              <table:table-cell office:value-type="float" office:value="0.32">
                <text:p>0.32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71">
                <text:p>0.71</text:p>
              </table:table-cell>
              <table:table-cell office:value-type="float" office:value="0.8">
                <text:p>0.8</text:p>
              </table:table-cell>
              <table:table-cell office:value-type="float" office:value="0.34145">
                <text:p>0.34145</text:p>
              </table:table-cell>
              <table:table-cell office:value-type="float" office:value="145.94">
                <text:p>145.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420e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d320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79d1c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e0021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83caff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314004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ecf00" fo:wrap-option="wrap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b1f6f" fo:wrap-option="wrap"/>
      <style:text-properties fo:color="#000000" style:text-position="0% 100%" fo:font-family="Calibri" fo:font-size="10pt" style:font-size-asian="10pt" style:font-size-complex="10pt"/>
    </style:style>
    <style:style style:name="ch1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950e" fo:wrap-option="wrap"/>
      <style:text-properties fo:color="#000000" style:text-position="0% 100%" fo:font-family="Calibri" fo:font-size="10pt" style:font-size-asian="10pt" style:font-size-complex="10pt"/>
    </style:style>
    <style:style style:name="ch1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5000b" fo:wrap-option="wrap"/>
      <style:text-properties fo:color="#000000" style:text-position="0% 100%" fo:font-family="Calibri" fo:font-size="10pt" style:font-size-asian="10pt" style:font-size-complex="10pt"/>
    </style:style>
    <style:style style:name="ch1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84d1" fo:wrap-option="wrap"/>
      <style:text-properties fo:color="#000000" style:text-position="0% 100%" fo:font-family="Calibri" fo:font-size="10pt" style:font-size-asian="10pt" style:font-size-complex="10pt"/>
    </style:style>
    <style:style style:name="ch20" style:family="chart">
      <style:graphic-properties draw:stroke="solid" svg:stroke-width="0.026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54.882cm" svg:height="20.12cm" xlink:href=".." xlink:type="simple" chart:class="chart:bar" chart:style-name="ch1">
        <chart:title svg:x="25.906cm" svg:y="0.538cm" chart:style-name="ch2">
          <text:p>Search Time (us)</text:p>
        </chart:title>
        <chart:legend chart:legend-position="end" svg:x="51.164cm" svg:y="3.395cm" style:legend-expansion="high" chart:style-name="ch3"/>
        <chart:plot-area chart:style-name="ch4" table:cell-range-address="present_G.A3:present_G.V15" chart:data-source-has-labels="both" svg:x="1.638cm" svg:y="1.232cm" svg:width="49.866cm" svg:height="18.371cm">
          <chart:coordinate-region svg:x="2.27cm" svg:y="1.497cm" svg:width="49.234cm" svg:height="17.327cm"/>
          <chart:axis chart:dimension="x" chart:name="primary-x" chart:style-name="ch5" chartooo:axis-type="auto">
            <chartooo:date-scale/>
            <chart:categories table:cell-range-address="present_G.A4:present_G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esent_G.B4:present_G.B15" chart:label-cell-address="present_G.B3:present_G.B3" chart:class="chart:bar">
            <chart:data-point chart:repeated="12"/>
          </chart:series>
          <chart:series chart:style-name="ch9" chart:values-cell-range-address="present_G.C4:present_G.C15" chart:label-cell-address="present_G.C3:present_G.C3" chart:class="chart:bar">
            <chart:data-point chart:repeated="12"/>
          </chart:series>
          <chart:series chart:style-name="ch10" chart:values-cell-range-address="present_G.D4:present_G.D15" chart:label-cell-address="present_G.D3:present_G.D3" chart:class="chart:bar">
            <chart:data-point chart:repeated="12"/>
          </chart:series>
          <chart:series chart:style-name="ch11" chart:values-cell-range-address="present_G.E4:present_G.E15" chart:label-cell-address="present_G.E3:present_G.E3" chart:class="chart:bar">
            <chart:data-point chart:repeated="12"/>
          </chart:series>
          <chart:series chart:style-name="ch12" chart:values-cell-range-address="present_G.F4:present_G.F15" chart:label-cell-address="present_G.F3:present_G.F3" chart:class="chart:bar">
            <chart:data-point chart:repeated="12"/>
          </chart:series>
          <chart:series chart:style-name="ch13" chart:values-cell-range-address="present_G.G4:present_G.G15" chart:label-cell-address="present_G.G3:present_G.G3" chart:class="chart:bar">
            <chart:data-point chart:repeated="12"/>
          </chart:series>
          <chart:series chart:style-name="ch14" chart:values-cell-range-address="present_G.H4:present_G.H15" chart:label-cell-address="present_G.H3:present_G.H3" chart:class="chart:bar">
            <chart:data-point chart:repeated="12"/>
          </chart:series>
          <chart:series chart:style-name="ch15" chart:values-cell-range-address="present_G.I4:present_G.I15" chart:label-cell-address="present_G.I3:present_G.I3" chart:class="chart:bar">
            <chart:data-point chart:repeated="12"/>
          </chart:series>
          <chart:series chart:style-name="ch16" chart:values-cell-range-address="present_G.J4:present_G.J15" chart:label-cell-address="present_G.J3:present_G.J3" chart:class="chart:bar">
            <chart:data-point chart:repeated="12"/>
          </chart:series>
          <chart:series chart:style-name="ch17" chart:values-cell-range-address="present_G.K4:present_G.K15" chart:label-cell-address="present_G.K3:present_G.K3" chart:class="chart:bar">
            <chart:data-point chart:repeated="12"/>
          </chart:series>
          <chart:series chart:style-name="ch18" chart:values-cell-range-address="present_G.L4:present_G.L15" chart:label-cell-address="present_G.L3:present_G.L3" chart:class="chart:bar">
            <chart:data-point chart:repeated="12"/>
          </chart:series>
          <chart:series chart:style-name="ch19" chart:values-cell-range-address="present_G.M4:present_G.M15" chart:label-cell-address="present_G.M3:present_G.M3" chart:class="chart:bar">
            <chart:data-point chart:repeated="12"/>
          </chart:series>
          <chart:series chart:style-name="ch8" chart:values-cell-range-address="present_G.N4:present_G.N15" chart:label-cell-address="present_G.N3:present_G.N3" chart:class="chart:bar">
            <chart:data-point chart:repeated="12"/>
          </chart:series>
          <chart:series chart:style-name="ch9" chart:values-cell-range-address="present_G.O4:present_G.O15" chart:label-cell-address="present_G.O3:present_G.O3" chart:class="chart:bar">
            <chart:data-point chart:repeated="12"/>
          </chart:series>
          <chart:series chart:style-name="ch10" chart:values-cell-range-address="present_G.P4:present_G.P15" chart:label-cell-address="present_G.P3:present_G.P3" chart:class="chart:bar">
            <chart:data-point chart:repeated="12"/>
          </chart:series>
          <chart:series chart:style-name="ch11" chart:values-cell-range-address="present_G.Q4:present_G.Q15" chart:label-cell-address="present_G.Q3:present_G.Q3" chart:class="chart:bar">
            <chart:data-point chart:repeated="12"/>
          </chart:series>
          <chart:series chart:style-name="ch12" chart:values-cell-range-address="present_G.R4:present_G.R15" chart:label-cell-address="present_G.R3:present_G.R3" chart:class="chart:bar">
            <chart:data-point chart:repeated="12"/>
          </chart:series>
          <chart:series chart:style-name="ch13" chart:values-cell-range-address="present_G.S4:present_G.S15" chart:label-cell-address="present_G.S3:present_G.S3" chart:class="chart:bar">
            <chart:data-point chart:repeated="12"/>
          </chart:series>
          <chart:series chart:style-name="ch14" chart:values-cell-range-address="present_G.T4:present_G.T15" chart:label-cell-address="present_G.T3:present_G.T3" chart:class="chart:bar">
            <chart:data-point chart:repeated="12"/>
          </chart:series>
          <chart:series chart:style-name="ch15" chart:values-cell-range-address="present_G.U4:present_G.U15" chart:label-cell-address="present_G.U3:present_G.U3" chart:class="chart:bar">
            <chart:data-point chart:repeated="12"/>
          </chart:series>
          <chart:series chart:style-name="ch16" chart:values-cell-range-address="present_G.V4:present_G.V15" chart:label-cell-address="present_G.V3:present_G.V3" chart:class="chart:bar">
            <chart:data-point chart:repeated="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tTSS</text:p>
                <draw:g>
                  <svg:desc>present_G.B3:present_G.B3</svg:desc>
                </draw:g>
              </table:table-cell>
              <table:table-cell office:value-type="string">
                <text:p>PSTSS</text:p>
                <draw:g>
                  <svg:desc>present_G.C3:present_G.C3</svg:desc>
                </draw:g>
              </table:table-cell>
              <table:table-cell office:value-type="string">
                <text:p>PartitionSort</text:p>
                <draw:g>
                  <svg:desc>present_G.D3:present_G.D3</svg:desc>
                </draw:g>
              </table:table-cell>
              <table:table-cell office:value-type="string">
                <text:p>TabTree</text:p>
                <draw:g>
                  <svg:desc>present_G.E3:present_G.E3</svg:desc>
                </draw:g>
              </table:table-cell>
              <table:table-cell office:value-type="string">
                <text:p>KSet</text:p>
                <draw:g>
                  <svg:desc>present_G.F3:present_G.F3</svg:desc>
                </draw:g>
              </table:table-cell>
              <table:table-cell office:value-type="string">
                <text:p>PT-Tree</text:p>
                <draw:g>
                  <svg:desc>present_G.G3:present_G.G3</svg:desc>
                </draw:g>
              </table:table-cell>
              <table:table-cell office:value-type="string">
                <text:p>TupleTree</text:p>
                <draw:g>
                  <svg:desc>present_G.H3:present_G.H3</svg:desc>
                </draw:g>
              </table:table-cell>
              <table:table-cell office:value-type="string">
                <text:p>KickTree</text:p>
                <draw:g>
                  <svg:desc>present_G.I3:present_G.I3</svg:desc>
                </draw:g>
              </table:table-cell>
              <table:table-cell office:value-type="string">
                <text:p>ByteCuts</text:p>
                <draw:g>
                  <svg:desc>present_G.J3:present_G.J3</svg:desc>
                </draw:g>
              </table:table-cell>
              <table:table-cell office:value-type="string">
                <text:p>TupleMerge</text:p>
                <draw:g>
                  <svg:desc>present_G.K3:present_G.K3</svg:desc>
                </draw:g>
              </table:table-cell>
              <table:table-cell office:value-type="string">
                <text:p>HybridTSS</text:p>
                <draw:g>
                  <svg:desc>present_G.L3:present_G.L3</svg:desc>
                </draw:g>
              </table:table-cell>
              <table:table-cell office:value-type="string">
                <text:p>CMT</text:p>
                <draw:g>
                  <svg:desc>present_G.M3:present_G.M3</svg:desc>
                </draw:g>
              </table:table-cell>
              <table:table-cell office:value-type="string">
                <text:p>DynamicTuple-2</text:p>
                <draw:g>
                  <svg:desc>present_G.N3:present_G.N3</svg:desc>
                </draw:g>
              </table:table-cell>
              <table:table-cell office:value-type="string">
                <text:p>DynamicTuple-5</text:p>
                <draw:g>
                  <svg:desc>present_G.O3:present_G.O3</svg:desc>
                </draw:g>
              </table:table-cell>
              <table:table-cell office:value-type="string">
                <text:p>MultilayerTuple-2</text:p>
                <draw:g>
                  <svg:desc>present_G.P3:present_G.P3</svg:desc>
                </draw:g>
              </table:table-cell>
              <table:table-cell office:value-type="string">
                <text:p>MultilayerTuple-5</text:p>
                <draw:g>
                  <svg:desc>present_G.Q3:present_G.Q3</svg:desc>
                </draw:g>
              </table:table-cell>
              <table:table-cell office:value-type="string">
                <text:p>PextCuts-2</text:p>
                <draw:g>
                  <svg:desc>present_G.R3:present_G.R3</svg:desc>
                </draw:g>
              </table:table-cell>
              <table:table-cell office:value-type="string">
                <text:p>PextCuts-5</text:p>
                <draw:g>
                  <svg:desc>present_G.S3:present_G.S3</svg:desc>
                </draw:g>
              </table:table-cell>
              <table:table-cell office:value-type="string">
                <text:p>MbitTree</text:p>
                <draw:g>
                  <svg:desc>present_G.T3:present_G.T3</svg:desc>
                </draw:g>
              </table:table-cell>
              <table:table-cell office:value-type="string">
                <text:p>Nuevomatch</text:p>
                <draw:g>
                  <svg:desc>present_G.U3:present_G.U3</svg:desc>
                </draw:g>
              </table:table-cell>
              <table:table-cell office:value-type="string">
                <text:p>HybridCuts</text:p>
                <draw:g>
                  <svg:desc>present_G.V3:present_G.V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l1_100k</text:p>
                <draw:g>
                  <svg:desc>present_G.A4:present_G.A15</svg:desc>
                </draw:g>
              </table:table-cell>
              <table:table-cell office:value-type="float" office:value="0.1046">
                <text:p>0.1046</text:p>
                <draw:g>
                  <svg:desc>present_G.B4:present_G.B15</svg:desc>
                </draw:g>
              </table:table-cell>
              <table:table-cell office:value-type="float" office:value="0.5117">
                <text:p>0.5117</text:p>
                <draw:g>
                  <svg:desc>present_G.C4:present_G.C15</svg:desc>
                </draw:g>
              </table:table-cell>
              <table:table-cell office:value-type="float" office:value="0.7328">
                <text:p>0.7328</text:p>
                <draw:g>
                  <svg:desc>present_G.D4:present_G.D15</svg:desc>
                </draw:g>
              </table:table-cell>
              <table:table-cell office:value-type="float" office:value="0.3309">
                <text:p>0.3309</text:p>
                <draw:g>
                  <svg:desc>present_G.E4:present_G.E15</svg:desc>
                </draw:g>
              </table:table-cell>
              <table:table-cell office:value-type="float" office:value="0.041">
                <text:p>0.041</text:p>
                <draw:g>
                  <svg:desc>present_G.F4:present_G.F15</svg:desc>
                </draw:g>
              </table:table-cell>
              <table:table-cell office:value-type="float" office:value="0.07555">
                <text:p>0.07555</text:p>
                <draw:g>
                  <svg:desc>present_G.G4:present_G.G15</svg:desc>
                </draw:g>
              </table:table-cell>
              <table:table-cell office:value-type="float" office:value="0.06724">
                <text:p>0.06724</text:p>
                <draw:g>
                  <svg:desc>present_G.H4:present_G.H15</svg:desc>
                </draw:g>
              </table:table-cell>
              <table:table-cell office:value-type="float" office:value="1.9178">
                <text:p>1.9178</text:p>
                <draw:g>
                  <svg:desc>present_G.I4:present_G.I15</svg:desc>
                </draw:g>
              </table:table-cell>
              <table:table-cell office:value-type="float" office:value="0.0462">
                <text:p>0.0462</text:p>
                <draw:g>
                  <svg:desc>present_G.J4:present_G.J15</svg:desc>
                </draw:g>
              </table:table-cell>
              <table:table-cell office:value-type="float" office:value="0.13536">
                <text:p>0.13536</text:p>
                <draw:g>
                  <svg:desc>present_G.K4:present_G.K15</svg:desc>
                </draw:g>
              </table:table-cell>
              <table:table-cell office:value-type="float" office:value="0.03628">
                <text:p>0.03628</text:p>
                <draw:g>
                  <svg:desc>present_G.L4:present_G.L15</svg:desc>
                </draw:g>
              </table:table-cell>
              <table:table-cell office:value-type="float" office:value="0.023747">
                <text:p>0.023747</text:p>
                <draw:g>
                  <svg:desc>present_G.M4:present_G.M15</svg:desc>
                </draw:g>
              </table:table-cell>
              <table:table-cell office:value-type="float" office:value="0.0228206298493838">
                <text:p>0.0228206298493838</text:p>
                <draw:g>
                  <svg:desc>present_G.N4:present_G.N15</svg:desc>
                </draw:g>
              </table:table-cell>
              <table:table-cell office:value-type="float" office:value="0.0242659548653239">
                <text:p>0.0242659548653239</text:p>
                <draw:g>
                  <svg:desc>present_G.O4:present_G.O15</svg:desc>
                </draw:g>
              </table:table-cell>
              <table:table-cell office:value-type="float" office:value="0.0655737704918033">
                <text:p>0.0655737704918033</text:p>
                <draw:g>
                  <svg:desc>present_G.P4:present_G.P15</svg:desc>
                </draw:g>
              </table:table-cell>
              <table:table-cell office:value-type="float" office:value="0.111234705228031">
                <text:p>0.111234705228031</text:p>
                <draw:g>
                  <svg:desc>present_G.Q4:present_G.Q15</svg:desc>
                </draw:g>
              </table:table-cell>
              <table:table-cell office:value-type="float" office:value="0.01998001998002">
                <text:p>0.01998001998002</text:p>
                <draw:g>
                  <svg:desc>present_G.R4:present_G.R15</svg:desc>
                </draw:g>
              </table:table-cell>
              <table:table-cell office:value-type="float" office:value="0.0264131008980454">
                <text:p>0.0264131008980454</text:p>
                <draw:g>
                  <svg:desc>present_G.S4:present_G.S15</svg:desc>
                </draw:g>
              </table:table-cell>
              <table:table-cell office:value-type="float" office:value="0.1057">
                <text:p>0.1057</text:p>
                <draw:g>
                  <svg:desc>present_G.T4:present_G.T15</svg:desc>
                </draw:g>
              </table:table-cell>
              <table:table-cell office:value-type="float" office:value="0.103">
                <text:p>0.103</text:p>
                <draw:g>
                  <svg:desc>present_G.U4:present_G.U15</svg:desc>
                </draw:g>
              </table:table-cell>
              <table:table-cell office:value-type="float" office:value="NaN">
                <text:p>NaN</text:p>
                <draw:g>
                  <svg:desc>present_G.V4:present_G.V15</svg:desc>
                </draw:g>
              </table:table-cell>
            </table:table-row>
            <table:table-row>
              <table:table-cell office:value-type="string">
                <text:p>acl2_100k</text:p>
              </table:table-cell>
              <table:table-cell office:value-type="float" office:value="0.3046">
                <text:p>0.3046</text:p>
              </table:table-cell>
              <table:table-cell office:value-type="float" office:value="1.8885">
                <text:p>1.8885</text:p>
              </table:table-cell>
              <table:table-cell office:value-type="float" office:value="2.3629">
                <text:p>2.3629</text:p>
              </table:table-cell>
              <table:table-cell office:value-type="float" office:value="1.2885">
                <text:p>1.2885</text:p>
              </table:table-cell>
              <table:table-cell office:value-type="float" office:value="0.193">
                <text:p>0.193</text:p>
              </table:table-cell>
              <table:table-cell office:value-type="float" office:value="0.14856">
                <text:p>0.14856</text:p>
              </table:table-cell>
              <table:table-cell office:value-type="float" office:value="0.21791">
                <text:p>0.21791</text:p>
              </table:table-cell>
              <table:table-cell office:value-type="float" office:value="7.75488">
                <text:p>7.75488</text:p>
              </table:table-cell>
              <table:table-cell office:value-type="float" office:value="0.1613">
                <text:p>0.1613</text:p>
              </table:table-cell>
              <table:table-cell office:value-type="float" office:value="0.3935">
                <text:p>0.3935</text:p>
              </table:table-cell>
              <table:table-cell office:value-type="float" office:value="0.81072">
                <text:p>0.81072</text:p>
              </table:table-cell>
              <table:table-cell office:value-type="float" office:value="0.11988">
                <text:p>0.11988</text:p>
              </table:table-cell>
              <table:table-cell office:value-type="float" office:value="0.0950570342205323">
                <text:p>0.0950570342205323</text:p>
              </table:table-cell>
              <table:table-cell office:value-type="float" office:value="0.127064803049555">
                <text:p>0.127064803049555</text:p>
              </table:table-cell>
              <table:table-cell office:value-type="float" office:value="0.170357751277683">
                <text:p>0.170357751277683</text:p>
              </table:table-cell>
              <table:table-cell office:value-type="float" office:value="0.305810397553517">
                <text:p>0.305810397553517</text:p>
              </table:table-cell>
              <table:table-cell office:value-type="float" office:value="0.058173356602676">
                <text:p>0.058173356602676</text:p>
              </table:table-cell>
              <table:table-cell office:value-type="float" office:value="0.0775795190069822">
                <text:p>0.0775795190069822</text:p>
              </table:table-cell>
              <table:table-cell office:value-type="float" office:value="0.4587">
                <text:p>0.4587</text:p>
              </table:table-cell>
              <table:table-cell office:value-type="float" office:value="0.915">
                <text:p>0.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cl3_100k</text:p>
              </table:table-cell>
              <table:table-cell office:value-type="float" office:value="0.1358">
                <text:p>0.1358</text:p>
              </table:table-cell>
              <table:table-cell office:value-type="float" office:value="1.1968">
                <text:p>1.1968</text:p>
              </table:table-cell>
              <table:table-cell office:value-type="float" office:value="1.4684">
                <text:p>1.4684</text:p>
              </table:table-cell>
              <table:table-cell office:value-type="float" office:value="0.5823">
                <text:p>0.5823</text:p>
              </table:table-cell>
              <table:table-cell office:value-type="float" office:value="0.052">
                <text:p>0.052</text:p>
              </table:table-cell>
              <table:table-cell office:value-type="float" office:value="0.12342">
                <text:p>0.12342</text:p>
              </table:table-cell>
              <table:table-cell office:value-type="float" office:value="0.08726">
                <text:p>0.08726</text:p>
              </table:table-cell>
              <table:table-cell office:value-type="float" office:value="0.86408">
                <text:p>0.86408</text:p>
              </table:table-cell>
              <table:table-cell office:value-type="float" office:value="0.049">
                <text:p>0.049</text:p>
              </table:table-cell>
              <table:table-cell office:value-type="float" office:value="0.14054">
                <text:p>0.14054</text:p>
              </table:table-cell>
              <table:table-cell office:value-type="float" office:value="0.08464">
                <text:p>0.08464</text:p>
              </table:table-cell>
              <table:table-cell office:value-type="float" office:value="0.09451">
                <text:p>0.09451</text:p>
              </table:table-cell>
              <table:table-cell office:value-type="float" office:value="0.0233481204763017">
                <text:p>0.0233481204763017</text:p>
              </table:table-cell>
              <table:table-cell office:value-type="float" office:value="0.0340020401224073">
                <text:p>0.0340020401224073</text:p>
              </table:table-cell>
              <table:table-cell office:value-type="float" office:value="0.0721500721500722">
                <text:p>0.0721500721500722</text:p>
              </table:table-cell>
              <table:table-cell office:value-type="float" office:value="0.229885057471264">
                <text:p>0.229885057471264</text:p>
              </table:table-cell>
              <table:table-cell office:value-type="float" office:value="0.0203086921202275">
                <text:p>0.0203086921202275</text:p>
              </table:table-cell>
              <table:table-cell office:value-type="float" office:value="0.0371057513914657">
                <text:p>0.0371057513914657</text:p>
              </table:table-cell>
              <table:table-cell office:value-type="float" office:value="0.1393">
                <text:p>0.1393</text:p>
              </table:table-cell>
              <table:table-cell office:value-type="float" office:value="0.111">
                <text:p>0.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cl4_100k</text:p>
              </table:table-cell>
              <table:table-cell office:value-type="float" office:value="0.1303">
                <text:p>0.1303</text:p>
              </table:table-cell>
              <table:table-cell office:value-type="float" office:value="1.276">
                <text:p>1.276</text:p>
              </table:table-cell>
              <table:table-cell office:value-type="float" office:value="1.5406">
                <text:p>1.5406</text:p>
              </table:table-cell>
              <table:table-cell office:value-type="float" office:value="0.5638">
                <text:p>0.5638</text:p>
              </table:table-cell>
              <table:table-cell office:value-type="float" office:value="0.052">
                <text:p>0.052</text:p>
              </table:table-cell>
              <table:table-cell office:value-type="float" office:value="0.0915">
                <text:p>0.0915</text:p>
              </table:table-cell>
              <table:table-cell office:value-type="float" office:value="0.08871">
                <text:p>0.08871</text:p>
              </table:table-cell>
              <table:table-cell office:value-type="float" office:value="0.95158">
                <text:p>0.95158</text:p>
              </table:table-cell>
              <table:table-cell office:value-type="float" office:value="0.0782">
                <text:p>0.0782</text:p>
              </table:table-cell>
              <table:table-cell office:value-type="float" office:value="0.19319">
                <text:p>0.19319</text:p>
              </table:table-cell>
              <table:table-cell office:value-type="float" office:value="0.10715">
                <text:p>0.10715</text:p>
              </table:table-cell>
              <table:table-cell office:value-type="float" office:value="0.10037">
                <text:p>0.10037</text:p>
              </table:table-cell>
              <table:table-cell office:value-type="float" office:value="0.0275709953129308">
                <text:p>0.0275709953129308</text:p>
              </table:table-cell>
              <table:table-cell office:value-type="float" office:value="0.0390777647518562">
                <text:p>0.0390777647518562</text:p>
              </table:table-cell>
              <table:table-cell office:value-type="float" office:value="0.0702740688685875">
                <text:p>0.0702740688685875</text:p>
              </table:table-cell>
              <table:table-cell office:value-type="float" office:value="0.196463654223969">
                <text:p>0.196463654223969</text:p>
              </table:table-cell>
              <table:table-cell office:value-type="float" office:value="0.0282965478211658">
                <text:p>0.0282965478211658</text:p>
              </table:table-cell>
              <table:table-cell office:value-type="float" office:value="0.0331345261762757">
                <text:p>0.0331345261762757</text:p>
              </table:table-cell>
              <table:table-cell office:value-type="float" office:value="0.16437">
                <text:p>0.16437</text:p>
              </table:table-cell>
              <table:table-cell office:value-type="float" office:value="0.184">
                <text:p>0.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cl5_100k</text:p>
              </table:table-cell>
              <table:table-cell office:value-type="float" office:value="0.1141">
                <text:p>0.1141</text:p>
              </table:table-cell>
              <table:table-cell office:value-type="float" office:value="0.5529">
                <text:p>0.5529</text:p>
              </table:table-cell>
              <table:table-cell office:value-type="float" office:value="0.888">
                <text:p>0.888</text:p>
              </table:table-cell>
              <table:table-cell office:value-type="float" office:value="0.377">
                <text:p>0.377</text:p>
              </table:table-cell>
              <table:table-cell office:value-type="float" office:value="0.05">
                <text:p>0.05</text:p>
              </table:table-cell>
              <table:table-cell office:value-type="float" office:value="0.1024">
                <text:p>0.1024</text:p>
              </table:table-cell>
              <table:table-cell office:value-type="float" office:value="0.09183">
                <text:p>0.09183</text:p>
              </table:table-cell>
              <table:table-cell office:value-type="float" office:value="1.37294">
                <text:p>1.37294</text:p>
              </table:table-cell>
              <table:table-cell office:value-type="float" office:value="0.0487">
                <text:p>0.0487</text:p>
              </table:table-cell>
              <table:table-cell office:value-type="float" office:value="0.09394">
                <text:p>0.09394</text:p>
              </table:table-cell>
              <table:table-cell office:value-type="float" office:value="0.07514">
                <text:p>0.07514</text:p>
              </table:table-cell>
              <table:table-cell office:value-type="float" office:value="0.005198">
                <text:p>0.005198</text:p>
              </table:table-cell>
              <table:table-cell office:value-type="float" office:value="0.0292997363023733">
                <text:p>0.0292997363023733</text:p>
              </table:table-cell>
              <table:table-cell office:value-type="float" office:value="0.0343878954607978">
                <text:p>0.0343878954607978</text:p>
              </table:table-cell>
              <table:table-cell office:value-type="float" office:value="0.0583771161704612">
                <text:p>0.0583771161704612</text:p>
              </table:table-cell>
              <table:table-cell office:value-type="float" office:value="0.141442715700141">
                <text:p>0.141442715700141</text:p>
              </table:table-cell>
              <table:table-cell office:value-type="float" office:value="0.0306936771025169">
                <text:p>0.0306936771025169</text:p>
              </table:table-cell>
              <table:table-cell office:value-type="float" office:value="0.0264970853206147">
                <text:p>0.0264970853206147</text:p>
              </table:table-cell>
              <table:table-cell office:value-type="float" office:value="0.10686">
                <text:p>0.10686</text:p>
              </table:table-cell>
              <table:table-cell office:value-type="float" office:value="0.177">
                <text:p>0.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w1_100k</text:p>
              </table:table-cell>
              <table:table-cell office:value-type="float" office:value="0.2053">
                <text:p>0.2053</text:p>
              </table:table-cell>
              <table:table-cell office:value-type="float" office:value="1.0951">
                <text:p>1.0951</text:p>
              </table:table-cell>
              <table:table-cell office:value-type="float" office:value="1.4159">
                <text:p>1.4159</text:p>
              </table:table-cell>
              <table:table-cell office:value-type="float" office:value="0.5233">
                <text:p>0.5233</text:p>
              </table:table-cell>
              <table:table-cell office:value-type="float" office:value="0.086">
                <text:p>0.086</text:p>
              </table:table-cell>
              <table:table-cell office:value-type="float" office:value="0.1896">
                <text:p>0.1896</text:p>
              </table:table-cell>
              <table:table-cell office:value-type="float" office:value="0.105">
                <text:p>0.105</text:p>
              </table:table-cell>
              <table:table-cell office:value-type="float" office:value="3.12156">
                <text:p>3.12156</text:p>
              </table:table-cell>
              <table:table-cell office:value-type="float" office:value="0.0567">
                <text:p>0.0567</text:p>
              </table:table-cell>
              <table:table-cell office:value-type="float" office:value="0.17892">
                <text:p>0.17892</text:p>
              </table:table-cell>
              <table:table-cell office:value-type="float" office:value="0.25599">
                <text:p>0.25599</text:p>
              </table:table-cell>
              <table:table-cell office:value-type="float" office:value="0.242841">
                <text:p>0.242841</text:p>
              </table:table-cell>
              <table:table-cell office:value-type="float" office:value="0.0341180484476288">
                <text:p>0.0341180484476288</text:p>
              </table:table-cell>
              <table:table-cell office:value-type="float" office:value="0.058173356602676">
                <text:p>0.058173356602676</text:p>
              </table:table-cell>
              <table:table-cell office:value-type="float" office:value="0.110253583241455">
                <text:p>0.110253583241455</text:p>
              </table:table-cell>
              <table:table-cell office:value-type="float" office:value="0.325732899022801">
                <text:p>0.325732899022801</text:p>
              </table:table-cell>
              <table:table-cell office:value-type="float" office:value="0.0371195248700817">
                <text:p>0.0371195248700817</text:p>
              </table:table-cell>
              <table:table-cell office:value-type="float" office:value="0.0468164794007491">
                <text:p>0.0468164794007491</text:p>
              </table:table-cell>
              <table:table-cell office:value-type="float" office:value="0.24716">
                <text:p>0.24716</text:p>
              </table:table-cell>
              <table:table-cell office:value-type="float" office:value="0.21">
                <text:p>0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w2_100k</text:p>
              </table:table-cell>
              <table:table-cell office:value-type="float" office:value="0.0907">
                <text:p>0.0907</text:p>
              </table:table-cell>
              <table:table-cell office:value-type="float" office:value="0.5942">
                <text:p>0.5942</text:p>
              </table:table-cell>
              <table:table-cell office:value-type="float" office:value="0.8467">
                <text:p>0.8467</text:p>
              </table:table-cell>
              <table:table-cell office:value-type="float" office:value="0.5385">
                <text:p>0.5385</text:p>
              </table:table-cell>
              <table:table-cell office:value-type="float" office:value="0.085">
                <text:p>0.085</text:p>
              </table:table-cell>
              <table:table-cell office:value-type="float" office:value="0.1065">
                <text:p>0.1065</text:p>
              </table:table-cell>
              <table:table-cell office:value-type="float" office:value="0.10223">
                <text:p>0.10223</text:p>
              </table:table-cell>
              <table:table-cell office:value-type="float" office:value="1.35462">
                <text:p>1.35462</text:p>
              </table:table-cell>
              <table:table-cell office:value-type="float" office:value="0.0481">
                <text:p>0.0481</text:p>
              </table:table-cell>
              <table:table-cell office:value-type="float" office:value="0.14954">
                <text:p>0.14954</text:p>
              </table:table-cell>
              <table:table-cell office:value-type="float" office:value="0.12279">
                <text:p>0.12279</text:p>
              </table:table-cell>
              <table:table-cell office:value-type="float" office:value="3.031655">
                <text:p>3.031655</text:p>
              </table:table-cell>
              <table:table-cell office:value-type="float" office:value="0.0363901018922853">
                <text:p>0.0363901018922853</text:p>
              </table:table-cell>
              <table:table-cell office:value-type="float" office:value="0.0424808836023789">
                <text:p>0.0424808836023789</text:p>
              </table:table-cell>
              <table:table-cell office:value-type="float" office:value="0.0863557858376511">
                <text:p>0.0863557858376511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0.0297707651086633">
                <text:p>0.0297707651086633</text:p>
              </table:table-cell>
              <table:table-cell office:value-type="float" office:value="0.0417536534446764">
                <text:p>0.0417536534446764</text:p>
              </table:table-cell>
              <table:table-cell office:value-type="float" office:value="0.17178">
                <text:p>0.17178</text:p>
              </table:table-cell>
              <table:table-cell office:value-type="float" office:value="0.163">
                <text:p>0.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w3_100k</text:p>
              </table:table-cell>
              <table:table-cell office:value-type="float" office:value="0.1778">
                <text:p>0.1778</text:p>
              </table:table-cell>
              <table:table-cell office:value-type="float" office:value="0.747">
                <text:p>0.747</text:p>
              </table:table-cell>
              <table:table-cell office:value-type="float" office:value="1.0458">
                <text:p>1.0458</text:p>
              </table:table-cell>
              <table:table-cell office:value-type="float" office:value="0.4415">
                <text:p>0.4415</text:p>
              </table:table-cell>
              <table:table-cell office:value-type="float" office:value="0.081">
                <text:p>0.081</text:p>
              </table:table-cell>
              <table:table-cell office:value-type="float" office:value="0.1813">
                <text:p>0.1813</text:p>
              </table:table-cell>
              <table:table-cell office:value-type="float" office:value="0.1038">
                <text:p>0.1038</text:p>
              </table:table-cell>
              <table:table-cell office:value-type="float" office:value="7.86892">
                <text:p>7.86892</text:p>
              </table:table-cell>
              <table:table-cell office:value-type="float" office:value="0.0496">
                <text:p>0.0496</text:p>
              </table:table-cell>
              <table:table-cell office:value-type="float" office:value="0.14734">
                <text:p>0.14734</text:p>
              </table:table-cell>
              <table:table-cell office:value-type="float" office:value="0.167">
                <text:p>0.167</text:p>
              </table:table-cell>
              <table:table-cell office:value-type="float" office:value="0.2536">
                <text:p>0.2536</text:p>
              </table:table-cell>
              <table:table-cell office:value-type="float" office:value="0.0295333727111636">
                <text:p>0.0295333727111636</text:p>
              </table:table-cell>
              <table:table-cell office:value-type="float" office:value="0.0549450549450549">
                <text:p>0.0549450549450549</text:p>
              </table:table-cell>
              <table:table-cell office:value-type="float" office:value="0.111482720178372">
                <text:p>0.111482720178372</text:p>
              </table:table-cell>
              <table:table-cell office:value-type="float" office:value="0.12853470437018">
                <text:p>0.12853470437018</text:p>
              </table:table-cell>
              <table:table-cell office:value-type="float" office:value="0.0285632676378178">
                <text:p>0.0285632676378178</text:p>
              </table:table-cell>
              <table:table-cell office:value-type="float" office:value="0.0330687830687831">
                <text:p>0.0330687830687831</text:p>
              </table:table-cell>
              <table:table-cell office:value-type="float" office:value="0.23448">
                <text:p>0.23448</text:p>
              </table:table-cell>
              <table:table-cell office:value-type="float" office:value="0.183">
                <text:p>0.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w4_100k</text:p>
              </table:table-cell>
              <table:table-cell office:value-type="float" office:value="0.5898">
                <text:p>0.5898</text:p>
              </table:table-cell>
              <table:table-cell office:value-type="float" office:value="1.4697">
                <text:p>1.4697</text:p>
              </table:table-cell>
              <table:table-cell office:value-type="float" office:value="1.7182">
                <text:p>1.7182</text:p>
              </table:table-cell>
              <table:table-cell office:value-type="float" office:value="0.8158">
                <text:p>0.8158</text:p>
              </table:table-cell>
              <table:table-cell office:value-type="float" office:value="0.104">
                <text:p>0.104</text:p>
              </table:table-cell>
              <table:table-cell office:value-type="float" office:value="0.1356">
                <text:p>0.1356</text:p>
              </table:table-cell>
              <table:table-cell office:value-type="float" office:value="0.08965">
                <text:p>0.08965</text:p>
              </table:table-cell>
              <table:table-cell office:value-type="float" office:value="8.71953">
                <text:p>8.71953</text:p>
              </table:table-cell>
              <table:table-cell office:value-type="float" office:value="0.0684">
                <text:p>0.0684</text:p>
              </table:table-cell>
              <table:table-cell office:value-type="float" office:value="0.35653">
                <text:p>0.35653</text:p>
              </table:table-cell>
              <table:table-cell office:value-type="float" office:value="0.29362">
                <text:p>0.29362</text:p>
              </table:table-cell>
              <table:table-cell office:value-type="float" office:value="0.71388">
                <text:p>0.71388</text:p>
              </table:table-cell>
              <table:table-cell office:value-type="float" office:value="0.0355871886120996">
                <text:p>0.0355871886120996</text:p>
              </table:table-cell>
              <table:table-cell office:value-type="float" office:value="0.0959692898272553">
                <text:p>0.0959692898272553</text:p>
              </table:table-cell>
              <table:table-cell office:value-type="float" office:value="0.31055900621118">
                <text:p>0.31055900621118</text:p>
              </table:table-cell>
              <table:table-cell office:value-type="float" office:value="0.380228136882129">
                <text:p>0.380228136882129</text:p>
              </table:table-cell>
              <table:table-cell office:value-type="float" office:value="0.0317965023847377">
                <text:p>0.0317965023847377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74207">
                <text:p>0.74207</text:p>
              </table:table-cell>
              <table:table-cell office:value-type="float" office:value="0.222">
                <text:p>0.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w5_100k</text:p>
              </table:table-cell>
              <table:table-cell office:value-type="float" office:value="0.1678">
                <text:p>0.1678</text:p>
              </table:table-cell>
              <table:table-cell office:value-type="float" office:value="0.9601">
                <text:p>0.9601</text:p>
              </table:table-cell>
              <table:table-cell office:value-type="float" office:value="1.2588">
                <text:p>1.2588</text:p>
              </table:table-cell>
              <table:table-cell office:value-type="float" office:value="0.547">
                <text:p>0.547</text:p>
              </table:table-cell>
              <table:table-cell office:value-type="float" office:value="0.089">
                <text:p>0.089</text:p>
              </table:table-cell>
              <table:table-cell office:value-type="float" office:value="0.2172">
                <text:p>0.2172</text:p>
              </table:table-cell>
              <table:table-cell office:value-type="float" office:value="0.09661">
                <text:p>0.09661</text:p>
              </table:table-cell>
              <table:table-cell office:value-type="float" office:value="3.0696">
                <text:p>3.0696</text:p>
              </table:table-cell>
              <table:table-cell office:value-type="float" office:value="0.0591">
                <text:p>0.0591</text:p>
              </table:table-cell>
              <table:table-cell office:value-type="float" office:value="0.13513">
                <text:p>0.13513</text:p>
              </table:table-cell>
              <table:table-cell office:value-type="float" office:value="0.21096">
                <text:p>0.21096</text:p>
              </table:table-cell>
              <table:table-cell office:value-type="float" office:value="0.37812">
                <text:p>0.37812</text:p>
              </table:table-cell>
              <table:table-cell office:value-type="float" office:value="0.0322061191626409">
                <text:p>0.0322061191626409</text:p>
              </table:table-cell>
              <table:table-cell office:value-type="float" office:value="0.0494315373208107">
                <text:p>0.0494315373208107</text:p>
              </table:table-cell>
              <table:table-cell office:value-type="float" office:value="0.129032258064516">
                <text:p>0.129032258064516</text:p>
              </table:table-cell>
              <table:table-cell office:value-type="float" office:value="0.190839694656489">
                <text:p>0.190839694656489</text:p>
              </table:table-cell>
              <table:table-cell office:value-type="float" office:value="0.0254712175241977">
                <text:p>0.0254712175241977</text:p>
              </table:table-cell>
              <table:table-cell office:value-type="float" office:value="0.0333778371161549">
                <text:p>0.0333778371161549</text:p>
              </table:table-cell>
              <table:table-cell office:value-type="float" office:value="0.21879">
                <text:p>0.21879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pc1_100k</text:p>
              </table:table-cell>
              <table:table-cell office:value-type="float" office:value="0.1363">
                <text:p>0.1363</text:p>
              </table:table-cell>
              <table:table-cell office:value-type="float" office:value="1.7833">
                <text:p>1.7833</text:p>
              </table:table-cell>
              <table:table-cell office:value-type="float" office:value="2.0578">
                <text:p>2.0578</text:p>
              </table:table-cell>
              <table:table-cell office:value-type="float" office:value="0.6368">
                <text:p>0.6368</text:p>
              </table:table-cell>
              <table:table-cell office:value-type="float" office:value="0.058">
                <text:p>0.058</text:p>
              </table:table-cell>
              <table:table-cell office:value-type="float" office:value="0.08642">
                <text:p>0.08642</text:p>
              </table:table-cell>
              <table:table-cell office:value-type="float" office:value="0.10614">
                <text:p>0.10614</text:p>
              </table:table-cell>
              <table:table-cell office:value-type="float" office:value="0.85532">
                <text:p>0.85532</text:p>
              </table:table-cell>
              <table:table-cell office:value-type="float" office:value="0.05">
                <text:p>0.05</text:p>
              </table:table-cell>
              <table:table-cell office:value-type="float" office:value="0.18471">
                <text:p>0.18471</text:p>
              </table:table-cell>
              <table:table-cell office:value-type="float" office:value="0.0809">
                <text:p>0.0809</text:p>
              </table:table-cell>
              <table:table-cell office:value-type="float" office:value="0.105746">
                <text:p>0.105746</text:p>
              </table:table-cell>
              <table:table-cell office:value-type="float" office:value="0.0309501702259362">
                <text:p>0.0309501702259362</text:p>
              </table:table-cell>
              <table:table-cell office:value-type="float" office:value="0.0364697301239971">
                <text:p>0.0364697301239971</text:p>
              </table:table-cell>
              <table:table-cell office:value-type="float" office:value="0.124069478908189">
                <text:p>0.124069478908189</text:p>
              </table:table-cell>
              <table:table-cell office:value-type="float" office:value="0.386100386100386">
                <text:p>0.386100386100386</text:p>
              </table:table-cell>
              <table:table-cell office:value-type="float" office:value="0.0302023557837511">
                <text:p>0.0302023557837511</text:p>
              </table:table-cell>
              <table:table-cell office:value-type="float" office:value="0.0330578512396694">
                <text:p>0.0330578512396694</text:p>
              </table:table-cell>
              <table:table-cell office:value-type="float" office:value="0.16524">
                <text:p>0.16524</text:p>
              </table:table-cell>
              <table:table-cell office:value-type="float" office:value="0.154">
                <text:p>0.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pc2_100k</text:p>
              </table:table-cell>
              <table:table-cell office:value-type="float" office:value="0.0829">
                <text:p>0.0829</text:p>
              </table:table-cell>
              <table:table-cell office:value-type="float" office:value="0.4063">
                <text:p>0.4063</text:p>
              </table:table-cell>
              <table:table-cell office:value-type="float" office:value="0.6729">
                <text:p>0.6729</text:p>
              </table:table-cell>
              <table:table-cell office:value-type="float" office:value="0.3721">
                <text:p>0.3721</text:p>
              </table:table-cell>
              <table:table-cell office:value-type="float" office:value="0.059">
                <text:p>0.059</text:p>
              </table:table-cell>
              <table:table-cell office:value-type="float" office:value="0.1064">
                <text:p>0.1064</text:p>
              </table:table-cell>
              <table:table-cell office:value-type="float" office:value="0.08091">
                <text:p>0.08091</text:p>
              </table:table-cell>
              <table:table-cell office:value-type="float" office:value="2.0166">
                <text:p>2.0166</text:p>
              </table:table-cell>
              <table:table-cell office:value-type="float" office:value="0.0466">
                <text:p>0.0466</text:p>
              </table:table-cell>
              <table:table-cell office:value-type="float" office:value="0.09423">
                <text:p>0.09423</text:p>
              </table:table-cell>
              <table:table-cell office:value-type="float" office:value="0.04588">
                <text:p>0.04588</text:p>
              </table:table-cell>
              <table:table-cell office:value-type="float" office:value="1.06272">
                <text:p>1.06272</text:p>
              </table:table-cell>
              <table:table-cell office:value-type="float" office:value="0.0259134490800726">
                <text:p>0.0259134490800726</text:p>
              </table:table-cell>
              <table:table-cell office:value-type="float" office:value="0.0264550264550265">
                <text:p>0.0264550264550265</text:p>
              </table:table-cell>
              <table:table-cell office:value-type="float" office:value="0.0735835172921266">
                <text:p>0.0735835172921266</text:p>
              </table:table-cell>
              <table:table-cell office:value-type="float" office:value="0.139275766016713">
                <text:p>0.139275766016713</text:p>
              </table:table-cell>
              <table:table-cell office:value-type="float" office:value="0.0302114803625378">
                <text:p>0.0302114803625378</text:p>
              </table:table-cell>
              <table:table-cell office:value-type="float" office:value="0.0380083618396047">
                <text:p>0.0380083618396047</text:p>
              </table:table-cell>
              <table:table-cell office:value-type="float" office:value="0.16719">
                <text:p>0.16719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420e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d320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79d1c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e0021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83caff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314004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ecf00" fo:wrap-option="wrap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b1f6f" fo:wrap-option="wrap"/>
      <style:text-properties fo:color="#000000" style:text-position="0% 100%" fo:font-family="Calibri" fo:font-size="10pt" style:font-size-asian="10pt" style:font-size-complex="10pt"/>
    </style:style>
    <style:style style:name="ch1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950e" fo:wrap-option="wrap"/>
      <style:text-properties fo:color="#000000" style:text-position="0% 100%" fo:font-family="Calibri" fo:font-size="10pt" style:font-size-asian="10pt" style:font-size-complex="10pt"/>
    </style:style>
    <style:style style:name="ch1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5000b" fo:wrap-option="wrap"/>
      <style:text-properties fo:color="#000000" style:text-position="0% 100%" fo:font-family="Calibri" fo:font-size="10pt" style:font-size-asian="10pt" style:font-size-complex="10pt"/>
    </style:style>
    <style:style style:name="ch1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84d1" fo:wrap-option="wrap"/>
      <style:text-properties fo:color="#000000" style:text-position="0% 100%" fo:font-family="Calibri" fo:font-size="10pt" style:font-size-asian="10pt" style:font-size-complex="10pt"/>
    </style:style>
    <style:style style:name="ch20" style:family="chart">
      <style:graphic-properties draw:stroke="solid" svg:stroke-width="0.026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55.043cm" svg:height="21.82cm" xlink:href=".." xlink:type="simple" chart:class="chart:bar" chart:style-name="ch1">
        <chart:title svg:x="25.89cm" svg:y="0.572cm" chart:style-name="ch2">
          <text:p>Memory Size (KB)</text:p>
        </chart:title>
        <chart:legend chart:legend-position="end" svg:x="51.325cm" svg:y="4.245cm" style:legend-expansion="high" chart:style-name="ch3"/>
        <chart:plot-area chart:style-name="ch4" table:cell-range-address="present_G.A18:present_G.V29 present_G.B3:present_G.V3" chart:data-source-has-labels="both" svg:x="1.465cm" svg:y="0.609cm" svg:width="50.154cm" svg:height="20.781cm">
          <chart:coordinate-region svg:x="2.709cm" svg:y="0.874cm" svg:width="48.91cm" svg:height="19.887cm"/>
          <chart:axis chart:dimension="x" chart:name="primary-x" chart:style-name="ch5" chartooo:axis-type="auto">
            <chartooo:date-scale/>
            <chart:categories table:cell-range-address="present_G.A18:present_G.A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esent_G.B18:present_G.B29" chart:label-cell-address="present_G.B3:present_G.B3" chart:class="chart:bar">
            <chart:data-point chart:repeated="12"/>
          </chart:series>
          <chart:series chart:style-name="ch9" chart:values-cell-range-address="present_G.C18:present_G.C29" chart:label-cell-address="present_G.C3:present_G.C3" chart:class="chart:bar">
            <chart:data-point chart:repeated="12"/>
          </chart:series>
          <chart:series chart:style-name="ch10" chart:values-cell-range-address="present_G.D18:present_G.D29" chart:label-cell-address="present_G.D3:present_G.D3" chart:class="chart:bar">
            <chart:data-point chart:repeated="12"/>
          </chart:series>
          <chart:series chart:style-name="ch11" chart:values-cell-range-address="present_G.E18:present_G.E29" chart:label-cell-address="present_G.E3:present_G.E3" chart:class="chart:bar">
            <chart:data-point chart:repeated="12"/>
          </chart:series>
          <chart:series chart:style-name="ch12" chart:values-cell-range-address="present_G.F18:present_G.F29" chart:label-cell-address="present_G.F3:present_G.F3" chart:class="chart:bar">
            <chart:data-point chart:repeated="12"/>
          </chart:series>
          <chart:series chart:style-name="ch13" chart:values-cell-range-address="present_G.G18:present_G.G29" chart:label-cell-address="present_G.G3:present_G.G3" chart:class="chart:bar">
            <chart:data-point chart:repeated="12"/>
          </chart:series>
          <chart:series chart:style-name="ch14" chart:values-cell-range-address="present_G.H18:present_G.H29" chart:label-cell-address="present_G.H3:present_G.H3" chart:class="chart:bar">
            <chart:data-point chart:repeated="12"/>
          </chart:series>
          <chart:series chart:style-name="ch15" chart:values-cell-range-address="present_G.I18:present_G.I29" chart:label-cell-address="present_G.I3:present_G.I3" chart:class="chart:bar">
            <chart:data-point chart:repeated="12"/>
          </chart:series>
          <chart:series chart:style-name="ch16" chart:values-cell-range-address="present_G.J18:present_G.J29" chart:label-cell-address="present_G.J3:present_G.J3" chart:class="chart:bar">
            <chart:data-point chart:repeated="12"/>
          </chart:series>
          <chart:series chart:style-name="ch17" chart:values-cell-range-address="present_G.K18:present_G.K29" chart:label-cell-address="present_G.K3:present_G.K3" chart:class="chart:bar">
            <chart:data-point chart:repeated="12"/>
          </chart:series>
          <chart:series chart:style-name="ch18" chart:values-cell-range-address="present_G.L18:present_G.L29" chart:label-cell-address="present_G.L3:present_G.L3" chart:class="chart:bar">
            <chart:data-point chart:repeated="12"/>
          </chart:series>
          <chart:series chart:style-name="ch19" chart:values-cell-range-address="present_G.M18:present_G.M29" chart:label-cell-address="present_G.M3:present_G.M3" chart:class="chart:bar">
            <chart:data-point chart:repeated="12"/>
          </chart:series>
          <chart:series chart:style-name="ch8" chart:values-cell-range-address="present_G.N18:present_G.N29" chart:label-cell-address="present_G.N3:present_G.N3" chart:class="chart:bar">
            <chart:data-point chart:repeated="12"/>
          </chart:series>
          <chart:series chart:style-name="ch9" chart:values-cell-range-address="present_G.O18:present_G.O29" chart:label-cell-address="present_G.O3:present_G.O3" chart:class="chart:bar">
            <chart:data-point chart:repeated="12"/>
          </chart:series>
          <chart:series chart:style-name="ch10" chart:values-cell-range-address="present_G.P18:present_G.P29" chart:label-cell-address="present_G.P3:present_G.P3" chart:class="chart:bar">
            <chart:data-point chart:repeated="12"/>
          </chart:series>
          <chart:series chart:style-name="ch11" chart:values-cell-range-address="present_G.Q18:present_G.Q29" chart:label-cell-address="present_G.Q3:present_G.Q3" chart:class="chart:bar">
            <chart:data-point chart:repeated="12"/>
          </chart:series>
          <chart:series chart:style-name="ch12" chart:values-cell-range-address="present_G.R18:present_G.R29" chart:label-cell-address="present_G.R3:present_G.R3" chart:class="chart:bar">
            <chart:data-point chart:repeated="12"/>
          </chart:series>
          <chart:series chart:style-name="ch13" chart:values-cell-range-address="present_G.S18:present_G.S29" chart:label-cell-address="present_G.S3:present_G.S3" chart:class="chart:bar">
            <chart:data-point chart:repeated="12"/>
          </chart:series>
          <chart:series chart:style-name="ch14" chart:values-cell-range-address="present_G.T18:present_G.T29" chart:label-cell-address="present_G.T3:present_G.T3" chart:class="chart:bar">
            <chart:data-point chart:repeated="12"/>
          </chart:series>
          <chart:series chart:style-name="ch15" chart:values-cell-range-address="present_G.U18:present_G.U29" chart:label-cell-address="present_G.U3:present_G.U3" chart:class="chart:bar">
            <chart:data-point chart:repeated="12"/>
          </chart:series>
          <chart:series chart:style-name="ch16" chart:values-cell-range-address="present_G.V18:present_G.V29" chart:label-cell-address="present_G.V3:present_G.V3" chart:class="chart:bar">
            <chart:data-point chart:repeated="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tTSS</text:p>
                <draw:g>
                  <svg:desc>present_G.B3:present_G.B3</svg:desc>
                </draw:g>
              </table:table-cell>
              <table:table-cell office:value-type="string">
                <text:p>PSTSS</text:p>
                <draw:g>
                  <svg:desc>present_G.C3:present_G.C3</svg:desc>
                </draw:g>
              </table:table-cell>
              <table:table-cell office:value-type="string">
                <text:p>PartitionSort</text:p>
                <draw:g>
                  <svg:desc>present_G.D3:present_G.D3</svg:desc>
                </draw:g>
              </table:table-cell>
              <table:table-cell office:value-type="string">
                <text:p>TabTree</text:p>
                <draw:g>
                  <svg:desc>present_G.E3:present_G.E3</svg:desc>
                </draw:g>
              </table:table-cell>
              <table:table-cell office:value-type="string">
                <text:p>KSet</text:p>
                <draw:g>
                  <svg:desc>present_G.F3:present_G.F3</svg:desc>
                </draw:g>
              </table:table-cell>
              <table:table-cell office:value-type="string">
                <text:p>PT-Tree</text:p>
                <draw:g>
                  <svg:desc>present_G.G3:present_G.G3</svg:desc>
                </draw:g>
              </table:table-cell>
              <table:table-cell office:value-type="string">
                <text:p>TupleTree</text:p>
                <draw:g>
                  <svg:desc>present_G.H3:present_G.H3</svg:desc>
                </draw:g>
              </table:table-cell>
              <table:table-cell office:value-type="string">
                <text:p>KickTree</text:p>
                <draw:g>
                  <svg:desc>present_G.I3:present_G.I3</svg:desc>
                </draw:g>
              </table:table-cell>
              <table:table-cell office:value-type="string">
                <text:p>ByteCuts</text:p>
                <draw:g>
                  <svg:desc>present_G.J3:present_G.J3</svg:desc>
                </draw:g>
              </table:table-cell>
              <table:table-cell office:value-type="string">
                <text:p>TupleMerge</text:p>
                <draw:g>
                  <svg:desc>present_G.K3:present_G.K3</svg:desc>
                </draw:g>
              </table:table-cell>
              <table:table-cell office:value-type="string">
                <text:p>HybridTSS</text:p>
                <draw:g>
                  <svg:desc>present_G.L3:present_G.L3</svg:desc>
                </draw:g>
              </table:table-cell>
              <table:table-cell office:value-type="string">
                <text:p>CMT</text:p>
                <draw:g>
                  <svg:desc>present_G.M3:present_G.M3</svg:desc>
                </draw:g>
              </table:table-cell>
              <table:table-cell office:value-type="string">
                <text:p>DynamicTuple-2</text:p>
                <draw:g>
                  <svg:desc>present_G.N3:present_G.N3</svg:desc>
                </draw:g>
              </table:table-cell>
              <table:table-cell office:value-type="string">
                <text:p>DynamicTuple-5</text:p>
                <draw:g>
                  <svg:desc>present_G.O3:present_G.O3</svg:desc>
                </draw:g>
              </table:table-cell>
              <table:table-cell office:value-type="string">
                <text:p>MultilayerTuple-2</text:p>
                <draw:g>
                  <svg:desc>present_G.P3:present_G.P3</svg:desc>
                </draw:g>
              </table:table-cell>
              <table:table-cell office:value-type="string">
                <text:p>MultilayerTuple-5</text:p>
                <draw:g>
                  <svg:desc>present_G.Q3:present_G.Q3</svg:desc>
                </draw:g>
              </table:table-cell>
              <table:table-cell office:value-type="string">
                <text:p>PextCuts-2</text:p>
                <draw:g>
                  <svg:desc>present_G.R3:present_G.R3</svg:desc>
                </draw:g>
              </table:table-cell>
              <table:table-cell office:value-type="string">
                <text:p>PextCuts-5</text:p>
                <draw:g>
                  <svg:desc>present_G.S3:present_G.S3</svg:desc>
                </draw:g>
              </table:table-cell>
              <table:table-cell office:value-type="string">
                <text:p>MbitTree</text:p>
                <draw:g>
                  <svg:desc>present_G.T3:present_G.T3</svg:desc>
                </draw:g>
              </table:table-cell>
              <table:table-cell office:value-type="string">
                <text:p>Nuevomatch</text:p>
                <draw:g>
                  <svg:desc>present_G.U3:present_G.U3</svg:desc>
                </draw:g>
              </table:table-cell>
              <table:table-cell office:value-type="string">
                <text:p>HybridCuts</text:p>
                <draw:g>
                  <svg:desc>present_G.V3:present_G.V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l1_100k</text:p>
                <draw:g>
                  <svg:desc>present_G.A18:present_G.A29</svg:desc>
                </draw:g>
              </table:table-cell>
              <table:table-cell office:value-type="float" office:value="4158">
                <text:p>4158</text:p>
                <draw:g>
                  <svg:desc>present_G.B18:present_G.B29</svg:desc>
                </draw:g>
              </table:table-cell>
              <table:table-cell office:value-type="float" office:value="4569">
                <text:p>4569</text:p>
                <draw:g>
                  <svg:desc>present_G.C18:present_G.C29</svg:desc>
                </draw:g>
              </table:table-cell>
              <table:table-cell office:value-type="float" office:value="5184">
                <text:p>5184</text:p>
                <draw:g>
                  <svg:desc>present_G.D18:present_G.D29</svg:desc>
                </draw:g>
              </table:table-cell>
              <table:table-cell office:value-type="float" office:value="4661">
                <text:p>4661</text:p>
                <draw:g>
                  <svg:desc>present_G.E18:present_G.E29</svg:desc>
                </draw:g>
              </table:table-cell>
              <table:table-cell office:value-type="float" office:value="2865">
                <text:p>2865</text:p>
                <draw:g>
                  <svg:desc>present_G.F18:present_G.F29</svg:desc>
                </draw:g>
              </table:table-cell>
              <table:table-cell office:value-type="float" office:value="2960">
                <text:p>2960</text:p>
                <draw:g>
                  <svg:desc>present_G.G18:present_G.G29</svg:desc>
                </draw:g>
              </table:table-cell>
              <table:table-cell office:value-type="float" office:value="4856">
                <text:p>4856</text:p>
                <draw:g>
                  <svg:desc>present_G.H18:present_G.H29</svg:desc>
                </draw:g>
              </table:table-cell>
              <table:table-cell office:value-type="float" office:value="1431">
                <text:p>1431</text:p>
                <draw:g>
                  <svg:desc>present_G.I18:present_G.I29</svg:desc>
                </draw:g>
              </table:table-cell>
              <table:table-cell office:value-type="float" office:value="2315">
                <text:p>2315</text:p>
                <draw:g>
                  <svg:desc>present_G.J18:present_G.J29</svg:desc>
                </draw:g>
              </table:table-cell>
              <table:table-cell office:value-type="float" office:value="2424">
                <text:p>2424</text:p>
                <draw:g>
                  <svg:desc>present_G.K18:present_G.K29</svg:desc>
                </draw:g>
              </table:table-cell>
              <table:table-cell office:value-type="float" office:value="NaN">
                <text:p>NaN</text:p>
                <draw:g>
                  <svg:desc>present_G.L18:present_G.L29</svg:desc>
                </draw:g>
              </table:table-cell>
              <table:table-cell office:value-type="float" office:value="6801">
                <text:p>6801</text:p>
                <draw:g>
                  <svg:desc>present_G.M18:present_G.M29</svg:desc>
                </draw:g>
              </table:table-cell>
              <table:table-cell office:value-type="float" office:value="15850">
                <text:p>15850</text:p>
                <draw:g>
                  <svg:desc>present_G.N18:present_G.N29</svg:desc>
                </draw:g>
              </table:table-cell>
              <table:table-cell office:value-type="float" office:value="19820">
                <text:p>19820</text:p>
                <draw:g>
                  <svg:desc>present_G.O18:present_G.O29</svg:desc>
                </draw:g>
              </table:table-cell>
              <table:table-cell office:value-type="float" office:value="16620">
                <text:p>16620</text:p>
                <draw:g>
                  <svg:desc>present_G.P18:present_G.P29</svg:desc>
                </draw:g>
              </table:table-cell>
              <table:table-cell office:value-type="float" office:value="20910">
                <text:p>20910</text:p>
                <draw:g>
                  <svg:desc>present_G.Q18:present_G.Q29</svg:desc>
                </draw:g>
              </table:table-cell>
              <table:table-cell office:value-type="float" office:value="13050">
                <text:p>13050</text:p>
                <draw:g>
                  <svg:desc>present_G.R18:present_G.R29</svg:desc>
                </draw:g>
              </table:table-cell>
              <table:table-cell office:value-type="float" office:value="20260">
                <text:p>20260</text:p>
                <draw:g>
                  <svg:desc>present_G.S18:present_G.S29</svg:desc>
                </draw:g>
              </table:table-cell>
              <table:table-cell office:value-type="float" office:value="657.35">
                <text:p>657.35</text:p>
                <draw:g>
                  <svg:desc>present_G.T18:present_G.T29</svg:desc>
                </draw:g>
              </table:table-cell>
              <table:table-cell office:value-type="float" office:value="NaN">
                <text:p>NaN</text:p>
                <draw:g>
                  <svg:desc>present_G.U18:present_G.U29</svg:desc>
                </draw:g>
              </table:table-cell>
              <table:table-cell office:value-type="float" office:value="1380">
                <text:p>1380</text:p>
                <draw:g>
                  <svg:desc>present_G.V18:present_G.V29</svg:desc>
                </draw:g>
              </table:table-cell>
            </table:table-row>
            <table:table-row>
              <table:table-cell office:value-type="string">
                <text:p>acl2_100k</text:p>
              </table:table-cell>
              <table:table-cell office:value-type="float" office:value="2914">
                <text:p>2914</text:p>
              </table:table-cell>
              <table:table-cell office:value-type="float" office:value="4091">
                <text:p>4091</text:p>
              </table:table-cell>
              <table:table-cell office:value-type="float" office:value="4410">
                <text:p>4410</text:p>
              </table:table-cell>
              <table:table-cell office:value-type="float" office:value="4143">
                <text:p>4143</text:p>
              </table:table-cell>
              <table:table-cell office:value-type="float" office:value="2674">
                <text:p>2674</text:p>
              </table:table-cell>
              <table:table-cell office:value-type="float" office:value="10832">
                <text:p>10832</text:p>
              </table:table-cell>
              <table:table-cell office:value-type="float" office:value="3371">
                <text:p>3371</text:p>
              </table:table-cell>
              <table:table-cell office:value-type="float" office:value="1505">
                <text:p>1505</text:p>
              </table:table-cell>
              <table:table-cell office:value-type="float" office:value="18945">
                <text:p>18945</text:p>
              </table:table-cell>
              <table:table-cell office:value-type="float" office:value="2182">
                <text:p>2182</text:p>
              </table:table-cell>
              <table:table-cell office:value-type="float" office:value="NaN">
                <text:p>NaN</text:p>
              </table:table-cell>
              <table:table-cell office:value-type="float" office:value="6061">
                <text:p>6061</text:p>
              </table:table-cell>
              <table:table-cell office:value-type="float" office:value="12320">
                <text:p>12320</text:p>
              </table:table-cell>
              <table:table-cell office:value-type="float" office:value="23100">
                <text:p>23100</text:p>
              </table:table-cell>
              <table:table-cell office:value-type="float" office:value="12970">
                <text:p>12970</text:p>
              </table:table-cell>
              <table:table-cell office:value-type="float" office:value="24700">
                <text:p>24700</text:p>
              </table:table-cell>
              <table:table-cell office:value-type="float" office:value="91060">
                <text:p>91060</text:p>
              </table:table-cell>
              <table:table-cell office:value-type="float" office:value="165740">
                <text:p>165740</text:p>
              </table:table-cell>
              <table:table-cell office:value-type="float" office:value="2187.91">
                <text:p>2187.91</text:p>
              </table:table-cell>
              <table:table-cell office:value-type="float" office:value="NaN">
                <text:p>NaN</text:p>
              </table:table-cell>
              <table:table-cell office:value-type="float" office:value="13900">
                <text:p>13900</text:p>
              </table:table-cell>
            </table:table-row>
            <table:table-row>
              <table:table-cell office:value-type="string">
                <text:p>acl3_100k</text:p>
              </table:table-cell>
              <table:table-cell office:value-type="float" office:value="4054">
                <text:p>4054</text:p>
              </table:table-cell>
              <table:table-cell office:value-type="float" office:value="4567">
                <text:p>4567</text:p>
              </table:table-cell>
              <table:table-cell office:value-type="float" office:value="5186">
                <text:p>5186</text:p>
              </table:table-cell>
              <table:table-cell office:value-type="float" office:value="4725">
                <text:p>4725</text:p>
              </table:table-cell>
              <table:table-cell office:value-type="float" office:value="2904">
                <text:p>2904</text:p>
              </table:table-cell>
              <table:table-cell office:value-type="float" office:value="12605">
                <text:p>12605</text:p>
              </table:table-cell>
              <table:table-cell office:value-type="float" office:value="5206">
                <text:p>5206</text:p>
              </table:table-cell>
              <table:table-cell office:value-type="float" office:value="1445">
                <text:p>1445</text:p>
              </table:table-cell>
              <table:table-cell office:value-type="float" office:value="2587">
                <text:p>2587</text:p>
              </table:table-cell>
              <table:table-cell office:value-type="float" office:value="2440">
                <text:p>2440</text:p>
              </table:table-cell>
              <table:table-cell office:value-type="float" office:value="NaN">
                <text:p>NaN</text:p>
              </table:table-cell>
              <table:table-cell office:value-type="float" office:value="8115">
                <text:p>8115</text:p>
              </table:table-cell>
              <table:table-cell office:value-type="float" office:value="15870">
                <text:p>15870</text:p>
              </table:table-cell>
              <table:table-cell office:value-type="float" office:value="24760">
                <text:p>24760</text:p>
              </table:table-cell>
              <table:table-cell office:value-type="float" office:value="17060">
                <text:p>17060</text:p>
              </table:table-cell>
              <table:table-cell office:value-type="float" office:value="25990">
                <text:p>25990</text:p>
              </table:table-cell>
              <table:table-cell office:value-type="float" office:value="12040">
                <text:p>12040</text:p>
              </table:table-cell>
              <table:table-cell office:value-type="float" office:value="24470">
                <text:p>24470</text:p>
              </table:table-cell>
              <table:table-cell office:value-type="float" office:value="645.14">
                <text:p>645.14</text:p>
              </table:table-cell>
              <table:table-cell office:value-type="float" office:value="NaN">
                <text:p>NaN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acl4_100k</text:p>
              </table:table-cell>
              <table:table-cell office:value-type="float" office:value="4102">
                <text:p>4102</text:p>
              </table:table-cell>
              <table:table-cell office:value-type="float" office:value="4580">
                <text:p>4580</text:p>
              </table:table-cell>
              <table:table-cell office:value-type="float" office:value="5193">
                <text:p>5193</text:p>
              </table:table-cell>
              <table:table-cell office:value-type="float" office:value="5972">
                <text:p>5972</text:p>
              </table:table-cell>
              <table:table-cell office:value-type="float" office:value="2891">
                <text:p>2891</text:p>
              </table:table-cell>
              <table:table-cell office:value-type="float" office:value="15845">
                <text:p>15845</text:p>
              </table:table-cell>
              <table:table-cell office:value-type="float" office:value="5221">
                <text:p>5221</text:p>
              </table:table-cell>
              <table:table-cell office:value-type="float" office:value="1429">
                <text:p>1429</text:p>
              </table:table-cell>
              <table:table-cell office:value-type="float" office:value="3666">
                <text:p>3666</text:p>
              </table:table-cell>
              <table:table-cell office:value-type="float" office:value="2443">
                <text:p>2443</text:p>
              </table:table-cell>
              <table:table-cell office:value-type="float" office:value="NaN">
                <text:p>NaN</text:p>
              </table:table-cell>
              <table:table-cell office:value-type="float" office:value="8349">
                <text:p>8349</text:p>
              </table:table-cell>
              <table:table-cell office:value-type="float" office:value="15890">
                <text:p>15890</text:p>
              </table:table-cell>
              <table:table-cell office:value-type="float" office:value="24290">
                <text:p>24290</text:p>
              </table:table-cell>
              <table:table-cell office:value-type="float" office:value="16660">
                <text:p>16660</text:p>
              </table:table-cell>
              <table:table-cell office:value-type="float" office:value="25350">
                <text:p>25350</text:p>
              </table:table-cell>
              <table:table-cell office:value-type="float" office:value="12430">
                <text:p>12430</text:p>
              </table:table-cell>
              <table:table-cell office:value-type="float" office:value="24300">
                <text:p>24300</text:p>
              </table:table-cell>
              <table:table-cell office:value-type="float" office:value="649.32">
                <text:p>649.32</text:p>
              </table:table-cell>
              <table:table-cell office:value-type="float" office:value="NaN">
                <text:p>NaN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acl5_100k</text:p>
              </table:table-cell>
              <table:table-cell office:value-type="float" office:value="4418">
                <text:p>4418</text:p>
              </table:table-cell>
              <table:table-cell office:value-type="float" office:value="4558">
                <text:p>4558</text:p>
              </table:table-cell>
              <table:table-cell office:value-type="float" office:value="5175">
                <text:p>5175</text:p>
              </table:table-cell>
              <table:table-cell office:value-type="float" office:value="4653">
                <text:p>4653</text:p>
              </table:table-cell>
              <table:table-cell office:value-type="float" office:value="2867">
                <text:p>2867</text:p>
              </table:table-cell>
              <table:table-cell office:value-type="float" office:value="7897">
                <text:p>7897</text:p>
              </table:table-cell>
              <table:table-cell office:value-type="float" office:value="3736">
                <text:p>3736</text:p>
              </table:table-cell>
              <table:table-cell office:value-type="float" office:value="1428">
                <text:p>1428</text:p>
              </table:table-cell>
              <table:table-cell office:value-type="float" office:value="2476">
                <text:p>2476</text:p>
              </table:table-cell>
              <table:table-cell office:value-type="float" office:value="2439">
                <text:p>2439</text:p>
              </table:table-cell>
              <table:table-cell office:value-type="float" office:value="NaN">
                <text:p>NaN</text:p>
              </table:table-cell>
              <table:table-cell office:value-type="float" office:value="6707">
                <text:p>6707</text:p>
              </table:table-cell>
              <table:table-cell office:value-type="float" office:value="14860">
                <text:p>14860</text:p>
              </table:table-cell>
              <table:table-cell office:value-type="float" office:value="17990">
                <text:p>17990</text:p>
              </table:table-cell>
              <table:table-cell office:value-type="float" office:value="16240">
                <text:p>16240</text:p>
              </table:table-cell>
              <table:table-cell office:value-type="float" office:value="19920">
                <text:p>19920</text:p>
              </table:table-cell>
              <table:table-cell office:value-type="float" office:value="13790">
                <text:p>13790</text:p>
              </table:table-cell>
              <table:table-cell office:value-type="float" office:value="17390">
                <text:p>17390</text:p>
              </table:table-cell>
              <table:table-cell office:value-type="float" office:value="694.55">
                <text:p>694.55</text:p>
              </table:table-cell>
              <table:table-cell office:value-type="float" office:value="NaN">
                <text:p>NaN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fw1_100k</text:p>
              </table:table-cell>
              <table:table-cell office:value-type="float" office:value="4196">
                <text:p>4196</text:p>
              </table:table-cell>
              <table:table-cell office:value-type="float" office:value="4405">
                <text:p>4405</text:p>
              </table:table-cell>
              <table:table-cell office:value-type="float" office:value="5007">
                <text:p>5007</text:p>
              </table:table-cell>
              <table:table-cell office:value-type="float" office:value="4489">
                <text:p>4489</text:p>
              </table:table-cell>
              <table:table-cell office:value-type="float" office:value="2805">
                <text:p>2805</text:p>
              </table:table-cell>
              <table:table-cell office:value-type="float" office:value="7693">
                <text:p>7693</text:p>
              </table:table-cell>
              <table:table-cell office:value-type="float" office:value="4226">
                <text:p>4226</text:p>
              </table:table-cell>
              <table:table-cell office:value-type="float" office:value="1480">
                <text:p>1480</text:p>
              </table:table-cell>
              <table:table-cell office:value-type="float" office:value="10508">
                <text:p>10508</text:p>
              </table:table-cell>
              <table:table-cell office:value-type="float" office:value="2335">
                <text:p>2335</text:p>
              </table:table-cell>
              <table:table-cell office:value-type="float" office:value="NaN">
                <text:p>NaN</text:p>
              </table:table-cell>
              <table:table-cell office:value-type="float" office:value="6505">
                <text:p>6505</text:p>
              </table:table-cell>
              <table:table-cell office:value-type="float" office:value="15500">
                <text:p>15500</text:p>
              </table:table-cell>
              <table:table-cell office:value-type="float" office:value="38450">
                <text:p>38450</text:p>
              </table:table-cell>
              <table:table-cell office:value-type="float" office:value="15870">
                <text:p>15870</text:p>
              </table:table-cell>
              <table:table-cell office:value-type="float" office:value="54340">
                <text:p>54340</text:p>
              </table:table-cell>
              <table:table-cell office:value-type="float" office:value="12840">
                <text:p>12840</text:p>
              </table:table-cell>
              <table:table-cell office:value-type="float" office:value="56300">
                <text:p>56300</text:p>
              </table:table-cell>
              <table:table-cell office:value-type="float" office:value="682.31">
                <text:p>682.31</text:p>
              </table:table-cell>
              <table:table-cell office:value-type="float" office:value="NaN">
                <text:p>NaN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fw2_100k</text:p>
              </table:table-cell>
              <table:table-cell office:value-type="float" office:value="3508">
                <text:p>3508</text:p>
              </table:table-cell>
              <table:table-cell office:value-type="float" office:value="4504">
                <text:p>4504</text:p>
              </table:table-cell>
              <table:table-cell office:value-type="float" office:value="5114">
                <text:p>5114</text:p>
              </table:table-cell>
              <table:table-cell office:value-type="float" office:value="4614">
                <text:p>4614</text:p>
              </table:table-cell>
              <table:table-cell office:value-type="float" office:value="2844">
                <text:p>2844</text:p>
              </table:table-cell>
              <table:table-cell office:value-type="float" office:value="5857">
                <text:p>5857</text:p>
              </table:table-cell>
              <table:table-cell office:value-type="float" office:value="4557">
                <text:p>4557</text:p>
              </table:table-cell>
              <table:table-cell office:value-type="float" office:value="1349">
                <text:p>1349</text:p>
              </table:table-cell>
              <table:table-cell office:value-type="float" office:value="2228">
                <text:p>2228</text:p>
              </table:table-cell>
              <table:table-cell office:value-type="float" office:value="2406">
                <text:p>2406</text:p>
              </table:table-cell>
              <table:table-cell office:value-type="float" office:value="NaN">
                <text:p>NaN</text:p>
              </table:table-cell>
              <table:table-cell office:value-type="float" office:value="6371">
                <text:p>6371</text:p>
              </table:table-cell>
              <table:table-cell office:value-type="float" office:value="15790">
                <text:p>15790</text:p>
              </table:table-cell>
              <table:table-cell office:value-type="float" office:value="24910">
                <text:p>24910</text:p>
              </table:table-cell>
              <table:table-cell office:value-type="float" office:value="14690">
                <text:p>14690</text:p>
              </table:table-cell>
              <table:table-cell office:value-type="float" office:value="25410">
                <text:p>25410</text:p>
              </table:table-cell>
              <table:table-cell office:value-type="float" office:value="18520">
                <text:p>18520</text:p>
              </table:table-cell>
              <table:table-cell office:value-type="float" office:value="32600">
                <text:p>32600</text:p>
              </table:table-cell>
              <table:table-cell office:value-type="float" office:value="636.04">
                <text:p>636.04</text:p>
              </table:table-cell>
              <table:table-cell office:value-type="float" office:value="NaN">
                <text:p>NaN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fw3_100k</text:p>
              </table:table-cell>
              <table:table-cell office:value-type="float" office:value="3729">
                <text:p>3729</text:p>
              </table:table-cell>
              <table:table-cell office:value-type="float" office:value="4261">
                <text:p>4261</text:p>
              </table:table-cell>
              <table:table-cell office:value-type="float" office:value="4844">
                <text:p>4844</text:p>
              </table:table-cell>
              <table:table-cell office:value-type="float" office:value="4308">
                <text:p>4308</text:p>
              </table:table-cell>
              <table:table-cell office:value-type="float" office:value="2695">
                <text:p>2695</text:p>
              </table:table-cell>
              <table:table-cell office:value-type="float" office:value="4637">
                <text:p>4637</text:p>
              </table:table-cell>
              <table:table-cell office:value-type="float" office:value="4051">
                <text:p>4051</text:p>
              </table:table-cell>
              <table:table-cell office:value-type="float" office:value="1199">
                <text:p>1199</text:p>
              </table:table-cell>
              <table:table-cell office:value-type="float" office:value="12364">
                <text:p>12364</text:p>
              </table:table-cell>
              <table:table-cell office:value-type="float" office:value="2241">
                <text:p>2241</text:p>
              </table:table-cell>
              <table:table-cell office:value-type="float" office:value="NaN">
                <text:p>NaN</text:p>
              </table:table-cell>
              <table:table-cell office:value-type="float" office:value="6098">
                <text:p>6098</text:p>
              </table:table-cell>
              <table:table-cell office:value-type="float" office:value="14840">
                <text:p>14840</text:p>
              </table:table-cell>
              <table:table-cell office:value-type="float" office:value="31680">
                <text:p>31680</text:p>
              </table:table-cell>
              <table:table-cell office:value-type="float" office:value="14840">
                <text:p>14840</text:p>
              </table:table-cell>
              <table:table-cell office:value-type="float" office:value="43380">
                <text:p>43380</text:p>
              </table:table-cell>
              <table:table-cell office:value-type="float" office:value="12070">
                <text:p>12070</text:p>
              </table:table-cell>
              <table:table-cell office:value-type="float" office:value="32240">
                <text:p>32240</text:p>
              </table:table-cell>
              <table:table-cell office:value-type="float" office:value="838.64">
                <text:p>838.64</text:p>
              </table:table-cell>
              <table:table-cell office:value-type="float" office:value="NaN">
                <text:p>NaN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>
                <text:p>fw4_100k</text:p>
              </table:table-cell>
              <table:table-cell office:value-type="float" office:value="3200">
                <text:p>3200</text:p>
              </table:table-cell>
              <table:table-cell office:value-type="float" office:value="4244">
                <text:p>4244</text:p>
              </table:table-cell>
              <table:table-cell office:value-type="float" office:value="4814">
                <text:p>4814</text:p>
              </table:table-cell>
              <table:table-cell office:value-type="float" office:value="4281">
                <text:p>4281</text:p>
              </table:table-cell>
              <table:table-cell office:value-type="float" office:value="2824">
                <text:p>2824</text:p>
              </table:table-cell>
              <table:table-cell office:value-type="float" office:value="7028">
                <text:p>7028</text:p>
              </table:table-cell>
              <table:table-cell office:value-type="float" office:value="4316">
                <text:p>4316</text:p>
              </table:table-cell>
              <table:table-cell office:value-type="float" office:value="1059">
                <text:p>1059</text:p>
              </table:table-cell>
              <table:table-cell office:value-type="float" office:value="97876">
                <text:p>97876</text:p>
              </table:table-cell>
              <table:table-cell office:value-type="float" office:value="2240">
                <text:p>2240</text:p>
              </table:table-cell>
              <table:table-cell office:value-type="float" office:value="NaN">
                <text:p>NaN</text:p>
              </table:table-cell>
              <table:table-cell office:value-type="float" office:value="6815">
                <text:p>6815</text:p>
              </table:table-cell>
              <table:table-cell office:value-type="float" office:value="14860">
                <text:p>14860</text:p>
              </table:table-cell>
              <table:table-cell office:value-type="float" office:value="64790">
                <text:p>64790</text:p>
              </table:table-cell>
              <table:table-cell office:value-type="float" office:value="13140">
                <text:p>13140</text:p>
              </table:table-cell>
              <table:table-cell office:value-type="float" office:value="83280">
                <text:p>83280</text:p>
              </table:table-cell>
              <table:table-cell office:value-type="float" office:value="17990">
                <text:p>17990</text:p>
              </table:table-cell>
              <table:table-cell office:value-type="float" office:value="505900">
                <text:p>505900</text:p>
              </table:table-cell>
              <table:table-cell office:value-type="float" office:value="666.29">
                <text:p>666.29</text:p>
              </table:table-cell>
              <table:table-cell office:value-type="float" office:value="NaN">
                <text:p>NaN</text:p>
              </table:table-cell>
              <table:table-cell office:value-type="float" office:value="8693">
                <text:p>8693</text:p>
              </table:table-cell>
            </table:table-row>
            <table:table-row>
              <table:table-cell office:value-type="string">
                <text:p>fw5_100k</text:p>
              </table:table-cell>
              <table:table-cell office:value-type="float" office:value="4165">
                <text:p>4165</text:p>
              </table:table-cell>
              <table:table-cell office:value-type="float" office:value="4275">
                <text:p>4275</text:p>
              </table:table-cell>
              <table:table-cell office:value-type="float" office:value="4838">
                <text:p>4838</text:p>
              </table:table-cell>
              <table:table-cell office:value-type="float" office:value="4376">
                <text:p>4376</text:p>
              </table:table-cell>
              <table:table-cell office:value-type="float" office:value="2678">
                <text:p>2678</text:p>
              </table:table-cell>
              <table:table-cell office:value-type="float" office:value="7387">
                <text:p>7387</text:p>
              </table:table-cell>
              <table:table-cell office:value-type="float" office:value="4249">
                <text:p>4249</text:p>
              </table:table-cell>
              <table:table-cell office:value-type="float" office:value="1480">
                <text:p>1480</text:p>
              </table:table-cell>
              <table:table-cell office:value-type="float" office:value="38653">
                <text:p>38653</text:p>
              </table:table-cell>
              <table:table-cell office:value-type="float" office:value="2267">
                <text:p>2267</text:p>
              </table:table-cell>
              <table:table-cell office:value-type="float" office:value="NaN">
                <text:p>NaN</text:p>
              </table:table-cell>
              <table:table-cell office:value-type="float" office:value="6420">
                <text:p>6420</text:p>
              </table:table-cell>
              <table:table-cell office:value-type="float" office:value="15310">
                <text:p>15310</text:p>
              </table:table-cell>
              <table:table-cell office:value-type="float" office:value="27160">
                <text:p>27160</text:p>
              </table:table-cell>
              <table:table-cell office:value-type="float" office:value="15360">
                <text:p>15360</text:p>
              </table:table-cell>
              <table:table-cell office:value-type="float" office:value="35460">
                <text:p>35460</text:p>
              </table:table-cell>
              <table:table-cell office:value-type="float" office:value="12930">
                <text:p>12930</text:p>
              </table:table-cell>
              <table:table-cell office:value-type="float" office:value="50740">
                <text:p>50740</text:p>
              </table:table-cell>
              <table:table-cell office:value-type="float" office:value="698.04">
                <text:p>698.04</text:p>
              </table:table-cell>
              <table:table-cell office:value-type="float" office:value="NaN">
                <text:p>NaN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ipc1_100k</text:p>
              </table:table-cell>
              <table:table-cell office:value-type="float" office:value="4173">
                <text:p>4173</text:p>
              </table:table-cell>
              <table:table-cell office:value-type="float" office:value="4562">
                <text:p>4562</text:p>
              </table:table-cell>
              <table:table-cell office:value-type="float" office:value="5182">
                <text:p>5182</text:p>
              </table:table-cell>
              <table:table-cell office:value-type="float" office:value="4754">
                <text:p>4754</text:p>
              </table:table-cell>
              <table:table-cell office:value-type="float" office:value="2886">
                <text:p>2886</text:p>
              </table:table-cell>
              <table:table-cell office:value-type="float" office:value="15270">
                <text:p>15270</text:p>
              </table:table-cell>
              <table:table-cell office:value-type="float" office:value="5205">
                <text:p>5205</text:p>
              </table:table-cell>
              <table:table-cell office:value-type="float" office:value="1433">
                <text:p>1433</text:p>
              </table:table-cell>
              <table:table-cell office:value-type="float" office:value="2545">
                <text:p>2545</text:p>
              </table:table-cell>
              <table:table-cell office:value-type="float" office:value="2456">
                <text:p>2456</text:p>
              </table:table-cell>
              <table:table-cell office:value-type="float" office:value="NaN">
                <text:p>NaN</text:p>
              </table:table-cell>
              <table:table-cell office:value-type="float" office:value="7142">
                <text:p>7142</text:p>
              </table:table-cell>
              <table:table-cell office:value-type="float" office:value="15830">
                <text:p>15830</text:p>
              </table:table-cell>
              <table:table-cell office:value-type="float" office:value="19640">
                <text:p>19640</text:p>
              </table:table-cell>
              <table:table-cell office:value-type="float" office:value="16790">
                <text:p>16790</text:p>
              </table:table-cell>
              <table:table-cell office:value-type="float" office:value="20960">
                <text:p>20960</text:p>
              </table:table-cell>
              <table:table-cell office:value-type="float" office:value="25230">
                <text:p>25230</text:p>
              </table:table-cell>
              <table:table-cell office:value-type="float" office:value="29560">
                <text:p>29560</text:p>
              </table:table-cell>
              <table:table-cell office:value-type="float" office:value="620.98">
                <text:p>620.98</text:p>
              </table:table-cell>
              <table:table-cell office:value-type="float" office:value="NaN">
                <text:p>NaN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ipc2_100k</text:p>
              </table:table-cell>
              <table:table-cell office:value-type="float" office:value="3773">
                <text:p>3773</text:p>
              </table:table-cell>
              <table:table-cell office:value-type="float" office:value="4572">
                <text:p>4572</text:p>
              </table:table-cell>
              <table:table-cell office:value-type="float" office:value="5144">
                <text:p>5144</text:p>
              </table:table-cell>
              <table:table-cell office:value-type="float" office:value="4675">
                <text:p>4675</text:p>
              </table:table-cell>
              <table:table-cell office:value-type="float" office:value="2916">
                <text:p>2916</text:p>
              </table:table-cell>
              <table:table-cell office:value-type="float" office:value="4933">
                <text:p>4933</text:p>
              </table:table-cell>
              <table:table-cell office:value-type="float" office:value="5059">
                <text:p>5059</text:p>
              </table:table-cell>
              <table:table-cell office:value-type="float" office:value="1407">
                <text:p>1407</text:p>
              </table:table-cell>
              <table:table-cell office:value-type="float" office:value="2406">
                <text:p>2406</text:p>
              </table:table-cell>
              <table:table-cell office:value-type="float" office:value="2414">
                <text:p>2414</text:p>
              </table:table-cell>
              <table:table-cell office:value-type="float" office:value="NaN">
                <text:p>NaN</text:p>
              </table:table-cell>
              <table:table-cell office:value-type="float" office:value="6414">
                <text:p>6414</text:p>
              </table:table-cell>
              <table:table-cell office:value-type="float" office:value="15990">
                <text:p>15990</text:p>
              </table:table-cell>
              <table:table-cell office:value-type="float" office:value="15990">
                <text:p>15990</text:p>
              </table:table-cell>
              <table:table-cell office:value-type="float" office:value="16550">
                <text:p>16550</text:p>
              </table:table-cell>
              <table:table-cell office:value-type="float" office:value="16760">
                <text:p>16760</text:p>
              </table:table-cell>
              <table:table-cell office:value-type="float" office:value="16960">
                <text:p>16960</text:p>
              </table:table-cell>
              <table:table-cell office:value-type="float" office:value="16960">
                <text:p>16960</text:p>
              </table:table-cell>
              <table:table-cell office:value-type="float" office:value="636.02">
                <text:p>636.02</text:p>
              </table:table-cell>
              <table:table-cell office:value-type="float" office:value="NaN">
                <text:p>NaN</text:p>
              </table:table-cell>
              <table:table-cell office:value-type="float" office:value="1343">
                <text:p>134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420e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d320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79d1c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e0021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83caff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314004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ecf00" fo:wrap-option="wrap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b1f6f" fo:wrap-option="wrap"/>
      <style:text-properties fo:color="#000000" style:text-position="0% 100%" fo:font-family="Calibri" fo:font-size="10pt" style:font-size-asian="10pt" style:font-size-complex="10pt"/>
    </style:style>
    <style:style style:name="ch1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950e" fo:wrap-option="wrap"/>
      <style:text-properties fo:color="#000000" style:text-position="0% 100%" fo:font-family="Calibri" fo:font-size="10pt" style:font-size-asian="10pt" style:font-size-complex="10pt"/>
    </style:style>
    <style:style style:name="ch1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5000b" fo:wrap-option="wrap"/>
      <style:text-properties fo:color="#000000" style:text-position="0% 100%" fo:font-family="Calibri" fo:font-size="10pt" style:font-size-asian="10pt" style:font-size-complex="10pt"/>
    </style:style>
    <style:style style:name="ch1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84d1" fo:wrap-option="wrap"/>
      <style:text-properties fo:color="#000000" style:text-position="0% 100%" fo:font-family="Calibri" fo:font-size="10pt" style:font-size-asian="10pt" style:font-size-complex="10pt"/>
    </style:style>
    <style:style style:name="ch20" style:family="chart">
      <style:graphic-properties draw:stroke="solid" svg:stroke-width="0.026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54.843cm" svg:height="18.721cm" xlink:href=".." xlink:type="simple" chart:class="chart:bar" chart:style-name="ch1">
        <chart:title svg:x="25.843cm" svg:y="0.51cm" chart:style-name="ch2">
          <text:p>Update Time (us)</text:p>
        </chart:title>
        <chart:legend chart:legend-position="end" svg:x="51.125cm" svg:y="2.695cm" style:legend-expansion="high" chart:style-name="ch3"/>
        <chart:plot-area chart:style-name="ch4" table:cell-range-address="present_G.A32:present_G.V43 present_G.B3:present_G.V3" chart:data-source-has-labels="both" svg:x="0.869cm" svg:y="0.168cm" svg:width="49.834cm" svg:height="18.552cm">
          <chart:coordinate-region svg:x="1.161cm" svg:y="0.433cm" svg:width="49.542cm" svg:height="17.658cm"/>
          <chart:axis chart:dimension="x" chart:name="primary-x" chart:style-name="ch5" chartooo:axis-type="auto">
            <chartooo:date-scale/>
            <chart:categories table:cell-range-address="present_G.A32:present_G.A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esent_G.B32:present_G.B43" chart:label-cell-address="present_G.B3:present_G.B3" chart:class="chart:bar">
            <chart:data-point chart:repeated="12"/>
          </chart:series>
          <chart:series chart:style-name="ch9" chart:values-cell-range-address="present_G.C32:present_G.C43" chart:label-cell-address="present_G.C3:present_G.C3" chart:class="chart:bar">
            <chart:data-point chart:repeated="12"/>
          </chart:series>
          <chart:series chart:style-name="ch10" chart:values-cell-range-address="present_G.D32:present_G.D43" chart:label-cell-address="present_G.D3:present_G.D3" chart:class="chart:bar">
            <chart:data-point chart:repeated="12"/>
          </chart:series>
          <chart:series chart:style-name="ch11" chart:values-cell-range-address="present_G.E32:present_G.E43" chart:label-cell-address="present_G.E3:present_G.E3" chart:class="chart:bar">
            <chart:data-point chart:repeated="12"/>
          </chart:series>
          <chart:series chart:style-name="ch12" chart:values-cell-range-address="present_G.F32:present_G.F43" chart:label-cell-address="present_G.F3:present_G.F3" chart:class="chart:bar">
            <chart:data-point chart:repeated="12"/>
          </chart:series>
          <chart:series chart:style-name="ch13" chart:values-cell-range-address="present_G.G32:present_G.G43" chart:label-cell-address="present_G.G3:present_G.G3" chart:class="chart:bar">
            <chart:data-point chart:repeated="12"/>
          </chart:series>
          <chart:series chart:style-name="ch14" chart:values-cell-range-address="present_G.H32:present_G.H43" chart:label-cell-address="present_G.H3:present_G.H3" chart:class="chart:bar">
            <chart:data-point chart:repeated="12"/>
          </chart:series>
          <chart:series chart:style-name="ch15" chart:values-cell-range-address="present_G.I32:present_G.I43" chart:label-cell-address="present_G.I3:present_G.I3" chart:class="chart:bar">
            <chart:data-point chart:repeated="12"/>
          </chart:series>
          <chart:series chart:style-name="ch16" chart:values-cell-range-address="present_G.J32:present_G.J43" chart:label-cell-address="present_G.J3:present_G.J3" chart:class="chart:bar">
            <chart:data-point chart:repeated="12"/>
          </chart:series>
          <chart:series chart:style-name="ch17" chart:values-cell-range-address="present_G.K32:present_G.K43" chart:label-cell-address="present_G.K3:present_G.K3" chart:class="chart:bar">
            <chart:data-point chart:repeated="12"/>
          </chart:series>
          <chart:series chart:style-name="ch18" chart:values-cell-range-address="present_G.L32:present_G.L43" chart:label-cell-address="present_G.L3:present_G.L3" chart:class="chart:bar">
            <chart:data-point chart:repeated="12"/>
          </chart:series>
          <chart:series chart:style-name="ch19" chart:values-cell-range-address="present_G.M32:present_G.M43" chart:label-cell-address="present_G.M3:present_G.M3" chart:class="chart:bar">
            <chart:data-point chart:repeated="12"/>
          </chart:series>
          <chart:series chart:style-name="ch8" chart:values-cell-range-address="present_G.N32:present_G.N43" chart:label-cell-address="present_G.N3:present_G.N3" chart:class="chart:bar">
            <chart:data-point chart:repeated="12"/>
          </chart:series>
          <chart:series chart:style-name="ch9" chart:values-cell-range-address="present_G.O32:present_G.O43" chart:label-cell-address="present_G.O3:present_G.O3" chart:class="chart:bar">
            <chart:data-point chart:repeated="12"/>
          </chart:series>
          <chart:series chart:style-name="ch10" chart:values-cell-range-address="present_G.P32:present_G.P43" chart:label-cell-address="present_G.P3:present_G.P3" chart:class="chart:bar">
            <chart:data-point chart:repeated="12"/>
          </chart:series>
          <chart:series chart:style-name="ch11" chart:values-cell-range-address="present_G.Q32:present_G.Q43" chart:label-cell-address="present_G.Q3:present_G.Q3" chart:class="chart:bar">
            <chart:data-point chart:repeated="12"/>
          </chart:series>
          <chart:series chart:style-name="ch12" chart:values-cell-range-address="present_G.R32:present_G.R43" chart:label-cell-address="present_G.R3:present_G.R3" chart:class="chart:bar">
            <chart:data-point chart:repeated="12"/>
          </chart:series>
          <chart:series chart:style-name="ch13" chart:values-cell-range-address="present_G.S32:present_G.S43" chart:label-cell-address="present_G.S3:present_G.S3" chart:class="chart:bar">
            <chart:data-point chart:repeated="12"/>
          </chart:series>
          <chart:series chart:style-name="ch14" chart:values-cell-range-address="present_G.T32:present_G.T43" chart:label-cell-address="present_G.T3:present_G.T3" chart:class="chart:bar">
            <chart:data-point chart:repeated="12"/>
          </chart:series>
          <chart:series chart:style-name="ch15" chart:values-cell-range-address="present_G.U32:present_G.U43" chart:label-cell-address="present_G.U3:present_G.U3" chart:class="chart:bar">
            <chart:data-point chart:repeated="12"/>
          </chart:series>
          <chart:series chart:style-name="ch16" chart:values-cell-range-address="present_G.V32:present_G.V43" chart:label-cell-address="present_G.V3:present_G.V3" chart:class="chart:bar">
            <chart:data-point chart:repeated="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tTSS</text:p>
                <draw:g>
                  <svg:desc>present_G.B3:present_G.B3</svg:desc>
                </draw:g>
              </table:table-cell>
              <table:table-cell office:value-type="string">
                <text:p>PSTSS</text:p>
                <draw:g>
                  <svg:desc>present_G.C3:present_G.C3</svg:desc>
                </draw:g>
              </table:table-cell>
              <table:table-cell office:value-type="string">
                <text:p>PartitionSort</text:p>
                <draw:g>
                  <svg:desc>present_G.D3:present_G.D3</svg:desc>
                </draw:g>
              </table:table-cell>
              <table:table-cell office:value-type="string">
                <text:p>TabTree</text:p>
                <draw:g>
                  <svg:desc>present_G.E3:present_G.E3</svg:desc>
                </draw:g>
              </table:table-cell>
              <table:table-cell office:value-type="string">
                <text:p>KSet</text:p>
                <draw:g>
                  <svg:desc>present_G.F3:present_G.F3</svg:desc>
                </draw:g>
              </table:table-cell>
              <table:table-cell office:value-type="string">
                <text:p>PT-Tree</text:p>
                <draw:g>
                  <svg:desc>present_G.G3:present_G.G3</svg:desc>
                </draw:g>
              </table:table-cell>
              <table:table-cell office:value-type="string">
                <text:p>TupleTree</text:p>
                <draw:g>
                  <svg:desc>present_G.H3:present_G.H3</svg:desc>
                </draw:g>
              </table:table-cell>
              <table:table-cell office:value-type="string">
                <text:p>KickTree</text:p>
                <draw:g>
                  <svg:desc>present_G.I3:present_G.I3</svg:desc>
                </draw:g>
              </table:table-cell>
              <table:table-cell office:value-type="string">
                <text:p>ByteCuts</text:p>
                <draw:g>
                  <svg:desc>present_G.J3:present_G.J3</svg:desc>
                </draw:g>
              </table:table-cell>
              <table:table-cell office:value-type="string">
                <text:p>TupleMerge</text:p>
                <draw:g>
                  <svg:desc>present_G.K3:present_G.K3</svg:desc>
                </draw:g>
              </table:table-cell>
              <table:table-cell office:value-type="string">
                <text:p>HybridTSS</text:p>
                <draw:g>
                  <svg:desc>present_G.L3:present_G.L3</svg:desc>
                </draw:g>
              </table:table-cell>
              <table:table-cell office:value-type="string">
                <text:p>CMT</text:p>
                <draw:g>
                  <svg:desc>present_G.M3:present_G.M3</svg:desc>
                </draw:g>
              </table:table-cell>
              <table:table-cell office:value-type="string">
                <text:p>DynamicTuple-2</text:p>
                <draw:g>
                  <svg:desc>present_G.N3:present_G.N3</svg:desc>
                </draw:g>
              </table:table-cell>
              <table:table-cell office:value-type="string">
                <text:p>DynamicTuple-5</text:p>
                <draw:g>
                  <svg:desc>present_G.O3:present_G.O3</svg:desc>
                </draw:g>
              </table:table-cell>
              <table:table-cell office:value-type="string">
                <text:p>MultilayerTuple-2</text:p>
                <draw:g>
                  <svg:desc>present_G.P3:present_G.P3</svg:desc>
                </draw:g>
              </table:table-cell>
              <table:table-cell office:value-type="string">
                <text:p>MultilayerTuple-5</text:p>
                <draw:g>
                  <svg:desc>present_G.Q3:present_G.Q3</svg:desc>
                </draw:g>
              </table:table-cell>
              <table:table-cell office:value-type="string">
                <text:p>PextCuts-2</text:p>
                <draw:g>
                  <svg:desc>present_G.R3:present_G.R3</svg:desc>
                </draw:g>
              </table:table-cell>
              <table:table-cell office:value-type="string">
                <text:p>PextCuts-5</text:p>
                <draw:g>
                  <svg:desc>present_G.S3:present_G.S3</svg:desc>
                </draw:g>
              </table:table-cell>
              <table:table-cell office:value-type="string">
                <text:p>MbitTree</text:p>
                <draw:g>
                  <svg:desc>present_G.T3:present_G.T3</svg:desc>
                </draw:g>
              </table:table-cell>
              <table:table-cell office:value-type="string">
                <text:p>Nuevomatch</text:p>
                <draw:g>
                  <svg:desc>present_G.U3:present_G.U3</svg:desc>
                </draw:g>
              </table:table-cell>
              <table:table-cell office:value-type="string">
                <text:p>HybridCuts</text:p>
                <draw:g>
                  <svg:desc>present_G.V3:present_G.V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l1_100k</text:p>
                <draw:g>
                  <svg:desc>present_G.A32:present_G.A43</svg:desc>
                </draw:g>
              </table:table-cell>
              <table:table-cell office:value-type="float" office:value="0.4371">
                <text:p>0.4371</text:p>
                <draw:g>
                  <svg:desc>present_G.B32:present_G.B43</svg:desc>
                </draw:g>
              </table:table-cell>
              <table:table-cell office:value-type="float" office:value="0.3728">
                <text:p>0.3728</text:p>
                <draw:g>
                  <svg:desc>present_G.C32:present_G.C43</svg:desc>
                </draw:g>
              </table:table-cell>
              <table:table-cell office:value-type="float" office:value="1.0782">
                <text:p>1.0782</text:p>
                <draw:g>
                  <svg:desc>present_G.D32:present_G.D43</svg:desc>
                </draw:g>
              </table:table-cell>
              <table:table-cell office:value-type="float" office:value="0.7389">
                <text:p>0.7389</text:p>
                <draw:g>
                  <svg:desc>present_G.E32:present_G.E43</svg:desc>
                </draw:g>
              </table:table-cell>
              <table:table-cell office:value-type="float" office:value="0.184">
                <text:p>0.184</text:p>
                <draw:g>
                  <svg:desc>present_G.F32:present_G.F43</svg:desc>
                </draw:g>
              </table:table-cell>
              <table:table-cell office:value-type="float" office:value="0.2209">
                <text:p>0.2209</text:p>
                <draw:g>
                  <svg:desc>present_G.G32:present_G.G43</svg:desc>
                </draw:g>
              </table:table-cell>
              <table:table-cell office:value-type="float" office:value="0.06713">
                <text:p>0.06713</text:p>
                <draw:g>
                  <svg:desc>present_G.H32:present_G.H43</svg:desc>
                </draw:g>
              </table:table-cell>
              <table:table-cell office:value-type="float" office:value="2.50629">
                <text:p>2.50629</text:p>
                <draw:g>
                  <svg:desc>present_G.I32:present_G.I43</svg:desc>
                </draw:g>
              </table:table-cell>
              <table:table-cell office:value-type="float" office:value="NaN">
                <text:p>NaN</text:p>
                <draw:g>
                  <svg:desc>present_G.J32:present_G.J43</svg:desc>
                </draw:g>
              </table:table-cell>
              <table:table-cell office:value-type="float" office:value="0.3652">
                <text:p>0.3652</text:p>
                <draw:g>
                  <svg:desc>present_G.K32:present_G.K43</svg:desc>
                </draw:g>
              </table:table-cell>
              <table:table-cell office:value-type="float" office:value="0.21958">
                <text:p>0.21958</text:p>
                <draw:g>
                  <svg:desc>present_G.L32:present_G.L43</svg:desc>
                </draw:g>
              </table:table-cell>
              <table:table-cell office:value-type="float" office:value="NaN">
                <text:p>NaN</text:p>
                <draw:g>
                  <svg:desc>present_G.M32:present_G.M43</svg:desc>
                </draw:g>
              </table:table-cell>
              <table:table-cell office:value-type="float" office:value="0.099009900990099">
                <text:p>0.099009900990099</text:p>
                <draw:g>
                  <svg:desc>present_G.N32:present_G.N43</svg:desc>
                </draw:g>
              </table:table-cell>
              <table:table-cell office:value-type="float" office:value="0.153139356814701">
                <text:p>0.153139356814701</text:p>
                <draw:g>
                  <svg:desc>present_G.O32:present_G.O43</svg:desc>
                </draw:g>
              </table:table-cell>
              <table:table-cell office:value-type="float" office:value="0.173010380622837">
                <text:p>0.173010380622837</text:p>
                <draw:g>
                  <svg:desc>present_G.P32:present_G.P43</svg:desc>
                </draw:g>
              </table:table-cell>
              <table:table-cell office:value-type="float" office:value="0.125786163522013">
                <text:p>0.125786163522013</text:p>
                <draw:g>
                  <svg:desc>present_G.Q32:present_G.Q43</svg:desc>
                </draw:g>
              </table:table-cell>
              <table:table-cell office:value-type="float" office:value="NaN">
                <text:p>NaN</text:p>
                <draw:g>
                  <svg:desc>present_G.R32:present_G.R43</svg:desc>
                </draw:g>
              </table:table-cell>
              <table:table-cell office:value-type="float" office:value="NaN">
                <text:p>NaN</text:p>
                <draw:g>
                  <svg:desc>present_G.S32:present_G.S43</svg:desc>
                </draw:g>
              </table:table-cell>
              <table:table-cell office:value-type="float" office:value="NaN">
                <text:p>NaN</text:p>
                <draw:g>
                  <svg:desc>present_G.T32:present_G.T43</svg:desc>
                </draw:g>
              </table:table-cell>
              <table:table-cell office:value-type="float" office:value="NaN">
                <text:p>NaN</text:p>
                <draw:g>
                  <svg:desc>present_G.U32:present_G.U43</svg:desc>
                </draw:g>
              </table:table-cell>
              <table:table-cell office:value-type="float" office:value="NaN">
                <text:p>NaN</text:p>
                <draw:g>
                  <svg:desc>present_G.V32:present_G.V43</svg:desc>
                </draw:g>
              </table:table-cell>
            </table:table-row>
            <table:table-row>
              <table:table-cell office:value-type="string">
                <text:p>acl2_100k</text:p>
              </table:table-cell>
              <table:table-cell office:value-type="float" office:value="1.1623">
                <text:p>1.1623</text:p>
              </table:table-cell>
              <table:table-cell office:value-type="float" office:value="0.4121">
                <text:p>0.4121</text:p>
              </table:table-cell>
              <table:table-cell office:value-type="float" office:value="1.0288">
                <text:p>1.0288</text:p>
              </table:table-cell>
              <table:table-cell office:value-type="float" office:value="0.5843">
                <text:p>0.5843</text:p>
              </table:table-cell>
              <table:table-cell office:value-type="float" office:value="0.236">
                <text:p>0.236</text:p>
              </table:table-cell>
              <table:table-cell office:value-type="float" office:value="0.0749">
                <text:p>0.0749</text:p>
              </table:table-cell>
              <table:table-cell office:value-type="float" office:value="0.12198">
                <text:p>0.12198</text:p>
              </table:table-cell>
              <table:table-cell office:value-type="float" office:value="7.095">
                <text:p>7.095</text:p>
              </table:table-cell>
              <table:table-cell office:value-type="float" office:value="NaN">
                <text:p>NaN</text:p>
              </table:table-cell>
              <table:table-cell office:value-type="float" office:value="0.60391">
                <text:p>0.60391</text:p>
              </table:table-cell>
              <table:table-cell office:value-type="float" office:value="0.45832">
                <text:p>0.45832</text:p>
              </table:table-cell>
              <table:table-cell office:value-type="float" office:value="NaN">
                <text:p>NaN</text:p>
              </table:table-cell>
              <table:table-cell office:value-type="float" office:value="0.122699386503067">
                <text:p>0.122699386503067</text:p>
              </table:table-cell>
              <table:table-cell office:value-type="float" office:value="0.21505376344086">
                <text:p>0.21505376344086</text:p>
              </table:table-cell>
              <table:table-cell office:value-type="float" office:value="0.233100233100233">
                <text:p>0.233100233100233</text:p>
              </table:table-cell>
              <table:table-cell office:value-type="float" office:value="0.195694716242661">
                <text:p>0.195694716242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cl3_100k</text:p>
              </table:table-cell>
              <table:table-cell office:value-type="float" office:value="0.3841">
                <text:p>0.3841</text:p>
              </table:table-cell>
              <table:table-cell office:value-type="float" office:value="0.3946">
                <text:p>0.3946</text:p>
              </table:table-cell>
              <table:table-cell office:value-type="float" office:value="1.0268">
                <text:p>1.0268</text:p>
              </table:table-cell>
              <table:table-cell office:value-type="float" office:value="0.7934">
                <text:p>0.7934</text:p>
              </table:table-cell>
              <table:table-cell office:value-type="float" office:value="0.185">
                <text:p>0.185</text:p>
              </table:table-cell>
              <table:table-cell office:value-type="float" office:value="0.0591">
                <text:p>0.0591</text:p>
              </table:table-cell>
              <table:table-cell office:value-type="float" office:value="0.06947">
                <text:p>0.06947</text:p>
              </table:table-cell>
              <table:table-cell office:value-type="float" office:value="1.18062">
                <text:p>1.18062</text:p>
              </table:table-cell>
              <table:table-cell office:value-type="float" office:value="NaN">
                <text:p>NaN</text:p>
              </table:table-cell>
              <table:table-cell office:value-type="float" office:value="0.37165">
                <text:p>0.37165</text:p>
              </table:table-cell>
              <table:table-cell office:value-type="float" office:value="0.24042">
                <text:p>0.24042</text:p>
              </table:table-cell>
              <table:table-cell office:value-type="float" office:value="NaN">
                <text:p>NaN</text:p>
              </table:table-cell>
              <table:table-cell office:value-type="float" office:value="0.0791139240506329">
                <text:p>0.0791139240506329</text:p>
              </table:table-cell>
              <table:table-cell office:value-type="float" office:value="0.181488203266788">
                <text:p>0.181488203266788</text:p>
              </table:table-cell>
              <table:table-cell office:value-type="float" office:value="0.149925037481259">
                <text:p>0.149925037481259</text:p>
              </table:table-cell>
              <table:table-cell office:value-type="float" office:value="0.150602409638554">
                <text:p>0.150602409638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cl4_100k</text:p>
              </table:table-cell>
              <table:table-cell office:value-type="float" office:value="0.2892">
                <text:p>0.2892</text:p>
              </table:table-cell>
              <table:table-cell office:value-type="float" office:value="0.379">
                <text:p>0.379</text:p>
              </table:table-cell>
              <table:table-cell office:value-type="float" office:value="1.0205">
                <text:p>1.0205</text:p>
              </table:table-cell>
              <table:table-cell office:value-type="float" office:value="0.6622">
                <text:p>0.6622</text:p>
              </table:table-cell>
              <table:table-cell office:value-type="float" office:value="0.234">
                <text:p>0.234</text:p>
              </table:table-cell>
              <table:table-cell office:value-type="float" office:value="0.0676">
                <text:p>0.0676</text:p>
              </table:table-cell>
              <table:table-cell office:value-type="float" office:value="0.07092">
                <text:p>0.07092</text:p>
              </table:table-cell>
              <table:table-cell office:value-type="float" office:value="1.3326">
                <text:p>1.3326</text:p>
              </table:table-cell>
              <table:table-cell office:value-type="float" office:value="NaN">
                <text:p>NaN</text:p>
              </table:table-cell>
              <table:table-cell office:value-type="float" office:value="0.38646">
                <text:p>0.38646</text:p>
              </table:table-cell>
              <table:table-cell office:value-type="float" office:value="0.21022">
                <text:p>0.21022</text:p>
              </table:table-cell>
              <table:table-cell office:value-type="float" office:value="NaN">
                <text:p>NaN</text:p>
              </table:table-cell>
              <table:table-cell office:value-type="float" office:value="0.0775795190069822">
                <text:p>0.0775795190069822</text:p>
              </table:table-cell>
              <table:table-cell office:value-type="float" office:value="0.191204588910134">
                <text:p>0.191204588910134</text:p>
              </table:table-cell>
              <table:table-cell office:value-type="float" office:value="0.144508670520231">
                <text:p>0.144508670520231</text:p>
              </table:table-cell>
              <table:table-cell office:value-type="float" office:value="0.134952766531714">
                <text:p>0.134952766531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cl5_100k</text:p>
              </table:table-cell>
              <table:table-cell office:value-type="float" office:value="0.3338">
                <text:p>0.3338</text:p>
              </table:table-cell>
              <table:table-cell office:value-type="float" office:value="0.3666">
                <text:p>0.3666</text:p>
              </table:table-cell>
              <table:table-cell office:value-type="float" office:value="1.062">
                <text:p>1.062</text:p>
              </table:table-cell>
              <table:table-cell office:value-type="float" office:value="0.7629">
                <text:p>0.7629</text:p>
              </table:table-cell>
              <table:table-cell office:value-type="float" office:value="0.199">
                <text:p>0.199</text:p>
              </table:table-cell>
              <table:table-cell office:value-type="float" office:value="0.06616">
                <text:p>0.06616</text:p>
              </table:table-cell>
              <table:table-cell office:value-type="float" office:value="0.07381">
                <text:p>0.07381</text:p>
              </table:table-cell>
              <table:table-cell office:value-type="float" office:value="0.95821">
                <text:p>0.95821</text:p>
              </table:table-cell>
              <table:table-cell office:value-type="float" office:value="NaN">
                <text:p>NaN</text:p>
              </table:table-cell>
              <table:table-cell office:value-type="float" office:value="0.33755">
                <text:p>0.33755</text:p>
              </table:table-cell>
              <table:table-cell office:value-type="float" office:value="0.24564">
                <text:p>0.24564</text:p>
              </table:table-cell>
              <table:table-cell office:value-type="float" office:value="NaN">
                <text:p>NaN</text:p>
              </table:table-cell>
              <table:table-cell office:value-type="float" office:value="0.0979431929480901">
                <text:p>0.0979431929480901</text:p>
              </table:table-cell>
              <table:table-cell office:value-type="float" office:value="0.163398692810458">
                <text:p>0.163398692810458</text:p>
              </table:table-cell>
              <table:table-cell office:value-type="float" office:value="0.153139356814701">
                <text:p>0.153139356814701</text:p>
              </table:table-cell>
              <table:table-cell office:value-type="float" office:value="0.136054421768707">
                <text:p>0.136054421768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w1_100k</text:p>
              </table:table-cell>
              <table:table-cell office:value-type="float" office:value="0.2443">
                <text:p>0.2443</text:p>
              </table:table-cell>
              <table:table-cell office:value-type="float" office:value="0.368">
                <text:p>0.368</text:p>
              </table:table-cell>
              <table:table-cell office:value-type="float" office:value="0.9797">
                <text:p>0.9797</text:p>
              </table:table-cell>
              <table:table-cell office:value-type="float" office:value="0.5428">
                <text:p>0.5428</text:p>
              </table:table-cell>
              <table:table-cell office:value-type="float" office:value="0.21">
                <text:p>0.21</text:p>
              </table:table-cell>
              <table:table-cell office:value-type="float" office:value="0.04507">
                <text:p>0.04507</text:p>
              </table:table-cell>
              <table:table-cell office:value-type="float" office:value="0.07053">
                <text:p>0.07053</text:p>
              </table:table-cell>
              <table:table-cell office:value-type="float" office:value="1.67911">
                <text:p>1.67911</text:p>
              </table:table-cell>
              <table:table-cell office:value-type="float" office:value="NaN">
                <text:p>NaN</text:p>
              </table:table-cell>
              <table:table-cell office:value-type="float" office:value="0.78534">
                <text:p>0.78534</text:p>
              </table:table-cell>
              <table:table-cell office:value-type="float" office:value="0.27636">
                <text:p>0.27636</text:p>
              </table:table-cell>
              <table:table-cell office:value-type="float" office:value="NaN">
                <text:p>NaN</text:p>
              </table:table-cell>
              <table:table-cell office:value-type="float" office:value="0.101936799184506">
                <text:p>0.101936799184506</text:p>
              </table:table-cell>
              <table:table-cell office:value-type="float" office:value="0.178890876565295">
                <text:p>0.178890876565295</text:p>
              </table:table-cell>
              <table:table-cell office:value-type="float" office:value="0.164744645799012">
                <text:p>0.164744645799012</text:p>
              </table:table-cell>
              <table:table-cell office:value-type="float" office:value="0.209643605870021">
                <text:p>0.20964360587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w2_100k</text:p>
              </table:table-cell>
              <table:table-cell office:value-type="float" office:value="0.2815">
                <text:p>0.2815</text:p>
              </table:table-cell>
              <table:table-cell office:value-type="float" office:value="0.3673">
                <text:p>0.3673</text:p>
              </table:table-cell>
              <table:table-cell office:value-type="float" office:value="1.0175">
                <text:p>1.0175</text:p>
              </table:table-cell>
              <table:table-cell office:value-type="float" office:value="0.877">
                <text:p>0.877</text:p>
              </table:table-cell>
              <table:table-cell office:value-type="float" office:value="0.199">
                <text:p>0.199</text:p>
              </table:table-cell>
              <table:table-cell office:value-type="float" office:value="0.04123">
                <text:p>0.04123</text:p>
              </table:table-cell>
              <table:table-cell office:value-type="float" office:value="0.06969">
                <text:p>0.06969</text:p>
              </table:table-cell>
              <table:table-cell office:value-type="float" office:value="2.17867">
                <text:p>2.17867</text:p>
              </table:table-cell>
              <table:table-cell office:value-type="float" office:value="NaN">
                <text:p>NaN</text:p>
              </table:table-cell>
              <table:table-cell office:value-type="float" office:value="0.32136">
                <text:p>0.32136</text:p>
              </table:table-cell>
              <table:table-cell office:value-type="float" office:value="0.23613">
                <text:p>0.23613</text:p>
              </table:table-cell>
              <table:table-cell office:value-type="float" office:value="NaN">
                <text:p>NaN</text:p>
              </table:table-cell>
              <table:table-cell office:value-type="float" office:value="0.0848896434634975">
                <text:p>0.0848896434634975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0.134408602150538">
                <text:p>0.134408602150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w3_100k</text:p>
              </table:table-cell>
              <table:table-cell office:value-type="float" office:value="0.2372">
                <text:p>0.2372</text:p>
              </table:table-cell>
              <table:table-cell office:value-type="float" office:value="0.3343">
                <text:p>0.3343</text:p>
              </table:table-cell>
              <table:table-cell office:value-type="float" office:value="0.9571">
                <text:p>0.9571</text:p>
              </table:table-cell>
              <table:table-cell office:value-type="float" office:value="0.649">
                <text:p>0.649</text:p>
              </table:table-cell>
              <table:table-cell office:value-type="float" office:value="0.217">
                <text:p>0.217</text:p>
              </table:table-cell>
              <table:table-cell office:value-type="float" office:value="0.0607">
                <text:p>0.0607</text:p>
              </table:table-cell>
              <table:table-cell office:value-type="float" office:value="0.07279">
                <text:p>0.07279</text:p>
              </table:table-cell>
              <table:table-cell office:value-type="float" office:value="2.4405">
                <text:p>2.4405</text:p>
              </table:table-cell>
              <table:table-cell office:value-type="float" office:value="NaN">
                <text:p>NaN</text:p>
              </table:table-cell>
              <table:table-cell office:value-type="float" office:value="0.50093">
                <text:p>0.50093</text:p>
              </table:table-cell>
              <table:table-cell office:value-type="float" office:value="0.2809">
                <text:p>0.2809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16025641025641">
                <text:p>0.16025641025641</text:p>
              </table:table-cell>
              <table:table-cell office:value-type="float" office:value="0.165562913907285">
                <text:p>0.165562913907285</text:p>
              </table:table-cell>
              <table:table-cell office:value-type="float" office:value="0.239234449760766">
                <text:p>0.239234449760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w4_100k</text:p>
              </table:table-cell>
              <table:table-cell office:value-type="float" office:value="0.2247">
                <text:p>0.2247</text:p>
              </table:table-cell>
              <table:table-cell office:value-type="float" office:value="0.435">
                <text:p>0.435</text:p>
              </table:table-cell>
              <table:table-cell office:value-type="float" office:value="1.0367">
                <text:p>1.0367</text:p>
              </table:table-cell>
              <table:table-cell office:value-type="float" office:value="0.4817">
                <text:p>0.4817</text:p>
              </table:table-cell>
              <table:table-cell office:value-type="float" office:value="0.202">
                <text:p>0.202</text:p>
              </table:table-cell>
              <table:table-cell office:value-type="float" office:value="0.069">
                <text:p>0.069</text:p>
              </table:table-cell>
              <table:table-cell office:value-type="float" office:value="0.06913">
                <text:p>0.06913</text:p>
              </table:table-cell>
              <table:table-cell office:value-type="float" office:value="3.67994">
                <text:p>3.67994</text:p>
              </table:table-cell>
              <table:table-cell office:value-type="float" office:value="NaN">
                <text:p>NaN</text:p>
              </table:table-cell>
              <table:table-cell office:value-type="float" office:value="1.78355">
                <text:p>1.78355</text:p>
              </table:table-cell>
              <table:table-cell office:value-type="float" office:value="0.21942">
                <text:p>0.21942</text:p>
              </table:table-cell>
              <table:table-cell office:value-type="float" office:value="NaN">
                <text:p>NaN</text:p>
              </table:table-cell>
              <table:table-cell office:value-type="float" office:value="0.0754147812971342">
                <text:p>0.0754147812971342</text:p>
              </table:table-cell>
              <table:table-cell office:value-type="float" office:value="0.209205020920502">
                <text:p>0.209205020920502</text:p>
              </table:table-cell>
              <table:table-cell office:value-type="float" office:value="0.317460317460317">
                <text:p>0.317460317460317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w5_100k</text:p>
              </table:table-cell>
              <table:table-cell office:value-type="float" office:value="0.2405">
                <text:p>0.2405</text:p>
              </table:table-cell>
              <table:table-cell office:value-type="float" office:value="0.359">
                <text:p>0.359</text:p>
              </table:table-cell>
              <table:table-cell office:value-type="float" office:value="0.979">
                <text:p>0.979</text:p>
              </table:table-cell>
              <table:table-cell office:value-type="float" office:value="0.693">
                <text:p>0.693</text:p>
              </table:table-cell>
              <table:table-cell office:value-type="float" office:value="0.199">
                <text:p>0.199</text:p>
              </table:table-cell>
              <table:table-cell office:value-type="float" office:value="0.06">
                <text:p>0.06</text:p>
              </table:table-cell>
              <table:table-cell office:value-type="float" office:value="0.07164">
                <text:p>0.07164</text:p>
              </table:table-cell>
              <table:table-cell office:value-type="float" office:value="1.84617">
                <text:p>1.84617</text:p>
              </table:table-cell>
              <table:table-cell office:value-type="float" office:value="NaN">
                <text:p>NaN</text:p>
              </table:table-cell>
              <table:table-cell office:value-type="float" office:value="0.65213">
                <text:p>0.65213</text:p>
              </table:table-cell>
              <table:table-cell office:value-type="float" office:value="0.23715">
                <text:p>0.23715</text:p>
              </table:table-cell>
              <table:table-cell office:value-type="float" office:value="NaN">
                <text:p>NaN</text:p>
              </table:table-cell>
              <table:table-cell office:value-type="float" office:value="0.0980392156862745">
                <text:p>0.0980392156862745</text:p>
              </table:table-cell>
              <table:table-cell office:value-type="float" office:value="0.152439024390244">
                <text:p>0.152439024390244</text:p>
              </table:table-cell>
              <table:table-cell office:value-type="float" office:value="0.204081632653061">
                <text:p>0.204081632653061</text:p>
              </table:table-cell>
              <table:table-cell office:value-type="float" office:value="0.194174757281553">
                <text:p>0.19417475728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pc1_100k</text:p>
              </table:table-cell>
              <table:table-cell office:value-type="float" office:value="0.3961">
                <text:p>0.3961</text:p>
              </table:table-cell>
              <table:table-cell office:value-type="float" office:value="0.461">
                <text:p>0.461</text:p>
              </table:table-cell>
              <table:table-cell office:value-type="float" office:value="1.0284">
                <text:p>1.0284</text:p>
              </table:table-cell>
              <table:table-cell office:value-type="float" office:value="0.8096">
                <text:p>0.8096</text:p>
              </table:table-cell>
              <table:table-cell office:value-type="float" office:value="0.188">
                <text:p>0.188</text:p>
              </table:table-cell>
              <table:table-cell office:value-type="float" office:value="0.0411">
                <text:p>0.0411</text:p>
              </table:table-cell>
              <table:table-cell office:value-type="float" office:value="0.06888">
                <text:p>0.06888</text:p>
              </table:table-cell>
              <table:table-cell office:value-type="float" office:value="1.749">
                <text:p>1.749</text:p>
              </table:table-cell>
              <table:table-cell office:value-type="float" office:value="NaN">
                <text:p>NaN</text:p>
              </table:table-cell>
              <table:table-cell office:value-type="float" office:value="0.36666">
                <text:p>0.36666</text:p>
              </table:table-cell>
              <table:table-cell office:value-type="float" office:value="0.20049">
                <text:p>0.20049</text:p>
              </table:table-cell>
              <table:table-cell office:value-type="float" office:value="NaN">
                <text:p>NaN</text:p>
              </table:table-cell>
              <table:table-cell office:value-type="float" office:value="0.0749063670411985">
                <text:p>0.0749063670411985</text:p>
              </table:table-cell>
              <table:table-cell office:value-type="float" office:value="0.157977883096367">
                <text:p>0.157977883096367</text:p>
              </table:table-cell>
              <table:table-cell office:value-type="float" office:value="0.156494522691706">
                <text:p>0.156494522691706</text:p>
              </table:table-cell>
              <table:table-cell office:value-type="float" office:value="0.127551020408163">
                <text:p>0.127551020408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pc2_100k</text:p>
              </table:table-cell>
              <table:table-cell office:value-type="float" office:value="0.2746">
                <text:p>0.2746</text:p>
              </table:table-cell>
              <table:table-cell office:value-type="float" office:value="0.4523">
                <text:p>0.4523</text:p>
              </table:table-cell>
              <table:table-cell office:value-type="float" office:value="0.9833">
                <text:p>0.9833</text:p>
              </table:table-cell>
              <table:table-cell office:value-type="float" office:value="0.7696">
                <text:p>0.7696</text:p>
              </table:table-cell>
              <table:table-cell office:value-type="float" office:value="0.218">
                <text:p>0.218</text:p>
              </table:table-cell>
              <table:table-cell office:value-type="float" office:value="0.06113">
                <text:p>0.06113</text:p>
              </table:table-cell>
              <table:table-cell office:value-type="float" office:value="0.06871">
                <text:p>0.06871</text:p>
              </table:table-cell>
              <table:table-cell office:value-type="float" office:value="2.1103">
                <text:p>2.1103</text:p>
              </table:table-cell>
              <table:table-cell office:value-type="float" office:value="NaN">
                <text:p>NaN</text:p>
              </table:table-cell>
              <table:table-cell office:value-type="float" office:value="0.30553">
                <text:p>0.30553</text:p>
              </table:table-cell>
              <table:table-cell office:value-type="float" office:value="0.21033">
                <text:p>0.21033</text:p>
              </table:table-cell>
              <table:table-cell office:value-type="float" office:value="NaN">
                <text:p>NaN</text:p>
              </table:table-cell>
              <table:table-cell office:value-type="float" office:value="0.0955109837631328">
                <text:p>0.0955109837631328</text:p>
              </table:table-cell>
              <table:table-cell office:value-type="float" office:value="0.124069478908189">
                <text:p>0.124069478908189</text:p>
              </table:table-cell>
              <table:table-cell office:value-type="float" office:value="0.154798761609907">
                <text:p>0.154798761609907</text:p>
              </table:table-cell>
              <table:table-cell office:value-type="float" office:value="0.0868809730668984">
                <text:p>0.0868809730668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420e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d320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79d1c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e0021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83caff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314004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ecf00" fo:wrap-option="wrap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b1f6f" fo:wrap-option="wrap"/>
      <style:text-properties fo:color="#000000" style:text-position="0% 100%" fo:font-family="Calibri" fo:font-size="10pt" style:font-size-asian="10pt" style:font-size-complex="10pt"/>
    </style:style>
    <style:style style:name="ch1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950e" fo:wrap-option="wrap"/>
      <style:text-properties fo:color="#000000" style:text-position="0% 100%" fo:font-family="Calibri" fo:font-size="10pt" style:font-size-asian="10pt" style:font-size-complex="10pt"/>
    </style:style>
    <style:style style:name="ch1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5000b" fo:wrap-option="wrap"/>
      <style:text-properties fo:color="#000000" style:text-position="0% 100%" fo:font-family="Calibri" fo:font-size="10pt" style:font-size-asian="10pt" style:font-size-complex="10pt"/>
    </style:style>
    <style:style style:name="ch1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84d1" fo:wrap-option="wrap"/>
      <style:text-properties fo:color="#000000" style:text-position="0% 100%" fo:font-family="Calibri" fo:font-size="10pt" style:font-size-asian="10pt" style:font-size-complex="10pt"/>
    </style:style>
    <style:style style:name="ch20" style:family="chart">
      <style:graphic-properties draw:stroke="solid" svg:stroke-width="0.026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54.995cm" svg:height="18.439cm" xlink:href=".." xlink:type="simple" chart:class="chart:bar" chart:style-name="ch1">
        <chart:title svg:x="26.226cm" svg:y="0.504cm" chart:style-name="ch2">
          <text:p>Build Time (s)</text:p>
        </chart:title>
        <chart:legend chart:legend-position="end" svg:x="51.277cm" svg:y="2.554cm" style:legend-expansion="high" chart:style-name="ch3"/>
        <chart:plot-area chart:style-name="ch4" table:cell-range-address="present_G.A46:present_G.V57 present_G.B3:present_G.V3" chart:data-source-has-labels="both" svg:x="0.496cm" svg:y="0.365cm" svg:width="50.466cm" svg:height="17.7cm">
          <chart:coordinate-region svg:x="1.359cm" svg:y="0.631cm" svg:width="49.603cm" svg:height="16.805cm"/>
          <chart:axis chart:dimension="x" chart:name="primary-x" chart:style-name="ch5" chartooo:axis-type="auto">
            <chartooo:date-scale/>
            <chart:categories table:cell-range-address="present_G.A46:present_G.A5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esent_G.B46:present_G.B57" chart:label-cell-address="present_G.B3:present_G.B3" chart:class="chart:bar">
            <chart:data-point chart:repeated="12"/>
          </chart:series>
          <chart:series chart:style-name="ch9" chart:values-cell-range-address="present_G.C46:present_G.C57" chart:label-cell-address="present_G.C3:present_G.C3" chart:class="chart:bar">
            <chart:data-point chart:repeated="12"/>
          </chart:series>
          <chart:series chart:style-name="ch10" chart:values-cell-range-address="present_G.D46:present_G.D57" chart:label-cell-address="present_G.D3:present_G.D3" chart:class="chart:bar">
            <chart:data-point chart:repeated="12"/>
          </chart:series>
          <chart:series chart:style-name="ch11" chart:values-cell-range-address="present_G.E46:present_G.E57" chart:label-cell-address="present_G.E3:present_G.E3" chart:class="chart:bar">
            <chart:data-point chart:repeated="12"/>
          </chart:series>
          <chart:series chart:style-name="ch12" chart:values-cell-range-address="present_G.F46:present_G.F57" chart:label-cell-address="present_G.F3:present_G.F3" chart:class="chart:bar">
            <chart:data-point chart:repeated="12"/>
          </chart:series>
          <chart:series chart:style-name="ch13" chart:values-cell-range-address="present_G.G46:present_G.G57" chart:label-cell-address="present_G.G3:present_G.G3" chart:class="chart:bar">
            <chart:data-point chart:repeated="12"/>
          </chart:series>
          <chart:series chart:style-name="ch14" chart:values-cell-range-address="present_G.H46:present_G.H57" chart:label-cell-address="present_G.H3:present_G.H3" chart:class="chart:bar">
            <chart:data-point chart:repeated="12"/>
          </chart:series>
          <chart:series chart:style-name="ch15" chart:values-cell-range-address="present_G.I46:present_G.I57" chart:label-cell-address="present_G.I3:present_G.I3" chart:class="chart:bar">
            <chart:data-point chart:repeated="12"/>
          </chart:series>
          <chart:series chart:style-name="ch16" chart:values-cell-range-address="present_G.J46:present_G.J57" chart:label-cell-address="present_G.J3:present_G.J3" chart:class="chart:bar">
            <chart:data-point chart:repeated="12"/>
          </chart:series>
          <chart:series chart:style-name="ch17" chart:values-cell-range-address="present_G.K46:present_G.K57" chart:label-cell-address="present_G.K3:present_G.K3" chart:class="chart:bar">
            <chart:data-point chart:repeated="12"/>
          </chart:series>
          <chart:series chart:style-name="ch18" chart:values-cell-range-address="present_G.L46:present_G.L57" chart:label-cell-address="present_G.L3:present_G.L3" chart:class="chart:bar">
            <chart:data-point chart:repeated="12"/>
          </chart:series>
          <chart:series chart:style-name="ch19" chart:values-cell-range-address="present_G.M46:present_G.M57" chart:label-cell-address="present_G.M3:present_G.M3" chart:class="chart:bar">
            <chart:data-point chart:repeated="12"/>
          </chart:series>
          <chart:series chart:style-name="ch8" chart:values-cell-range-address="present_G.N46:present_G.N57" chart:label-cell-address="present_G.N3:present_G.N3" chart:class="chart:bar">
            <chart:data-point chart:repeated="12"/>
          </chart:series>
          <chart:series chart:style-name="ch9" chart:values-cell-range-address="present_G.O46:present_G.O57" chart:label-cell-address="present_G.O3:present_G.O3" chart:class="chart:bar">
            <chart:data-point chart:repeated="12"/>
          </chart:series>
          <chart:series chart:style-name="ch10" chart:values-cell-range-address="present_G.P46:present_G.P57" chart:label-cell-address="present_G.P3:present_G.P3" chart:class="chart:bar">
            <chart:data-point chart:repeated="12"/>
          </chart:series>
          <chart:series chart:style-name="ch11" chart:values-cell-range-address="present_G.Q46:present_G.Q57" chart:label-cell-address="present_G.Q3:present_G.Q3" chart:class="chart:bar">
            <chart:data-point chart:repeated="12"/>
          </chart:series>
          <chart:series chart:style-name="ch12" chart:values-cell-range-address="present_G.R46:present_G.R57" chart:label-cell-address="present_G.R3:present_G.R3" chart:class="chart:bar">
            <chart:data-point chart:repeated="12"/>
          </chart:series>
          <chart:series chart:style-name="ch13" chart:values-cell-range-address="present_G.S46:present_G.S57" chart:label-cell-address="present_G.S3:present_G.S3" chart:class="chart:bar">
            <chart:data-point chart:repeated="12"/>
          </chart:series>
          <chart:series chart:style-name="ch14" chart:values-cell-range-address="present_G.T46:present_G.T57" chart:label-cell-address="present_G.T3:present_G.T3" chart:class="chart:bar">
            <chart:data-point chart:repeated="12"/>
          </chart:series>
          <chart:series chart:style-name="ch15" chart:values-cell-range-address="present_G.U46:present_G.U57" chart:label-cell-address="present_G.U3:present_G.U3" chart:class="chart:bar">
            <chart:data-point chart:repeated="12"/>
          </chart:series>
          <chart:series chart:style-name="ch16" chart:values-cell-range-address="present_G.V46:present_G.V57" chart:label-cell-address="present_G.V3:present_G.V3" chart:class="chart:bar">
            <chart:data-point chart:repeated="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tTSS</text:p>
                <draw:g>
                  <svg:desc>present_G.B3:present_G.B3</svg:desc>
                </draw:g>
              </table:table-cell>
              <table:table-cell office:value-type="string">
                <text:p>PSTSS</text:p>
                <draw:g>
                  <svg:desc>present_G.C3:present_G.C3</svg:desc>
                </draw:g>
              </table:table-cell>
              <table:table-cell office:value-type="string">
                <text:p>PartitionSort</text:p>
                <draw:g>
                  <svg:desc>present_G.D3:present_G.D3</svg:desc>
                </draw:g>
              </table:table-cell>
              <table:table-cell office:value-type="string">
                <text:p>TabTree</text:p>
                <draw:g>
                  <svg:desc>present_G.E3:present_G.E3</svg:desc>
                </draw:g>
              </table:table-cell>
              <table:table-cell office:value-type="string">
                <text:p>KSet</text:p>
                <draw:g>
                  <svg:desc>present_G.F3:present_G.F3</svg:desc>
                </draw:g>
              </table:table-cell>
              <table:table-cell office:value-type="string">
                <text:p>PT-Tree</text:p>
                <draw:g>
                  <svg:desc>present_G.G3:present_G.G3</svg:desc>
                </draw:g>
              </table:table-cell>
              <table:table-cell office:value-type="string">
                <text:p>TupleTree</text:p>
                <draw:g>
                  <svg:desc>present_G.H3:present_G.H3</svg:desc>
                </draw:g>
              </table:table-cell>
              <table:table-cell office:value-type="string">
                <text:p>KickTree</text:p>
                <draw:g>
                  <svg:desc>present_G.I3:present_G.I3</svg:desc>
                </draw:g>
              </table:table-cell>
              <table:table-cell office:value-type="string">
                <text:p>ByteCuts</text:p>
                <draw:g>
                  <svg:desc>present_G.J3:present_G.J3</svg:desc>
                </draw:g>
              </table:table-cell>
              <table:table-cell office:value-type="string">
                <text:p>TupleMerge</text:p>
                <draw:g>
                  <svg:desc>present_G.K3:present_G.K3</svg:desc>
                </draw:g>
              </table:table-cell>
              <table:table-cell office:value-type="string">
                <text:p>HybridTSS</text:p>
                <draw:g>
                  <svg:desc>present_G.L3:present_G.L3</svg:desc>
                </draw:g>
              </table:table-cell>
              <table:table-cell office:value-type="string">
                <text:p>CMT</text:p>
                <draw:g>
                  <svg:desc>present_G.M3:present_G.M3</svg:desc>
                </draw:g>
              </table:table-cell>
              <table:table-cell office:value-type="string">
                <text:p>DynamicTuple-2</text:p>
                <draw:g>
                  <svg:desc>present_G.N3:present_G.N3</svg:desc>
                </draw:g>
              </table:table-cell>
              <table:table-cell office:value-type="string">
                <text:p>DynamicTuple-5</text:p>
                <draw:g>
                  <svg:desc>present_G.O3:present_G.O3</svg:desc>
                </draw:g>
              </table:table-cell>
              <table:table-cell office:value-type="string">
                <text:p>MultilayerTuple-2</text:p>
                <draw:g>
                  <svg:desc>present_G.P3:present_G.P3</svg:desc>
                </draw:g>
              </table:table-cell>
              <table:table-cell office:value-type="string">
                <text:p>MultilayerTuple-5</text:p>
                <draw:g>
                  <svg:desc>present_G.Q3:present_G.Q3</svg:desc>
                </draw:g>
              </table:table-cell>
              <table:table-cell office:value-type="string">
                <text:p>PextCuts-2</text:p>
                <draw:g>
                  <svg:desc>present_G.R3:present_G.R3</svg:desc>
                </draw:g>
              </table:table-cell>
              <table:table-cell office:value-type="string">
                <text:p>PextCuts-5</text:p>
                <draw:g>
                  <svg:desc>present_G.S3:present_G.S3</svg:desc>
                </draw:g>
              </table:table-cell>
              <table:table-cell office:value-type="string">
                <text:p>MbitTree</text:p>
                <draw:g>
                  <svg:desc>present_G.T3:present_G.T3</svg:desc>
                </draw:g>
              </table:table-cell>
              <table:table-cell office:value-type="string">
                <text:p>Nuevomatch</text:p>
                <draw:g>
                  <svg:desc>present_G.U3:present_G.U3</svg:desc>
                </draw:g>
              </table:table-cell>
              <table:table-cell office:value-type="string">
                <text:p>HybridCuts</text:p>
                <draw:g>
                  <svg:desc>present_G.V3:present_G.V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l1_100k</text:p>
                <draw:g>
                  <svg:desc>present_G.A46:present_G.A57</svg:desc>
                </draw:g>
              </table:table-cell>
              <table:table-cell office:value-type="float" office:value="0.59926">
                <text:p>0.59926</text:p>
                <draw:g>
                  <svg:desc>present_G.B46:present_G.B57</svg:desc>
                </draw:g>
              </table:table-cell>
              <table:table-cell office:value-type="float" office:value="0.02867">
                <text:p>0.02867</text:p>
                <draw:g>
                  <svg:desc>present_G.C46:present_G.C57</svg:desc>
                </draw:g>
              </table:table-cell>
              <table:table-cell office:value-type="float" office:value="0.0476">
                <text:p>0.0476</text:p>
                <draw:g>
                  <svg:desc>present_G.D46:present_G.D57</svg:desc>
                </draw:g>
              </table:table-cell>
              <table:table-cell office:value-type="float" office:value="0.15307">
                <text:p>0.15307</text:p>
                <draw:g>
                  <svg:desc>present_G.E46:present_G.E57</svg:desc>
                </draw:g>
              </table:table-cell>
              <table:table-cell office:value-type="float" office:value="0.01354">
                <text:p>0.01354</text:p>
                <draw:g>
                  <svg:desc>present_G.F46:present_G.F57</svg:desc>
                </draw:g>
              </table:table-cell>
              <table:table-cell office:value-type="float" office:value="13.49">
                <text:p>13.49</text:p>
                <draw:g>
                  <svg:desc>present_G.G46:present_G.G57</svg:desc>
                </draw:g>
              </table:table-cell>
              <table:table-cell office:value-type="float" office:value="0.11792">
                <text:p>0.11792</text:p>
                <draw:g>
                  <svg:desc>present_G.H46:present_G.H57</svg:desc>
                </draw:g>
              </table:table-cell>
              <table:table-cell office:value-type="float" office:value="2.667">
                <text:p>2.667</text:p>
                <draw:g>
                  <svg:desc>present_G.I46:present_G.I57</svg:desc>
                </draw:g>
              </table:table-cell>
              <table:table-cell office:value-type="float" office:value="16.95">
                <text:p>16.95</text:p>
                <draw:g>
                  <svg:desc>present_G.J46:present_G.J57</svg:desc>
                </draw:g>
              </table:table-cell>
              <table:table-cell office:value-type="float" office:value="0.07532">
                <text:p>0.07532</text:p>
                <draw:g>
                  <svg:desc>present_G.K46:present_G.K57</svg:desc>
                </draw:g>
              </table:table-cell>
              <table:table-cell office:value-type="float" office:value="963">
                <text:p>963</text:p>
                <draw:g>
                  <svg:desc>present_G.L46:present_G.L57</svg:desc>
                </draw:g>
              </table:table-cell>
              <table:table-cell office:value-type="float" office:value="0.1866">
                <text:p>0.1866</text:p>
                <draw:g>
                  <svg:desc>present_G.M46:present_G.M57</svg:desc>
                </draw:g>
              </table:table-cell>
              <table:table-cell office:value-type="float" office:value="0.96">
                <text:p>0.96</text:p>
                <draw:g>
                  <svg:desc>present_G.N46:present_G.N57</svg:desc>
                </draw:g>
              </table:table-cell>
              <table:table-cell office:value-type="float" office:value="1.4">
                <text:p>1.4</text:p>
                <draw:g>
                  <svg:desc>present_G.O46:present_G.O57</svg:desc>
                </draw:g>
              </table:table-cell>
              <table:table-cell office:value-type="float" office:value="0.02">
                <text:p>0.02</text:p>
                <draw:g>
                  <svg:desc>present_G.P46:present_G.P57</svg:desc>
                </draw:g>
              </table:table-cell>
              <table:table-cell office:value-type="float" office:value="0.01">
                <text:p>0.01</text:p>
                <draw:g>
                  <svg:desc>present_G.Q46:present_G.Q57</svg:desc>
                </draw:g>
              </table:table-cell>
              <table:table-cell office:value-type="float" office:value="1.43">
                <text:p>1.43</text:p>
                <draw:g>
                  <svg:desc>present_G.R46:present_G.R57</svg:desc>
                </draw:g>
              </table:table-cell>
              <table:table-cell office:value-type="float" office:value="2.3">
                <text:p>2.3</text:p>
                <draw:g>
                  <svg:desc>present_G.S46:present_G.S57</svg:desc>
                </draw:g>
              </table:table-cell>
              <table:table-cell office:value-type="float" office:value="0.41974">
                <text:p>0.41974</text:p>
                <draw:g>
                  <svg:desc>present_G.T46:present_G.T57</svg:desc>
                </draw:g>
              </table:table-cell>
              <table:table-cell office:value-type="float" office:value="110.47">
                <text:p>110.47</text:p>
                <draw:g>
                  <svg:desc>present_G.U46:present_G.U57</svg:desc>
                </draw:g>
              </table:table-cell>
              <table:table-cell office:value-type="float" office:value="NaN">
                <text:p>NaN</text:p>
                <draw:g>
                  <svg:desc>present_G.V46:present_G.V57</svg:desc>
                </draw:g>
              </table:table-cell>
            </table:table-row>
            <table:table-row>
              <table:table-cell office:value-type="string">
                <text:p>acl2_100k</text:p>
              </table:table-cell>
              <table:table-cell office:value-type="float" office:value="0.49194">
                <text:p>0.49194</text:p>
              </table:table-cell>
              <table:table-cell office:value-type="float" office:value="0.02429">
                <text:p>0.02429</text:p>
              </table:table-cell>
              <table:table-cell office:value-type="float" office:value="0.04405">
                <text:p>0.04405</text:p>
              </table:table-cell>
              <table:table-cell office:value-type="float" office:value="0.13299">
                <text:p>0.13299</text:p>
              </table:table-cell>
              <table:table-cell office:value-type="float" office:value="0.02052">
                <text:p>0.02052</text:p>
              </table:table-cell>
              <table:table-cell office:value-type="float" office:value="2.17">
                <text:p>2.17</text:p>
              </table:table-cell>
              <table:table-cell office:value-type="float" office:value="0.12704">
                <text:p>0.12704</text:p>
              </table:table-cell>
              <table:table-cell office:value-type="float" office:value="5.172">
                <text:p>5.172</text:p>
              </table:table-cell>
              <table:table-cell office:value-type="float" office:value="17.02">
                <text:p>17.02</text:p>
              </table:table-cell>
              <table:table-cell office:value-type="float" office:value="0.06904">
                <text:p>0.06904</text:p>
              </table:table-cell>
              <table:table-cell office:value-type="float" office:value="932">
                <text:p>932</text:p>
              </table:table-cell>
              <table:table-cell office:value-type="float" office:value="0.1291">
                <text:p>0.1291</text:p>
              </table:table-cell>
              <table:table-cell office:value-type="float" office:value="3.48">
                <text:p>3.48</text:p>
              </table:table-cell>
              <table:table-cell office:value-type="float" office:value="6.48">
                <text:p>6.48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13.24">
                <text:p>13.24</text:p>
              </table:table-cell>
              <table:table-cell office:value-type="float" office:value="21.27">
                <text:p>21.27</text:p>
              </table:table-cell>
              <table:table-cell office:value-type="float" office:value="0.55115">
                <text:p>0.55115</text:p>
              </table:table-cell>
              <table:table-cell office:value-type="float" office:value="230.39">
                <text:p>230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cl3_100k</text:p>
              </table:table-cell>
              <table:table-cell office:value-type="float" office:value="0.60096">
                <text:p>0.60096</text:p>
              </table:table-cell>
              <table:table-cell office:value-type="float" office:value="0.02775">
                <text:p>0.02775</text:p>
              </table:table-cell>
              <table:table-cell office:value-type="float" office:value="0.04491">
                <text:p>0.04491</text:p>
              </table:table-cell>
              <table:table-cell office:value-type="float" office:value="0.16896">
                <text:p>0.16896</text:p>
              </table:table-cell>
              <table:table-cell office:value-type="float" office:value="0.01308">
                <text:p>0.01308</text:p>
              </table:table-cell>
              <table:table-cell office:value-type="float" office:value="33.9">
                <text:p>33.9</text:p>
              </table:table-cell>
              <table:table-cell office:value-type="float" office:value="0.11165">
                <text:p>0.11165</text:p>
              </table:table-cell>
              <table:table-cell office:value-type="float" office:value="1.905">
                <text:p>1.905</text:p>
              </table:table-cell>
              <table:table-cell office:value-type="float" office:value="20.36">
                <text:p>20.36</text:p>
              </table:table-cell>
              <table:table-cell office:value-type="float" office:value="0.0502">
                <text:p>0.0502</text:p>
              </table:table-cell>
              <table:table-cell office:value-type="float" office:value="801">
                <text:p>801</text:p>
              </table:table-cell>
              <table:table-cell office:value-type="float" office:value="0.156">
                <text:p>0.156</text:p>
              </table:table-cell>
              <table:table-cell office:value-type="float" office:value="2.09">
                <text:p>2.09</text:p>
              </table:table-cell>
              <table:table-cell office:value-type="float" office:value="4.03">
                <text:p>4.03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2.04">
                <text:p>2.04</text:p>
              </table:table-cell>
              <table:table-cell office:value-type="float" office:value="5.12">
                <text:p>5.12</text:p>
              </table:table-cell>
              <table:table-cell office:value-type="float" office:value="0.42314">
                <text:p>0.42314</text:p>
              </table:table-cell>
              <table:table-cell office:value-type="float" office:value="66.27">
                <text:p>66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cl4_100k</text:p>
              </table:table-cell>
              <table:table-cell office:value-type="float" office:value="0.57274">
                <text:p>0.57274</text:p>
              </table:table-cell>
              <table:table-cell office:value-type="float" office:value="0.02914">
                <text:p>0.02914</text:p>
              </table:table-cell>
              <table:table-cell office:value-type="float" office:value="0.04653">
                <text:p>0.04653</text:p>
              </table:table-cell>
              <table:table-cell office:value-type="float" office:value="0.16587">
                <text:p>0.16587</text:p>
              </table:table-cell>
              <table:table-cell office:value-type="float" office:value="0.01339">
                <text:p>0.01339</text:p>
              </table:table-cell>
              <table:table-cell office:value-type="float" office:value="24.59">
                <text:p>24.59</text:p>
              </table:table-cell>
              <table:table-cell office:value-type="float" office:value="0.11068">
                <text:p>0.11068</text:p>
              </table:table-cell>
              <table:table-cell office:value-type="float" office:value="1.842">
                <text:p>1.842</text:p>
              </table:table-cell>
              <table:table-cell office:value-type="float" office:value="19.54">
                <text:p>19.54</text:p>
              </table:table-cell>
              <table:table-cell office:value-type="float" office:value="0.0579">
                <text:p>0.0579</text:p>
              </table:table-cell>
              <table:table-cell office:value-type="float" office:value="765">
                <text:p>765</text:p>
              </table:table-cell>
              <table:table-cell office:value-type="float" office:value="0.18567">
                <text:p>0.18567</text:p>
              </table:table-cell>
              <table:table-cell office:value-type="float" office:value="2.89">
                <text:p>2.89</text:p>
              </table:table-cell>
              <table:table-cell office:value-type="float" office:value="5.25">
                <text:p>5.25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2.93">
                <text:p>2.93</text:p>
              </table:table-cell>
              <table:table-cell office:value-type="float" office:value="6.07">
                <text:p>6.07</text:p>
              </table:table-cell>
              <table:table-cell office:value-type="float" office:value="0.41504">
                <text:p>0.41504</text:p>
              </table:table-cell>
              <table:table-cell office:value-type="float" office:value="93.41">
                <text:p>93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cl5_100k</text:p>
              </table:table-cell>
              <table:table-cell office:value-type="float" office:value="0.6258">
                <text:p>0.6258</text:p>
              </table:table-cell>
              <table:table-cell office:value-type="float" office:value="0.02809">
                <text:p>0.02809</text:p>
              </table:table-cell>
              <table:table-cell office:value-type="float" office:value="0.0474">
                <text:p>0.0474</text:p>
              </table:table-cell>
              <table:table-cell office:value-type="float" office:value="0.15483">
                <text:p>0.15483</text:p>
              </table:table-cell>
              <table:table-cell office:value-type="float" office:value="0.01349">
                <text:p>0.01349</text:p>
              </table:table-cell>
              <table:table-cell office:value-type="float" office:value="12.4">
                <text:p>12.4</text:p>
              </table:table-cell>
              <table:table-cell office:value-type="float" office:value="0.10058">
                <text:p>0.10058</text:p>
              </table:table-cell>
              <table:table-cell office:value-type="float" office:value="1.934">
                <text:p>1.934</text:p>
              </table:table-cell>
              <table:table-cell office:value-type="float" office:value="16.91">
                <text:p>16.91</text:p>
              </table:table-cell>
              <table:table-cell office:value-type="float" office:value="0.05057">
                <text:p>0.05057</text:p>
              </table:table-cell>
              <table:table-cell office:value-type="float" office:value="945">
                <text:p>945</text:p>
              </table:table-cell>
              <table:table-cell office:value-type="float" office:value="0.1186">
                <text:p>0.1186</text:p>
              </table:table-cell>
              <table:table-cell office:value-type="float" office:value="0.79">
                <text:p>0.79</text:p>
              </table:table-cell>
              <table:table-cell office:value-type="float" office:value="1.03">
                <text:p>1.03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1.14">
                <text:p>1.14</text:p>
              </table:table-cell>
              <table:table-cell office:value-type="float" office:value="1.45">
                <text:p>1.45</text:p>
              </table:table-cell>
              <table:table-cell office:value-type="float" office:value="0.45564">
                <text:p>0.45564</text:p>
              </table:table-cell>
              <table:table-cell office:value-type="float" office:value="184.25">
                <text:p>184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w1_100k</text:p>
              </table:table-cell>
              <table:table-cell office:value-type="float" office:value="0.67005">
                <text:p>0.67005</text:p>
              </table:table-cell>
              <table:table-cell office:value-type="float" office:value="0.02647">
                <text:p>0.02647</text:p>
              </table:table-cell>
              <table:table-cell office:value-type="float" office:value="0.0446">
                <text:p>0.0446</text:p>
              </table:table-cell>
              <table:table-cell office:value-type="float" office:value="0.14642">
                <text:p>0.14642</text:p>
              </table:table-cell>
              <table:table-cell office:value-type="float" office:value="0.01339">
                <text:p>0.01339</text:p>
              </table:table-cell>
              <table:table-cell office:value-type="float" office:value="9.13">
                <text:p>9.13</text:p>
              </table:table-cell>
              <table:table-cell office:value-type="float" office:value="0.10108">
                <text:p>0.10108</text:p>
              </table:table-cell>
              <table:table-cell office:value-type="float" office:value="9.946">
                <text:p>9.946</text:p>
              </table:table-cell>
              <table:table-cell office:value-type="float" office:value="28.2">
                <text:p>28.2</text:p>
              </table:table-cell>
              <table:table-cell office:value-type="float" office:value="0.09145">
                <text:p>0.09145</text:p>
              </table:table-cell>
              <table:table-cell office:value-type="float" office:value="1011">
                <text:p>1011</text:p>
              </table:table-cell>
              <table:table-cell office:value-type="float" office:value="0.06467">
                <text:p>0.06467</text:p>
              </table:table-cell>
              <table:table-cell office:value-type="float" office:value="0.8">
                <text:p>0.8</text:p>
              </table:table-cell>
              <table:table-cell office:value-type="float" office:value="3.58">
                <text:p>3.58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  <table:table-cell office:value-type="float" office:value="1.18">
                <text:p>1.18</text:p>
              </table:table-cell>
              <table:table-cell office:value-type="float" office:value="7.87">
                <text:p>7.87</text:p>
              </table:table-cell>
              <table:table-cell office:value-type="float" office:value="0.33614">
                <text:p>0.33614</text:p>
              </table:table-cell>
              <table:table-cell office:value-type="float" office:value="209.71">
                <text:p>209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w2_100k</text:p>
              </table:table-cell>
              <table:table-cell office:value-type="float" office:value="0.49824">
                <text:p>0.49824</text:p>
              </table:table-cell>
              <table:table-cell office:value-type="float" office:value="0.02666">
                <text:p>0.02666</text:p>
              </table:table-cell>
              <table:table-cell office:value-type="float" office:value="0.04217">
                <text:p>0.04217</text:p>
              </table:table-cell>
              <table:table-cell office:value-type="float" office:value="0.1519">
                <text:p>0.1519</text:p>
              </table:table-cell>
              <table:table-cell office:value-type="float" office:value="0.01419">
                <text:p>0.01419</text:p>
              </table:table-cell>
              <table:table-cell office:value-type="float" office:value="8.804">
                <text:p>8.804</text:p>
              </table:table-cell>
              <table:table-cell office:value-type="float" office:value="0.09747">
                <text:p>0.09747</text:p>
              </table:table-cell>
              <table:table-cell office:value-type="float" office:value="4.042">
                <text:p>4.042</text:p>
              </table:table-cell>
              <table:table-cell office:value-type="float" office:value="14.65">
                <text:p>14.65</text:p>
              </table:table-cell>
              <table:table-cell office:value-type="float" office:value="0.04668">
                <text:p>0.04668</text:p>
              </table:table-cell>
              <table:table-cell office:value-type="float" office:value="1060">
                <text:p>1060</text:p>
              </table:table-cell>
              <table:table-cell office:value-type="float" office:value="0.061133">
                <text:p>0.061133</text:p>
              </table:table-cell>
              <table:table-cell office:value-type="float" office:value="0.49">
                <text:p>0.49</text:p>
              </table:table-cell>
              <table:table-cell office:value-type="float" office:value="0.89">
                <text:p>0.89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1.37">
                <text:p>1.37</text:p>
              </table:table-cell>
              <table:table-cell office:value-type="float" office:value="2.97">
                <text:p>2.97</text:p>
              </table:table-cell>
              <table:table-cell office:value-type="float" office:value="0.33207">
                <text:p>0.33207</text:p>
              </table:table-cell>
              <table:table-cell office:value-type="float" office:value="244.02">
                <text:p>244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w3_100k</text:p>
              </table:table-cell>
              <table:table-cell office:value-type="float" office:value="0.48449">
                <text:p>0.48449</text:p>
              </table:table-cell>
              <table:table-cell office:value-type="float" office:value="0.02627">
                <text:p>0.02627</text:p>
              </table:table-cell>
              <table:table-cell office:value-type="float" office:value="0.03707">
                <text:p>0.03707</text:p>
              </table:table-cell>
              <table:table-cell office:value-type="float" office:value="0.13328">
                <text:p>0.13328</text:p>
              </table:table-cell>
              <table:table-cell office:value-type="float" office:value="0.01325">
                <text:p>0.01325</text:p>
              </table:table-cell>
              <table:table-cell office:value-type="float" office:value="4.81">
                <text:p>4.81</text:p>
              </table:table-cell>
              <table:table-cell office:value-type="float" office:value="0.09678">
                <text:p>0.09678</text:p>
              </table:table-cell>
              <table:table-cell office:value-type="float" office:value="39.994">
                <text:p>39.994</text:p>
              </table:table-cell>
              <table:table-cell office:value-type="float" office:value="23.24">
                <text:p>23.24</text:p>
              </table:table-cell>
              <table:table-cell office:value-type="float" office:value="0.06547">
                <text:p>0.06547</text:p>
              </table:table-cell>
              <table:table-cell office:value-type="float" office:value="983">
                <text:p>983</text:p>
              </table:table-cell>
              <table:table-cell office:value-type="float" office:value="0.0486">
                <text:p>0.0486</text:p>
              </table:table-cell>
              <table:table-cell office:value-type="float" office:value="0.63">
                <text:p>0.63</text:p>
              </table:table-cell>
              <table:table-cell office:value-type="float" office:value="2.01">
                <text:p>2.01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88">
                <text:p>0.88</text:p>
              </table:table-cell>
              <table:table-cell office:value-type="float" office:value="4.23">
                <text:p>4.23</text:p>
              </table:table-cell>
              <table:table-cell office:value-type="float" office:value="0.33243">
                <text:p>0.33243</text:p>
              </table:table-cell>
              <table:table-cell office:value-type="float" office:value="380.21">
                <text:p>380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w4_100k</text:p>
              </table:table-cell>
              <table:table-cell office:value-type="float" office:value="0.51679">
                <text:p>0.51679</text:p>
              </table:table-cell>
              <table:table-cell office:value-type="float" office:value="0.02531">
                <text:p>0.02531</text:p>
              </table:table-cell>
              <table:table-cell office:value-type="float" office:value="0.03731">
                <text:p>0.03731</text:p>
              </table:table-cell>
              <table:table-cell office:value-type="float" office:value="0.12904">
                <text:p>0.12904</text:p>
              </table:table-cell>
              <table:table-cell office:value-type="float" office:value="0.01876">
                <text:p>0.01876</text:p>
              </table:table-cell>
              <table:table-cell office:value-type="float" office:value="4.27">
                <text:p>4.27</text:p>
              </table:table-cell>
              <table:table-cell office:value-type="float" office:value="0.0879">
                <text:p>0.0879</text:p>
              </table:table-cell>
              <table:table-cell office:value-type="float" office:value="5.722">
                <text:p>5.722</text:p>
              </table:table-cell>
              <table:table-cell office:value-type="float" office:value="40.89">
                <text:p>40.89</text:p>
              </table:table-cell>
              <table:table-cell office:value-type="float" office:value="0.1486">
                <text:p>0.1486</text:p>
              </table:table-cell>
              <table:table-cell office:value-type="float" office:value="841">
                <text:p>841</text:p>
              </table:table-cell>
              <table:table-cell office:value-type="float" office:value="0.07377">
                <text:p>0.07377</text:p>
              </table:table-cell>
              <table:table-cell office:value-type="float" office:value="0.45">
                <text:p>0.45</text:p>
              </table:table-cell>
              <table:table-cell office:value-type="float" office:value="3.97">
                <text:p>3.97</text:p>
              </table:table-cell>
              <table:table-cell office:value-type="float" office:value="0.02">
                <text:p>0.02</text:p>
              </table:table-cell>
              <table:table-cell office:value-type="float" office:value="0.07">
                <text:p>0.07</text:p>
              </table:table-cell>
              <table:table-cell office:value-type="float" office:value="1.75">
                <text:p>1.75</text:p>
              </table:table-cell>
              <table:table-cell office:value-type="float" office:value="35.91">
                <text:p>35.91</text:p>
              </table:table-cell>
              <table:table-cell office:value-type="float" office:value="0.32191">
                <text:p>0.32191</text:p>
              </table:table-cell>
              <table:table-cell office:value-type="float" office:value="363.31">
                <text:p>363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w5_100k</text:p>
              </table:table-cell>
              <table:table-cell office:value-type="float" office:value="0.49094">
                <text:p>0.49094</text:p>
              </table:table-cell>
              <table:table-cell office:value-type="float" office:value="0.02613">
                <text:p>0.02613</text:p>
              </table:table-cell>
              <table:table-cell office:value-type="float" office:value="0.03998">
                <text:p>0.03998</text:p>
              </table:table-cell>
              <table:table-cell office:value-type="float" office:value="0.15358">
                <text:p>0.15358</text:p>
              </table:table-cell>
              <table:table-cell office:value-type="float" office:value="0.01368">
                <text:p>0.01368</text:p>
              </table:table-cell>
              <table:table-cell office:value-type="float" office:value="7.3">
                <text:p>7.3</text:p>
              </table:table-cell>
              <table:table-cell office:value-type="float" office:value="0.09817">
                <text:p>0.09817</text:p>
              </table:table-cell>
              <table:table-cell office:value-type="float" office:value="27.044">
                <text:p>27.044</text:p>
              </table:table-cell>
              <table:table-cell office:value-type="float" office:value="22.63">
                <text:p>22.63</text:p>
              </table:table-cell>
              <table:table-cell office:value-type="float" office:value="0.10507">
                <text:p>0.10507</text:p>
              </table:table-cell>
              <table:table-cell office:value-type="float" office:value="934">
                <text:p>934</text:p>
              </table:table-cell>
              <table:table-cell office:value-type="float" office:value="0.06521">
                <text:p>0.06521</text:p>
              </table:table-cell>
              <table:table-cell office:value-type="float" office:value="0.92">
                <text:p>0.92</text:p>
              </table:table-cell>
              <table:table-cell office:value-type="float" office:value="2.26">
                <text:p>2.26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1.01">
                <text:p>1.01</text:p>
              </table:table-cell>
              <table:table-cell office:value-type="float" office:value="5.17">
                <text:p>5.17</text:p>
              </table:table-cell>
              <table:table-cell office:value-type="float" office:value="0.32797">
                <text:p>0.32797</text:p>
              </table:table-cell>
              <table:table-cell office:value-type="float" office:value="247.69">
                <text:p>247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pc1_100k</text:p>
              </table:table-cell>
              <table:table-cell office:value-type="float" office:value="0.59686">
                <text:p>0.59686</text:p>
              </table:table-cell>
              <table:table-cell office:value-type="float" office:value="0.02775">
                <text:p>0.02775</text:p>
              </table:table-cell>
              <table:table-cell office:value-type="float" office:value="0.04531">
                <text:p>0.04531</text:p>
              </table:table-cell>
              <table:table-cell office:value-type="float" office:value="0.16695">
                <text:p>0.16695</text:p>
              </table:table-cell>
              <table:table-cell office:value-type="float" office:value="0.01303">
                <text:p>0.01303</text:p>
              </table:table-cell>
              <table:table-cell office:value-type="float" office:value="33.48">
                <text:p>33.48</text:p>
              </table:table-cell>
              <table:table-cell office:value-type="float" office:value="0.10985">
                <text:p>0.10985</text:p>
              </table:table-cell>
              <table:table-cell office:value-type="float" office:value="1.567">
                <text:p>1.567</text:p>
              </table:table-cell>
              <table:table-cell office:value-type="float" office:value="21.66">
                <text:p>21.66</text:p>
              </table:table-cell>
              <table:table-cell office:value-type="float" office:value="0.04913">
                <text:p>0.04913</text:p>
              </table:table-cell>
              <table:table-cell office:value-type="float" office:value="782">
                <text:p>782</text:p>
              </table:table-cell>
              <table:table-cell office:value-type="float" office:value="0.12124">
                <text:p>0.12124</text:p>
              </table:table-cell>
              <table:table-cell office:value-type="float" office:value="2.16">
                <text:p>2.16</text:p>
              </table:table-cell>
              <table:table-cell office:value-type="float" office:value="2.95">
                <text:p>2.95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5.26">
                <text:p>5.26</text:p>
              </table:table-cell>
              <table:table-cell office:value-type="float" office:value="6.86">
                <text:p>6.86</text:p>
              </table:table-cell>
              <table:table-cell office:value-type="float" office:value="0.42051">
                <text:p>0.42051</text:p>
              </table:table-cell>
              <table:table-cell office:value-type="float" office:value="684.52">
                <text:p>684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pc2_100k</text:p>
              </table:table-cell>
              <table:table-cell office:value-type="float" office:value="0.55039">
                <text:p>0.55039</text:p>
              </table:table-cell>
              <table:table-cell office:value-type="float" office:value="0.02821">
                <text:p>0.02821</text:p>
              </table:table-cell>
              <table:table-cell office:value-type="float" office:value="0.04152">
                <text:p>0.04152</text:p>
              </table:table-cell>
              <table:table-cell office:value-type="float" office:value="0.15246">
                <text:p>0.15246</text:p>
              </table:table-cell>
              <table:table-cell office:value-type="float" office:value="0.01181">
                <text:p>0.01181</text:p>
              </table:table-cell>
              <table:table-cell office:value-type="float" office:value="11.68">
                <text:p>11.68</text:p>
              </table:table-cell>
              <table:table-cell office:value-type="float" office:value="0.09771">
                <text:p>0.09771</text:p>
              </table:table-cell>
              <table:table-cell office:value-type="float" office:value="21.694">
                <text:p>21.694</text:p>
              </table:table-cell>
              <table:table-cell office:value-type="float" office:value="15.72">
                <text:p>15.72</text:p>
              </table:table-cell>
              <table:table-cell office:value-type="float" office:value="0.04825">
                <text:p>0.04825</text:p>
              </table:table-cell>
              <table:table-cell office:value-type="float" office:value="968">
                <text:p>968</text:p>
              </table:table-cell>
              <table:table-cell office:value-type="float" office:value="0.0423">
                <text:p>0.0423</text:p>
              </table:table-cell>
              <table:table-cell office:value-type="float" office:value="0.31">
                <text:p>0.31</text:p>
              </table:table-cell>
              <table:table-cell office:value-type="float" office:value="0.32">
                <text:p>0.32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71">
                <text:p>0.71</text:p>
              </table:table-cell>
              <table:table-cell office:value-type="float" office:value="0.8">
                <text:p>0.8</text:p>
              </table:table-cell>
              <table:table-cell office:value-type="float" office:value="0.34145">
                <text:p>0.34145</text:p>
              </table:table-cell>
              <table:table-cell office:value-type="float" office:value="145.94">
                <text:p>145.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